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17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2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 position-relative m-1&quot; id=&quot;main-R-1&quot;&gt;&lt;img class=&quot;d-block&quot; width=&quot;80&quot; height=&quot;112&quot; src=&quot;https://one-draw.jp/ijinden/cardlist/R01/card/R_001.png&quot; /&gt;&lt;div class=&quot;container-num-copies position-absolute bottom-0 start-0 px-1&quot; id=&quot;main-R-1-num-copies&quot;&gt;0&lt;/div&gt;&lt;button type=&quot;button&quot; class=&quot;btn btn-secondary btn-number btn-sm btn-pop position-absolute top-0 start-0&quot; data-type=&quot;minus&quot; data-deck=&quot;main&quot; data-id=&quot;R-1&quot;&gt;-&lt;/button&gt;&lt;button type=&quot;button&quot; class=&quot;btn btn-secondary btn-number btn-sm btn-push position-absolute top-0 end-0&quot; data-type=&quot;plus&quot; data-deck=&quot;main&quot; data-id=&quot;R-1&quot;&gt;+&lt;/button&gt;&lt;button type=&quot;button&quot; class=&quot;btn btn-secondary btn-number btn-sm btn-drop position-absolute bottom-0 end-0&quot; data-type=&quot;drop&quot; data-id=&quot;R-1&quot;&gt;v&lt;/button&gt;&lt;/div&gt;" calcext:value-type="string">
            <text:p>&lt;div class="container-card position-relative m-1" id="main-R-1"&gt;&lt;img class="d-block" width="80" height="112" src="https://one-draw.jp/ijinden/cardlist/R01/card/R_001.png" /&gt;&lt;div class="container-num-copies position-absolute bottom-0 start-0 px-1" id="main-R-1-num-copies"&gt;0&lt;/div&gt;&lt;button type="button" class="btn btn-secondary btn-number btn-sm btn-pop position-absolute top-0 start-0" data-type="minus" data-deck="main" data-id="R-1"&gt;-&lt;/button&gt;&lt;button type="button" class="btn btn-secondary btn-number btn-sm btn-push position-absolute top-0 end-0" data-type="plus" data-deck="main" data-id="R-1"&gt;+&lt;/button&gt;&lt;button type="button" class="btn btn-secondary btn-number btn-sm btn-drop position-absolute bottom-0 end-0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 position-relative m-1&quot; id=&quot;side-R-1&quot;&gt;&lt;img class=&quot;d-block&quot; width=&quot;80&quot; height=&quot;112&quot; src=&quot;https://one-draw.jp/ijinden/cardlist/R01/card/R_001.png&quot; /&gt;&lt;div class=&quot;container-num-copies position-absolute bottom-0 start-0 px-1&quot; id=&quot;side-R-1-num-copies&quot;&gt;0&lt;/div&gt;&lt;button type=&quot;button&quot; class=&quot;btn btn-secondary btn-number btn-sm btn-pop position-absolute top-0 start-0&quot; data-type=&quot;minus&quot; data-deck=&quot;side&quot; data-id=&quot;R-1&quot;&gt;-&lt;/button&gt;&lt;button type=&quot;button&quot; class=&quot;btn btn-secondary btn-number btn-sm btn-push position-absolute top-0 end-0&quot; data-type=&quot;plus&quot; data-deck=&quot;side&quot; data-id=&quot;R-1&quot;&gt;+&lt;/button&gt;&lt;button type=&quot;button&quot; class=&quot;btn btn-secondary btn-number btn-sm btn-raise position-absolute bottom-0 end-0&quot; data-type=&quot;raise&quot; data-id=&quot;R-1&quot;&gt;^&lt;/button&gt;&lt;/div&gt;" calcext:value-type="string">
            <text:p>&lt;div class="container-card position-relative m-1" id="side-R-1"&gt;&lt;img class="d-block" width="80" height="112" src="https://one-draw.jp/ijinden/cardlist/R01/card/R_001.png" /&gt;&lt;div class="container-num-copies position-absolute bottom-0 start-0 px-1" id="side-R-1-num-copies"&gt;0&lt;/div&gt;&lt;button type="button" class="btn btn-secondary btn-number btn-sm btn-pop position-absolute top-0 start-0" data-type="minus" data-deck="side" data-id="R-1"&gt;-&lt;/button&gt;&lt;button type="button" class="btn btn-secondary btn-number btn-sm btn-push position-absolute top-0 end-0" data-type="plus" data-deck="side" data-id="R-1"&gt;+&lt;/button&gt;&lt;button type="button" class="btn btn-secondary btn-number btn-sm btn-raise position-absolute bottom-0 end-0" data-type="raise" data-id="R-1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;[.B2];[$HTML.$K$3];[.B2];[$HTML.$L$3];[.B2];[$HTML.$M$3];[.B2];[$HTML.$N$3];[.B2];[$HTML.$O$3];[.B2];[$HTML.$P$3])" office:value-type="string" office:string-value="&lt;tr id=&quot;table-R-1&quot; data-expansion=&quot;10&quot; data-type=&quot;1&quot; data-color=&quot;10&quot; data-term=&quot;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id="table-R-1" data-expansion="10" data-type="1" data-color="10" data-term="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 position-relative m-1&quot; id=&quot;main-R-2&quot;&gt;&lt;img class=&quot;d-block&quot; width=&quot;80&quot; height=&quot;112&quot; src=&quot;https://one-draw.jp/ijinden/cardlist/R01/card/R_002.png&quot; /&gt;&lt;div class=&quot;container-num-copies position-absolute bottom-0 start-0 px-1&quot; id=&quot;main-R-2-num-copies&quot;&gt;0&lt;/div&gt;&lt;button type=&quot;button&quot; class=&quot;btn btn-secondary btn-number btn-sm btn-pop position-absolute top-0 start-0&quot; data-type=&quot;minus&quot; data-deck=&quot;main&quot; data-id=&quot;R-2&quot;&gt;-&lt;/button&gt;&lt;button type=&quot;button&quot; class=&quot;btn btn-secondary btn-number btn-sm btn-push position-absolute top-0 end-0&quot; data-type=&quot;plus&quot; data-deck=&quot;main&quot; data-id=&quot;R-2&quot;&gt;+&lt;/button&gt;&lt;button type=&quot;button&quot; class=&quot;btn btn-secondary btn-number btn-sm btn-drop position-absolute bottom-0 end-0&quot; data-type=&quot;drop&quot; data-id=&quot;R-2&quot;&gt;v&lt;/button&gt;&lt;/div&gt;" calcext:value-type="string">
            <text:p>&lt;div class="container-card position-relative m-1" id="main-R-2"&gt;&lt;img class="d-block" width="80" height="112" src="https://one-draw.jp/ijinden/cardlist/R01/card/R_002.png" /&gt;&lt;div class="container-num-copies position-absolute bottom-0 start-0 px-1" id="main-R-2-num-copies"&gt;0&lt;/div&gt;&lt;button type="button" class="btn btn-secondary btn-number btn-sm btn-pop position-absolute top-0 start-0" data-type="minus" data-deck="main" data-id="R-2"&gt;-&lt;/button&gt;&lt;button type="button" class="btn btn-secondary btn-number btn-sm btn-push position-absolute top-0 end-0" data-type="plus" data-deck="main" data-id="R-2"&gt;+&lt;/button&gt;&lt;button type="button" class="btn btn-secondary btn-number btn-sm btn-drop position-absolute bottom-0 end-0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 position-relative m-1&quot; id=&quot;side-R-2&quot;&gt;&lt;img class=&quot;d-block&quot; width=&quot;80&quot; height=&quot;112&quot; src=&quot;https://one-draw.jp/ijinden/cardlist/R01/card/R_002.png&quot; /&gt;&lt;div class=&quot;container-num-copies position-absolute bottom-0 start-0 px-1&quot; id=&quot;side-R-2-num-copies&quot;&gt;0&lt;/div&gt;&lt;button type=&quot;button&quot; class=&quot;btn btn-secondary btn-number btn-sm btn-pop position-absolute top-0 start-0&quot; data-type=&quot;minus&quot; data-deck=&quot;side&quot; data-id=&quot;R-2&quot;&gt;-&lt;/button&gt;&lt;button type=&quot;button&quot; class=&quot;btn btn-secondary btn-number btn-sm btn-push position-absolute top-0 end-0&quot; data-type=&quot;plus&quot; data-deck=&quot;side&quot; data-id=&quot;R-2&quot;&gt;+&lt;/button&gt;&lt;button type=&quot;button&quot; class=&quot;btn btn-secondary btn-number btn-sm btn-raise position-absolute bottom-0 end-0&quot; data-type=&quot;raise&quot; data-id=&quot;R-2&quot;&gt;^&lt;/button&gt;&lt;/div&gt;" calcext:value-type="string">
            <text:p>&lt;div class="container-card position-relative m-1" id="side-R-2"&gt;&lt;img class="d-block" width="80" height="112" src="https://one-draw.jp/ijinden/cardlist/R01/card/R_002.png" /&gt;&lt;div class="container-num-copies position-absolute bottom-0 start-0 px-1" id="side-R-2-num-copies"&gt;0&lt;/div&gt;&lt;button type="button" class="btn btn-secondary btn-number btn-sm btn-pop position-absolute top-0 start-0" data-type="minus" data-deck="side" data-id="R-2"&gt;-&lt;/button&gt;&lt;button type="button" class="btn btn-secondary btn-number btn-sm btn-push position-absolute top-0 end-0" data-type="plus" data-deck="side" data-id="R-2"&gt;+&lt;/button&gt;&lt;button type="button" class="btn btn-secondary btn-number btn-sm btn-raise position-absolute bottom-0 end-0" data-type="raise" data-id="R-2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;[.B3];[$HTML.$K$3];[.B3];[$HTML.$L$3];[.B3];[$HTML.$M$3];[.B3];[$HTML.$N$3];[.B3];[$HTML.$O$3];[.B3];[$HTML.$P$3])" office:value-type="string" office:string-value="&lt;tr id=&quot;table-R-2&quot; data-expansion=&quot;10&quot; data-type=&quot;1&quot; data-color=&quot;10&quot; data-term=&quot;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id="table-R-2" data-expansion="10" data-type="1" data-color="10" data-term="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 position-relative m-1&quot; id=&quot;main-R-3&quot;&gt;&lt;img class=&quot;d-block&quot; width=&quot;80&quot; height=&quot;112&quot; src=&quot;https://one-draw.jp/ijinden/cardlist/R01/card/R_003.png&quot; /&gt;&lt;div class=&quot;container-num-copies position-absolute bottom-0 start-0 px-1&quot; id=&quot;main-R-3-num-copies&quot;&gt;0&lt;/div&gt;&lt;button type=&quot;button&quot; class=&quot;btn btn-secondary btn-number btn-sm btn-pop position-absolute top-0 start-0&quot; data-type=&quot;minus&quot; data-deck=&quot;main&quot; data-id=&quot;R-3&quot;&gt;-&lt;/button&gt;&lt;button type=&quot;button&quot; class=&quot;btn btn-secondary btn-number btn-sm btn-push position-absolute top-0 end-0&quot; data-type=&quot;plus&quot; data-deck=&quot;main&quot; data-id=&quot;R-3&quot;&gt;+&lt;/button&gt;&lt;button type=&quot;button&quot; class=&quot;btn btn-secondary btn-number btn-sm btn-drop position-absolute bottom-0 end-0&quot; data-type=&quot;drop&quot; data-id=&quot;R-3&quot;&gt;v&lt;/button&gt;&lt;/div&gt;" calcext:value-type="string">
            <text:p>&lt;div class="container-card position-relative m-1" id="main-R-3"&gt;&lt;img class="d-block" width="80" height="112" src="https://one-draw.jp/ijinden/cardlist/R01/card/R_003.png" /&gt;&lt;div class="container-num-copies position-absolute bottom-0 start-0 px-1" id="main-R-3-num-copies"&gt;0&lt;/div&gt;&lt;button type="button" class="btn btn-secondary btn-number btn-sm btn-pop position-absolute top-0 start-0" data-type="minus" data-deck="main" data-id="R-3"&gt;-&lt;/button&gt;&lt;button type="button" class="btn btn-secondary btn-number btn-sm btn-push position-absolute top-0 end-0" data-type="plus" data-deck="main" data-id="R-3"&gt;+&lt;/button&gt;&lt;button type="button" class="btn btn-secondary btn-number btn-sm btn-drop position-absolute bottom-0 end-0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 position-relative m-1&quot; id=&quot;side-R-3&quot;&gt;&lt;img class=&quot;d-block&quot; width=&quot;80&quot; height=&quot;112&quot; src=&quot;https://one-draw.jp/ijinden/cardlist/R01/card/R_003.png&quot; /&gt;&lt;div class=&quot;container-num-copies position-absolute bottom-0 start-0 px-1&quot; id=&quot;side-R-3-num-copies&quot;&gt;0&lt;/div&gt;&lt;button type=&quot;button&quot; class=&quot;btn btn-secondary btn-number btn-sm btn-pop position-absolute top-0 start-0&quot; data-type=&quot;minus&quot; data-deck=&quot;side&quot; data-id=&quot;R-3&quot;&gt;-&lt;/button&gt;&lt;button type=&quot;button&quot; class=&quot;btn btn-secondary btn-number btn-sm btn-push position-absolute top-0 end-0&quot; data-type=&quot;plus&quot; data-deck=&quot;side&quot; data-id=&quot;R-3&quot;&gt;+&lt;/button&gt;&lt;button type=&quot;button&quot; class=&quot;btn btn-secondary btn-number btn-sm btn-raise position-absolute bottom-0 end-0&quot; data-type=&quot;raise&quot; data-id=&quot;R-3&quot;&gt;^&lt;/button&gt;&lt;/div&gt;" calcext:value-type="string">
            <text:p>&lt;div class="container-card position-relative m-1" id="side-R-3"&gt;&lt;img class="d-block" width="80" height="112" src="https://one-draw.jp/ijinden/cardlist/R01/card/R_003.png" /&gt;&lt;div class="container-num-copies position-absolute bottom-0 start-0 px-1" id="side-R-3-num-copies"&gt;0&lt;/div&gt;&lt;button type="button" class="btn btn-secondary btn-number btn-sm btn-pop position-absolute top-0 start-0" data-type="minus" data-deck="side" data-id="R-3"&gt;-&lt;/button&gt;&lt;button type="button" class="btn btn-secondary btn-number btn-sm btn-push position-absolute top-0 end-0" data-type="plus" data-deck="side" data-id="R-3"&gt;+&lt;/button&gt;&lt;button type="button" class="btn btn-secondary btn-number btn-sm btn-raise position-absolute bottom-0 end-0" data-type="raise" data-id="R-3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;[.B4];[$HTML.$K$3];[.B4];[$HTML.$L$3];[.B4];[$HTML.$M$3];[.B4];[$HTML.$N$3];[.B4];[$HTML.$O$3];[.B4];[$HTML.$P$3])" office:value-type="string" office:string-value="&lt;tr id=&quot;table-R-3&quot; data-expansion=&quot;10&quot; data-type=&quot;1&quot; data-color=&quot;10&quot; data-term=&quot;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id="table-R-3" data-expansion="10" data-type="1" data-color="10" data-term="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 position-relative m-1&quot; id=&quot;main-R-4&quot;&gt;&lt;img class=&quot;d-block&quot; width=&quot;80&quot; height=&quot;112&quot; src=&quot;https://one-draw.jp/ijinden/cardlist/R01/card/R_004.png&quot; /&gt;&lt;div class=&quot;container-num-copies position-absolute bottom-0 start-0 px-1&quot; id=&quot;main-R-4-num-copies&quot;&gt;0&lt;/div&gt;&lt;button type=&quot;button&quot; class=&quot;btn btn-secondary btn-number btn-sm btn-pop position-absolute top-0 start-0&quot; data-type=&quot;minus&quot; data-deck=&quot;main&quot; data-id=&quot;R-4&quot;&gt;-&lt;/button&gt;&lt;button type=&quot;button&quot; class=&quot;btn btn-secondary btn-number btn-sm btn-push position-absolute top-0 end-0&quot; data-type=&quot;plus&quot; data-deck=&quot;main&quot; data-id=&quot;R-4&quot;&gt;+&lt;/button&gt;&lt;button type=&quot;button&quot; class=&quot;btn btn-secondary btn-number btn-sm btn-drop position-absolute bottom-0 end-0&quot; data-type=&quot;drop&quot; data-id=&quot;R-4&quot;&gt;v&lt;/button&gt;&lt;/div&gt;" calcext:value-type="string">
            <text:p>&lt;div class="container-card position-relative m-1" id="main-R-4"&gt;&lt;img class="d-block" width="80" height="112" src="https://one-draw.jp/ijinden/cardlist/R01/card/R_004.png" /&gt;&lt;div class="container-num-copies position-absolute bottom-0 start-0 px-1" id="main-R-4-num-copies"&gt;0&lt;/div&gt;&lt;button type="button" class="btn btn-secondary btn-number btn-sm btn-pop position-absolute top-0 start-0" data-type="minus" data-deck="main" data-id="R-4"&gt;-&lt;/button&gt;&lt;button type="button" class="btn btn-secondary btn-number btn-sm btn-push position-absolute top-0 end-0" data-type="plus" data-deck="main" data-id="R-4"&gt;+&lt;/button&gt;&lt;button type="button" class="btn btn-secondary btn-number btn-sm btn-drop position-absolute bottom-0 end-0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 position-relative m-1&quot; id=&quot;side-R-4&quot;&gt;&lt;img class=&quot;d-block&quot; width=&quot;80&quot; height=&quot;112&quot; src=&quot;https://one-draw.jp/ijinden/cardlist/R01/card/R_004.png&quot; /&gt;&lt;div class=&quot;container-num-copies position-absolute bottom-0 start-0 px-1&quot; id=&quot;side-R-4-num-copies&quot;&gt;0&lt;/div&gt;&lt;button type=&quot;button&quot; class=&quot;btn btn-secondary btn-number btn-sm btn-pop position-absolute top-0 start-0&quot; data-type=&quot;minus&quot; data-deck=&quot;side&quot; data-id=&quot;R-4&quot;&gt;-&lt;/button&gt;&lt;button type=&quot;button&quot; class=&quot;btn btn-secondary btn-number btn-sm btn-push position-absolute top-0 end-0&quot; data-type=&quot;plus&quot; data-deck=&quot;side&quot; data-id=&quot;R-4&quot;&gt;+&lt;/button&gt;&lt;button type=&quot;button&quot; class=&quot;btn btn-secondary btn-number btn-sm btn-raise position-absolute bottom-0 end-0&quot; data-type=&quot;raise&quot; data-id=&quot;R-4&quot;&gt;^&lt;/button&gt;&lt;/div&gt;" calcext:value-type="string">
            <text:p>&lt;div class="container-card position-relative m-1" id="side-R-4"&gt;&lt;img class="d-block" width="80" height="112" src="https://one-draw.jp/ijinden/cardlist/R01/card/R_004.png" /&gt;&lt;div class="container-num-copies position-absolute bottom-0 start-0 px-1" id="side-R-4-num-copies"&gt;0&lt;/div&gt;&lt;button type="button" class="btn btn-secondary btn-number btn-sm btn-pop position-absolute top-0 start-0" data-type="minus" data-deck="side" data-id="R-4"&gt;-&lt;/button&gt;&lt;button type="button" class="btn btn-secondary btn-number btn-sm btn-push position-absolute top-0 end-0" data-type="plus" data-deck="side" data-id="R-4"&gt;+&lt;/button&gt;&lt;button type="button" class="btn btn-secondary btn-number btn-sm btn-raise position-absolute bottom-0 end-0" data-type="raise" data-id="R-4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;[.B5];[$HTML.$K$3];[.B5];[$HTML.$L$3];[.B5];[$HTML.$M$3];[.B5];[$HTML.$N$3];[.B5];[$HTML.$O$3];[.B5];[$HTML.$P$3])" office:value-type="string" office:string-value="&lt;tr id=&quot;table-R-4&quot; data-expansion=&quot;10&quot; data-type=&quot;1&quot; data-color=&quot;10&quot; data-term=&quot;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id="table-R-4" data-expansion="10" data-type="1" data-color="10" data-term="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 position-relative m-1&quot; id=&quot;main-R-5&quot;&gt;&lt;img class=&quot;d-block&quot; width=&quot;80&quot; height=&quot;112&quot; src=&quot;https://one-draw.jp/ijinden/cardlist/R01/card/R_005.png&quot; /&gt;&lt;div class=&quot;container-num-copies position-absolute bottom-0 start-0 px-1&quot; id=&quot;main-R-5-num-copies&quot;&gt;0&lt;/div&gt;&lt;button type=&quot;button&quot; class=&quot;btn btn-secondary btn-number btn-sm btn-pop position-absolute top-0 start-0&quot; data-type=&quot;minus&quot; data-deck=&quot;main&quot; data-id=&quot;R-5&quot;&gt;-&lt;/button&gt;&lt;button type=&quot;button&quot; class=&quot;btn btn-secondary btn-number btn-sm btn-push position-absolute top-0 end-0&quot; data-type=&quot;plus&quot; data-deck=&quot;main&quot; data-id=&quot;R-5&quot;&gt;+&lt;/button&gt;&lt;button type=&quot;button&quot; class=&quot;btn btn-secondary btn-number btn-sm btn-drop position-absolute bottom-0 end-0&quot; data-type=&quot;drop&quot; data-id=&quot;R-5&quot;&gt;v&lt;/button&gt;&lt;/div&gt;" calcext:value-type="string">
            <text:p>&lt;div class="container-card position-relative m-1" id="main-R-5"&gt;&lt;img class="d-block" width="80" height="112" src="https://one-draw.jp/ijinden/cardlist/R01/card/R_005.png" /&gt;&lt;div class="container-num-copies position-absolute bottom-0 start-0 px-1" id="main-R-5-num-copies"&gt;0&lt;/div&gt;&lt;button type="button" class="btn btn-secondary btn-number btn-sm btn-pop position-absolute top-0 start-0" data-type="minus" data-deck="main" data-id="R-5"&gt;-&lt;/button&gt;&lt;button type="button" class="btn btn-secondary btn-number btn-sm btn-push position-absolute top-0 end-0" data-type="plus" data-deck="main" data-id="R-5"&gt;+&lt;/button&gt;&lt;button type="button" class="btn btn-secondary btn-number btn-sm btn-drop position-absolute bottom-0 end-0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 position-relative m-1&quot; id=&quot;side-R-5&quot;&gt;&lt;img class=&quot;d-block&quot; width=&quot;80&quot; height=&quot;112&quot; src=&quot;https://one-draw.jp/ijinden/cardlist/R01/card/R_005.png&quot; /&gt;&lt;div class=&quot;container-num-copies position-absolute bottom-0 start-0 px-1&quot; id=&quot;side-R-5-num-copies&quot;&gt;0&lt;/div&gt;&lt;button type=&quot;button&quot; class=&quot;btn btn-secondary btn-number btn-sm btn-pop position-absolute top-0 start-0&quot; data-type=&quot;minus&quot; data-deck=&quot;side&quot; data-id=&quot;R-5&quot;&gt;-&lt;/button&gt;&lt;button type=&quot;button&quot; class=&quot;btn btn-secondary btn-number btn-sm btn-push position-absolute top-0 end-0&quot; data-type=&quot;plus&quot; data-deck=&quot;side&quot; data-id=&quot;R-5&quot;&gt;+&lt;/button&gt;&lt;button type=&quot;button&quot; class=&quot;btn btn-secondary btn-number btn-sm btn-raise position-absolute bottom-0 end-0&quot; data-type=&quot;raise&quot; data-id=&quot;R-5&quot;&gt;^&lt;/button&gt;&lt;/div&gt;" calcext:value-type="string">
            <text:p>&lt;div class="container-card position-relative m-1" id="side-R-5"&gt;&lt;img class="d-block" width="80" height="112" src="https://one-draw.jp/ijinden/cardlist/R01/card/R_005.png" /&gt;&lt;div class="container-num-copies position-absolute bottom-0 start-0 px-1" id="side-R-5-num-copies"&gt;0&lt;/div&gt;&lt;button type="button" class="btn btn-secondary btn-number btn-sm btn-pop position-absolute top-0 start-0" data-type="minus" data-deck="side" data-id="R-5"&gt;-&lt;/button&gt;&lt;button type="button" class="btn btn-secondary btn-number btn-sm btn-push position-absolute top-0 end-0" data-type="plus" data-deck="side" data-id="R-5"&gt;+&lt;/button&gt;&lt;button type="button" class="btn btn-secondary btn-number btn-sm btn-raise position-absolute bottom-0 end-0" data-type="raise" data-id="R-5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;[.B6];[$HTML.$K$3];[.B6];[$HTML.$L$3];[.B6];[$HTML.$M$3];[.B6];[$HTML.$N$3];[.B6];[$HTML.$O$3];[.B6];[$HTML.$P$3])" office:value-type="string" office:string-value="&lt;tr id=&quot;table-R-5&quot; data-expansion=&quot;10&quot; data-type=&quot;1&quot; data-color=&quot;10&quot; data-term=&quot;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id="table-R-5" data-expansion="10" data-type="1" data-color="10" data-term="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 position-relative m-1&quot; id=&quot;main-R-6&quot;&gt;&lt;img class=&quot;d-block&quot; width=&quot;80&quot; height=&quot;112&quot; src=&quot;https://one-draw.jp/ijinden/cardlist/R01/card/R_006.png&quot; /&gt;&lt;div class=&quot;container-num-copies position-absolute bottom-0 start-0 px-1&quot; id=&quot;main-R-6-num-copies&quot;&gt;0&lt;/div&gt;&lt;button type=&quot;button&quot; class=&quot;btn btn-secondary btn-number btn-sm btn-pop position-absolute top-0 start-0&quot; data-type=&quot;minus&quot; data-deck=&quot;main&quot; data-id=&quot;R-6&quot;&gt;-&lt;/button&gt;&lt;button type=&quot;button&quot; class=&quot;btn btn-secondary btn-number btn-sm btn-push position-absolute top-0 end-0&quot; data-type=&quot;plus&quot; data-deck=&quot;main&quot; data-id=&quot;R-6&quot;&gt;+&lt;/button&gt;&lt;button type=&quot;button&quot; class=&quot;btn btn-secondary btn-number btn-sm btn-drop position-absolute bottom-0 end-0&quot; data-type=&quot;drop&quot; data-id=&quot;R-6&quot;&gt;v&lt;/button&gt;&lt;/div&gt;" calcext:value-type="string">
            <text:p>&lt;div class="container-card position-relative m-1" id="main-R-6"&gt;&lt;img class="d-block" width="80" height="112" src="https://one-draw.jp/ijinden/cardlist/R01/card/R_006.png" /&gt;&lt;div class="container-num-copies position-absolute bottom-0 start-0 px-1" id="main-R-6-num-copies"&gt;0&lt;/div&gt;&lt;button type="button" class="btn btn-secondary btn-number btn-sm btn-pop position-absolute top-0 start-0" data-type="minus" data-deck="main" data-id="R-6"&gt;-&lt;/button&gt;&lt;button type="button" class="btn btn-secondary btn-number btn-sm btn-push position-absolute top-0 end-0" data-type="plus" data-deck="main" data-id="R-6"&gt;+&lt;/button&gt;&lt;button type="button" class="btn btn-secondary btn-number btn-sm btn-drop position-absolute bottom-0 end-0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 position-relative m-1&quot; id=&quot;side-R-6&quot;&gt;&lt;img class=&quot;d-block&quot; width=&quot;80&quot; height=&quot;112&quot; src=&quot;https://one-draw.jp/ijinden/cardlist/R01/card/R_006.png&quot; /&gt;&lt;div class=&quot;container-num-copies position-absolute bottom-0 start-0 px-1&quot; id=&quot;side-R-6-num-copies&quot;&gt;0&lt;/div&gt;&lt;button type=&quot;button&quot; class=&quot;btn btn-secondary btn-number btn-sm btn-pop position-absolute top-0 start-0&quot; data-type=&quot;minus&quot; data-deck=&quot;side&quot; data-id=&quot;R-6&quot;&gt;-&lt;/button&gt;&lt;button type=&quot;button&quot; class=&quot;btn btn-secondary btn-number btn-sm btn-push position-absolute top-0 end-0&quot; data-type=&quot;plus&quot; data-deck=&quot;side&quot; data-id=&quot;R-6&quot;&gt;+&lt;/button&gt;&lt;button type=&quot;button&quot; class=&quot;btn btn-secondary btn-number btn-sm btn-raise position-absolute bottom-0 end-0&quot; data-type=&quot;raise&quot; data-id=&quot;R-6&quot;&gt;^&lt;/button&gt;&lt;/div&gt;" calcext:value-type="string">
            <text:p>&lt;div class="container-card position-relative m-1" id="side-R-6"&gt;&lt;img class="d-block" width="80" height="112" src="https://one-draw.jp/ijinden/cardlist/R01/card/R_006.png" /&gt;&lt;div class="container-num-copies position-absolute bottom-0 start-0 px-1" id="side-R-6-num-copies"&gt;0&lt;/div&gt;&lt;button type="button" class="btn btn-secondary btn-number btn-sm btn-pop position-absolute top-0 start-0" data-type="minus" data-deck="side" data-id="R-6"&gt;-&lt;/button&gt;&lt;button type="button" class="btn btn-secondary btn-number btn-sm btn-push position-absolute top-0 end-0" data-type="plus" data-deck="side" data-id="R-6"&gt;+&lt;/button&gt;&lt;button type="button" class="btn btn-secondary btn-number btn-sm btn-raise position-absolute bottom-0 end-0" data-type="raise" data-id="R-6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;[.B7];[$HTML.$K$3];[.B7];[$HTML.$L$3];[.B7];[$HTML.$M$3];[.B7];[$HTML.$N$3];[.B7];[$HTML.$O$3];[.B7];[$HTML.$P$3])" office:value-type="string" office:string-value="&lt;tr id=&quot;table-R-6&quot; data-expansion=&quot;10&quot; data-type=&quot;1&quot; data-color=&quot;10&quot; data-term=&quot;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id="table-R-6" data-expansion="10" data-type="1" data-color="10" data-term="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 position-relative m-1&quot; id=&quot;main-R-7&quot;&gt;&lt;img class=&quot;d-block&quot; width=&quot;80&quot; height=&quot;112&quot; src=&quot;https://one-draw.jp/ijinden/cardlist/R01/card/R_007.png&quot; /&gt;&lt;div class=&quot;container-num-copies position-absolute bottom-0 start-0 px-1&quot; id=&quot;main-R-7-num-copies&quot;&gt;0&lt;/div&gt;&lt;button type=&quot;button&quot; class=&quot;btn btn-secondary btn-number btn-sm btn-pop position-absolute top-0 start-0&quot; data-type=&quot;minus&quot; data-deck=&quot;main&quot; data-id=&quot;R-7&quot;&gt;-&lt;/button&gt;&lt;button type=&quot;button&quot; class=&quot;btn btn-secondary btn-number btn-sm btn-push position-absolute top-0 end-0&quot; data-type=&quot;plus&quot; data-deck=&quot;main&quot; data-id=&quot;R-7&quot;&gt;+&lt;/button&gt;&lt;button type=&quot;button&quot; class=&quot;btn btn-secondary btn-number btn-sm btn-drop position-absolute bottom-0 end-0&quot; data-type=&quot;drop&quot; data-id=&quot;R-7&quot;&gt;v&lt;/button&gt;&lt;/div&gt;" calcext:value-type="string">
            <text:p>&lt;div class="container-card position-relative m-1" id="main-R-7"&gt;&lt;img class="d-block" width="80" height="112" src="https://one-draw.jp/ijinden/cardlist/R01/card/R_007.png" /&gt;&lt;div class="container-num-copies position-absolute bottom-0 start-0 px-1" id="main-R-7-num-copies"&gt;0&lt;/div&gt;&lt;button type="button" class="btn btn-secondary btn-number btn-sm btn-pop position-absolute top-0 start-0" data-type="minus" data-deck="main" data-id="R-7"&gt;-&lt;/button&gt;&lt;button type="button" class="btn btn-secondary btn-number btn-sm btn-push position-absolute top-0 end-0" data-type="plus" data-deck="main" data-id="R-7"&gt;+&lt;/button&gt;&lt;button type="button" class="btn btn-secondary btn-number btn-sm btn-drop position-absolute bottom-0 end-0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 position-relative m-1&quot; id=&quot;side-R-7&quot;&gt;&lt;img class=&quot;d-block&quot; width=&quot;80&quot; height=&quot;112&quot; src=&quot;https://one-draw.jp/ijinden/cardlist/R01/card/R_007.png&quot; /&gt;&lt;div class=&quot;container-num-copies position-absolute bottom-0 start-0 px-1&quot; id=&quot;side-R-7-num-copies&quot;&gt;0&lt;/div&gt;&lt;button type=&quot;button&quot; class=&quot;btn btn-secondary btn-number btn-sm btn-pop position-absolute top-0 start-0&quot; data-type=&quot;minus&quot; data-deck=&quot;side&quot; data-id=&quot;R-7&quot;&gt;-&lt;/button&gt;&lt;button type=&quot;button&quot; class=&quot;btn btn-secondary btn-number btn-sm btn-push position-absolute top-0 end-0&quot; data-type=&quot;plus&quot; data-deck=&quot;side&quot; data-id=&quot;R-7&quot;&gt;+&lt;/button&gt;&lt;button type=&quot;button&quot; class=&quot;btn btn-secondary btn-number btn-sm btn-raise position-absolute bottom-0 end-0&quot; data-type=&quot;raise&quot; data-id=&quot;R-7&quot;&gt;^&lt;/button&gt;&lt;/div&gt;" calcext:value-type="string">
            <text:p>&lt;div class="container-card position-relative m-1" id="side-R-7"&gt;&lt;img class="d-block" width="80" height="112" src="https://one-draw.jp/ijinden/cardlist/R01/card/R_007.png" /&gt;&lt;div class="container-num-copies position-absolute bottom-0 start-0 px-1" id="side-R-7-num-copies"&gt;0&lt;/div&gt;&lt;button type="button" class="btn btn-secondary btn-number btn-sm btn-pop position-absolute top-0 start-0" data-type="minus" data-deck="side" data-id="R-7"&gt;-&lt;/button&gt;&lt;button type="button" class="btn btn-secondary btn-number btn-sm btn-push position-absolute top-0 end-0" data-type="plus" data-deck="side" data-id="R-7"&gt;+&lt;/button&gt;&lt;button type="button" class="btn btn-secondary btn-number btn-sm btn-raise position-absolute bottom-0 end-0" data-type="raise" data-id="R-7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;[.B8];[$HTML.$K$3];[.B8];[$HTML.$L$3];[.B8];[$HTML.$M$3];[.B8];[$HTML.$N$3];[.B8];[$HTML.$O$3];[.B8];[$HTML.$P$3])" office:value-type="string" office:string-value="&lt;tr id=&quot;table-R-7&quot; data-expansion=&quot;10&quot; data-type=&quot;1&quot; data-color=&quot;10&quot; data-term=&quot;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id="table-R-7" data-expansion="10" data-type="1" data-color="10" data-term="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 position-relative m-1&quot; id=&quot;main-R-8&quot;&gt;&lt;img class=&quot;d-block&quot; width=&quot;80&quot; height=&quot;112&quot; src=&quot;https://one-draw.jp/ijinden/cardlist/R01/card/R_008.png&quot; /&gt;&lt;div class=&quot;container-num-copies position-absolute bottom-0 start-0 px-1&quot; id=&quot;main-R-8-num-copies&quot;&gt;0&lt;/div&gt;&lt;button type=&quot;button&quot; class=&quot;btn btn-secondary btn-number btn-sm btn-pop position-absolute top-0 start-0&quot; data-type=&quot;minus&quot; data-deck=&quot;main&quot; data-id=&quot;R-8&quot;&gt;-&lt;/button&gt;&lt;button type=&quot;button&quot; class=&quot;btn btn-secondary btn-number btn-sm btn-push position-absolute top-0 end-0&quot; data-type=&quot;plus&quot; data-deck=&quot;main&quot; data-id=&quot;R-8&quot;&gt;+&lt;/button&gt;&lt;button type=&quot;button&quot; class=&quot;btn btn-secondary btn-number btn-sm btn-drop position-absolute bottom-0 end-0&quot; data-type=&quot;drop&quot; data-id=&quot;R-8&quot;&gt;v&lt;/button&gt;&lt;/div&gt;" calcext:value-type="string">
            <text:p>&lt;div class="container-card position-relative m-1" id="main-R-8"&gt;&lt;img class="d-block" width="80" height="112" src="https://one-draw.jp/ijinden/cardlist/R01/card/R_008.png" /&gt;&lt;div class="container-num-copies position-absolute bottom-0 start-0 px-1" id="main-R-8-num-copies"&gt;0&lt;/div&gt;&lt;button type="button" class="btn btn-secondary btn-number btn-sm btn-pop position-absolute top-0 start-0" data-type="minus" data-deck="main" data-id="R-8"&gt;-&lt;/button&gt;&lt;button type="button" class="btn btn-secondary btn-number btn-sm btn-push position-absolute top-0 end-0" data-type="plus" data-deck="main" data-id="R-8"&gt;+&lt;/button&gt;&lt;button type="button" class="btn btn-secondary btn-number btn-sm btn-drop position-absolute bottom-0 end-0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 position-relative m-1&quot; id=&quot;side-R-8&quot;&gt;&lt;img class=&quot;d-block&quot; width=&quot;80&quot; height=&quot;112&quot; src=&quot;https://one-draw.jp/ijinden/cardlist/R01/card/R_008.png&quot; /&gt;&lt;div class=&quot;container-num-copies position-absolute bottom-0 start-0 px-1&quot; id=&quot;side-R-8-num-copies&quot;&gt;0&lt;/div&gt;&lt;button type=&quot;button&quot; class=&quot;btn btn-secondary btn-number btn-sm btn-pop position-absolute top-0 start-0&quot; data-type=&quot;minus&quot; data-deck=&quot;side&quot; data-id=&quot;R-8&quot;&gt;-&lt;/button&gt;&lt;button type=&quot;button&quot; class=&quot;btn btn-secondary btn-number btn-sm btn-push position-absolute top-0 end-0&quot; data-type=&quot;plus&quot; data-deck=&quot;side&quot; data-id=&quot;R-8&quot;&gt;+&lt;/button&gt;&lt;button type=&quot;button&quot; class=&quot;btn btn-secondary btn-number btn-sm btn-raise position-absolute bottom-0 end-0&quot; data-type=&quot;raise&quot; data-id=&quot;R-8&quot;&gt;^&lt;/button&gt;&lt;/div&gt;" calcext:value-type="string">
            <text:p>&lt;div class="container-card position-relative m-1" id="side-R-8"&gt;&lt;img class="d-block" width="80" height="112" src="https://one-draw.jp/ijinden/cardlist/R01/card/R_008.png" /&gt;&lt;div class="container-num-copies position-absolute bottom-0 start-0 px-1" id="side-R-8-num-copies"&gt;0&lt;/div&gt;&lt;button type="button" class="btn btn-secondary btn-number btn-sm btn-pop position-absolute top-0 start-0" data-type="minus" data-deck="side" data-id="R-8"&gt;-&lt;/button&gt;&lt;button type="button" class="btn btn-secondary btn-number btn-sm btn-push position-absolute top-0 end-0" data-type="plus" data-deck="side" data-id="R-8"&gt;+&lt;/button&gt;&lt;button type="button" class="btn btn-secondary btn-number btn-sm btn-raise position-absolute bottom-0 end-0" data-type="raise" data-id="R-8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;[.B9];[$HTML.$K$3];[.B9];[$HTML.$L$3];[.B9];[$HTML.$M$3];[.B9];[$HTML.$N$3];[.B9];[$HTML.$O$3];[.B9];[$HTML.$P$3])" office:value-type="string" office:string-value="&lt;tr id=&quot;table-R-8&quot; data-expansion=&quot;10&quot; data-type=&quot;1&quot; data-color=&quot;10&quot; data-term=&quot;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id="table-R-8" data-expansion="10" data-type="1" data-color="10" data-term="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 position-relative m-1&quot; id=&quot;main-R-9&quot;&gt;&lt;img class=&quot;d-block&quot; width=&quot;80&quot; height=&quot;112&quot; src=&quot;https://one-draw.jp/ijinden/cardlist/R01/card/R_009.png&quot; /&gt;&lt;div class=&quot;container-num-copies position-absolute bottom-0 start-0 px-1&quot; id=&quot;main-R-9-num-copies&quot;&gt;0&lt;/div&gt;&lt;button type=&quot;button&quot; class=&quot;btn btn-secondary btn-number btn-sm btn-pop position-absolute top-0 start-0&quot; data-type=&quot;minus&quot; data-deck=&quot;main&quot; data-id=&quot;R-9&quot;&gt;-&lt;/button&gt;&lt;button type=&quot;button&quot; class=&quot;btn btn-secondary btn-number btn-sm btn-push position-absolute top-0 end-0&quot; data-type=&quot;plus&quot; data-deck=&quot;main&quot; data-id=&quot;R-9&quot;&gt;+&lt;/button&gt;&lt;button type=&quot;button&quot; class=&quot;btn btn-secondary btn-number btn-sm btn-drop position-absolute bottom-0 end-0&quot; data-type=&quot;drop&quot; data-id=&quot;R-9&quot;&gt;v&lt;/button&gt;&lt;/div&gt;" calcext:value-type="string">
            <text:p>&lt;div class="container-card position-relative m-1" id="main-R-9"&gt;&lt;img class="d-block" width="80" height="112" src="https://one-draw.jp/ijinden/cardlist/R01/card/R_009.png" /&gt;&lt;div class="container-num-copies position-absolute bottom-0 start-0 px-1" id="main-R-9-num-copies"&gt;0&lt;/div&gt;&lt;button type="button" class="btn btn-secondary btn-number btn-sm btn-pop position-absolute top-0 start-0" data-type="minus" data-deck="main" data-id="R-9"&gt;-&lt;/button&gt;&lt;button type="button" class="btn btn-secondary btn-number btn-sm btn-push position-absolute top-0 end-0" data-type="plus" data-deck="main" data-id="R-9"&gt;+&lt;/button&gt;&lt;button type="button" class="btn btn-secondary btn-number btn-sm btn-drop position-absolute bottom-0 end-0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 position-relative m-1&quot; id=&quot;side-R-9&quot;&gt;&lt;img class=&quot;d-block&quot; width=&quot;80&quot; height=&quot;112&quot; src=&quot;https://one-draw.jp/ijinden/cardlist/R01/card/R_009.png&quot; /&gt;&lt;div class=&quot;container-num-copies position-absolute bottom-0 start-0 px-1&quot; id=&quot;side-R-9-num-copies&quot;&gt;0&lt;/div&gt;&lt;button type=&quot;button&quot; class=&quot;btn btn-secondary btn-number btn-sm btn-pop position-absolute top-0 start-0&quot; data-type=&quot;minus&quot; data-deck=&quot;side&quot; data-id=&quot;R-9&quot;&gt;-&lt;/button&gt;&lt;button type=&quot;button&quot; class=&quot;btn btn-secondary btn-number btn-sm btn-push position-absolute top-0 end-0&quot; data-type=&quot;plus&quot; data-deck=&quot;side&quot; data-id=&quot;R-9&quot;&gt;+&lt;/button&gt;&lt;button type=&quot;button&quot; class=&quot;btn btn-secondary btn-number btn-sm btn-raise position-absolute bottom-0 end-0&quot; data-type=&quot;raise&quot; data-id=&quot;R-9&quot;&gt;^&lt;/button&gt;&lt;/div&gt;" calcext:value-type="string">
            <text:p>&lt;div class="container-card position-relative m-1" id="side-R-9"&gt;&lt;img class="d-block" width="80" height="112" src="https://one-draw.jp/ijinden/cardlist/R01/card/R_009.png" /&gt;&lt;div class="container-num-copies position-absolute bottom-0 start-0 px-1" id="side-R-9-num-copies"&gt;0&lt;/div&gt;&lt;button type="button" class="btn btn-secondary btn-number btn-sm btn-pop position-absolute top-0 start-0" data-type="minus" data-deck="side" data-id="R-9"&gt;-&lt;/button&gt;&lt;button type="button" class="btn btn-secondary btn-number btn-sm btn-push position-absolute top-0 end-0" data-type="plus" data-deck="side" data-id="R-9"&gt;+&lt;/button&gt;&lt;button type="button" class="btn btn-secondary btn-number btn-sm btn-raise position-absolute bottom-0 end-0" data-type="raise" data-id="R-9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;[.B10];[$HTML.$K$3];[.B10];[$HTML.$L$3];[.B10];[$HTML.$M$3];[.B10];[$HTML.$N$3];[.B10];[$HTML.$O$3];[.B10];[$HTML.$P$3])" office:value-type="string" office:string-value="&lt;tr id=&quot;table-R-9&quot; data-expansion=&quot;10&quot; data-type=&quot;2&quot; data-color=&quot;10&quot; data-term=&quot;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id="table-R-9" data-expansion="10" data-type="2" data-color="10" data-term="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 position-relative m-1&quot; id=&quot;main-R-10&quot;&gt;&lt;img class=&quot;d-block&quot; width=&quot;80&quot; height=&quot;112&quot; src=&quot;https://one-draw.jp/ijinden/cardlist/R01/card/R_010.png&quot; /&gt;&lt;div class=&quot;container-num-copies position-absolute bottom-0 start-0 px-1&quot; id=&quot;main-R-10-num-copies&quot;&gt;0&lt;/div&gt;&lt;button type=&quot;button&quot; class=&quot;btn btn-secondary btn-number btn-sm btn-pop position-absolute top-0 start-0&quot; data-type=&quot;minus&quot; data-deck=&quot;main&quot; data-id=&quot;R-10&quot;&gt;-&lt;/button&gt;&lt;button type=&quot;button&quot; class=&quot;btn btn-secondary btn-number btn-sm btn-push position-absolute top-0 end-0&quot; data-type=&quot;plus&quot; data-deck=&quot;main&quot; data-id=&quot;R-10&quot;&gt;+&lt;/button&gt;&lt;button type=&quot;button&quot; class=&quot;btn btn-secondary btn-number btn-sm btn-drop position-absolute bottom-0 end-0&quot; data-type=&quot;drop&quot; data-id=&quot;R-10&quot;&gt;v&lt;/button&gt;&lt;/div&gt;" calcext:value-type="string">
            <text:p>&lt;div class="container-card position-relative m-1" id="main-R-10"&gt;&lt;img class="d-block" width="80" height="112" src="https://one-draw.jp/ijinden/cardlist/R01/card/R_010.png" /&gt;&lt;div class="container-num-copies position-absolute bottom-0 start-0 px-1" id="main-R-10-num-copies"&gt;0&lt;/div&gt;&lt;button type="button" class="btn btn-secondary btn-number btn-sm btn-pop position-absolute top-0 start-0" data-type="minus" data-deck="main" data-id="R-10"&gt;-&lt;/button&gt;&lt;button type="button" class="btn btn-secondary btn-number btn-sm btn-push position-absolute top-0 end-0" data-type="plus" data-deck="main" data-id="R-10"&gt;+&lt;/button&gt;&lt;button type="button" class="btn btn-secondary btn-number btn-sm btn-drop position-absolute bottom-0 end-0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 position-relative m-1&quot; id=&quot;side-R-10&quot;&gt;&lt;img class=&quot;d-block&quot; width=&quot;80&quot; height=&quot;112&quot; src=&quot;https://one-draw.jp/ijinden/cardlist/R01/card/R_010.png&quot; /&gt;&lt;div class=&quot;container-num-copies position-absolute bottom-0 start-0 px-1&quot; id=&quot;side-R-10-num-copies&quot;&gt;0&lt;/div&gt;&lt;button type=&quot;button&quot; class=&quot;btn btn-secondary btn-number btn-sm btn-pop position-absolute top-0 start-0&quot; data-type=&quot;minus&quot; data-deck=&quot;side&quot; data-id=&quot;R-10&quot;&gt;-&lt;/button&gt;&lt;button type=&quot;button&quot; class=&quot;btn btn-secondary btn-number btn-sm btn-push position-absolute top-0 end-0&quot; data-type=&quot;plus&quot; data-deck=&quot;side&quot; data-id=&quot;R-10&quot;&gt;+&lt;/button&gt;&lt;button type=&quot;button&quot; class=&quot;btn btn-secondary btn-number btn-sm btn-raise position-absolute bottom-0 end-0&quot; data-type=&quot;raise&quot; data-id=&quot;R-10&quot;&gt;^&lt;/button&gt;&lt;/div&gt;" calcext:value-type="string">
            <text:p>&lt;div class="container-card position-relative m-1" id="side-R-10"&gt;&lt;img class="d-block" width="80" height="112" src="https://one-draw.jp/ijinden/cardlist/R01/card/R_010.png" /&gt;&lt;div class="container-num-copies position-absolute bottom-0 start-0 px-1" id="side-R-10-num-copies"&gt;0&lt;/div&gt;&lt;button type="button" class="btn btn-secondary btn-number btn-sm btn-pop position-absolute top-0 start-0" data-type="minus" data-deck="side" data-id="R-10"&gt;-&lt;/button&gt;&lt;button type="button" class="btn btn-secondary btn-number btn-sm btn-push position-absolute top-0 end-0" data-type="plus" data-deck="side" data-id="R-10"&gt;+&lt;/button&gt;&lt;button type="button" class="btn btn-secondary btn-number btn-sm btn-raise position-absolute bottom-0 end-0" data-type="raise" data-id="R-10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;[.B11];[$HTML.$K$3];[.B11];[$HTML.$L$3];[.B11];[$HTML.$M$3];[.B11];[$HTML.$N$3];[.B11];[$HTML.$O$3];[.B11];[$HTML.$P$3])" office:value-type="string" office:string-value="&lt;tr id=&quot;table-R-10&quot; data-expansion=&quot;10&quot; data-type=&quot;2&quot; data-color=&quot;10&quot; data-term=&quot;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id="table-R-10" data-expansion="10" data-type="2" data-color="10" data-term="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 position-relative m-1&quot; id=&quot;main-R-11&quot;&gt;&lt;img class=&quot;d-block&quot; width=&quot;80&quot; height=&quot;112&quot; src=&quot;https://one-draw.jp/ijinden/cardlist/R01/card/R_011.png&quot; /&gt;&lt;div class=&quot;container-num-copies position-absolute bottom-0 start-0 px-1&quot; id=&quot;main-R-11-num-copies&quot;&gt;0&lt;/div&gt;&lt;button type=&quot;button&quot; class=&quot;btn btn-secondary btn-number btn-sm btn-pop position-absolute top-0 start-0&quot; data-type=&quot;minus&quot; data-deck=&quot;main&quot; data-id=&quot;R-11&quot;&gt;-&lt;/button&gt;&lt;button type=&quot;button&quot; class=&quot;btn btn-secondary btn-number btn-sm btn-push position-absolute top-0 end-0&quot; data-type=&quot;plus&quot; data-deck=&quot;main&quot; data-id=&quot;R-11&quot;&gt;+&lt;/button&gt;&lt;button type=&quot;button&quot; class=&quot;btn btn-secondary btn-number btn-sm btn-drop position-absolute bottom-0 end-0&quot; data-type=&quot;drop&quot; data-id=&quot;R-11&quot;&gt;v&lt;/button&gt;&lt;/div&gt;" calcext:value-type="string">
            <text:p>&lt;div class="container-card position-relative m-1" id="main-R-11"&gt;&lt;img class="d-block" width="80" height="112" src="https://one-draw.jp/ijinden/cardlist/R01/card/R_011.png" /&gt;&lt;div class="container-num-copies position-absolute bottom-0 start-0 px-1" id="main-R-11-num-copies"&gt;0&lt;/div&gt;&lt;button type="button" class="btn btn-secondary btn-number btn-sm btn-pop position-absolute top-0 start-0" data-type="minus" data-deck="main" data-id="R-11"&gt;-&lt;/button&gt;&lt;button type="button" class="btn btn-secondary btn-number btn-sm btn-push position-absolute top-0 end-0" data-type="plus" data-deck="main" data-id="R-11"&gt;+&lt;/button&gt;&lt;button type="button" class="btn btn-secondary btn-number btn-sm btn-drop position-absolute bottom-0 end-0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 position-relative m-1&quot; id=&quot;side-R-11&quot;&gt;&lt;img class=&quot;d-block&quot; width=&quot;80&quot; height=&quot;112&quot; src=&quot;https://one-draw.jp/ijinden/cardlist/R01/card/R_011.png&quot; /&gt;&lt;div class=&quot;container-num-copies position-absolute bottom-0 start-0 px-1&quot; id=&quot;side-R-11-num-copies&quot;&gt;0&lt;/div&gt;&lt;button type=&quot;button&quot; class=&quot;btn btn-secondary btn-number btn-sm btn-pop position-absolute top-0 start-0&quot; data-type=&quot;minus&quot; data-deck=&quot;side&quot; data-id=&quot;R-11&quot;&gt;-&lt;/button&gt;&lt;button type=&quot;button&quot; class=&quot;btn btn-secondary btn-number btn-sm btn-push position-absolute top-0 end-0&quot; data-type=&quot;plus&quot; data-deck=&quot;side&quot; data-id=&quot;R-11&quot;&gt;+&lt;/button&gt;&lt;button type=&quot;button&quot; class=&quot;btn btn-secondary btn-number btn-sm btn-raise position-absolute bottom-0 end-0&quot; data-type=&quot;raise&quot; data-id=&quot;R-11&quot;&gt;^&lt;/button&gt;&lt;/div&gt;" calcext:value-type="string">
            <text:p>&lt;div class="container-card position-relative m-1" id="side-R-11"&gt;&lt;img class="d-block" width="80" height="112" src="https://one-draw.jp/ijinden/cardlist/R01/card/R_011.png" /&gt;&lt;div class="container-num-copies position-absolute bottom-0 start-0 px-1" id="side-R-11-num-copies"&gt;0&lt;/div&gt;&lt;button type="button" class="btn btn-secondary btn-number btn-sm btn-pop position-absolute top-0 start-0" data-type="minus" data-deck="side" data-id="R-11"&gt;-&lt;/button&gt;&lt;button type="button" class="btn btn-secondary btn-number btn-sm btn-push position-absolute top-0 end-0" data-type="plus" data-deck="side" data-id="R-11"&gt;+&lt;/button&gt;&lt;button type="button" class="btn btn-secondary btn-number btn-sm btn-raise position-absolute bottom-0 end-0" data-type="raise" data-id="R-11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;[.B12];[$HTML.$K$3];[.B12];[$HTML.$L$3];[.B12];[$HTML.$M$3];[.B12];[$HTML.$N$3];[.B12];[$HTML.$O$3];[.B12];[$HTML.$P$3])" office:value-type="string" office:string-value="&lt;tr id=&quot;table-R-11&quot; data-expansion=&quot;10&quot; data-type=&quot;3&quot; data-color=&quot;10&quot; data-term=&quot;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id="table-R-11" data-expansion="10" data-type="3" data-color="10" data-term="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 position-relative m-1&quot; id=&quot;main-R-12&quot;&gt;&lt;img class=&quot;d-block&quot; width=&quot;80&quot; height=&quot;112&quot; src=&quot;https://one-draw.jp/ijinden/cardlist/R01/card/R_012.png&quot; /&gt;&lt;div class=&quot;container-num-copies position-absolute bottom-0 start-0 px-1&quot; id=&quot;main-R-12-num-copies&quot;&gt;0&lt;/div&gt;&lt;button type=&quot;button&quot; class=&quot;btn btn-secondary btn-number btn-sm btn-pop position-absolute top-0 start-0&quot; data-type=&quot;minus&quot; data-deck=&quot;main&quot; data-id=&quot;R-12&quot;&gt;-&lt;/button&gt;&lt;button type=&quot;button&quot; class=&quot;btn btn-secondary btn-number btn-sm btn-push position-absolute top-0 end-0&quot; data-type=&quot;plus&quot; data-deck=&quot;main&quot; data-id=&quot;R-12&quot;&gt;+&lt;/button&gt;&lt;button type=&quot;button&quot; class=&quot;btn btn-secondary btn-number btn-sm btn-drop position-absolute bottom-0 end-0&quot; data-type=&quot;drop&quot; data-id=&quot;R-12&quot;&gt;v&lt;/button&gt;&lt;/div&gt;" calcext:value-type="string">
            <text:p>&lt;div class="container-card position-relative m-1" id="main-R-12"&gt;&lt;img class="d-block" width="80" height="112" src="https://one-draw.jp/ijinden/cardlist/R01/card/R_012.png" /&gt;&lt;div class="container-num-copies position-absolute bottom-0 start-0 px-1" id="main-R-12-num-copies"&gt;0&lt;/div&gt;&lt;button type="button" class="btn btn-secondary btn-number btn-sm btn-pop position-absolute top-0 start-0" data-type="minus" data-deck="main" data-id="R-12"&gt;-&lt;/button&gt;&lt;button type="button" class="btn btn-secondary btn-number btn-sm btn-push position-absolute top-0 end-0" data-type="plus" data-deck="main" data-id="R-12"&gt;+&lt;/button&gt;&lt;button type="button" class="btn btn-secondary btn-number btn-sm btn-drop position-absolute bottom-0 end-0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 position-relative m-1&quot; id=&quot;side-R-12&quot;&gt;&lt;img class=&quot;d-block&quot; width=&quot;80&quot; height=&quot;112&quot; src=&quot;https://one-draw.jp/ijinden/cardlist/R01/card/R_012.png&quot; /&gt;&lt;div class=&quot;container-num-copies position-absolute bottom-0 start-0 px-1&quot; id=&quot;side-R-12-num-copies&quot;&gt;0&lt;/div&gt;&lt;button type=&quot;button&quot; class=&quot;btn btn-secondary btn-number btn-sm btn-pop position-absolute top-0 start-0&quot; data-type=&quot;minus&quot; data-deck=&quot;side&quot; data-id=&quot;R-12&quot;&gt;-&lt;/button&gt;&lt;button type=&quot;button&quot; class=&quot;btn btn-secondary btn-number btn-sm btn-push position-absolute top-0 end-0&quot; data-type=&quot;plus&quot; data-deck=&quot;side&quot; data-id=&quot;R-12&quot;&gt;+&lt;/button&gt;&lt;button type=&quot;button&quot; class=&quot;btn btn-secondary btn-number btn-sm btn-raise position-absolute bottom-0 end-0&quot; data-type=&quot;raise&quot; data-id=&quot;R-12&quot;&gt;^&lt;/button&gt;&lt;/div&gt;" calcext:value-type="string">
            <text:p>&lt;div class="container-card position-relative m-1" id="side-R-12"&gt;&lt;img class="d-block" width="80" height="112" src="https://one-draw.jp/ijinden/cardlist/R01/card/R_012.png" /&gt;&lt;div class="container-num-copies position-absolute bottom-0 start-0 px-1" id="side-R-12-num-copies"&gt;0&lt;/div&gt;&lt;button type="button" class="btn btn-secondary btn-number btn-sm btn-pop position-absolute top-0 start-0" data-type="minus" data-deck="side" data-id="R-12"&gt;-&lt;/button&gt;&lt;button type="button" class="btn btn-secondary btn-number btn-sm btn-push position-absolute top-0 end-0" data-type="plus" data-deck="side" data-id="R-12"&gt;+&lt;/button&gt;&lt;button type="button" class="btn btn-secondary btn-number btn-sm btn-raise position-absolute bottom-0 end-0" data-type="raise" data-id="R-12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;[.B13];[$HTML.$K$3];[.B13];[$HTML.$L$3];[.B13];[$HTML.$M$3];[.B13];[$HTML.$N$3];[.B13];[$HTML.$O$3];[.B13];[$HTML.$P$3])" office:value-type="string" office:string-value="&lt;tr id=&quot;table-R-12&quot; data-expansion=&quot;10&quot; data-type=&quot;3&quot; data-color=&quot;10&quot; data-term=&quot;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id="table-R-12" data-expansion="10" data-type="3" data-color="10" data-term="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 position-relative m-1&quot; id=&quot;main-R-13&quot;&gt;&lt;img class=&quot;d-block&quot; width=&quot;80&quot; height=&quot;112&quot; src=&quot;https://one-draw.jp/ijinden/cardlist/R01/card/R_013.png&quot; /&gt;&lt;div class=&quot;container-num-copies position-absolute bottom-0 start-0 px-1&quot; id=&quot;main-R-13-num-copies&quot;&gt;0&lt;/div&gt;&lt;button type=&quot;button&quot; class=&quot;btn btn-secondary btn-number btn-sm btn-pop position-absolute top-0 start-0&quot; data-type=&quot;minus&quot; data-deck=&quot;main&quot; data-id=&quot;R-13&quot;&gt;-&lt;/button&gt;&lt;button type=&quot;button&quot; class=&quot;btn btn-secondary btn-number btn-sm btn-push position-absolute top-0 end-0&quot; data-type=&quot;plus&quot; data-deck=&quot;main&quot; data-id=&quot;R-13&quot;&gt;+&lt;/button&gt;&lt;button type=&quot;button&quot; class=&quot;btn btn-secondary btn-number btn-sm btn-drop position-absolute bottom-0 end-0&quot; data-type=&quot;drop&quot; data-id=&quot;R-13&quot;&gt;v&lt;/button&gt;&lt;/div&gt;" calcext:value-type="string">
            <text:p>&lt;div class="container-card position-relative m-1" id="main-R-13"&gt;&lt;img class="d-block" width="80" height="112" src="https://one-draw.jp/ijinden/cardlist/R01/card/R_013.png" /&gt;&lt;div class="container-num-copies position-absolute bottom-0 start-0 px-1" id="main-R-13-num-copies"&gt;0&lt;/div&gt;&lt;button type="button" class="btn btn-secondary btn-number btn-sm btn-pop position-absolute top-0 start-0" data-type="minus" data-deck="main" data-id="R-13"&gt;-&lt;/button&gt;&lt;button type="button" class="btn btn-secondary btn-number btn-sm btn-push position-absolute top-0 end-0" data-type="plus" data-deck="main" data-id="R-13"&gt;+&lt;/button&gt;&lt;button type="button" class="btn btn-secondary btn-number btn-sm btn-drop position-absolute bottom-0 end-0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 position-relative m-1&quot; id=&quot;side-R-13&quot;&gt;&lt;img class=&quot;d-block&quot; width=&quot;80&quot; height=&quot;112&quot; src=&quot;https://one-draw.jp/ijinden/cardlist/R01/card/R_013.png&quot; /&gt;&lt;div class=&quot;container-num-copies position-absolute bottom-0 start-0 px-1&quot; id=&quot;side-R-13-num-copies&quot;&gt;0&lt;/div&gt;&lt;button type=&quot;button&quot; class=&quot;btn btn-secondary btn-number btn-sm btn-pop position-absolute top-0 start-0&quot; data-type=&quot;minus&quot; data-deck=&quot;side&quot; data-id=&quot;R-13&quot;&gt;-&lt;/button&gt;&lt;button type=&quot;button&quot; class=&quot;btn btn-secondary btn-number btn-sm btn-push position-absolute top-0 end-0&quot; data-type=&quot;plus&quot; data-deck=&quot;side&quot; data-id=&quot;R-13&quot;&gt;+&lt;/button&gt;&lt;button type=&quot;button&quot; class=&quot;btn btn-secondary btn-number btn-sm btn-raise position-absolute bottom-0 end-0&quot; data-type=&quot;raise&quot; data-id=&quot;R-13&quot;&gt;^&lt;/button&gt;&lt;/div&gt;" calcext:value-type="string">
            <text:p>&lt;div class="container-card position-relative m-1" id="side-R-13"&gt;&lt;img class="d-block" width="80" height="112" src="https://one-draw.jp/ijinden/cardlist/R01/card/R_013.png" /&gt;&lt;div class="container-num-copies position-absolute bottom-0 start-0 px-1" id="side-R-13-num-copies"&gt;0&lt;/div&gt;&lt;button type="button" class="btn btn-secondary btn-number btn-sm btn-pop position-absolute top-0 start-0" data-type="minus" data-deck="side" data-id="R-13"&gt;-&lt;/button&gt;&lt;button type="button" class="btn btn-secondary btn-number btn-sm btn-push position-absolute top-0 end-0" data-type="plus" data-deck="side" data-id="R-13"&gt;+&lt;/button&gt;&lt;button type="button" class="btn btn-secondary btn-number btn-sm btn-raise position-absolute bottom-0 end-0" data-type="raise" data-id="R-13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;[.B14];[$HTML.$K$3];[.B14];[$HTML.$L$3];[.B14];[$HTML.$M$3];[.B14];[$HTML.$N$3];[.B14];[$HTML.$O$3];[.B14];[$HTML.$P$3])" office:value-type="string" office:string-value="&lt;tr id=&quot;table-R-13&quot; data-expansion=&quot;10&quot; data-type=&quot;4&quot; data-color=&quot;10&quot; data-term=&quot;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id="table-R-13" data-expansion="10" data-type="4" data-color="10" data-term="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 position-relative m-1&quot; id=&quot;main-B-1&quot;&gt;&lt;img class=&quot;d-block&quot; width=&quot;80&quot; height=&quot;112&quot; src=&quot;https://one-draw.jp/ijinden/cardlist/B01/card/B_001.png&quot; /&gt;&lt;div class=&quot;container-num-copies position-absolute bottom-0 start-0 px-1&quot; id=&quot;main-B-1-num-copies&quot;&gt;0&lt;/div&gt;&lt;button type=&quot;button&quot; class=&quot;btn btn-secondary btn-number btn-sm btn-pop position-absolute top-0 start-0&quot; data-type=&quot;minus&quot; data-deck=&quot;main&quot; data-id=&quot;B-1&quot;&gt;-&lt;/button&gt;&lt;button type=&quot;button&quot; class=&quot;btn btn-secondary btn-number btn-sm btn-push position-absolute top-0 end-0&quot; data-type=&quot;plus&quot; data-deck=&quot;main&quot; data-id=&quot;B-1&quot;&gt;+&lt;/button&gt;&lt;button type=&quot;button&quot; class=&quot;btn btn-secondary btn-number btn-sm btn-drop position-absolute bottom-0 end-0&quot; data-type=&quot;drop&quot; data-id=&quot;B-1&quot;&gt;v&lt;/button&gt;&lt;/div&gt;" calcext:value-type="string">
            <text:p>&lt;div class="container-card position-relative m-1" id="main-B-1"&gt;&lt;img class="d-block" width="80" height="112" src="https://one-draw.jp/ijinden/cardlist/B01/card/B_001.png" /&gt;&lt;div class="container-num-copies position-absolute bottom-0 start-0 px-1" id="main-B-1-num-copies"&gt;0&lt;/div&gt;&lt;button type="button" class="btn btn-secondary btn-number btn-sm btn-pop position-absolute top-0 start-0" data-type="minus" data-deck="main" data-id="B-1"&gt;-&lt;/button&gt;&lt;button type="button" class="btn btn-secondary btn-number btn-sm btn-push position-absolute top-0 end-0" data-type="plus" data-deck="main" data-id="B-1"&gt;+&lt;/button&gt;&lt;button type="button" class="btn btn-secondary btn-number btn-sm btn-drop position-absolute bottom-0 end-0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 position-relative m-1&quot; id=&quot;side-B-1&quot;&gt;&lt;img class=&quot;d-block&quot; width=&quot;80&quot; height=&quot;112&quot; src=&quot;https://one-draw.jp/ijinden/cardlist/B01/card/B_001.png&quot; /&gt;&lt;div class=&quot;container-num-copies position-absolute bottom-0 start-0 px-1&quot; id=&quot;side-B-1-num-copies&quot;&gt;0&lt;/div&gt;&lt;button type=&quot;button&quot; class=&quot;btn btn-secondary btn-number btn-sm btn-pop position-absolute top-0 start-0&quot; data-type=&quot;minus&quot; data-deck=&quot;side&quot; data-id=&quot;B-1&quot;&gt;-&lt;/button&gt;&lt;button type=&quot;button&quot; class=&quot;btn btn-secondary btn-number btn-sm btn-push position-absolute top-0 end-0&quot; data-type=&quot;plus&quot; data-deck=&quot;side&quot; data-id=&quot;B-1&quot;&gt;+&lt;/button&gt;&lt;button type=&quot;button&quot; class=&quot;btn btn-secondary btn-number btn-sm btn-raise position-absolute bottom-0 end-0&quot; data-type=&quot;raise&quot; data-id=&quot;B-1&quot;&gt;^&lt;/button&gt;&lt;/div&gt;" calcext:value-type="string">
            <text:p>&lt;div class="container-card position-relative m-1" id="side-B-1"&gt;&lt;img class="d-block" width="80" height="112" src="https://one-draw.jp/ijinden/cardlist/B01/card/B_001.png" /&gt;&lt;div class="container-num-copies position-absolute bottom-0 start-0 px-1" id="side-B-1-num-copies"&gt;0&lt;/div&gt;&lt;button type="button" class="btn btn-secondary btn-number btn-sm btn-pop position-absolute top-0 start-0" data-type="minus" data-deck="side" data-id="B-1"&gt;-&lt;/button&gt;&lt;button type="button" class="btn btn-secondary btn-number btn-sm btn-push position-absolute top-0 end-0" data-type="plus" data-deck="side" data-id="B-1"&gt;+&lt;/button&gt;&lt;button type="button" class="btn btn-secondary btn-number btn-sm btn-raise position-absolute bottom-0 end-0" data-type="raise" data-id="B-1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;[.B15];[$HTML.$K$3];[.B15];[$HTML.$L$3];[.B15];[$HTML.$M$3];[.B15];[$HTML.$N$3];[.B15];[$HTML.$O$3];[.B15];[$HTML.$P$3])" office:value-type="string" office:string-value="&lt;tr id=&quot;table-B-1&quot; data-expansion=&quot;11&quot; data-type=&quot;1&quot; data-color=&quot;20&quot; data-term=&quot;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id="table-B-1" data-expansion="11" data-type="1" data-color="20" data-term="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 position-relative m-1&quot; id=&quot;main-B-2&quot;&gt;&lt;img class=&quot;d-block&quot; width=&quot;80&quot; height=&quot;112&quot; src=&quot;https://one-draw.jp/ijinden/cardlist/B01/card/B_002.png&quot; /&gt;&lt;div class=&quot;container-num-copies position-absolute bottom-0 start-0 px-1&quot; id=&quot;main-B-2-num-copies&quot;&gt;0&lt;/div&gt;&lt;button type=&quot;button&quot; class=&quot;btn btn-secondary btn-number btn-sm btn-pop position-absolute top-0 start-0&quot; data-type=&quot;minus&quot; data-deck=&quot;main&quot; data-id=&quot;B-2&quot;&gt;-&lt;/button&gt;&lt;button type=&quot;button&quot; class=&quot;btn btn-secondary btn-number btn-sm btn-push position-absolute top-0 end-0&quot; data-type=&quot;plus&quot; data-deck=&quot;main&quot; data-id=&quot;B-2&quot;&gt;+&lt;/button&gt;&lt;button type=&quot;button&quot; class=&quot;btn btn-secondary btn-number btn-sm btn-drop position-absolute bottom-0 end-0&quot; data-type=&quot;drop&quot; data-id=&quot;B-2&quot;&gt;v&lt;/button&gt;&lt;/div&gt;" calcext:value-type="string">
            <text:p>&lt;div class="container-card position-relative m-1" id="main-B-2"&gt;&lt;img class="d-block" width="80" height="112" src="https://one-draw.jp/ijinden/cardlist/B01/card/B_002.png" /&gt;&lt;div class="container-num-copies position-absolute bottom-0 start-0 px-1" id="main-B-2-num-copies"&gt;0&lt;/div&gt;&lt;button type="button" class="btn btn-secondary btn-number btn-sm btn-pop position-absolute top-0 start-0" data-type="minus" data-deck="main" data-id="B-2"&gt;-&lt;/button&gt;&lt;button type="button" class="btn btn-secondary btn-number btn-sm btn-push position-absolute top-0 end-0" data-type="plus" data-deck="main" data-id="B-2"&gt;+&lt;/button&gt;&lt;button type="button" class="btn btn-secondary btn-number btn-sm btn-drop position-absolute bottom-0 end-0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 position-relative m-1&quot; id=&quot;side-B-2&quot;&gt;&lt;img class=&quot;d-block&quot; width=&quot;80&quot; height=&quot;112&quot; src=&quot;https://one-draw.jp/ijinden/cardlist/B01/card/B_002.png&quot; /&gt;&lt;div class=&quot;container-num-copies position-absolute bottom-0 start-0 px-1&quot; id=&quot;side-B-2-num-copies&quot;&gt;0&lt;/div&gt;&lt;button type=&quot;button&quot; class=&quot;btn btn-secondary btn-number btn-sm btn-pop position-absolute top-0 start-0&quot; data-type=&quot;minus&quot; data-deck=&quot;side&quot; data-id=&quot;B-2&quot;&gt;-&lt;/button&gt;&lt;button type=&quot;button&quot; class=&quot;btn btn-secondary btn-number btn-sm btn-push position-absolute top-0 end-0&quot; data-type=&quot;plus&quot; data-deck=&quot;side&quot; data-id=&quot;B-2&quot;&gt;+&lt;/button&gt;&lt;button type=&quot;button&quot; class=&quot;btn btn-secondary btn-number btn-sm btn-raise position-absolute bottom-0 end-0&quot; data-type=&quot;raise&quot; data-id=&quot;B-2&quot;&gt;^&lt;/button&gt;&lt;/div&gt;" calcext:value-type="string">
            <text:p>&lt;div class="container-card position-relative m-1" id="side-B-2"&gt;&lt;img class="d-block" width="80" height="112" src="https://one-draw.jp/ijinden/cardlist/B01/card/B_002.png" /&gt;&lt;div class="container-num-copies position-absolute bottom-0 start-0 px-1" id="side-B-2-num-copies"&gt;0&lt;/div&gt;&lt;button type="button" class="btn btn-secondary btn-number btn-sm btn-pop position-absolute top-0 start-0" data-type="minus" data-deck="side" data-id="B-2"&gt;-&lt;/button&gt;&lt;button type="button" class="btn btn-secondary btn-number btn-sm btn-push position-absolute top-0 end-0" data-type="plus" data-deck="side" data-id="B-2"&gt;+&lt;/button&gt;&lt;button type="button" class="btn btn-secondary btn-number btn-sm btn-raise position-absolute bottom-0 end-0" data-type="raise" data-id="B-2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;[.B16];[$HTML.$K$3];[.B16];[$HTML.$L$3];[.B16];[$HTML.$M$3];[.B16];[$HTML.$N$3];[.B16];[$HTML.$O$3];[.B16];[$HTML.$P$3])" office:value-type="string" office:string-value="&lt;tr id=&quot;table-B-2&quot; data-expansion=&quot;11&quot; data-type=&quot;1&quot; data-color=&quot;20&quot; data-term=&quot;1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id="table-B-2" data-expansion="11" data-type="1" data-color="20" data-term="1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 position-relative m-1&quot; id=&quot;main-B-3&quot;&gt;&lt;img class=&quot;d-block&quot; width=&quot;80&quot; height=&quot;112&quot; src=&quot;https://one-draw.jp/ijinden/cardlist/B01/card/B_003.png&quot; /&gt;&lt;div class=&quot;container-num-copies position-absolute bottom-0 start-0 px-1&quot; id=&quot;main-B-3-num-copies&quot;&gt;0&lt;/div&gt;&lt;button type=&quot;button&quot; class=&quot;btn btn-secondary btn-number btn-sm btn-pop position-absolute top-0 start-0&quot; data-type=&quot;minus&quot; data-deck=&quot;main&quot; data-id=&quot;B-3&quot;&gt;-&lt;/button&gt;&lt;button type=&quot;button&quot; class=&quot;btn btn-secondary btn-number btn-sm btn-push position-absolute top-0 end-0&quot; data-type=&quot;plus&quot; data-deck=&quot;main&quot; data-id=&quot;B-3&quot;&gt;+&lt;/button&gt;&lt;button type=&quot;button&quot; class=&quot;btn btn-secondary btn-number btn-sm btn-drop position-absolute bottom-0 end-0&quot; data-type=&quot;drop&quot; data-id=&quot;B-3&quot;&gt;v&lt;/button&gt;&lt;/div&gt;" calcext:value-type="string">
            <text:p>&lt;div class="container-card position-relative m-1" id="main-B-3"&gt;&lt;img class="d-block" width="80" height="112" src="https://one-draw.jp/ijinden/cardlist/B01/card/B_003.png" /&gt;&lt;div class="container-num-copies position-absolute bottom-0 start-0 px-1" id="main-B-3-num-copies"&gt;0&lt;/div&gt;&lt;button type="button" class="btn btn-secondary btn-number btn-sm btn-pop position-absolute top-0 start-0" data-type="minus" data-deck="main" data-id="B-3"&gt;-&lt;/button&gt;&lt;button type="button" class="btn btn-secondary btn-number btn-sm btn-push position-absolute top-0 end-0" data-type="plus" data-deck="main" data-id="B-3"&gt;+&lt;/button&gt;&lt;button type="button" class="btn btn-secondary btn-number btn-sm btn-drop position-absolute bottom-0 end-0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 position-relative m-1&quot; id=&quot;side-B-3&quot;&gt;&lt;img class=&quot;d-block&quot; width=&quot;80&quot; height=&quot;112&quot; src=&quot;https://one-draw.jp/ijinden/cardlist/B01/card/B_003.png&quot; /&gt;&lt;div class=&quot;container-num-copies position-absolute bottom-0 start-0 px-1&quot; id=&quot;side-B-3-num-copies&quot;&gt;0&lt;/div&gt;&lt;button type=&quot;button&quot; class=&quot;btn btn-secondary btn-number btn-sm btn-pop position-absolute top-0 start-0&quot; data-type=&quot;minus&quot; data-deck=&quot;side&quot; data-id=&quot;B-3&quot;&gt;-&lt;/button&gt;&lt;button type=&quot;button&quot; class=&quot;btn btn-secondary btn-number btn-sm btn-push position-absolute top-0 end-0&quot; data-type=&quot;plus&quot; data-deck=&quot;side&quot; data-id=&quot;B-3&quot;&gt;+&lt;/button&gt;&lt;button type=&quot;button&quot; class=&quot;btn btn-secondary btn-number btn-sm btn-raise position-absolute bottom-0 end-0&quot; data-type=&quot;raise&quot; data-id=&quot;B-3&quot;&gt;^&lt;/button&gt;&lt;/div&gt;" calcext:value-type="string">
            <text:p>&lt;div class="container-card position-relative m-1" id="side-B-3"&gt;&lt;img class="d-block" width="80" height="112" src="https://one-draw.jp/ijinden/cardlist/B01/card/B_003.png" /&gt;&lt;div class="container-num-copies position-absolute bottom-0 start-0 px-1" id="side-B-3-num-copies"&gt;0&lt;/div&gt;&lt;button type="button" class="btn btn-secondary btn-number btn-sm btn-pop position-absolute top-0 start-0" data-type="minus" data-deck="side" data-id="B-3"&gt;-&lt;/button&gt;&lt;button type="button" class="btn btn-secondary btn-number btn-sm btn-push position-absolute top-0 end-0" data-type="plus" data-deck="side" data-id="B-3"&gt;+&lt;/button&gt;&lt;button type="button" class="btn btn-secondary btn-number btn-sm btn-raise position-absolute bottom-0 end-0" data-type="raise" data-id="B-3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;[.B17];[$HTML.$K$3];[.B17];[$HTML.$L$3];[.B17];[$HTML.$M$3];[.B17];[$HTML.$N$3];[.B17];[$HTML.$O$3];[.B17];[$HTML.$P$3])" office:value-type="string" office:string-value="&lt;tr id=&quot;table-B-3&quot; data-expansion=&quot;11&quot; data-type=&quot;1&quot; data-color=&quot;20&quot; data-term=&quot;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id="table-B-3" data-expansion="11" data-type="1" data-color="20" data-term="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 position-relative m-1&quot; id=&quot;main-B-4&quot;&gt;&lt;img class=&quot;d-block&quot; width=&quot;80&quot; height=&quot;112&quot; src=&quot;https://one-draw.jp/ijinden/cardlist/B01/card/B_004.png&quot; /&gt;&lt;div class=&quot;container-num-copies position-absolute bottom-0 start-0 px-1&quot; id=&quot;main-B-4-num-copies&quot;&gt;0&lt;/div&gt;&lt;button type=&quot;button&quot; class=&quot;btn btn-secondary btn-number btn-sm btn-pop position-absolute top-0 start-0&quot; data-type=&quot;minus&quot; data-deck=&quot;main&quot; data-id=&quot;B-4&quot;&gt;-&lt;/button&gt;&lt;button type=&quot;button&quot; class=&quot;btn btn-secondary btn-number btn-sm btn-push position-absolute top-0 end-0&quot; data-type=&quot;plus&quot; data-deck=&quot;main&quot; data-id=&quot;B-4&quot;&gt;+&lt;/button&gt;&lt;button type=&quot;button&quot; class=&quot;btn btn-secondary btn-number btn-sm btn-drop position-absolute bottom-0 end-0&quot; data-type=&quot;drop&quot; data-id=&quot;B-4&quot;&gt;v&lt;/button&gt;&lt;/div&gt;" calcext:value-type="string">
            <text:p>&lt;div class="container-card position-relative m-1" id="main-B-4"&gt;&lt;img class="d-block" width="80" height="112" src="https://one-draw.jp/ijinden/cardlist/B01/card/B_004.png" /&gt;&lt;div class="container-num-copies position-absolute bottom-0 start-0 px-1" id="main-B-4-num-copies"&gt;0&lt;/div&gt;&lt;button type="button" class="btn btn-secondary btn-number btn-sm btn-pop position-absolute top-0 start-0" data-type="minus" data-deck="main" data-id="B-4"&gt;-&lt;/button&gt;&lt;button type="button" class="btn btn-secondary btn-number btn-sm btn-push position-absolute top-0 end-0" data-type="plus" data-deck="main" data-id="B-4"&gt;+&lt;/button&gt;&lt;button type="button" class="btn btn-secondary btn-number btn-sm btn-drop position-absolute bottom-0 end-0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 position-relative m-1&quot; id=&quot;side-B-4&quot;&gt;&lt;img class=&quot;d-block&quot; width=&quot;80&quot; height=&quot;112&quot; src=&quot;https://one-draw.jp/ijinden/cardlist/B01/card/B_004.png&quot; /&gt;&lt;div class=&quot;container-num-copies position-absolute bottom-0 start-0 px-1&quot; id=&quot;side-B-4-num-copies&quot;&gt;0&lt;/div&gt;&lt;button type=&quot;button&quot; class=&quot;btn btn-secondary btn-number btn-sm btn-pop position-absolute top-0 start-0&quot; data-type=&quot;minus&quot; data-deck=&quot;side&quot; data-id=&quot;B-4&quot;&gt;-&lt;/button&gt;&lt;button type=&quot;button&quot; class=&quot;btn btn-secondary btn-number btn-sm btn-push position-absolute top-0 end-0&quot; data-type=&quot;plus&quot; data-deck=&quot;side&quot; data-id=&quot;B-4&quot;&gt;+&lt;/button&gt;&lt;button type=&quot;button&quot; class=&quot;btn btn-secondary btn-number btn-sm btn-raise position-absolute bottom-0 end-0&quot; data-type=&quot;raise&quot; data-id=&quot;B-4&quot;&gt;^&lt;/button&gt;&lt;/div&gt;" calcext:value-type="string">
            <text:p>&lt;div class="container-card position-relative m-1" id="side-B-4"&gt;&lt;img class="d-block" width="80" height="112" src="https://one-draw.jp/ijinden/cardlist/B01/card/B_004.png" /&gt;&lt;div class="container-num-copies position-absolute bottom-0 start-0 px-1" id="side-B-4-num-copies"&gt;0&lt;/div&gt;&lt;button type="button" class="btn btn-secondary btn-number btn-sm btn-pop position-absolute top-0 start-0" data-type="minus" data-deck="side" data-id="B-4"&gt;-&lt;/button&gt;&lt;button type="button" class="btn btn-secondary btn-number btn-sm btn-push position-absolute top-0 end-0" data-type="plus" data-deck="side" data-id="B-4"&gt;+&lt;/button&gt;&lt;button type="button" class="btn btn-secondary btn-number btn-sm btn-raise position-absolute bottom-0 end-0" data-type="raise" data-id="B-4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;[.B18];[$HTML.$K$3];[.B18];[$HTML.$L$3];[.B18];[$HTML.$M$3];[.B18];[$HTML.$N$3];[.B18];[$HTML.$O$3];[.B18];[$HTML.$P$3])" office:value-type="string" office:string-value="&lt;tr id=&quot;table-B-4&quot; data-expansion=&quot;11&quot; data-type=&quot;1&quot; data-color=&quot;20&quot; data-term=&quot;1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id="table-B-4" data-expansion="11" data-type="1" data-color="20" data-term="1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 position-relative m-1&quot; id=&quot;main-B-5&quot;&gt;&lt;img class=&quot;d-block&quot; width=&quot;80&quot; height=&quot;112&quot; src=&quot;https://one-draw.jp/ijinden/cardlist/B01/card/B_005.png&quot; /&gt;&lt;div class=&quot;container-num-copies position-absolute bottom-0 start-0 px-1&quot; id=&quot;main-B-5-num-copies&quot;&gt;0&lt;/div&gt;&lt;button type=&quot;button&quot; class=&quot;btn btn-secondary btn-number btn-sm btn-pop position-absolute top-0 start-0&quot; data-type=&quot;minus&quot; data-deck=&quot;main&quot; data-id=&quot;B-5&quot;&gt;-&lt;/button&gt;&lt;button type=&quot;button&quot; class=&quot;btn btn-secondary btn-number btn-sm btn-push position-absolute top-0 end-0&quot; data-type=&quot;plus&quot; data-deck=&quot;main&quot; data-id=&quot;B-5&quot;&gt;+&lt;/button&gt;&lt;button type=&quot;button&quot; class=&quot;btn btn-secondary btn-number btn-sm btn-drop position-absolute bottom-0 end-0&quot; data-type=&quot;drop&quot; data-id=&quot;B-5&quot;&gt;v&lt;/button&gt;&lt;/div&gt;" calcext:value-type="string">
            <text:p>&lt;div class="container-card position-relative m-1" id="main-B-5"&gt;&lt;img class="d-block" width="80" height="112" src="https://one-draw.jp/ijinden/cardlist/B01/card/B_005.png" /&gt;&lt;div class="container-num-copies position-absolute bottom-0 start-0 px-1" id="main-B-5-num-copies"&gt;0&lt;/div&gt;&lt;button type="button" class="btn btn-secondary btn-number btn-sm btn-pop position-absolute top-0 start-0" data-type="minus" data-deck="main" data-id="B-5"&gt;-&lt;/button&gt;&lt;button type="button" class="btn btn-secondary btn-number btn-sm btn-push position-absolute top-0 end-0" data-type="plus" data-deck="main" data-id="B-5"&gt;+&lt;/button&gt;&lt;button type="button" class="btn btn-secondary btn-number btn-sm btn-drop position-absolute bottom-0 end-0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 position-relative m-1&quot; id=&quot;side-B-5&quot;&gt;&lt;img class=&quot;d-block&quot; width=&quot;80&quot; height=&quot;112&quot; src=&quot;https://one-draw.jp/ijinden/cardlist/B01/card/B_005.png&quot; /&gt;&lt;div class=&quot;container-num-copies position-absolute bottom-0 start-0 px-1&quot; id=&quot;side-B-5-num-copies&quot;&gt;0&lt;/div&gt;&lt;button type=&quot;button&quot; class=&quot;btn btn-secondary btn-number btn-sm btn-pop position-absolute top-0 start-0&quot; data-type=&quot;minus&quot; data-deck=&quot;side&quot; data-id=&quot;B-5&quot;&gt;-&lt;/button&gt;&lt;button type=&quot;button&quot; class=&quot;btn btn-secondary btn-number btn-sm btn-push position-absolute top-0 end-0&quot; data-type=&quot;plus&quot; data-deck=&quot;side&quot; data-id=&quot;B-5&quot;&gt;+&lt;/button&gt;&lt;button type=&quot;button&quot; class=&quot;btn btn-secondary btn-number btn-sm btn-raise position-absolute bottom-0 end-0&quot; data-type=&quot;raise&quot; data-id=&quot;B-5&quot;&gt;^&lt;/button&gt;&lt;/div&gt;" calcext:value-type="string">
            <text:p>&lt;div class="container-card position-relative m-1" id="side-B-5"&gt;&lt;img class="d-block" width="80" height="112" src="https://one-draw.jp/ijinden/cardlist/B01/card/B_005.png" /&gt;&lt;div class="container-num-copies position-absolute bottom-0 start-0 px-1" id="side-B-5-num-copies"&gt;0&lt;/div&gt;&lt;button type="button" class="btn btn-secondary btn-number btn-sm btn-pop position-absolute top-0 start-0" data-type="minus" data-deck="side" data-id="B-5"&gt;-&lt;/button&gt;&lt;button type="button" class="btn btn-secondary btn-number btn-sm btn-push position-absolute top-0 end-0" data-type="plus" data-deck="side" data-id="B-5"&gt;+&lt;/button&gt;&lt;button type="button" class="btn btn-secondary btn-number btn-sm btn-raise position-absolute bottom-0 end-0" data-type="raise" data-id="B-5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;[.B19];[$HTML.$K$3];[.B19];[$HTML.$L$3];[.B19];[$HTML.$M$3];[.B19];[$HTML.$N$3];[.B19];[$HTML.$O$3];[.B19];[$HTML.$P$3])" office:value-type="string" office:string-value="&lt;tr id=&quot;table-B-5&quot; data-expansion=&quot;11&quot; data-type=&quot;1&quot; data-color=&quot;20&quot; data-term=&quot;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id="table-B-5" data-expansion="11" data-type="1" data-color="20" data-term="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 position-relative m-1&quot; id=&quot;main-B-6&quot;&gt;&lt;img class=&quot;d-block&quot; width=&quot;80&quot; height=&quot;112&quot; src=&quot;https://one-draw.jp/ijinden/cardlist/B01/card/B_006.png&quot; /&gt;&lt;div class=&quot;container-num-copies position-absolute bottom-0 start-0 px-1&quot; id=&quot;main-B-6-num-copies&quot;&gt;0&lt;/div&gt;&lt;button type=&quot;button&quot; class=&quot;btn btn-secondary btn-number btn-sm btn-pop position-absolute top-0 start-0&quot; data-type=&quot;minus&quot; data-deck=&quot;main&quot; data-id=&quot;B-6&quot;&gt;-&lt;/button&gt;&lt;button type=&quot;button&quot; class=&quot;btn btn-secondary btn-number btn-sm btn-push position-absolute top-0 end-0&quot; data-type=&quot;plus&quot; data-deck=&quot;main&quot; data-id=&quot;B-6&quot;&gt;+&lt;/button&gt;&lt;button type=&quot;button&quot; class=&quot;btn btn-secondary btn-number btn-sm btn-drop position-absolute bottom-0 end-0&quot; data-type=&quot;drop&quot; data-id=&quot;B-6&quot;&gt;v&lt;/button&gt;&lt;/div&gt;" calcext:value-type="string">
            <text:p>&lt;div class="container-card position-relative m-1" id="main-B-6"&gt;&lt;img class="d-block" width="80" height="112" src="https://one-draw.jp/ijinden/cardlist/B01/card/B_006.png" /&gt;&lt;div class="container-num-copies position-absolute bottom-0 start-0 px-1" id="main-B-6-num-copies"&gt;0&lt;/div&gt;&lt;button type="button" class="btn btn-secondary btn-number btn-sm btn-pop position-absolute top-0 start-0" data-type="minus" data-deck="main" data-id="B-6"&gt;-&lt;/button&gt;&lt;button type="button" class="btn btn-secondary btn-number btn-sm btn-push position-absolute top-0 end-0" data-type="plus" data-deck="main" data-id="B-6"&gt;+&lt;/button&gt;&lt;button type="button" class="btn btn-secondary btn-number btn-sm btn-drop position-absolute bottom-0 end-0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 position-relative m-1&quot; id=&quot;side-B-6&quot;&gt;&lt;img class=&quot;d-block&quot; width=&quot;80&quot; height=&quot;112&quot; src=&quot;https://one-draw.jp/ijinden/cardlist/B01/card/B_006.png&quot; /&gt;&lt;div class=&quot;container-num-copies position-absolute bottom-0 start-0 px-1&quot; id=&quot;side-B-6-num-copies&quot;&gt;0&lt;/div&gt;&lt;button type=&quot;button&quot; class=&quot;btn btn-secondary btn-number btn-sm btn-pop position-absolute top-0 start-0&quot; data-type=&quot;minus&quot; data-deck=&quot;side&quot; data-id=&quot;B-6&quot;&gt;-&lt;/button&gt;&lt;button type=&quot;button&quot; class=&quot;btn btn-secondary btn-number btn-sm btn-push position-absolute top-0 end-0&quot; data-type=&quot;plus&quot; data-deck=&quot;side&quot; data-id=&quot;B-6&quot;&gt;+&lt;/button&gt;&lt;button type=&quot;button&quot; class=&quot;btn btn-secondary btn-number btn-sm btn-raise position-absolute bottom-0 end-0&quot; data-type=&quot;raise&quot; data-id=&quot;B-6&quot;&gt;^&lt;/button&gt;&lt;/div&gt;" calcext:value-type="string">
            <text:p>&lt;div class="container-card position-relative m-1" id="side-B-6"&gt;&lt;img class="d-block" width="80" height="112" src="https://one-draw.jp/ijinden/cardlist/B01/card/B_006.png" /&gt;&lt;div class="container-num-copies position-absolute bottom-0 start-0 px-1" id="side-B-6-num-copies"&gt;0&lt;/div&gt;&lt;button type="button" class="btn btn-secondary btn-number btn-sm btn-pop position-absolute top-0 start-0" data-type="minus" data-deck="side" data-id="B-6"&gt;-&lt;/button&gt;&lt;button type="button" class="btn btn-secondary btn-number btn-sm btn-push position-absolute top-0 end-0" data-type="plus" data-deck="side" data-id="B-6"&gt;+&lt;/button&gt;&lt;button type="button" class="btn btn-secondary btn-number btn-sm btn-raise position-absolute bottom-0 end-0" data-type="raise" data-id="B-6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;[.B20];[$HTML.$K$3];[.B20];[$HTML.$L$3];[.B20];[$HTML.$M$3];[.B20];[$HTML.$N$3];[.B20];[$HTML.$O$3];[.B20];[$HTML.$P$3])" office:value-type="string" office:string-value="&lt;tr id=&quot;table-B-6&quot; data-expansion=&quot;11&quot; data-type=&quot;1&quot; data-color=&quot;20&quot; data-term=&quot;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id="table-B-6" data-expansion="11" data-type="1" data-color="20" data-term="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 position-relative m-1&quot; id=&quot;main-B-7&quot;&gt;&lt;img class=&quot;d-block&quot; width=&quot;80&quot; height=&quot;112&quot; src=&quot;https://one-draw.jp/ijinden/cardlist/B01/card/B_007.png&quot; /&gt;&lt;div class=&quot;container-num-copies position-absolute bottom-0 start-0 px-1&quot; id=&quot;main-B-7-num-copies&quot;&gt;0&lt;/div&gt;&lt;button type=&quot;button&quot; class=&quot;btn btn-secondary btn-number btn-sm btn-pop position-absolute top-0 start-0&quot; data-type=&quot;minus&quot; data-deck=&quot;main&quot; data-id=&quot;B-7&quot;&gt;-&lt;/button&gt;&lt;button type=&quot;button&quot; class=&quot;btn btn-secondary btn-number btn-sm btn-push position-absolute top-0 end-0&quot; data-type=&quot;plus&quot; data-deck=&quot;main&quot; data-id=&quot;B-7&quot;&gt;+&lt;/button&gt;&lt;button type=&quot;button&quot; class=&quot;btn btn-secondary btn-number btn-sm btn-drop position-absolute bottom-0 end-0&quot; data-type=&quot;drop&quot; data-id=&quot;B-7&quot;&gt;v&lt;/button&gt;&lt;/div&gt;" calcext:value-type="string">
            <text:p>&lt;div class="container-card position-relative m-1" id="main-B-7"&gt;&lt;img class="d-block" width="80" height="112" src="https://one-draw.jp/ijinden/cardlist/B01/card/B_007.png" /&gt;&lt;div class="container-num-copies position-absolute bottom-0 start-0 px-1" id="main-B-7-num-copies"&gt;0&lt;/div&gt;&lt;button type="button" class="btn btn-secondary btn-number btn-sm btn-pop position-absolute top-0 start-0" data-type="minus" data-deck="main" data-id="B-7"&gt;-&lt;/button&gt;&lt;button type="button" class="btn btn-secondary btn-number btn-sm btn-push position-absolute top-0 end-0" data-type="plus" data-deck="main" data-id="B-7"&gt;+&lt;/button&gt;&lt;button type="button" class="btn btn-secondary btn-number btn-sm btn-drop position-absolute bottom-0 end-0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 position-relative m-1&quot; id=&quot;side-B-7&quot;&gt;&lt;img class=&quot;d-block&quot; width=&quot;80&quot; height=&quot;112&quot; src=&quot;https://one-draw.jp/ijinden/cardlist/B01/card/B_007.png&quot; /&gt;&lt;div class=&quot;container-num-copies position-absolute bottom-0 start-0 px-1&quot; id=&quot;side-B-7-num-copies&quot;&gt;0&lt;/div&gt;&lt;button type=&quot;button&quot; class=&quot;btn btn-secondary btn-number btn-sm btn-pop position-absolute top-0 start-0&quot; data-type=&quot;minus&quot; data-deck=&quot;side&quot; data-id=&quot;B-7&quot;&gt;-&lt;/button&gt;&lt;button type=&quot;button&quot; class=&quot;btn btn-secondary btn-number btn-sm btn-push position-absolute top-0 end-0&quot; data-type=&quot;plus&quot; data-deck=&quot;side&quot; data-id=&quot;B-7&quot;&gt;+&lt;/button&gt;&lt;button type=&quot;button&quot; class=&quot;btn btn-secondary btn-number btn-sm btn-raise position-absolute bottom-0 end-0&quot; data-type=&quot;raise&quot; data-id=&quot;B-7&quot;&gt;^&lt;/button&gt;&lt;/div&gt;" calcext:value-type="string">
            <text:p>&lt;div class="container-card position-relative m-1" id="side-B-7"&gt;&lt;img class="d-block" width="80" height="112" src="https://one-draw.jp/ijinden/cardlist/B01/card/B_007.png" /&gt;&lt;div class="container-num-copies position-absolute bottom-0 start-0 px-1" id="side-B-7-num-copies"&gt;0&lt;/div&gt;&lt;button type="button" class="btn btn-secondary btn-number btn-sm btn-pop position-absolute top-0 start-0" data-type="minus" data-deck="side" data-id="B-7"&gt;-&lt;/button&gt;&lt;button type="button" class="btn btn-secondary btn-number btn-sm btn-push position-absolute top-0 end-0" data-type="plus" data-deck="side" data-id="B-7"&gt;+&lt;/button&gt;&lt;button type="button" class="btn btn-secondary btn-number btn-sm btn-raise position-absolute bottom-0 end-0" data-type="raise" data-id="B-7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;[.B21];[$HTML.$K$3];[.B21];[$HTML.$L$3];[.B21];[$HTML.$M$3];[.B21];[$HTML.$N$3];[.B21];[$HTML.$O$3];[.B21];[$HTML.$P$3])" office:value-type="string" office:string-value="&lt;tr id=&quot;table-B-7&quot; data-expansion=&quot;11&quot; data-type=&quot;1&quot; data-color=&quot;20&quot; data-term=&quot;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id="table-B-7" data-expansion="11" data-type="1" data-color="20" data-term="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 position-relative m-1&quot; id=&quot;main-B-8&quot;&gt;&lt;img class=&quot;d-block&quot; width=&quot;80&quot; height=&quot;112&quot; src=&quot;https://one-draw.jp/ijinden/cardlist/B01/card/B_008.png&quot; /&gt;&lt;div class=&quot;container-num-copies position-absolute bottom-0 start-0 px-1&quot; id=&quot;main-B-8-num-copies&quot;&gt;0&lt;/div&gt;&lt;button type=&quot;button&quot; class=&quot;btn btn-secondary btn-number btn-sm btn-pop position-absolute top-0 start-0&quot; data-type=&quot;minus&quot; data-deck=&quot;main&quot; data-id=&quot;B-8&quot;&gt;-&lt;/button&gt;&lt;button type=&quot;button&quot; class=&quot;btn btn-secondary btn-number btn-sm btn-push position-absolute top-0 end-0&quot; data-type=&quot;plus&quot; data-deck=&quot;main&quot; data-id=&quot;B-8&quot;&gt;+&lt;/button&gt;&lt;button type=&quot;button&quot; class=&quot;btn btn-secondary btn-number btn-sm btn-drop position-absolute bottom-0 end-0&quot; data-type=&quot;drop&quot; data-id=&quot;B-8&quot;&gt;v&lt;/button&gt;&lt;/div&gt;" calcext:value-type="string">
            <text:p>&lt;div class="container-card position-relative m-1" id="main-B-8"&gt;&lt;img class="d-block" width="80" height="112" src="https://one-draw.jp/ijinden/cardlist/B01/card/B_008.png" /&gt;&lt;div class="container-num-copies position-absolute bottom-0 start-0 px-1" id="main-B-8-num-copies"&gt;0&lt;/div&gt;&lt;button type="button" class="btn btn-secondary btn-number btn-sm btn-pop position-absolute top-0 start-0" data-type="minus" data-deck="main" data-id="B-8"&gt;-&lt;/button&gt;&lt;button type="button" class="btn btn-secondary btn-number btn-sm btn-push position-absolute top-0 end-0" data-type="plus" data-deck="main" data-id="B-8"&gt;+&lt;/button&gt;&lt;button type="button" class="btn btn-secondary btn-number btn-sm btn-drop position-absolute bottom-0 end-0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 position-relative m-1&quot; id=&quot;side-B-8&quot;&gt;&lt;img class=&quot;d-block&quot; width=&quot;80&quot; height=&quot;112&quot; src=&quot;https://one-draw.jp/ijinden/cardlist/B01/card/B_008.png&quot; /&gt;&lt;div class=&quot;container-num-copies position-absolute bottom-0 start-0 px-1&quot; id=&quot;side-B-8-num-copies&quot;&gt;0&lt;/div&gt;&lt;button type=&quot;button&quot; class=&quot;btn btn-secondary btn-number btn-sm btn-pop position-absolute top-0 start-0&quot; data-type=&quot;minus&quot; data-deck=&quot;side&quot; data-id=&quot;B-8&quot;&gt;-&lt;/button&gt;&lt;button type=&quot;button&quot; class=&quot;btn btn-secondary btn-number btn-sm btn-push position-absolute top-0 end-0&quot; data-type=&quot;plus&quot; data-deck=&quot;side&quot; data-id=&quot;B-8&quot;&gt;+&lt;/button&gt;&lt;button type=&quot;button&quot; class=&quot;btn btn-secondary btn-number btn-sm btn-raise position-absolute bottom-0 end-0&quot; data-type=&quot;raise&quot; data-id=&quot;B-8&quot;&gt;^&lt;/button&gt;&lt;/div&gt;" calcext:value-type="string">
            <text:p>&lt;div class="container-card position-relative m-1" id="side-B-8"&gt;&lt;img class="d-block" width="80" height="112" src="https://one-draw.jp/ijinden/cardlist/B01/card/B_008.png" /&gt;&lt;div class="container-num-copies position-absolute bottom-0 start-0 px-1" id="side-B-8-num-copies"&gt;0&lt;/div&gt;&lt;button type="button" class="btn btn-secondary btn-number btn-sm btn-pop position-absolute top-0 start-0" data-type="minus" data-deck="side" data-id="B-8"&gt;-&lt;/button&gt;&lt;button type="button" class="btn btn-secondary btn-number btn-sm btn-push position-absolute top-0 end-0" data-type="plus" data-deck="side" data-id="B-8"&gt;+&lt;/button&gt;&lt;button type="button" class="btn btn-secondary btn-number btn-sm btn-raise position-absolute bottom-0 end-0" data-type="raise" data-id="B-8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;[.B22];[$HTML.$K$3];[.B22];[$HTML.$L$3];[.B22];[$HTML.$M$3];[.B22];[$HTML.$N$3];[.B22];[$HTML.$O$3];[.B22];[$HTML.$P$3])" office:value-type="string" office:string-value="&lt;tr id=&quot;table-B-8&quot; data-expansion=&quot;11&quot; data-type=&quot;1&quot; data-color=&quot;20&quot; data-term=&quot;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id="table-B-8" data-expansion="11" data-type="1" data-color="20" data-term="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 position-relative m-1&quot; id=&quot;main-B-9&quot;&gt;&lt;img class=&quot;d-block&quot; width=&quot;80&quot; height=&quot;112&quot; src=&quot;https://one-draw.jp/ijinden/cardlist/B01/card/B_009.png&quot; /&gt;&lt;div class=&quot;container-num-copies position-absolute bottom-0 start-0 px-1&quot; id=&quot;main-B-9-num-copies&quot;&gt;0&lt;/div&gt;&lt;button type=&quot;button&quot; class=&quot;btn btn-secondary btn-number btn-sm btn-pop position-absolute top-0 start-0&quot; data-type=&quot;minus&quot; data-deck=&quot;main&quot; data-id=&quot;B-9&quot;&gt;-&lt;/button&gt;&lt;button type=&quot;button&quot; class=&quot;btn btn-secondary btn-number btn-sm btn-push position-absolute top-0 end-0&quot; data-type=&quot;plus&quot; data-deck=&quot;main&quot; data-id=&quot;B-9&quot;&gt;+&lt;/button&gt;&lt;button type=&quot;button&quot; class=&quot;btn btn-secondary btn-number btn-sm btn-drop position-absolute bottom-0 end-0&quot; data-type=&quot;drop&quot; data-id=&quot;B-9&quot;&gt;v&lt;/button&gt;&lt;/div&gt;" calcext:value-type="string">
            <text:p>&lt;div class="container-card position-relative m-1" id="main-B-9"&gt;&lt;img class="d-block" width="80" height="112" src="https://one-draw.jp/ijinden/cardlist/B01/card/B_009.png" /&gt;&lt;div class="container-num-copies position-absolute bottom-0 start-0 px-1" id="main-B-9-num-copies"&gt;0&lt;/div&gt;&lt;button type="button" class="btn btn-secondary btn-number btn-sm btn-pop position-absolute top-0 start-0" data-type="minus" data-deck="main" data-id="B-9"&gt;-&lt;/button&gt;&lt;button type="button" class="btn btn-secondary btn-number btn-sm btn-push position-absolute top-0 end-0" data-type="plus" data-deck="main" data-id="B-9"&gt;+&lt;/button&gt;&lt;button type="button" class="btn btn-secondary btn-number btn-sm btn-drop position-absolute bottom-0 end-0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 position-relative m-1&quot; id=&quot;side-B-9&quot;&gt;&lt;img class=&quot;d-block&quot; width=&quot;80&quot; height=&quot;112&quot; src=&quot;https://one-draw.jp/ijinden/cardlist/B01/card/B_009.png&quot; /&gt;&lt;div class=&quot;container-num-copies position-absolute bottom-0 start-0 px-1&quot; id=&quot;side-B-9-num-copies&quot;&gt;0&lt;/div&gt;&lt;button type=&quot;button&quot; class=&quot;btn btn-secondary btn-number btn-sm btn-pop position-absolute top-0 start-0&quot; data-type=&quot;minus&quot; data-deck=&quot;side&quot; data-id=&quot;B-9&quot;&gt;-&lt;/button&gt;&lt;button type=&quot;button&quot; class=&quot;btn btn-secondary btn-number btn-sm btn-push position-absolute top-0 end-0&quot; data-type=&quot;plus&quot; data-deck=&quot;side&quot; data-id=&quot;B-9&quot;&gt;+&lt;/button&gt;&lt;button type=&quot;button&quot; class=&quot;btn btn-secondary btn-number btn-sm btn-raise position-absolute bottom-0 end-0&quot; data-type=&quot;raise&quot; data-id=&quot;B-9&quot;&gt;^&lt;/button&gt;&lt;/div&gt;" calcext:value-type="string">
            <text:p>&lt;div class="container-card position-relative m-1" id="side-B-9"&gt;&lt;img class="d-block" width="80" height="112" src="https://one-draw.jp/ijinden/cardlist/B01/card/B_009.png" /&gt;&lt;div class="container-num-copies position-absolute bottom-0 start-0 px-1" id="side-B-9-num-copies"&gt;0&lt;/div&gt;&lt;button type="button" class="btn btn-secondary btn-number btn-sm btn-pop position-absolute top-0 start-0" data-type="minus" data-deck="side" data-id="B-9"&gt;-&lt;/button&gt;&lt;button type="button" class="btn btn-secondary btn-number btn-sm btn-push position-absolute top-0 end-0" data-type="plus" data-deck="side" data-id="B-9"&gt;+&lt;/button&gt;&lt;button type="button" class="btn btn-secondary btn-number btn-sm btn-raise position-absolute bottom-0 end-0" data-type="raise" data-id="B-9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;[.B23];[$HTML.$K$3];[.B23];[$HTML.$L$3];[.B23];[$HTML.$M$3];[.B23];[$HTML.$N$3];[.B23];[$HTML.$O$3];[.B23];[$HTML.$P$3])" office:value-type="string" office:string-value="&lt;tr id=&quot;table-B-9&quot; data-expansion=&quot;11&quot; data-type=&quot;2&quot; data-color=&quot;20&quot; data-term=&quot;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id="table-B-9" data-expansion="11" data-type="2" data-color="20" data-term="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 position-relative m-1&quot; id=&quot;main-B-10&quot;&gt;&lt;img class=&quot;d-block&quot; width=&quot;80&quot; height=&quot;112&quot; src=&quot;https://one-draw.jp/ijinden/cardlist/B01/card/B_010.png&quot; /&gt;&lt;div class=&quot;container-num-copies position-absolute bottom-0 start-0 px-1&quot; id=&quot;main-B-10-num-copies&quot;&gt;0&lt;/div&gt;&lt;button type=&quot;button&quot; class=&quot;btn btn-secondary btn-number btn-sm btn-pop position-absolute top-0 start-0&quot; data-type=&quot;minus&quot; data-deck=&quot;main&quot; data-id=&quot;B-10&quot;&gt;-&lt;/button&gt;&lt;button type=&quot;button&quot; class=&quot;btn btn-secondary btn-number btn-sm btn-push position-absolute top-0 end-0&quot; data-type=&quot;plus&quot; data-deck=&quot;main&quot; data-id=&quot;B-10&quot;&gt;+&lt;/button&gt;&lt;button type=&quot;button&quot; class=&quot;btn btn-secondary btn-number btn-sm btn-drop position-absolute bottom-0 end-0&quot; data-type=&quot;drop&quot; data-id=&quot;B-10&quot;&gt;v&lt;/button&gt;&lt;/div&gt;" calcext:value-type="string">
            <text:p>&lt;div class="container-card position-relative m-1" id="main-B-10"&gt;&lt;img class="d-block" width="80" height="112" src="https://one-draw.jp/ijinden/cardlist/B01/card/B_010.png" /&gt;&lt;div class="container-num-copies position-absolute bottom-0 start-0 px-1" id="main-B-10-num-copies"&gt;0&lt;/div&gt;&lt;button type="button" class="btn btn-secondary btn-number btn-sm btn-pop position-absolute top-0 start-0" data-type="minus" data-deck="main" data-id="B-10"&gt;-&lt;/button&gt;&lt;button type="button" class="btn btn-secondary btn-number btn-sm btn-push position-absolute top-0 end-0" data-type="plus" data-deck="main" data-id="B-10"&gt;+&lt;/button&gt;&lt;button type="button" class="btn btn-secondary btn-number btn-sm btn-drop position-absolute bottom-0 end-0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 position-relative m-1&quot; id=&quot;side-B-10&quot;&gt;&lt;img class=&quot;d-block&quot; width=&quot;80&quot; height=&quot;112&quot; src=&quot;https://one-draw.jp/ijinden/cardlist/B01/card/B_010.png&quot; /&gt;&lt;div class=&quot;container-num-copies position-absolute bottom-0 start-0 px-1&quot; id=&quot;side-B-10-num-copies&quot;&gt;0&lt;/div&gt;&lt;button type=&quot;button&quot; class=&quot;btn btn-secondary btn-number btn-sm btn-pop position-absolute top-0 start-0&quot; data-type=&quot;minus&quot; data-deck=&quot;side&quot; data-id=&quot;B-10&quot;&gt;-&lt;/button&gt;&lt;button type=&quot;button&quot; class=&quot;btn btn-secondary btn-number btn-sm btn-push position-absolute top-0 end-0&quot; data-type=&quot;plus&quot; data-deck=&quot;side&quot; data-id=&quot;B-10&quot;&gt;+&lt;/button&gt;&lt;button type=&quot;button&quot; class=&quot;btn btn-secondary btn-number btn-sm btn-raise position-absolute bottom-0 end-0&quot; data-type=&quot;raise&quot; data-id=&quot;B-10&quot;&gt;^&lt;/button&gt;&lt;/div&gt;" calcext:value-type="string">
            <text:p>&lt;div class="container-card position-relative m-1" id="side-B-10"&gt;&lt;img class="d-block" width="80" height="112" src="https://one-draw.jp/ijinden/cardlist/B01/card/B_010.png" /&gt;&lt;div class="container-num-copies position-absolute bottom-0 start-0 px-1" id="side-B-10-num-copies"&gt;0&lt;/div&gt;&lt;button type="button" class="btn btn-secondary btn-number btn-sm btn-pop position-absolute top-0 start-0" data-type="minus" data-deck="side" data-id="B-10"&gt;-&lt;/button&gt;&lt;button type="button" class="btn btn-secondary btn-number btn-sm btn-push position-absolute top-0 end-0" data-type="plus" data-deck="side" data-id="B-10"&gt;+&lt;/button&gt;&lt;button type="button" class="btn btn-secondary btn-number btn-sm btn-raise position-absolute bottom-0 end-0" data-type="raise" data-id="B-10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;[.B24];[$HTML.$K$3];[.B24];[$HTML.$L$3];[.B24];[$HTML.$M$3];[.B24];[$HTML.$N$3];[.B24];[$HTML.$O$3];[.B24];[$HTML.$P$3])" office:value-type="string" office:string-value="&lt;tr id=&quot;table-B-10&quot; data-expansion=&quot;11&quot; data-type=&quot;2&quot; data-color=&quot;20&quot; data-term=&quot;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id="table-B-10" data-expansion="11" data-type="2" data-color="20" data-term="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 position-relative m-1&quot; id=&quot;main-B-11&quot;&gt;&lt;img class=&quot;d-block&quot; width=&quot;80&quot; height=&quot;112&quot; src=&quot;https://one-draw.jp/ijinden/cardlist/B01/card/B_011.png&quot; /&gt;&lt;div class=&quot;container-num-copies position-absolute bottom-0 start-0 px-1&quot; id=&quot;main-B-11-num-copies&quot;&gt;0&lt;/div&gt;&lt;button type=&quot;button&quot; class=&quot;btn btn-secondary btn-number btn-sm btn-pop position-absolute top-0 start-0&quot; data-type=&quot;minus&quot; data-deck=&quot;main&quot; data-id=&quot;B-11&quot;&gt;-&lt;/button&gt;&lt;button type=&quot;button&quot; class=&quot;btn btn-secondary btn-number btn-sm btn-push position-absolute top-0 end-0&quot; data-type=&quot;plus&quot; data-deck=&quot;main&quot; data-id=&quot;B-11&quot;&gt;+&lt;/button&gt;&lt;button type=&quot;button&quot; class=&quot;btn btn-secondary btn-number btn-sm btn-drop position-absolute bottom-0 end-0&quot; data-type=&quot;drop&quot; data-id=&quot;B-11&quot;&gt;v&lt;/button&gt;&lt;/div&gt;" calcext:value-type="string">
            <text:p>&lt;div class="container-card position-relative m-1" id="main-B-11"&gt;&lt;img class="d-block" width="80" height="112" src="https://one-draw.jp/ijinden/cardlist/B01/card/B_011.png" /&gt;&lt;div class="container-num-copies position-absolute bottom-0 start-0 px-1" id="main-B-11-num-copies"&gt;0&lt;/div&gt;&lt;button type="button" class="btn btn-secondary btn-number btn-sm btn-pop position-absolute top-0 start-0" data-type="minus" data-deck="main" data-id="B-11"&gt;-&lt;/button&gt;&lt;button type="button" class="btn btn-secondary btn-number btn-sm btn-push position-absolute top-0 end-0" data-type="plus" data-deck="main" data-id="B-11"&gt;+&lt;/button&gt;&lt;button type="button" class="btn btn-secondary btn-number btn-sm btn-drop position-absolute bottom-0 end-0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 position-relative m-1&quot; id=&quot;side-B-11&quot;&gt;&lt;img class=&quot;d-block&quot; width=&quot;80&quot; height=&quot;112&quot; src=&quot;https://one-draw.jp/ijinden/cardlist/B01/card/B_011.png&quot; /&gt;&lt;div class=&quot;container-num-copies position-absolute bottom-0 start-0 px-1&quot; id=&quot;side-B-11-num-copies&quot;&gt;0&lt;/div&gt;&lt;button type=&quot;button&quot; class=&quot;btn btn-secondary btn-number btn-sm btn-pop position-absolute top-0 start-0&quot; data-type=&quot;minus&quot; data-deck=&quot;side&quot; data-id=&quot;B-11&quot;&gt;-&lt;/button&gt;&lt;button type=&quot;button&quot; class=&quot;btn btn-secondary btn-number btn-sm btn-push position-absolute top-0 end-0&quot; data-type=&quot;plus&quot; data-deck=&quot;side&quot; data-id=&quot;B-11&quot;&gt;+&lt;/button&gt;&lt;button type=&quot;button&quot; class=&quot;btn btn-secondary btn-number btn-sm btn-raise position-absolute bottom-0 end-0&quot; data-type=&quot;raise&quot; data-id=&quot;B-11&quot;&gt;^&lt;/button&gt;&lt;/div&gt;" calcext:value-type="string">
            <text:p>&lt;div class="container-card position-relative m-1" id="side-B-11"&gt;&lt;img class="d-block" width="80" height="112" src="https://one-draw.jp/ijinden/cardlist/B01/card/B_011.png" /&gt;&lt;div class="container-num-copies position-absolute bottom-0 start-0 px-1" id="side-B-11-num-copies"&gt;0&lt;/div&gt;&lt;button type="button" class="btn btn-secondary btn-number btn-sm btn-pop position-absolute top-0 start-0" data-type="minus" data-deck="side" data-id="B-11"&gt;-&lt;/button&gt;&lt;button type="button" class="btn btn-secondary btn-number btn-sm btn-push position-absolute top-0 end-0" data-type="plus" data-deck="side" data-id="B-11"&gt;+&lt;/button&gt;&lt;button type="button" class="btn btn-secondary btn-number btn-sm btn-raise position-absolute bottom-0 end-0" data-type="raise" data-id="B-11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;[.B25];[$HTML.$K$3];[.B25];[$HTML.$L$3];[.B25];[$HTML.$M$3];[.B25];[$HTML.$N$3];[.B25];[$HTML.$O$3];[.B25];[$HTML.$P$3])" office:value-type="string" office:string-value="&lt;tr id=&quot;table-B-11&quot; data-expansion=&quot;11&quot; data-type=&quot;3&quot; data-color=&quot;20&quot; data-term=&quot;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id="table-B-11" data-expansion="11" data-type="3" data-color="20" data-term="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 position-relative m-1&quot; id=&quot;main-B-12&quot;&gt;&lt;img class=&quot;d-block&quot; width=&quot;80&quot; height=&quot;112&quot; src=&quot;https://one-draw.jp/ijinden/cardlist/B01/card/B_012.png&quot; /&gt;&lt;div class=&quot;container-num-copies position-absolute bottom-0 start-0 px-1&quot; id=&quot;main-B-12-num-copies&quot;&gt;0&lt;/div&gt;&lt;button type=&quot;button&quot; class=&quot;btn btn-secondary btn-number btn-sm btn-pop position-absolute top-0 start-0&quot; data-type=&quot;minus&quot; data-deck=&quot;main&quot; data-id=&quot;B-12&quot;&gt;-&lt;/button&gt;&lt;button type=&quot;button&quot; class=&quot;btn btn-secondary btn-number btn-sm btn-push position-absolute top-0 end-0&quot; data-type=&quot;plus&quot; data-deck=&quot;main&quot; data-id=&quot;B-12&quot;&gt;+&lt;/button&gt;&lt;button type=&quot;button&quot; class=&quot;btn btn-secondary btn-number btn-sm btn-drop position-absolute bottom-0 end-0&quot; data-type=&quot;drop&quot; data-id=&quot;B-12&quot;&gt;v&lt;/button&gt;&lt;/div&gt;" calcext:value-type="string">
            <text:p>&lt;div class="container-card position-relative m-1" id="main-B-12"&gt;&lt;img class="d-block" width="80" height="112" src="https://one-draw.jp/ijinden/cardlist/B01/card/B_012.png" /&gt;&lt;div class="container-num-copies position-absolute bottom-0 start-0 px-1" id="main-B-12-num-copies"&gt;0&lt;/div&gt;&lt;button type="button" class="btn btn-secondary btn-number btn-sm btn-pop position-absolute top-0 start-0" data-type="minus" data-deck="main" data-id="B-12"&gt;-&lt;/button&gt;&lt;button type="button" class="btn btn-secondary btn-number btn-sm btn-push position-absolute top-0 end-0" data-type="plus" data-deck="main" data-id="B-12"&gt;+&lt;/button&gt;&lt;button type="button" class="btn btn-secondary btn-number btn-sm btn-drop position-absolute bottom-0 end-0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 position-relative m-1&quot; id=&quot;side-B-12&quot;&gt;&lt;img class=&quot;d-block&quot; width=&quot;80&quot; height=&quot;112&quot; src=&quot;https://one-draw.jp/ijinden/cardlist/B01/card/B_012.png&quot; /&gt;&lt;div class=&quot;container-num-copies position-absolute bottom-0 start-0 px-1&quot; id=&quot;side-B-12-num-copies&quot;&gt;0&lt;/div&gt;&lt;button type=&quot;button&quot; class=&quot;btn btn-secondary btn-number btn-sm btn-pop position-absolute top-0 start-0&quot; data-type=&quot;minus&quot; data-deck=&quot;side&quot; data-id=&quot;B-12&quot;&gt;-&lt;/button&gt;&lt;button type=&quot;button&quot; class=&quot;btn btn-secondary btn-number btn-sm btn-push position-absolute top-0 end-0&quot; data-type=&quot;plus&quot; data-deck=&quot;side&quot; data-id=&quot;B-12&quot;&gt;+&lt;/button&gt;&lt;button type=&quot;button&quot; class=&quot;btn btn-secondary btn-number btn-sm btn-raise position-absolute bottom-0 end-0&quot; data-type=&quot;raise&quot; data-id=&quot;B-12&quot;&gt;^&lt;/button&gt;&lt;/div&gt;" calcext:value-type="string">
            <text:p>&lt;div class="container-card position-relative m-1" id="side-B-12"&gt;&lt;img class="d-block" width="80" height="112" src="https://one-draw.jp/ijinden/cardlist/B01/card/B_012.png" /&gt;&lt;div class="container-num-copies position-absolute bottom-0 start-0 px-1" id="side-B-12-num-copies"&gt;0&lt;/div&gt;&lt;button type="button" class="btn btn-secondary btn-number btn-sm btn-pop position-absolute top-0 start-0" data-type="minus" data-deck="side" data-id="B-12"&gt;-&lt;/button&gt;&lt;button type="button" class="btn btn-secondary btn-number btn-sm btn-push position-absolute top-0 end-0" data-type="plus" data-deck="side" data-id="B-12"&gt;+&lt;/button&gt;&lt;button type="button" class="btn btn-secondary btn-number btn-sm btn-raise position-absolute bottom-0 end-0" data-type="raise" data-id="B-12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;[.B26];[$HTML.$K$3];[.B26];[$HTML.$L$3];[.B26];[$HTML.$M$3];[.B26];[$HTML.$N$3];[.B26];[$HTML.$O$3];[.B26];[$HTML.$P$3])" office:value-type="string" office:string-value="&lt;tr id=&quot;table-B-12&quot; data-expansion=&quot;11&quot; data-type=&quot;3&quot; data-color=&quot;20&quot; data-term=&quot;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id="table-B-12" data-expansion="11" data-type="3" data-color="20" data-term="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 position-relative m-1&quot; id=&quot;main-B-13&quot;&gt;&lt;img class=&quot;d-block&quot; width=&quot;80&quot; height=&quot;112&quot; src=&quot;https://one-draw.jp/ijinden/cardlist/B01/card/B_013.png&quot; /&gt;&lt;div class=&quot;container-num-copies position-absolute bottom-0 start-0 px-1&quot; id=&quot;main-B-13-num-copies&quot;&gt;0&lt;/div&gt;&lt;button type=&quot;button&quot; class=&quot;btn btn-secondary btn-number btn-sm btn-pop position-absolute top-0 start-0&quot; data-type=&quot;minus&quot; data-deck=&quot;main&quot; data-id=&quot;B-13&quot;&gt;-&lt;/button&gt;&lt;button type=&quot;button&quot; class=&quot;btn btn-secondary btn-number btn-sm btn-push position-absolute top-0 end-0&quot; data-type=&quot;plus&quot; data-deck=&quot;main&quot; data-id=&quot;B-13&quot;&gt;+&lt;/button&gt;&lt;button type=&quot;button&quot; class=&quot;btn btn-secondary btn-number btn-sm btn-drop position-absolute bottom-0 end-0&quot; data-type=&quot;drop&quot; data-id=&quot;B-13&quot;&gt;v&lt;/button&gt;&lt;/div&gt;" calcext:value-type="string">
            <text:p>&lt;div class="container-card position-relative m-1" id="main-B-13"&gt;&lt;img class="d-block" width="80" height="112" src="https://one-draw.jp/ijinden/cardlist/B01/card/B_013.png" /&gt;&lt;div class="container-num-copies position-absolute bottom-0 start-0 px-1" id="main-B-13-num-copies"&gt;0&lt;/div&gt;&lt;button type="button" class="btn btn-secondary btn-number btn-sm btn-pop position-absolute top-0 start-0" data-type="minus" data-deck="main" data-id="B-13"&gt;-&lt;/button&gt;&lt;button type="button" class="btn btn-secondary btn-number btn-sm btn-push position-absolute top-0 end-0" data-type="plus" data-deck="main" data-id="B-13"&gt;+&lt;/button&gt;&lt;button type="button" class="btn btn-secondary btn-number btn-sm btn-drop position-absolute bottom-0 end-0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 position-relative m-1&quot; id=&quot;side-B-13&quot;&gt;&lt;img class=&quot;d-block&quot; width=&quot;80&quot; height=&quot;112&quot; src=&quot;https://one-draw.jp/ijinden/cardlist/B01/card/B_013.png&quot; /&gt;&lt;div class=&quot;container-num-copies position-absolute bottom-0 start-0 px-1&quot; id=&quot;side-B-13-num-copies&quot;&gt;0&lt;/div&gt;&lt;button type=&quot;button&quot; class=&quot;btn btn-secondary btn-number btn-sm btn-pop position-absolute top-0 start-0&quot; data-type=&quot;minus&quot; data-deck=&quot;side&quot; data-id=&quot;B-13&quot;&gt;-&lt;/button&gt;&lt;button type=&quot;button&quot; class=&quot;btn btn-secondary btn-number btn-sm btn-push position-absolute top-0 end-0&quot; data-type=&quot;plus&quot; data-deck=&quot;side&quot; data-id=&quot;B-13&quot;&gt;+&lt;/button&gt;&lt;button type=&quot;button&quot; class=&quot;btn btn-secondary btn-number btn-sm btn-raise position-absolute bottom-0 end-0&quot; data-type=&quot;raise&quot; data-id=&quot;B-13&quot;&gt;^&lt;/button&gt;&lt;/div&gt;" calcext:value-type="string">
            <text:p>&lt;div class="container-card position-relative m-1" id="side-B-13"&gt;&lt;img class="d-block" width="80" height="112" src="https://one-draw.jp/ijinden/cardlist/B01/card/B_013.png" /&gt;&lt;div class="container-num-copies position-absolute bottom-0 start-0 px-1" id="side-B-13-num-copies"&gt;0&lt;/div&gt;&lt;button type="button" class="btn btn-secondary btn-number btn-sm btn-pop position-absolute top-0 start-0" data-type="minus" data-deck="side" data-id="B-13"&gt;-&lt;/button&gt;&lt;button type="button" class="btn btn-secondary btn-number btn-sm btn-push position-absolute top-0 end-0" data-type="plus" data-deck="side" data-id="B-13"&gt;+&lt;/button&gt;&lt;button type="button" class="btn btn-secondary btn-number btn-sm btn-raise position-absolute bottom-0 end-0" data-type="raise" data-id="B-13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;[.B27];[$HTML.$K$3];[.B27];[$HTML.$L$3];[.B27];[$HTML.$M$3];[.B27];[$HTML.$N$3];[.B27];[$HTML.$O$3];[.B27];[$HTML.$P$3])" office:value-type="string" office:string-value="&lt;tr id=&quot;table-B-13&quot; data-expansion=&quot;11&quot; data-type=&quot;4&quot; data-color=&quot;20&quot; data-term=&quot;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id="table-B-13" data-expansion="11" data-type="4" data-color="20" data-term="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 position-relative m-1&quot; id=&quot;main-G-1&quot;&gt;&lt;img class=&quot;d-block&quot; width=&quot;80&quot; height=&quot;112&quot; src=&quot;https://one-draw.jp/ijinden/cardlist/G01/card/G_001.png&quot; /&gt;&lt;div class=&quot;container-num-copies position-absolute bottom-0 start-0 px-1&quot; id=&quot;main-G-1-num-copies&quot;&gt;0&lt;/div&gt;&lt;button type=&quot;button&quot; class=&quot;btn btn-secondary btn-number btn-sm btn-pop position-absolute top-0 start-0&quot; data-type=&quot;minus&quot; data-deck=&quot;main&quot; data-id=&quot;G-1&quot;&gt;-&lt;/button&gt;&lt;button type=&quot;button&quot; class=&quot;btn btn-secondary btn-number btn-sm btn-push position-absolute top-0 end-0&quot; data-type=&quot;plus&quot; data-deck=&quot;main&quot; data-id=&quot;G-1&quot;&gt;+&lt;/button&gt;&lt;button type=&quot;button&quot; class=&quot;btn btn-secondary btn-number btn-sm btn-drop position-absolute bottom-0 end-0&quot; data-type=&quot;drop&quot; data-id=&quot;G-1&quot;&gt;v&lt;/button&gt;&lt;/div&gt;" calcext:value-type="string">
            <text:p>&lt;div class="container-card position-relative m-1" id="main-G-1"&gt;&lt;img class="d-block" width="80" height="112" src="https://one-draw.jp/ijinden/cardlist/G01/card/G_001.png" /&gt;&lt;div class="container-num-copies position-absolute bottom-0 start-0 px-1" id="main-G-1-num-copies"&gt;0&lt;/div&gt;&lt;button type="button" class="btn btn-secondary btn-number btn-sm btn-pop position-absolute top-0 start-0" data-type="minus" data-deck="main" data-id="G-1"&gt;-&lt;/button&gt;&lt;button type="button" class="btn btn-secondary btn-number btn-sm btn-push position-absolute top-0 end-0" data-type="plus" data-deck="main" data-id="G-1"&gt;+&lt;/button&gt;&lt;button type="button" class="btn btn-secondary btn-number btn-sm btn-drop position-absolute bottom-0 end-0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 position-relative m-1&quot; id=&quot;side-G-1&quot;&gt;&lt;img class=&quot;d-block&quot; width=&quot;80&quot; height=&quot;112&quot; src=&quot;https://one-draw.jp/ijinden/cardlist/G01/card/G_001.png&quot; /&gt;&lt;div class=&quot;container-num-copies position-absolute bottom-0 start-0 px-1&quot; id=&quot;side-G-1-num-copies&quot;&gt;0&lt;/div&gt;&lt;button type=&quot;button&quot; class=&quot;btn btn-secondary btn-number btn-sm btn-pop position-absolute top-0 start-0&quot; data-type=&quot;minus&quot; data-deck=&quot;side&quot; data-id=&quot;G-1&quot;&gt;-&lt;/button&gt;&lt;button type=&quot;button&quot; class=&quot;btn btn-secondary btn-number btn-sm btn-push position-absolute top-0 end-0&quot; data-type=&quot;plus&quot; data-deck=&quot;side&quot; data-id=&quot;G-1&quot;&gt;+&lt;/button&gt;&lt;button type=&quot;button&quot; class=&quot;btn btn-secondary btn-number btn-sm btn-raise position-absolute bottom-0 end-0&quot; data-type=&quot;raise&quot; data-id=&quot;G-1&quot;&gt;^&lt;/button&gt;&lt;/div&gt;" calcext:value-type="string">
            <text:p>&lt;div class="container-card position-relative m-1" id="side-G-1"&gt;&lt;img class="d-block" width="80" height="112" src="https://one-draw.jp/ijinden/cardlist/G01/card/G_001.png" /&gt;&lt;div class="container-num-copies position-absolute bottom-0 start-0 px-1" id="side-G-1-num-copies"&gt;0&lt;/div&gt;&lt;button type="button" class="btn btn-secondary btn-number btn-sm btn-pop position-absolute top-0 start-0" data-type="minus" data-deck="side" data-id="G-1"&gt;-&lt;/button&gt;&lt;button type="button" class="btn btn-secondary btn-number btn-sm btn-push position-absolute top-0 end-0" data-type="plus" data-deck="side" data-id="G-1"&gt;+&lt;/button&gt;&lt;button type="button" class="btn btn-secondary btn-number btn-sm btn-raise position-absolute bottom-0 end-0" data-type="raise" data-id="G-1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;[.B28];[$HTML.$K$3];[.B28];[$HTML.$L$3];[.B28];[$HTML.$M$3];[.B28];[$HTML.$N$3];[.B28];[$HTML.$O$3];[.B28];[$HTML.$P$3])" office:value-type="string" office:string-value="&lt;tr id=&quot;table-G-1&quot; data-expansion=&quot;12&quot; data-type=&quot;1&quot; data-color=&quot;30&quot; data-term=&quot;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id="table-G-1" data-expansion="12" data-type="1" data-color="30" data-term="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 position-relative m-1&quot; id=&quot;main-G-2&quot;&gt;&lt;img class=&quot;d-block&quot; width=&quot;80&quot; height=&quot;112&quot; src=&quot;https://one-draw.jp/ijinden/cardlist/G01/card/G_002.png&quot; /&gt;&lt;div class=&quot;container-num-copies position-absolute bottom-0 start-0 px-1&quot; id=&quot;main-G-2-num-copies&quot;&gt;0&lt;/div&gt;&lt;button type=&quot;button&quot; class=&quot;btn btn-secondary btn-number btn-sm btn-pop position-absolute top-0 start-0&quot; data-type=&quot;minus&quot; data-deck=&quot;main&quot; data-id=&quot;G-2&quot;&gt;-&lt;/button&gt;&lt;button type=&quot;button&quot; class=&quot;btn btn-secondary btn-number btn-sm btn-push position-absolute top-0 end-0&quot; data-type=&quot;plus&quot; data-deck=&quot;main&quot; data-id=&quot;G-2&quot;&gt;+&lt;/button&gt;&lt;button type=&quot;button&quot; class=&quot;btn btn-secondary btn-number btn-sm btn-drop position-absolute bottom-0 end-0&quot; data-type=&quot;drop&quot; data-id=&quot;G-2&quot;&gt;v&lt;/button&gt;&lt;/div&gt;" calcext:value-type="string">
            <text:p>&lt;div class="container-card position-relative m-1" id="main-G-2"&gt;&lt;img class="d-block" width="80" height="112" src="https://one-draw.jp/ijinden/cardlist/G01/card/G_002.png" /&gt;&lt;div class="container-num-copies position-absolute bottom-0 start-0 px-1" id="main-G-2-num-copies"&gt;0&lt;/div&gt;&lt;button type="button" class="btn btn-secondary btn-number btn-sm btn-pop position-absolute top-0 start-0" data-type="minus" data-deck="main" data-id="G-2"&gt;-&lt;/button&gt;&lt;button type="button" class="btn btn-secondary btn-number btn-sm btn-push position-absolute top-0 end-0" data-type="plus" data-deck="main" data-id="G-2"&gt;+&lt;/button&gt;&lt;button type="button" class="btn btn-secondary btn-number btn-sm btn-drop position-absolute bottom-0 end-0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 position-relative m-1&quot; id=&quot;side-G-2&quot;&gt;&lt;img class=&quot;d-block&quot; width=&quot;80&quot; height=&quot;112&quot; src=&quot;https://one-draw.jp/ijinden/cardlist/G01/card/G_002.png&quot; /&gt;&lt;div class=&quot;container-num-copies position-absolute bottom-0 start-0 px-1&quot; id=&quot;side-G-2-num-copies&quot;&gt;0&lt;/div&gt;&lt;button type=&quot;button&quot; class=&quot;btn btn-secondary btn-number btn-sm btn-pop position-absolute top-0 start-0&quot; data-type=&quot;minus&quot; data-deck=&quot;side&quot; data-id=&quot;G-2&quot;&gt;-&lt;/button&gt;&lt;button type=&quot;button&quot; class=&quot;btn btn-secondary btn-number btn-sm btn-push position-absolute top-0 end-0&quot; data-type=&quot;plus&quot; data-deck=&quot;side&quot; data-id=&quot;G-2&quot;&gt;+&lt;/button&gt;&lt;button type=&quot;button&quot; class=&quot;btn btn-secondary btn-number btn-sm btn-raise position-absolute bottom-0 end-0&quot; data-type=&quot;raise&quot; data-id=&quot;G-2&quot;&gt;^&lt;/button&gt;&lt;/div&gt;" calcext:value-type="string">
            <text:p>&lt;div class="container-card position-relative m-1" id="side-G-2"&gt;&lt;img class="d-block" width="80" height="112" src="https://one-draw.jp/ijinden/cardlist/G01/card/G_002.png" /&gt;&lt;div class="container-num-copies position-absolute bottom-0 start-0 px-1" id="side-G-2-num-copies"&gt;0&lt;/div&gt;&lt;button type="button" class="btn btn-secondary btn-number btn-sm btn-pop position-absolute top-0 start-0" data-type="minus" data-deck="side" data-id="G-2"&gt;-&lt;/button&gt;&lt;button type="button" class="btn btn-secondary btn-number btn-sm btn-push position-absolute top-0 end-0" data-type="plus" data-deck="side" data-id="G-2"&gt;+&lt;/button&gt;&lt;button type="button" class="btn btn-secondary btn-number btn-sm btn-raise position-absolute bottom-0 end-0" data-type="raise" data-id="G-2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;[.B29];[$HTML.$K$3];[.B29];[$HTML.$L$3];[.B29];[$HTML.$M$3];[.B29];[$HTML.$N$3];[.B29];[$HTML.$O$3];[.B29];[$HTML.$P$3])" office:value-type="string" office:string-value="&lt;tr id=&quot;table-G-2&quot; data-expansion=&quot;12&quot; data-type=&quot;1&quot; data-color=&quot;30&quot; data-term=&quot;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id="table-G-2" data-expansion="12" data-type="1" data-color="30" data-term="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 position-relative m-1&quot; id=&quot;main-G-3&quot;&gt;&lt;img class=&quot;d-block&quot; width=&quot;80&quot; height=&quot;112&quot; src=&quot;https://one-draw.jp/ijinden/cardlist/G01/card/G_003.png&quot; /&gt;&lt;div class=&quot;container-num-copies position-absolute bottom-0 start-0 px-1&quot; id=&quot;main-G-3-num-copies&quot;&gt;0&lt;/div&gt;&lt;button type=&quot;button&quot; class=&quot;btn btn-secondary btn-number btn-sm btn-pop position-absolute top-0 start-0&quot; data-type=&quot;minus&quot; data-deck=&quot;main&quot; data-id=&quot;G-3&quot;&gt;-&lt;/button&gt;&lt;button type=&quot;button&quot; class=&quot;btn btn-secondary btn-number btn-sm btn-push position-absolute top-0 end-0&quot; data-type=&quot;plus&quot; data-deck=&quot;main&quot; data-id=&quot;G-3&quot;&gt;+&lt;/button&gt;&lt;button type=&quot;button&quot; class=&quot;btn btn-secondary btn-number btn-sm btn-drop position-absolute bottom-0 end-0&quot; data-type=&quot;drop&quot; data-id=&quot;G-3&quot;&gt;v&lt;/button&gt;&lt;/div&gt;" calcext:value-type="string">
            <text:p>&lt;div class="container-card position-relative m-1" id="main-G-3"&gt;&lt;img class="d-block" width="80" height="112" src="https://one-draw.jp/ijinden/cardlist/G01/card/G_003.png" /&gt;&lt;div class="container-num-copies position-absolute bottom-0 start-0 px-1" id="main-G-3-num-copies"&gt;0&lt;/div&gt;&lt;button type="button" class="btn btn-secondary btn-number btn-sm btn-pop position-absolute top-0 start-0" data-type="minus" data-deck="main" data-id="G-3"&gt;-&lt;/button&gt;&lt;button type="button" class="btn btn-secondary btn-number btn-sm btn-push position-absolute top-0 end-0" data-type="plus" data-deck="main" data-id="G-3"&gt;+&lt;/button&gt;&lt;button type="button" class="btn btn-secondary btn-number btn-sm btn-drop position-absolute bottom-0 end-0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 position-relative m-1&quot; id=&quot;side-G-3&quot;&gt;&lt;img class=&quot;d-block&quot; width=&quot;80&quot; height=&quot;112&quot; src=&quot;https://one-draw.jp/ijinden/cardlist/G01/card/G_003.png&quot; /&gt;&lt;div class=&quot;container-num-copies position-absolute bottom-0 start-0 px-1&quot; id=&quot;side-G-3-num-copies&quot;&gt;0&lt;/div&gt;&lt;button type=&quot;button&quot; class=&quot;btn btn-secondary btn-number btn-sm btn-pop position-absolute top-0 start-0&quot; data-type=&quot;minus&quot; data-deck=&quot;side&quot; data-id=&quot;G-3&quot;&gt;-&lt;/button&gt;&lt;button type=&quot;button&quot; class=&quot;btn btn-secondary btn-number btn-sm btn-push position-absolute top-0 end-0&quot; data-type=&quot;plus&quot; data-deck=&quot;side&quot; data-id=&quot;G-3&quot;&gt;+&lt;/button&gt;&lt;button type=&quot;button&quot; class=&quot;btn btn-secondary btn-number btn-sm btn-raise position-absolute bottom-0 end-0&quot; data-type=&quot;raise&quot; data-id=&quot;G-3&quot;&gt;^&lt;/button&gt;&lt;/div&gt;" calcext:value-type="string">
            <text:p>&lt;div class="container-card position-relative m-1" id="side-G-3"&gt;&lt;img class="d-block" width="80" height="112" src="https://one-draw.jp/ijinden/cardlist/G01/card/G_003.png" /&gt;&lt;div class="container-num-copies position-absolute bottom-0 start-0 px-1" id="side-G-3-num-copies"&gt;0&lt;/div&gt;&lt;button type="button" class="btn btn-secondary btn-number btn-sm btn-pop position-absolute top-0 start-0" data-type="minus" data-deck="side" data-id="G-3"&gt;-&lt;/button&gt;&lt;button type="button" class="btn btn-secondary btn-number btn-sm btn-push position-absolute top-0 end-0" data-type="plus" data-deck="side" data-id="G-3"&gt;+&lt;/button&gt;&lt;button type="button" class="btn btn-secondary btn-number btn-sm btn-raise position-absolute bottom-0 end-0" data-type="raise" data-id="G-3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;[.B30];[$HTML.$K$3];[.B30];[$HTML.$L$3];[.B30];[$HTML.$M$3];[.B30];[$HTML.$N$3];[.B30];[$HTML.$O$3];[.B30];[$HTML.$P$3])" office:value-type="string" office:string-value="&lt;tr id=&quot;table-G-3&quot; data-expansion=&quot;12&quot; data-type=&quot;1&quot; data-color=&quot;30&quot; data-term=&quot;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id="table-G-3" data-expansion="12" data-type="1" data-color="30" data-term="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 position-relative m-1&quot; id=&quot;main-G-4&quot;&gt;&lt;img class=&quot;d-block&quot; width=&quot;80&quot; height=&quot;112&quot; src=&quot;https://one-draw.jp/ijinden/cardlist/G01/card/G_004.png&quot; /&gt;&lt;div class=&quot;container-num-copies position-absolute bottom-0 start-0 px-1&quot; id=&quot;main-G-4-num-copies&quot;&gt;0&lt;/div&gt;&lt;button type=&quot;button&quot; class=&quot;btn btn-secondary btn-number btn-sm btn-pop position-absolute top-0 start-0&quot; data-type=&quot;minus&quot; data-deck=&quot;main&quot; data-id=&quot;G-4&quot;&gt;-&lt;/button&gt;&lt;button type=&quot;button&quot; class=&quot;btn btn-secondary btn-number btn-sm btn-push position-absolute top-0 end-0&quot; data-type=&quot;plus&quot; data-deck=&quot;main&quot; data-id=&quot;G-4&quot;&gt;+&lt;/button&gt;&lt;button type=&quot;button&quot; class=&quot;btn btn-secondary btn-number btn-sm btn-drop position-absolute bottom-0 end-0&quot; data-type=&quot;drop&quot; data-id=&quot;G-4&quot;&gt;v&lt;/button&gt;&lt;/div&gt;" calcext:value-type="string">
            <text:p>&lt;div class="container-card position-relative m-1" id="main-G-4"&gt;&lt;img class="d-block" width="80" height="112" src="https://one-draw.jp/ijinden/cardlist/G01/card/G_004.png" /&gt;&lt;div class="container-num-copies position-absolute bottom-0 start-0 px-1" id="main-G-4-num-copies"&gt;0&lt;/div&gt;&lt;button type="button" class="btn btn-secondary btn-number btn-sm btn-pop position-absolute top-0 start-0" data-type="minus" data-deck="main" data-id="G-4"&gt;-&lt;/button&gt;&lt;button type="button" class="btn btn-secondary btn-number btn-sm btn-push position-absolute top-0 end-0" data-type="plus" data-deck="main" data-id="G-4"&gt;+&lt;/button&gt;&lt;button type="button" class="btn btn-secondary btn-number btn-sm btn-drop position-absolute bottom-0 end-0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 position-relative m-1&quot; id=&quot;side-G-4&quot;&gt;&lt;img class=&quot;d-block&quot; width=&quot;80&quot; height=&quot;112&quot; src=&quot;https://one-draw.jp/ijinden/cardlist/G01/card/G_004.png&quot; /&gt;&lt;div class=&quot;container-num-copies position-absolute bottom-0 start-0 px-1&quot; id=&quot;side-G-4-num-copies&quot;&gt;0&lt;/div&gt;&lt;button type=&quot;button&quot; class=&quot;btn btn-secondary btn-number btn-sm btn-pop position-absolute top-0 start-0&quot; data-type=&quot;minus&quot; data-deck=&quot;side&quot; data-id=&quot;G-4&quot;&gt;-&lt;/button&gt;&lt;button type=&quot;button&quot; class=&quot;btn btn-secondary btn-number btn-sm btn-push position-absolute top-0 end-0&quot; data-type=&quot;plus&quot; data-deck=&quot;side&quot; data-id=&quot;G-4&quot;&gt;+&lt;/button&gt;&lt;button type=&quot;button&quot; class=&quot;btn btn-secondary btn-number btn-sm btn-raise position-absolute bottom-0 end-0&quot; data-type=&quot;raise&quot; data-id=&quot;G-4&quot;&gt;^&lt;/button&gt;&lt;/div&gt;" calcext:value-type="string">
            <text:p>&lt;div class="container-card position-relative m-1" id="side-G-4"&gt;&lt;img class="d-block" width="80" height="112" src="https://one-draw.jp/ijinden/cardlist/G01/card/G_004.png" /&gt;&lt;div class="container-num-copies position-absolute bottom-0 start-0 px-1" id="side-G-4-num-copies"&gt;0&lt;/div&gt;&lt;button type="button" class="btn btn-secondary btn-number btn-sm btn-pop position-absolute top-0 start-0" data-type="minus" data-deck="side" data-id="G-4"&gt;-&lt;/button&gt;&lt;button type="button" class="btn btn-secondary btn-number btn-sm btn-push position-absolute top-0 end-0" data-type="plus" data-deck="side" data-id="G-4"&gt;+&lt;/button&gt;&lt;button type="button" class="btn btn-secondary btn-number btn-sm btn-raise position-absolute bottom-0 end-0" data-type="raise" data-id="G-4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;[.B31];[$HTML.$K$3];[.B31];[$HTML.$L$3];[.B31];[$HTML.$M$3];[.B31];[$HTML.$N$3];[.B31];[$HTML.$O$3];[.B31];[$HTML.$P$3])" office:value-type="string" office:string-value="&lt;tr id=&quot;table-G-4&quot; data-expansion=&quot;12&quot; data-type=&quot;1&quot; data-color=&quot;30&quot; data-term=&quot;2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id="table-G-4" data-expansion="12" data-type="1" data-color="30" data-term="2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 position-relative m-1&quot; id=&quot;main-G-5&quot;&gt;&lt;img class=&quot;d-block&quot; width=&quot;80&quot; height=&quot;112&quot; src=&quot;https://one-draw.jp/ijinden/cardlist/G01/card/G_005.png&quot; /&gt;&lt;div class=&quot;container-num-copies position-absolute bottom-0 start-0 px-1&quot; id=&quot;main-G-5-num-copies&quot;&gt;0&lt;/div&gt;&lt;button type=&quot;button&quot; class=&quot;btn btn-secondary btn-number btn-sm btn-pop position-absolute top-0 start-0&quot; data-type=&quot;minus&quot; data-deck=&quot;main&quot; data-id=&quot;G-5&quot;&gt;-&lt;/button&gt;&lt;button type=&quot;button&quot; class=&quot;btn btn-secondary btn-number btn-sm btn-push position-absolute top-0 end-0&quot; data-type=&quot;plus&quot; data-deck=&quot;main&quot; data-id=&quot;G-5&quot;&gt;+&lt;/button&gt;&lt;button type=&quot;button&quot; class=&quot;btn btn-secondary btn-number btn-sm btn-drop position-absolute bottom-0 end-0&quot; data-type=&quot;drop&quot; data-id=&quot;G-5&quot;&gt;v&lt;/button&gt;&lt;/div&gt;" calcext:value-type="string">
            <text:p>&lt;div class="container-card position-relative m-1" id="main-G-5"&gt;&lt;img class="d-block" width="80" height="112" src="https://one-draw.jp/ijinden/cardlist/G01/card/G_005.png" /&gt;&lt;div class="container-num-copies position-absolute bottom-0 start-0 px-1" id="main-G-5-num-copies"&gt;0&lt;/div&gt;&lt;button type="button" class="btn btn-secondary btn-number btn-sm btn-pop position-absolute top-0 start-0" data-type="minus" data-deck="main" data-id="G-5"&gt;-&lt;/button&gt;&lt;button type="button" class="btn btn-secondary btn-number btn-sm btn-push position-absolute top-0 end-0" data-type="plus" data-deck="main" data-id="G-5"&gt;+&lt;/button&gt;&lt;button type="button" class="btn btn-secondary btn-number btn-sm btn-drop position-absolute bottom-0 end-0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 position-relative m-1&quot; id=&quot;side-G-5&quot;&gt;&lt;img class=&quot;d-block&quot; width=&quot;80&quot; height=&quot;112&quot; src=&quot;https://one-draw.jp/ijinden/cardlist/G01/card/G_005.png&quot; /&gt;&lt;div class=&quot;container-num-copies position-absolute bottom-0 start-0 px-1&quot; id=&quot;side-G-5-num-copies&quot;&gt;0&lt;/div&gt;&lt;button type=&quot;button&quot; class=&quot;btn btn-secondary btn-number btn-sm btn-pop position-absolute top-0 start-0&quot; data-type=&quot;minus&quot; data-deck=&quot;side&quot; data-id=&quot;G-5&quot;&gt;-&lt;/button&gt;&lt;button type=&quot;button&quot; class=&quot;btn btn-secondary btn-number btn-sm btn-push position-absolute top-0 end-0&quot; data-type=&quot;plus&quot; data-deck=&quot;side&quot; data-id=&quot;G-5&quot;&gt;+&lt;/button&gt;&lt;button type=&quot;button&quot; class=&quot;btn btn-secondary btn-number btn-sm btn-raise position-absolute bottom-0 end-0&quot; data-type=&quot;raise&quot; data-id=&quot;G-5&quot;&gt;^&lt;/button&gt;&lt;/div&gt;" calcext:value-type="string">
            <text:p>&lt;div class="container-card position-relative m-1" id="side-G-5"&gt;&lt;img class="d-block" width="80" height="112" src="https://one-draw.jp/ijinden/cardlist/G01/card/G_005.png" /&gt;&lt;div class="container-num-copies position-absolute bottom-0 start-0 px-1" id="side-G-5-num-copies"&gt;0&lt;/div&gt;&lt;button type="button" class="btn btn-secondary btn-number btn-sm btn-pop position-absolute top-0 start-0" data-type="minus" data-deck="side" data-id="G-5"&gt;-&lt;/button&gt;&lt;button type="button" class="btn btn-secondary btn-number btn-sm btn-push position-absolute top-0 end-0" data-type="plus" data-deck="side" data-id="G-5"&gt;+&lt;/button&gt;&lt;button type="button" class="btn btn-secondary btn-number btn-sm btn-raise position-absolute bottom-0 end-0" data-type="raise" data-id="G-5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;[.B32];[$HTML.$K$3];[.B32];[$HTML.$L$3];[.B32];[$HTML.$M$3];[.B32];[$HTML.$N$3];[.B32];[$HTML.$O$3];[.B32];[$HTML.$P$3])" office:value-type="string" office:string-value="&lt;tr id=&quot;table-G-5&quot; data-expansion=&quot;12&quot; data-type=&quot;1&quot; data-color=&quot;30&quot; data-term=&quot;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id="table-G-5" data-expansion="12" data-type="1" data-color="30" data-term="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 position-relative m-1&quot; id=&quot;main-G-6&quot;&gt;&lt;img class=&quot;d-block&quot; width=&quot;80&quot; height=&quot;112&quot; src=&quot;https://one-draw.jp/ijinden/cardlist/G01/card/G_006.png&quot; /&gt;&lt;div class=&quot;container-num-copies position-absolute bottom-0 start-0 px-1&quot; id=&quot;main-G-6-num-copies&quot;&gt;0&lt;/div&gt;&lt;button type=&quot;button&quot; class=&quot;btn btn-secondary btn-number btn-sm btn-pop position-absolute top-0 start-0&quot; data-type=&quot;minus&quot; data-deck=&quot;main&quot; data-id=&quot;G-6&quot;&gt;-&lt;/button&gt;&lt;button type=&quot;button&quot; class=&quot;btn btn-secondary btn-number btn-sm btn-push position-absolute top-0 end-0&quot; data-type=&quot;plus&quot; data-deck=&quot;main&quot; data-id=&quot;G-6&quot;&gt;+&lt;/button&gt;&lt;button type=&quot;button&quot; class=&quot;btn btn-secondary btn-number btn-sm btn-drop position-absolute bottom-0 end-0&quot; data-type=&quot;drop&quot; data-id=&quot;G-6&quot;&gt;v&lt;/button&gt;&lt;/div&gt;" calcext:value-type="string">
            <text:p>&lt;div class="container-card position-relative m-1" id="main-G-6"&gt;&lt;img class="d-block" width="80" height="112" src="https://one-draw.jp/ijinden/cardlist/G01/card/G_006.png" /&gt;&lt;div class="container-num-copies position-absolute bottom-0 start-0 px-1" id="main-G-6-num-copies"&gt;0&lt;/div&gt;&lt;button type="button" class="btn btn-secondary btn-number btn-sm btn-pop position-absolute top-0 start-0" data-type="minus" data-deck="main" data-id="G-6"&gt;-&lt;/button&gt;&lt;button type="button" class="btn btn-secondary btn-number btn-sm btn-push position-absolute top-0 end-0" data-type="plus" data-deck="main" data-id="G-6"&gt;+&lt;/button&gt;&lt;button type="button" class="btn btn-secondary btn-number btn-sm btn-drop position-absolute bottom-0 end-0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 position-relative m-1&quot; id=&quot;side-G-6&quot;&gt;&lt;img class=&quot;d-block&quot; width=&quot;80&quot; height=&quot;112&quot; src=&quot;https://one-draw.jp/ijinden/cardlist/G01/card/G_006.png&quot; /&gt;&lt;div class=&quot;container-num-copies position-absolute bottom-0 start-0 px-1&quot; id=&quot;side-G-6-num-copies&quot;&gt;0&lt;/div&gt;&lt;button type=&quot;button&quot; class=&quot;btn btn-secondary btn-number btn-sm btn-pop position-absolute top-0 start-0&quot; data-type=&quot;minus&quot; data-deck=&quot;side&quot; data-id=&quot;G-6&quot;&gt;-&lt;/button&gt;&lt;button type=&quot;button&quot; class=&quot;btn btn-secondary btn-number btn-sm btn-push position-absolute top-0 end-0&quot; data-type=&quot;plus&quot; data-deck=&quot;side&quot; data-id=&quot;G-6&quot;&gt;+&lt;/button&gt;&lt;button type=&quot;button&quot; class=&quot;btn btn-secondary btn-number btn-sm btn-raise position-absolute bottom-0 end-0&quot; data-type=&quot;raise&quot; data-id=&quot;G-6&quot;&gt;^&lt;/button&gt;&lt;/div&gt;" calcext:value-type="string">
            <text:p>&lt;div class="container-card position-relative m-1" id="side-G-6"&gt;&lt;img class="d-block" width="80" height="112" src="https://one-draw.jp/ijinden/cardlist/G01/card/G_006.png" /&gt;&lt;div class="container-num-copies position-absolute bottom-0 start-0 px-1" id="side-G-6-num-copies"&gt;0&lt;/div&gt;&lt;button type="button" class="btn btn-secondary btn-number btn-sm btn-pop position-absolute top-0 start-0" data-type="minus" data-deck="side" data-id="G-6"&gt;-&lt;/button&gt;&lt;button type="button" class="btn btn-secondary btn-number btn-sm btn-push position-absolute top-0 end-0" data-type="plus" data-deck="side" data-id="G-6"&gt;+&lt;/button&gt;&lt;button type="button" class="btn btn-secondary btn-number btn-sm btn-raise position-absolute bottom-0 end-0" data-type="raise" data-id="G-6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;[.B33];[$HTML.$K$3];[.B33];[$HTML.$L$3];[.B33];[$HTML.$M$3];[.B33];[$HTML.$N$3];[.B33];[$HTML.$O$3];[.B33];[$HTML.$P$3])" office:value-type="string" office:string-value="&lt;tr id=&quot;table-G-6&quot; data-expansion=&quot;12&quot; data-type=&quot;1&quot; data-color=&quot;30&quot; data-term=&quot;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id="table-G-6" data-expansion="12" data-type="1" data-color="30" data-term="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 position-relative m-1&quot; id=&quot;main-G-7&quot;&gt;&lt;img class=&quot;d-block&quot; width=&quot;80&quot; height=&quot;112&quot; src=&quot;https://one-draw.jp/ijinden/cardlist/G01/card/G_007.png&quot; /&gt;&lt;div class=&quot;container-num-copies position-absolute bottom-0 start-0 px-1&quot; id=&quot;main-G-7-num-copies&quot;&gt;0&lt;/div&gt;&lt;button type=&quot;button&quot; class=&quot;btn btn-secondary btn-number btn-sm btn-pop position-absolute top-0 start-0&quot; data-type=&quot;minus&quot; data-deck=&quot;main&quot; data-id=&quot;G-7&quot;&gt;-&lt;/button&gt;&lt;button type=&quot;button&quot; class=&quot;btn btn-secondary btn-number btn-sm btn-push position-absolute top-0 end-0&quot; data-type=&quot;plus&quot; data-deck=&quot;main&quot; data-id=&quot;G-7&quot;&gt;+&lt;/button&gt;&lt;button type=&quot;button&quot; class=&quot;btn btn-secondary btn-number btn-sm btn-drop position-absolute bottom-0 end-0&quot; data-type=&quot;drop&quot; data-id=&quot;G-7&quot;&gt;v&lt;/button&gt;&lt;/div&gt;" calcext:value-type="string">
            <text:p>&lt;div class="container-card position-relative m-1" id="main-G-7"&gt;&lt;img class="d-block" width="80" height="112" src="https://one-draw.jp/ijinden/cardlist/G01/card/G_007.png" /&gt;&lt;div class="container-num-copies position-absolute bottom-0 start-0 px-1" id="main-G-7-num-copies"&gt;0&lt;/div&gt;&lt;button type="button" class="btn btn-secondary btn-number btn-sm btn-pop position-absolute top-0 start-0" data-type="minus" data-deck="main" data-id="G-7"&gt;-&lt;/button&gt;&lt;button type="button" class="btn btn-secondary btn-number btn-sm btn-push position-absolute top-0 end-0" data-type="plus" data-deck="main" data-id="G-7"&gt;+&lt;/button&gt;&lt;button type="button" class="btn btn-secondary btn-number btn-sm btn-drop position-absolute bottom-0 end-0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 position-relative m-1&quot; id=&quot;side-G-7&quot;&gt;&lt;img class=&quot;d-block&quot; width=&quot;80&quot; height=&quot;112&quot; src=&quot;https://one-draw.jp/ijinden/cardlist/G01/card/G_007.png&quot; /&gt;&lt;div class=&quot;container-num-copies position-absolute bottom-0 start-0 px-1&quot; id=&quot;side-G-7-num-copies&quot;&gt;0&lt;/div&gt;&lt;button type=&quot;button&quot; class=&quot;btn btn-secondary btn-number btn-sm btn-pop position-absolute top-0 start-0&quot; data-type=&quot;minus&quot; data-deck=&quot;side&quot; data-id=&quot;G-7&quot;&gt;-&lt;/button&gt;&lt;button type=&quot;button&quot; class=&quot;btn btn-secondary btn-number btn-sm btn-push position-absolute top-0 end-0&quot; data-type=&quot;plus&quot; data-deck=&quot;side&quot; data-id=&quot;G-7&quot;&gt;+&lt;/button&gt;&lt;button type=&quot;button&quot; class=&quot;btn btn-secondary btn-number btn-sm btn-raise position-absolute bottom-0 end-0&quot; data-type=&quot;raise&quot; data-id=&quot;G-7&quot;&gt;^&lt;/button&gt;&lt;/div&gt;" calcext:value-type="string">
            <text:p>&lt;div class="container-card position-relative m-1" id="side-G-7"&gt;&lt;img class="d-block" width="80" height="112" src="https://one-draw.jp/ijinden/cardlist/G01/card/G_007.png" /&gt;&lt;div class="container-num-copies position-absolute bottom-0 start-0 px-1" id="side-G-7-num-copies"&gt;0&lt;/div&gt;&lt;button type="button" class="btn btn-secondary btn-number btn-sm btn-pop position-absolute top-0 start-0" data-type="minus" data-deck="side" data-id="G-7"&gt;-&lt;/button&gt;&lt;button type="button" class="btn btn-secondary btn-number btn-sm btn-push position-absolute top-0 end-0" data-type="plus" data-deck="side" data-id="G-7"&gt;+&lt;/button&gt;&lt;button type="button" class="btn btn-secondary btn-number btn-sm btn-raise position-absolute bottom-0 end-0" data-type="raise" data-id="G-7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;[.B34];[$HTML.$K$3];[.B34];[$HTML.$L$3];[.B34];[$HTML.$M$3];[.B34];[$HTML.$N$3];[.B34];[$HTML.$O$3];[.B34];[$HTML.$P$3])" office:value-type="string" office:string-value="&lt;tr id=&quot;table-G-7&quot; data-expansion=&quot;12&quot; data-type=&quot;1&quot; data-color=&quot;30&quot; data-term=&quot;2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id="table-G-7" data-expansion="12" data-type="1" data-color="30" data-term="2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 position-relative m-1&quot; id=&quot;main-G-8&quot;&gt;&lt;img class=&quot;d-block&quot; width=&quot;80&quot; height=&quot;112&quot; src=&quot;https://one-draw.jp/ijinden/cardlist/G01/card/G_008.png&quot; /&gt;&lt;div class=&quot;container-num-copies position-absolute bottom-0 start-0 px-1&quot; id=&quot;main-G-8-num-copies&quot;&gt;0&lt;/div&gt;&lt;button type=&quot;button&quot; class=&quot;btn btn-secondary btn-number btn-sm btn-pop position-absolute top-0 start-0&quot; data-type=&quot;minus&quot; data-deck=&quot;main&quot; data-id=&quot;G-8&quot;&gt;-&lt;/button&gt;&lt;button type=&quot;button&quot; class=&quot;btn btn-secondary btn-number btn-sm btn-push position-absolute top-0 end-0&quot; data-type=&quot;plus&quot; data-deck=&quot;main&quot; data-id=&quot;G-8&quot;&gt;+&lt;/button&gt;&lt;button type=&quot;button&quot; class=&quot;btn btn-secondary btn-number btn-sm btn-drop position-absolute bottom-0 end-0&quot; data-type=&quot;drop&quot; data-id=&quot;G-8&quot;&gt;v&lt;/button&gt;&lt;/div&gt;" calcext:value-type="string">
            <text:p>&lt;div class="container-card position-relative m-1" id="main-G-8"&gt;&lt;img class="d-block" width="80" height="112" src="https://one-draw.jp/ijinden/cardlist/G01/card/G_008.png" /&gt;&lt;div class="container-num-copies position-absolute bottom-0 start-0 px-1" id="main-G-8-num-copies"&gt;0&lt;/div&gt;&lt;button type="button" class="btn btn-secondary btn-number btn-sm btn-pop position-absolute top-0 start-0" data-type="minus" data-deck="main" data-id="G-8"&gt;-&lt;/button&gt;&lt;button type="button" class="btn btn-secondary btn-number btn-sm btn-push position-absolute top-0 end-0" data-type="plus" data-deck="main" data-id="G-8"&gt;+&lt;/button&gt;&lt;button type="button" class="btn btn-secondary btn-number btn-sm btn-drop position-absolute bottom-0 end-0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 position-relative m-1&quot; id=&quot;side-G-8&quot;&gt;&lt;img class=&quot;d-block&quot; width=&quot;80&quot; height=&quot;112&quot; src=&quot;https://one-draw.jp/ijinden/cardlist/G01/card/G_008.png&quot; /&gt;&lt;div class=&quot;container-num-copies position-absolute bottom-0 start-0 px-1&quot; id=&quot;side-G-8-num-copies&quot;&gt;0&lt;/div&gt;&lt;button type=&quot;button&quot; class=&quot;btn btn-secondary btn-number btn-sm btn-pop position-absolute top-0 start-0&quot; data-type=&quot;minus&quot; data-deck=&quot;side&quot; data-id=&quot;G-8&quot;&gt;-&lt;/button&gt;&lt;button type=&quot;button&quot; class=&quot;btn btn-secondary btn-number btn-sm btn-push position-absolute top-0 end-0&quot; data-type=&quot;plus&quot; data-deck=&quot;side&quot; data-id=&quot;G-8&quot;&gt;+&lt;/button&gt;&lt;button type=&quot;button&quot; class=&quot;btn btn-secondary btn-number btn-sm btn-raise position-absolute bottom-0 end-0&quot; data-type=&quot;raise&quot; data-id=&quot;G-8&quot;&gt;^&lt;/button&gt;&lt;/div&gt;" calcext:value-type="string">
            <text:p>&lt;div class="container-card position-relative m-1" id="side-G-8"&gt;&lt;img class="d-block" width="80" height="112" src="https://one-draw.jp/ijinden/cardlist/G01/card/G_008.png" /&gt;&lt;div class="container-num-copies position-absolute bottom-0 start-0 px-1" id="side-G-8-num-copies"&gt;0&lt;/div&gt;&lt;button type="button" class="btn btn-secondary btn-number btn-sm btn-pop position-absolute top-0 start-0" data-type="minus" data-deck="side" data-id="G-8"&gt;-&lt;/button&gt;&lt;button type="button" class="btn btn-secondary btn-number btn-sm btn-push position-absolute top-0 end-0" data-type="plus" data-deck="side" data-id="G-8"&gt;+&lt;/button&gt;&lt;button type="button" class="btn btn-secondary btn-number btn-sm btn-raise position-absolute bottom-0 end-0" data-type="raise" data-id="G-8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;[.B35];[$HTML.$K$3];[.B35];[$HTML.$L$3];[.B35];[$HTML.$M$3];[.B35];[$HTML.$N$3];[.B35];[$HTML.$O$3];[.B35];[$HTML.$P$3])" office:value-type="string" office:string-value="&lt;tr id=&quot;table-G-8&quot; data-expansion=&quot;12&quot; data-type=&quot;1&quot; data-color=&quot;30&quot; data-term=&quot;1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id="table-G-8" data-expansion="12" data-type="1" data-color="30" data-term="1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 position-relative m-1&quot; id=&quot;main-G-9&quot;&gt;&lt;img class=&quot;d-block&quot; width=&quot;80&quot; height=&quot;112&quot; src=&quot;https://one-draw.jp/ijinden/cardlist/G01/card/G_009.png&quot; /&gt;&lt;div class=&quot;container-num-copies position-absolute bottom-0 start-0 px-1&quot; id=&quot;main-G-9-num-copies&quot;&gt;0&lt;/div&gt;&lt;button type=&quot;button&quot; class=&quot;btn btn-secondary btn-number btn-sm btn-pop position-absolute top-0 start-0&quot; data-type=&quot;minus&quot; data-deck=&quot;main&quot; data-id=&quot;G-9&quot;&gt;-&lt;/button&gt;&lt;button type=&quot;button&quot; class=&quot;btn btn-secondary btn-number btn-sm btn-push position-absolute top-0 end-0&quot; data-type=&quot;plus&quot; data-deck=&quot;main&quot; data-id=&quot;G-9&quot;&gt;+&lt;/button&gt;&lt;button type=&quot;button&quot; class=&quot;btn btn-secondary btn-number btn-sm btn-drop position-absolute bottom-0 end-0&quot; data-type=&quot;drop&quot; data-id=&quot;G-9&quot;&gt;v&lt;/button&gt;&lt;/div&gt;" calcext:value-type="string">
            <text:p>&lt;div class="container-card position-relative m-1" id="main-G-9"&gt;&lt;img class="d-block" width="80" height="112" src="https://one-draw.jp/ijinden/cardlist/G01/card/G_009.png" /&gt;&lt;div class="container-num-copies position-absolute bottom-0 start-0 px-1" id="main-G-9-num-copies"&gt;0&lt;/div&gt;&lt;button type="button" class="btn btn-secondary btn-number btn-sm btn-pop position-absolute top-0 start-0" data-type="minus" data-deck="main" data-id="G-9"&gt;-&lt;/button&gt;&lt;button type="button" class="btn btn-secondary btn-number btn-sm btn-push position-absolute top-0 end-0" data-type="plus" data-deck="main" data-id="G-9"&gt;+&lt;/button&gt;&lt;button type="button" class="btn btn-secondary btn-number btn-sm btn-drop position-absolute bottom-0 end-0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 position-relative m-1&quot; id=&quot;side-G-9&quot;&gt;&lt;img class=&quot;d-block&quot; width=&quot;80&quot; height=&quot;112&quot; src=&quot;https://one-draw.jp/ijinden/cardlist/G01/card/G_009.png&quot; /&gt;&lt;div class=&quot;container-num-copies position-absolute bottom-0 start-0 px-1&quot; id=&quot;side-G-9-num-copies&quot;&gt;0&lt;/div&gt;&lt;button type=&quot;button&quot; class=&quot;btn btn-secondary btn-number btn-sm btn-pop position-absolute top-0 start-0&quot; data-type=&quot;minus&quot; data-deck=&quot;side&quot; data-id=&quot;G-9&quot;&gt;-&lt;/button&gt;&lt;button type=&quot;button&quot; class=&quot;btn btn-secondary btn-number btn-sm btn-push position-absolute top-0 end-0&quot; data-type=&quot;plus&quot; data-deck=&quot;side&quot; data-id=&quot;G-9&quot;&gt;+&lt;/button&gt;&lt;button type=&quot;button&quot; class=&quot;btn btn-secondary btn-number btn-sm btn-raise position-absolute bottom-0 end-0&quot; data-type=&quot;raise&quot; data-id=&quot;G-9&quot;&gt;^&lt;/button&gt;&lt;/div&gt;" calcext:value-type="string">
            <text:p>&lt;div class="container-card position-relative m-1" id="side-G-9"&gt;&lt;img class="d-block" width="80" height="112" src="https://one-draw.jp/ijinden/cardlist/G01/card/G_009.png" /&gt;&lt;div class="container-num-copies position-absolute bottom-0 start-0 px-1" id="side-G-9-num-copies"&gt;0&lt;/div&gt;&lt;button type="button" class="btn btn-secondary btn-number btn-sm btn-pop position-absolute top-0 start-0" data-type="minus" data-deck="side" data-id="G-9"&gt;-&lt;/button&gt;&lt;button type="button" class="btn btn-secondary btn-number btn-sm btn-push position-absolute top-0 end-0" data-type="plus" data-deck="side" data-id="G-9"&gt;+&lt;/button&gt;&lt;button type="button" class="btn btn-secondary btn-number btn-sm btn-raise position-absolute bottom-0 end-0" data-type="raise" data-id="G-9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;[.B36];[$HTML.$K$3];[.B36];[$HTML.$L$3];[.B36];[$HTML.$M$3];[.B36];[$HTML.$N$3];[.B36];[$HTML.$O$3];[.B36];[$HTML.$P$3])" office:value-type="string" office:string-value="&lt;tr id=&quot;table-G-9&quot; data-expansion=&quot;12&quot; data-type=&quot;2&quot; data-color=&quot;30&quot; data-term=&quot;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id="table-G-9" data-expansion="12" data-type="2" data-color="30" data-term="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 position-relative m-1&quot; id=&quot;main-G-10&quot;&gt;&lt;img class=&quot;d-block&quot; width=&quot;80&quot; height=&quot;112&quot; src=&quot;https://one-draw.jp/ijinden/cardlist/G01/card/G_010.png&quot; /&gt;&lt;div class=&quot;container-num-copies position-absolute bottom-0 start-0 px-1&quot; id=&quot;main-G-10-num-copies&quot;&gt;0&lt;/div&gt;&lt;button type=&quot;button&quot; class=&quot;btn btn-secondary btn-number btn-sm btn-pop position-absolute top-0 start-0&quot; data-type=&quot;minus&quot; data-deck=&quot;main&quot; data-id=&quot;G-10&quot;&gt;-&lt;/button&gt;&lt;button type=&quot;button&quot; class=&quot;btn btn-secondary btn-number btn-sm btn-push position-absolute top-0 end-0&quot; data-type=&quot;plus&quot; data-deck=&quot;main&quot; data-id=&quot;G-10&quot;&gt;+&lt;/button&gt;&lt;button type=&quot;button&quot; class=&quot;btn btn-secondary btn-number btn-sm btn-drop position-absolute bottom-0 end-0&quot; data-type=&quot;drop&quot; data-id=&quot;G-10&quot;&gt;v&lt;/button&gt;&lt;/div&gt;" calcext:value-type="string">
            <text:p>&lt;div class="container-card position-relative m-1" id="main-G-10"&gt;&lt;img class="d-block" width="80" height="112" src="https://one-draw.jp/ijinden/cardlist/G01/card/G_010.png" /&gt;&lt;div class="container-num-copies position-absolute bottom-0 start-0 px-1" id="main-G-10-num-copies"&gt;0&lt;/div&gt;&lt;button type="button" class="btn btn-secondary btn-number btn-sm btn-pop position-absolute top-0 start-0" data-type="minus" data-deck="main" data-id="G-10"&gt;-&lt;/button&gt;&lt;button type="button" class="btn btn-secondary btn-number btn-sm btn-push position-absolute top-0 end-0" data-type="plus" data-deck="main" data-id="G-10"&gt;+&lt;/button&gt;&lt;button type="button" class="btn btn-secondary btn-number btn-sm btn-drop position-absolute bottom-0 end-0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 position-relative m-1&quot; id=&quot;side-G-10&quot;&gt;&lt;img class=&quot;d-block&quot; width=&quot;80&quot; height=&quot;112&quot; src=&quot;https://one-draw.jp/ijinden/cardlist/G01/card/G_010.png&quot; /&gt;&lt;div class=&quot;container-num-copies position-absolute bottom-0 start-0 px-1&quot; id=&quot;side-G-10-num-copies&quot;&gt;0&lt;/div&gt;&lt;button type=&quot;button&quot; class=&quot;btn btn-secondary btn-number btn-sm btn-pop position-absolute top-0 start-0&quot; data-type=&quot;minus&quot; data-deck=&quot;side&quot; data-id=&quot;G-10&quot;&gt;-&lt;/button&gt;&lt;button type=&quot;button&quot; class=&quot;btn btn-secondary btn-number btn-sm btn-push position-absolute top-0 end-0&quot; data-type=&quot;plus&quot; data-deck=&quot;side&quot; data-id=&quot;G-10&quot;&gt;+&lt;/button&gt;&lt;button type=&quot;button&quot; class=&quot;btn btn-secondary btn-number btn-sm btn-raise position-absolute bottom-0 end-0&quot; data-type=&quot;raise&quot; data-id=&quot;G-10&quot;&gt;^&lt;/button&gt;&lt;/div&gt;" calcext:value-type="string">
            <text:p>&lt;div class="container-card position-relative m-1" id="side-G-10"&gt;&lt;img class="d-block" width="80" height="112" src="https://one-draw.jp/ijinden/cardlist/G01/card/G_010.png" /&gt;&lt;div class="container-num-copies position-absolute bottom-0 start-0 px-1" id="side-G-10-num-copies"&gt;0&lt;/div&gt;&lt;button type="button" class="btn btn-secondary btn-number btn-sm btn-pop position-absolute top-0 start-0" data-type="minus" data-deck="side" data-id="G-10"&gt;-&lt;/button&gt;&lt;button type="button" class="btn btn-secondary btn-number btn-sm btn-push position-absolute top-0 end-0" data-type="plus" data-deck="side" data-id="G-10"&gt;+&lt;/button&gt;&lt;button type="button" class="btn btn-secondary btn-number btn-sm btn-raise position-absolute bottom-0 end-0" data-type="raise" data-id="G-10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;[.B37];[$HTML.$K$3];[.B37];[$HTML.$L$3];[.B37];[$HTML.$M$3];[.B37];[$HTML.$N$3];[.B37];[$HTML.$O$3];[.B37];[$HTML.$P$3])" office:value-type="string" office:string-value="&lt;tr id=&quot;table-G-10&quot; data-expansion=&quot;12&quot; data-type=&quot;2&quot; data-color=&quot;30&quot; data-term=&quot;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id="table-G-10" data-expansion="12" data-type="2" data-color="30" data-term="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 position-relative m-1&quot; id=&quot;main-G-11&quot;&gt;&lt;img class=&quot;d-block&quot; width=&quot;80&quot; height=&quot;112&quot; src=&quot;https://one-draw.jp/ijinden/cardlist/G01/card/G_011.png&quot; /&gt;&lt;div class=&quot;container-num-copies position-absolute bottom-0 start-0 px-1&quot; id=&quot;main-G-11-num-copies&quot;&gt;0&lt;/div&gt;&lt;button type=&quot;button&quot; class=&quot;btn btn-secondary btn-number btn-sm btn-pop position-absolute top-0 start-0&quot; data-type=&quot;minus&quot; data-deck=&quot;main&quot; data-id=&quot;G-11&quot;&gt;-&lt;/button&gt;&lt;button type=&quot;button&quot; class=&quot;btn btn-secondary btn-number btn-sm btn-push position-absolute top-0 end-0&quot; data-type=&quot;plus&quot; data-deck=&quot;main&quot; data-id=&quot;G-11&quot;&gt;+&lt;/button&gt;&lt;button type=&quot;button&quot; class=&quot;btn btn-secondary btn-number btn-sm btn-drop position-absolute bottom-0 end-0&quot; data-type=&quot;drop&quot; data-id=&quot;G-11&quot;&gt;v&lt;/button&gt;&lt;/div&gt;" calcext:value-type="string">
            <text:p>&lt;div class="container-card position-relative m-1" id="main-G-11"&gt;&lt;img class="d-block" width="80" height="112" src="https://one-draw.jp/ijinden/cardlist/G01/card/G_011.png" /&gt;&lt;div class="container-num-copies position-absolute bottom-0 start-0 px-1" id="main-G-11-num-copies"&gt;0&lt;/div&gt;&lt;button type="button" class="btn btn-secondary btn-number btn-sm btn-pop position-absolute top-0 start-0" data-type="minus" data-deck="main" data-id="G-11"&gt;-&lt;/button&gt;&lt;button type="button" class="btn btn-secondary btn-number btn-sm btn-push position-absolute top-0 end-0" data-type="plus" data-deck="main" data-id="G-11"&gt;+&lt;/button&gt;&lt;button type="button" class="btn btn-secondary btn-number btn-sm btn-drop position-absolute bottom-0 end-0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 position-relative m-1&quot; id=&quot;side-G-11&quot;&gt;&lt;img class=&quot;d-block&quot; width=&quot;80&quot; height=&quot;112&quot; src=&quot;https://one-draw.jp/ijinden/cardlist/G01/card/G_011.png&quot; /&gt;&lt;div class=&quot;container-num-copies position-absolute bottom-0 start-0 px-1&quot; id=&quot;side-G-11-num-copies&quot;&gt;0&lt;/div&gt;&lt;button type=&quot;button&quot; class=&quot;btn btn-secondary btn-number btn-sm btn-pop position-absolute top-0 start-0&quot; data-type=&quot;minus&quot; data-deck=&quot;side&quot; data-id=&quot;G-11&quot;&gt;-&lt;/button&gt;&lt;button type=&quot;button&quot; class=&quot;btn btn-secondary btn-number btn-sm btn-push position-absolute top-0 end-0&quot; data-type=&quot;plus&quot; data-deck=&quot;side&quot; data-id=&quot;G-11&quot;&gt;+&lt;/button&gt;&lt;button type=&quot;button&quot; class=&quot;btn btn-secondary btn-number btn-sm btn-raise position-absolute bottom-0 end-0&quot; data-type=&quot;raise&quot; data-id=&quot;G-11&quot;&gt;^&lt;/button&gt;&lt;/div&gt;" calcext:value-type="string">
            <text:p>&lt;div class="container-card position-relative m-1" id="side-G-11"&gt;&lt;img class="d-block" width="80" height="112" src="https://one-draw.jp/ijinden/cardlist/G01/card/G_011.png" /&gt;&lt;div class="container-num-copies position-absolute bottom-0 start-0 px-1" id="side-G-11-num-copies"&gt;0&lt;/div&gt;&lt;button type="button" class="btn btn-secondary btn-number btn-sm btn-pop position-absolute top-0 start-0" data-type="minus" data-deck="side" data-id="G-11"&gt;-&lt;/button&gt;&lt;button type="button" class="btn btn-secondary btn-number btn-sm btn-push position-absolute top-0 end-0" data-type="plus" data-deck="side" data-id="G-11"&gt;+&lt;/button&gt;&lt;button type="button" class="btn btn-secondary btn-number btn-sm btn-raise position-absolute bottom-0 end-0" data-type="raise" data-id="G-11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;[.B38];[$HTML.$K$3];[.B38];[$HTML.$L$3];[.B38];[$HTML.$M$3];[.B38];[$HTML.$N$3];[.B38];[$HTML.$O$3];[.B38];[$HTML.$P$3])" office:value-type="string" office:string-value="&lt;tr id=&quot;table-G-11&quot; data-expansion=&quot;12&quot; data-type=&quot;3&quot; data-color=&quot;30&quot; data-term=&quot;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id="table-G-11" data-expansion="12" data-type="3" data-color="30" data-term="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 position-relative m-1&quot; id=&quot;main-G-12&quot;&gt;&lt;img class=&quot;d-block&quot; width=&quot;80&quot; height=&quot;112&quot; src=&quot;https://one-draw.jp/ijinden/cardlist/G01/card/G_012.png&quot; /&gt;&lt;div class=&quot;container-num-copies position-absolute bottom-0 start-0 px-1&quot; id=&quot;main-G-12-num-copies&quot;&gt;0&lt;/div&gt;&lt;button type=&quot;button&quot; class=&quot;btn btn-secondary btn-number btn-sm btn-pop position-absolute top-0 start-0&quot; data-type=&quot;minus&quot; data-deck=&quot;main&quot; data-id=&quot;G-12&quot;&gt;-&lt;/button&gt;&lt;button type=&quot;button&quot; class=&quot;btn btn-secondary btn-number btn-sm btn-push position-absolute top-0 end-0&quot; data-type=&quot;plus&quot; data-deck=&quot;main&quot; data-id=&quot;G-12&quot;&gt;+&lt;/button&gt;&lt;button type=&quot;button&quot; class=&quot;btn btn-secondary btn-number btn-sm btn-drop position-absolute bottom-0 end-0&quot; data-type=&quot;drop&quot; data-id=&quot;G-12&quot;&gt;v&lt;/button&gt;&lt;/div&gt;" calcext:value-type="string">
            <text:p>&lt;div class="container-card position-relative m-1" id="main-G-12"&gt;&lt;img class="d-block" width="80" height="112" src="https://one-draw.jp/ijinden/cardlist/G01/card/G_012.png" /&gt;&lt;div class="container-num-copies position-absolute bottom-0 start-0 px-1" id="main-G-12-num-copies"&gt;0&lt;/div&gt;&lt;button type="button" class="btn btn-secondary btn-number btn-sm btn-pop position-absolute top-0 start-0" data-type="minus" data-deck="main" data-id="G-12"&gt;-&lt;/button&gt;&lt;button type="button" class="btn btn-secondary btn-number btn-sm btn-push position-absolute top-0 end-0" data-type="plus" data-deck="main" data-id="G-12"&gt;+&lt;/button&gt;&lt;button type="button" class="btn btn-secondary btn-number btn-sm btn-drop position-absolute bottom-0 end-0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 position-relative m-1&quot; id=&quot;side-G-12&quot;&gt;&lt;img class=&quot;d-block&quot; width=&quot;80&quot; height=&quot;112&quot; src=&quot;https://one-draw.jp/ijinden/cardlist/G01/card/G_012.png&quot; /&gt;&lt;div class=&quot;container-num-copies position-absolute bottom-0 start-0 px-1&quot; id=&quot;side-G-12-num-copies&quot;&gt;0&lt;/div&gt;&lt;button type=&quot;button&quot; class=&quot;btn btn-secondary btn-number btn-sm btn-pop position-absolute top-0 start-0&quot; data-type=&quot;minus&quot; data-deck=&quot;side&quot; data-id=&quot;G-12&quot;&gt;-&lt;/button&gt;&lt;button type=&quot;button&quot; class=&quot;btn btn-secondary btn-number btn-sm btn-push position-absolute top-0 end-0&quot; data-type=&quot;plus&quot; data-deck=&quot;side&quot; data-id=&quot;G-12&quot;&gt;+&lt;/button&gt;&lt;button type=&quot;button&quot; class=&quot;btn btn-secondary btn-number btn-sm btn-raise position-absolute bottom-0 end-0&quot; data-type=&quot;raise&quot; data-id=&quot;G-12&quot;&gt;^&lt;/button&gt;&lt;/div&gt;" calcext:value-type="string">
            <text:p>&lt;div class="container-card position-relative m-1" id="side-G-12"&gt;&lt;img class="d-block" width="80" height="112" src="https://one-draw.jp/ijinden/cardlist/G01/card/G_012.png" /&gt;&lt;div class="container-num-copies position-absolute bottom-0 start-0 px-1" id="side-G-12-num-copies"&gt;0&lt;/div&gt;&lt;button type="button" class="btn btn-secondary btn-number btn-sm btn-pop position-absolute top-0 start-0" data-type="minus" data-deck="side" data-id="G-12"&gt;-&lt;/button&gt;&lt;button type="button" class="btn btn-secondary btn-number btn-sm btn-push position-absolute top-0 end-0" data-type="plus" data-deck="side" data-id="G-12"&gt;+&lt;/button&gt;&lt;button type="button" class="btn btn-secondary btn-number btn-sm btn-raise position-absolute bottom-0 end-0" data-type="raise" data-id="G-12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;[.B39];[$HTML.$K$3];[.B39];[$HTML.$L$3];[.B39];[$HTML.$M$3];[.B39];[$HTML.$N$3];[.B39];[$HTML.$O$3];[.B39];[$HTML.$P$3])" office:value-type="string" office:string-value="&lt;tr id=&quot;table-G-12&quot; data-expansion=&quot;12&quot; data-type=&quot;3&quot; data-color=&quot;30&quot; data-term=&quot;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id="table-G-12" data-expansion="12" data-type="3" data-color="30" data-term="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 position-relative m-1&quot; id=&quot;main-G-13&quot;&gt;&lt;img class=&quot;d-block&quot; width=&quot;80&quot; height=&quot;112&quot; src=&quot;https://one-draw.jp/ijinden/cardlist/G01/card/G_013.png&quot; /&gt;&lt;div class=&quot;container-num-copies position-absolute bottom-0 start-0 px-1&quot; id=&quot;main-G-13-num-copies&quot;&gt;0&lt;/div&gt;&lt;button type=&quot;button&quot; class=&quot;btn btn-secondary btn-number btn-sm btn-pop position-absolute top-0 start-0&quot; data-type=&quot;minus&quot; data-deck=&quot;main&quot; data-id=&quot;G-13&quot;&gt;-&lt;/button&gt;&lt;button type=&quot;button&quot; class=&quot;btn btn-secondary btn-number btn-sm btn-push position-absolute top-0 end-0&quot; data-type=&quot;plus&quot; data-deck=&quot;main&quot; data-id=&quot;G-13&quot;&gt;+&lt;/button&gt;&lt;button type=&quot;button&quot; class=&quot;btn btn-secondary btn-number btn-sm btn-drop position-absolute bottom-0 end-0&quot; data-type=&quot;drop&quot; data-id=&quot;G-13&quot;&gt;v&lt;/button&gt;&lt;/div&gt;" calcext:value-type="string">
            <text:p>&lt;div class="container-card position-relative m-1" id="main-G-13"&gt;&lt;img class="d-block" width="80" height="112" src="https://one-draw.jp/ijinden/cardlist/G01/card/G_013.png" /&gt;&lt;div class="container-num-copies position-absolute bottom-0 start-0 px-1" id="main-G-13-num-copies"&gt;0&lt;/div&gt;&lt;button type="button" class="btn btn-secondary btn-number btn-sm btn-pop position-absolute top-0 start-0" data-type="minus" data-deck="main" data-id="G-13"&gt;-&lt;/button&gt;&lt;button type="button" class="btn btn-secondary btn-number btn-sm btn-push position-absolute top-0 end-0" data-type="plus" data-deck="main" data-id="G-13"&gt;+&lt;/button&gt;&lt;button type="button" class="btn btn-secondary btn-number btn-sm btn-drop position-absolute bottom-0 end-0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 position-relative m-1&quot; id=&quot;side-G-13&quot;&gt;&lt;img class=&quot;d-block&quot; width=&quot;80&quot; height=&quot;112&quot; src=&quot;https://one-draw.jp/ijinden/cardlist/G01/card/G_013.png&quot; /&gt;&lt;div class=&quot;container-num-copies position-absolute bottom-0 start-0 px-1&quot; id=&quot;side-G-13-num-copies&quot;&gt;0&lt;/div&gt;&lt;button type=&quot;button&quot; class=&quot;btn btn-secondary btn-number btn-sm btn-pop position-absolute top-0 start-0&quot; data-type=&quot;minus&quot; data-deck=&quot;side&quot; data-id=&quot;G-13&quot;&gt;-&lt;/button&gt;&lt;button type=&quot;button&quot; class=&quot;btn btn-secondary btn-number btn-sm btn-push position-absolute top-0 end-0&quot; data-type=&quot;plus&quot; data-deck=&quot;side&quot; data-id=&quot;G-13&quot;&gt;+&lt;/button&gt;&lt;button type=&quot;button&quot; class=&quot;btn btn-secondary btn-number btn-sm btn-raise position-absolute bottom-0 end-0&quot; data-type=&quot;raise&quot; data-id=&quot;G-13&quot;&gt;^&lt;/button&gt;&lt;/div&gt;" calcext:value-type="string">
            <text:p>&lt;div class="container-card position-relative m-1" id="side-G-13"&gt;&lt;img class="d-block" width="80" height="112" src="https://one-draw.jp/ijinden/cardlist/G01/card/G_013.png" /&gt;&lt;div class="container-num-copies position-absolute bottom-0 start-0 px-1" id="side-G-13-num-copies"&gt;0&lt;/div&gt;&lt;button type="button" class="btn btn-secondary btn-number btn-sm btn-pop position-absolute top-0 start-0" data-type="minus" data-deck="side" data-id="G-13"&gt;-&lt;/button&gt;&lt;button type="button" class="btn btn-secondary btn-number btn-sm btn-push position-absolute top-0 end-0" data-type="plus" data-deck="side" data-id="G-13"&gt;+&lt;/button&gt;&lt;button type="button" class="btn btn-secondary btn-number btn-sm btn-raise position-absolute bottom-0 end-0" data-type="raise" data-id="G-13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;[.B40];[$HTML.$K$3];[.B40];[$HTML.$L$3];[.B40];[$HTML.$M$3];[.B40];[$HTML.$N$3];[.B40];[$HTML.$O$3];[.B40];[$HTML.$P$3])" office:value-type="string" office:string-value="&lt;tr id=&quot;table-G-13&quot; data-expansion=&quot;12&quot; data-type=&quot;4&quot; data-color=&quot;30&quot; data-term=&quot;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id="table-G-13" data-expansion="12" data-type="4" data-color="30" data-term="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 position-relative m-1&quot; id=&quot;main-1-1&quot;&gt;&lt;img class=&quot;d-block&quot; width=&quot;80&quot; height=&quot;112&quot; src=&quot;https://one-draw.jp/ijinden/cardlist/001/card/01_001.png&quot; /&gt;&lt;div class=&quot;container-num-copies position-absolute bottom-0 start-0 px-1&quot; id=&quot;main-1-1-num-copies&quot;&gt;0&lt;/div&gt;&lt;button type=&quot;button&quot; class=&quot;btn btn-secondary btn-number btn-sm btn-pop position-absolute top-0 start-0&quot; data-type=&quot;minus&quot; data-deck=&quot;main&quot; data-id=&quot;1-1&quot;&gt;-&lt;/button&gt;&lt;button type=&quot;button&quot; class=&quot;btn btn-secondary btn-number btn-sm btn-push position-absolute top-0 end-0&quot; data-type=&quot;plus&quot; data-deck=&quot;main&quot; data-id=&quot;1-1&quot;&gt;+&lt;/button&gt;&lt;button type=&quot;button&quot; class=&quot;btn btn-secondary btn-number btn-sm btn-drop position-absolute bottom-0 end-0&quot; data-type=&quot;drop&quot; data-id=&quot;1-1&quot;&gt;v&lt;/button&gt;&lt;/div&gt;" calcext:value-type="string">
            <text:p>&lt;div class="container-card position-relative m-1" id="main-1-1"&gt;&lt;img class="d-block" width="80" height="112" src="https://one-draw.jp/ijinden/cardlist/001/card/01_001.png" /&gt;&lt;div class="container-num-copies position-absolute bottom-0 start-0 px-1" id="main-1-1-num-copies"&gt;0&lt;/div&gt;&lt;button type="button" class="btn btn-secondary btn-number btn-sm btn-pop position-absolute top-0 start-0" data-type="minus" data-deck="main" data-id="1-1"&gt;-&lt;/button&gt;&lt;button type="button" class="btn btn-secondary btn-number btn-sm btn-push position-absolute top-0 end-0" data-type="plus" data-deck="main" data-id="1-1"&gt;+&lt;/button&gt;&lt;button type="button" class="btn btn-secondary btn-number btn-sm btn-drop position-absolute bottom-0 end-0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 position-relative m-1&quot; id=&quot;side-1-1&quot;&gt;&lt;img class=&quot;d-block&quot; width=&quot;80&quot; height=&quot;112&quot; src=&quot;https://one-draw.jp/ijinden/cardlist/001/card/01_001.png&quot; /&gt;&lt;div class=&quot;container-num-copies position-absolute bottom-0 start-0 px-1&quot; id=&quot;side-1-1-num-copies&quot;&gt;0&lt;/div&gt;&lt;button type=&quot;button&quot; class=&quot;btn btn-secondary btn-number btn-sm btn-pop position-absolute top-0 start-0&quot; data-type=&quot;minus&quot; data-deck=&quot;side&quot; data-id=&quot;1-1&quot;&gt;-&lt;/button&gt;&lt;button type=&quot;button&quot; class=&quot;btn btn-secondary btn-number btn-sm btn-push position-absolute top-0 end-0&quot; data-type=&quot;plus&quot; data-deck=&quot;side&quot; data-id=&quot;1-1&quot;&gt;+&lt;/button&gt;&lt;button type=&quot;button&quot; class=&quot;btn btn-secondary btn-number btn-sm btn-raise position-absolute bottom-0 end-0&quot; data-type=&quot;raise&quot; data-id=&quot;1-1&quot;&gt;^&lt;/button&gt;&lt;/div&gt;" calcext:value-type="string">
            <text:p>&lt;div class="container-card position-relative m-1" id="side-1-1"&gt;&lt;img class="d-block" width="80" height="112" src="https://one-draw.jp/ijinden/cardlist/001/card/01_001.png" /&gt;&lt;div class="container-num-copies position-absolute bottom-0 start-0 px-1" id="side-1-1-num-copies"&gt;0&lt;/div&gt;&lt;button type="button" class="btn btn-secondary btn-number btn-sm btn-pop position-absolute top-0 start-0" data-type="minus" data-deck="side" data-id="1-1"&gt;-&lt;/button&gt;&lt;button type="button" class="btn btn-secondary btn-number btn-sm btn-push position-absolute top-0 end-0" data-type="plus" data-deck="side" data-id="1-1"&gt;+&lt;/button&gt;&lt;button type="button" class="btn btn-secondary btn-number btn-sm btn-raise position-absolute bottom-0 end-0" data-type="raise" data-id="1-1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;[.B41];[$HTML.$K$3];[.B41];[$HTML.$L$3];[.B41];[$HTML.$M$3];[.B41];[$HTML.$N$3];[.B41];[$HTML.$O$3];[.B41];[$HTML.$P$3])" office:value-type="string" office:string-value="&lt;tr id=&quot;table-1-1&quot; data-expansion=&quot;15&quot; data-type=&quot;1&quot; data-color=&quot;10&quot; data-term=&quot;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id="table-1-1" data-expansion="15" data-type="1" data-color="10" data-term="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 position-relative m-1&quot; id=&quot;main-1-2&quot;&gt;&lt;img class=&quot;d-block&quot; width=&quot;80&quot; height=&quot;112&quot; src=&quot;https://one-draw.jp/ijinden/cardlist/001/card/01_002.png&quot; /&gt;&lt;div class=&quot;container-num-copies position-absolute bottom-0 start-0 px-1&quot; id=&quot;main-1-2-num-copies&quot;&gt;0&lt;/div&gt;&lt;button type=&quot;button&quot; class=&quot;btn btn-secondary btn-number btn-sm btn-pop position-absolute top-0 start-0&quot; data-type=&quot;minus&quot; data-deck=&quot;main&quot; data-id=&quot;1-2&quot;&gt;-&lt;/button&gt;&lt;button type=&quot;button&quot; class=&quot;btn btn-secondary btn-number btn-sm btn-push position-absolute top-0 end-0&quot; data-type=&quot;plus&quot; data-deck=&quot;main&quot; data-id=&quot;1-2&quot;&gt;+&lt;/button&gt;&lt;button type=&quot;button&quot; class=&quot;btn btn-secondary btn-number btn-sm btn-drop position-absolute bottom-0 end-0&quot; data-type=&quot;drop&quot; data-id=&quot;1-2&quot;&gt;v&lt;/button&gt;&lt;/div&gt;" calcext:value-type="string">
            <text:p>&lt;div class="container-card position-relative m-1" id="main-1-2"&gt;&lt;img class="d-block" width="80" height="112" src="https://one-draw.jp/ijinden/cardlist/001/card/01_002.png" /&gt;&lt;div class="container-num-copies position-absolute bottom-0 start-0 px-1" id="main-1-2-num-copies"&gt;0&lt;/div&gt;&lt;button type="button" class="btn btn-secondary btn-number btn-sm btn-pop position-absolute top-0 start-0" data-type="minus" data-deck="main" data-id="1-2"&gt;-&lt;/button&gt;&lt;button type="button" class="btn btn-secondary btn-number btn-sm btn-push position-absolute top-0 end-0" data-type="plus" data-deck="main" data-id="1-2"&gt;+&lt;/button&gt;&lt;button type="button" class="btn btn-secondary btn-number btn-sm btn-drop position-absolute bottom-0 end-0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 position-relative m-1&quot; id=&quot;side-1-2&quot;&gt;&lt;img class=&quot;d-block&quot; width=&quot;80&quot; height=&quot;112&quot; src=&quot;https://one-draw.jp/ijinden/cardlist/001/card/01_002.png&quot; /&gt;&lt;div class=&quot;container-num-copies position-absolute bottom-0 start-0 px-1&quot; id=&quot;side-1-2-num-copies&quot;&gt;0&lt;/div&gt;&lt;button type=&quot;button&quot; class=&quot;btn btn-secondary btn-number btn-sm btn-pop position-absolute top-0 start-0&quot; data-type=&quot;minus&quot; data-deck=&quot;side&quot; data-id=&quot;1-2&quot;&gt;-&lt;/button&gt;&lt;button type=&quot;button&quot; class=&quot;btn btn-secondary btn-number btn-sm btn-push position-absolute top-0 end-0&quot; data-type=&quot;plus&quot; data-deck=&quot;side&quot; data-id=&quot;1-2&quot;&gt;+&lt;/button&gt;&lt;button type=&quot;button&quot; class=&quot;btn btn-secondary btn-number btn-sm btn-raise position-absolute bottom-0 end-0&quot; data-type=&quot;raise&quot; data-id=&quot;1-2&quot;&gt;^&lt;/button&gt;&lt;/div&gt;" calcext:value-type="string">
            <text:p>&lt;div class="container-card position-relative m-1" id="side-1-2"&gt;&lt;img class="d-block" width="80" height="112" src="https://one-draw.jp/ijinden/cardlist/001/card/01_002.png" /&gt;&lt;div class="container-num-copies position-absolute bottom-0 start-0 px-1" id="side-1-2-num-copies"&gt;0&lt;/div&gt;&lt;button type="button" class="btn btn-secondary btn-number btn-sm btn-pop position-absolute top-0 start-0" data-type="minus" data-deck="side" data-id="1-2"&gt;-&lt;/button&gt;&lt;button type="button" class="btn btn-secondary btn-number btn-sm btn-push position-absolute top-0 end-0" data-type="plus" data-deck="side" data-id="1-2"&gt;+&lt;/button&gt;&lt;button type="button" class="btn btn-secondary btn-number btn-sm btn-raise position-absolute bottom-0 end-0" data-type="raise" data-id="1-2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;[.B42];[$HTML.$K$3];[.B42];[$HTML.$L$3];[.B42];[$HTML.$M$3];[.B42];[$HTML.$N$3];[.B42];[$HTML.$O$3];[.B42];[$HTML.$P$3])" office:value-type="string" office:string-value="&lt;tr id=&quot;table-1-2&quot; data-expansion=&quot;15&quot; data-type=&quot;1&quot; data-color=&quot;10&quot; data-term=&quot;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id="table-1-2" data-expansion="15" data-type="1" data-color="10" data-term="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 position-relative m-1&quot; id=&quot;main-1-3&quot;&gt;&lt;img class=&quot;d-block&quot; width=&quot;80&quot; height=&quot;112&quot; src=&quot;https://one-draw.jp/ijinden/cardlist/001/card/01_003.png&quot; /&gt;&lt;div class=&quot;container-num-copies position-absolute bottom-0 start-0 px-1&quot; id=&quot;main-1-3-num-copies&quot;&gt;0&lt;/div&gt;&lt;button type=&quot;button&quot; class=&quot;btn btn-secondary btn-number btn-sm btn-pop position-absolute top-0 start-0&quot; data-type=&quot;minus&quot; data-deck=&quot;main&quot; data-id=&quot;1-3&quot;&gt;-&lt;/button&gt;&lt;button type=&quot;button&quot; class=&quot;btn btn-secondary btn-number btn-sm btn-push position-absolute top-0 end-0&quot; data-type=&quot;plus&quot; data-deck=&quot;main&quot; data-id=&quot;1-3&quot;&gt;+&lt;/button&gt;&lt;button type=&quot;button&quot; class=&quot;btn btn-secondary btn-number btn-sm btn-drop position-absolute bottom-0 end-0&quot; data-type=&quot;drop&quot; data-id=&quot;1-3&quot;&gt;v&lt;/button&gt;&lt;/div&gt;" calcext:value-type="string">
            <text:p>&lt;div class="container-card position-relative m-1" id="main-1-3"&gt;&lt;img class="d-block" width="80" height="112" src="https://one-draw.jp/ijinden/cardlist/001/card/01_003.png" /&gt;&lt;div class="container-num-copies position-absolute bottom-0 start-0 px-1" id="main-1-3-num-copies"&gt;0&lt;/div&gt;&lt;button type="button" class="btn btn-secondary btn-number btn-sm btn-pop position-absolute top-0 start-0" data-type="minus" data-deck="main" data-id="1-3"&gt;-&lt;/button&gt;&lt;button type="button" class="btn btn-secondary btn-number btn-sm btn-push position-absolute top-0 end-0" data-type="plus" data-deck="main" data-id="1-3"&gt;+&lt;/button&gt;&lt;button type="button" class="btn btn-secondary btn-number btn-sm btn-drop position-absolute bottom-0 end-0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 position-relative m-1&quot; id=&quot;side-1-3&quot;&gt;&lt;img class=&quot;d-block&quot; width=&quot;80&quot; height=&quot;112&quot; src=&quot;https://one-draw.jp/ijinden/cardlist/001/card/01_003.png&quot; /&gt;&lt;div class=&quot;container-num-copies position-absolute bottom-0 start-0 px-1&quot; id=&quot;side-1-3-num-copies&quot;&gt;0&lt;/div&gt;&lt;button type=&quot;button&quot; class=&quot;btn btn-secondary btn-number btn-sm btn-pop position-absolute top-0 start-0&quot; data-type=&quot;minus&quot; data-deck=&quot;side&quot; data-id=&quot;1-3&quot;&gt;-&lt;/button&gt;&lt;button type=&quot;button&quot; class=&quot;btn btn-secondary btn-number btn-sm btn-push position-absolute top-0 end-0&quot; data-type=&quot;plus&quot; data-deck=&quot;side&quot; data-id=&quot;1-3&quot;&gt;+&lt;/button&gt;&lt;button type=&quot;button&quot; class=&quot;btn btn-secondary btn-number btn-sm btn-raise position-absolute bottom-0 end-0&quot; data-type=&quot;raise&quot; data-id=&quot;1-3&quot;&gt;^&lt;/button&gt;&lt;/div&gt;" calcext:value-type="string">
            <text:p>&lt;div class="container-card position-relative m-1" id="side-1-3"&gt;&lt;img class="d-block" width="80" height="112" src="https://one-draw.jp/ijinden/cardlist/001/card/01_003.png" /&gt;&lt;div class="container-num-copies position-absolute bottom-0 start-0 px-1" id="side-1-3-num-copies"&gt;0&lt;/div&gt;&lt;button type="button" class="btn btn-secondary btn-number btn-sm btn-pop position-absolute top-0 start-0" data-type="minus" data-deck="side" data-id="1-3"&gt;-&lt;/button&gt;&lt;button type="button" class="btn btn-secondary btn-number btn-sm btn-push position-absolute top-0 end-0" data-type="plus" data-deck="side" data-id="1-3"&gt;+&lt;/button&gt;&lt;button type="button" class="btn btn-secondary btn-number btn-sm btn-raise position-absolute bottom-0 end-0" data-type="raise" data-id="1-3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;[.B43];[$HTML.$K$3];[.B43];[$HTML.$L$3];[.B43];[$HTML.$M$3];[.B43];[$HTML.$N$3];[.B43];[$HTML.$O$3];[.B43];[$HTML.$P$3])" office:value-type="string" office:string-value="&lt;tr id=&quot;table-1-3&quot; data-expansion=&quot;15&quot; data-type=&quot;1&quot; data-color=&quot;20&quot; data-term=&quot;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id="table-1-3" data-expansion="15" data-type="1" data-color="20" data-term="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 position-relative m-1&quot; id=&quot;main-1-4&quot;&gt;&lt;img class=&quot;d-block&quot; width=&quot;80&quot; height=&quot;112&quot; src=&quot;https://one-draw.jp/ijinden/cardlist/001/card/01_004.png&quot; /&gt;&lt;div class=&quot;container-num-copies position-absolute bottom-0 start-0 px-1&quot; id=&quot;main-1-4-num-copies&quot;&gt;0&lt;/div&gt;&lt;button type=&quot;button&quot; class=&quot;btn btn-secondary btn-number btn-sm btn-pop position-absolute top-0 start-0&quot; data-type=&quot;minus&quot; data-deck=&quot;main&quot; data-id=&quot;1-4&quot;&gt;-&lt;/button&gt;&lt;button type=&quot;button&quot; class=&quot;btn btn-secondary btn-number btn-sm btn-push position-absolute top-0 end-0&quot; data-type=&quot;plus&quot; data-deck=&quot;main&quot; data-id=&quot;1-4&quot;&gt;+&lt;/button&gt;&lt;button type=&quot;button&quot; class=&quot;btn btn-secondary btn-number btn-sm btn-drop position-absolute bottom-0 end-0&quot; data-type=&quot;drop&quot; data-id=&quot;1-4&quot;&gt;v&lt;/button&gt;&lt;/div&gt;" calcext:value-type="string">
            <text:p>&lt;div class="container-card position-relative m-1" id="main-1-4"&gt;&lt;img class="d-block" width="80" height="112" src="https://one-draw.jp/ijinden/cardlist/001/card/01_004.png" /&gt;&lt;div class="container-num-copies position-absolute bottom-0 start-0 px-1" id="main-1-4-num-copies"&gt;0&lt;/div&gt;&lt;button type="button" class="btn btn-secondary btn-number btn-sm btn-pop position-absolute top-0 start-0" data-type="minus" data-deck="main" data-id="1-4"&gt;-&lt;/button&gt;&lt;button type="button" class="btn btn-secondary btn-number btn-sm btn-push position-absolute top-0 end-0" data-type="plus" data-deck="main" data-id="1-4"&gt;+&lt;/button&gt;&lt;button type="button" class="btn btn-secondary btn-number btn-sm btn-drop position-absolute bottom-0 end-0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 position-relative m-1&quot; id=&quot;side-1-4&quot;&gt;&lt;img class=&quot;d-block&quot; width=&quot;80&quot; height=&quot;112&quot; src=&quot;https://one-draw.jp/ijinden/cardlist/001/card/01_004.png&quot; /&gt;&lt;div class=&quot;container-num-copies position-absolute bottom-0 start-0 px-1&quot; id=&quot;side-1-4-num-copies&quot;&gt;0&lt;/div&gt;&lt;button type=&quot;button&quot; class=&quot;btn btn-secondary btn-number btn-sm btn-pop position-absolute top-0 start-0&quot; data-type=&quot;minus&quot; data-deck=&quot;side&quot; data-id=&quot;1-4&quot;&gt;-&lt;/button&gt;&lt;button type=&quot;button&quot; class=&quot;btn btn-secondary btn-number btn-sm btn-push position-absolute top-0 end-0&quot; data-type=&quot;plus&quot; data-deck=&quot;side&quot; data-id=&quot;1-4&quot;&gt;+&lt;/button&gt;&lt;button type=&quot;button&quot; class=&quot;btn btn-secondary btn-number btn-sm btn-raise position-absolute bottom-0 end-0&quot; data-type=&quot;raise&quot; data-id=&quot;1-4&quot;&gt;^&lt;/button&gt;&lt;/div&gt;" calcext:value-type="string">
            <text:p>&lt;div class="container-card position-relative m-1" id="side-1-4"&gt;&lt;img class="d-block" width="80" height="112" src="https://one-draw.jp/ijinden/cardlist/001/card/01_004.png" /&gt;&lt;div class="container-num-copies position-absolute bottom-0 start-0 px-1" id="side-1-4-num-copies"&gt;0&lt;/div&gt;&lt;button type="button" class="btn btn-secondary btn-number btn-sm btn-pop position-absolute top-0 start-0" data-type="minus" data-deck="side" data-id="1-4"&gt;-&lt;/button&gt;&lt;button type="button" class="btn btn-secondary btn-number btn-sm btn-push position-absolute top-0 end-0" data-type="plus" data-deck="side" data-id="1-4"&gt;+&lt;/button&gt;&lt;button type="button" class="btn btn-secondary btn-number btn-sm btn-raise position-absolute bottom-0 end-0" data-type="raise" data-id="1-4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;[.B44];[$HTML.$K$3];[.B44];[$HTML.$L$3];[.B44];[$HTML.$M$3];[.B44];[$HTML.$N$3];[.B44];[$HTML.$O$3];[.B44];[$HTML.$P$3])" office:value-type="string" office:string-value="&lt;tr id=&quot;table-1-4&quot; data-expansion=&quot;15&quot; data-type=&quot;1&quot; data-color=&quot;20&quot; data-term=&quot;1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id="table-1-4" data-expansion="15" data-type="1" data-color="20" data-term="1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 position-relative m-1&quot; id=&quot;main-1-5&quot;&gt;&lt;img class=&quot;d-block&quot; width=&quot;80&quot; height=&quot;112&quot; src=&quot;https://one-draw.jp/ijinden/cardlist/001/card/01_005.png&quot; /&gt;&lt;div class=&quot;container-num-copies position-absolute bottom-0 start-0 px-1&quot; id=&quot;main-1-5-num-copies&quot;&gt;0&lt;/div&gt;&lt;button type=&quot;button&quot; class=&quot;btn btn-secondary btn-number btn-sm btn-pop position-absolute top-0 start-0&quot; data-type=&quot;minus&quot; data-deck=&quot;main&quot; data-id=&quot;1-5&quot;&gt;-&lt;/button&gt;&lt;button type=&quot;button&quot; class=&quot;btn btn-secondary btn-number btn-sm btn-push position-absolute top-0 end-0&quot; data-type=&quot;plus&quot; data-deck=&quot;main&quot; data-id=&quot;1-5&quot;&gt;+&lt;/button&gt;&lt;button type=&quot;button&quot; class=&quot;btn btn-secondary btn-number btn-sm btn-drop position-absolute bottom-0 end-0&quot; data-type=&quot;drop&quot; data-id=&quot;1-5&quot;&gt;v&lt;/button&gt;&lt;/div&gt;" calcext:value-type="string">
            <text:p>&lt;div class="container-card position-relative m-1" id="main-1-5"&gt;&lt;img class="d-block" width="80" height="112" src="https://one-draw.jp/ijinden/cardlist/001/card/01_005.png" /&gt;&lt;div class="container-num-copies position-absolute bottom-0 start-0 px-1" id="main-1-5-num-copies"&gt;0&lt;/div&gt;&lt;button type="button" class="btn btn-secondary btn-number btn-sm btn-pop position-absolute top-0 start-0" data-type="minus" data-deck="main" data-id="1-5"&gt;-&lt;/button&gt;&lt;button type="button" class="btn btn-secondary btn-number btn-sm btn-push position-absolute top-0 end-0" data-type="plus" data-deck="main" data-id="1-5"&gt;+&lt;/button&gt;&lt;button type="button" class="btn btn-secondary btn-number btn-sm btn-drop position-absolute bottom-0 end-0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 position-relative m-1&quot; id=&quot;side-1-5&quot;&gt;&lt;img class=&quot;d-block&quot; width=&quot;80&quot; height=&quot;112&quot; src=&quot;https://one-draw.jp/ijinden/cardlist/001/card/01_005.png&quot; /&gt;&lt;div class=&quot;container-num-copies position-absolute bottom-0 start-0 px-1&quot; id=&quot;side-1-5-num-copies&quot;&gt;0&lt;/div&gt;&lt;button type=&quot;button&quot; class=&quot;btn btn-secondary btn-number btn-sm btn-pop position-absolute top-0 start-0&quot; data-type=&quot;minus&quot; data-deck=&quot;side&quot; data-id=&quot;1-5&quot;&gt;-&lt;/button&gt;&lt;button type=&quot;button&quot; class=&quot;btn btn-secondary btn-number btn-sm btn-push position-absolute top-0 end-0&quot; data-type=&quot;plus&quot; data-deck=&quot;side&quot; data-id=&quot;1-5&quot;&gt;+&lt;/button&gt;&lt;button type=&quot;button&quot; class=&quot;btn btn-secondary btn-number btn-sm btn-raise position-absolute bottom-0 end-0&quot; data-type=&quot;raise&quot; data-id=&quot;1-5&quot;&gt;^&lt;/button&gt;&lt;/div&gt;" calcext:value-type="string">
            <text:p>&lt;div class="container-card position-relative m-1" id="side-1-5"&gt;&lt;img class="d-block" width="80" height="112" src="https://one-draw.jp/ijinden/cardlist/001/card/01_005.png" /&gt;&lt;div class="container-num-copies position-absolute bottom-0 start-0 px-1" id="side-1-5-num-copies"&gt;0&lt;/div&gt;&lt;button type="button" class="btn btn-secondary btn-number btn-sm btn-pop position-absolute top-0 start-0" data-type="minus" data-deck="side" data-id="1-5"&gt;-&lt;/button&gt;&lt;button type="button" class="btn btn-secondary btn-number btn-sm btn-push position-absolute top-0 end-0" data-type="plus" data-deck="side" data-id="1-5"&gt;+&lt;/button&gt;&lt;button type="button" class="btn btn-secondary btn-number btn-sm btn-raise position-absolute bottom-0 end-0" data-type="raise" data-id="1-5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;[.B45];[$HTML.$K$3];[.B45];[$HTML.$L$3];[.B45];[$HTML.$M$3];[.B45];[$HTML.$N$3];[.B45];[$HTML.$O$3];[.B45];[$HTML.$P$3])" office:value-type="string" office:string-value="&lt;tr id=&quot;table-1-5&quot; data-expansion=&quot;15&quot; data-type=&quot;1&quot; data-color=&quot;30&quot; data-term=&quot;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id="table-1-5" data-expansion="15" data-type="1" data-color="30" data-term="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 position-relative m-1&quot; id=&quot;main-1-6&quot;&gt;&lt;img class=&quot;d-block&quot; width=&quot;80&quot; height=&quot;112&quot; src=&quot;https://one-draw.jp/ijinden/cardlist/001/card/01_006.png&quot; /&gt;&lt;div class=&quot;container-num-copies position-absolute bottom-0 start-0 px-1&quot; id=&quot;main-1-6-num-copies&quot;&gt;0&lt;/div&gt;&lt;button type=&quot;button&quot; class=&quot;btn btn-secondary btn-number btn-sm btn-pop position-absolute top-0 start-0&quot; data-type=&quot;minus&quot; data-deck=&quot;main&quot; data-id=&quot;1-6&quot;&gt;-&lt;/button&gt;&lt;button type=&quot;button&quot; class=&quot;btn btn-secondary btn-number btn-sm btn-push position-absolute top-0 end-0&quot; data-type=&quot;plus&quot; data-deck=&quot;main&quot; data-id=&quot;1-6&quot;&gt;+&lt;/button&gt;&lt;button type=&quot;button&quot; class=&quot;btn btn-secondary btn-number btn-sm btn-drop position-absolute bottom-0 end-0&quot; data-type=&quot;drop&quot; data-id=&quot;1-6&quot;&gt;v&lt;/button&gt;&lt;/div&gt;" calcext:value-type="string">
            <text:p>&lt;div class="container-card position-relative m-1" id="main-1-6"&gt;&lt;img class="d-block" width="80" height="112" src="https://one-draw.jp/ijinden/cardlist/001/card/01_006.png" /&gt;&lt;div class="container-num-copies position-absolute bottom-0 start-0 px-1" id="main-1-6-num-copies"&gt;0&lt;/div&gt;&lt;button type="button" class="btn btn-secondary btn-number btn-sm btn-pop position-absolute top-0 start-0" data-type="minus" data-deck="main" data-id="1-6"&gt;-&lt;/button&gt;&lt;button type="button" class="btn btn-secondary btn-number btn-sm btn-push position-absolute top-0 end-0" data-type="plus" data-deck="main" data-id="1-6"&gt;+&lt;/button&gt;&lt;button type="button" class="btn btn-secondary btn-number btn-sm btn-drop position-absolute bottom-0 end-0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 position-relative m-1&quot; id=&quot;side-1-6&quot;&gt;&lt;img class=&quot;d-block&quot; width=&quot;80&quot; height=&quot;112&quot; src=&quot;https://one-draw.jp/ijinden/cardlist/001/card/01_006.png&quot; /&gt;&lt;div class=&quot;container-num-copies position-absolute bottom-0 start-0 px-1&quot; id=&quot;side-1-6-num-copies&quot;&gt;0&lt;/div&gt;&lt;button type=&quot;button&quot; class=&quot;btn btn-secondary btn-number btn-sm btn-pop position-absolute top-0 start-0&quot; data-type=&quot;minus&quot; data-deck=&quot;side&quot; data-id=&quot;1-6&quot;&gt;-&lt;/button&gt;&lt;button type=&quot;button&quot; class=&quot;btn btn-secondary btn-number btn-sm btn-push position-absolute top-0 end-0&quot; data-type=&quot;plus&quot; data-deck=&quot;side&quot; data-id=&quot;1-6&quot;&gt;+&lt;/button&gt;&lt;button type=&quot;button&quot; class=&quot;btn btn-secondary btn-number btn-sm btn-raise position-absolute bottom-0 end-0&quot; data-type=&quot;raise&quot; data-id=&quot;1-6&quot;&gt;^&lt;/button&gt;&lt;/div&gt;" calcext:value-type="string">
            <text:p>&lt;div class="container-card position-relative m-1" id="side-1-6"&gt;&lt;img class="d-block" width="80" height="112" src="https://one-draw.jp/ijinden/cardlist/001/card/01_006.png" /&gt;&lt;div class="container-num-copies position-absolute bottom-0 start-0 px-1" id="side-1-6-num-copies"&gt;0&lt;/div&gt;&lt;button type="button" class="btn btn-secondary btn-number btn-sm btn-pop position-absolute top-0 start-0" data-type="minus" data-deck="side" data-id="1-6"&gt;-&lt;/button&gt;&lt;button type="button" class="btn btn-secondary btn-number btn-sm btn-push position-absolute top-0 end-0" data-type="plus" data-deck="side" data-id="1-6"&gt;+&lt;/button&gt;&lt;button type="button" class="btn btn-secondary btn-number btn-sm btn-raise position-absolute bottom-0 end-0" data-type="raise" data-id="1-6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;[.B46];[$HTML.$K$3];[.B46];[$HTML.$L$3];[.B46];[$HTML.$M$3];[.B46];[$HTML.$N$3];[.B46];[$HTML.$O$3];[.B46];[$HTML.$P$3])" office:value-type="string" office:string-value="&lt;tr id=&quot;table-1-6&quot; data-expansion=&quot;15&quot; data-type=&quot;1&quot; data-color=&quot;30&quot; data-term=&quot;2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id="table-1-6" data-expansion="15" data-type="1" data-color="30" data-term="2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 position-relative m-1&quot; id=&quot;main-1-7&quot;&gt;&lt;img class=&quot;d-block&quot; width=&quot;80&quot; height=&quot;112&quot; src=&quot;https://one-draw.jp/ijinden/cardlist/001/card/01_007.png&quot; /&gt;&lt;div class=&quot;container-num-copies position-absolute bottom-0 start-0 px-1&quot; id=&quot;main-1-7-num-copies&quot;&gt;0&lt;/div&gt;&lt;button type=&quot;button&quot; class=&quot;btn btn-secondary btn-number btn-sm btn-pop position-absolute top-0 start-0&quot; data-type=&quot;minus&quot; data-deck=&quot;main&quot; data-id=&quot;1-7&quot;&gt;-&lt;/button&gt;&lt;button type=&quot;button&quot; class=&quot;btn btn-secondary btn-number btn-sm btn-push position-absolute top-0 end-0&quot; data-type=&quot;plus&quot; data-deck=&quot;main&quot; data-id=&quot;1-7&quot;&gt;+&lt;/button&gt;&lt;button type=&quot;button&quot; class=&quot;btn btn-secondary btn-number btn-sm btn-drop position-absolute bottom-0 end-0&quot; data-type=&quot;drop&quot; data-id=&quot;1-7&quot;&gt;v&lt;/button&gt;&lt;/div&gt;" calcext:value-type="string">
            <text:p>&lt;div class="container-card position-relative m-1" id="main-1-7"&gt;&lt;img class="d-block" width="80" height="112" src="https://one-draw.jp/ijinden/cardlist/001/card/01_007.png" /&gt;&lt;div class="container-num-copies position-absolute bottom-0 start-0 px-1" id="main-1-7-num-copies"&gt;0&lt;/div&gt;&lt;button type="button" class="btn btn-secondary btn-number btn-sm btn-pop position-absolute top-0 start-0" data-type="minus" data-deck="main" data-id="1-7"&gt;-&lt;/button&gt;&lt;button type="button" class="btn btn-secondary btn-number btn-sm btn-push position-absolute top-0 end-0" data-type="plus" data-deck="main" data-id="1-7"&gt;+&lt;/button&gt;&lt;button type="button" class="btn btn-secondary btn-number btn-sm btn-drop position-absolute bottom-0 end-0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 position-relative m-1&quot; id=&quot;side-1-7&quot;&gt;&lt;img class=&quot;d-block&quot; width=&quot;80&quot; height=&quot;112&quot; src=&quot;https://one-draw.jp/ijinden/cardlist/001/card/01_007.png&quot; /&gt;&lt;div class=&quot;container-num-copies position-absolute bottom-0 start-0 px-1&quot; id=&quot;side-1-7-num-copies&quot;&gt;0&lt;/div&gt;&lt;button type=&quot;button&quot; class=&quot;btn btn-secondary btn-number btn-sm btn-pop position-absolute top-0 start-0&quot; data-type=&quot;minus&quot; data-deck=&quot;side&quot; data-id=&quot;1-7&quot;&gt;-&lt;/button&gt;&lt;button type=&quot;button&quot; class=&quot;btn btn-secondary btn-number btn-sm btn-push position-absolute top-0 end-0&quot; data-type=&quot;plus&quot; data-deck=&quot;side&quot; data-id=&quot;1-7&quot;&gt;+&lt;/button&gt;&lt;button type=&quot;button&quot; class=&quot;btn btn-secondary btn-number btn-sm btn-raise position-absolute bottom-0 end-0&quot; data-type=&quot;raise&quot; data-id=&quot;1-7&quot;&gt;^&lt;/button&gt;&lt;/div&gt;" calcext:value-type="string">
            <text:p>&lt;div class="container-card position-relative m-1" id="side-1-7"&gt;&lt;img class="d-block" width="80" height="112" src="https://one-draw.jp/ijinden/cardlist/001/card/01_007.png" /&gt;&lt;div class="container-num-copies position-absolute bottom-0 start-0 px-1" id="side-1-7-num-copies"&gt;0&lt;/div&gt;&lt;button type="button" class="btn btn-secondary btn-number btn-sm btn-pop position-absolute top-0 start-0" data-type="minus" data-deck="side" data-id="1-7"&gt;-&lt;/button&gt;&lt;button type="button" class="btn btn-secondary btn-number btn-sm btn-push position-absolute top-0 end-0" data-type="plus" data-deck="side" data-id="1-7"&gt;+&lt;/button&gt;&lt;button type="button" class="btn btn-secondary btn-number btn-sm btn-raise position-absolute bottom-0 end-0" data-type="raise" data-id="1-7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;[.B47];[$HTML.$K$3];[.B47];[$HTML.$L$3];[.B47];[$HTML.$M$3];[.B47];[$HTML.$N$3];[.B47];[$HTML.$O$3];[.B47];[$HTML.$P$3])" office:value-type="string" office:string-value="&lt;tr id=&quot;table-1-7&quot; data-expansion=&quot;15&quot; data-type=&quot;1&quot; data-color=&quot;10&quot; data-term=&quot;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id="table-1-7" data-expansion="15" data-type="1" data-color="10" data-term="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 position-relative m-1&quot; id=&quot;main-1-8&quot;&gt;&lt;img class=&quot;d-block&quot; width=&quot;80&quot; height=&quot;112&quot; src=&quot;https://one-draw.jp/ijinden/cardlist/001/card/01_008.png&quot; /&gt;&lt;div class=&quot;container-num-copies position-absolute bottom-0 start-0 px-1&quot; id=&quot;main-1-8-num-copies&quot;&gt;0&lt;/div&gt;&lt;button type=&quot;button&quot; class=&quot;btn btn-secondary btn-number btn-sm btn-pop position-absolute top-0 start-0&quot; data-type=&quot;minus&quot; data-deck=&quot;main&quot; data-id=&quot;1-8&quot;&gt;-&lt;/button&gt;&lt;button type=&quot;button&quot; class=&quot;btn btn-secondary btn-number btn-sm btn-push position-absolute top-0 end-0&quot; data-type=&quot;plus&quot; data-deck=&quot;main&quot; data-id=&quot;1-8&quot;&gt;+&lt;/button&gt;&lt;button type=&quot;button&quot; class=&quot;btn btn-secondary btn-number btn-sm btn-drop position-absolute bottom-0 end-0&quot; data-type=&quot;drop&quot; data-id=&quot;1-8&quot;&gt;v&lt;/button&gt;&lt;/div&gt;" calcext:value-type="string">
            <text:p>&lt;div class="container-card position-relative m-1" id="main-1-8"&gt;&lt;img class="d-block" width="80" height="112" src="https://one-draw.jp/ijinden/cardlist/001/card/01_008.png" /&gt;&lt;div class="container-num-copies position-absolute bottom-0 start-0 px-1" id="main-1-8-num-copies"&gt;0&lt;/div&gt;&lt;button type="button" class="btn btn-secondary btn-number btn-sm btn-pop position-absolute top-0 start-0" data-type="minus" data-deck="main" data-id="1-8"&gt;-&lt;/button&gt;&lt;button type="button" class="btn btn-secondary btn-number btn-sm btn-push position-absolute top-0 end-0" data-type="plus" data-deck="main" data-id="1-8"&gt;+&lt;/button&gt;&lt;button type="button" class="btn btn-secondary btn-number btn-sm btn-drop position-absolute bottom-0 end-0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 position-relative m-1&quot; id=&quot;side-1-8&quot;&gt;&lt;img class=&quot;d-block&quot; width=&quot;80&quot; height=&quot;112&quot; src=&quot;https://one-draw.jp/ijinden/cardlist/001/card/01_008.png&quot; /&gt;&lt;div class=&quot;container-num-copies position-absolute bottom-0 start-0 px-1&quot; id=&quot;side-1-8-num-copies&quot;&gt;0&lt;/div&gt;&lt;button type=&quot;button&quot; class=&quot;btn btn-secondary btn-number btn-sm btn-pop position-absolute top-0 start-0&quot; data-type=&quot;minus&quot; data-deck=&quot;side&quot; data-id=&quot;1-8&quot;&gt;-&lt;/button&gt;&lt;button type=&quot;button&quot; class=&quot;btn btn-secondary btn-number btn-sm btn-push position-absolute top-0 end-0&quot; data-type=&quot;plus&quot; data-deck=&quot;side&quot; data-id=&quot;1-8&quot;&gt;+&lt;/button&gt;&lt;button type=&quot;button&quot; class=&quot;btn btn-secondary btn-number btn-sm btn-raise position-absolute bottom-0 end-0&quot; data-type=&quot;raise&quot; data-id=&quot;1-8&quot;&gt;^&lt;/button&gt;&lt;/div&gt;" calcext:value-type="string">
            <text:p>&lt;div class="container-card position-relative m-1" id="side-1-8"&gt;&lt;img class="d-block" width="80" height="112" src="https://one-draw.jp/ijinden/cardlist/001/card/01_008.png" /&gt;&lt;div class="container-num-copies position-absolute bottom-0 start-0 px-1" id="side-1-8-num-copies"&gt;0&lt;/div&gt;&lt;button type="button" class="btn btn-secondary btn-number btn-sm btn-pop position-absolute top-0 start-0" data-type="minus" data-deck="side" data-id="1-8"&gt;-&lt;/button&gt;&lt;button type="button" class="btn btn-secondary btn-number btn-sm btn-push position-absolute top-0 end-0" data-type="plus" data-deck="side" data-id="1-8"&gt;+&lt;/button&gt;&lt;button type="button" class="btn btn-secondary btn-number btn-sm btn-raise position-absolute bottom-0 end-0" data-type="raise" data-id="1-8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;[.B48];[$HTML.$K$3];[.B48];[$HTML.$L$3];[.B48];[$HTML.$M$3];[.B48];[$HTML.$N$3];[.B48];[$HTML.$O$3];[.B48];[$HTML.$P$3])" office:value-type="string" office:string-value="&lt;tr id=&quot;table-1-8&quot; data-expansion=&quot;15&quot; data-type=&quot;1&quot; data-color=&quot;10&quot; data-term=&quot;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id="table-1-8" data-expansion="15" data-type="1" data-color="10" data-term="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 position-relative m-1&quot; id=&quot;main-1-9&quot;&gt;&lt;img class=&quot;d-block&quot; width=&quot;80&quot; height=&quot;112&quot; src=&quot;https://one-draw.jp/ijinden/cardlist/001/card/01_009.png&quot; /&gt;&lt;div class=&quot;container-num-copies position-absolute bottom-0 start-0 px-1&quot; id=&quot;main-1-9-num-copies&quot;&gt;0&lt;/div&gt;&lt;button type=&quot;button&quot; class=&quot;btn btn-secondary btn-number btn-sm btn-pop position-absolute top-0 start-0&quot; data-type=&quot;minus&quot; data-deck=&quot;main&quot; data-id=&quot;1-9&quot;&gt;-&lt;/button&gt;&lt;button type=&quot;button&quot; class=&quot;btn btn-secondary btn-number btn-sm btn-push position-absolute top-0 end-0&quot; data-type=&quot;plus&quot; data-deck=&quot;main&quot; data-id=&quot;1-9&quot;&gt;+&lt;/button&gt;&lt;button type=&quot;button&quot; class=&quot;btn btn-secondary btn-number btn-sm btn-drop position-absolute bottom-0 end-0&quot; data-type=&quot;drop&quot; data-id=&quot;1-9&quot;&gt;v&lt;/button&gt;&lt;/div&gt;" calcext:value-type="string">
            <text:p>&lt;div class="container-card position-relative m-1" id="main-1-9"&gt;&lt;img class="d-block" width="80" height="112" src="https://one-draw.jp/ijinden/cardlist/001/card/01_009.png" /&gt;&lt;div class="container-num-copies position-absolute bottom-0 start-0 px-1" id="main-1-9-num-copies"&gt;0&lt;/div&gt;&lt;button type="button" class="btn btn-secondary btn-number btn-sm btn-pop position-absolute top-0 start-0" data-type="minus" data-deck="main" data-id="1-9"&gt;-&lt;/button&gt;&lt;button type="button" class="btn btn-secondary btn-number btn-sm btn-push position-absolute top-0 end-0" data-type="plus" data-deck="main" data-id="1-9"&gt;+&lt;/button&gt;&lt;button type="button" class="btn btn-secondary btn-number btn-sm btn-drop position-absolute bottom-0 end-0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 position-relative m-1&quot; id=&quot;side-1-9&quot;&gt;&lt;img class=&quot;d-block&quot; width=&quot;80&quot; height=&quot;112&quot; src=&quot;https://one-draw.jp/ijinden/cardlist/001/card/01_009.png&quot; /&gt;&lt;div class=&quot;container-num-copies position-absolute bottom-0 start-0 px-1&quot; id=&quot;side-1-9-num-copies&quot;&gt;0&lt;/div&gt;&lt;button type=&quot;button&quot; class=&quot;btn btn-secondary btn-number btn-sm btn-pop position-absolute top-0 start-0&quot; data-type=&quot;minus&quot; data-deck=&quot;side&quot; data-id=&quot;1-9&quot;&gt;-&lt;/button&gt;&lt;button type=&quot;button&quot; class=&quot;btn btn-secondary btn-number btn-sm btn-push position-absolute top-0 end-0&quot; data-type=&quot;plus&quot; data-deck=&quot;side&quot; data-id=&quot;1-9&quot;&gt;+&lt;/button&gt;&lt;button type=&quot;button&quot; class=&quot;btn btn-secondary btn-number btn-sm btn-raise position-absolute bottom-0 end-0&quot; data-type=&quot;raise&quot; data-id=&quot;1-9&quot;&gt;^&lt;/button&gt;&lt;/div&gt;" calcext:value-type="string">
            <text:p>&lt;div class="container-card position-relative m-1" id="side-1-9"&gt;&lt;img class="d-block" width="80" height="112" src="https://one-draw.jp/ijinden/cardlist/001/card/01_009.png" /&gt;&lt;div class="container-num-copies position-absolute bottom-0 start-0 px-1" id="side-1-9-num-copies"&gt;0&lt;/div&gt;&lt;button type="button" class="btn btn-secondary btn-number btn-sm btn-pop position-absolute top-0 start-0" data-type="minus" data-deck="side" data-id="1-9"&gt;-&lt;/button&gt;&lt;button type="button" class="btn btn-secondary btn-number btn-sm btn-push position-absolute top-0 end-0" data-type="plus" data-deck="side" data-id="1-9"&gt;+&lt;/button&gt;&lt;button type="button" class="btn btn-secondary btn-number btn-sm btn-raise position-absolute bottom-0 end-0" data-type="raise" data-id="1-9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;[.B49];[$HTML.$K$3];[.B49];[$HTML.$L$3];[.B49];[$HTML.$M$3];[.B49];[$HTML.$N$3];[.B49];[$HTML.$O$3];[.B49];[$HTML.$P$3])" office:value-type="string" office:string-value="&lt;tr id=&quot;table-1-9&quot; data-expansion=&quot;15&quot; data-type=&quot;1&quot; data-color=&quot;10&quot; data-term=&quot;1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id="table-1-9" data-expansion="15" data-type="1" data-color="10" data-term="1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 position-relative m-1&quot; id=&quot;main-1-10&quot;&gt;&lt;img class=&quot;d-block&quot; width=&quot;80&quot; height=&quot;112&quot; src=&quot;https://one-draw.jp/ijinden/cardlist/001/card/01_010.png&quot; /&gt;&lt;div class=&quot;container-num-copies position-absolute bottom-0 start-0 px-1&quot; id=&quot;main-1-10-num-copies&quot;&gt;0&lt;/div&gt;&lt;button type=&quot;button&quot; class=&quot;btn btn-secondary btn-number btn-sm btn-pop position-absolute top-0 start-0&quot; data-type=&quot;minus&quot; data-deck=&quot;main&quot; data-id=&quot;1-10&quot;&gt;-&lt;/button&gt;&lt;button type=&quot;button&quot; class=&quot;btn btn-secondary btn-number btn-sm btn-push position-absolute top-0 end-0&quot; data-type=&quot;plus&quot; data-deck=&quot;main&quot; data-id=&quot;1-10&quot;&gt;+&lt;/button&gt;&lt;button type=&quot;button&quot; class=&quot;btn btn-secondary btn-number btn-sm btn-drop position-absolute bottom-0 end-0&quot; data-type=&quot;drop&quot; data-id=&quot;1-10&quot;&gt;v&lt;/button&gt;&lt;/div&gt;" calcext:value-type="string">
            <text:p>&lt;div class="container-card position-relative m-1" id="main-1-10"&gt;&lt;img class="d-block" width="80" height="112" src="https://one-draw.jp/ijinden/cardlist/001/card/01_010.png" /&gt;&lt;div class="container-num-copies position-absolute bottom-0 start-0 px-1" id="main-1-10-num-copies"&gt;0&lt;/div&gt;&lt;button type="button" class="btn btn-secondary btn-number btn-sm btn-pop position-absolute top-0 start-0" data-type="minus" data-deck="main" data-id="1-10"&gt;-&lt;/button&gt;&lt;button type="button" class="btn btn-secondary btn-number btn-sm btn-push position-absolute top-0 end-0" data-type="plus" data-deck="main" data-id="1-10"&gt;+&lt;/button&gt;&lt;button type="button" class="btn btn-secondary btn-number btn-sm btn-drop position-absolute bottom-0 end-0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 position-relative m-1&quot; id=&quot;side-1-10&quot;&gt;&lt;img class=&quot;d-block&quot; width=&quot;80&quot; height=&quot;112&quot; src=&quot;https://one-draw.jp/ijinden/cardlist/001/card/01_010.png&quot; /&gt;&lt;div class=&quot;container-num-copies position-absolute bottom-0 start-0 px-1&quot; id=&quot;side-1-10-num-copies&quot;&gt;0&lt;/div&gt;&lt;button type=&quot;button&quot; class=&quot;btn btn-secondary btn-number btn-sm btn-pop position-absolute top-0 start-0&quot; data-type=&quot;minus&quot; data-deck=&quot;side&quot; data-id=&quot;1-10&quot;&gt;-&lt;/button&gt;&lt;button type=&quot;button&quot; class=&quot;btn btn-secondary btn-number btn-sm btn-push position-absolute top-0 end-0&quot; data-type=&quot;plus&quot; data-deck=&quot;side&quot; data-id=&quot;1-10&quot;&gt;+&lt;/button&gt;&lt;button type=&quot;button&quot; class=&quot;btn btn-secondary btn-number btn-sm btn-raise position-absolute bottom-0 end-0&quot; data-type=&quot;raise&quot; data-id=&quot;1-10&quot;&gt;^&lt;/button&gt;&lt;/div&gt;" calcext:value-type="string">
            <text:p>&lt;div class="container-card position-relative m-1" id="side-1-10"&gt;&lt;img class="d-block" width="80" height="112" src="https://one-draw.jp/ijinden/cardlist/001/card/01_010.png" /&gt;&lt;div class="container-num-copies position-absolute bottom-0 start-0 px-1" id="side-1-10-num-copies"&gt;0&lt;/div&gt;&lt;button type="button" class="btn btn-secondary btn-number btn-sm btn-pop position-absolute top-0 start-0" data-type="minus" data-deck="side" data-id="1-10"&gt;-&lt;/button&gt;&lt;button type="button" class="btn btn-secondary btn-number btn-sm btn-push position-absolute top-0 end-0" data-type="plus" data-deck="side" data-id="1-10"&gt;+&lt;/button&gt;&lt;button type="button" class="btn btn-secondary btn-number btn-sm btn-raise position-absolute bottom-0 end-0" data-type="raise" data-id="1-10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;[.B50];[$HTML.$K$3];[.B50];[$HTML.$L$3];[.B50];[$HTML.$M$3];[.B50];[$HTML.$N$3];[.B50];[$HTML.$O$3];[.B50];[$HTML.$P$3])" office:value-type="string" office:string-value="&lt;tr id=&quot;table-1-10&quot; data-expansion=&quot;15&quot; data-type=&quot;1&quot; data-color=&quot;10&quot; data-term=&quot;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id="table-1-10" data-expansion="15" data-type="1" data-color="10" data-term="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 position-relative m-1&quot; id=&quot;main-1-11&quot;&gt;&lt;img class=&quot;d-block&quot; width=&quot;80&quot; height=&quot;112&quot; src=&quot;https://one-draw.jp/ijinden/cardlist/001/card/01_011.png&quot; /&gt;&lt;div class=&quot;container-num-copies position-absolute bottom-0 start-0 px-1&quot; id=&quot;main-1-11-num-copies&quot;&gt;0&lt;/div&gt;&lt;button type=&quot;button&quot; class=&quot;btn btn-secondary btn-number btn-sm btn-pop position-absolute top-0 start-0&quot; data-type=&quot;minus&quot; data-deck=&quot;main&quot; data-id=&quot;1-11&quot;&gt;-&lt;/button&gt;&lt;button type=&quot;button&quot; class=&quot;btn btn-secondary btn-number btn-sm btn-push position-absolute top-0 end-0&quot; data-type=&quot;plus&quot; data-deck=&quot;main&quot; data-id=&quot;1-11&quot;&gt;+&lt;/button&gt;&lt;button type=&quot;button&quot; class=&quot;btn btn-secondary btn-number btn-sm btn-drop position-absolute bottom-0 end-0&quot; data-type=&quot;drop&quot; data-id=&quot;1-11&quot;&gt;v&lt;/button&gt;&lt;/div&gt;" calcext:value-type="string">
            <text:p>&lt;div class="container-card position-relative m-1" id="main-1-11"&gt;&lt;img class="d-block" width="80" height="112" src="https://one-draw.jp/ijinden/cardlist/001/card/01_011.png" /&gt;&lt;div class="container-num-copies position-absolute bottom-0 start-0 px-1" id="main-1-11-num-copies"&gt;0&lt;/div&gt;&lt;button type="button" class="btn btn-secondary btn-number btn-sm btn-pop position-absolute top-0 start-0" data-type="minus" data-deck="main" data-id="1-11"&gt;-&lt;/button&gt;&lt;button type="button" class="btn btn-secondary btn-number btn-sm btn-push position-absolute top-0 end-0" data-type="plus" data-deck="main" data-id="1-11"&gt;+&lt;/button&gt;&lt;button type="button" class="btn btn-secondary btn-number btn-sm btn-drop position-absolute bottom-0 end-0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 position-relative m-1&quot; id=&quot;side-1-11&quot;&gt;&lt;img class=&quot;d-block&quot; width=&quot;80&quot; height=&quot;112&quot; src=&quot;https://one-draw.jp/ijinden/cardlist/001/card/01_011.png&quot; /&gt;&lt;div class=&quot;container-num-copies position-absolute bottom-0 start-0 px-1&quot; id=&quot;side-1-11-num-copies&quot;&gt;0&lt;/div&gt;&lt;button type=&quot;button&quot; class=&quot;btn btn-secondary btn-number btn-sm btn-pop position-absolute top-0 start-0&quot; data-type=&quot;minus&quot; data-deck=&quot;side&quot; data-id=&quot;1-11&quot;&gt;-&lt;/button&gt;&lt;button type=&quot;button&quot; class=&quot;btn btn-secondary btn-number btn-sm btn-push position-absolute top-0 end-0&quot; data-type=&quot;plus&quot; data-deck=&quot;side&quot; data-id=&quot;1-11&quot;&gt;+&lt;/button&gt;&lt;button type=&quot;button&quot; class=&quot;btn btn-secondary btn-number btn-sm btn-raise position-absolute bottom-0 end-0&quot; data-type=&quot;raise&quot; data-id=&quot;1-11&quot;&gt;^&lt;/button&gt;&lt;/div&gt;" calcext:value-type="string">
            <text:p>&lt;div class="container-card position-relative m-1" id="side-1-11"&gt;&lt;img class="d-block" width="80" height="112" src="https://one-draw.jp/ijinden/cardlist/001/card/01_011.png" /&gt;&lt;div class="container-num-copies position-absolute bottom-0 start-0 px-1" id="side-1-11-num-copies"&gt;0&lt;/div&gt;&lt;button type="button" class="btn btn-secondary btn-number btn-sm btn-pop position-absolute top-0 start-0" data-type="minus" data-deck="side" data-id="1-11"&gt;-&lt;/button&gt;&lt;button type="button" class="btn btn-secondary btn-number btn-sm btn-push position-absolute top-0 end-0" data-type="plus" data-deck="side" data-id="1-11"&gt;+&lt;/button&gt;&lt;button type="button" class="btn btn-secondary btn-number btn-sm btn-raise position-absolute bottom-0 end-0" data-type="raise" data-id="1-11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;[.B51];[$HTML.$K$3];[.B51];[$HTML.$L$3];[.B51];[$HTML.$M$3];[.B51];[$HTML.$N$3];[.B51];[$HTML.$O$3];[.B51];[$HTML.$P$3])" office:value-type="string" office:string-value="&lt;tr id=&quot;table-1-11&quot; data-expansion=&quot;15&quot; data-type=&quot;1&quot; data-color=&quot;10&quot; data-term=&quot;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id="table-1-11" data-expansion="15" data-type="1" data-color="10" data-term="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 position-relative m-1&quot; id=&quot;main-1-12&quot;&gt;&lt;img class=&quot;d-block&quot; width=&quot;80&quot; height=&quot;112&quot; src=&quot;https://one-draw.jp/ijinden/cardlist/001/card/01_012.png&quot; /&gt;&lt;div class=&quot;container-num-copies position-absolute bottom-0 start-0 px-1&quot; id=&quot;main-1-12-num-copies&quot;&gt;0&lt;/div&gt;&lt;button type=&quot;button&quot; class=&quot;btn btn-secondary btn-number btn-sm btn-pop position-absolute top-0 start-0&quot; data-type=&quot;minus&quot; data-deck=&quot;main&quot; data-id=&quot;1-12&quot;&gt;-&lt;/button&gt;&lt;button type=&quot;button&quot; class=&quot;btn btn-secondary btn-number btn-sm btn-push position-absolute top-0 end-0&quot; data-type=&quot;plus&quot; data-deck=&quot;main&quot; data-id=&quot;1-12&quot;&gt;+&lt;/button&gt;&lt;button type=&quot;button&quot; class=&quot;btn btn-secondary btn-number btn-sm btn-drop position-absolute bottom-0 end-0&quot; data-type=&quot;drop&quot; data-id=&quot;1-12&quot;&gt;v&lt;/button&gt;&lt;/div&gt;" calcext:value-type="string">
            <text:p>&lt;div class="container-card position-relative m-1" id="main-1-12"&gt;&lt;img class="d-block" width="80" height="112" src="https://one-draw.jp/ijinden/cardlist/001/card/01_012.png" /&gt;&lt;div class="container-num-copies position-absolute bottom-0 start-0 px-1" id="main-1-12-num-copies"&gt;0&lt;/div&gt;&lt;button type="button" class="btn btn-secondary btn-number btn-sm btn-pop position-absolute top-0 start-0" data-type="minus" data-deck="main" data-id="1-12"&gt;-&lt;/button&gt;&lt;button type="button" class="btn btn-secondary btn-number btn-sm btn-push position-absolute top-0 end-0" data-type="plus" data-deck="main" data-id="1-12"&gt;+&lt;/button&gt;&lt;button type="button" class="btn btn-secondary btn-number btn-sm btn-drop position-absolute bottom-0 end-0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 position-relative m-1&quot; id=&quot;side-1-12&quot;&gt;&lt;img class=&quot;d-block&quot; width=&quot;80&quot; height=&quot;112&quot; src=&quot;https://one-draw.jp/ijinden/cardlist/001/card/01_012.png&quot; /&gt;&lt;div class=&quot;container-num-copies position-absolute bottom-0 start-0 px-1&quot; id=&quot;side-1-12-num-copies&quot;&gt;0&lt;/div&gt;&lt;button type=&quot;button&quot; class=&quot;btn btn-secondary btn-number btn-sm btn-pop position-absolute top-0 start-0&quot; data-type=&quot;minus&quot; data-deck=&quot;side&quot; data-id=&quot;1-12&quot;&gt;-&lt;/button&gt;&lt;button type=&quot;button&quot; class=&quot;btn btn-secondary btn-number btn-sm btn-push position-absolute top-0 end-0&quot; data-type=&quot;plus&quot; data-deck=&quot;side&quot; data-id=&quot;1-12&quot;&gt;+&lt;/button&gt;&lt;button type=&quot;button&quot; class=&quot;btn btn-secondary btn-number btn-sm btn-raise position-absolute bottom-0 end-0&quot; data-type=&quot;raise&quot; data-id=&quot;1-12&quot;&gt;^&lt;/button&gt;&lt;/div&gt;" calcext:value-type="string">
            <text:p>&lt;div class="container-card position-relative m-1" id="side-1-12"&gt;&lt;img class="d-block" width="80" height="112" src="https://one-draw.jp/ijinden/cardlist/001/card/01_012.png" /&gt;&lt;div class="container-num-copies position-absolute bottom-0 start-0 px-1" id="side-1-12-num-copies"&gt;0&lt;/div&gt;&lt;button type="button" class="btn btn-secondary btn-number btn-sm btn-pop position-absolute top-0 start-0" data-type="minus" data-deck="side" data-id="1-12"&gt;-&lt;/button&gt;&lt;button type="button" class="btn btn-secondary btn-number btn-sm btn-push position-absolute top-0 end-0" data-type="plus" data-deck="side" data-id="1-12"&gt;+&lt;/button&gt;&lt;button type="button" class="btn btn-secondary btn-number btn-sm btn-raise position-absolute bottom-0 end-0" data-type="raise" data-id="1-12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;[.B52];[$HTML.$K$3];[.B52];[$HTML.$L$3];[.B52];[$HTML.$M$3];[.B52];[$HTML.$N$3];[.B52];[$HTML.$O$3];[.B52];[$HTML.$P$3])" office:value-type="string" office:string-value="&lt;tr id=&quot;table-1-12&quot; data-expansion=&quot;15&quot; data-type=&quot;1&quot; data-color=&quot;10&quot; data-term=&quot;2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id="table-1-12" data-expansion="15" data-type="1" data-color="10" data-term="2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 position-relative m-1&quot; id=&quot;main-1-13&quot;&gt;&lt;img class=&quot;d-block&quot; width=&quot;80&quot; height=&quot;112&quot; src=&quot;https://one-draw.jp/ijinden/cardlist/001/card/01_013.png&quot; /&gt;&lt;div class=&quot;container-num-copies position-absolute bottom-0 start-0 px-1&quot; id=&quot;main-1-13-num-copies&quot;&gt;0&lt;/div&gt;&lt;button type=&quot;button&quot; class=&quot;btn btn-secondary btn-number btn-sm btn-pop position-absolute top-0 start-0&quot; data-type=&quot;minus&quot; data-deck=&quot;main&quot; data-id=&quot;1-13&quot;&gt;-&lt;/button&gt;&lt;button type=&quot;button&quot; class=&quot;btn btn-secondary btn-number btn-sm btn-push position-absolute top-0 end-0&quot; data-type=&quot;plus&quot; data-deck=&quot;main&quot; data-id=&quot;1-13&quot;&gt;+&lt;/button&gt;&lt;button type=&quot;button&quot; class=&quot;btn btn-secondary btn-number btn-sm btn-drop position-absolute bottom-0 end-0&quot; data-type=&quot;drop&quot; data-id=&quot;1-13&quot;&gt;v&lt;/button&gt;&lt;/div&gt;" calcext:value-type="string">
            <text:p>&lt;div class="container-card position-relative m-1" id="main-1-13"&gt;&lt;img class="d-block" width="80" height="112" src="https://one-draw.jp/ijinden/cardlist/001/card/01_013.png" /&gt;&lt;div class="container-num-copies position-absolute bottom-0 start-0 px-1" id="main-1-13-num-copies"&gt;0&lt;/div&gt;&lt;button type="button" class="btn btn-secondary btn-number btn-sm btn-pop position-absolute top-0 start-0" data-type="minus" data-deck="main" data-id="1-13"&gt;-&lt;/button&gt;&lt;button type="button" class="btn btn-secondary btn-number btn-sm btn-push position-absolute top-0 end-0" data-type="plus" data-deck="main" data-id="1-13"&gt;+&lt;/button&gt;&lt;button type="button" class="btn btn-secondary btn-number btn-sm btn-drop position-absolute bottom-0 end-0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 position-relative m-1&quot; id=&quot;side-1-13&quot;&gt;&lt;img class=&quot;d-block&quot; width=&quot;80&quot; height=&quot;112&quot; src=&quot;https://one-draw.jp/ijinden/cardlist/001/card/01_013.png&quot; /&gt;&lt;div class=&quot;container-num-copies position-absolute bottom-0 start-0 px-1&quot; id=&quot;side-1-13-num-copies&quot;&gt;0&lt;/div&gt;&lt;button type=&quot;button&quot; class=&quot;btn btn-secondary btn-number btn-sm btn-pop position-absolute top-0 start-0&quot; data-type=&quot;minus&quot; data-deck=&quot;side&quot; data-id=&quot;1-13&quot;&gt;-&lt;/button&gt;&lt;button type=&quot;button&quot; class=&quot;btn btn-secondary btn-number btn-sm btn-push position-absolute top-0 end-0&quot; data-type=&quot;plus&quot; data-deck=&quot;side&quot; data-id=&quot;1-13&quot;&gt;+&lt;/button&gt;&lt;button type=&quot;button&quot; class=&quot;btn btn-secondary btn-number btn-sm btn-raise position-absolute bottom-0 end-0&quot; data-type=&quot;raise&quot; data-id=&quot;1-13&quot;&gt;^&lt;/button&gt;&lt;/div&gt;" calcext:value-type="string">
            <text:p>&lt;div class="container-card position-relative m-1" id="side-1-13"&gt;&lt;img class="d-block" width="80" height="112" src="https://one-draw.jp/ijinden/cardlist/001/card/01_013.png" /&gt;&lt;div class="container-num-copies position-absolute bottom-0 start-0 px-1" id="side-1-13-num-copies"&gt;0&lt;/div&gt;&lt;button type="button" class="btn btn-secondary btn-number btn-sm btn-pop position-absolute top-0 start-0" data-type="minus" data-deck="side" data-id="1-13"&gt;-&lt;/button&gt;&lt;button type="button" class="btn btn-secondary btn-number btn-sm btn-push position-absolute top-0 end-0" data-type="plus" data-deck="side" data-id="1-13"&gt;+&lt;/button&gt;&lt;button type="button" class="btn btn-secondary btn-number btn-sm btn-raise position-absolute bottom-0 end-0" data-type="raise" data-id="1-13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;[.B53];[$HTML.$K$3];[.B53];[$HTML.$L$3];[.B53];[$HTML.$M$3];[.B53];[$HTML.$N$3];[.B53];[$HTML.$O$3];[.B53];[$HTML.$P$3])" office:value-type="string" office:string-value="&lt;tr id=&quot;table-1-13&quot; data-expansion=&quot;15&quot; data-type=&quot;1&quot; data-color=&quot;10&quot; data-term=&quot;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id="table-1-13" data-expansion="15" data-type="1" data-color="10" data-term="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 position-relative m-1&quot; id=&quot;main-1-14&quot;&gt;&lt;img class=&quot;d-block&quot; width=&quot;80&quot; height=&quot;112&quot; src=&quot;https://one-draw.jp/ijinden/cardlist/001/card/01_014.png&quot; /&gt;&lt;div class=&quot;container-num-copies position-absolute bottom-0 start-0 px-1&quot; id=&quot;main-1-14-num-copies&quot;&gt;0&lt;/div&gt;&lt;button type=&quot;button&quot; class=&quot;btn btn-secondary btn-number btn-sm btn-pop position-absolute top-0 start-0&quot; data-type=&quot;minus&quot; data-deck=&quot;main&quot; data-id=&quot;1-14&quot;&gt;-&lt;/button&gt;&lt;button type=&quot;button&quot; class=&quot;btn btn-secondary btn-number btn-sm btn-push position-absolute top-0 end-0&quot; data-type=&quot;plus&quot; data-deck=&quot;main&quot; data-id=&quot;1-14&quot;&gt;+&lt;/button&gt;&lt;button type=&quot;button&quot; class=&quot;btn btn-secondary btn-number btn-sm btn-drop position-absolute bottom-0 end-0&quot; data-type=&quot;drop&quot; data-id=&quot;1-14&quot;&gt;v&lt;/button&gt;&lt;/div&gt;" calcext:value-type="string">
            <text:p>&lt;div class="container-card position-relative m-1" id="main-1-14"&gt;&lt;img class="d-block" width="80" height="112" src="https://one-draw.jp/ijinden/cardlist/001/card/01_014.png" /&gt;&lt;div class="container-num-copies position-absolute bottom-0 start-0 px-1" id="main-1-14-num-copies"&gt;0&lt;/div&gt;&lt;button type="button" class="btn btn-secondary btn-number btn-sm btn-pop position-absolute top-0 start-0" data-type="minus" data-deck="main" data-id="1-14"&gt;-&lt;/button&gt;&lt;button type="button" class="btn btn-secondary btn-number btn-sm btn-push position-absolute top-0 end-0" data-type="plus" data-deck="main" data-id="1-14"&gt;+&lt;/button&gt;&lt;button type="button" class="btn btn-secondary btn-number btn-sm btn-drop position-absolute bottom-0 end-0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 position-relative m-1&quot; id=&quot;side-1-14&quot;&gt;&lt;img class=&quot;d-block&quot; width=&quot;80&quot; height=&quot;112&quot; src=&quot;https://one-draw.jp/ijinden/cardlist/001/card/01_014.png&quot; /&gt;&lt;div class=&quot;container-num-copies position-absolute bottom-0 start-0 px-1&quot; id=&quot;side-1-14-num-copies&quot;&gt;0&lt;/div&gt;&lt;button type=&quot;button&quot; class=&quot;btn btn-secondary btn-number btn-sm btn-pop position-absolute top-0 start-0&quot; data-type=&quot;minus&quot; data-deck=&quot;side&quot; data-id=&quot;1-14&quot;&gt;-&lt;/button&gt;&lt;button type=&quot;button&quot; class=&quot;btn btn-secondary btn-number btn-sm btn-push position-absolute top-0 end-0&quot; data-type=&quot;plus&quot; data-deck=&quot;side&quot; data-id=&quot;1-14&quot;&gt;+&lt;/button&gt;&lt;button type=&quot;button&quot; class=&quot;btn btn-secondary btn-number btn-sm btn-raise position-absolute bottom-0 end-0&quot; data-type=&quot;raise&quot; data-id=&quot;1-14&quot;&gt;^&lt;/button&gt;&lt;/div&gt;" calcext:value-type="string">
            <text:p>&lt;div class="container-card position-relative m-1" id="side-1-14"&gt;&lt;img class="d-block" width="80" height="112" src="https://one-draw.jp/ijinden/cardlist/001/card/01_014.png" /&gt;&lt;div class="container-num-copies position-absolute bottom-0 start-0 px-1" id="side-1-14-num-copies"&gt;0&lt;/div&gt;&lt;button type="button" class="btn btn-secondary btn-number btn-sm btn-pop position-absolute top-0 start-0" data-type="minus" data-deck="side" data-id="1-14"&gt;-&lt;/button&gt;&lt;button type="button" class="btn btn-secondary btn-number btn-sm btn-push position-absolute top-0 end-0" data-type="plus" data-deck="side" data-id="1-14"&gt;+&lt;/button&gt;&lt;button type="button" class="btn btn-secondary btn-number btn-sm btn-raise position-absolute bottom-0 end-0" data-type="raise" data-id="1-14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;[.B54];[$HTML.$K$3];[.B54];[$HTML.$L$3];[.B54];[$HTML.$M$3];[.B54];[$HTML.$N$3];[.B54];[$HTML.$O$3];[.B54];[$HTML.$P$3])" office:value-type="string" office:string-value="&lt;tr id=&quot;table-1-14&quot; data-expansion=&quot;15&quot; data-type=&quot;1&quot; data-color=&quot;10&quot; data-term=&quot;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id="table-1-14" data-expansion="15" data-type="1" data-color="10" data-term="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 position-relative m-1&quot; id=&quot;main-1-15&quot;&gt;&lt;img class=&quot;d-block&quot; width=&quot;80&quot; height=&quot;112&quot; src=&quot;https://one-draw.jp/ijinden/cardlist/001/card/01_015.png&quot; /&gt;&lt;div class=&quot;container-num-copies position-absolute bottom-0 start-0 px-1&quot; id=&quot;main-1-15-num-copies&quot;&gt;0&lt;/div&gt;&lt;button type=&quot;button&quot; class=&quot;btn btn-secondary btn-number btn-sm btn-pop position-absolute top-0 start-0&quot; data-type=&quot;minus&quot; data-deck=&quot;main&quot; data-id=&quot;1-15&quot;&gt;-&lt;/button&gt;&lt;button type=&quot;button&quot; class=&quot;btn btn-secondary btn-number btn-sm btn-push position-absolute top-0 end-0&quot; data-type=&quot;plus&quot; data-deck=&quot;main&quot; data-id=&quot;1-15&quot;&gt;+&lt;/button&gt;&lt;button type=&quot;button&quot; class=&quot;btn btn-secondary btn-number btn-sm btn-drop position-absolute bottom-0 end-0&quot; data-type=&quot;drop&quot; data-id=&quot;1-15&quot;&gt;v&lt;/button&gt;&lt;/div&gt;" calcext:value-type="string">
            <text:p>&lt;div class="container-card position-relative m-1" id="main-1-15"&gt;&lt;img class="d-block" width="80" height="112" src="https://one-draw.jp/ijinden/cardlist/001/card/01_015.png" /&gt;&lt;div class="container-num-copies position-absolute bottom-0 start-0 px-1" id="main-1-15-num-copies"&gt;0&lt;/div&gt;&lt;button type="button" class="btn btn-secondary btn-number btn-sm btn-pop position-absolute top-0 start-0" data-type="minus" data-deck="main" data-id="1-15"&gt;-&lt;/button&gt;&lt;button type="button" class="btn btn-secondary btn-number btn-sm btn-push position-absolute top-0 end-0" data-type="plus" data-deck="main" data-id="1-15"&gt;+&lt;/button&gt;&lt;button type="button" class="btn btn-secondary btn-number btn-sm btn-drop position-absolute bottom-0 end-0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 position-relative m-1&quot; id=&quot;side-1-15&quot;&gt;&lt;img class=&quot;d-block&quot; width=&quot;80&quot; height=&quot;112&quot; src=&quot;https://one-draw.jp/ijinden/cardlist/001/card/01_015.png&quot; /&gt;&lt;div class=&quot;container-num-copies position-absolute bottom-0 start-0 px-1&quot; id=&quot;side-1-15-num-copies&quot;&gt;0&lt;/div&gt;&lt;button type=&quot;button&quot; class=&quot;btn btn-secondary btn-number btn-sm btn-pop position-absolute top-0 start-0&quot; data-type=&quot;minus&quot; data-deck=&quot;side&quot; data-id=&quot;1-15&quot;&gt;-&lt;/button&gt;&lt;button type=&quot;button&quot; class=&quot;btn btn-secondary btn-number btn-sm btn-push position-absolute top-0 end-0&quot; data-type=&quot;plus&quot; data-deck=&quot;side&quot; data-id=&quot;1-15&quot;&gt;+&lt;/button&gt;&lt;button type=&quot;button&quot; class=&quot;btn btn-secondary btn-number btn-sm btn-raise position-absolute bottom-0 end-0&quot; data-type=&quot;raise&quot; data-id=&quot;1-15&quot;&gt;^&lt;/button&gt;&lt;/div&gt;" calcext:value-type="string">
            <text:p>&lt;div class="container-card position-relative m-1" id="side-1-15"&gt;&lt;img class="d-block" width="80" height="112" src="https://one-draw.jp/ijinden/cardlist/001/card/01_015.png" /&gt;&lt;div class="container-num-copies position-absolute bottom-0 start-0 px-1" id="side-1-15-num-copies"&gt;0&lt;/div&gt;&lt;button type="button" class="btn btn-secondary btn-number btn-sm btn-pop position-absolute top-0 start-0" data-type="minus" data-deck="side" data-id="1-15"&gt;-&lt;/button&gt;&lt;button type="button" class="btn btn-secondary btn-number btn-sm btn-push position-absolute top-0 end-0" data-type="plus" data-deck="side" data-id="1-15"&gt;+&lt;/button&gt;&lt;button type="button" class="btn btn-secondary btn-number btn-sm btn-raise position-absolute bottom-0 end-0" data-type="raise" data-id="1-15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;[.B55];[$HTML.$K$3];[.B55];[$HTML.$L$3];[.B55];[$HTML.$M$3];[.B55];[$HTML.$N$3];[.B55];[$HTML.$O$3];[.B55];[$HTML.$P$3])" office:value-type="string" office:string-value="&lt;tr id=&quot;table-1-15&quot; data-expansion=&quot;15&quot; data-type=&quot;1&quot; data-color=&quot;10&quot; data-term=&quot;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id="table-1-15" data-expansion="15" data-type="1" data-color="10" data-term="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 position-relative m-1&quot; id=&quot;main-1-16&quot;&gt;&lt;img class=&quot;d-block&quot; width=&quot;80&quot; height=&quot;112&quot; src=&quot;https://one-draw.jp/ijinden/cardlist/001/card/01_016.png&quot; /&gt;&lt;div class=&quot;container-num-copies position-absolute bottom-0 start-0 px-1&quot; id=&quot;main-1-16-num-copies&quot;&gt;0&lt;/div&gt;&lt;button type=&quot;button&quot; class=&quot;btn btn-secondary btn-number btn-sm btn-pop position-absolute top-0 start-0&quot; data-type=&quot;minus&quot; data-deck=&quot;main&quot; data-id=&quot;1-16&quot;&gt;-&lt;/button&gt;&lt;button type=&quot;button&quot; class=&quot;btn btn-secondary btn-number btn-sm btn-push position-absolute top-0 end-0&quot; data-type=&quot;plus&quot; data-deck=&quot;main&quot; data-id=&quot;1-16&quot;&gt;+&lt;/button&gt;&lt;button type=&quot;button&quot; class=&quot;btn btn-secondary btn-number btn-sm btn-drop position-absolute bottom-0 end-0&quot; data-type=&quot;drop&quot; data-id=&quot;1-16&quot;&gt;v&lt;/button&gt;&lt;/div&gt;" calcext:value-type="string">
            <text:p>&lt;div class="container-card position-relative m-1" id="main-1-16"&gt;&lt;img class="d-block" width="80" height="112" src="https://one-draw.jp/ijinden/cardlist/001/card/01_016.png" /&gt;&lt;div class="container-num-copies position-absolute bottom-0 start-0 px-1" id="main-1-16-num-copies"&gt;0&lt;/div&gt;&lt;button type="button" class="btn btn-secondary btn-number btn-sm btn-pop position-absolute top-0 start-0" data-type="minus" data-deck="main" data-id="1-16"&gt;-&lt;/button&gt;&lt;button type="button" class="btn btn-secondary btn-number btn-sm btn-push position-absolute top-0 end-0" data-type="plus" data-deck="main" data-id="1-16"&gt;+&lt;/button&gt;&lt;button type="button" class="btn btn-secondary btn-number btn-sm btn-drop position-absolute bottom-0 end-0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 position-relative m-1&quot; id=&quot;side-1-16&quot;&gt;&lt;img class=&quot;d-block&quot; width=&quot;80&quot; height=&quot;112&quot; src=&quot;https://one-draw.jp/ijinden/cardlist/001/card/01_016.png&quot; /&gt;&lt;div class=&quot;container-num-copies position-absolute bottom-0 start-0 px-1&quot; id=&quot;side-1-16-num-copies&quot;&gt;0&lt;/div&gt;&lt;button type=&quot;button&quot; class=&quot;btn btn-secondary btn-number btn-sm btn-pop position-absolute top-0 start-0&quot; data-type=&quot;minus&quot; data-deck=&quot;side&quot; data-id=&quot;1-16&quot;&gt;-&lt;/button&gt;&lt;button type=&quot;button&quot; class=&quot;btn btn-secondary btn-number btn-sm btn-push position-absolute top-0 end-0&quot; data-type=&quot;plus&quot; data-deck=&quot;side&quot; data-id=&quot;1-16&quot;&gt;+&lt;/button&gt;&lt;button type=&quot;button&quot; class=&quot;btn btn-secondary btn-number btn-sm btn-raise position-absolute bottom-0 end-0&quot; data-type=&quot;raise&quot; data-id=&quot;1-16&quot;&gt;^&lt;/button&gt;&lt;/div&gt;" calcext:value-type="string">
            <text:p>&lt;div class="container-card position-relative m-1" id="side-1-16"&gt;&lt;img class="d-block" width="80" height="112" src="https://one-draw.jp/ijinden/cardlist/001/card/01_016.png" /&gt;&lt;div class="container-num-copies position-absolute bottom-0 start-0 px-1" id="side-1-16-num-copies"&gt;0&lt;/div&gt;&lt;button type="button" class="btn btn-secondary btn-number btn-sm btn-pop position-absolute top-0 start-0" data-type="minus" data-deck="side" data-id="1-16"&gt;-&lt;/button&gt;&lt;button type="button" class="btn btn-secondary btn-number btn-sm btn-push position-absolute top-0 end-0" data-type="plus" data-deck="side" data-id="1-16"&gt;+&lt;/button&gt;&lt;button type="button" class="btn btn-secondary btn-number btn-sm btn-raise position-absolute bottom-0 end-0" data-type="raise" data-id="1-16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;[.B56];[$HTML.$K$3];[.B56];[$HTML.$L$3];[.B56];[$HTML.$M$3];[.B56];[$HTML.$N$3];[.B56];[$HTML.$O$3];[.B56];[$HTML.$P$3])" office:value-type="string" office:string-value="&lt;tr id=&quot;table-1-16&quot; data-expansion=&quot;15&quot; data-type=&quot;1&quot; data-color=&quot;10&quot; data-term=&quot;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id="table-1-16" data-expansion="15" data-type="1" data-color="10" data-term="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 position-relative m-1&quot; id=&quot;main-1-17&quot;&gt;&lt;img class=&quot;d-block&quot; width=&quot;80&quot; height=&quot;112&quot; src=&quot;https://one-draw.jp/ijinden/cardlist/001/card/01_017.png&quot; /&gt;&lt;div class=&quot;container-num-copies position-absolute bottom-0 start-0 px-1&quot; id=&quot;main-1-17-num-copies&quot;&gt;0&lt;/div&gt;&lt;button type=&quot;button&quot; class=&quot;btn btn-secondary btn-number btn-sm btn-pop position-absolute top-0 start-0&quot; data-type=&quot;minus&quot; data-deck=&quot;main&quot; data-id=&quot;1-17&quot;&gt;-&lt;/button&gt;&lt;button type=&quot;button&quot; class=&quot;btn btn-secondary btn-number btn-sm btn-push position-absolute top-0 end-0&quot; data-type=&quot;plus&quot; data-deck=&quot;main&quot; data-id=&quot;1-17&quot;&gt;+&lt;/button&gt;&lt;button type=&quot;button&quot; class=&quot;btn btn-secondary btn-number btn-sm btn-drop position-absolute bottom-0 end-0&quot; data-type=&quot;drop&quot; data-id=&quot;1-17&quot;&gt;v&lt;/button&gt;&lt;/div&gt;" calcext:value-type="string">
            <text:p>&lt;div class="container-card position-relative m-1" id="main-1-17"&gt;&lt;img class="d-block" width="80" height="112" src="https://one-draw.jp/ijinden/cardlist/001/card/01_017.png" /&gt;&lt;div class="container-num-copies position-absolute bottom-0 start-0 px-1" id="main-1-17-num-copies"&gt;0&lt;/div&gt;&lt;button type="button" class="btn btn-secondary btn-number btn-sm btn-pop position-absolute top-0 start-0" data-type="minus" data-deck="main" data-id="1-17"&gt;-&lt;/button&gt;&lt;button type="button" class="btn btn-secondary btn-number btn-sm btn-push position-absolute top-0 end-0" data-type="plus" data-deck="main" data-id="1-17"&gt;+&lt;/button&gt;&lt;button type="button" class="btn btn-secondary btn-number btn-sm btn-drop position-absolute bottom-0 end-0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 position-relative m-1&quot; id=&quot;side-1-17&quot;&gt;&lt;img class=&quot;d-block&quot; width=&quot;80&quot; height=&quot;112&quot; src=&quot;https://one-draw.jp/ijinden/cardlist/001/card/01_017.png&quot; /&gt;&lt;div class=&quot;container-num-copies position-absolute bottom-0 start-0 px-1&quot; id=&quot;side-1-17-num-copies&quot;&gt;0&lt;/div&gt;&lt;button type=&quot;button&quot; class=&quot;btn btn-secondary btn-number btn-sm btn-pop position-absolute top-0 start-0&quot; data-type=&quot;minus&quot; data-deck=&quot;side&quot; data-id=&quot;1-17&quot;&gt;-&lt;/button&gt;&lt;button type=&quot;button&quot; class=&quot;btn btn-secondary btn-number btn-sm btn-push position-absolute top-0 end-0&quot; data-type=&quot;plus&quot; data-deck=&quot;side&quot; data-id=&quot;1-17&quot;&gt;+&lt;/button&gt;&lt;button type=&quot;button&quot; class=&quot;btn btn-secondary btn-number btn-sm btn-raise position-absolute bottom-0 end-0&quot; data-type=&quot;raise&quot; data-id=&quot;1-17&quot;&gt;^&lt;/button&gt;&lt;/div&gt;" calcext:value-type="string">
            <text:p>&lt;div class="container-card position-relative m-1" id="side-1-17"&gt;&lt;img class="d-block" width="80" height="112" src="https://one-draw.jp/ijinden/cardlist/001/card/01_017.png" /&gt;&lt;div class="container-num-copies position-absolute bottom-0 start-0 px-1" id="side-1-17-num-copies"&gt;0&lt;/div&gt;&lt;button type="button" class="btn btn-secondary btn-number btn-sm btn-pop position-absolute top-0 start-0" data-type="minus" data-deck="side" data-id="1-17"&gt;-&lt;/button&gt;&lt;button type="button" class="btn btn-secondary btn-number btn-sm btn-push position-absolute top-0 end-0" data-type="plus" data-deck="side" data-id="1-17"&gt;+&lt;/button&gt;&lt;button type="button" class="btn btn-secondary btn-number btn-sm btn-raise position-absolute bottom-0 end-0" data-type="raise" data-id="1-17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;[.B57];[$HTML.$K$3];[.B57];[$HTML.$L$3];[.B57];[$HTML.$M$3];[.B57];[$HTML.$N$3];[.B57];[$HTML.$O$3];[.B57];[$HTML.$P$3])" office:value-type="string" office:string-value="&lt;tr id=&quot;table-1-17&quot; data-expansion=&quot;15&quot; data-type=&quot;1&quot; data-color=&quot;10&quot; data-term=&quot;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id="table-1-17" data-expansion="15" data-type="1" data-color="10" data-term="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 position-relative m-1&quot; id=&quot;main-1-18&quot;&gt;&lt;img class=&quot;d-block&quot; width=&quot;80&quot; height=&quot;112&quot; src=&quot;https://one-draw.jp/ijinden/cardlist/001/card/01_018.png&quot; /&gt;&lt;div class=&quot;container-num-copies position-absolute bottom-0 start-0 px-1&quot; id=&quot;main-1-18-num-copies&quot;&gt;0&lt;/div&gt;&lt;button type=&quot;button&quot; class=&quot;btn btn-secondary btn-number btn-sm btn-pop position-absolute top-0 start-0&quot; data-type=&quot;minus&quot; data-deck=&quot;main&quot; data-id=&quot;1-18&quot;&gt;-&lt;/button&gt;&lt;button type=&quot;button&quot; class=&quot;btn btn-secondary btn-number btn-sm btn-push position-absolute top-0 end-0&quot; data-type=&quot;plus&quot; data-deck=&quot;main&quot; data-id=&quot;1-18&quot;&gt;+&lt;/button&gt;&lt;button type=&quot;button&quot; class=&quot;btn btn-secondary btn-number btn-sm btn-drop position-absolute bottom-0 end-0&quot; data-type=&quot;drop&quot; data-id=&quot;1-18&quot;&gt;v&lt;/button&gt;&lt;/div&gt;" calcext:value-type="string">
            <text:p>&lt;div class="container-card position-relative m-1" id="main-1-18"&gt;&lt;img class="d-block" width="80" height="112" src="https://one-draw.jp/ijinden/cardlist/001/card/01_018.png" /&gt;&lt;div class="container-num-copies position-absolute bottom-0 start-0 px-1" id="main-1-18-num-copies"&gt;0&lt;/div&gt;&lt;button type="button" class="btn btn-secondary btn-number btn-sm btn-pop position-absolute top-0 start-0" data-type="minus" data-deck="main" data-id="1-18"&gt;-&lt;/button&gt;&lt;button type="button" class="btn btn-secondary btn-number btn-sm btn-push position-absolute top-0 end-0" data-type="plus" data-deck="main" data-id="1-18"&gt;+&lt;/button&gt;&lt;button type="button" class="btn btn-secondary btn-number btn-sm btn-drop position-absolute bottom-0 end-0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 position-relative m-1&quot; id=&quot;side-1-18&quot;&gt;&lt;img class=&quot;d-block&quot; width=&quot;80&quot; height=&quot;112&quot; src=&quot;https://one-draw.jp/ijinden/cardlist/001/card/01_018.png&quot; /&gt;&lt;div class=&quot;container-num-copies position-absolute bottom-0 start-0 px-1&quot; id=&quot;side-1-18-num-copies&quot;&gt;0&lt;/div&gt;&lt;button type=&quot;button&quot; class=&quot;btn btn-secondary btn-number btn-sm btn-pop position-absolute top-0 start-0&quot; data-type=&quot;minus&quot; data-deck=&quot;side&quot; data-id=&quot;1-18&quot;&gt;-&lt;/button&gt;&lt;button type=&quot;button&quot; class=&quot;btn btn-secondary btn-number btn-sm btn-push position-absolute top-0 end-0&quot; data-type=&quot;plus&quot; data-deck=&quot;side&quot; data-id=&quot;1-18&quot;&gt;+&lt;/button&gt;&lt;button type=&quot;button&quot; class=&quot;btn btn-secondary btn-number btn-sm btn-raise position-absolute bottom-0 end-0&quot; data-type=&quot;raise&quot; data-id=&quot;1-18&quot;&gt;^&lt;/button&gt;&lt;/div&gt;" calcext:value-type="string">
            <text:p>&lt;div class="container-card position-relative m-1" id="side-1-18"&gt;&lt;img class="d-block" width="80" height="112" src="https://one-draw.jp/ijinden/cardlist/001/card/01_018.png" /&gt;&lt;div class="container-num-copies position-absolute bottom-0 start-0 px-1" id="side-1-18-num-copies"&gt;0&lt;/div&gt;&lt;button type="button" class="btn btn-secondary btn-number btn-sm btn-pop position-absolute top-0 start-0" data-type="minus" data-deck="side" data-id="1-18"&gt;-&lt;/button&gt;&lt;button type="button" class="btn btn-secondary btn-number btn-sm btn-push position-absolute top-0 end-0" data-type="plus" data-deck="side" data-id="1-18"&gt;+&lt;/button&gt;&lt;button type="button" class="btn btn-secondary btn-number btn-sm btn-raise position-absolute bottom-0 end-0" data-type="raise" data-id="1-18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;[.B58];[$HTML.$K$3];[.B58];[$HTML.$L$3];[.B58];[$HTML.$M$3];[.B58];[$HTML.$N$3];[.B58];[$HTML.$O$3];[.B58];[$HTML.$P$3])" office:value-type="string" office:string-value="&lt;tr id=&quot;table-1-18&quot; data-expansion=&quot;15&quot; data-type=&quot;1&quot; data-color=&quot;10&quot; data-term=&quot;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id="table-1-18" data-expansion="15" data-type="1" data-color="10" data-term="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 position-relative m-1&quot; id=&quot;main-1-19&quot;&gt;&lt;img class=&quot;d-block&quot; width=&quot;80&quot; height=&quot;112&quot; src=&quot;https://one-draw.jp/ijinden/cardlist/001/card/01_019.png&quot; /&gt;&lt;div class=&quot;container-num-copies position-absolute bottom-0 start-0 px-1&quot; id=&quot;main-1-19-num-copies&quot;&gt;0&lt;/div&gt;&lt;button type=&quot;button&quot; class=&quot;btn btn-secondary btn-number btn-sm btn-pop position-absolute top-0 start-0&quot; data-type=&quot;minus&quot; data-deck=&quot;main&quot; data-id=&quot;1-19&quot;&gt;-&lt;/button&gt;&lt;button type=&quot;button&quot; class=&quot;btn btn-secondary btn-number btn-sm btn-push position-absolute top-0 end-0&quot; data-type=&quot;plus&quot; data-deck=&quot;main&quot; data-id=&quot;1-19&quot;&gt;+&lt;/button&gt;&lt;button type=&quot;button&quot; class=&quot;btn btn-secondary btn-number btn-sm btn-drop position-absolute bottom-0 end-0&quot; data-type=&quot;drop&quot; data-id=&quot;1-19&quot;&gt;v&lt;/button&gt;&lt;/div&gt;" calcext:value-type="string">
            <text:p>&lt;div class="container-card position-relative m-1" id="main-1-19"&gt;&lt;img class="d-block" width="80" height="112" src="https://one-draw.jp/ijinden/cardlist/001/card/01_019.png" /&gt;&lt;div class="container-num-copies position-absolute bottom-0 start-0 px-1" id="main-1-19-num-copies"&gt;0&lt;/div&gt;&lt;button type="button" class="btn btn-secondary btn-number btn-sm btn-pop position-absolute top-0 start-0" data-type="minus" data-deck="main" data-id="1-19"&gt;-&lt;/button&gt;&lt;button type="button" class="btn btn-secondary btn-number btn-sm btn-push position-absolute top-0 end-0" data-type="plus" data-deck="main" data-id="1-19"&gt;+&lt;/button&gt;&lt;button type="button" class="btn btn-secondary btn-number btn-sm btn-drop position-absolute bottom-0 end-0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 position-relative m-1&quot; id=&quot;side-1-19&quot;&gt;&lt;img class=&quot;d-block&quot; width=&quot;80&quot; height=&quot;112&quot; src=&quot;https://one-draw.jp/ijinden/cardlist/001/card/01_019.png&quot; /&gt;&lt;div class=&quot;container-num-copies position-absolute bottom-0 start-0 px-1&quot; id=&quot;side-1-19-num-copies&quot;&gt;0&lt;/div&gt;&lt;button type=&quot;button&quot; class=&quot;btn btn-secondary btn-number btn-sm btn-pop position-absolute top-0 start-0&quot; data-type=&quot;minus&quot; data-deck=&quot;side&quot; data-id=&quot;1-19&quot;&gt;-&lt;/button&gt;&lt;button type=&quot;button&quot; class=&quot;btn btn-secondary btn-number btn-sm btn-push position-absolute top-0 end-0&quot; data-type=&quot;plus&quot; data-deck=&quot;side&quot; data-id=&quot;1-19&quot;&gt;+&lt;/button&gt;&lt;button type=&quot;button&quot; class=&quot;btn btn-secondary btn-number btn-sm btn-raise position-absolute bottom-0 end-0&quot; data-type=&quot;raise&quot; data-id=&quot;1-19&quot;&gt;^&lt;/button&gt;&lt;/div&gt;" calcext:value-type="string">
            <text:p>&lt;div class="container-card position-relative m-1" id="side-1-19"&gt;&lt;img class="d-block" width="80" height="112" src="https://one-draw.jp/ijinden/cardlist/001/card/01_019.png" /&gt;&lt;div class="container-num-copies position-absolute bottom-0 start-0 px-1" id="side-1-19-num-copies"&gt;0&lt;/div&gt;&lt;button type="button" class="btn btn-secondary btn-number btn-sm btn-pop position-absolute top-0 start-0" data-type="minus" data-deck="side" data-id="1-19"&gt;-&lt;/button&gt;&lt;button type="button" class="btn btn-secondary btn-number btn-sm btn-push position-absolute top-0 end-0" data-type="plus" data-deck="side" data-id="1-19"&gt;+&lt;/button&gt;&lt;button type="button" class="btn btn-secondary btn-number btn-sm btn-raise position-absolute bottom-0 end-0" data-type="raise" data-id="1-19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;[.B59];[$HTML.$K$3];[.B59];[$HTML.$L$3];[.B59];[$HTML.$M$3];[.B59];[$HTML.$N$3];[.B59];[$HTML.$O$3];[.B59];[$HTML.$P$3])" office:value-type="string" office:string-value="&lt;tr id=&quot;table-1-19&quot; data-expansion=&quot;15&quot; data-type=&quot;1&quot; data-color=&quot;10&quot; data-term=&quot;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id="table-1-19" data-expansion="15" data-type="1" data-color="10" data-term="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 position-relative m-1&quot; id=&quot;main-1-20&quot;&gt;&lt;img class=&quot;d-block&quot; width=&quot;80&quot; height=&quot;112&quot; src=&quot;https://one-draw.jp/ijinden/cardlist/001/card/01_020.png&quot; /&gt;&lt;div class=&quot;container-num-copies position-absolute bottom-0 start-0 px-1&quot; id=&quot;main-1-20-num-copies&quot;&gt;0&lt;/div&gt;&lt;button type=&quot;button&quot; class=&quot;btn btn-secondary btn-number btn-sm btn-pop position-absolute top-0 start-0&quot; data-type=&quot;minus&quot; data-deck=&quot;main&quot; data-id=&quot;1-20&quot;&gt;-&lt;/button&gt;&lt;button type=&quot;button&quot; class=&quot;btn btn-secondary btn-number btn-sm btn-push position-absolute top-0 end-0&quot; data-type=&quot;plus&quot; data-deck=&quot;main&quot; data-id=&quot;1-20&quot;&gt;+&lt;/button&gt;&lt;button type=&quot;button&quot; class=&quot;btn btn-secondary btn-number btn-sm btn-drop position-absolute bottom-0 end-0&quot; data-type=&quot;drop&quot; data-id=&quot;1-20&quot;&gt;v&lt;/button&gt;&lt;/div&gt;" calcext:value-type="string">
            <text:p>&lt;div class="container-card position-relative m-1" id="main-1-20"&gt;&lt;img class="d-block" width="80" height="112" src="https://one-draw.jp/ijinden/cardlist/001/card/01_020.png" /&gt;&lt;div class="container-num-copies position-absolute bottom-0 start-0 px-1" id="main-1-20-num-copies"&gt;0&lt;/div&gt;&lt;button type="button" class="btn btn-secondary btn-number btn-sm btn-pop position-absolute top-0 start-0" data-type="minus" data-deck="main" data-id="1-20"&gt;-&lt;/button&gt;&lt;button type="button" class="btn btn-secondary btn-number btn-sm btn-push position-absolute top-0 end-0" data-type="plus" data-deck="main" data-id="1-20"&gt;+&lt;/button&gt;&lt;button type="button" class="btn btn-secondary btn-number btn-sm btn-drop position-absolute bottom-0 end-0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 position-relative m-1&quot; id=&quot;side-1-20&quot;&gt;&lt;img class=&quot;d-block&quot; width=&quot;80&quot; height=&quot;112&quot; src=&quot;https://one-draw.jp/ijinden/cardlist/001/card/01_020.png&quot; /&gt;&lt;div class=&quot;container-num-copies position-absolute bottom-0 start-0 px-1&quot; id=&quot;side-1-20-num-copies&quot;&gt;0&lt;/div&gt;&lt;button type=&quot;button&quot; class=&quot;btn btn-secondary btn-number btn-sm btn-pop position-absolute top-0 start-0&quot; data-type=&quot;minus&quot; data-deck=&quot;side&quot; data-id=&quot;1-20&quot;&gt;-&lt;/button&gt;&lt;button type=&quot;button&quot; class=&quot;btn btn-secondary btn-number btn-sm btn-push position-absolute top-0 end-0&quot; data-type=&quot;plus&quot; data-deck=&quot;side&quot; data-id=&quot;1-20&quot;&gt;+&lt;/button&gt;&lt;button type=&quot;button&quot; class=&quot;btn btn-secondary btn-number btn-sm btn-raise position-absolute bottom-0 end-0&quot; data-type=&quot;raise&quot; data-id=&quot;1-20&quot;&gt;^&lt;/button&gt;&lt;/div&gt;" calcext:value-type="string">
            <text:p>&lt;div class="container-card position-relative m-1" id="side-1-20"&gt;&lt;img class="d-block" width="80" height="112" src="https://one-draw.jp/ijinden/cardlist/001/card/01_020.png" /&gt;&lt;div class="container-num-copies position-absolute bottom-0 start-0 px-1" id="side-1-20-num-copies"&gt;0&lt;/div&gt;&lt;button type="button" class="btn btn-secondary btn-number btn-sm btn-pop position-absolute top-0 start-0" data-type="minus" data-deck="side" data-id="1-20"&gt;-&lt;/button&gt;&lt;button type="button" class="btn btn-secondary btn-number btn-sm btn-push position-absolute top-0 end-0" data-type="plus" data-deck="side" data-id="1-20"&gt;+&lt;/button&gt;&lt;button type="button" class="btn btn-secondary btn-number btn-sm btn-raise position-absolute bottom-0 end-0" data-type="raise" data-id="1-20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;[.B60];[$HTML.$K$3];[.B60];[$HTML.$L$3];[.B60];[$HTML.$M$3];[.B60];[$HTML.$N$3];[.B60];[$HTML.$O$3];[.B60];[$HTML.$P$3])" office:value-type="string" office:string-value="&lt;tr id=&quot;table-1-20&quot; data-expansion=&quot;15&quot; data-type=&quot;1&quot; data-color=&quot;20&quot; data-term=&quot;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id="table-1-20" data-expansion="15" data-type="1" data-color="20" data-term="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 position-relative m-1&quot; id=&quot;main-1-21&quot;&gt;&lt;img class=&quot;d-block&quot; width=&quot;80&quot; height=&quot;112&quot; src=&quot;https://one-draw.jp/ijinden/cardlist/001/card/01_021.png&quot; /&gt;&lt;div class=&quot;container-num-copies position-absolute bottom-0 start-0 px-1&quot; id=&quot;main-1-21-num-copies&quot;&gt;0&lt;/div&gt;&lt;button type=&quot;button&quot; class=&quot;btn btn-secondary btn-number btn-sm btn-pop position-absolute top-0 start-0&quot; data-type=&quot;minus&quot; data-deck=&quot;main&quot; data-id=&quot;1-21&quot;&gt;-&lt;/button&gt;&lt;button type=&quot;button&quot; class=&quot;btn btn-secondary btn-number btn-sm btn-push position-absolute top-0 end-0&quot; data-type=&quot;plus&quot; data-deck=&quot;main&quot; data-id=&quot;1-21&quot;&gt;+&lt;/button&gt;&lt;button type=&quot;button&quot; class=&quot;btn btn-secondary btn-number btn-sm btn-drop position-absolute bottom-0 end-0&quot; data-type=&quot;drop&quot; data-id=&quot;1-21&quot;&gt;v&lt;/button&gt;&lt;/div&gt;" calcext:value-type="string">
            <text:p>&lt;div class="container-card position-relative m-1" id="main-1-21"&gt;&lt;img class="d-block" width="80" height="112" src="https://one-draw.jp/ijinden/cardlist/001/card/01_021.png" /&gt;&lt;div class="container-num-copies position-absolute bottom-0 start-0 px-1" id="main-1-21-num-copies"&gt;0&lt;/div&gt;&lt;button type="button" class="btn btn-secondary btn-number btn-sm btn-pop position-absolute top-0 start-0" data-type="minus" data-deck="main" data-id="1-21"&gt;-&lt;/button&gt;&lt;button type="button" class="btn btn-secondary btn-number btn-sm btn-push position-absolute top-0 end-0" data-type="plus" data-deck="main" data-id="1-21"&gt;+&lt;/button&gt;&lt;button type="button" class="btn btn-secondary btn-number btn-sm btn-drop position-absolute bottom-0 end-0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 position-relative m-1&quot; id=&quot;side-1-21&quot;&gt;&lt;img class=&quot;d-block&quot; width=&quot;80&quot; height=&quot;112&quot; src=&quot;https://one-draw.jp/ijinden/cardlist/001/card/01_021.png&quot; /&gt;&lt;div class=&quot;container-num-copies position-absolute bottom-0 start-0 px-1&quot; id=&quot;side-1-21-num-copies&quot;&gt;0&lt;/div&gt;&lt;button type=&quot;button&quot; class=&quot;btn btn-secondary btn-number btn-sm btn-pop position-absolute top-0 start-0&quot; data-type=&quot;minus&quot; data-deck=&quot;side&quot; data-id=&quot;1-21&quot;&gt;-&lt;/button&gt;&lt;button type=&quot;button&quot; class=&quot;btn btn-secondary btn-number btn-sm btn-push position-absolute top-0 end-0&quot; data-type=&quot;plus&quot; data-deck=&quot;side&quot; data-id=&quot;1-21&quot;&gt;+&lt;/button&gt;&lt;button type=&quot;button&quot; class=&quot;btn btn-secondary btn-number btn-sm btn-raise position-absolute bottom-0 end-0&quot; data-type=&quot;raise&quot; data-id=&quot;1-21&quot;&gt;^&lt;/button&gt;&lt;/div&gt;" calcext:value-type="string">
            <text:p>&lt;div class="container-card position-relative m-1" id="side-1-21"&gt;&lt;img class="d-block" width="80" height="112" src="https://one-draw.jp/ijinden/cardlist/001/card/01_021.png" /&gt;&lt;div class="container-num-copies position-absolute bottom-0 start-0 px-1" id="side-1-21-num-copies"&gt;0&lt;/div&gt;&lt;button type="button" class="btn btn-secondary btn-number btn-sm btn-pop position-absolute top-0 start-0" data-type="minus" data-deck="side" data-id="1-21"&gt;-&lt;/button&gt;&lt;button type="button" class="btn btn-secondary btn-number btn-sm btn-push position-absolute top-0 end-0" data-type="plus" data-deck="side" data-id="1-21"&gt;+&lt;/button&gt;&lt;button type="button" class="btn btn-secondary btn-number btn-sm btn-raise position-absolute bottom-0 end-0" data-type="raise" data-id="1-21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;[.B61];[$HTML.$K$3];[.B61];[$HTML.$L$3];[.B61];[$HTML.$M$3];[.B61];[$HTML.$N$3];[.B61];[$HTML.$O$3];[.B61];[$HTML.$P$3])" office:value-type="string" office:string-value="&lt;tr id=&quot;table-1-21&quot; data-expansion=&quot;15&quot; data-type=&quot;1&quot; data-color=&quot;20&quot; data-term=&quot;1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id="table-1-21" data-expansion="15" data-type="1" data-color="20" data-term="1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 position-relative m-1&quot; id=&quot;main-1-22&quot;&gt;&lt;img class=&quot;d-block&quot; width=&quot;80&quot; height=&quot;112&quot; src=&quot;https://one-draw.jp/ijinden/cardlist/001/card/01_022.png&quot; /&gt;&lt;div class=&quot;container-num-copies position-absolute bottom-0 start-0 px-1&quot; id=&quot;main-1-22-num-copies&quot;&gt;0&lt;/div&gt;&lt;button type=&quot;button&quot; class=&quot;btn btn-secondary btn-number btn-sm btn-pop position-absolute top-0 start-0&quot; data-type=&quot;minus&quot; data-deck=&quot;main&quot; data-id=&quot;1-22&quot;&gt;-&lt;/button&gt;&lt;button type=&quot;button&quot; class=&quot;btn btn-secondary btn-number btn-sm btn-push position-absolute top-0 end-0&quot; data-type=&quot;plus&quot; data-deck=&quot;main&quot; data-id=&quot;1-22&quot;&gt;+&lt;/button&gt;&lt;button type=&quot;button&quot; class=&quot;btn btn-secondary btn-number btn-sm btn-drop position-absolute bottom-0 end-0&quot; data-type=&quot;drop&quot; data-id=&quot;1-22&quot;&gt;v&lt;/button&gt;&lt;/div&gt;" calcext:value-type="string">
            <text:p>&lt;div class="container-card position-relative m-1" id="main-1-22"&gt;&lt;img class="d-block" width="80" height="112" src="https://one-draw.jp/ijinden/cardlist/001/card/01_022.png" /&gt;&lt;div class="container-num-copies position-absolute bottom-0 start-0 px-1" id="main-1-22-num-copies"&gt;0&lt;/div&gt;&lt;button type="button" class="btn btn-secondary btn-number btn-sm btn-pop position-absolute top-0 start-0" data-type="minus" data-deck="main" data-id="1-22"&gt;-&lt;/button&gt;&lt;button type="button" class="btn btn-secondary btn-number btn-sm btn-push position-absolute top-0 end-0" data-type="plus" data-deck="main" data-id="1-22"&gt;+&lt;/button&gt;&lt;button type="button" class="btn btn-secondary btn-number btn-sm btn-drop position-absolute bottom-0 end-0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 position-relative m-1&quot; id=&quot;side-1-22&quot;&gt;&lt;img class=&quot;d-block&quot; width=&quot;80&quot; height=&quot;112&quot; src=&quot;https://one-draw.jp/ijinden/cardlist/001/card/01_022.png&quot; /&gt;&lt;div class=&quot;container-num-copies position-absolute bottom-0 start-0 px-1&quot; id=&quot;side-1-22-num-copies&quot;&gt;0&lt;/div&gt;&lt;button type=&quot;button&quot; class=&quot;btn btn-secondary btn-number btn-sm btn-pop position-absolute top-0 start-0&quot; data-type=&quot;minus&quot; data-deck=&quot;side&quot; data-id=&quot;1-22&quot;&gt;-&lt;/button&gt;&lt;button type=&quot;button&quot; class=&quot;btn btn-secondary btn-number btn-sm btn-push position-absolute top-0 end-0&quot; data-type=&quot;plus&quot; data-deck=&quot;side&quot; data-id=&quot;1-22&quot;&gt;+&lt;/button&gt;&lt;button type=&quot;button&quot; class=&quot;btn btn-secondary btn-number btn-sm btn-raise position-absolute bottom-0 end-0&quot; data-type=&quot;raise&quot; data-id=&quot;1-22&quot;&gt;^&lt;/button&gt;&lt;/div&gt;" calcext:value-type="string">
            <text:p>&lt;div class="container-card position-relative m-1" id="side-1-22"&gt;&lt;img class="d-block" width="80" height="112" src="https://one-draw.jp/ijinden/cardlist/001/card/01_022.png" /&gt;&lt;div class="container-num-copies position-absolute bottom-0 start-0 px-1" id="side-1-22-num-copies"&gt;0&lt;/div&gt;&lt;button type="button" class="btn btn-secondary btn-number btn-sm btn-pop position-absolute top-0 start-0" data-type="minus" data-deck="side" data-id="1-22"&gt;-&lt;/button&gt;&lt;button type="button" class="btn btn-secondary btn-number btn-sm btn-push position-absolute top-0 end-0" data-type="plus" data-deck="side" data-id="1-22"&gt;+&lt;/button&gt;&lt;button type="button" class="btn btn-secondary btn-number btn-sm btn-raise position-absolute bottom-0 end-0" data-type="raise" data-id="1-22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;[.B62];[$HTML.$K$3];[.B62];[$HTML.$L$3];[.B62];[$HTML.$M$3];[.B62];[$HTML.$N$3];[.B62];[$HTML.$O$3];[.B62];[$HTML.$P$3])" office:value-type="string" office:string-value="&lt;tr id=&quot;table-1-22&quot; data-expansion=&quot;15&quot; data-type=&quot;1&quot; data-color=&quot;20&quot; data-term=&quot;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id="table-1-22" data-expansion="15" data-type="1" data-color="20" data-term="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 position-relative m-1&quot; id=&quot;main-1-23&quot;&gt;&lt;img class=&quot;d-block&quot; width=&quot;80&quot; height=&quot;112&quot; src=&quot;https://one-draw.jp/ijinden/cardlist/001/card/01_023.png&quot; /&gt;&lt;div class=&quot;container-num-copies position-absolute bottom-0 start-0 px-1&quot; id=&quot;main-1-23-num-copies&quot;&gt;0&lt;/div&gt;&lt;button type=&quot;button&quot; class=&quot;btn btn-secondary btn-number btn-sm btn-pop position-absolute top-0 start-0&quot; data-type=&quot;minus&quot; data-deck=&quot;main&quot; data-id=&quot;1-23&quot;&gt;-&lt;/button&gt;&lt;button type=&quot;button&quot; class=&quot;btn btn-secondary btn-number btn-sm btn-push position-absolute top-0 end-0&quot; data-type=&quot;plus&quot; data-deck=&quot;main&quot; data-id=&quot;1-23&quot;&gt;+&lt;/button&gt;&lt;button type=&quot;button&quot; class=&quot;btn btn-secondary btn-number btn-sm btn-drop position-absolute bottom-0 end-0&quot; data-type=&quot;drop&quot; data-id=&quot;1-23&quot;&gt;v&lt;/button&gt;&lt;/div&gt;" calcext:value-type="string">
            <text:p>&lt;div class="container-card position-relative m-1" id="main-1-23"&gt;&lt;img class="d-block" width="80" height="112" src="https://one-draw.jp/ijinden/cardlist/001/card/01_023.png" /&gt;&lt;div class="container-num-copies position-absolute bottom-0 start-0 px-1" id="main-1-23-num-copies"&gt;0&lt;/div&gt;&lt;button type="button" class="btn btn-secondary btn-number btn-sm btn-pop position-absolute top-0 start-0" data-type="minus" data-deck="main" data-id="1-23"&gt;-&lt;/button&gt;&lt;button type="button" class="btn btn-secondary btn-number btn-sm btn-push position-absolute top-0 end-0" data-type="plus" data-deck="main" data-id="1-23"&gt;+&lt;/button&gt;&lt;button type="button" class="btn btn-secondary btn-number btn-sm btn-drop position-absolute bottom-0 end-0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 position-relative m-1&quot; id=&quot;side-1-23&quot;&gt;&lt;img class=&quot;d-block&quot; width=&quot;80&quot; height=&quot;112&quot; src=&quot;https://one-draw.jp/ijinden/cardlist/001/card/01_023.png&quot; /&gt;&lt;div class=&quot;container-num-copies position-absolute bottom-0 start-0 px-1&quot; id=&quot;side-1-23-num-copies&quot;&gt;0&lt;/div&gt;&lt;button type=&quot;button&quot; class=&quot;btn btn-secondary btn-number btn-sm btn-pop position-absolute top-0 start-0&quot; data-type=&quot;minus&quot; data-deck=&quot;side&quot; data-id=&quot;1-23&quot;&gt;-&lt;/button&gt;&lt;button type=&quot;button&quot; class=&quot;btn btn-secondary btn-number btn-sm btn-push position-absolute top-0 end-0&quot; data-type=&quot;plus&quot; data-deck=&quot;side&quot; data-id=&quot;1-23&quot;&gt;+&lt;/button&gt;&lt;button type=&quot;button&quot; class=&quot;btn btn-secondary btn-number btn-sm btn-raise position-absolute bottom-0 end-0&quot; data-type=&quot;raise&quot; data-id=&quot;1-23&quot;&gt;^&lt;/button&gt;&lt;/div&gt;" calcext:value-type="string">
            <text:p>&lt;div class="container-card position-relative m-1" id="side-1-23"&gt;&lt;img class="d-block" width="80" height="112" src="https://one-draw.jp/ijinden/cardlist/001/card/01_023.png" /&gt;&lt;div class="container-num-copies position-absolute bottom-0 start-0 px-1" id="side-1-23-num-copies"&gt;0&lt;/div&gt;&lt;button type="button" class="btn btn-secondary btn-number btn-sm btn-pop position-absolute top-0 start-0" data-type="minus" data-deck="side" data-id="1-23"&gt;-&lt;/button&gt;&lt;button type="button" class="btn btn-secondary btn-number btn-sm btn-push position-absolute top-0 end-0" data-type="plus" data-deck="side" data-id="1-23"&gt;+&lt;/button&gt;&lt;button type="button" class="btn btn-secondary btn-number btn-sm btn-raise position-absolute bottom-0 end-0" data-type="raise" data-id="1-23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;[.B63];[$HTML.$K$3];[.B63];[$HTML.$L$3];[.B63];[$HTML.$M$3];[.B63];[$HTML.$N$3];[.B63];[$HTML.$O$3];[.B63];[$HTML.$P$3])" office:value-type="string" office:string-value="&lt;tr id=&quot;table-1-23&quot; data-expansion=&quot;15&quot; data-type=&quot;1&quot; data-color=&quot;20&quot; data-term=&quot;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id="table-1-23" data-expansion="15" data-type="1" data-color="20" data-term="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 position-relative m-1&quot; id=&quot;main-1-24&quot;&gt;&lt;img class=&quot;d-block&quot; width=&quot;80&quot; height=&quot;112&quot; src=&quot;https://one-draw.jp/ijinden/cardlist/001/card/01_024.png&quot; /&gt;&lt;div class=&quot;container-num-copies position-absolute bottom-0 start-0 px-1&quot; id=&quot;main-1-24-num-copies&quot;&gt;0&lt;/div&gt;&lt;button type=&quot;button&quot; class=&quot;btn btn-secondary btn-number btn-sm btn-pop position-absolute top-0 start-0&quot; data-type=&quot;minus&quot; data-deck=&quot;main&quot; data-id=&quot;1-24&quot;&gt;-&lt;/button&gt;&lt;button type=&quot;button&quot; class=&quot;btn btn-secondary btn-number btn-sm btn-push position-absolute top-0 end-0&quot; data-type=&quot;plus&quot; data-deck=&quot;main&quot; data-id=&quot;1-24&quot;&gt;+&lt;/button&gt;&lt;button type=&quot;button&quot; class=&quot;btn btn-secondary btn-number btn-sm btn-drop position-absolute bottom-0 end-0&quot; data-type=&quot;drop&quot; data-id=&quot;1-24&quot;&gt;v&lt;/button&gt;&lt;/div&gt;" calcext:value-type="string">
            <text:p>&lt;div class="container-card position-relative m-1" id="main-1-24"&gt;&lt;img class="d-block" width="80" height="112" src="https://one-draw.jp/ijinden/cardlist/001/card/01_024.png" /&gt;&lt;div class="container-num-copies position-absolute bottom-0 start-0 px-1" id="main-1-24-num-copies"&gt;0&lt;/div&gt;&lt;button type="button" class="btn btn-secondary btn-number btn-sm btn-pop position-absolute top-0 start-0" data-type="minus" data-deck="main" data-id="1-24"&gt;-&lt;/button&gt;&lt;button type="button" class="btn btn-secondary btn-number btn-sm btn-push position-absolute top-0 end-0" data-type="plus" data-deck="main" data-id="1-24"&gt;+&lt;/button&gt;&lt;button type="button" class="btn btn-secondary btn-number btn-sm btn-drop position-absolute bottom-0 end-0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 position-relative m-1&quot; id=&quot;side-1-24&quot;&gt;&lt;img class=&quot;d-block&quot; width=&quot;80&quot; height=&quot;112&quot; src=&quot;https://one-draw.jp/ijinden/cardlist/001/card/01_024.png&quot; /&gt;&lt;div class=&quot;container-num-copies position-absolute bottom-0 start-0 px-1&quot; id=&quot;side-1-24-num-copies&quot;&gt;0&lt;/div&gt;&lt;button type=&quot;button&quot; class=&quot;btn btn-secondary btn-number btn-sm btn-pop position-absolute top-0 start-0&quot; data-type=&quot;minus&quot; data-deck=&quot;side&quot; data-id=&quot;1-24&quot;&gt;-&lt;/button&gt;&lt;button type=&quot;button&quot; class=&quot;btn btn-secondary btn-number btn-sm btn-push position-absolute top-0 end-0&quot; data-type=&quot;plus&quot; data-deck=&quot;side&quot; data-id=&quot;1-24&quot;&gt;+&lt;/button&gt;&lt;button type=&quot;button&quot; class=&quot;btn btn-secondary btn-number btn-sm btn-raise position-absolute bottom-0 end-0&quot; data-type=&quot;raise&quot; data-id=&quot;1-24&quot;&gt;^&lt;/button&gt;&lt;/div&gt;" calcext:value-type="string">
            <text:p>&lt;div class="container-card position-relative m-1" id="side-1-24"&gt;&lt;img class="d-block" width="80" height="112" src="https://one-draw.jp/ijinden/cardlist/001/card/01_024.png" /&gt;&lt;div class="container-num-copies position-absolute bottom-0 start-0 px-1" id="side-1-24-num-copies"&gt;0&lt;/div&gt;&lt;button type="button" class="btn btn-secondary btn-number btn-sm btn-pop position-absolute top-0 start-0" data-type="minus" data-deck="side" data-id="1-24"&gt;-&lt;/button&gt;&lt;button type="button" class="btn btn-secondary btn-number btn-sm btn-push position-absolute top-0 end-0" data-type="plus" data-deck="side" data-id="1-24"&gt;+&lt;/button&gt;&lt;button type="button" class="btn btn-secondary btn-number btn-sm btn-raise position-absolute bottom-0 end-0" data-type="raise" data-id="1-24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;[.B64];[$HTML.$K$3];[.B64];[$HTML.$L$3];[.B64];[$HTML.$M$3];[.B64];[$HTML.$N$3];[.B64];[$HTML.$O$3];[.B64];[$HTML.$P$3])" office:value-type="string" office:string-value="&lt;tr id=&quot;table-1-24&quot; data-expansion=&quot;15&quot; data-type=&quot;1&quot; data-color=&quot;20&quot; data-term=&quot;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id="table-1-24" data-expansion="15" data-type="1" data-color="20" data-term="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 position-relative m-1&quot; id=&quot;main-1-25&quot;&gt;&lt;img class=&quot;d-block&quot; width=&quot;80&quot; height=&quot;112&quot; src=&quot;https://one-draw.jp/ijinden/cardlist/001/card/01_025.png&quot; /&gt;&lt;div class=&quot;container-num-copies position-absolute bottom-0 start-0 px-1&quot; id=&quot;main-1-25-num-copies&quot;&gt;0&lt;/div&gt;&lt;button type=&quot;button&quot; class=&quot;btn btn-secondary btn-number btn-sm btn-pop position-absolute top-0 start-0&quot; data-type=&quot;minus&quot; data-deck=&quot;main&quot; data-id=&quot;1-25&quot;&gt;-&lt;/button&gt;&lt;button type=&quot;button&quot; class=&quot;btn btn-secondary btn-number btn-sm btn-push position-absolute top-0 end-0&quot; data-type=&quot;plus&quot; data-deck=&quot;main&quot; data-id=&quot;1-25&quot;&gt;+&lt;/button&gt;&lt;button type=&quot;button&quot; class=&quot;btn btn-secondary btn-number btn-sm btn-drop position-absolute bottom-0 end-0&quot; data-type=&quot;drop&quot; data-id=&quot;1-25&quot;&gt;v&lt;/button&gt;&lt;/div&gt;" calcext:value-type="string">
            <text:p>&lt;div class="container-card position-relative m-1" id="main-1-25"&gt;&lt;img class="d-block" width="80" height="112" src="https://one-draw.jp/ijinden/cardlist/001/card/01_025.png" /&gt;&lt;div class="container-num-copies position-absolute bottom-0 start-0 px-1" id="main-1-25-num-copies"&gt;0&lt;/div&gt;&lt;button type="button" class="btn btn-secondary btn-number btn-sm btn-pop position-absolute top-0 start-0" data-type="minus" data-deck="main" data-id="1-25"&gt;-&lt;/button&gt;&lt;button type="button" class="btn btn-secondary btn-number btn-sm btn-push position-absolute top-0 end-0" data-type="plus" data-deck="main" data-id="1-25"&gt;+&lt;/button&gt;&lt;button type="button" class="btn btn-secondary btn-number btn-sm btn-drop position-absolute bottom-0 end-0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 position-relative m-1&quot; id=&quot;side-1-25&quot;&gt;&lt;img class=&quot;d-block&quot; width=&quot;80&quot; height=&quot;112&quot; src=&quot;https://one-draw.jp/ijinden/cardlist/001/card/01_025.png&quot; /&gt;&lt;div class=&quot;container-num-copies position-absolute bottom-0 start-0 px-1&quot; id=&quot;side-1-25-num-copies&quot;&gt;0&lt;/div&gt;&lt;button type=&quot;button&quot; class=&quot;btn btn-secondary btn-number btn-sm btn-pop position-absolute top-0 start-0&quot; data-type=&quot;minus&quot; data-deck=&quot;side&quot; data-id=&quot;1-25&quot;&gt;-&lt;/button&gt;&lt;button type=&quot;button&quot; class=&quot;btn btn-secondary btn-number btn-sm btn-push position-absolute top-0 end-0&quot; data-type=&quot;plus&quot; data-deck=&quot;side&quot; data-id=&quot;1-25&quot;&gt;+&lt;/button&gt;&lt;button type=&quot;button&quot; class=&quot;btn btn-secondary btn-number btn-sm btn-raise position-absolute bottom-0 end-0&quot; data-type=&quot;raise&quot; data-id=&quot;1-25&quot;&gt;^&lt;/button&gt;&lt;/div&gt;" calcext:value-type="string">
            <text:p>&lt;div class="container-card position-relative m-1" id="side-1-25"&gt;&lt;img class="d-block" width="80" height="112" src="https://one-draw.jp/ijinden/cardlist/001/card/01_025.png" /&gt;&lt;div class="container-num-copies position-absolute bottom-0 start-0 px-1" id="side-1-25-num-copies"&gt;0&lt;/div&gt;&lt;button type="button" class="btn btn-secondary btn-number btn-sm btn-pop position-absolute top-0 start-0" data-type="minus" data-deck="side" data-id="1-25"&gt;-&lt;/button&gt;&lt;button type="button" class="btn btn-secondary btn-number btn-sm btn-push position-absolute top-0 end-0" data-type="plus" data-deck="side" data-id="1-25"&gt;+&lt;/button&gt;&lt;button type="button" class="btn btn-secondary btn-number btn-sm btn-raise position-absolute bottom-0 end-0" data-type="raise" data-id="1-25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;[.B65];[$HTML.$K$3];[.B65];[$HTML.$L$3];[.B65];[$HTML.$M$3];[.B65];[$HTML.$N$3];[.B65];[$HTML.$O$3];[.B65];[$HTML.$P$3])" office:value-type="string" office:string-value="&lt;tr id=&quot;table-1-25&quot; data-expansion=&quot;15&quot; data-type=&quot;1&quot; data-color=&quot;20&quot; data-term=&quot;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id="table-1-25" data-expansion="15" data-type="1" data-color="20" data-term="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 position-relative m-1&quot; id=&quot;main-1-26&quot;&gt;&lt;img class=&quot;d-block&quot; width=&quot;80&quot; height=&quot;112&quot; src=&quot;https://one-draw.jp/ijinden/cardlist/001/card/01_026.png&quot; /&gt;&lt;div class=&quot;container-num-copies position-absolute bottom-0 start-0 px-1&quot; id=&quot;main-1-26-num-copies&quot;&gt;0&lt;/div&gt;&lt;button type=&quot;button&quot; class=&quot;btn btn-secondary btn-number btn-sm btn-pop position-absolute top-0 start-0&quot; data-type=&quot;minus&quot; data-deck=&quot;main&quot; data-id=&quot;1-26&quot;&gt;-&lt;/button&gt;&lt;button type=&quot;button&quot; class=&quot;btn btn-secondary btn-number btn-sm btn-push position-absolute top-0 end-0&quot; data-type=&quot;plus&quot; data-deck=&quot;main&quot; data-id=&quot;1-26&quot;&gt;+&lt;/button&gt;&lt;button type=&quot;button&quot; class=&quot;btn btn-secondary btn-number btn-sm btn-drop position-absolute bottom-0 end-0&quot; data-type=&quot;drop&quot; data-id=&quot;1-26&quot;&gt;v&lt;/button&gt;&lt;/div&gt;" calcext:value-type="string">
            <text:p>&lt;div class="container-card position-relative m-1" id="main-1-26"&gt;&lt;img class="d-block" width="80" height="112" src="https://one-draw.jp/ijinden/cardlist/001/card/01_026.png" /&gt;&lt;div class="container-num-copies position-absolute bottom-0 start-0 px-1" id="main-1-26-num-copies"&gt;0&lt;/div&gt;&lt;button type="button" class="btn btn-secondary btn-number btn-sm btn-pop position-absolute top-0 start-0" data-type="minus" data-deck="main" data-id="1-26"&gt;-&lt;/button&gt;&lt;button type="button" class="btn btn-secondary btn-number btn-sm btn-push position-absolute top-0 end-0" data-type="plus" data-deck="main" data-id="1-26"&gt;+&lt;/button&gt;&lt;button type="button" class="btn btn-secondary btn-number btn-sm btn-drop position-absolute bottom-0 end-0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 position-relative m-1&quot; id=&quot;side-1-26&quot;&gt;&lt;img class=&quot;d-block&quot; width=&quot;80&quot; height=&quot;112&quot; src=&quot;https://one-draw.jp/ijinden/cardlist/001/card/01_026.png&quot; /&gt;&lt;div class=&quot;container-num-copies position-absolute bottom-0 start-0 px-1&quot; id=&quot;side-1-26-num-copies&quot;&gt;0&lt;/div&gt;&lt;button type=&quot;button&quot; class=&quot;btn btn-secondary btn-number btn-sm btn-pop position-absolute top-0 start-0&quot; data-type=&quot;minus&quot; data-deck=&quot;side&quot; data-id=&quot;1-26&quot;&gt;-&lt;/button&gt;&lt;button type=&quot;button&quot; class=&quot;btn btn-secondary btn-number btn-sm btn-push position-absolute top-0 end-0&quot; data-type=&quot;plus&quot; data-deck=&quot;side&quot; data-id=&quot;1-26&quot;&gt;+&lt;/button&gt;&lt;button type=&quot;button&quot; class=&quot;btn btn-secondary btn-number btn-sm btn-raise position-absolute bottom-0 end-0&quot; data-type=&quot;raise&quot; data-id=&quot;1-26&quot;&gt;^&lt;/button&gt;&lt;/div&gt;" calcext:value-type="string">
            <text:p>&lt;div class="container-card position-relative m-1" id="side-1-26"&gt;&lt;img class="d-block" width="80" height="112" src="https://one-draw.jp/ijinden/cardlist/001/card/01_026.png" /&gt;&lt;div class="container-num-copies position-absolute bottom-0 start-0 px-1" id="side-1-26-num-copies"&gt;0&lt;/div&gt;&lt;button type="button" class="btn btn-secondary btn-number btn-sm btn-pop position-absolute top-0 start-0" data-type="minus" data-deck="side" data-id="1-26"&gt;-&lt;/button&gt;&lt;button type="button" class="btn btn-secondary btn-number btn-sm btn-push position-absolute top-0 end-0" data-type="plus" data-deck="side" data-id="1-26"&gt;+&lt;/button&gt;&lt;button type="button" class="btn btn-secondary btn-number btn-sm btn-raise position-absolute bottom-0 end-0" data-type="raise" data-id="1-26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;[.B66];[$HTML.$K$3];[.B66];[$HTML.$L$3];[.B66];[$HTML.$M$3];[.B66];[$HTML.$N$3];[.B66];[$HTML.$O$3];[.B66];[$HTML.$P$3])" office:value-type="string" office:string-value="&lt;tr id=&quot;table-1-26&quot; data-expansion=&quot;15&quot; data-type=&quot;1&quot; data-color=&quot;20&quot; data-term=&quot;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id="table-1-26" data-expansion="15" data-type="1" data-color="20" data-term="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 position-relative m-1&quot; id=&quot;main-1-27&quot;&gt;&lt;img class=&quot;d-block&quot; width=&quot;80&quot; height=&quot;112&quot; src=&quot;https://one-draw.jp/ijinden/cardlist/001/card/01_027.png&quot; /&gt;&lt;div class=&quot;container-num-copies position-absolute bottom-0 start-0 px-1&quot; id=&quot;main-1-27-num-copies&quot;&gt;0&lt;/div&gt;&lt;button type=&quot;button&quot; class=&quot;btn btn-secondary btn-number btn-sm btn-pop position-absolute top-0 start-0&quot; data-type=&quot;minus&quot; data-deck=&quot;main&quot; data-id=&quot;1-27&quot;&gt;-&lt;/button&gt;&lt;button type=&quot;button&quot; class=&quot;btn btn-secondary btn-number btn-sm btn-push position-absolute top-0 end-0&quot; data-type=&quot;plus&quot; data-deck=&quot;main&quot; data-id=&quot;1-27&quot;&gt;+&lt;/button&gt;&lt;button type=&quot;button&quot; class=&quot;btn btn-secondary btn-number btn-sm btn-drop position-absolute bottom-0 end-0&quot; data-type=&quot;drop&quot; data-id=&quot;1-27&quot;&gt;v&lt;/button&gt;&lt;/div&gt;" calcext:value-type="string">
            <text:p>&lt;div class="container-card position-relative m-1" id="main-1-27"&gt;&lt;img class="d-block" width="80" height="112" src="https://one-draw.jp/ijinden/cardlist/001/card/01_027.png" /&gt;&lt;div class="container-num-copies position-absolute bottom-0 start-0 px-1" id="main-1-27-num-copies"&gt;0&lt;/div&gt;&lt;button type="button" class="btn btn-secondary btn-number btn-sm btn-pop position-absolute top-0 start-0" data-type="minus" data-deck="main" data-id="1-27"&gt;-&lt;/button&gt;&lt;button type="button" class="btn btn-secondary btn-number btn-sm btn-push position-absolute top-0 end-0" data-type="plus" data-deck="main" data-id="1-27"&gt;+&lt;/button&gt;&lt;button type="button" class="btn btn-secondary btn-number btn-sm btn-drop position-absolute bottom-0 end-0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 position-relative m-1&quot; id=&quot;side-1-27&quot;&gt;&lt;img class=&quot;d-block&quot; width=&quot;80&quot; height=&quot;112&quot; src=&quot;https://one-draw.jp/ijinden/cardlist/001/card/01_027.png&quot; /&gt;&lt;div class=&quot;container-num-copies position-absolute bottom-0 start-0 px-1&quot; id=&quot;side-1-27-num-copies&quot;&gt;0&lt;/div&gt;&lt;button type=&quot;button&quot; class=&quot;btn btn-secondary btn-number btn-sm btn-pop position-absolute top-0 start-0&quot; data-type=&quot;minus&quot; data-deck=&quot;side&quot; data-id=&quot;1-27&quot;&gt;-&lt;/button&gt;&lt;button type=&quot;button&quot; class=&quot;btn btn-secondary btn-number btn-sm btn-push position-absolute top-0 end-0&quot; data-type=&quot;plus&quot; data-deck=&quot;side&quot; data-id=&quot;1-27&quot;&gt;+&lt;/button&gt;&lt;button type=&quot;button&quot; class=&quot;btn btn-secondary btn-number btn-sm btn-raise position-absolute bottom-0 end-0&quot; data-type=&quot;raise&quot; data-id=&quot;1-27&quot;&gt;^&lt;/button&gt;&lt;/div&gt;" calcext:value-type="string">
            <text:p>&lt;div class="container-card position-relative m-1" id="side-1-27"&gt;&lt;img class="d-block" width="80" height="112" src="https://one-draw.jp/ijinden/cardlist/001/card/01_027.png" /&gt;&lt;div class="container-num-copies position-absolute bottom-0 start-0 px-1" id="side-1-27-num-copies"&gt;0&lt;/div&gt;&lt;button type="button" class="btn btn-secondary btn-number btn-sm btn-pop position-absolute top-0 start-0" data-type="minus" data-deck="side" data-id="1-27"&gt;-&lt;/button&gt;&lt;button type="button" class="btn btn-secondary btn-number btn-sm btn-push position-absolute top-0 end-0" data-type="plus" data-deck="side" data-id="1-27"&gt;+&lt;/button&gt;&lt;button type="button" class="btn btn-secondary btn-number btn-sm btn-raise position-absolute bottom-0 end-0" data-type="raise" data-id="1-27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;[.B67];[$HTML.$K$3];[.B67];[$HTML.$L$3];[.B67];[$HTML.$M$3];[.B67];[$HTML.$N$3];[.B67];[$HTML.$O$3];[.B67];[$HTML.$P$3])" office:value-type="string" office:string-value="&lt;tr id=&quot;table-1-27&quot; data-expansion=&quot;15&quot; data-type=&quot;1&quot; data-color=&quot;20&quot; data-term=&quot;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id="table-1-27" data-expansion="15" data-type="1" data-color="20" data-term="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 position-relative m-1&quot; id=&quot;main-1-28&quot;&gt;&lt;img class=&quot;d-block&quot; width=&quot;80&quot; height=&quot;112&quot; src=&quot;https://one-draw.jp/ijinden/cardlist/001/card/01_028.png&quot; /&gt;&lt;div class=&quot;container-num-copies position-absolute bottom-0 start-0 px-1&quot; id=&quot;main-1-28-num-copies&quot;&gt;0&lt;/div&gt;&lt;button type=&quot;button&quot; class=&quot;btn btn-secondary btn-number btn-sm btn-pop position-absolute top-0 start-0&quot; data-type=&quot;minus&quot; data-deck=&quot;main&quot; data-id=&quot;1-28&quot;&gt;-&lt;/button&gt;&lt;button type=&quot;button&quot; class=&quot;btn btn-secondary btn-number btn-sm btn-push position-absolute top-0 end-0&quot; data-type=&quot;plus&quot; data-deck=&quot;main&quot; data-id=&quot;1-28&quot;&gt;+&lt;/button&gt;&lt;button type=&quot;button&quot; class=&quot;btn btn-secondary btn-number btn-sm btn-drop position-absolute bottom-0 end-0&quot; data-type=&quot;drop&quot; data-id=&quot;1-28&quot;&gt;v&lt;/button&gt;&lt;/div&gt;" calcext:value-type="string">
            <text:p>&lt;div class="container-card position-relative m-1" id="main-1-28"&gt;&lt;img class="d-block" width="80" height="112" src="https://one-draw.jp/ijinden/cardlist/001/card/01_028.png" /&gt;&lt;div class="container-num-copies position-absolute bottom-0 start-0 px-1" id="main-1-28-num-copies"&gt;0&lt;/div&gt;&lt;button type="button" class="btn btn-secondary btn-number btn-sm btn-pop position-absolute top-0 start-0" data-type="minus" data-deck="main" data-id="1-28"&gt;-&lt;/button&gt;&lt;button type="button" class="btn btn-secondary btn-number btn-sm btn-push position-absolute top-0 end-0" data-type="plus" data-deck="main" data-id="1-28"&gt;+&lt;/button&gt;&lt;button type="button" class="btn btn-secondary btn-number btn-sm btn-drop position-absolute bottom-0 end-0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 position-relative m-1&quot; id=&quot;side-1-28&quot;&gt;&lt;img class=&quot;d-block&quot; width=&quot;80&quot; height=&quot;112&quot; src=&quot;https://one-draw.jp/ijinden/cardlist/001/card/01_028.png&quot; /&gt;&lt;div class=&quot;container-num-copies position-absolute bottom-0 start-0 px-1&quot; id=&quot;side-1-28-num-copies&quot;&gt;0&lt;/div&gt;&lt;button type=&quot;button&quot; class=&quot;btn btn-secondary btn-number btn-sm btn-pop position-absolute top-0 start-0&quot; data-type=&quot;minus&quot; data-deck=&quot;side&quot; data-id=&quot;1-28&quot;&gt;-&lt;/button&gt;&lt;button type=&quot;button&quot; class=&quot;btn btn-secondary btn-number btn-sm btn-push position-absolute top-0 end-0&quot; data-type=&quot;plus&quot; data-deck=&quot;side&quot; data-id=&quot;1-28&quot;&gt;+&lt;/button&gt;&lt;button type=&quot;button&quot; class=&quot;btn btn-secondary btn-number btn-sm btn-raise position-absolute bottom-0 end-0&quot; data-type=&quot;raise&quot; data-id=&quot;1-28&quot;&gt;^&lt;/button&gt;&lt;/div&gt;" calcext:value-type="string">
            <text:p>&lt;div class="container-card position-relative m-1" id="side-1-28"&gt;&lt;img class="d-block" width="80" height="112" src="https://one-draw.jp/ijinden/cardlist/001/card/01_028.png" /&gt;&lt;div class="container-num-copies position-absolute bottom-0 start-0 px-1" id="side-1-28-num-copies"&gt;0&lt;/div&gt;&lt;button type="button" class="btn btn-secondary btn-number btn-sm btn-pop position-absolute top-0 start-0" data-type="minus" data-deck="side" data-id="1-28"&gt;-&lt;/button&gt;&lt;button type="button" class="btn btn-secondary btn-number btn-sm btn-push position-absolute top-0 end-0" data-type="plus" data-deck="side" data-id="1-28"&gt;+&lt;/button&gt;&lt;button type="button" class="btn btn-secondary btn-number btn-sm btn-raise position-absolute bottom-0 end-0" data-type="raise" data-id="1-28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;[.B68];[$HTML.$K$3];[.B68];[$HTML.$L$3];[.B68];[$HTML.$M$3];[.B68];[$HTML.$N$3];[.B68];[$HTML.$O$3];[.B68];[$HTML.$P$3])" office:value-type="string" office:string-value="&lt;tr id=&quot;table-1-28&quot; data-expansion=&quot;15&quot; data-type=&quot;1&quot; data-color=&quot;20&quot; data-term=&quot;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id="table-1-28" data-expansion="15" data-type="1" data-color="20" data-term="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 position-relative m-1&quot; id=&quot;main-1-29&quot;&gt;&lt;img class=&quot;d-block&quot; width=&quot;80&quot; height=&quot;112&quot; src=&quot;https://one-draw.jp/ijinden/cardlist/001/card/01_029.png&quot; /&gt;&lt;div class=&quot;container-num-copies position-absolute bottom-0 start-0 px-1&quot; id=&quot;main-1-29-num-copies&quot;&gt;0&lt;/div&gt;&lt;button type=&quot;button&quot; class=&quot;btn btn-secondary btn-number btn-sm btn-pop position-absolute top-0 start-0&quot; data-type=&quot;minus&quot; data-deck=&quot;main&quot; data-id=&quot;1-29&quot;&gt;-&lt;/button&gt;&lt;button type=&quot;button&quot; class=&quot;btn btn-secondary btn-number btn-sm btn-push position-absolute top-0 end-0&quot; data-type=&quot;plus&quot; data-deck=&quot;main&quot; data-id=&quot;1-29&quot;&gt;+&lt;/button&gt;&lt;button type=&quot;button&quot; class=&quot;btn btn-secondary btn-number btn-sm btn-drop position-absolute bottom-0 end-0&quot; data-type=&quot;drop&quot; data-id=&quot;1-29&quot;&gt;v&lt;/button&gt;&lt;/div&gt;" calcext:value-type="string">
            <text:p>&lt;div class="container-card position-relative m-1" id="main-1-29"&gt;&lt;img class="d-block" width="80" height="112" src="https://one-draw.jp/ijinden/cardlist/001/card/01_029.png" /&gt;&lt;div class="container-num-copies position-absolute bottom-0 start-0 px-1" id="main-1-29-num-copies"&gt;0&lt;/div&gt;&lt;button type="button" class="btn btn-secondary btn-number btn-sm btn-pop position-absolute top-0 start-0" data-type="minus" data-deck="main" data-id="1-29"&gt;-&lt;/button&gt;&lt;button type="button" class="btn btn-secondary btn-number btn-sm btn-push position-absolute top-0 end-0" data-type="plus" data-deck="main" data-id="1-29"&gt;+&lt;/button&gt;&lt;button type="button" class="btn btn-secondary btn-number btn-sm btn-drop position-absolute bottom-0 end-0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 position-relative m-1&quot; id=&quot;side-1-29&quot;&gt;&lt;img class=&quot;d-block&quot; width=&quot;80&quot; height=&quot;112&quot; src=&quot;https://one-draw.jp/ijinden/cardlist/001/card/01_029.png&quot; /&gt;&lt;div class=&quot;container-num-copies position-absolute bottom-0 start-0 px-1&quot; id=&quot;side-1-29-num-copies&quot;&gt;0&lt;/div&gt;&lt;button type=&quot;button&quot; class=&quot;btn btn-secondary btn-number btn-sm btn-pop position-absolute top-0 start-0&quot; data-type=&quot;minus&quot; data-deck=&quot;side&quot; data-id=&quot;1-29&quot;&gt;-&lt;/button&gt;&lt;button type=&quot;button&quot; class=&quot;btn btn-secondary btn-number btn-sm btn-push position-absolute top-0 end-0&quot; data-type=&quot;plus&quot; data-deck=&quot;side&quot; data-id=&quot;1-29&quot;&gt;+&lt;/button&gt;&lt;button type=&quot;button&quot; class=&quot;btn btn-secondary btn-number btn-sm btn-raise position-absolute bottom-0 end-0&quot; data-type=&quot;raise&quot; data-id=&quot;1-29&quot;&gt;^&lt;/button&gt;&lt;/div&gt;" calcext:value-type="string">
            <text:p>&lt;div class="container-card position-relative m-1" id="side-1-29"&gt;&lt;img class="d-block" width="80" height="112" src="https://one-draw.jp/ijinden/cardlist/001/card/01_029.png" /&gt;&lt;div class="container-num-copies position-absolute bottom-0 start-0 px-1" id="side-1-29-num-copies"&gt;0&lt;/div&gt;&lt;button type="button" class="btn btn-secondary btn-number btn-sm btn-pop position-absolute top-0 start-0" data-type="minus" data-deck="side" data-id="1-29"&gt;-&lt;/button&gt;&lt;button type="button" class="btn btn-secondary btn-number btn-sm btn-push position-absolute top-0 end-0" data-type="plus" data-deck="side" data-id="1-29"&gt;+&lt;/button&gt;&lt;button type="button" class="btn btn-secondary btn-number btn-sm btn-raise position-absolute bottom-0 end-0" data-type="raise" data-id="1-29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;[.B69];[$HTML.$K$3];[.B69];[$HTML.$L$3];[.B69];[$HTML.$M$3];[.B69];[$HTML.$N$3];[.B69];[$HTML.$O$3];[.B69];[$HTML.$P$3])" office:value-type="string" office:string-value="&lt;tr id=&quot;table-1-29&quot; data-expansion=&quot;15&quot; data-type=&quot;1&quot; data-color=&quot;20&quot; data-term=&quot;1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id="table-1-29" data-expansion="15" data-type="1" data-color="20" data-term="1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 position-relative m-1&quot; id=&quot;main-1-30&quot;&gt;&lt;img class=&quot;d-block&quot; width=&quot;80&quot; height=&quot;112&quot; src=&quot;https://one-draw.jp/ijinden/cardlist/001/card/01_030.png&quot; /&gt;&lt;div class=&quot;container-num-copies position-absolute bottom-0 start-0 px-1&quot; id=&quot;main-1-30-num-copies&quot;&gt;0&lt;/div&gt;&lt;button type=&quot;button&quot; class=&quot;btn btn-secondary btn-number btn-sm btn-pop position-absolute top-0 start-0&quot; data-type=&quot;minus&quot; data-deck=&quot;main&quot; data-id=&quot;1-30&quot;&gt;-&lt;/button&gt;&lt;button type=&quot;button&quot; class=&quot;btn btn-secondary btn-number btn-sm btn-push position-absolute top-0 end-0&quot; data-type=&quot;plus&quot; data-deck=&quot;main&quot; data-id=&quot;1-30&quot;&gt;+&lt;/button&gt;&lt;button type=&quot;button&quot; class=&quot;btn btn-secondary btn-number btn-sm btn-drop position-absolute bottom-0 end-0&quot; data-type=&quot;drop&quot; data-id=&quot;1-30&quot;&gt;v&lt;/button&gt;&lt;/div&gt;" calcext:value-type="string">
            <text:p>&lt;div class="container-card position-relative m-1" id="main-1-30"&gt;&lt;img class="d-block" width="80" height="112" src="https://one-draw.jp/ijinden/cardlist/001/card/01_030.png" /&gt;&lt;div class="container-num-copies position-absolute bottom-0 start-0 px-1" id="main-1-30-num-copies"&gt;0&lt;/div&gt;&lt;button type="button" class="btn btn-secondary btn-number btn-sm btn-pop position-absolute top-0 start-0" data-type="minus" data-deck="main" data-id="1-30"&gt;-&lt;/button&gt;&lt;button type="button" class="btn btn-secondary btn-number btn-sm btn-push position-absolute top-0 end-0" data-type="plus" data-deck="main" data-id="1-30"&gt;+&lt;/button&gt;&lt;button type="button" class="btn btn-secondary btn-number btn-sm btn-drop position-absolute bottom-0 end-0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 position-relative m-1&quot; id=&quot;side-1-30&quot;&gt;&lt;img class=&quot;d-block&quot; width=&quot;80&quot; height=&quot;112&quot; src=&quot;https://one-draw.jp/ijinden/cardlist/001/card/01_030.png&quot; /&gt;&lt;div class=&quot;container-num-copies position-absolute bottom-0 start-0 px-1&quot; id=&quot;side-1-30-num-copies&quot;&gt;0&lt;/div&gt;&lt;button type=&quot;button&quot; class=&quot;btn btn-secondary btn-number btn-sm btn-pop position-absolute top-0 start-0&quot; data-type=&quot;minus&quot; data-deck=&quot;side&quot; data-id=&quot;1-30&quot;&gt;-&lt;/button&gt;&lt;button type=&quot;button&quot; class=&quot;btn btn-secondary btn-number btn-sm btn-push position-absolute top-0 end-0&quot; data-type=&quot;plus&quot; data-deck=&quot;side&quot; data-id=&quot;1-30&quot;&gt;+&lt;/button&gt;&lt;button type=&quot;button&quot; class=&quot;btn btn-secondary btn-number btn-sm btn-raise position-absolute bottom-0 end-0&quot; data-type=&quot;raise&quot; data-id=&quot;1-30&quot;&gt;^&lt;/button&gt;&lt;/div&gt;" calcext:value-type="string">
            <text:p>&lt;div class="container-card position-relative m-1" id="side-1-30"&gt;&lt;img class="d-block" width="80" height="112" src="https://one-draw.jp/ijinden/cardlist/001/card/01_030.png" /&gt;&lt;div class="container-num-copies position-absolute bottom-0 start-0 px-1" id="side-1-30-num-copies"&gt;0&lt;/div&gt;&lt;button type="button" class="btn btn-secondary btn-number btn-sm btn-pop position-absolute top-0 start-0" data-type="minus" data-deck="side" data-id="1-30"&gt;-&lt;/button&gt;&lt;button type="button" class="btn btn-secondary btn-number btn-sm btn-push position-absolute top-0 end-0" data-type="plus" data-deck="side" data-id="1-30"&gt;+&lt;/button&gt;&lt;button type="button" class="btn btn-secondary btn-number btn-sm btn-raise position-absolute bottom-0 end-0" data-type="raise" data-id="1-30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;[.B70];[$HTML.$K$3];[.B70];[$HTML.$L$3];[.B70];[$HTML.$M$3];[.B70];[$HTML.$N$3];[.B70];[$HTML.$O$3];[.B70];[$HTML.$P$3])" office:value-type="string" office:string-value="&lt;tr id=&quot;table-1-30&quot; data-expansion=&quot;15&quot; data-type=&quot;1&quot; data-color=&quot;20&quot; data-term=&quot;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id="table-1-30" data-expansion="15" data-type="1" data-color="20" data-term="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 position-relative m-1&quot; id=&quot;main-1-31&quot;&gt;&lt;img class=&quot;d-block&quot; width=&quot;80&quot; height=&quot;112&quot; src=&quot;https://one-draw.jp/ijinden/cardlist/001/card/01_031.png&quot; /&gt;&lt;div class=&quot;container-num-copies position-absolute bottom-0 start-0 px-1&quot; id=&quot;main-1-31-num-copies&quot;&gt;0&lt;/div&gt;&lt;button type=&quot;button&quot; class=&quot;btn btn-secondary btn-number btn-sm btn-pop position-absolute top-0 start-0&quot; data-type=&quot;minus&quot; data-deck=&quot;main&quot; data-id=&quot;1-31&quot;&gt;-&lt;/button&gt;&lt;button type=&quot;button&quot; class=&quot;btn btn-secondary btn-number btn-sm btn-push position-absolute top-0 end-0&quot; data-type=&quot;plus&quot; data-deck=&quot;main&quot; data-id=&quot;1-31&quot;&gt;+&lt;/button&gt;&lt;button type=&quot;button&quot; class=&quot;btn btn-secondary btn-number btn-sm btn-drop position-absolute bottom-0 end-0&quot; data-type=&quot;drop&quot; data-id=&quot;1-31&quot;&gt;v&lt;/button&gt;&lt;/div&gt;" calcext:value-type="string">
            <text:p>&lt;div class="container-card position-relative m-1" id="main-1-31"&gt;&lt;img class="d-block" width="80" height="112" src="https://one-draw.jp/ijinden/cardlist/001/card/01_031.png" /&gt;&lt;div class="container-num-copies position-absolute bottom-0 start-0 px-1" id="main-1-31-num-copies"&gt;0&lt;/div&gt;&lt;button type="button" class="btn btn-secondary btn-number btn-sm btn-pop position-absolute top-0 start-0" data-type="minus" data-deck="main" data-id="1-31"&gt;-&lt;/button&gt;&lt;button type="button" class="btn btn-secondary btn-number btn-sm btn-push position-absolute top-0 end-0" data-type="plus" data-deck="main" data-id="1-31"&gt;+&lt;/button&gt;&lt;button type="button" class="btn btn-secondary btn-number btn-sm btn-drop position-absolute bottom-0 end-0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 position-relative m-1&quot; id=&quot;side-1-31&quot;&gt;&lt;img class=&quot;d-block&quot; width=&quot;80&quot; height=&quot;112&quot; src=&quot;https://one-draw.jp/ijinden/cardlist/001/card/01_031.png&quot; /&gt;&lt;div class=&quot;container-num-copies position-absolute bottom-0 start-0 px-1&quot; id=&quot;side-1-31-num-copies&quot;&gt;0&lt;/div&gt;&lt;button type=&quot;button&quot; class=&quot;btn btn-secondary btn-number btn-sm btn-pop position-absolute top-0 start-0&quot; data-type=&quot;minus&quot; data-deck=&quot;side&quot; data-id=&quot;1-31&quot;&gt;-&lt;/button&gt;&lt;button type=&quot;button&quot; class=&quot;btn btn-secondary btn-number btn-sm btn-push position-absolute top-0 end-0&quot; data-type=&quot;plus&quot; data-deck=&quot;side&quot; data-id=&quot;1-31&quot;&gt;+&lt;/button&gt;&lt;button type=&quot;button&quot; class=&quot;btn btn-secondary btn-number btn-sm btn-raise position-absolute bottom-0 end-0&quot; data-type=&quot;raise&quot; data-id=&quot;1-31&quot;&gt;^&lt;/button&gt;&lt;/div&gt;" calcext:value-type="string">
            <text:p>&lt;div class="container-card position-relative m-1" id="side-1-31"&gt;&lt;img class="d-block" width="80" height="112" src="https://one-draw.jp/ijinden/cardlist/001/card/01_031.png" /&gt;&lt;div class="container-num-copies position-absolute bottom-0 start-0 px-1" id="side-1-31-num-copies"&gt;0&lt;/div&gt;&lt;button type="button" class="btn btn-secondary btn-number btn-sm btn-pop position-absolute top-0 start-0" data-type="minus" data-deck="side" data-id="1-31"&gt;-&lt;/button&gt;&lt;button type="button" class="btn btn-secondary btn-number btn-sm btn-push position-absolute top-0 end-0" data-type="plus" data-deck="side" data-id="1-31"&gt;+&lt;/button&gt;&lt;button type="button" class="btn btn-secondary btn-number btn-sm btn-raise position-absolute bottom-0 end-0" data-type="raise" data-id="1-31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;[.B71];[$HTML.$K$3];[.B71];[$HTML.$L$3];[.B71];[$HTML.$M$3];[.B71];[$HTML.$N$3];[.B71];[$HTML.$O$3];[.B71];[$HTML.$P$3])" office:value-type="string" office:string-value="&lt;tr id=&quot;table-1-31&quot; data-expansion=&quot;15&quot; data-type=&quot;1&quot; data-color=&quot;20&quot; data-term=&quot;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id="table-1-31" data-expansion="15" data-type="1" data-color="20" data-term="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 position-relative m-1&quot; id=&quot;main-1-32&quot;&gt;&lt;img class=&quot;d-block&quot; width=&quot;80&quot; height=&quot;112&quot; src=&quot;https://one-draw.jp/ijinden/cardlist/001/card/01_032.png&quot; /&gt;&lt;div class=&quot;container-num-copies position-absolute bottom-0 start-0 px-1&quot; id=&quot;main-1-32-num-copies&quot;&gt;0&lt;/div&gt;&lt;button type=&quot;button&quot; class=&quot;btn btn-secondary btn-number btn-sm btn-pop position-absolute top-0 start-0&quot; data-type=&quot;minus&quot; data-deck=&quot;main&quot; data-id=&quot;1-32&quot;&gt;-&lt;/button&gt;&lt;button type=&quot;button&quot; class=&quot;btn btn-secondary btn-number btn-sm btn-push position-absolute top-0 end-0&quot; data-type=&quot;plus&quot; data-deck=&quot;main&quot; data-id=&quot;1-32&quot;&gt;+&lt;/button&gt;&lt;button type=&quot;button&quot; class=&quot;btn btn-secondary btn-number btn-sm btn-drop position-absolute bottom-0 end-0&quot; data-type=&quot;drop&quot; data-id=&quot;1-32&quot;&gt;v&lt;/button&gt;&lt;/div&gt;" calcext:value-type="string">
            <text:p>&lt;div class="container-card position-relative m-1" id="main-1-32"&gt;&lt;img class="d-block" width="80" height="112" src="https://one-draw.jp/ijinden/cardlist/001/card/01_032.png" /&gt;&lt;div class="container-num-copies position-absolute bottom-0 start-0 px-1" id="main-1-32-num-copies"&gt;0&lt;/div&gt;&lt;button type="button" class="btn btn-secondary btn-number btn-sm btn-pop position-absolute top-0 start-0" data-type="minus" data-deck="main" data-id="1-32"&gt;-&lt;/button&gt;&lt;button type="button" class="btn btn-secondary btn-number btn-sm btn-push position-absolute top-0 end-0" data-type="plus" data-deck="main" data-id="1-32"&gt;+&lt;/button&gt;&lt;button type="button" class="btn btn-secondary btn-number btn-sm btn-drop position-absolute bottom-0 end-0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 position-relative m-1&quot; id=&quot;side-1-32&quot;&gt;&lt;img class=&quot;d-block&quot; width=&quot;80&quot; height=&quot;112&quot; src=&quot;https://one-draw.jp/ijinden/cardlist/001/card/01_032.png&quot; /&gt;&lt;div class=&quot;container-num-copies position-absolute bottom-0 start-0 px-1&quot; id=&quot;side-1-32-num-copies&quot;&gt;0&lt;/div&gt;&lt;button type=&quot;button&quot; class=&quot;btn btn-secondary btn-number btn-sm btn-pop position-absolute top-0 start-0&quot; data-type=&quot;minus&quot; data-deck=&quot;side&quot; data-id=&quot;1-32&quot;&gt;-&lt;/button&gt;&lt;button type=&quot;button&quot; class=&quot;btn btn-secondary btn-number btn-sm btn-push position-absolute top-0 end-0&quot; data-type=&quot;plus&quot; data-deck=&quot;side&quot; data-id=&quot;1-32&quot;&gt;+&lt;/button&gt;&lt;button type=&quot;button&quot; class=&quot;btn btn-secondary btn-number btn-sm btn-raise position-absolute bottom-0 end-0&quot; data-type=&quot;raise&quot; data-id=&quot;1-32&quot;&gt;^&lt;/button&gt;&lt;/div&gt;" calcext:value-type="string">
            <text:p>&lt;div class="container-card position-relative m-1" id="side-1-32"&gt;&lt;img class="d-block" width="80" height="112" src="https://one-draw.jp/ijinden/cardlist/001/card/01_032.png" /&gt;&lt;div class="container-num-copies position-absolute bottom-0 start-0 px-1" id="side-1-32-num-copies"&gt;0&lt;/div&gt;&lt;button type="button" class="btn btn-secondary btn-number btn-sm btn-pop position-absolute top-0 start-0" data-type="minus" data-deck="side" data-id="1-32"&gt;-&lt;/button&gt;&lt;button type="button" class="btn btn-secondary btn-number btn-sm btn-push position-absolute top-0 end-0" data-type="plus" data-deck="side" data-id="1-32"&gt;+&lt;/button&gt;&lt;button type="button" class="btn btn-secondary btn-number btn-sm btn-raise position-absolute bottom-0 end-0" data-type="raise" data-id="1-32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;[.B72];[$HTML.$K$3];[.B72];[$HTML.$L$3];[.B72];[$HTML.$M$3];[.B72];[$HTML.$N$3];[.B72];[$HTML.$O$3];[.B72];[$HTML.$P$3])" office:value-type="string" office:string-value="&lt;tr id=&quot;table-1-32&quot; data-expansion=&quot;15&quot; data-type=&quot;1&quot; data-color=&quot;20&quot; data-term=&quot;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id="table-1-32" data-expansion="15" data-type="1" data-color="20" data-term="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 position-relative m-1&quot; id=&quot;main-1-33&quot;&gt;&lt;img class=&quot;d-block&quot; width=&quot;80&quot; height=&quot;112&quot; src=&quot;https://one-draw.jp/ijinden/cardlist/001/card/01_033.png&quot; /&gt;&lt;div class=&quot;container-num-copies position-absolute bottom-0 start-0 px-1&quot; id=&quot;main-1-33-num-copies&quot;&gt;0&lt;/div&gt;&lt;button type=&quot;button&quot; class=&quot;btn btn-secondary btn-number btn-sm btn-pop position-absolute top-0 start-0&quot; data-type=&quot;minus&quot; data-deck=&quot;main&quot; data-id=&quot;1-33&quot;&gt;-&lt;/button&gt;&lt;button type=&quot;button&quot; class=&quot;btn btn-secondary btn-number btn-sm btn-push position-absolute top-0 end-0&quot; data-type=&quot;plus&quot; data-deck=&quot;main&quot; data-id=&quot;1-33&quot;&gt;+&lt;/button&gt;&lt;button type=&quot;button&quot; class=&quot;btn btn-secondary btn-number btn-sm btn-drop position-absolute bottom-0 end-0&quot; data-type=&quot;drop&quot; data-id=&quot;1-33&quot;&gt;v&lt;/button&gt;&lt;/div&gt;" calcext:value-type="string">
            <text:p>&lt;div class="container-card position-relative m-1" id="main-1-33"&gt;&lt;img class="d-block" width="80" height="112" src="https://one-draw.jp/ijinden/cardlist/001/card/01_033.png" /&gt;&lt;div class="container-num-copies position-absolute bottom-0 start-0 px-1" id="main-1-33-num-copies"&gt;0&lt;/div&gt;&lt;button type="button" class="btn btn-secondary btn-number btn-sm btn-pop position-absolute top-0 start-0" data-type="minus" data-deck="main" data-id="1-33"&gt;-&lt;/button&gt;&lt;button type="button" class="btn btn-secondary btn-number btn-sm btn-push position-absolute top-0 end-0" data-type="plus" data-deck="main" data-id="1-33"&gt;+&lt;/button&gt;&lt;button type="button" class="btn btn-secondary btn-number btn-sm btn-drop position-absolute bottom-0 end-0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 position-relative m-1&quot; id=&quot;side-1-33&quot;&gt;&lt;img class=&quot;d-block&quot; width=&quot;80&quot; height=&quot;112&quot; src=&quot;https://one-draw.jp/ijinden/cardlist/001/card/01_033.png&quot; /&gt;&lt;div class=&quot;container-num-copies position-absolute bottom-0 start-0 px-1&quot; id=&quot;side-1-33-num-copies&quot;&gt;0&lt;/div&gt;&lt;button type=&quot;button&quot; class=&quot;btn btn-secondary btn-number btn-sm btn-pop position-absolute top-0 start-0&quot; data-type=&quot;minus&quot; data-deck=&quot;side&quot; data-id=&quot;1-33&quot;&gt;-&lt;/button&gt;&lt;button type=&quot;button&quot; class=&quot;btn btn-secondary btn-number btn-sm btn-push position-absolute top-0 end-0&quot; data-type=&quot;plus&quot; data-deck=&quot;side&quot; data-id=&quot;1-33&quot;&gt;+&lt;/button&gt;&lt;button type=&quot;button&quot; class=&quot;btn btn-secondary btn-number btn-sm btn-raise position-absolute bottom-0 end-0&quot; data-type=&quot;raise&quot; data-id=&quot;1-33&quot;&gt;^&lt;/button&gt;&lt;/div&gt;" calcext:value-type="string">
            <text:p>&lt;div class="container-card position-relative m-1" id="side-1-33"&gt;&lt;img class="d-block" width="80" height="112" src="https://one-draw.jp/ijinden/cardlist/001/card/01_033.png" /&gt;&lt;div class="container-num-copies position-absolute bottom-0 start-0 px-1" id="side-1-33-num-copies"&gt;0&lt;/div&gt;&lt;button type="button" class="btn btn-secondary btn-number btn-sm btn-pop position-absolute top-0 start-0" data-type="minus" data-deck="side" data-id="1-33"&gt;-&lt;/button&gt;&lt;button type="button" class="btn btn-secondary btn-number btn-sm btn-push position-absolute top-0 end-0" data-type="plus" data-deck="side" data-id="1-33"&gt;+&lt;/button&gt;&lt;button type="button" class="btn btn-secondary btn-number btn-sm btn-raise position-absolute bottom-0 end-0" data-type="raise" data-id="1-33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;[.B73];[$HTML.$K$3];[.B73];[$HTML.$L$3];[.B73];[$HTML.$M$3];[.B73];[$HTML.$N$3];[.B73];[$HTML.$O$3];[.B73];[$HTML.$P$3])" office:value-type="string" office:string-value="&lt;tr id=&quot;table-1-33&quot; data-expansion=&quot;15&quot; data-type=&quot;1&quot; data-color=&quot;30&quot; data-term=&quot;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id="table-1-33" data-expansion="15" data-type="1" data-color="30" data-term="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 position-relative m-1&quot; id=&quot;main-1-34&quot;&gt;&lt;img class=&quot;d-block&quot; width=&quot;80&quot; height=&quot;112&quot; src=&quot;https://one-draw.jp/ijinden/cardlist/001/card/01_034.png&quot; /&gt;&lt;div class=&quot;container-num-copies position-absolute bottom-0 start-0 px-1&quot; id=&quot;main-1-34-num-copies&quot;&gt;0&lt;/div&gt;&lt;button type=&quot;button&quot; class=&quot;btn btn-secondary btn-number btn-sm btn-pop position-absolute top-0 start-0&quot; data-type=&quot;minus&quot; data-deck=&quot;main&quot; data-id=&quot;1-34&quot;&gt;-&lt;/button&gt;&lt;button type=&quot;button&quot; class=&quot;btn btn-secondary btn-number btn-sm btn-push position-absolute top-0 end-0&quot; data-type=&quot;plus&quot; data-deck=&quot;main&quot; data-id=&quot;1-34&quot;&gt;+&lt;/button&gt;&lt;button type=&quot;button&quot; class=&quot;btn btn-secondary btn-number btn-sm btn-drop position-absolute bottom-0 end-0&quot; data-type=&quot;drop&quot; data-id=&quot;1-34&quot;&gt;v&lt;/button&gt;&lt;/div&gt;" calcext:value-type="string">
            <text:p>&lt;div class="container-card position-relative m-1" id="main-1-34"&gt;&lt;img class="d-block" width="80" height="112" src="https://one-draw.jp/ijinden/cardlist/001/card/01_034.png" /&gt;&lt;div class="container-num-copies position-absolute bottom-0 start-0 px-1" id="main-1-34-num-copies"&gt;0&lt;/div&gt;&lt;button type="button" class="btn btn-secondary btn-number btn-sm btn-pop position-absolute top-0 start-0" data-type="minus" data-deck="main" data-id="1-34"&gt;-&lt;/button&gt;&lt;button type="button" class="btn btn-secondary btn-number btn-sm btn-push position-absolute top-0 end-0" data-type="plus" data-deck="main" data-id="1-34"&gt;+&lt;/button&gt;&lt;button type="button" class="btn btn-secondary btn-number btn-sm btn-drop position-absolute bottom-0 end-0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 position-relative m-1&quot; id=&quot;side-1-34&quot;&gt;&lt;img class=&quot;d-block&quot; width=&quot;80&quot; height=&quot;112&quot; src=&quot;https://one-draw.jp/ijinden/cardlist/001/card/01_034.png&quot; /&gt;&lt;div class=&quot;container-num-copies position-absolute bottom-0 start-0 px-1&quot; id=&quot;side-1-34-num-copies&quot;&gt;0&lt;/div&gt;&lt;button type=&quot;button&quot; class=&quot;btn btn-secondary btn-number btn-sm btn-pop position-absolute top-0 start-0&quot; data-type=&quot;minus&quot; data-deck=&quot;side&quot; data-id=&quot;1-34&quot;&gt;-&lt;/button&gt;&lt;button type=&quot;button&quot; class=&quot;btn btn-secondary btn-number btn-sm btn-push position-absolute top-0 end-0&quot; data-type=&quot;plus&quot; data-deck=&quot;side&quot; data-id=&quot;1-34&quot;&gt;+&lt;/button&gt;&lt;button type=&quot;button&quot; class=&quot;btn btn-secondary btn-number btn-sm btn-raise position-absolute bottom-0 end-0&quot; data-type=&quot;raise&quot; data-id=&quot;1-34&quot;&gt;^&lt;/button&gt;&lt;/div&gt;" calcext:value-type="string">
            <text:p>&lt;div class="container-card position-relative m-1" id="side-1-34"&gt;&lt;img class="d-block" width="80" height="112" src="https://one-draw.jp/ijinden/cardlist/001/card/01_034.png" /&gt;&lt;div class="container-num-copies position-absolute bottom-0 start-0 px-1" id="side-1-34-num-copies"&gt;0&lt;/div&gt;&lt;button type="button" class="btn btn-secondary btn-number btn-sm btn-pop position-absolute top-0 start-0" data-type="minus" data-deck="side" data-id="1-34"&gt;-&lt;/button&gt;&lt;button type="button" class="btn btn-secondary btn-number btn-sm btn-push position-absolute top-0 end-0" data-type="plus" data-deck="side" data-id="1-34"&gt;+&lt;/button&gt;&lt;button type="button" class="btn btn-secondary btn-number btn-sm btn-raise position-absolute bottom-0 end-0" data-type="raise" data-id="1-34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;[.B74];[$HTML.$K$3];[.B74];[$HTML.$L$3];[.B74];[$HTML.$M$3];[.B74];[$HTML.$N$3];[.B74];[$HTML.$O$3];[.B74];[$HTML.$P$3])" office:value-type="string" office:string-value="&lt;tr id=&quot;table-1-34&quot; data-expansion=&quot;15&quot; data-type=&quot;1&quot; data-color=&quot;30&quot; data-term=&quot;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id="table-1-34" data-expansion="15" data-type="1" data-color="30" data-term="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 position-relative m-1&quot; id=&quot;main-1-35&quot;&gt;&lt;img class=&quot;d-block&quot; width=&quot;80&quot; height=&quot;112&quot; src=&quot;https://one-draw.jp/ijinden/cardlist/001/card/01_035.png&quot; /&gt;&lt;div class=&quot;container-num-copies position-absolute bottom-0 start-0 px-1&quot; id=&quot;main-1-35-num-copies&quot;&gt;0&lt;/div&gt;&lt;button type=&quot;button&quot; class=&quot;btn btn-secondary btn-number btn-sm btn-pop position-absolute top-0 start-0&quot; data-type=&quot;minus&quot; data-deck=&quot;main&quot; data-id=&quot;1-35&quot;&gt;-&lt;/button&gt;&lt;button type=&quot;button&quot; class=&quot;btn btn-secondary btn-number btn-sm btn-push position-absolute top-0 end-0&quot; data-type=&quot;plus&quot; data-deck=&quot;main&quot; data-id=&quot;1-35&quot;&gt;+&lt;/button&gt;&lt;button type=&quot;button&quot; class=&quot;btn btn-secondary btn-number btn-sm btn-drop position-absolute bottom-0 end-0&quot; data-type=&quot;drop&quot; data-id=&quot;1-35&quot;&gt;v&lt;/button&gt;&lt;/div&gt;" calcext:value-type="string">
            <text:p>&lt;div class="container-card position-relative m-1" id="main-1-35"&gt;&lt;img class="d-block" width="80" height="112" src="https://one-draw.jp/ijinden/cardlist/001/card/01_035.png" /&gt;&lt;div class="container-num-copies position-absolute bottom-0 start-0 px-1" id="main-1-35-num-copies"&gt;0&lt;/div&gt;&lt;button type="button" class="btn btn-secondary btn-number btn-sm btn-pop position-absolute top-0 start-0" data-type="minus" data-deck="main" data-id="1-35"&gt;-&lt;/button&gt;&lt;button type="button" class="btn btn-secondary btn-number btn-sm btn-push position-absolute top-0 end-0" data-type="plus" data-deck="main" data-id="1-35"&gt;+&lt;/button&gt;&lt;button type="button" class="btn btn-secondary btn-number btn-sm btn-drop position-absolute bottom-0 end-0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 position-relative m-1&quot; id=&quot;side-1-35&quot;&gt;&lt;img class=&quot;d-block&quot; width=&quot;80&quot; height=&quot;112&quot; src=&quot;https://one-draw.jp/ijinden/cardlist/001/card/01_035.png&quot; /&gt;&lt;div class=&quot;container-num-copies position-absolute bottom-0 start-0 px-1&quot; id=&quot;side-1-35-num-copies&quot;&gt;0&lt;/div&gt;&lt;button type=&quot;button&quot; class=&quot;btn btn-secondary btn-number btn-sm btn-pop position-absolute top-0 start-0&quot; data-type=&quot;minus&quot; data-deck=&quot;side&quot; data-id=&quot;1-35&quot;&gt;-&lt;/button&gt;&lt;button type=&quot;button&quot; class=&quot;btn btn-secondary btn-number btn-sm btn-push position-absolute top-0 end-0&quot; data-type=&quot;plus&quot; data-deck=&quot;side&quot; data-id=&quot;1-35&quot;&gt;+&lt;/button&gt;&lt;button type=&quot;button&quot; class=&quot;btn btn-secondary btn-number btn-sm btn-raise position-absolute bottom-0 end-0&quot; data-type=&quot;raise&quot; data-id=&quot;1-35&quot;&gt;^&lt;/button&gt;&lt;/div&gt;" calcext:value-type="string">
            <text:p>&lt;div class="container-card position-relative m-1" id="side-1-35"&gt;&lt;img class="d-block" width="80" height="112" src="https://one-draw.jp/ijinden/cardlist/001/card/01_035.png" /&gt;&lt;div class="container-num-copies position-absolute bottom-0 start-0 px-1" id="side-1-35-num-copies"&gt;0&lt;/div&gt;&lt;button type="button" class="btn btn-secondary btn-number btn-sm btn-pop position-absolute top-0 start-0" data-type="minus" data-deck="side" data-id="1-35"&gt;-&lt;/button&gt;&lt;button type="button" class="btn btn-secondary btn-number btn-sm btn-push position-absolute top-0 end-0" data-type="plus" data-deck="side" data-id="1-35"&gt;+&lt;/button&gt;&lt;button type="button" class="btn btn-secondary btn-number btn-sm btn-raise position-absolute bottom-0 end-0" data-type="raise" data-id="1-35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;[.B75];[$HTML.$K$3];[.B75];[$HTML.$L$3];[.B75];[$HTML.$M$3];[.B75];[$HTML.$N$3];[.B75];[$HTML.$O$3];[.B75];[$HTML.$P$3])" office:value-type="string" office:string-value="&lt;tr id=&quot;table-1-35&quot; data-expansion=&quot;15&quot; data-type=&quot;1&quot; data-color=&quot;30&quot; data-term=&quot;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id="table-1-35" data-expansion="15" data-type="1" data-color="30" data-term="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 position-relative m-1&quot; id=&quot;main-1-36&quot;&gt;&lt;img class=&quot;d-block&quot; width=&quot;80&quot; height=&quot;112&quot; src=&quot;https://one-draw.jp/ijinden/cardlist/001/card/01_036.png&quot; /&gt;&lt;div class=&quot;container-num-copies position-absolute bottom-0 start-0 px-1&quot; id=&quot;main-1-36-num-copies&quot;&gt;0&lt;/div&gt;&lt;button type=&quot;button&quot; class=&quot;btn btn-secondary btn-number btn-sm btn-pop position-absolute top-0 start-0&quot; data-type=&quot;minus&quot; data-deck=&quot;main&quot; data-id=&quot;1-36&quot;&gt;-&lt;/button&gt;&lt;button type=&quot;button&quot; class=&quot;btn btn-secondary btn-number btn-sm btn-push position-absolute top-0 end-0&quot; data-type=&quot;plus&quot; data-deck=&quot;main&quot; data-id=&quot;1-36&quot;&gt;+&lt;/button&gt;&lt;button type=&quot;button&quot; class=&quot;btn btn-secondary btn-number btn-sm btn-drop position-absolute bottom-0 end-0&quot; data-type=&quot;drop&quot; data-id=&quot;1-36&quot;&gt;v&lt;/button&gt;&lt;/div&gt;" calcext:value-type="string">
            <text:p>&lt;div class="container-card position-relative m-1" id="main-1-36"&gt;&lt;img class="d-block" width="80" height="112" src="https://one-draw.jp/ijinden/cardlist/001/card/01_036.png" /&gt;&lt;div class="container-num-copies position-absolute bottom-0 start-0 px-1" id="main-1-36-num-copies"&gt;0&lt;/div&gt;&lt;button type="button" class="btn btn-secondary btn-number btn-sm btn-pop position-absolute top-0 start-0" data-type="minus" data-deck="main" data-id="1-36"&gt;-&lt;/button&gt;&lt;button type="button" class="btn btn-secondary btn-number btn-sm btn-push position-absolute top-0 end-0" data-type="plus" data-deck="main" data-id="1-36"&gt;+&lt;/button&gt;&lt;button type="button" class="btn btn-secondary btn-number btn-sm btn-drop position-absolute bottom-0 end-0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 position-relative m-1&quot; id=&quot;side-1-36&quot;&gt;&lt;img class=&quot;d-block&quot; width=&quot;80&quot; height=&quot;112&quot; src=&quot;https://one-draw.jp/ijinden/cardlist/001/card/01_036.png&quot; /&gt;&lt;div class=&quot;container-num-copies position-absolute bottom-0 start-0 px-1&quot; id=&quot;side-1-36-num-copies&quot;&gt;0&lt;/div&gt;&lt;button type=&quot;button&quot; class=&quot;btn btn-secondary btn-number btn-sm btn-pop position-absolute top-0 start-0&quot; data-type=&quot;minus&quot; data-deck=&quot;side&quot; data-id=&quot;1-36&quot;&gt;-&lt;/button&gt;&lt;button type=&quot;button&quot; class=&quot;btn btn-secondary btn-number btn-sm btn-push position-absolute top-0 end-0&quot; data-type=&quot;plus&quot; data-deck=&quot;side&quot; data-id=&quot;1-36&quot;&gt;+&lt;/button&gt;&lt;button type=&quot;button&quot; class=&quot;btn btn-secondary btn-number btn-sm btn-raise position-absolute bottom-0 end-0&quot; data-type=&quot;raise&quot; data-id=&quot;1-36&quot;&gt;^&lt;/button&gt;&lt;/div&gt;" calcext:value-type="string">
            <text:p>&lt;div class="container-card position-relative m-1" id="side-1-36"&gt;&lt;img class="d-block" width="80" height="112" src="https://one-draw.jp/ijinden/cardlist/001/card/01_036.png" /&gt;&lt;div class="container-num-copies position-absolute bottom-0 start-0 px-1" id="side-1-36-num-copies"&gt;0&lt;/div&gt;&lt;button type="button" class="btn btn-secondary btn-number btn-sm btn-pop position-absolute top-0 start-0" data-type="minus" data-deck="side" data-id="1-36"&gt;-&lt;/button&gt;&lt;button type="button" class="btn btn-secondary btn-number btn-sm btn-push position-absolute top-0 end-0" data-type="plus" data-deck="side" data-id="1-36"&gt;+&lt;/button&gt;&lt;button type="button" class="btn btn-secondary btn-number btn-sm btn-raise position-absolute bottom-0 end-0" data-type="raise" data-id="1-36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;[.B76];[$HTML.$K$3];[.B76];[$HTML.$L$3];[.B76];[$HTML.$M$3];[.B76];[$HTML.$N$3];[.B76];[$HTML.$O$3];[.B76];[$HTML.$P$3])" office:value-type="string" office:string-value="&lt;tr id=&quot;table-1-36&quot; data-expansion=&quot;15&quot; data-type=&quot;1&quot; data-color=&quot;30&quot; data-term=&quot;2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id="table-1-36" data-expansion="15" data-type="1" data-color="30" data-term="2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 position-relative m-1&quot; id=&quot;main-1-37&quot;&gt;&lt;img class=&quot;d-block&quot; width=&quot;80&quot; height=&quot;112&quot; src=&quot;https://one-draw.jp/ijinden/cardlist/001/card/01_037.png&quot; /&gt;&lt;div class=&quot;container-num-copies position-absolute bottom-0 start-0 px-1&quot; id=&quot;main-1-37-num-copies&quot;&gt;0&lt;/div&gt;&lt;button type=&quot;button&quot; class=&quot;btn btn-secondary btn-number btn-sm btn-pop position-absolute top-0 start-0&quot; data-type=&quot;minus&quot; data-deck=&quot;main&quot; data-id=&quot;1-37&quot;&gt;-&lt;/button&gt;&lt;button type=&quot;button&quot; class=&quot;btn btn-secondary btn-number btn-sm btn-push position-absolute top-0 end-0&quot; data-type=&quot;plus&quot; data-deck=&quot;main&quot; data-id=&quot;1-37&quot;&gt;+&lt;/button&gt;&lt;button type=&quot;button&quot; class=&quot;btn btn-secondary btn-number btn-sm btn-drop position-absolute bottom-0 end-0&quot; data-type=&quot;drop&quot; data-id=&quot;1-37&quot;&gt;v&lt;/button&gt;&lt;/div&gt;" calcext:value-type="string">
            <text:p>&lt;div class="container-card position-relative m-1" id="main-1-37"&gt;&lt;img class="d-block" width="80" height="112" src="https://one-draw.jp/ijinden/cardlist/001/card/01_037.png" /&gt;&lt;div class="container-num-copies position-absolute bottom-0 start-0 px-1" id="main-1-37-num-copies"&gt;0&lt;/div&gt;&lt;button type="button" class="btn btn-secondary btn-number btn-sm btn-pop position-absolute top-0 start-0" data-type="minus" data-deck="main" data-id="1-37"&gt;-&lt;/button&gt;&lt;button type="button" class="btn btn-secondary btn-number btn-sm btn-push position-absolute top-0 end-0" data-type="plus" data-deck="main" data-id="1-37"&gt;+&lt;/button&gt;&lt;button type="button" class="btn btn-secondary btn-number btn-sm btn-drop position-absolute bottom-0 end-0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 position-relative m-1&quot; id=&quot;side-1-37&quot;&gt;&lt;img class=&quot;d-block&quot; width=&quot;80&quot; height=&quot;112&quot; src=&quot;https://one-draw.jp/ijinden/cardlist/001/card/01_037.png&quot; /&gt;&lt;div class=&quot;container-num-copies position-absolute bottom-0 start-0 px-1&quot; id=&quot;side-1-37-num-copies&quot;&gt;0&lt;/div&gt;&lt;button type=&quot;button&quot; class=&quot;btn btn-secondary btn-number btn-sm btn-pop position-absolute top-0 start-0&quot; data-type=&quot;minus&quot; data-deck=&quot;side&quot; data-id=&quot;1-37&quot;&gt;-&lt;/button&gt;&lt;button type=&quot;button&quot; class=&quot;btn btn-secondary btn-number btn-sm btn-push position-absolute top-0 end-0&quot; data-type=&quot;plus&quot; data-deck=&quot;side&quot; data-id=&quot;1-37&quot;&gt;+&lt;/button&gt;&lt;button type=&quot;button&quot; class=&quot;btn btn-secondary btn-number btn-sm btn-raise position-absolute bottom-0 end-0&quot; data-type=&quot;raise&quot; data-id=&quot;1-37&quot;&gt;^&lt;/button&gt;&lt;/div&gt;" calcext:value-type="string">
            <text:p>&lt;div class="container-card position-relative m-1" id="side-1-37"&gt;&lt;img class="d-block" width="80" height="112" src="https://one-draw.jp/ijinden/cardlist/001/card/01_037.png" /&gt;&lt;div class="container-num-copies position-absolute bottom-0 start-0 px-1" id="side-1-37-num-copies"&gt;0&lt;/div&gt;&lt;button type="button" class="btn btn-secondary btn-number btn-sm btn-pop position-absolute top-0 start-0" data-type="minus" data-deck="side" data-id="1-37"&gt;-&lt;/button&gt;&lt;button type="button" class="btn btn-secondary btn-number btn-sm btn-push position-absolute top-0 end-0" data-type="plus" data-deck="side" data-id="1-37"&gt;+&lt;/button&gt;&lt;button type="button" class="btn btn-secondary btn-number btn-sm btn-raise position-absolute bottom-0 end-0" data-type="raise" data-id="1-37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;[.B77];[$HTML.$K$3];[.B77];[$HTML.$L$3];[.B77];[$HTML.$M$3];[.B77];[$HTML.$N$3];[.B77];[$HTML.$O$3];[.B77];[$HTML.$P$3])" office:value-type="string" office:string-value="&lt;tr id=&quot;table-1-37&quot; data-expansion=&quot;15&quot; data-type=&quot;1&quot; data-color=&quot;30&quot; data-term=&quot;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id="table-1-37" data-expansion="15" data-type="1" data-color="30" data-term="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 position-relative m-1&quot; id=&quot;main-1-38&quot;&gt;&lt;img class=&quot;d-block&quot; width=&quot;80&quot; height=&quot;112&quot; src=&quot;https://one-draw.jp/ijinden/cardlist/001/card/01_038.png&quot; /&gt;&lt;div class=&quot;container-num-copies position-absolute bottom-0 start-0 px-1&quot; id=&quot;main-1-38-num-copies&quot;&gt;0&lt;/div&gt;&lt;button type=&quot;button&quot; class=&quot;btn btn-secondary btn-number btn-sm btn-pop position-absolute top-0 start-0&quot; data-type=&quot;minus&quot; data-deck=&quot;main&quot; data-id=&quot;1-38&quot;&gt;-&lt;/button&gt;&lt;button type=&quot;button&quot; class=&quot;btn btn-secondary btn-number btn-sm btn-push position-absolute top-0 end-0&quot; data-type=&quot;plus&quot; data-deck=&quot;main&quot; data-id=&quot;1-38&quot;&gt;+&lt;/button&gt;&lt;button type=&quot;button&quot; class=&quot;btn btn-secondary btn-number btn-sm btn-drop position-absolute bottom-0 end-0&quot; data-type=&quot;drop&quot; data-id=&quot;1-38&quot;&gt;v&lt;/button&gt;&lt;/div&gt;" calcext:value-type="string">
            <text:p>&lt;div class="container-card position-relative m-1" id="main-1-38"&gt;&lt;img class="d-block" width="80" height="112" src="https://one-draw.jp/ijinden/cardlist/001/card/01_038.png" /&gt;&lt;div class="container-num-copies position-absolute bottom-0 start-0 px-1" id="main-1-38-num-copies"&gt;0&lt;/div&gt;&lt;button type="button" class="btn btn-secondary btn-number btn-sm btn-pop position-absolute top-0 start-0" data-type="minus" data-deck="main" data-id="1-38"&gt;-&lt;/button&gt;&lt;button type="button" class="btn btn-secondary btn-number btn-sm btn-push position-absolute top-0 end-0" data-type="plus" data-deck="main" data-id="1-38"&gt;+&lt;/button&gt;&lt;button type="button" class="btn btn-secondary btn-number btn-sm btn-drop position-absolute bottom-0 end-0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 position-relative m-1&quot; id=&quot;side-1-38&quot;&gt;&lt;img class=&quot;d-block&quot; width=&quot;80&quot; height=&quot;112&quot; src=&quot;https://one-draw.jp/ijinden/cardlist/001/card/01_038.png&quot; /&gt;&lt;div class=&quot;container-num-copies position-absolute bottom-0 start-0 px-1&quot; id=&quot;side-1-38-num-copies&quot;&gt;0&lt;/div&gt;&lt;button type=&quot;button&quot; class=&quot;btn btn-secondary btn-number btn-sm btn-pop position-absolute top-0 start-0&quot; data-type=&quot;minus&quot; data-deck=&quot;side&quot; data-id=&quot;1-38&quot;&gt;-&lt;/button&gt;&lt;button type=&quot;button&quot; class=&quot;btn btn-secondary btn-number btn-sm btn-push position-absolute top-0 end-0&quot; data-type=&quot;plus&quot; data-deck=&quot;side&quot; data-id=&quot;1-38&quot;&gt;+&lt;/button&gt;&lt;button type=&quot;button&quot; class=&quot;btn btn-secondary btn-number btn-sm btn-raise position-absolute bottom-0 end-0&quot; data-type=&quot;raise&quot; data-id=&quot;1-38&quot;&gt;^&lt;/button&gt;&lt;/div&gt;" calcext:value-type="string">
            <text:p>&lt;div class="container-card position-relative m-1" id="side-1-38"&gt;&lt;img class="d-block" width="80" height="112" src="https://one-draw.jp/ijinden/cardlist/001/card/01_038.png" /&gt;&lt;div class="container-num-copies position-absolute bottom-0 start-0 px-1" id="side-1-38-num-copies"&gt;0&lt;/div&gt;&lt;button type="button" class="btn btn-secondary btn-number btn-sm btn-pop position-absolute top-0 start-0" data-type="minus" data-deck="side" data-id="1-38"&gt;-&lt;/button&gt;&lt;button type="button" class="btn btn-secondary btn-number btn-sm btn-push position-absolute top-0 end-0" data-type="plus" data-deck="side" data-id="1-38"&gt;+&lt;/button&gt;&lt;button type="button" class="btn btn-secondary btn-number btn-sm btn-raise position-absolute bottom-0 end-0" data-type="raise" data-id="1-38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;[.B78];[$HTML.$K$3];[.B78];[$HTML.$L$3];[.B78];[$HTML.$M$3];[.B78];[$HTML.$N$3];[.B78];[$HTML.$O$3];[.B78];[$HTML.$P$3])" office:value-type="string" office:string-value="&lt;tr id=&quot;table-1-38&quot; data-expansion=&quot;15&quot; data-type=&quot;1&quot; data-color=&quot;30&quot; data-term=&quot;2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id="table-1-38" data-expansion="15" data-type="1" data-color="30" data-term="2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 position-relative m-1&quot; id=&quot;main-1-39&quot;&gt;&lt;img class=&quot;d-block&quot; width=&quot;80&quot; height=&quot;112&quot; src=&quot;https://one-draw.jp/ijinden/cardlist/001/card/01_039.png&quot; /&gt;&lt;div class=&quot;container-num-copies position-absolute bottom-0 start-0 px-1&quot; id=&quot;main-1-39-num-copies&quot;&gt;0&lt;/div&gt;&lt;button type=&quot;button&quot; class=&quot;btn btn-secondary btn-number btn-sm btn-pop position-absolute top-0 start-0&quot; data-type=&quot;minus&quot; data-deck=&quot;main&quot; data-id=&quot;1-39&quot;&gt;-&lt;/button&gt;&lt;button type=&quot;button&quot; class=&quot;btn btn-secondary btn-number btn-sm btn-push position-absolute top-0 end-0&quot; data-type=&quot;plus&quot; data-deck=&quot;main&quot; data-id=&quot;1-39&quot;&gt;+&lt;/button&gt;&lt;button type=&quot;button&quot; class=&quot;btn btn-secondary btn-number btn-sm btn-drop position-absolute bottom-0 end-0&quot; data-type=&quot;drop&quot; data-id=&quot;1-39&quot;&gt;v&lt;/button&gt;&lt;/div&gt;" calcext:value-type="string">
            <text:p>&lt;div class="container-card position-relative m-1" id="main-1-39"&gt;&lt;img class="d-block" width="80" height="112" src="https://one-draw.jp/ijinden/cardlist/001/card/01_039.png" /&gt;&lt;div class="container-num-copies position-absolute bottom-0 start-0 px-1" id="main-1-39-num-copies"&gt;0&lt;/div&gt;&lt;button type="button" class="btn btn-secondary btn-number btn-sm btn-pop position-absolute top-0 start-0" data-type="minus" data-deck="main" data-id="1-39"&gt;-&lt;/button&gt;&lt;button type="button" class="btn btn-secondary btn-number btn-sm btn-push position-absolute top-0 end-0" data-type="plus" data-deck="main" data-id="1-39"&gt;+&lt;/button&gt;&lt;button type="button" class="btn btn-secondary btn-number btn-sm btn-drop position-absolute bottom-0 end-0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 position-relative m-1&quot; id=&quot;side-1-39&quot;&gt;&lt;img class=&quot;d-block&quot; width=&quot;80&quot; height=&quot;112&quot; src=&quot;https://one-draw.jp/ijinden/cardlist/001/card/01_039.png&quot; /&gt;&lt;div class=&quot;container-num-copies position-absolute bottom-0 start-0 px-1&quot; id=&quot;side-1-39-num-copies&quot;&gt;0&lt;/div&gt;&lt;button type=&quot;button&quot; class=&quot;btn btn-secondary btn-number btn-sm btn-pop position-absolute top-0 start-0&quot; data-type=&quot;minus&quot; data-deck=&quot;side&quot; data-id=&quot;1-39&quot;&gt;-&lt;/button&gt;&lt;button type=&quot;button&quot; class=&quot;btn btn-secondary btn-number btn-sm btn-push position-absolute top-0 end-0&quot; data-type=&quot;plus&quot; data-deck=&quot;side&quot; data-id=&quot;1-39&quot;&gt;+&lt;/button&gt;&lt;button type=&quot;button&quot; class=&quot;btn btn-secondary btn-number btn-sm btn-raise position-absolute bottom-0 end-0&quot; data-type=&quot;raise&quot; data-id=&quot;1-39&quot;&gt;^&lt;/button&gt;&lt;/div&gt;" calcext:value-type="string">
            <text:p>&lt;div class="container-card position-relative m-1" id="side-1-39"&gt;&lt;img class="d-block" width="80" height="112" src="https://one-draw.jp/ijinden/cardlist/001/card/01_039.png" /&gt;&lt;div class="container-num-copies position-absolute bottom-0 start-0 px-1" id="side-1-39-num-copies"&gt;0&lt;/div&gt;&lt;button type="button" class="btn btn-secondary btn-number btn-sm btn-pop position-absolute top-0 start-0" data-type="minus" data-deck="side" data-id="1-39"&gt;-&lt;/button&gt;&lt;button type="button" class="btn btn-secondary btn-number btn-sm btn-push position-absolute top-0 end-0" data-type="plus" data-deck="side" data-id="1-39"&gt;+&lt;/button&gt;&lt;button type="button" class="btn btn-secondary btn-number btn-sm btn-raise position-absolute bottom-0 end-0" data-type="raise" data-id="1-39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;[.B79];[$HTML.$K$3];[.B79];[$HTML.$L$3];[.B79];[$HTML.$M$3];[.B79];[$HTML.$N$3];[.B79];[$HTML.$O$3];[.B79];[$HTML.$P$3])" office:value-type="string" office:string-value="&lt;tr id=&quot;table-1-39&quot; data-expansion=&quot;15&quot; data-type=&quot;1&quot; data-color=&quot;30&quot; data-term=&quot;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id="table-1-39" data-expansion="15" data-type="1" data-color="30" data-term="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 position-relative m-1&quot; id=&quot;main-1-40&quot;&gt;&lt;img class=&quot;d-block&quot; width=&quot;80&quot; height=&quot;112&quot; src=&quot;https://one-draw.jp/ijinden/cardlist/001/card/01_040.png&quot; /&gt;&lt;div class=&quot;container-num-copies position-absolute bottom-0 start-0 px-1&quot; id=&quot;main-1-40-num-copies&quot;&gt;0&lt;/div&gt;&lt;button type=&quot;button&quot; class=&quot;btn btn-secondary btn-number btn-sm btn-pop position-absolute top-0 start-0&quot; data-type=&quot;minus&quot; data-deck=&quot;main&quot; data-id=&quot;1-40&quot;&gt;-&lt;/button&gt;&lt;button type=&quot;button&quot; class=&quot;btn btn-secondary btn-number btn-sm btn-push position-absolute top-0 end-0&quot; data-type=&quot;plus&quot; data-deck=&quot;main&quot; data-id=&quot;1-40&quot;&gt;+&lt;/button&gt;&lt;button type=&quot;button&quot; class=&quot;btn btn-secondary btn-number btn-sm btn-drop position-absolute bottom-0 end-0&quot; data-type=&quot;drop&quot; data-id=&quot;1-40&quot;&gt;v&lt;/button&gt;&lt;/div&gt;" calcext:value-type="string">
            <text:p>&lt;div class="container-card position-relative m-1" id="main-1-40"&gt;&lt;img class="d-block" width="80" height="112" src="https://one-draw.jp/ijinden/cardlist/001/card/01_040.png" /&gt;&lt;div class="container-num-copies position-absolute bottom-0 start-0 px-1" id="main-1-40-num-copies"&gt;0&lt;/div&gt;&lt;button type="button" class="btn btn-secondary btn-number btn-sm btn-pop position-absolute top-0 start-0" data-type="minus" data-deck="main" data-id="1-40"&gt;-&lt;/button&gt;&lt;button type="button" class="btn btn-secondary btn-number btn-sm btn-push position-absolute top-0 end-0" data-type="plus" data-deck="main" data-id="1-40"&gt;+&lt;/button&gt;&lt;button type="button" class="btn btn-secondary btn-number btn-sm btn-drop position-absolute bottom-0 end-0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 position-relative m-1&quot; id=&quot;side-1-40&quot;&gt;&lt;img class=&quot;d-block&quot; width=&quot;80&quot; height=&quot;112&quot; src=&quot;https://one-draw.jp/ijinden/cardlist/001/card/01_040.png&quot; /&gt;&lt;div class=&quot;container-num-copies position-absolute bottom-0 start-0 px-1&quot; id=&quot;side-1-40-num-copies&quot;&gt;0&lt;/div&gt;&lt;button type=&quot;button&quot; class=&quot;btn btn-secondary btn-number btn-sm btn-pop position-absolute top-0 start-0&quot; data-type=&quot;minus&quot; data-deck=&quot;side&quot; data-id=&quot;1-40&quot;&gt;-&lt;/button&gt;&lt;button type=&quot;button&quot; class=&quot;btn btn-secondary btn-number btn-sm btn-push position-absolute top-0 end-0&quot; data-type=&quot;plus&quot; data-deck=&quot;side&quot; data-id=&quot;1-40&quot;&gt;+&lt;/button&gt;&lt;button type=&quot;button&quot; class=&quot;btn btn-secondary btn-number btn-sm btn-raise position-absolute bottom-0 end-0&quot; data-type=&quot;raise&quot; data-id=&quot;1-40&quot;&gt;^&lt;/button&gt;&lt;/div&gt;" calcext:value-type="string">
            <text:p>&lt;div class="container-card position-relative m-1" id="side-1-40"&gt;&lt;img class="d-block" width="80" height="112" src="https://one-draw.jp/ijinden/cardlist/001/card/01_040.png" /&gt;&lt;div class="container-num-copies position-absolute bottom-0 start-0 px-1" id="side-1-40-num-copies"&gt;0&lt;/div&gt;&lt;button type="button" class="btn btn-secondary btn-number btn-sm btn-pop position-absolute top-0 start-0" data-type="minus" data-deck="side" data-id="1-40"&gt;-&lt;/button&gt;&lt;button type="button" class="btn btn-secondary btn-number btn-sm btn-push position-absolute top-0 end-0" data-type="plus" data-deck="side" data-id="1-40"&gt;+&lt;/button&gt;&lt;button type="button" class="btn btn-secondary btn-number btn-sm btn-raise position-absolute bottom-0 end-0" data-type="raise" data-id="1-40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;[.B80];[$HTML.$K$3];[.B80];[$HTML.$L$3];[.B80];[$HTML.$M$3];[.B80];[$HTML.$N$3];[.B80];[$HTML.$O$3];[.B80];[$HTML.$P$3])" office:value-type="string" office:string-value="&lt;tr id=&quot;table-1-40&quot; data-expansion=&quot;15&quot; data-type=&quot;1&quot; data-color=&quot;30&quot; data-term=&quot;2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id="table-1-40" data-expansion="15" data-type="1" data-color="30" data-term="2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 position-relative m-1&quot; id=&quot;main-1-41&quot;&gt;&lt;img class=&quot;d-block&quot; width=&quot;80&quot; height=&quot;112&quot; src=&quot;https://one-draw.jp/ijinden/cardlist/001/card/01_041.png&quot; /&gt;&lt;div class=&quot;container-num-copies position-absolute bottom-0 start-0 px-1&quot; id=&quot;main-1-41-num-copies&quot;&gt;0&lt;/div&gt;&lt;button type=&quot;button&quot; class=&quot;btn btn-secondary btn-number btn-sm btn-pop position-absolute top-0 start-0&quot; data-type=&quot;minus&quot; data-deck=&quot;main&quot; data-id=&quot;1-41&quot;&gt;-&lt;/button&gt;&lt;button type=&quot;button&quot; class=&quot;btn btn-secondary btn-number btn-sm btn-push position-absolute top-0 end-0&quot; data-type=&quot;plus&quot; data-deck=&quot;main&quot; data-id=&quot;1-41&quot;&gt;+&lt;/button&gt;&lt;button type=&quot;button&quot; class=&quot;btn btn-secondary btn-number btn-sm btn-drop position-absolute bottom-0 end-0&quot; data-type=&quot;drop&quot; data-id=&quot;1-41&quot;&gt;v&lt;/button&gt;&lt;/div&gt;" calcext:value-type="string">
            <text:p>&lt;div class="container-card position-relative m-1" id="main-1-41"&gt;&lt;img class="d-block" width="80" height="112" src="https://one-draw.jp/ijinden/cardlist/001/card/01_041.png" /&gt;&lt;div class="container-num-copies position-absolute bottom-0 start-0 px-1" id="main-1-41-num-copies"&gt;0&lt;/div&gt;&lt;button type="button" class="btn btn-secondary btn-number btn-sm btn-pop position-absolute top-0 start-0" data-type="minus" data-deck="main" data-id="1-41"&gt;-&lt;/button&gt;&lt;button type="button" class="btn btn-secondary btn-number btn-sm btn-push position-absolute top-0 end-0" data-type="plus" data-deck="main" data-id="1-41"&gt;+&lt;/button&gt;&lt;button type="button" class="btn btn-secondary btn-number btn-sm btn-drop position-absolute bottom-0 end-0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 position-relative m-1&quot; id=&quot;side-1-41&quot;&gt;&lt;img class=&quot;d-block&quot; width=&quot;80&quot; height=&quot;112&quot; src=&quot;https://one-draw.jp/ijinden/cardlist/001/card/01_041.png&quot; /&gt;&lt;div class=&quot;container-num-copies position-absolute bottom-0 start-0 px-1&quot; id=&quot;side-1-41-num-copies&quot;&gt;0&lt;/div&gt;&lt;button type=&quot;button&quot; class=&quot;btn btn-secondary btn-number btn-sm btn-pop position-absolute top-0 start-0&quot; data-type=&quot;minus&quot; data-deck=&quot;side&quot; data-id=&quot;1-41&quot;&gt;-&lt;/button&gt;&lt;button type=&quot;button&quot; class=&quot;btn btn-secondary btn-number btn-sm btn-push position-absolute top-0 end-0&quot; data-type=&quot;plus&quot; data-deck=&quot;side&quot; data-id=&quot;1-41&quot;&gt;+&lt;/button&gt;&lt;button type=&quot;button&quot; class=&quot;btn btn-secondary btn-number btn-sm btn-raise position-absolute bottom-0 end-0&quot; data-type=&quot;raise&quot; data-id=&quot;1-41&quot;&gt;^&lt;/button&gt;&lt;/div&gt;" calcext:value-type="string">
            <text:p>&lt;div class="container-card position-relative m-1" id="side-1-41"&gt;&lt;img class="d-block" width="80" height="112" src="https://one-draw.jp/ijinden/cardlist/001/card/01_041.png" /&gt;&lt;div class="container-num-copies position-absolute bottom-0 start-0 px-1" id="side-1-41-num-copies"&gt;0&lt;/div&gt;&lt;button type="button" class="btn btn-secondary btn-number btn-sm btn-pop position-absolute top-0 start-0" data-type="minus" data-deck="side" data-id="1-41"&gt;-&lt;/button&gt;&lt;button type="button" class="btn btn-secondary btn-number btn-sm btn-push position-absolute top-0 end-0" data-type="plus" data-deck="side" data-id="1-41"&gt;+&lt;/button&gt;&lt;button type="button" class="btn btn-secondary btn-number btn-sm btn-raise position-absolute bottom-0 end-0" data-type="raise" data-id="1-41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;[.B81];[$HTML.$K$3];[.B81];[$HTML.$L$3];[.B81];[$HTML.$M$3];[.B81];[$HTML.$N$3];[.B81];[$HTML.$O$3];[.B81];[$HTML.$P$3])" office:value-type="string" office:string-value="&lt;tr id=&quot;table-1-41&quot; data-expansion=&quot;15&quot; data-type=&quot;1&quot; data-color=&quot;30&quot; data-term=&quot;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id="table-1-41" data-expansion="15" data-type="1" data-color="30" data-term="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 position-relative m-1&quot; id=&quot;main-1-42&quot;&gt;&lt;img class=&quot;d-block&quot; width=&quot;80&quot; height=&quot;112&quot; src=&quot;https://one-draw.jp/ijinden/cardlist/001/card/01_042.png&quot; /&gt;&lt;div class=&quot;container-num-copies position-absolute bottom-0 start-0 px-1&quot; id=&quot;main-1-42-num-copies&quot;&gt;0&lt;/div&gt;&lt;button type=&quot;button&quot; class=&quot;btn btn-secondary btn-number btn-sm btn-pop position-absolute top-0 start-0&quot; data-type=&quot;minus&quot; data-deck=&quot;main&quot; data-id=&quot;1-42&quot;&gt;-&lt;/button&gt;&lt;button type=&quot;button&quot; class=&quot;btn btn-secondary btn-number btn-sm btn-push position-absolute top-0 end-0&quot; data-type=&quot;plus&quot; data-deck=&quot;main&quot; data-id=&quot;1-42&quot;&gt;+&lt;/button&gt;&lt;button type=&quot;button&quot; class=&quot;btn btn-secondary btn-number btn-sm btn-drop position-absolute bottom-0 end-0&quot; data-type=&quot;drop&quot; data-id=&quot;1-42&quot;&gt;v&lt;/button&gt;&lt;/div&gt;" calcext:value-type="string">
            <text:p>&lt;div class="container-card position-relative m-1" id="main-1-42"&gt;&lt;img class="d-block" width="80" height="112" src="https://one-draw.jp/ijinden/cardlist/001/card/01_042.png" /&gt;&lt;div class="container-num-copies position-absolute bottom-0 start-0 px-1" id="main-1-42-num-copies"&gt;0&lt;/div&gt;&lt;button type="button" class="btn btn-secondary btn-number btn-sm btn-pop position-absolute top-0 start-0" data-type="minus" data-deck="main" data-id="1-42"&gt;-&lt;/button&gt;&lt;button type="button" class="btn btn-secondary btn-number btn-sm btn-push position-absolute top-0 end-0" data-type="plus" data-deck="main" data-id="1-42"&gt;+&lt;/button&gt;&lt;button type="button" class="btn btn-secondary btn-number btn-sm btn-drop position-absolute bottom-0 end-0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 position-relative m-1&quot; id=&quot;side-1-42&quot;&gt;&lt;img class=&quot;d-block&quot; width=&quot;80&quot; height=&quot;112&quot; src=&quot;https://one-draw.jp/ijinden/cardlist/001/card/01_042.png&quot; /&gt;&lt;div class=&quot;container-num-copies position-absolute bottom-0 start-0 px-1&quot; id=&quot;side-1-42-num-copies&quot;&gt;0&lt;/div&gt;&lt;button type=&quot;button&quot; class=&quot;btn btn-secondary btn-number btn-sm btn-pop position-absolute top-0 start-0&quot; data-type=&quot;minus&quot; data-deck=&quot;side&quot; data-id=&quot;1-42&quot;&gt;-&lt;/button&gt;&lt;button type=&quot;button&quot; class=&quot;btn btn-secondary btn-number btn-sm btn-push position-absolute top-0 end-0&quot; data-type=&quot;plus&quot; data-deck=&quot;side&quot; data-id=&quot;1-42&quot;&gt;+&lt;/button&gt;&lt;button type=&quot;button&quot; class=&quot;btn btn-secondary btn-number btn-sm btn-raise position-absolute bottom-0 end-0&quot; data-type=&quot;raise&quot; data-id=&quot;1-42&quot;&gt;^&lt;/button&gt;&lt;/div&gt;" calcext:value-type="string">
            <text:p>&lt;div class="container-card position-relative m-1" id="side-1-42"&gt;&lt;img class="d-block" width="80" height="112" src="https://one-draw.jp/ijinden/cardlist/001/card/01_042.png" /&gt;&lt;div class="container-num-copies position-absolute bottom-0 start-0 px-1" id="side-1-42-num-copies"&gt;0&lt;/div&gt;&lt;button type="button" class="btn btn-secondary btn-number btn-sm btn-pop position-absolute top-0 start-0" data-type="minus" data-deck="side" data-id="1-42"&gt;-&lt;/button&gt;&lt;button type="button" class="btn btn-secondary btn-number btn-sm btn-push position-absolute top-0 end-0" data-type="plus" data-deck="side" data-id="1-42"&gt;+&lt;/button&gt;&lt;button type="button" class="btn btn-secondary btn-number btn-sm btn-raise position-absolute bottom-0 end-0" data-type="raise" data-id="1-42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;[.B82];[$HTML.$K$3];[.B82];[$HTML.$L$3];[.B82];[$HTML.$M$3];[.B82];[$HTML.$N$3];[.B82];[$HTML.$O$3];[.B82];[$HTML.$P$3])" office:value-type="string" office:string-value="&lt;tr id=&quot;table-1-42&quot; data-expansion=&quot;15&quot; data-type=&quot;1&quot; data-color=&quot;30&quot; data-term=&quot;1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id="table-1-42" data-expansion="15" data-type="1" data-color="30" data-term="1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 position-relative m-1&quot; id=&quot;main-1-43&quot;&gt;&lt;img class=&quot;d-block&quot; width=&quot;80&quot; height=&quot;112&quot; src=&quot;https://one-draw.jp/ijinden/cardlist/001/card/01_043.png&quot; /&gt;&lt;div class=&quot;container-num-copies position-absolute bottom-0 start-0 px-1&quot; id=&quot;main-1-43-num-copies&quot;&gt;0&lt;/div&gt;&lt;button type=&quot;button&quot; class=&quot;btn btn-secondary btn-number btn-sm btn-pop position-absolute top-0 start-0&quot; data-type=&quot;minus&quot; data-deck=&quot;main&quot; data-id=&quot;1-43&quot;&gt;-&lt;/button&gt;&lt;button type=&quot;button&quot; class=&quot;btn btn-secondary btn-number btn-sm btn-push position-absolute top-0 end-0&quot; data-type=&quot;plus&quot; data-deck=&quot;main&quot; data-id=&quot;1-43&quot;&gt;+&lt;/button&gt;&lt;button type=&quot;button&quot; class=&quot;btn btn-secondary btn-number btn-sm btn-drop position-absolute bottom-0 end-0&quot; data-type=&quot;drop&quot; data-id=&quot;1-43&quot;&gt;v&lt;/button&gt;&lt;/div&gt;" calcext:value-type="string">
            <text:p>&lt;div class="container-card position-relative m-1" id="main-1-43"&gt;&lt;img class="d-block" width="80" height="112" src="https://one-draw.jp/ijinden/cardlist/001/card/01_043.png" /&gt;&lt;div class="container-num-copies position-absolute bottom-0 start-0 px-1" id="main-1-43-num-copies"&gt;0&lt;/div&gt;&lt;button type="button" class="btn btn-secondary btn-number btn-sm btn-pop position-absolute top-0 start-0" data-type="minus" data-deck="main" data-id="1-43"&gt;-&lt;/button&gt;&lt;button type="button" class="btn btn-secondary btn-number btn-sm btn-push position-absolute top-0 end-0" data-type="plus" data-deck="main" data-id="1-43"&gt;+&lt;/button&gt;&lt;button type="button" class="btn btn-secondary btn-number btn-sm btn-drop position-absolute bottom-0 end-0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 position-relative m-1&quot; id=&quot;side-1-43&quot;&gt;&lt;img class=&quot;d-block&quot; width=&quot;80&quot; height=&quot;112&quot; src=&quot;https://one-draw.jp/ijinden/cardlist/001/card/01_043.png&quot; /&gt;&lt;div class=&quot;container-num-copies position-absolute bottom-0 start-0 px-1&quot; id=&quot;side-1-43-num-copies&quot;&gt;0&lt;/div&gt;&lt;button type=&quot;button&quot; class=&quot;btn btn-secondary btn-number btn-sm btn-pop position-absolute top-0 start-0&quot; data-type=&quot;minus&quot; data-deck=&quot;side&quot; data-id=&quot;1-43&quot;&gt;-&lt;/button&gt;&lt;button type=&quot;button&quot; class=&quot;btn btn-secondary btn-number btn-sm btn-push position-absolute top-0 end-0&quot; data-type=&quot;plus&quot; data-deck=&quot;side&quot; data-id=&quot;1-43&quot;&gt;+&lt;/button&gt;&lt;button type=&quot;button&quot; class=&quot;btn btn-secondary btn-number btn-sm btn-raise position-absolute bottom-0 end-0&quot; data-type=&quot;raise&quot; data-id=&quot;1-43&quot;&gt;^&lt;/button&gt;&lt;/div&gt;" calcext:value-type="string">
            <text:p>&lt;div class="container-card position-relative m-1" id="side-1-43"&gt;&lt;img class="d-block" width="80" height="112" src="https://one-draw.jp/ijinden/cardlist/001/card/01_043.png" /&gt;&lt;div class="container-num-copies position-absolute bottom-0 start-0 px-1" id="side-1-43-num-copies"&gt;0&lt;/div&gt;&lt;button type="button" class="btn btn-secondary btn-number btn-sm btn-pop position-absolute top-0 start-0" data-type="minus" data-deck="side" data-id="1-43"&gt;-&lt;/button&gt;&lt;button type="button" class="btn btn-secondary btn-number btn-sm btn-push position-absolute top-0 end-0" data-type="plus" data-deck="side" data-id="1-43"&gt;+&lt;/button&gt;&lt;button type="button" class="btn btn-secondary btn-number btn-sm btn-raise position-absolute bottom-0 end-0" data-type="raise" data-id="1-43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;[.B83];[$HTML.$K$3];[.B83];[$HTML.$L$3];[.B83];[$HTML.$M$3];[.B83];[$HTML.$N$3];[.B83];[$HTML.$O$3];[.B83];[$HTML.$P$3])" office:value-type="string" office:string-value="&lt;tr id=&quot;table-1-43&quot; data-expansion=&quot;15&quot; data-type=&quot;1&quot; data-color=&quot;30&quot; data-term=&quot;2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id="table-1-43" data-expansion="15" data-type="1" data-color="30" data-term="2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 position-relative m-1&quot; id=&quot;main-1-44&quot;&gt;&lt;img class=&quot;d-block&quot; width=&quot;80&quot; height=&quot;112&quot; src=&quot;https://one-draw.jp/ijinden/cardlist/001/card/01_044.png&quot; /&gt;&lt;div class=&quot;container-num-copies position-absolute bottom-0 start-0 px-1&quot; id=&quot;main-1-44-num-copies&quot;&gt;0&lt;/div&gt;&lt;button type=&quot;button&quot; class=&quot;btn btn-secondary btn-number btn-sm btn-pop position-absolute top-0 start-0&quot; data-type=&quot;minus&quot; data-deck=&quot;main&quot; data-id=&quot;1-44&quot;&gt;-&lt;/button&gt;&lt;button type=&quot;button&quot; class=&quot;btn btn-secondary btn-number btn-sm btn-push position-absolute top-0 end-0&quot; data-type=&quot;plus&quot; data-deck=&quot;main&quot; data-id=&quot;1-44&quot;&gt;+&lt;/button&gt;&lt;button type=&quot;button&quot; class=&quot;btn btn-secondary btn-number btn-sm btn-drop position-absolute bottom-0 end-0&quot; data-type=&quot;drop&quot; data-id=&quot;1-44&quot;&gt;v&lt;/button&gt;&lt;/div&gt;" calcext:value-type="string">
            <text:p>&lt;div class="container-card position-relative m-1" id="main-1-44"&gt;&lt;img class="d-block" width="80" height="112" src="https://one-draw.jp/ijinden/cardlist/001/card/01_044.png" /&gt;&lt;div class="container-num-copies position-absolute bottom-0 start-0 px-1" id="main-1-44-num-copies"&gt;0&lt;/div&gt;&lt;button type="button" class="btn btn-secondary btn-number btn-sm btn-pop position-absolute top-0 start-0" data-type="minus" data-deck="main" data-id="1-44"&gt;-&lt;/button&gt;&lt;button type="button" class="btn btn-secondary btn-number btn-sm btn-push position-absolute top-0 end-0" data-type="plus" data-deck="main" data-id="1-44"&gt;+&lt;/button&gt;&lt;button type="button" class="btn btn-secondary btn-number btn-sm btn-drop position-absolute bottom-0 end-0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 position-relative m-1&quot; id=&quot;side-1-44&quot;&gt;&lt;img class=&quot;d-block&quot; width=&quot;80&quot; height=&quot;112&quot; src=&quot;https://one-draw.jp/ijinden/cardlist/001/card/01_044.png&quot; /&gt;&lt;div class=&quot;container-num-copies position-absolute bottom-0 start-0 px-1&quot; id=&quot;side-1-44-num-copies&quot;&gt;0&lt;/div&gt;&lt;button type=&quot;button&quot; class=&quot;btn btn-secondary btn-number btn-sm btn-pop position-absolute top-0 start-0&quot; data-type=&quot;minus&quot; data-deck=&quot;side&quot; data-id=&quot;1-44&quot;&gt;-&lt;/button&gt;&lt;button type=&quot;button&quot; class=&quot;btn btn-secondary btn-number btn-sm btn-push position-absolute top-0 end-0&quot; data-type=&quot;plus&quot; data-deck=&quot;side&quot; data-id=&quot;1-44&quot;&gt;+&lt;/button&gt;&lt;button type=&quot;button&quot; class=&quot;btn btn-secondary btn-number btn-sm btn-raise position-absolute bottom-0 end-0&quot; data-type=&quot;raise&quot; data-id=&quot;1-44&quot;&gt;^&lt;/button&gt;&lt;/div&gt;" calcext:value-type="string">
            <text:p>&lt;div class="container-card position-relative m-1" id="side-1-44"&gt;&lt;img class="d-block" width="80" height="112" src="https://one-draw.jp/ijinden/cardlist/001/card/01_044.png" /&gt;&lt;div class="container-num-copies position-absolute bottom-0 start-0 px-1" id="side-1-44-num-copies"&gt;0&lt;/div&gt;&lt;button type="button" class="btn btn-secondary btn-number btn-sm btn-pop position-absolute top-0 start-0" data-type="minus" data-deck="side" data-id="1-44"&gt;-&lt;/button&gt;&lt;button type="button" class="btn btn-secondary btn-number btn-sm btn-push position-absolute top-0 end-0" data-type="plus" data-deck="side" data-id="1-44"&gt;+&lt;/button&gt;&lt;button type="button" class="btn btn-secondary btn-number btn-sm btn-raise position-absolute bottom-0 end-0" data-type="raise" data-id="1-44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;[.B84];[$HTML.$K$3];[.B84];[$HTML.$L$3];[.B84];[$HTML.$M$3];[.B84];[$HTML.$N$3];[.B84];[$HTML.$O$3];[.B84];[$HTML.$P$3])" office:value-type="string" office:string-value="&lt;tr id=&quot;table-1-44&quot; data-expansion=&quot;15&quot; data-type=&quot;1&quot; data-color=&quot;30&quot; data-term=&quot;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id="table-1-44" data-expansion="15" data-type="1" data-color="30" data-term="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 position-relative m-1&quot; id=&quot;main-1-45&quot;&gt;&lt;img class=&quot;d-block&quot; width=&quot;80&quot; height=&quot;112&quot; src=&quot;https://one-draw.jp/ijinden/cardlist/001/card/01_045.png&quot; /&gt;&lt;div class=&quot;container-num-copies position-absolute bottom-0 start-0 px-1&quot; id=&quot;main-1-45-num-copies&quot;&gt;0&lt;/div&gt;&lt;button type=&quot;button&quot; class=&quot;btn btn-secondary btn-number btn-sm btn-pop position-absolute top-0 start-0&quot; data-type=&quot;minus&quot; data-deck=&quot;main&quot; data-id=&quot;1-45&quot;&gt;-&lt;/button&gt;&lt;button type=&quot;button&quot; class=&quot;btn btn-secondary btn-number btn-sm btn-push position-absolute top-0 end-0&quot; data-type=&quot;plus&quot; data-deck=&quot;main&quot; data-id=&quot;1-45&quot;&gt;+&lt;/button&gt;&lt;button type=&quot;button&quot; class=&quot;btn btn-secondary btn-number btn-sm btn-drop position-absolute bottom-0 end-0&quot; data-type=&quot;drop&quot; data-id=&quot;1-45&quot;&gt;v&lt;/button&gt;&lt;/div&gt;" calcext:value-type="string">
            <text:p>&lt;div class="container-card position-relative m-1" id="main-1-45"&gt;&lt;img class="d-block" width="80" height="112" src="https://one-draw.jp/ijinden/cardlist/001/card/01_045.png" /&gt;&lt;div class="container-num-copies position-absolute bottom-0 start-0 px-1" id="main-1-45-num-copies"&gt;0&lt;/div&gt;&lt;button type="button" class="btn btn-secondary btn-number btn-sm btn-pop position-absolute top-0 start-0" data-type="minus" data-deck="main" data-id="1-45"&gt;-&lt;/button&gt;&lt;button type="button" class="btn btn-secondary btn-number btn-sm btn-push position-absolute top-0 end-0" data-type="plus" data-deck="main" data-id="1-45"&gt;+&lt;/button&gt;&lt;button type="button" class="btn btn-secondary btn-number btn-sm btn-drop position-absolute bottom-0 end-0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 position-relative m-1&quot; id=&quot;side-1-45&quot;&gt;&lt;img class=&quot;d-block&quot; width=&quot;80&quot; height=&quot;112&quot; src=&quot;https://one-draw.jp/ijinden/cardlist/001/card/01_045.png&quot; /&gt;&lt;div class=&quot;container-num-copies position-absolute bottom-0 start-0 px-1&quot; id=&quot;side-1-45-num-copies&quot;&gt;0&lt;/div&gt;&lt;button type=&quot;button&quot; class=&quot;btn btn-secondary btn-number btn-sm btn-pop position-absolute top-0 start-0&quot; data-type=&quot;minus&quot; data-deck=&quot;side&quot; data-id=&quot;1-45&quot;&gt;-&lt;/button&gt;&lt;button type=&quot;button&quot; class=&quot;btn btn-secondary btn-number btn-sm btn-push position-absolute top-0 end-0&quot; data-type=&quot;plus&quot; data-deck=&quot;side&quot; data-id=&quot;1-45&quot;&gt;+&lt;/button&gt;&lt;button type=&quot;button&quot; class=&quot;btn btn-secondary btn-number btn-sm btn-raise position-absolute bottom-0 end-0&quot; data-type=&quot;raise&quot; data-id=&quot;1-45&quot;&gt;^&lt;/button&gt;&lt;/div&gt;" calcext:value-type="string">
            <text:p>&lt;div class="container-card position-relative m-1" id="side-1-45"&gt;&lt;img class="d-block" width="80" height="112" src="https://one-draw.jp/ijinden/cardlist/001/card/01_045.png" /&gt;&lt;div class="container-num-copies position-absolute bottom-0 start-0 px-1" id="side-1-45-num-copies"&gt;0&lt;/div&gt;&lt;button type="button" class="btn btn-secondary btn-number btn-sm btn-pop position-absolute top-0 start-0" data-type="minus" data-deck="side" data-id="1-45"&gt;-&lt;/button&gt;&lt;button type="button" class="btn btn-secondary btn-number btn-sm btn-push position-absolute top-0 end-0" data-type="plus" data-deck="side" data-id="1-45"&gt;+&lt;/button&gt;&lt;button type="button" class="btn btn-secondary btn-number btn-sm btn-raise position-absolute bottom-0 end-0" data-type="raise" data-id="1-45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;[.B85];[$HTML.$K$3];[.B85];[$HTML.$L$3];[.B85];[$HTML.$M$3];[.B85];[$HTML.$N$3];[.B85];[$HTML.$O$3];[.B85];[$HTML.$P$3])" office:value-type="string" office:string-value="&lt;tr id=&quot;table-1-45&quot; data-expansion=&quot;15&quot; data-type=&quot;1&quot; data-color=&quot;30&quot; data-term=&quot;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id="table-1-45" data-expansion="15" data-type="1" data-color="30" data-term="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 position-relative m-1&quot; id=&quot;main-1-46&quot;&gt;&lt;img class=&quot;d-block&quot; width=&quot;80&quot; height=&quot;112&quot; src=&quot;https://one-draw.jp/ijinden/cardlist/001/card/01_046.png&quot; /&gt;&lt;div class=&quot;container-num-copies position-absolute bottom-0 start-0 px-1&quot; id=&quot;main-1-46-num-copies&quot;&gt;0&lt;/div&gt;&lt;button type=&quot;button&quot; class=&quot;btn btn-secondary btn-number btn-sm btn-pop position-absolute top-0 start-0&quot; data-type=&quot;minus&quot; data-deck=&quot;main&quot; data-id=&quot;1-46&quot;&gt;-&lt;/button&gt;&lt;button type=&quot;button&quot; class=&quot;btn btn-secondary btn-number btn-sm btn-push position-absolute top-0 end-0&quot; data-type=&quot;plus&quot; data-deck=&quot;main&quot; data-id=&quot;1-46&quot;&gt;+&lt;/button&gt;&lt;button type=&quot;button&quot; class=&quot;btn btn-secondary btn-number btn-sm btn-drop position-absolute bottom-0 end-0&quot; data-type=&quot;drop&quot; data-id=&quot;1-46&quot;&gt;v&lt;/button&gt;&lt;/div&gt;" calcext:value-type="string">
            <text:p>&lt;div class="container-card position-relative m-1" id="main-1-46"&gt;&lt;img class="d-block" width="80" height="112" src="https://one-draw.jp/ijinden/cardlist/001/card/01_046.png" /&gt;&lt;div class="container-num-copies position-absolute bottom-0 start-0 px-1" id="main-1-46-num-copies"&gt;0&lt;/div&gt;&lt;button type="button" class="btn btn-secondary btn-number btn-sm btn-pop position-absolute top-0 start-0" data-type="minus" data-deck="main" data-id="1-46"&gt;-&lt;/button&gt;&lt;button type="button" class="btn btn-secondary btn-number btn-sm btn-push position-absolute top-0 end-0" data-type="plus" data-deck="main" data-id="1-46"&gt;+&lt;/button&gt;&lt;button type="button" class="btn btn-secondary btn-number btn-sm btn-drop position-absolute bottom-0 end-0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 position-relative m-1&quot; id=&quot;side-1-46&quot;&gt;&lt;img class=&quot;d-block&quot; width=&quot;80&quot; height=&quot;112&quot; src=&quot;https://one-draw.jp/ijinden/cardlist/001/card/01_046.png&quot; /&gt;&lt;div class=&quot;container-num-copies position-absolute bottom-0 start-0 px-1&quot; id=&quot;side-1-46-num-copies&quot;&gt;0&lt;/div&gt;&lt;button type=&quot;button&quot; class=&quot;btn btn-secondary btn-number btn-sm btn-pop position-absolute top-0 start-0&quot; data-type=&quot;minus&quot; data-deck=&quot;side&quot; data-id=&quot;1-46&quot;&gt;-&lt;/button&gt;&lt;button type=&quot;button&quot; class=&quot;btn btn-secondary btn-number btn-sm btn-push position-absolute top-0 end-0&quot; data-type=&quot;plus&quot; data-deck=&quot;side&quot; data-id=&quot;1-46&quot;&gt;+&lt;/button&gt;&lt;button type=&quot;button&quot; class=&quot;btn btn-secondary btn-number btn-sm btn-raise position-absolute bottom-0 end-0&quot; data-type=&quot;raise&quot; data-id=&quot;1-46&quot;&gt;^&lt;/button&gt;&lt;/div&gt;" calcext:value-type="string">
            <text:p>&lt;div class="container-card position-relative m-1" id="side-1-46"&gt;&lt;img class="d-block" width="80" height="112" src="https://one-draw.jp/ijinden/cardlist/001/card/01_046.png" /&gt;&lt;div class="container-num-copies position-absolute bottom-0 start-0 px-1" id="side-1-46-num-copies"&gt;0&lt;/div&gt;&lt;button type="button" class="btn btn-secondary btn-number btn-sm btn-pop position-absolute top-0 start-0" data-type="minus" data-deck="side" data-id="1-46"&gt;-&lt;/button&gt;&lt;button type="button" class="btn btn-secondary btn-number btn-sm btn-push position-absolute top-0 end-0" data-type="plus" data-deck="side" data-id="1-46"&gt;+&lt;/button&gt;&lt;button type="button" class="btn btn-secondary btn-number btn-sm btn-raise position-absolute bottom-0 end-0" data-type="raise" data-id="1-46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;[.B86];[$HTML.$K$3];[.B86];[$HTML.$L$3];[.B86];[$HTML.$M$3];[.B86];[$HTML.$N$3];[.B86];[$HTML.$O$3];[.B86];[$HTML.$P$3])" office:value-type="string" office:string-value="&lt;tr id=&quot;table-1-46&quot; data-expansion=&quot;15&quot; data-type=&quot;2&quot; data-color=&quot;10&quot; data-term=&quot;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id="table-1-46" data-expansion="15" data-type="2" data-color="10" data-term="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 position-relative m-1&quot; id=&quot;main-1-47&quot;&gt;&lt;img class=&quot;d-block&quot; width=&quot;80&quot; height=&quot;112&quot; src=&quot;https://one-draw.jp/ijinden/cardlist/001/card/01_047.png&quot; /&gt;&lt;div class=&quot;container-num-copies position-absolute bottom-0 start-0 px-1&quot; id=&quot;main-1-47-num-copies&quot;&gt;0&lt;/div&gt;&lt;button type=&quot;button&quot; class=&quot;btn btn-secondary btn-number btn-sm btn-pop position-absolute top-0 start-0&quot; data-type=&quot;minus&quot; data-deck=&quot;main&quot; data-id=&quot;1-47&quot;&gt;-&lt;/button&gt;&lt;button type=&quot;button&quot; class=&quot;btn btn-secondary btn-number btn-sm btn-push position-absolute top-0 end-0&quot; data-type=&quot;plus&quot; data-deck=&quot;main&quot; data-id=&quot;1-47&quot;&gt;+&lt;/button&gt;&lt;button type=&quot;button&quot; class=&quot;btn btn-secondary btn-number btn-sm btn-drop position-absolute bottom-0 end-0&quot; data-type=&quot;drop&quot; data-id=&quot;1-47&quot;&gt;v&lt;/button&gt;&lt;/div&gt;" calcext:value-type="string">
            <text:p>&lt;div class="container-card position-relative m-1" id="main-1-47"&gt;&lt;img class="d-block" width="80" height="112" src="https://one-draw.jp/ijinden/cardlist/001/card/01_047.png" /&gt;&lt;div class="container-num-copies position-absolute bottom-0 start-0 px-1" id="main-1-47-num-copies"&gt;0&lt;/div&gt;&lt;button type="button" class="btn btn-secondary btn-number btn-sm btn-pop position-absolute top-0 start-0" data-type="minus" data-deck="main" data-id="1-47"&gt;-&lt;/button&gt;&lt;button type="button" class="btn btn-secondary btn-number btn-sm btn-push position-absolute top-0 end-0" data-type="plus" data-deck="main" data-id="1-47"&gt;+&lt;/button&gt;&lt;button type="button" class="btn btn-secondary btn-number btn-sm btn-drop position-absolute bottom-0 end-0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 position-relative m-1&quot; id=&quot;side-1-47&quot;&gt;&lt;img class=&quot;d-block&quot; width=&quot;80&quot; height=&quot;112&quot; src=&quot;https://one-draw.jp/ijinden/cardlist/001/card/01_047.png&quot; /&gt;&lt;div class=&quot;container-num-copies position-absolute bottom-0 start-0 px-1&quot; id=&quot;side-1-47-num-copies&quot;&gt;0&lt;/div&gt;&lt;button type=&quot;button&quot; class=&quot;btn btn-secondary btn-number btn-sm btn-pop position-absolute top-0 start-0&quot; data-type=&quot;minus&quot; data-deck=&quot;side&quot; data-id=&quot;1-47&quot;&gt;-&lt;/button&gt;&lt;button type=&quot;button&quot; class=&quot;btn btn-secondary btn-number btn-sm btn-push position-absolute top-0 end-0&quot; data-type=&quot;plus&quot; data-deck=&quot;side&quot; data-id=&quot;1-47&quot;&gt;+&lt;/button&gt;&lt;button type=&quot;button&quot; class=&quot;btn btn-secondary btn-number btn-sm btn-raise position-absolute bottom-0 end-0&quot; data-type=&quot;raise&quot; data-id=&quot;1-47&quot;&gt;^&lt;/button&gt;&lt;/div&gt;" calcext:value-type="string">
            <text:p>&lt;div class="container-card position-relative m-1" id="side-1-47"&gt;&lt;img class="d-block" width="80" height="112" src="https://one-draw.jp/ijinden/cardlist/001/card/01_047.png" /&gt;&lt;div class="container-num-copies position-absolute bottom-0 start-0 px-1" id="side-1-47-num-copies"&gt;0&lt;/div&gt;&lt;button type="button" class="btn btn-secondary btn-number btn-sm btn-pop position-absolute top-0 start-0" data-type="minus" data-deck="side" data-id="1-47"&gt;-&lt;/button&gt;&lt;button type="button" class="btn btn-secondary btn-number btn-sm btn-push position-absolute top-0 end-0" data-type="plus" data-deck="side" data-id="1-47"&gt;+&lt;/button&gt;&lt;button type="button" class="btn btn-secondary btn-number btn-sm btn-raise position-absolute bottom-0 end-0" data-type="raise" data-id="1-47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;[.B87];[$HTML.$K$3];[.B87];[$HTML.$L$3];[.B87];[$HTML.$M$3];[.B87];[$HTML.$N$3];[.B87];[$HTML.$O$3];[.B87];[$HTML.$P$3])" office:value-type="string" office:string-value="&lt;tr id=&quot;table-1-47&quot; data-expansion=&quot;15&quot; data-type=&quot;2&quot; data-color=&quot;20&quot; data-term=&quot;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id="table-1-47" data-expansion="15" data-type="2" data-color="20" data-term="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 position-relative m-1&quot; id=&quot;main-1-48&quot;&gt;&lt;img class=&quot;d-block&quot; width=&quot;80&quot; height=&quot;112&quot; src=&quot;https://one-draw.jp/ijinden/cardlist/001/card/01_048.png&quot; /&gt;&lt;div class=&quot;container-num-copies position-absolute bottom-0 start-0 px-1&quot; id=&quot;main-1-48-num-copies&quot;&gt;0&lt;/div&gt;&lt;button type=&quot;button&quot; class=&quot;btn btn-secondary btn-number btn-sm btn-pop position-absolute top-0 start-0&quot; data-type=&quot;minus&quot; data-deck=&quot;main&quot; data-id=&quot;1-48&quot;&gt;-&lt;/button&gt;&lt;button type=&quot;button&quot; class=&quot;btn btn-secondary btn-number btn-sm btn-push position-absolute top-0 end-0&quot; data-type=&quot;plus&quot; data-deck=&quot;main&quot; data-id=&quot;1-48&quot;&gt;+&lt;/button&gt;&lt;button type=&quot;button&quot; class=&quot;btn btn-secondary btn-number btn-sm btn-drop position-absolute bottom-0 end-0&quot; data-type=&quot;drop&quot; data-id=&quot;1-48&quot;&gt;v&lt;/button&gt;&lt;/div&gt;" calcext:value-type="string">
            <text:p>&lt;div class="container-card position-relative m-1" id="main-1-48"&gt;&lt;img class="d-block" width="80" height="112" src="https://one-draw.jp/ijinden/cardlist/001/card/01_048.png" /&gt;&lt;div class="container-num-copies position-absolute bottom-0 start-0 px-1" id="main-1-48-num-copies"&gt;0&lt;/div&gt;&lt;button type="button" class="btn btn-secondary btn-number btn-sm btn-pop position-absolute top-0 start-0" data-type="minus" data-deck="main" data-id="1-48"&gt;-&lt;/button&gt;&lt;button type="button" class="btn btn-secondary btn-number btn-sm btn-push position-absolute top-0 end-0" data-type="plus" data-deck="main" data-id="1-48"&gt;+&lt;/button&gt;&lt;button type="button" class="btn btn-secondary btn-number btn-sm btn-drop position-absolute bottom-0 end-0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 position-relative m-1&quot; id=&quot;side-1-48&quot;&gt;&lt;img class=&quot;d-block&quot; width=&quot;80&quot; height=&quot;112&quot; src=&quot;https://one-draw.jp/ijinden/cardlist/001/card/01_048.png&quot; /&gt;&lt;div class=&quot;container-num-copies position-absolute bottom-0 start-0 px-1&quot; id=&quot;side-1-48-num-copies&quot;&gt;0&lt;/div&gt;&lt;button type=&quot;button&quot; class=&quot;btn btn-secondary btn-number btn-sm btn-pop position-absolute top-0 start-0&quot; data-type=&quot;minus&quot; data-deck=&quot;side&quot; data-id=&quot;1-48&quot;&gt;-&lt;/button&gt;&lt;button type=&quot;button&quot; class=&quot;btn btn-secondary btn-number btn-sm btn-push position-absolute top-0 end-0&quot; data-type=&quot;plus&quot; data-deck=&quot;side&quot; data-id=&quot;1-48&quot;&gt;+&lt;/button&gt;&lt;button type=&quot;button&quot; class=&quot;btn btn-secondary btn-number btn-sm btn-raise position-absolute bottom-0 end-0&quot; data-type=&quot;raise&quot; data-id=&quot;1-48&quot;&gt;^&lt;/button&gt;&lt;/div&gt;" calcext:value-type="string">
            <text:p>&lt;div class="container-card position-relative m-1" id="side-1-48"&gt;&lt;img class="d-block" width="80" height="112" src="https://one-draw.jp/ijinden/cardlist/001/card/01_048.png" /&gt;&lt;div class="container-num-copies position-absolute bottom-0 start-0 px-1" id="side-1-48-num-copies"&gt;0&lt;/div&gt;&lt;button type="button" class="btn btn-secondary btn-number btn-sm btn-pop position-absolute top-0 start-0" data-type="minus" data-deck="side" data-id="1-48"&gt;-&lt;/button&gt;&lt;button type="button" class="btn btn-secondary btn-number btn-sm btn-push position-absolute top-0 end-0" data-type="plus" data-deck="side" data-id="1-48"&gt;+&lt;/button&gt;&lt;button type="button" class="btn btn-secondary btn-number btn-sm btn-raise position-absolute bottom-0 end-0" data-type="raise" data-id="1-48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;[.B88];[$HTML.$K$3];[.B88];[$HTML.$L$3];[.B88];[$HTML.$M$3];[.B88];[$HTML.$N$3];[.B88];[$HTML.$O$3];[.B88];[$HTML.$P$3])" office:value-type="string" office:string-value="&lt;tr id=&quot;table-1-48&quot; data-expansion=&quot;15&quot; data-type=&quot;2&quot; data-color=&quot;20&quot; data-term=&quot;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id="table-1-48" data-expansion="15" data-type="2" data-color="20" data-term="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 position-relative m-1&quot; id=&quot;main-1-49&quot;&gt;&lt;img class=&quot;d-block&quot; width=&quot;80&quot; height=&quot;112&quot; src=&quot;https://one-draw.jp/ijinden/cardlist/001/card/01_049.png&quot; /&gt;&lt;div class=&quot;container-num-copies position-absolute bottom-0 start-0 px-1&quot; id=&quot;main-1-49-num-copies&quot;&gt;0&lt;/div&gt;&lt;button type=&quot;button&quot; class=&quot;btn btn-secondary btn-number btn-sm btn-pop position-absolute top-0 start-0&quot; data-type=&quot;minus&quot; data-deck=&quot;main&quot; data-id=&quot;1-49&quot;&gt;-&lt;/button&gt;&lt;button type=&quot;button&quot; class=&quot;btn btn-secondary btn-number btn-sm btn-push position-absolute top-0 end-0&quot; data-type=&quot;plus&quot; data-deck=&quot;main&quot; data-id=&quot;1-49&quot;&gt;+&lt;/button&gt;&lt;button type=&quot;button&quot; class=&quot;btn btn-secondary btn-number btn-sm btn-drop position-absolute bottom-0 end-0&quot; data-type=&quot;drop&quot; data-id=&quot;1-49&quot;&gt;v&lt;/button&gt;&lt;/div&gt;" calcext:value-type="string">
            <text:p>&lt;div class="container-card position-relative m-1" id="main-1-49"&gt;&lt;img class="d-block" width="80" height="112" src="https://one-draw.jp/ijinden/cardlist/001/card/01_049.png" /&gt;&lt;div class="container-num-copies position-absolute bottom-0 start-0 px-1" id="main-1-49-num-copies"&gt;0&lt;/div&gt;&lt;button type="button" class="btn btn-secondary btn-number btn-sm btn-pop position-absolute top-0 start-0" data-type="minus" data-deck="main" data-id="1-49"&gt;-&lt;/button&gt;&lt;button type="button" class="btn btn-secondary btn-number btn-sm btn-push position-absolute top-0 end-0" data-type="plus" data-deck="main" data-id="1-49"&gt;+&lt;/button&gt;&lt;button type="button" class="btn btn-secondary btn-number btn-sm btn-drop position-absolute bottom-0 end-0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 position-relative m-1&quot; id=&quot;side-1-49&quot;&gt;&lt;img class=&quot;d-block&quot; width=&quot;80&quot; height=&quot;112&quot; src=&quot;https://one-draw.jp/ijinden/cardlist/001/card/01_049.png&quot; /&gt;&lt;div class=&quot;container-num-copies position-absolute bottom-0 start-0 px-1&quot; id=&quot;side-1-49-num-copies&quot;&gt;0&lt;/div&gt;&lt;button type=&quot;button&quot; class=&quot;btn btn-secondary btn-number btn-sm btn-pop position-absolute top-0 start-0&quot; data-type=&quot;minus&quot; data-deck=&quot;side&quot; data-id=&quot;1-49&quot;&gt;-&lt;/button&gt;&lt;button type=&quot;button&quot; class=&quot;btn btn-secondary btn-number btn-sm btn-push position-absolute top-0 end-0&quot; data-type=&quot;plus&quot; data-deck=&quot;side&quot; data-id=&quot;1-49&quot;&gt;+&lt;/button&gt;&lt;button type=&quot;button&quot; class=&quot;btn btn-secondary btn-number btn-sm btn-raise position-absolute bottom-0 end-0&quot; data-type=&quot;raise&quot; data-id=&quot;1-49&quot;&gt;^&lt;/button&gt;&lt;/div&gt;" calcext:value-type="string">
            <text:p>&lt;div class="container-card position-relative m-1" id="side-1-49"&gt;&lt;img class="d-block" width="80" height="112" src="https://one-draw.jp/ijinden/cardlist/001/card/01_049.png" /&gt;&lt;div class="container-num-copies position-absolute bottom-0 start-0 px-1" id="side-1-49-num-copies"&gt;0&lt;/div&gt;&lt;button type="button" class="btn btn-secondary btn-number btn-sm btn-pop position-absolute top-0 start-0" data-type="minus" data-deck="side" data-id="1-49"&gt;-&lt;/button&gt;&lt;button type="button" class="btn btn-secondary btn-number btn-sm btn-push position-absolute top-0 end-0" data-type="plus" data-deck="side" data-id="1-49"&gt;+&lt;/button&gt;&lt;button type="button" class="btn btn-secondary btn-number btn-sm btn-raise position-absolute bottom-0 end-0" data-type="raise" data-id="1-49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;[.B89];[$HTML.$K$3];[.B89];[$HTML.$L$3];[.B89];[$HTML.$M$3];[.B89];[$HTML.$N$3];[.B89];[$HTML.$O$3];[.B89];[$HTML.$P$3])" office:value-type="string" office:string-value="&lt;tr id=&quot;table-1-49&quot; data-expansion=&quot;15&quot; data-type=&quot;2&quot; data-color=&quot;30&quot; data-term=&quot;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id="table-1-49" data-expansion="15" data-type="2" data-color="30" data-term="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 position-relative m-1&quot; id=&quot;main-1-50&quot;&gt;&lt;img class=&quot;d-block&quot; width=&quot;80&quot; height=&quot;112&quot; src=&quot;https://one-draw.jp/ijinden/cardlist/001/card/01_050.png&quot; /&gt;&lt;div class=&quot;container-num-copies position-absolute bottom-0 start-0 px-1&quot; id=&quot;main-1-50-num-copies&quot;&gt;0&lt;/div&gt;&lt;button type=&quot;button&quot; class=&quot;btn btn-secondary btn-number btn-sm btn-pop position-absolute top-0 start-0&quot; data-type=&quot;minus&quot; data-deck=&quot;main&quot; data-id=&quot;1-50&quot;&gt;-&lt;/button&gt;&lt;button type=&quot;button&quot; class=&quot;btn btn-secondary btn-number btn-sm btn-push position-absolute top-0 end-0&quot; data-type=&quot;plus&quot; data-deck=&quot;main&quot; data-id=&quot;1-50&quot;&gt;+&lt;/button&gt;&lt;button type=&quot;button&quot; class=&quot;btn btn-secondary btn-number btn-sm btn-drop position-absolute bottom-0 end-0&quot; data-type=&quot;drop&quot; data-id=&quot;1-50&quot;&gt;v&lt;/button&gt;&lt;/div&gt;" calcext:value-type="string">
            <text:p>&lt;div class="container-card position-relative m-1" id="main-1-50"&gt;&lt;img class="d-block" width="80" height="112" src="https://one-draw.jp/ijinden/cardlist/001/card/01_050.png" /&gt;&lt;div class="container-num-copies position-absolute bottom-0 start-0 px-1" id="main-1-50-num-copies"&gt;0&lt;/div&gt;&lt;button type="button" class="btn btn-secondary btn-number btn-sm btn-pop position-absolute top-0 start-0" data-type="minus" data-deck="main" data-id="1-50"&gt;-&lt;/button&gt;&lt;button type="button" class="btn btn-secondary btn-number btn-sm btn-push position-absolute top-0 end-0" data-type="plus" data-deck="main" data-id="1-50"&gt;+&lt;/button&gt;&lt;button type="button" class="btn btn-secondary btn-number btn-sm btn-drop position-absolute bottom-0 end-0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 position-relative m-1&quot; id=&quot;side-1-50&quot;&gt;&lt;img class=&quot;d-block&quot; width=&quot;80&quot; height=&quot;112&quot; src=&quot;https://one-draw.jp/ijinden/cardlist/001/card/01_050.png&quot; /&gt;&lt;div class=&quot;container-num-copies position-absolute bottom-0 start-0 px-1&quot; id=&quot;side-1-50-num-copies&quot;&gt;0&lt;/div&gt;&lt;button type=&quot;button&quot; class=&quot;btn btn-secondary btn-number btn-sm btn-pop position-absolute top-0 start-0&quot; data-type=&quot;minus&quot; data-deck=&quot;side&quot; data-id=&quot;1-50&quot;&gt;-&lt;/button&gt;&lt;button type=&quot;button&quot; class=&quot;btn btn-secondary btn-number btn-sm btn-push position-absolute top-0 end-0&quot; data-type=&quot;plus&quot; data-deck=&quot;side&quot; data-id=&quot;1-50&quot;&gt;+&lt;/button&gt;&lt;button type=&quot;button&quot; class=&quot;btn btn-secondary btn-number btn-sm btn-raise position-absolute bottom-0 end-0&quot; data-type=&quot;raise&quot; data-id=&quot;1-50&quot;&gt;^&lt;/button&gt;&lt;/div&gt;" calcext:value-type="string">
            <text:p>&lt;div class="container-card position-relative m-1" id="side-1-50"&gt;&lt;img class="d-block" width="80" height="112" src="https://one-draw.jp/ijinden/cardlist/001/card/01_050.png" /&gt;&lt;div class="container-num-copies position-absolute bottom-0 start-0 px-1" id="side-1-50-num-copies"&gt;0&lt;/div&gt;&lt;button type="button" class="btn btn-secondary btn-number btn-sm btn-pop position-absolute top-0 start-0" data-type="minus" data-deck="side" data-id="1-50"&gt;-&lt;/button&gt;&lt;button type="button" class="btn btn-secondary btn-number btn-sm btn-push position-absolute top-0 end-0" data-type="plus" data-deck="side" data-id="1-50"&gt;+&lt;/button&gt;&lt;button type="button" class="btn btn-secondary btn-number btn-sm btn-raise position-absolute bottom-0 end-0" data-type="raise" data-id="1-50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;[.B90];[$HTML.$K$3];[.B90];[$HTML.$L$3];[.B90];[$HTML.$M$3];[.B90];[$HTML.$N$3];[.B90];[$HTML.$O$3];[.B90];[$HTML.$P$3])" office:value-type="string" office:string-value="&lt;tr id=&quot;table-1-50&quot; data-expansion=&quot;15&quot; data-type=&quot;2&quot; data-color=&quot;30&quot; data-term=&quot;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id="table-1-50" data-expansion="15" data-type="2" data-color="30" data-term="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 position-relative m-1&quot; id=&quot;main-1-51&quot;&gt;&lt;img class=&quot;d-block&quot; width=&quot;80&quot; height=&quot;112&quot; src=&quot;https://one-draw.jp/ijinden/cardlist/001/card/01_051.png&quot; /&gt;&lt;div class=&quot;container-num-copies position-absolute bottom-0 start-0 px-1&quot; id=&quot;main-1-51-num-copies&quot;&gt;0&lt;/div&gt;&lt;button type=&quot;button&quot; class=&quot;btn btn-secondary btn-number btn-sm btn-pop position-absolute top-0 start-0&quot; data-type=&quot;minus&quot; data-deck=&quot;main&quot; data-id=&quot;1-51&quot;&gt;-&lt;/button&gt;&lt;button type=&quot;button&quot; class=&quot;btn btn-secondary btn-number btn-sm btn-push position-absolute top-0 end-0&quot; data-type=&quot;plus&quot; data-deck=&quot;main&quot; data-id=&quot;1-51&quot;&gt;+&lt;/button&gt;&lt;button type=&quot;button&quot; class=&quot;btn btn-secondary btn-number btn-sm btn-drop position-absolute bottom-0 end-0&quot; data-type=&quot;drop&quot; data-id=&quot;1-51&quot;&gt;v&lt;/button&gt;&lt;/div&gt;" calcext:value-type="string">
            <text:p>&lt;div class="container-card position-relative m-1" id="main-1-51"&gt;&lt;img class="d-block" width="80" height="112" src="https://one-draw.jp/ijinden/cardlist/001/card/01_051.png" /&gt;&lt;div class="container-num-copies position-absolute bottom-0 start-0 px-1" id="main-1-51-num-copies"&gt;0&lt;/div&gt;&lt;button type="button" class="btn btn-secondary btn-number btn-sm btn-pop position-absolute top-0 start-0" data-type="minus" data-deck="main" data-id="1-51"&gt;-&lt;/button&gt;&lt;button type="button" class="btn btn-secondary btn-number btn-sm btn-push position-absolute top-0 end-0" data-type="plus" data-deck="main" data-id="1-51"&gt;+&lt;/button&gt;&lt;button type="button" class="btn btn-secondary btn-number btn-sm btn-drop position-absolute bottom-0 end-0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 position-relative m-1&quot; id=&quot;side-1-51&quot;&gt;&lt;img class=&quot;d-block&quot; width=&quot;80&quot; height=&quot;112&quot; src=&quot;https://one-draw.jp/ijinden/cardlist/001/card/01_051.png&quot; /&gt;&lt;div class=&quot;container-num-copies position-absolute bottom-0 start-0 px-1&quot; id=&quot;side-1-51-num-copies&quot;&gt;0&lt;/div&gt;&lt;button type=&quot;button&quot; class=&quot;btn btn-secondary btn-number btn-sm btn-pop position-absolute top-0 start-0&quot; data-type=&quot;minus&quot; data-deck=&quot;side&quot; data-id=&quot;1-51&quot;&gt;-&lt;/button&gt;&lt;button type=&quot;button&quot; class=&quot;btn btn-secondary btn-number btn-sm btn-push position-absolute top-0 end-0&quot; data-type=&quot;plus&quot; data-deck=&quot;side&quot; data-id=&quot;1-51&quot;&gt;+&lt;/button&gt;&lt;button type=&quot;button&quot; class=&quot;btn btn-secondary btn-number btn-sm btn-raise position-absolute bottom-0 end-0&quot; data-type=&quot;raise&quot; data-id=&quot;1-51&quot;&gt;^&lt;/button&gt;&lt;/div&gt;" calcext:value-type="string">
            <text:p>&lt;div class="container-card position-relative m-1" id="side-1-51"&gt;&lt;img class="d-block" width="80" height="112" src="https://one-draw.jp/ijinden/cardlist/001/card/01_051.png" /&gt;&lt;div class="container-num-copies position-absolute bottom-0 start-0 px-1" id="side-1-51-num-copies"&gt;0&lt;/div&gt;&lt;button type="button" class="btn btn-secondary btn-number btn-sm btn-pop position-absolute top-0 start-0" data-type="minus" data-deck="side" data-id="1-51"&gt;-&lt;/button&gt;&lt;button type="button" class="btn btn-secondary btn-number btn-sm btn-push position-absolute top-0 end-0" data-type="plus" data-deck="side" data-id="1-51"&gt;+&lt;/button&gt;&lt;button type="button" class="btn btn-secondary btn-number btn-sm btn-raise position-absolute bottom-0 end-0" data-type="raise" data-id="1-51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;[.B91];[$HTML.$K$3];[.B91];[$HTML.$L$3];[.B91];[$HTML.$M$3];[.B91];[$HTML.$N$3];[.B91];[$HTML.$O$3];[.B91];[$HTML.$P$3])" office:value-type="string" office:string-value="&lt;tr id=&quot;table-1-51&quot; data-expansion=&quot;15&quot; data-type=&quot;2&quot; data-color=&quot;30&quot; data-term=&quot;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id="table-1-51" data-expansion="15" data-type="2" data-color="30" data-term="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 position-relative m-1&quot; id=&quot;main-1-52&quot;&gt;&lt;img class=&quot;d-block&quot; width=&quot;80&quot; height=&quot;112&quot; src=&quot;https://one-draw.jp/ijinden/cardlist/001/card/01_052.png&quot; /&gt;&lt;div class=&quot;container-num-copies position-absolute bottom-0 start-0 px-1&quot; id=&quot;main-1-52-num-copies&quot;&gt;0&lt;/div&gt;&lt;button type=&quot;button&quot; class=&quot;btn btn-secondary btn-number btn-sm btn-pop position-absolute top-0 start-0&quot; data-type=&quot;minus&quot; data-deck=&quot;main&quot; data-id=&quot;1-52&quot;&gt;-&lt;/button&gt;&lt;button type=&quot;button&quot; class=&quot;btn btn-secondary btn-number btn-sm btn-push position-absolute top-0 end-0&quot; data-type=&quot;plus&quot; data-deck=&quot;main&quot; data-id=&quot;1-52&quot;&gt;+&lt;/button&gt;&lt;button type=&quot;button&quot; class=&quot;btn btn-secondary btn-number btn-sm btn-drop position-absolute bottom-0 end-0&quot; data-type=&quot;drop&quot; data-id=&quot;1-52&quot;&gt;v&lt;/button&gt;&lt;/div&gt;" calcext:value-type="string">
            <text:p>&lt;div class="container-card position-relative m-1" id="main-1-52"&gt;&lt;img class="d-block" width="80" height="112" src="https://one-draw.jp/ijinden/cardlist/001/card/01_052.png" /&gt;&lt;div class="container-num-copies position-absolute bottom-0 start-0 px-1" id="main-1-52-num-copies"&gt;0&lt;/div&gt;&lt;button type="button" class="btn btn-secondary btn-number btn-sm btn-pop position-absolute top-0 start-0" data-type="minus" data-deck="main" data-id="1-52"&gt;-&lt;/button&gt;&lt;button type="button" class="btn btn-secondary btn-number btn-sm btn-push position-absolute top-0 end-0" data-type="plus" data-deck="main" data-id="1-52"&gt;+&lt;/button&gt;&lt;button type="button" class="btn btn-secondary btn-number btn-sm btn-drop position-absolute bottom-0 end-0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 position-relative m-1&quot; id=&quot;side-1-52&quot;&gt;&lt;img class=&quot;d-block&quot; width=&quot;80&quot; height=&quot;112&quot; src=&quot;https://one-draw.jp/ijinden/cardlist/001/card/01_052.png&quot; /&gt;&lt;div class=&quot;container-num-copies position-absolute bottom-0 start-0 px-1&quot; id=&quot;side-1-52-num-copies&quot;&gt;0&lt;/div&gt;&lt;button type=&quot;button&quot; class=&quot;btn btn-secondary btn-number btn-sm btn-pop position-absolute top-0 start-0&quot; data-type=&quot;minus&quot; data-deck=&quot;side&quot; data-id=&quot;1-52&quot;&gt;-&lt;/button&gt;&lt;button type=&quot;button&quot; class=&quot;btn btn-secondary btn-number btn-sm btn-push position-absolute top-0 end-0&quot; data-type=&quot;plus&quot; data-deck=&quot;side&quot; data-id=&quot;1-52&quot;&gt;+&lt;/button&gt;&lt;button type=&quot;button&quot; class=&quot;btn btn-secondary btn-number btn-sm btn-raise position-absolute bottom-0 end-0&quot; data-type=&quot;raise&quot; data-id=&quot;1-52&quot;&gt;^&lt;/button&gt;&lt;/div&gt;" calcext:value-type="string">
            <text:p>&lt;div class="container-card position-relative m-1" id="side-1-52"&gt;&lt;img class="d-block" width="80" height="112" src="https://one-draw.jp/ijinden/cardlist/001/card/01_052.png" /&gt;&lt;div class="container-num-copies position-absolute bottom-0 start-0 px-1" id="side-1-52-num-copies"&gt;0&lt;/div&gt;&lt;button type="button" class="btn btn-secondary btn-number btn-sm btn-pop position-absolute top-0 start-0" data-type="minus" data-deck="side" data-id="1-52"&gt;-&lt;/button&gt;&lt;button type="button" class="btn btn-secondary btn-number btn-sm btn-push position-absolute top-0 end-0" data-type="plus" data-deck="side" data-id="1-52"&gt;+&lt;/button&gt;&lt;button type="button" class="btn btn-secondary btn-number btn-sm btn-raise position-absolute bottom-0 end-0" data-type="raise" data-id="1-52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;[.B92];[$HTML.$K$3];[.B92];[$HTML.$L$3];[.B92];[$HTML.$M$3];[.B92];[$HTML.$N$3];[.B92];[$HTML.$O$3];[.B92];[$HTML.$P$3])" office:value-type="string" office:string-value="&lt;tr id=&quot;table-1-52&quot; data-expansion=&quot;15&quot; data-type=&quot;3&quot; data-color=&quot;10&quot; data-term=&quot;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id="table-1-52" data-expansion="15" data-type="3" data-color="10" data-term="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 position-relative m-1&quot; id=&quot;main-1-53&quot;&gt;&lt;img class=&quot;d-block&quot; width=&quot;80&quot; height=&quot;112&quot; src=&quot;https://one-draw.jp/ijinden/cardlist/001/card/01_053.png&quot; /&gt;&lt;div class=&quot;container-num-copies position-absolute bottom-0 start-0 px-1&quot; id=&quot;main-1-53-num-copies&quot;&gt;0&lt;/div&gt;&lt;button type=&quot;button&quot; class=&quot;btn btn-secondary btn-number btn-sm btn-pop position-absolute top-0 start-0&quot; data-type=&quot;minus&quot; data-deck=&quot;main&quot; data-id=&quot;1-53&quot;&gt;-&lt;/button&gt;&lt;button type=&quot;button&quot; class=&quot;btn btn-secondary btn-number btn-sm btn-push position-absolute top-0 end-0&quot; data-type=&quot;plus&quot; data-deck=&quot;main&quot; data-id=&quot;1-53&quot;&gt;+&lt;/button&gt;&lt;button type=&quot;button&quot; class=&quot;btn btn-secondary btn-number btn-sm btn-drop position-absolute bottom-0 end-0&quot; data-type=&quot;drop&quot; data-id=&quot;1-53&quot;&gt;v&lt;/button&gt;&lt;/div&gt;" calcext:value-type="string">
            <text:p>&lt;div class="container-card position-relative m-1" id="main-1-53"&gt;&lt;img class="d-block" width="80" height="112" src="https://one-draw.jp/ijinden/cardlist/001/card/01_053.png" /&gt;&lt;div class="container-num-copies position-absolute bottom-0 start-0 px-1" id="main-1-53-num-copies"&gt;0&lt;/div&gt;&lt;button type="button" class="btn btn-secondary btn-number btn-sm btn-pop position-absolute top-0 start-0" data-type="minus" data-deck="main" data-id="1-53"&gt;-&lt;/button&gt;&lt;button type="button" class="btn btn-secondary btn-number btn-sm btn-push position-absolute top-0 end-0" data-type="plus" data-deck="main" data-id="1-53"&gt;+&lt;/button&gt;&lt;button type="button" class="btn btn-secondary btn-number btn-sm btn-drop position-absolute bottom-0 end-0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 position-relative m-1&quot; id=&quot;side-1-53&quot;&gt;&lt;img class=&quot;d-block&quot; width=&quot;80&quot; height=&quot;112&quot; src=&quot;https://one-draw.jp/ijinden/cardlist/001/card/01_053.png&quot; /&gt;&lt;div class=&quot;container-num-copies position-absolute bottom-0 start-0 px-1&quot; id=&quot;side-1-53-num-copies&quot;&gt;0&lt;/div&gt;&lt;button type=&quot;button&quot; class=&quot;btn btn-secondary btn-number btn-sm btn-pop position-absolute top-0 start-0&quot; data-type=&quot;minus&quot; data-deck=&quot;side&quot; data-id=&quot;1-53&quot;&gt;-&lt;/button&gt;&lt;button type=&quot;button&quot; class=&quot;btn btn-secondary btn-number btn-sm btn-push position-absolute top-0 end-0&quot; data-type=&quot;plus&quot; data-deck=&quot;side&quot; data-id=&quot;1-53&quot;&gt;+&lt;/button&gt;&lt;button type=&quot;button&quot; class=&quot;btn btn-secondary btn-number btn-sm btn-raise position-absolute bottom-0 end-0&quot; data-type=&quot;raise&quot; data-id=&quot;1-53&quot;&gt;^&lt;/button&gt;&lt;/div&gt;" calcext:value-type="string">
            <text:p>&lt;div class="container-card position-relative m-1" id="side-1-53"&gt;&lt;img class="d-block" width="80" height="112" src="https://one-draw.jp/ijinden/cardlist/001/card/01_053.png" /&gt;&lt;div class="container-num-copies position-absolute bottom-0 start-0 px-1" id="side-1-53-num-copies"&gt;0&lt;/div&gt;&lt;button type="button" class="btn btn-secondary btn-number btn-sm btn-pop position-absolute top-0 start-0" data-type="minus" data-deck="side" data-id="1-53"&gt;-&lt;/button&gt;&lt;button type="button" class="btn btn-secondary btn-number btn-sm btn-push position-absolute top-0 end-0" data-type="plus" data-deck="side" data-id="1-53"&gt;+&lt;/button&gt;&lt;button type="button" class="btn btn-secondary btn-number btn-sm btn-raise position-absolute bottom-0 end-0" data-type="raise" data-id="1-53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;[.B93];[$HTML.$K$3];[.B93];[$HTML.$L$3];[.B93];[$HTML.$M$3];[.B93];[$HTML.$N$3];[.B93];[$HTML.$O$3];[.B93];[$HTML.$P$3])" office:value-type="string" office:string-value="&lt;tr id=&quot;table-1-53&quot; data-expansion=&quot;15&quot; data-type=&quot;3&quot; data-color=&quot;10&quot; data-term=&quot;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id="table-1-53" data-expansion="15" data-type="3" data-color="10" data-term="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 position-relative m-1&quot; id=&quot;main-1-54&quot;&gt;&lt;img class=&quot;d-block&quot; width=&quot;80&quot; height=&quot;112&quot; src=&quot;https://one-draw.jp/ijinden/cardlist/001/card/01_054.png&quot; /&gt;&lt;div class=&quot;container-num-copies position-absolute bottom-0 start-0 px-1&quot; id=&quot;main-1-54-num-copies&quot;&gt;0&lt;/div&gt;&lt;button type=&quot;button&quot; class=&quot;btn btn-secondary btn-number btn-sm btn-pop position-absolute top-0 start-0&quot; data-type=&quot;minus&quot; data-deck=&quot;main&quot; data-id=&quot;1-54&quot;&gt;-&lt;/button&gt;&lt;button type=&quot;button&quot; class=&quot;btn btn-secondary btn-number btn-sm btn-push position-absolute top-0 end-0&quot; data-type=&quot;plus&quot; data-deck=&quot;main&quot; data-id=&quot;1-54&quot;&gt;+&lt;/button&gt;&lt;button type=&quot;button&quot; class=&quot;btn btn-secondary btn-number btn-sm btn-drop position-absolute bottom-0 end-0&quot; data-type=&quot;drop&quot; data-id=&quot;1-54&quot;&gt;v&lt;/button&gt;&lt;/div&gt;" calcext:value-type="string">
            <text:p>&lt;div class="container-card position-relative m-1" id="main-1-54"&gt;&lt;img class="d-block" width="80" height="112" src="https://one-draw.jp/ijinden/cardlist/001/card/01_054.png" /&gt;&lt;div class="container-num-copies position-absolute bottom-0 start-0 px-1" id="main-1-54-num-copies"&gt;0&lt;/div&gt;&lt;button type="button" class="btn btn-secondary btn-number btn-sm btn-pop position-absolute top-0 start-0" data-type="minus" data-deck="main" data-id="1-54"&gt;-&lt;/button&gt;&lt;button type="button" class="btn btn-secondary btn-number btn-sm btn-push position-absolute top-0 end-0" data-type="plus" data-deck="main" data-id="1-54"&gt;+&lt;/button&gt;&lt;button type="button" class="btn btn-secondary btn-number btn-sm btn-drop position-absolute bottom-0 end-0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 position-relative m-1&quot; id=&quot;side-1-54&quot;&gt;&lt;img class=&quot;d-block&quot; width=&quot;80&quot; height=&quot;112&quot; src=&quot;https://one-draw.jp/ijinden/cardlist/001/card/01_054.png&quot; /&gt;&lt;div class=&quot;container-num-copies position-absolute bottom-0 start-0 px-1&quot; id=&quot;side-1-54-num-copies&quot;&gt;0&lt;/div&gt;&lt;button type=&quot;button&quot; class=&quot;btn btn-secondary btn-number btn-sm btn-pop position-absolute top-0 start-0&quot; data-type=&quot;minus&quot; data-deck=&quot;side&quot; data-id=&quot;1-54&quot;&gt;-&lt;/button&gt;&lt;button type=&quot;button&quot; class=&quot;btn btn-secondary btn-number btn-sm btn-push position-absolute top-0 end-0&quot; data-type=&quot;plus&quot; data-deck=&quot;side&quot; data-id=&quot;1-54&quot;&gt;+&lt;/button&gt;&lt;button type=&quot;button&quot; class=&quot;btn btn-secondary btn-number btn-sm btn-raise position-absolute bottom-0 end-0&quot; data-type=&quot;raise&quot; data-id=&quot;1-54&quot;&gt;^&lt;/button&gt;&lt;/div&gt;" calcext:value-type="string">
            <text:p>&lt;div class="container-card position-relative m-1" id="side-1-54"&gt;&lt;img class="d-block" width="80" height="112" src="https://one-draw.jp/ijinden/cardlist/001/card/01_054.png" /&gt;&lt;div class="container-num-copies position-absolute bottom-0 start-0 px-1" id="side-1-54-num-copies"&gt;0&lt;/div&gt;&lt;button type="button" class="btn btn-secondary btn-number btn-sm btn-pop position-absolute top-0 start-0" data-type="minus" data-deck="side" data-id="1-54"&gt;-&lt;/button&gt;&lt;button type="button" class="btn btn-secondary btn-number btn-sm btn-push position-absolute top-0 end-0" data-type="plus" data-deck="side" data-id="1-54"&gt;+&lt;/button&gt;&lt;button type="button" class="btn btn-secondary btn-number btn-sm btn-raise position-absolute bottom-0 end-0" data-type="raise" data-id="1-54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;[.B94];[$HTML.$K$3];[.B94];[$HTML.$L$3];[.B94];[$HTML.$M$3];[.B94];[$HTML.$N$3];[.B94];[$HTML.$O$3];[.B94];[$HTML.$P$3])" office:value-type="string" office:string-value="&lt;tr id=&quot;table-1-54&quot; data-expansion=&quot;15&quot; data-type=&quot;3&quot; data-color=&quot;10&quot; data-term=&quot;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id="table-1-54" data-expansion="15" data-type="3" data-color="10" data-term="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 position-relative m-1&quot; id=&quot;main-1-55&quot;&gt;&lt;img class=&quot;d-block&quot; width=&quot;80&quot; height=&quot;112&quot; src=&quot;https://one-draw.jp/ijinden/cardlist/001/card/01_055.png&quot; /&gt;&lt;div class=&quot;container-num-copies position-absolute bottom-0 start-0 px-1&quot; id=&quot;main-1-55-num-copies&quot;&gt;0&lt;/div&gt;&lt;button type=&quot;button&quot; class=&quot;btn btn-secondary btn-number btn-sm btn-pop position-absolute top-0 start-0&quot; data-type=&quot;minus&quot; data-deck=&quot;main&quot; data-id=&quot;1-55&quot;&gt;-&lt;/button&gt;&lt;button type=&quot;button&quot; class=&quot;btn btn-secondary btn-number btn-sm btn-push position-absolute top-0 end-0&quot; data-type=&quot;plus&quot; data-deck=&quot;main&quot; data-id=&quot;1-55&quot;&gt;+&lt;/button&gt;&lt;button type=&quot;button&quot; class=&quot;btn btn-secondary btn-number btn-sm btn-drop position-absolute bottom-0 end-0&quot; data-type=&quot;drop&quot; data-id=&quot;1-55&quot;&gt;v&lt;/button&gt;&lt;/div&gt;" calcext:value-type="string">
            <text:p>&lt;div class="container-card position-relative m-1" id="main-1-55"&gt;&lt;img class="d-block" width="80" height="112" src="https://one-draw.jp/ijinden/cardlist/001/card/01_055.png" /&gt;&lt;div class="container-num-copies position-absolute bottom-0 start-0 px-1" id="main-1-55-num-copies"&gt;0&lt;/div&gt;&lt;button type="button" class="btn btn-secondary btn-number btn-sm btn-pop position-absolute top-0 start-0" data-type="minus" data-deck="main" data-id="1-55"&gt;-&lt;/button&gt;&lt;button type="button" class="btn btn-secondary btn-number btn-sm btn-push position-absolute top-0 end-0" data-type="plus" data-deck="main" data-id="1-55"&gt;+&lt;/button&gt;&lt;button type="button" class="btn btn-secondary btn-number btn-sm btn-drop position-absolute bottom-0 end-0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 position-relative m-1&quot; id=&quot;side-1-55&quot;&gt;&lt;img class=&quot;d-block&quot; width=&quot;80&quot; height=&quot;112&quot; src=&quot;https://one-draw.jp/ijinden/cardlist/001/card/01_055.png&quot; /&gt;&lt;div class=&quot;container-num-copies position-absolute bottom-0 start-0 px-1&quot; id=&quot;side-1-55-num-copies&quot;&gt;0&lt;/div&gt;&lt;button type=&quot;button&quot; class=&quot;btn btn-secondary btn-number btn-sm btn-pop position-absolute top-0 start-0&quot; data-type=&quot;minus&quot; data-deck=&quot;side&quot; data-id=&quot;1-55&quot;&gt;-&lt;/button&gt;&lt;button type=&quot;button&quot; class=&quot;btn btn-secondary btn-number btn-sm btn-push position-absolute top-0 end-0&quot; data-type=&quot;plus&quot; data-deck=&quot;side&quot; data-id=&quot;1-55&quot;&gt;+&lt;/button&gt;&lt;button type=&quot;button&quot; class=&quot;btn btn-secondary btn-number btn-sm btn-raise position-absolute bottom-0 end-0&quot; data-type=&quot;raise&quot; data-id=&quot;1-55&quot;&gt;^&lt;/button&gt;&lt;/div&gt;" calcext:value-type="string">
            <text:p>&lt;div class="container-card position-relative m-1" id="side-1-55"&gt;&lt;img class="d-block" width="80" height="112" src="https://one-draw.jp/ijinden/cardlist/001/card/01_055.png" /&gt;&lt;div class="container-num-copies position-absolute bottom-0 start-0 px-1" id="side-1-55-num-copies"&gt;0&lt;/div&gt;&lt;button type="button" class="btn btn-secondary btn-number btn-sm btn-pop position-absolute top-0 start-0" data-type="minus" data-deck="side" data-id="1-55"&gt;-&lt;/button&gt;&lt;button type="button" class="btn btn-secondary btn-number btn-sm btn-push position-absolute top-0 end-0" data-type="plus" data-deck="side" data-id="1-55"&gt;+&lt;/button&gt;&lt;button type="button" class="btn btn-secondary btn-number btn-sm btn-raise position-absolute bottom-0 end-0" data-type="raise" data-id="1-55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;[.B95];[$HTML.$K$3];[.B95];[$HTML.$L$3];[.B95];[$HTML.$M$3];[.B95];[$HTML.$N$3];[.B95];[$HTML.$O$3];[.B95];[$HTML.$P$3])" office:value-type="string" office:string-value="&lt;tr id=&quot;table-1-55&quot; data-expansion=&quot;15&quot; data-type=&quot;3&quot; data-color=&quot;20&quot; data-term=&quot;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id="table-1-55" data-expansion="15" data-type="3" data-color="20" data-term="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 position-relative m-1&quot; id=&quot;main-1-56&quot;&gt;&lt;img class=&quot;d-block&quot; width=&quot;80&quot; height=&quot;112&quot; src=&quot;https://one-draw.jp/ijinden/cardlist/001/card/01_056.png&quot; /&gt;&lt;div class=&quot;container-num-copies position-absolute bottom-0 start-0 px-1&quot; id=&quot;main-1-56-num-copies&quot;&gt;0&lt;/div&gt;&lt;button type=&quot;button&quot; class=&quot;btn btn-secondary btn-number btn-sm btn-pop position-absolute top-0 start-0&quot; data-type=&quot;minus&quot; data-deck=&quot;main&quot; data-id=&quot;1-56&quot;&gt;-&lt;/button&gt;&lt;button type=&quot;button&quot; class=&quot;btn btn-secondary btn-number btn-sm btn-push position-absolute top-0 end-0&quot; data-type=&quot;plus&quot; data-deck=&quot;main&quot; data-id=&quot;1-56&quot;&gt;+&lt;/button&gt;&lt;button type=&quot;button&quot; class=&quot;btn btn-secondary btn-number btn-sm btn-drop position-absolute bottom-0 end-0&quot; data-type=&quot;drop&quot; data-id=&quot;1-56&quot;&gt;v&lt;/button&gt;&lt;/div&gt;" calcext:value-type="string">
            <text:p>&lt;div class="container-card position-relative m-1" id="main-1-56"&gt;&lt;img class="d-block" width="80" height="112" src="https://one-draw.jp/ijinden/cardlist/001/card/01_056.png" /&gt;&lt;div class="container-num-copies position-absolute bottom-0 start-0 px-1" id="main-1-56-num-copies"&gt;0&lt;/div&gt;&lt;button type="button" class="btn btn-secondary btn-number btn-sm btn-pop position-absolute top-0 start-0" data-type="minus" data-deck="main" data-id="1-56"&gt;-&lt;/button&gt;&lt;button type="button" class="btn btn-secondary btn-number btn-sm btn-push position-absolute top-0 end-0" data-type="plus" data-deck="main" data-id="1-56"&gt;+&lt;/button&gt;&lt;button type="button" class="btn btn-secondary btn-number btn-sm btn-drop position-absolute bottom-0 end-0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 position-relative m-1&quot; id=&quot;side-1-56&quot;&gt;&lt;img class=&quot;d-block&quot; width=&quot;80&quot; height=&quot;112&quot; src=&quot;https://one-draw.jp/ijinden/cardlist/001/card/01_056.png&quot; /&gt;&lt;div class=&quot;container-num-copies position-absolute bottom-0 start-0 px-1&quot; id=&quot;side-1-56-num-copies&quot;&gt;0&lt;/div&gt;&lt;button type=&quot;button&quot; class=&quot;btn btn-secondary btn-number btn-sm btn-pop position-absolute top-0 start-0&quot; data-type=&quot;minus&quot; data-deck=&quot;side&quot; data-id=&quot;1-56&quot;&gt;-&lt;/button&gt;&lt;button type=&quot;button&quot; class=&quot;btn btn-secondary btn-number btn-sm btn-push position-absolute top-0 end-0&quot; data-type=&quot;plus&quot; data-deck=&quot;side&quot; data-id=&quot;1-56&quot;&gt;+&lt;/button&gt;&lt;button type=&quot;button&quot; class=&quot;btn btn-secondary btn-number btn-sm btn-raise position-absolute bottom-0 end-0&quot; data-type=&quot;raise&quot; data-id=&quot;1-56&quot;&gt;^&lt;/button&gt;&lt;/div&gt;" calcext:value-type="string">
            <text:p>&lt;div class="container-card position-relative m-1" id="side-1-56"&gt;&lt;img class="d-block" width="80" height="112" src="https://one-draw.jp/ijinden/cardlist/001/card/01_056.png" /&gt;&lt;div class="container-num-copies position-absolute bottom-0 start-0 px-1" id="side-1-56-num-copies"&gt;0&lt;/div&gt;&lt;button type="button" class="btn btn-secondary btn-number btn-sm btn-pop position-absolute top-0 start-0" data-type="minus" data-deck="side" data-id="1-56"&gt;-&lt;/button&gt;&lt;button type="button" class="btn btn-secondary btn-number btn-sm btn-push position-absolute top-0 end-0" data-type="plus" data-deck="side" data-id="1-56"&gt;+&lt;/button&gt;&lt;button type="button" class="btn btn-secondary btn-number btn-sm btn-raise position-absolute bottom-0 end-0" data-type="raise" data-id="1-56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;[.B96];[$HTML.$K$3];[.B96];[$HTML.$L$3];[.B96];[$HTML.$M$3];[.B96];[$HTML.$N$3];[.B96];[$HTML.$O$3];[.B96];[$HTML.$P$3])" office:value-type="string" office:string-value="&lt;tr id=&quot;table-1-56&quot; data-expansion=&quot;15&quot; data-type=&quot;3&quot; data-color=&quot;20&quot; data-term=&quot;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id="table-1-56" data-expansion="15" data-type="3" data-color="20" data-term="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 position-relative m-1&quot; id=&quot;main-1-57&quot;&gt;&lt;img class=&quot;d-block&quot; width=&quot;80&quot; height=&quot;112&quot; src=&quot;https://one-draw.jp/ijinden/cardlist/001/card/01_057.png&quot; /&gt;&lt;div class=&quot;container-num-copies position-absolute bottom-0 start-0 px-1&quot; id=&quot;main-1-57-num-copies&quot;&gt;0&lt;/div&gt;&lt;button type=&quot;button&quot; class=&quot;btn btn-secondary btn-number btn-sm btn-pop position-absolute top-0 start-0&quot; data-type=&quot;minus&quot; data-deck=&quot;main&quot; data-id=&quot;1-57&quot;&gt;-&lt;/button&gt;&lt;button type=&quot;button&quot; class=&quot;btn btn-secondary btn-number btn-sm btn-push position-absolute top-0 end-0&quot; data-type=&quot;plus&quot; data-deck=&quot;main&quot; data-id=&quot;1-57&quot;&gt;+&lt;/button&gt;&lt;button type=&quot;button&quot; class=&quot;btn btn-secondary btn-number btn-sm btn-drop position-absolute bottom-0 end-0&quot; data-type=&quot;drop&quot; data-id=&quot;1-57&quot;&gt;v&lt;/button&gt;&lt;/div&gt;" calcext:value-type="string">
            <text:p>&lt;div class="container-card position-relative m-1" id="main-1-57"&gt;&lt;img class="d-block" width="80" height="112" src="https://one-draw.jp/ijinden/cardlist/001/card/01_057.png" /&gt;&lt;div class="container-num-copies position-absolute bottom-0 start-0 px-1" id="main-1-57-num-copies"&gt;0&lt;/div&gt;&lt;button type="button" class="btn btn-secondary btn-number btn-sm btn-pop position-absolute top-0 start-0" data-type="minus" data-deck="main" data-id="1-57"&gt;-&lt;/button&gt;&lt;button type="button" class="btn btn-secondary btn-number btn-sm btn-push position-absolute top-0 end-0" data-type="plus" data-deck="main" data-id="1-57"&gt;+&lt;/button&gt;&lt;button type="button" class="btn btn-secondary btn-number btn-sm btn-drop position-absolute bottom-0 end-0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 position-relative m-1&quot; id=&quot;side-1-57&quot;&gt;&lt;img class=&quot;d-block&quot; width=&quot;80&quot; height=&quot;112&quot; src=&quot;https://one-draw.jp/ijinden/cardlist/001/card/01_057.png&quot; /&gt;&lt;div class=&quot;container-num-copies position-absolute bottom-0 start-0 px-1&quot; id=&quot;side-1-57-num-copies&quot;&gt;0&lt;/div&gt;&lt;button type=&quot;button&quot; class=&quot;btn btn-secondary btn-number btn-sm btn-pop position-absolute top-0 start-0&quot; data-type=&quot;minus&quot; data-deck=&quot;side&quot; data-id=&quot;1-57&quot;&gt;-&lt;/button&gt;&lt;button type=&quot;button&quot; class=&quot;btn btn-secondary btn-number btn-sm btn-push position-absolute top-0 end-0&quot; data-type=&quot;plus&quot; data-deck=&quot;side&quot; data-id=&quot;1-57&quot;&gt;+&lt;/button&gt;&lt;button type=&quot;button&quot; class=&quot;btn btn-secondary btn-number btn-sm btn-raise position-absolute bottom-0 end-0&quot; data-type=&quot;raise&quot; data-id=&quot;1-57&quot;&gt;^&lt;/button&gt;&lt;/div&gt;" calcext:value-type="string">
            <text:p>&lt;div class="container-card position-relative m-1" id="side-1-57"&gt;&lt;img class="d-block" width="80" height="112" src="https://one-draw.jp/ijinden/cardlist/001/card/01_057.png" /&gt;&lt;div class="container-num-copies position-absolute bottom-0 start-0 px-1" id="side-1-57-num-copies"&gt;0&lt;/div&gt;&lt;button type="button" class="btn btn-secondary btn-number btn-sm btn-pop position-absolute top-0 start-0" data-type="minus" data-deck="side" data-id="1-57"&gt;-&lt;/button&gt;&lt;button type="button" class="btn btn-secondary btn-number btn-sm btn-push position-absolute top-0 end-0" data-type="plus" data-deck="side" data-id="1-57"&gt;+&lt;/button&gt;&lt;button type="button" class="btn btn-secondary btn-number btn-sm btn-raise position-absolute bottom-0 end-0" data-type="raise" data-id="1-57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;[.B97];[$HTML.$K$3];[.B97];[$HTML.$L$3];[.B97];[$HTML.$M$3];[.B97];[$HTML.$N$3];[.B97];[$HTML.$O$3];[.B97];[$HTML.$P$3])" office:value-type="string" office:string-value="&lt;tr id=&quot;table-1-57&quot; data-expansion=&quot;15&quot; data-type=&quot;3&quot; data-color=&quot;30&quot; data-term=&quot;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id="table-1-57" data-expansion="15" data-type="3" data-color="30" data-term="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 position-relative m-1&quot; id=&quot;main-1-58&quot;&gt;&lt;img class=&quot;d-block&quot; width=&quot;80&quot; height=&quot;112&quot; src=&quot;https://one-draw.jp/ijinden/cardlist/001/card/01_058.png&quot; /&gt;&lt;div class=&quot;container-num-copies position-absolute bottom-0 start-0 px-1&quot; id=&quot;main-1-58-num-copies&quot;&gt;0&lt;/div&gt;&lt;button type=&quot;button&quot; class=&quot;btn btn-secondary btn-number btn-sm btn-pop position-absolute top-0 start-0&quot; data-type=&quot;minus&quot; data-deck=&quot;main&quot; data-id=&quot;1-58&quot;&gt;-&lt;/button&gt;&lt;button type=&quot;button&quot; class=&quot;btn btn-secondary btn-number btn-sm btn-push position-absolute top-0 end-0&quot; data-type=&quot;plus&quot; data-deck=&quot;main&quot; data-id=&quot;1-58&quot;&gt;+&lt;/button&gt;&lt;button type=&quot;button&quot; class=&quot;btn btn-secondary btn-number btn-sm btn-drop position-absolute bottom-0 end-0&quot; data-type=&quot;drop&quot; data-id=&quot;1-58&quot;&gt;v&lt;/button&gt;&lt;/div&gt;" calcext:value-type="string">
            <text:p>&lt;div class="container-card position-relative m-1" id="main-1-58"&gt;&lt;img class="d-block" width="80" height="112" src="https://one-draw.jp/ijinden/cardlist/001/card/01_058.png" /&gt;&lt;div class="container-num-copies position-absolute bottom-0 start-0 px-1" id="main-1-58-num-copies"&gt;0&lt;/div&gt;&lt;button type="button" class="btn btn-secondary btn-number btn-sm btn-pop position-absolute top-0 start-0" data-type="minus" data-deck="main" data-id="1-58"&gt;-&lt;/button&gt;&lt;button type="button" class="btn btn-secondary btn-number btn-sm btn-push position-absolute top-0 end-0" data-type="plus" data-deck="main" data-id="1-58"&gt;+&lt;/button&gt;&lt;button type="button" class="btn btn-secondary btn-number btn-sm btn-drop position-absolute bottom-0 end-0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 position-relative m-1&quot; id=&quot;side-1-58&quot;&gt;&lt;img class=&quot;d-block&quot; width=&quot;80&quot; height=&quot;112&quot; src=&quot;https://one-draw.jp/ijinden/cardlist/001/card/01_058.png&quot; /&gt;&lt;div class=&quot;container-num-copies position-absolute bottom-0 start-0 px-1&quot; id=&quot;side-1-58-num-copies&quot;&gt;0&lt;/div&gt;&lt;button type=&quot;button&quot; class=&quot;btn btn-secondary btn-number btn-sm btn-pop position-absolute top-0 start-0&quot; data-type=&quot;minus&quot; data-deck=&quot;side&quot; data-id=&quot;1-58&quot;&gt;-&lt;/button&gt;&lt;button type=&quot;button&quot; class=&quot;btn btn-secondary btn-number btn-sm btn-push position-absolute top-0 end-0&quot; data-type=&quot;plus&quot; data-deck=&quot;side&quot; data-id=&quot;1-58&quot;&gt;+&lt;/button&gt;&lt;button type=&quot;button&quot; class=&quot;btn btn-secondary btn-number btn-sm btn-raise position-absolute bottom-0 end-0&quot; data-type=&quot;raise&quot; data-id=&quot;1-58&quot;&gt;^&lt;/button&gt;&lt;/div&gt;" calcext:value-type="string">
            <text:p>&lt;div class="container-card position-relative m-1" id="side-1-58"&gt;&lt;img class="d-block" width="80" height="112" src="https://one-draw.jp/ijinden/cardlist/001/card/01_058.png" /&gt;&lt;div class="container-num-copies position-absolute bottom-0 start-0 px-1" id="side-1-58-num-copies"&gt;0&lt;/div&gt;&lt;button type="button" class="btn btn-secondary btn-number btn-sm btn-pop position-absolute top-0 start-0" data-type="minus" data-deck="side" data-id="1-58"&gt;-&lt;/button&gt;&lt;button type="button" class="btn btn-secondary btn-number btn-sm btn-push position-absolute top-0 end-0" data-type="plus" data-deck="side" data-id="1-58"&gt;+&lt;/button&gt;&lt;button type="button" class="btn btn-secondary btn-number btn-sm btn-raise position-absolute bottom-0 end-0" data-type="raise" data-id="1-58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;[.B98];[$HTML.$K$3];[.B98];[$HTML.$L$3];[.B98];[$HTML.$M$3];[.B98];[$HTML.$N$3];[.B98];[$HTML.$O$3];[.B98];[$HTML.$P$3])" office:value-type="string" office:string-value="&lt;tr id=&quot;table-1-58&quot; data-expansion=&quot;15&quot; data-type=&quot;4&quot; data-color=&quot;10&quot; data-term=&quot;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id="table-1-58" data-expansion="15" data-type="4" data-color="10" data-term="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 position-relative m-1&quot; id=&quot;main-1-59&quot;&gt;&lt;img class=&quot;d-block&quot; width=&quot;80&quot; height=&quot;112&quot; src=&quot;https://one-draw.jp/ijinden/cardlist/001/card/01_059.png&quot; /&gt;&lt;div class=&quot;container-num-copies position-absolute bottom-0 start-0 px-1&quot; id=&quot;main-1-59-num-copies&quot;&gt;0&lt;/div&gt;&lt;button type=&quot;button&quot; class=&quot;btn btn-secondary btn-number btn-sm btn-pop position-absolute top-0 start-0&quot; data-type=&quot;minus&quot; data-deck=&quot;main&quot; data-id=&quot;1-59&quot;&gt;-&lt;/button&gt;&lt;button type=&quot;button&quot; class=&quot;btn btn-secondary btn-number btn-sm btn-push position-absolute top-0 end-0&quot; data-type=&quot;plus&quot; data-deck=&quot;main&quot; data-id=&quot;1-59&quot;&gt;+&lt;/button&gt;&lt;button type=&quot;button&quot; class=&quot;btn btn-secondary btn-number btn-sm btn-drop position-absolute bottom-0 end-0&quot; data-type=&quot;drop&quot; data-id=&quot;1-59&quot;&gt;v&lt;/button&gt;&lt;/div&gt;" calcext:value-type="string">
            <text:p>&lt;div class="container-card position-relative m-1" id="main-1-59"&gt;&lt;img class="d-block" width="80" height="112" src="https://one-draw.jp/ijinden/cardlist/001/card/01_059.png" /&gt;&lt;div class="container-num-copies position-absolute bottom-0 start-0 px-1" id="main-1-59-num-copies"&gt;0&lt;/div&gt;&lt;button type="button" class="btn btn-secondary btn-number btn-sm btn-pop position-absolute top-0 start-0" data-type="minus" data-deck="main" data-id="1-59"&gt;-&lt;/button&gt;&lt;button type="button" class="btn btn-secondary btn-number btn-sm btn-push position-absolute top-0 end-0" data-type="plus" data-deck="main" data-id="1-59"&gt;+&lt;/button&gt;&lt;button type="button" class="btn btn-secondary btn-number btn-sm btn-drop position-absolute bottom-0 end-0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 position-relative m-1&quot; id=&quot;side-1-59&quot;&gt;&lt;img class=&quot;d-block&quot; width=&quot;80&quot; height=&quot;112&quot; src=&quot;https://one-draw.jp/ijinden/cardlist/001/card/01_059.png&quot; /&gt;&lt;div class=&quot;container-num-copies position-absolute bottom-0 start-0 px-1&quot; id=&quot;side-1-59-num-copies&quot;&gt;0&lt;/div&gt;&lt;button type=&quot;button&quot; class=&quot;btn btn-secondary btn-number btn-sm btn-pop position-absolute top-0 start-0&quot; data-type=&quot;minus&quot; data-deck=&quot;side&quot; data-id=&quot;1-59&quot;&gt;-&lt;/button&gt;&lt;button type=&quot;button&quot; class=&quot;btn btn-secondary btn-number btn-sm btn-push position-absolute top-0 end-0&quot; data-type=&quot;plus&quot; data-deck=&quot;side&quot; data-id=&quot;1-59&quot;&gt;+&lt;/button&gt;&lt;button type=&quot;button&quot; class=&quot;btn btn-secondary btn-number btn-sm btn-raise position-absolute bottom-0 end-0&quot; data-type=&quot;raise&quot; data-id=&quot;1-59&quot;&gt;^&lt;/button&gt;&lt;/div&gt;" calcext:value-type="string">
            <text:p>&lt;div class="container-card position-relative m-1" id="side-1-59"&gt;&lt;img class="d-block" width="80" height="112" src="https://one-draw.jp/ijinden/cardlist/001/card/01_059.png" /&gt;&lt;div class="container-num-copies position-absolute bottom-0 start-0 px-1" id="side-1-59-num-copies"&gt;0&lt;/div&gt;&lt;button type="button" class="btn btn-secondary btn-number btn-sm btn-pop position-absolute top-0 start-0" data-type="minus" data-deck="side" data-id="1-59"&gt;-&lt;/button&gt;&lt;button type="button" class="btn btn-secondary btn-number btn-sm btn-push position-absolute top-0 end-0" data-type="plus" data-deck="side" data-id="1-59"&gt;+&lt;/button&gt;&lt;button type="button" class="btn btn-secondary btn-number btn-sm btn-raise position-absolute bottom-0 end-0" data-type="raise" data-id="1-59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;[.B99];[$HTML.$K$3];[.B99];[$HTML.$L$3];[.B99];[$HTML.$M$3];[.B99];[$HTML.$N$3];[.B99];[$HTML.$O$3];[.B99];[$HTML.$P$3])" office:value-type="string" office:string-value="&lt;tr id=&quot;table-1-59&quot; data-expansion=&quot;15&quot; data-type=&quot;4&quot; data-color=&quot;10&quot; data-term=&quot;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id="table-1-59" data-expansion="15" data-type="4" data-color="10" data-term="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 position-relative m-1&quot; id=&quot;main-1-60&quot;&gt;&lt;img class=&quot;d-block&quot; width=&quot;80&quot; height=&quot;112&quot; src=&quot;https://one-draw.jp/ijinden/cardlist/001/card/01_060.png&quot; /&gt;&lt;div class=&quot;container-num-copies position-absolute bottom-0 start-0 px-1&quot; id=&quot;main-1-60-num-copies&quot;&gt;0&lt;/div&gt;&lt;button type=&quot;button&quot; class=&quot;btn btn-secondary btn-number btn-sm btn-pop position-absolute top-0 start-0&quot; data-type=&quot;minus&quot; data-deck=&quot;main&quot; data-id=&quot;1-60&quot;&gt;-&lt;/button&gt;&lt;button type=&quot;button&quot; class=&quot;btn btn-secondary btn-number btn-sm btn-push position-absolute top-0 end-0&quot; data-type=&quot;plus&quot; data-deck=&quot;main&quot; data-id=&quot;1-60&quot;&gt;+&lt;/button&gt;&lt;button type=&quot;button&quot; class=&quot;btn btn-secondary btn-number btn-sm btn-drop position-absolute bottom-0 end-0&quot; data-type=&quot;drop&quot; data-id=&quot;1-60&quot;&gt;v&lt;/button&gt;&lt;/div&gt;" calcext:value-type="string">
            <text:p>&lt;div class="container-card position-relative m-1" id="main-1-60"&gt;&lt;img class="d-block" width="80" height="112" src="https://one-draw.jp/ijinden/cardlist/001/card/01_060.png" /&gt;&lt;div class="container-num-copies position-absolute bottom-0 start-0 px-1" id="main-1-60-num-copies"&gt;0&lt;/div&gt;&lt;button type="button" class="btn btn-secondary btn-number btn-sm btn-pop position-absolute top-0 start-0" data-type="minus" data-deck="main" data-id="1-60"&gt;-&lt;/button&gt;&lt;button type="button" class="btn btn-secondary btn-number btn-sm btn-push position-absolute top-0 end-0" data-type="plus" data-deck="main" data-id="1-60"&gt;+&lt;/button&gt;&lt;button type="button" class="btn btn-secondary btn-number btn-sm btn-drop position-absolute bottom-0 end-0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 position-relative m-1&quot; id=&quot;side-1-60&quot;&gt;&lt;img class=&quot;d-block&quot; width=&quot;80&quot; height=&quot;112&quot; src=&quot;https://one-draw.jp/ijinden/cardlist/001/card/01_060.png&quot; /&gt;&lt;div class=&quot;container-num-copies position-absolute bottom-0 start-0 px-1&quot; id=&quot;side-1-60-num-copies&quot;&gt;0&lt;/div&gt;&lt;button type=&quot;button&quot; class=&quot;btn btn-secondary btn-number btn-sm btn-pop position-absolute top-0 start-0&quot; data-type=&quot;minus&quot; data-deck=&quot;side&quot; data-id=&quot;1-60&quot;&gt;-&lt;/button&gt;&lt;button type=&quot;button&quot; class=&quot;btn btn-secondary btn-number btn-sm btn-push position-absolute top-0 end-0&quot; data-type=&quot;plus&quot; data-deck=&quot;side&quot; data-id=&quot;1-60&quot;&gt;+&lt;/button&gt;&lt;button type=&quot;button&quot; class=&quot;btn btn-secondary btn-number btn-sm btn-raise position-absolute bottom-0 end-0&quot; data-type=&quot;raise&quot; data-id=&quot;1-60&quot;&gt;^&lt;/button&gt;&lt;/div&gt;" calcext:value-type="string">
            <text:p>&lt;div class="container-card position-relative m-1" id="side-1-60"&gt;&lt;img class="d-block" width="80" height="112" src="https://one-draw.jp/ijinden/cardlist/001/card/01_060.png" /&gt;&lt;div class="container-num-copies position-absolute bottom-0 start-0 px-1" id="side-1-60-num-copies"&gt;0&lt;/div&gt;&lt;button type="button" class="btn btn-secondary btn-number btn-sm btn-pop position-absolute top-0 start-0" data-type="minus" data-deck="side" data-id="1-60"&gt;-&lt;/button&gt;&lt;button type="button" class="btn btn-secondary btn-number btn-sm btn-push position-absolute top-0 end-0" data-type="plus" data-deck="side" data-id="1-60"&gt;+&lt;/button&gt;&lt;button type="button" class="btn btn-secondary btn-number btn-sm btn-raise position-absolute bottom-0 end-0" data-type="raise" data-id="1-60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;[.B100];[$HTML.$K$3];[.B100];[$HTML.$L$3];[.B100];[$HTML.$M$3];[.B100];[$HTML.$N$3];[.B100];[$HTML.$O$3];[.B100];[$HTML.$P$3])" office:value-type="string" office:string-value="&lt;tr id=&quot;table-1-60&quot; data-expansion=&quot;15&quot; data-type=&quot;4&quot; data-color=&quot;10&quot; data-term=&quot;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id="table-1-60" data-expansion="15" data-type="4" data-color="10" data-term="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 position-relative m-1&quot; id=&quot;main-1-61&quot;&gt;&lt;img class=&quot;d-block&quot; width=&quot;80&quot; height=&quot;112&quot; src=&quot;https://one-draw.jp/ijinden/cardlist/001/card/01_061.png&quot; /&gt;&lt;div class=&quot;container-num-copies position-absolute bottom-0 start-0 px-1&quot; id=&quot;main-1-61-num-copies&quot;&gt;0&lt;/div&gt;&lt;button type=&quot;button&quot; class=&quot;btn btn-secondary btn-number btn-sm btn-pop position-absolute top-0 start-0&quot; data-type=&quot;minus&quot; data-deck=&quot;main&quot; data-id=&quot;1-61&quot;&gt;-&lt;/button&gt;&lt;button type=&quot;button&quot; class=&quot;btn btn-secondary btn-number btn-sm btn-push position-absolute top-0 end-0&quot; data-type=&quot;plus&quot; data-deck=&quot;main&quot; data-id=&quot;1-61&quot;&gt;+&lt;/button&gt;&lt;button type=&quot;button&quot; class=&quot;btn btn-secondary btn-number btn-sm btn-drop position-absolute bottom-0 end-0&quot; data-type=&quot;drop&quot; data-id=&quot;1-61&quot;&gt;v&lt;/button&gt;&lt;/div&gt;" calcext:value-type="string">
            <text:p>&lt;div class="container-card position-relative m-1" id="main-1-61"&gt;&lt;img class="d-block" width="80" height="112" src="https://one-draw.jp/ijinden/cardlist/001/card/01_061.png" /&gt;&lt;div class="container-num-copies position-absolute bottom-0 start-0 px-1" id="main-1-61-num-copies"&gt;0&lt;/div&gt;&lt;button type="button" class="btn btn-secondary btn-number btn-sm btn-pop position-absolute top-0 start-0" data-type="minus" data-deck="main" data-id="1-61"&gt;-&lt;/button&gt;&lt;button type="button" class="btn btn-secondary btn-number btn-sm btn-push position-absolute top-0 end-0" data-type="plus" data-deck="main" data-id="1-61"&gt;+&lt;/button&gt;&lt;button type="button" class="btn btn-secondary btn-number btn-sm btn-drop position-absolute bottom-0 end-0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 position-relative m-1&quot; id=&quot;side-1-61&quot;&gt;&lt;img class=&quot;d-block&quot; width=&quot;80&quot; height=&quot;112&quot; src=&quot;https://one-draw.jp/ijinden/cardlist/001/card/01_061.png&quot; /&gt;&lt;div class=&quot;container-num-copies position-absolute bottom-0 start-0 px-1&quot; id=&quot;side-1-61-num-copies&quot;&gt;0&lt;/div&gt;&lt;button type=&quot;button&quot; class=&quot;btn btn-secondary btn-number btn-sm btn-pop position-absolute top-0 start-0&quot; data-type=&quot;minus&quot; data-deck=&quot;side&quot; data-id=&quot;1-61&quot;&gt;-&lt;/button&gt;&lt;button type=&quot;button&quot; class=&quot;btn btn-secondary btn-number btn-sm btn-push position-absolute top-0 end-0&quot; data-type=&quot;plus&quot; data-deck=&quot;side&quot; data-id=&quot;1-61&quot;&gt;+&lt;/button&gt;&lt;button type=&quot;button&quot; class=&quot;btn btn-secondary btn-number btn-sm btn-raise position-absolute bottom-0 end-0&quot; data-type=&quot;raise&quot; data-id=&quot;1-61&quot;&gt;^&lt;/button&gt;&lt;/div&gt;" calcext:value-type="string">
            <text:p>&lt;div class="container-card position-relative m-1" id="side-1-61"&gt;&lt;img class="d-block" width="80" height="112" src="https://one-draw.jp/ijinden/cardlist/001/card/01_061.png" /&gt;&lt;div class="container-num-copies position-absolute bottom-0 start-0 px-1" id="side-1-61-num-copies"&gt;0&lt;/div&gt;&lt;button type="button" class="btn btn-secondary btn-number btn-sm btn-pop position-absolute top-0 start-0" data-type="minus" data-deck="side" data-id="1-61"&gt;-&lt;/button&gt;&lt;button type="button" class="btn btn-secondary btn-number btn-sm btn-push position-absolute top-0 end-0" data-type="plus" data-deck="side" data-id="1-61"&gt;+&lt;/button&gt;&lt;button type="button" class="btn btn-secondary btn-number btn-sm btn-raise position-absolute bottom-0 end-0" data-type="raise" data-id="1-61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;[.B101];[$HTML.$K$3];[.B101];[$HTML.$L$3];[.B101];[$HTML.$M$3];[.B101];[$HTML.$N$3];[.B101];[$HTML.$O$3];[.B101];[$HTML.$P$3])" office:value-type="string" office:string-value="&lt;tr id=&quot;table-1-61&quot; data-expansion=&quot;15&quot; data-type=&quot;4&quot; data-color=&quot;10&quot; data-term=&quot;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id="table-1-61" data-expansion="15" data-type="4" data-color="10" data-term="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 position-relative m-1&quot; id=&quot;main-1-62&quot;&gt;&lt;img class=&quot;d-block&quot; width=&quot;80&quot; height=&quot;112&quot; src=&quot;https://one-draw.jp/ijinden/cardlist/001/card/01_062.png&quot; /&gt;&lt;div class=&quot;container-num-copies position-absolute bottom-0 start-0 px-1&quot; id=&quot;main-1-62-num-copies&quot;&gt;0&lt;/div&gt;&lt;button type=&quot;button&quot; class=&quot;btn btn-secondary btn-number btn-sm btn-pop position-absolute top-0 start-0&quot; data-type=&quot;minus&quot; data-deck=&quot;main&quot; data-id=&quot;1-62&quot;&gt;-&lt;/button&gt;&lt;button type=&quot;button&quot; class=&quot;btn btn-secondary btn-number btn-sm btn-push position-absolute top-0 end-0&quot; data-type=&quot;plus&quot; data-deck=&quot;main&quot; data-id=&quot;1-62&quot;&gt;+&lt;/button&gt;&lt;button type=&quot;button&quot; class=&quot;btn btn-secondary btn-number btn-sm btn-drop position-absolute bottom-0 end-0&quot; data-type=&quot;drop&quot; data-id=&quot;1-62&quot;&gt;v&lt;/button&gt;&lt;/div&gt;" calcext:value-type="string">
            <text:p>&lt;div class="container-card position-relative m-1" id="main-1-62"&gt;&lt;img class="d-block" width="80" height="112" src="https://one-draw.jp/ijinden/cardlist/001/card/01_062.png" /&gt;&lt;div class="container-num-copies position-absolute bottom-0 start-0 px-1" id="main-1-62-num-copies"&gt;0&lt;/div&gt;&lt;button type="button" class="btn btn-secondary btn-number btn-sm btn-pop position-absolute top-0 start-0" data-type="minus" data-deck="main" data-id="1-62"&gt;-&lt;/button&gt;&lt;button type="button" class="btn btn-secondary btn-number btn-sm btn-push position-absolute top-0 end-0" data-type="plus" data-deck="main" data-id="1-62"&gt;+&lt;/button&gt;&lt;button type="button" class="btn btn-secondary btn-number btn-sm btn-drop position-absolute bottom-0 end-0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 position-relative m-1&quot; id=&quot;side-1-62&quot;&gt;&lt;img class=&quot;d-block&quot; width=&quot;80&quot; height=&quot;112&quot; src=&quot;https://one-draw.jp/ijinden/cardlist/001/card/01_062.png&quot; /&gt;&lt;div class=&quot;container-num-copies position-absolute bottom-0 start-0 px-1&quot; id=&quot;side-1-62-num-copies&quot;&gt;0&lt;/div&gt;&lt;button type=&quot;button&quot; class=&quot;btn btn-secondary btn-number btn-sm btn-pop position-absolute top-0 start-0&quot; data-type=&quot;minus&quot; data-deck=&quot;side&quot; data-id=&quot;1-62&quot;&gt;-&lt;/button&gt;&lt;button type=&quot;button&quot; class=&quot;btn btn-secondary btn-number btn-sm btn-push position-absolute top-0 end-0&quot; data-type=&quot;plus&quot; data-deck=&quot;side&quot; data-id=&quot;1-62&quot;&gt;+&lt;/button&gt;&lt;button type=&quot;button&quot; class=&quot;btn btn-secondary btn-number btn-sm btn-raise position-absolute bottom-0 end-0&quot; data-type=&quot;raise&quot; data-id=&quot;1-62&quot;&gt;^&lt;/button&gt;&lt;/div&gt;" calcext:value-type="string">
            <text:p>&lt;div class="container-card position-relative m-1" id="side-1-62"&gt;&lt;img class="d-block" width="80" height="112" src="https://one-draw.jp/ijinden/cardlist/001/card/01_062.png" /&gt;&lt;div class="container-num-copies position-absolute bottom-0 start-0 px-1" id="side-1-62-num-copies"&gt;0&lt;/div&gt;&lt;button type="button" class="btn btn-secondary btn-number btn-sm btn-pop position-absolute top-0 start-0" data-type="minus" data-deck="side" data-id="1-62"&gt;-&lt;/button&gt;&lt;button type="button" class="btn btn-secondary btn-number btn-sm btn-push position-absolute top-0 end-0" data-type="plus" data-deck="side" data-id="1-62"&gt;+&lt;/button&gt;&lt;button type="button" class="btn btn-secondary btn-number btn-sm btn-raise position-absolute bottom-0 end-0" data-type="raise" data-id="1-62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;[.B102];[$HTML.$K$3];[.B102];[$HTML.$L$3];[.B102];[$HTML.$M$3];[.B102];[$HTML.$N$3];[.B102];[$HTML.$O$3];[.B102];[$HTML.$P$3])" office:value-type="string" office:string-value="&lt;tr id=&quot;table-1-62&quot; data-expansion=&quot;15&quot; data-type=&quot;4&quot; data-color=&quot;20&quot; data-term=&quot;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id="table-1-62" data-expansion="15" data-type="4" data-color="20" data-term="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 position-relative m-1&quot; id=&quot;main-1-63&quot;&gt;&lt;img class=&quot;d-block&quot; width=&quot;80&quot; height=&quot;112&quot; src=&quot;https://one-draw.jp/ijinden/cardlist/001/card/01_063.png&quot; /&gt;&lt;div class=&quot;container-num-copies position-absolute bottom-0 start-0 px-1&quot; id=&quot;main-1-63-num-copies&quot;&gt;0&lt;/div&gt;&lt;button type=&quot;button&quot; class=&quot;btn btn-secondary btn-number btn-sm btn-pop position-absolute top-0 start-0&quot; data-type=&quot;minus&quot; data-deck=&quot;main&quot; data-id=&quot;1-63&quot;&gt;-&lt;/button&gt;&lt;button type=&quot;button&quot; class=&quot;btn btn-secondary btn-number btn-sm btn-push position-absolute top-0 end-0&quot; data-type=&quot;plus&quot; data-deck=&quot;main&quot; data-id=&quot;1-63&quot;&gt;+&lt;/button&gt;&lt;button type=&quot;button&quot; class=&quot;btn btn-secondary btn-number btn-sm btn-drop position-absolute bottom-0 end-0&quot; data-type=&quot;drop&quot; data-id=&quot;1-63&quot;&gt;v&lt;/button&gt;&lt;/div&gt;" calcext:value-type="string">
            <text:p>&lt;div class="container-card position-relative m-1" id="main-1-63"&gt;&lt;img class="d-block" width="80" height="112" src="https://one-draw.jp/ijinden/cardlist/001/card/01_063.png" /&gt;&lt;div class="container-num-copies position-absolute bottom-0 start-0 px-1" id="main-1-63-num-copies"&gt;0&lt;/div&gt;&lt;button type="button" class="btn btn-secondary btn-number btn-sm btn-pop position-absolute top-0 start-0" data-type="minus" data-deck="main" data-id="1-63"&gt;-&lt;/button&gt;&lt;button type="button" class="btn btn-secondary btn-number btn-sm btn-push position-absolute top-0 end-0" data-type="plus" data-deck="main" data-id="1-63"&gt;+&lt;/button&gt;&lt;button type="button" class="btn btn-secondary btn-number btn-sm btn-drop position-absolute bottom-0 end-0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 position-relative m-1&quot; id=&quot;side-1-63&quot;&gt;&lt;img class=&quot;d-block&quot; width=&quot;80&quot; height=&quot;112&quot; src=&quot;https://one-draw.jp/ijinden/cardlist/001/card/01_063.png&quot; /&gt;&lt;div class=&quot;container-num-copies position-absolute bottom-0 start-0 px-1&quot; id=&quot;side-1-63-num-copies&quot;&gt;0&lt;/div&gt;&lt;button type=&quot;button&quot; class=&quot;btn btn-secondary btn-number btn-sm btn-pop position-absolute top-0 start-0&quot; data-type=&quot;minus&quot; data-deck=&quot;side&quot; data-id=&quot;1-63&quot;&gt;-&lt;/button&gt;&lt;button type=&quot;button&quot; class=&quot;btn btn-secondary btn-number btn-sm btn-push position-absolute top-0 end-0&quot; data-type=&quot;plus&quot; data-deck=&quot;side&quot; data-id=&quot;1-63&quot;&gt;+&lt;/button&gt;&lt;button type=&quot;button&quot; class=&quot;btn btn-secondary btn-number btn-sm btn-raise position-absolute bottom-0 end-0&quot; data-type=&quot;raise&quot; data-id=&quot;1-63&quot;&gt;^&lt;/button&gt;&lt;/div&gt;" calcext:value-type="string">
            <text:p>&lt;div class="container-card position-relative m-1" id="side-1-63"&gt;&lt;img class="d-block" width="80" height="112" src="https://one-draw.jp/ijinden/cardlist/001/card/01_063.png" /&gt;&lt;div class="container-num-copies position-absolute bottom-0 start-0 px-1" id="side-1-63-num-copies"&gt;0&lt;/div&gt;&lt;button type="button" class="btn btn-secondary btn-number btn-sm btn-pop position-absolute top-0 start-0" data-type="minus" data-deck="side" data-id="1-63"&gt;-&lt;/button&gt;&lt;button type="button" class="btn btn-secondary btn-number btn-sm btn-push position-absolute top-0 end-0" data-type="plus" data-deck="side" data-id="1-63"&gt;+&lt;/button&gt;&lt;button type="button" class="btn btn-secondary btn-number btn-sm btn-raise position-absolute bottom-0 end-0" data-type="raise" data-id="1-63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;[.B103];[$HTML.$K$3];[.B103];[$HTML.$L$3];[.B103];[$HTML.$M$3];[.B103];[$HTML.$N$3];[.B103];[$HTML.$O$3];[.B103];[$HTML.$P$3])" office:value-type="string" office:string-value="&lt;tr id=&quot;table-1-63&quot; data-expansion=&quot;15&quot; data-type=&quot;4&quot; data-color=&quot;20&quot; data-term=&quot;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id="table-1-63" data-expansion="15" data-type="4" data-color="20" data-term="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 position-relative m-1&quot; id=&quot;main-1-64&quot;&gt;&lt;img class=&quot;d-block&quot; width=&quot;80&quot; height=&quot;112&quot; src=&quot;https://one-draw.jp/ijinden/cardlist/001/card/01_064.png&quot; /&gt;&lt;div class=&quot;container-num-copies position-absolute bottom-0 start-0 px-1&quot; id=&quot;main-1-64-num-copies&quot;&gt;0&lt;/div&gt;&lt;button type=&quot;button&quot; class=&quot;btn btn-secondary btn-number btn-sm btn-pop position-absolute top-0 start-0&quot; data-type=&quot;minus&quot; data-deck=&quot;main&quot; data-id=&quot;1-64&quot;&gt;-&lt;/button&gt;&lt;button type=&quot;button&quot; class=&quot;btn btn-secondary btn-number btn-sm btn-push position-absolute top-0 end-0&quot; data-type=&quot;plus&quot; data-deck=&quot;main&quot; data-id=&quot;1-64&quot;&gt;+&lt;/button&gt;&lt;button type=&quot;button&quot; class=&quot;btn btn-secondary btn-number btn-sm btn-drop position-absolute bottom-0 end-0&quot; data-type=&quot;drop&quot; data-id=&quot;1-64&quot;&gt;v&lt;/button&gt;&lt;/div&gt;" calcext:value-type="string">
            <text:p>&lt;div class="container-card position-relative m-1" id="main-1-64"&gt;&lt;img class="d-block" width="80" height="112" src="https://one-draw.jp/ijinden/cardlist/001/card/01_064.png" /&gt;&lt;div class="container-num-copies position-absolute bottom-0 start-0 px-1" id="main-1-64-num-copies"&gt;0&lt;/div&gt;&lt;button type="button" class="btn btn-secondary btn-number btn-sm btn-pop position-absolute top-0 start-0" data-type="minus" data-deck="main" data-id="1-64"&gt;-&lt;/button&gt;&lt;button type="button" class="btn btn-secondary btn-number btn-sm btn-push position-absolute top-0 end-0" data-type="plus" data-deck="main" data-id="1-64"&gt;+&lt;/button&gt;&lt;button type="button" class="btn btn-secondary btn-number btn-sm btn-drop position-absolute bottom-0 end-0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 position-relative m-1&quot; id=&quot;side-1-64&quot;&gt;&lt;img class=&quot;d-block&quot; width=&quot;80&quot; height=&quot;112&quot; src=&quot;https://one-draw.jp/ijinden/cardlist/001/card/01_064.png&quot; /&gt;&lt;div class=&quot;container-num-copies position-absolute bottom-0 start-0 px-1&quot; id=&quot;side-1-64-num-copies&quot;&gt;0&lt;/div&gt;&lt;button type=&quot;button&quot; class=&quot;btn btn-secondary btn-number btn-sm btn-pop position-absolute top-0 start-0&quot; data-type=&quot;minus&quot; data-deck=&quot;side&quot; data-id=&quot;1-64&quot;&gt;-&lt;/button&gt;&lt;button type=&quot;button&quot; class=&quot;btn btn-secondary btn-number btn-sm btn-push position-absolute top-0 end-0&quot; data-type=&quot;plus&quot; data-deck=&quot;side&quot; data-id=&quot;1-64&quot;&gt;+&lt;/button&gt;&lt;button type=&quot;button&quot; class=&quot;btn btn-secondary btn-number btn-sm btn-raise position-absolute bottom-0 end-0&quot; data-type=&quot;raise&quot; data-id=&quot;1-64&quot;&gt;^&lt;/button&gt;&lt;/div&gt;" calcext:value-type="string">
            <text:p>&lt;div class="container-card position-relative m-1" id="side-1-64"&gt;&lt;img class="d-block" width="80" height="112" src="https://one-draw.jp/ijinden/cardlist/001/card/01_064.png" /&gt;&lt;div class="container-num-copies position-absolute bottom-0 start-0 px-1" id="side-1-64-num-copies"&gt;0&lt;/div&gt;&lt;button type="button" class="btn btn-secondary btn-number btn-sm btn-pop position-absolute top-0 start-0" data-type="minus" data-deck="side" data-id="1-64"&gt;-&lt;/button&gt;&lt;button type="button" class="btn btn-secondary btn-number btn-sm btn-push position-absolute top-0 end-0" data-type="plus" data-deck="side" data-id="1-64"&gt;+&lt;/button&gt;&lt;button type="button" class="btn btn-secondary btn-number btn-sm btn-raise position-absolute bottom-0 end-0" data-type="raise" data-id="1-64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;[.B104];[$HTML.$K$3];[.B104];[$HTML.$L$3];[.B104];[$HTML.$M$3];[.B104];[$HTML.$N$3];[.B104];[$HTML.$O$3];[.B104];[$HTML.$P$3])" office:value-type="string" office:string-value="&lt;tr id=&quot;table-1-64&quot; data-expansion=&quot;15&quot; data-type=&quot;4&quot; data-color=&quot;20&quot; data-term=&quot;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id="table-1-64" data-expansion="15" data-type="4" data-color="20" data-term="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 position-relative m-1&quot; id=&quot;main-1-65&quot;&gt;&lt;img class=&quot;d-block&quot; width=&quot;80&quot; height=&quot;112&quot; src=&quot;https://one-draw.jp/ijinden/cardlist/001/card/01_065.png&quot; /&gt;&lt;div class=&quot;container-num-copies position-absolute bottom-0 start-0 px-1&quot; id=&quot;main-1-65-num-copies&quot;&gt;0&lt;/div&gt;&lt;button type=&quot;button&quot; class=&quot;btn btn-secondary btn-number btn-sm btn-pop position-absolute top-0 start-0&quot; data-type=&quot;minus&quot; data-deck=&quot;main&quot; data-id=&quot;1-65&quot;&gt;-&lt;/button&gt;&lt;button type=&quot;button&quot; class=&quot;btn btn-secondary btn-number btn-sm btn-push position-absolute top-0 end-0&quot; data-type=&quot;plus&quot; data-deck=&quot;main&quot; data-id=&quot;1-65&quot;&gt;+&lt;/button&gt;&lt;button type=&quot;button&quot; class=&quot;btn btn-secondary btn-number btn-sm btn-drop position-absolute bottom-0 end-0&quot; data-type=&quot;drop&quot; data-id=&quot;1-65&quot;&gt;v&lt;/button&gt;&lt;/div&gt;" calcext:value-type="string">
            <text:p>&lt;div class="container-card position-relative m-1" id="main-1-65"&gt;&lt;img class="d-block" width="80" height="112" src="https://one-draw.jp/ijinden/cardlist/001/card/01_065.png" /&gt;&lt;div class="container-num-copies position-absolute bottom-0 start-0 px-1" id="main-1-65-num-copies"&gt;0&lt;/div&gt;&lt;button type="button" class="btn btn-secondary btn-number btn-sm btn-pop position-absolute top-0 start-0" data-type="minus" data-deck="main" data-id="1-65"&gt;-&lt;/button&gt;&lt;button type="button" class="btn btn-secondary btn-number btn-sm btn-push position-absolute top-0 end-0" data-type="plus" data-deck="main" data-id="1-65"&gt;+&lt;/button&gt;&lt;button type="button" class="btn btn-secondary btn-number btn-sm btn-drop position-absolute bottom-0 end-0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 position-relative m-1&quot; id=&quot;side-1-65&quot;&gt;&lt;img class=&quot;d-block&quot; width=&quot;80&quot; height=&quot;112&quot; src=&quot;https://one-draw.jp/ijinden/cardlist/001/card/01_065.png&quot; /&gt;&lt;div class=&quot;container-num-copies position-absolute bottom-0 start-0 px-1&quot; id=&quot;side-1-65-num-copies&quot;&gt;0&lt;/div&gt;&lt;button type=&quot;button&quot; class=&quot;btn btn-secondary btn-number btn-sm btn-pop position-absolute top-0 start-0&quot; data-type=&quot;minus&quot; data-deck=&quot;side&quot; data-id=&quot;1-65&quot;&gt;-&lt;/button&gt;&lt;button type=&quot;button&quot; class=&quot;btn btn-secondary btn-number btn-sm btn-push position-absolute top-0 end-0&quot; data-type=&quot;plus&quot; data-deck=&quot;side&quot; data-id=&quot;1-65&quot;&gt;+&lt;/button&gt;&lt;button type=&quot;button&quot; class=&quot;btn btn-secondary btn-number btn-sm btn-raise position-absolute bottom-0 end-0&quot; data-type=&quot;raise&quot; data-id=&quot;1-65&quot;&gt;^&lt;/button&gt;&lt;/div&gt;" calcext:value-type="string">
            <text:p>&lt;div class="container-card position-relative m-1" id="side-1-65"&gt;&lt;img class="d-block" width="80" height="112" src="https://one-draw.jp/ijinden/cardlist/001/card/01_065.png" /&gt;&lt;div class="container-num-copies position-absolute bottom-0 start-0 px-1" id="side-1-65-num-copies"&gt;0&lt;/div&gt;&lt;button type="button" class="btn btn-secondary btn-number btn-sm btn-pop position-absolute top-0 start-0" data-type="minus" data-deck="side" data-id="1-65"&gt;-&lt;/button&gt;&lt;button type="button" class="btn btn-secondary btn-number btn-sm btn-push position-absolute top-0 end-0" data-type="plus" data-deck="side" data-id="1-65"&gt;+&lt;/button&gt;&lt;button type="button" class="btn btn-secondary btn-number btn-sm btn-raise position-absolute bottom-0 end-0" data-type="raise" data-id="1-65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;[.B105];[$HTML.$K$3];[.B105];[$HTML.$L$3];[.B105];[$HTML.$M$3];[.B105];[$HTML.$N$3];[.B105];[$HTML.$O$3];[.B105];[$HTML.$P$3])" office:value-type="string" office:string-value="&lt;tr id=&quot;table-1-65&quot; data-expansion=&quot;15&quot; data-type=&quot;4&quot; data-color=&quot;20&quot; data-term=&quot;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id="table-1-65" data-expansion="15" data-type="4" data-color="20" data-term="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 position-relative m-1&quot; id=&quot;main-1-66&quot;&gt;&lt;img class=&quot;d-block&quot; width=&quot;80&quot; height=&quot;112&quot; src=&quot;https://one-draw.jp/ijinden/cardlist/001/card/01_066.png&quot; /&gt;&lt;div class=&quot;container-num-copies position-absolute bottom-0 start-0 px-1&quot; id=&quot;main-1-66-num-copies&quot;&gt;0&lt;/div&gt;&lt;button type=&quot;button&quot; class=&quot;btn btn-secondary btn-number btn-sm btn-pop position-absolute top-0 start-0&quot; data-type=&quot;minus&quot; data-deck=&quot;main&quot; data-id=&quot;1-66&quot;&gt;-&lt;/button&gt;&lt;button type=&quot;button&quot; class=&quot;btn btn-secondary btn-number btn-sm btn-push position-absolute top-0 end-0&quot; data-type=&quot;plus&quot; data-deck=&quot;main&quot; data-id=&quot;1-66&quot;&gt;+&lt;/button&gt;&lt;button type=&quot;button&quot; class=&quot;btn btn-secondary btn-number btn-sm btn-drop position-absolute bottom-0 end-0&quot; data-type=&quot;drop&quot; data-id=&quot;1-66&quot;&gt;v&lt;/button&gt;&lt;/div&gt;" calcext:value-type="string">
            <text:p>&lt;div class="container-card position-relative m-1" id="main-1-66"&gt;&lt;img class="d-block" width="80" height="112" src="https://one-draw.jp/ijinden/cardlist/001/card/01_066.png" /&gt;&lt;div class="container-num-copies position-absolute bottom-0 start-0 px-1" id="main-1-66-num-copies"&gt;0&lt;/div&gt;&lt;button type="button" class="btn btn-secondary btn-number btn-sm btn-pop position-absolute top-0 start-0" data-type="minus" data-deck="main" data-id="1-66"&gt;-&lt;/button&gt;&lt;button type="button" class="btn btn-secondary btn-number btn-sm btn-push position-absolute top-0 end-0" data-type="plus" data-deck="main" data-id="1-66"&gt;+&lt;/button&gt;&lt;button type="button" class="btn btn-secondary btn-number btn-sm btn-drop position-absolute bottom-0 end-0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 position-relative m-1&quot; id=&quot;side-1-66&quot;&gt;&lt;img class=&quot;d-block&quot; width=&quot;80&quot; height=&quot;112&quot; src=&quot;https://one-draw.jp/ijinden/cardlist/001/card/01_066.png&quot; /&gt;&lt;div class=&quot;container-num-copies position-absolute bottom-0 start-0 px-1&quot; id=&quot;side-1-66-num-copies&quot;&gt;0&lt;/div&gt;&lt;button type=&quot;button&quot; class=&quot;btn btn-secondary btn-number btn-sm btn-pop position-absolute top-0 start-0&quot; data-type=&quot;minus&quot; data-deck=&quot;side&quot; data-id=&quot;1-66&quot;&gt;-&lt;/button&gt;&lt;button type=&quot;button&quot; class=&quot;btn btn-secondary btn-number btn-sm btn-push position-absolute top-0 end-0&quot; data-type=&quot;plus&quot; data-deck=&quot;side&quot; data-id=&quot;1-66&quot;&gt;+&lt;/button&gt;&lt;button type=&quot;button&quot; class=&quot;btn btn-secondary btn-number btn-sm btn-raise position-absolute bottom-0 end-0&quot; data-type=&quot;raise&quot; data-id=&quot;1-66&quot;&gt;^&lt;/button&gt;&lt;/div&gt;" calcext:value-type="string">
            <text:p>&lt;div class="container-card position-relative m-1" id="side-1-66"&gt;&lt;img class="d-block" width="80" height="112" src="https://one-draw.jp/ijinden/cardlist/001/card/01_066.png" /&gt;&lt;div class="container-num-copies position-absolute bottom-0 start-0 px-1" id="side-1-66-num-copies"&gt;0&lt;/div&gt;&lt;button type="button" class="btn btn-secondary btn-number btn-sm btn-pop position-absolute top-0 start-0" data-type="minus" data-deck="side" data-id="1-66"&gt;-&lt;/button&gt;&lt;button type="button" class="btn btn-secondary btn-number btn-sm btn-push position-absolute top-0 end-0" data-type="plus" data-deck="side" data-id="1-66"&gt;+&lt;/button&gt;&lt;button type="button" class="btn btn-secondary btn-number btn-sm btn-raise position-absolute bottom-0 end-0" data-type="raise" data-id="1-66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;[.B106];[$HTML.$K$3];[.B106];[$HTML.$L$3];[.B106];[$HTML.$M$3];[.B106];[$HTML.$N$3];[.B106];[$HTML.$O$3];[.B106];[$HTML.$P$3])" office:value-type="string" office:string-value="&lt;tr id=&quot;table-1-66&quot; data-expansion=&quot;15&quot; data-type=&quot;4&quot; data-color=&quot;30&quot; data-term=&quot;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id="table-1-66" data-expansion="15" data-type="4" data-color="30" data-term="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 position-relative m-1&quot; id=&quot;main-1-67&quot;&gt;&lt;img class=&quot;d-block&quot; width=&quot;80&quot; height=&quot;112&quot; src=&quot;https://one-draw.jp/ijinden/cardlist/001/card/01_067.png&quot; /&gt;&lt;div class=&quot;container-num-copies position-absolute bottom-0 start-0 px-1&quot; id=&quot;main-1-67-num-copies&quot;&gt;0&lt;/div&gt;&lt;button type=&quot;button&quot; class=&quot;btn btn-secondary btn-number btn-sm btn-pop position-absolute top-0 start-0&quot; data-type=&quot;minus&quot; data-deck=&quot;main&quot; data-id=&quot;1-67&quot;&gt;-&lt;/button&gt;&lt;button type=&quot;button&quot; class=&quot;btn btn-secondary btn-number btn-sm btn-push position-absolute top-0 end-0&quot; data-type=&quot;plus&quot; data-deck=&quot;main&quot; data-id=&quot;1-67&quot;&gt;+&lt;/button&gt;&lt;button type=&quot;button&quot; class=&quot;btn btn-secondary btn-number btn-sm btn-drop position-absolute bottom-0 end-0&quot; data-type=&quot;drop&quot; data-id=&quot;1-67&quot;&gt;v&lt;/button&gt;&lt;/div&gt;" calcext:value-type="string">
            <text:p>&lt;div class="container-card position-relative m-1" id="main-1-67"&gt;&lt;img class="d-block" width="80" height="112" src="https://one-draw.jp/ijinden/cardlist/001/card/01_067.png" /&gt;&lt;div class="container-num-copies position-absolute bottom-0 start-0 px-1" id="main-1-67-num-copies"&gt;0&lt;/div&gt;&lt;button type="button" class="btn btn-secondary btn-number btn-sm btn-pop position-absolute top-0 start-0" data-type="minus" data-deck="main" data-id="1-67"&gt;-&lt;/button&gt;&lt;button type="button" class="btn btn-secondary btn-number btn-sm btn-push position-absolute top-0 end-0" data-type="plus" data-deck="main" data-id="1-67"&gt;+&lt;/button&gt;&lt;button type="button" class="btn btn-secondary btn-number btn-sm btn-drop position-absolute bottom-0 end-0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 position-relative m-1&quot; id=&quot;side-1-67&quot;&gt;&lt;img class=&quot;d-block&quot; width=&quot;80&quot; height=&quot;112&quot; src=&quot;https://one-draw.jp/ijinden/cardlist/001/card/01_067.png&quot; /&gt;&lt;div class=&quot;container-num-copies position-absolute bottom-0 start-0 px-1&quot; id=&quot;side-1-67-num-copies&quot;&gt;0&lt;/div&gt;&lt;button type=&quot;button&quot; class=&quot;btn btn-secondary btn-number btn-sm btn-pop position-absolute top-0 start-0&quot; data-type=&quot;minus&quot; data-deck=&quot;side&quot; data-id=&quot;1-67&quot;&gt;-&lt;/button&gt;&lt;button type=&quot;button&quot; class=&quot;btn btn-secondary btn-number btn-sm btn-push position-absolute top-0 end-0&quot; data-type=&quot;plus&quot; data-deck=&quot;side&quot; data-id=&quot;1-67&quot;&gt;+&lt;/button&gt;&lt;button type=&quot;button&quot; class=&quot;btn btn-secondary btn-number btn-sm btn-raise position-absolute bottom-0 end-0&quot; data-type=&quot;raise&quot; data-id=&quot;1-67&quot;&gt;^&lt;/button&gt;&lt;/div&gt;" calcext:value-type="string">
            <text:p>&lt;div class="container-card position-relative m-1" id="side-1-67"&gt;&lt;img class="d-block" width="80" height="112" src="https://one-draw.jp/ijinden/cardlist/001/card/01_067.png" /&gt;&lt;div class="container-num-copies position-absolute bottom-0 start-0 px-1" id="side-1-67-num-copies"&gt;0&lt;/div&gt;&lt;button type="button" class="btn btn-secondary btn-number btn-sm btn-pop position-absolute top-0 start-0" data-type="minus" data-deck="side" data-id="1-67"&gt;-&lt;/button&gt;&lt;button type="button" class="btn btn-secondary btn-number btn-sm btn-push position-absolute top-0 end-0" data-type="plus" data-deck="side" data-id="1-67"&gt;+&lt;/button&gt;&lt;button type="button" class="btn btn-secondary btn-number btn-sm btn-raise position-absolute bottom-0 end-0" data-type="raise" data-id="1-67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;[.B107];[$HTML.$K$3];[.B107];[$HTML.$L$3];[.B107];[$HTML.$M$3];[.B107];[$HTML.$N$3];[.B107];[$HTML.$O$3];[.B107];[$HTML.$P$3])" office:value-type="string" office:string-value="&lt;tr id=&quot;table-1-67&quot; data-expansion=&quot;15&quot; data-type=&quot;4&quot; data-color=&quot;30&quot; data-term=&quot;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id="table-1-67" data-expansion="15" data-type="4" data-color="30" data-term="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 position-relative m-1&quot; id=&quot;main-1-68&quot;&gt;&lt;img class=&quot;d-block&quot; width=&quot;80&quot; height=&quot;112&quot; src=&quot;https://one-draw.jp/ijinden/cardlist/001/card/01_068.png&quot; /&gt;&lt;div class=&quot;container-num-copies position-absolute bottom-0 start-0 px-1&quot; id=&quot;main-1-68-num-copies&quot;&gt;0&lt;/div&gt;&lt;button type=&quot;button&quot; class=&quot;btn btn-secondary btn-number btn-sm btn-pop position-absolute top-0 start-0&quot; data-type=&quot;minus&quot; data-deck=&quot;main&quot; data-id=&quot;1-68&quot;&gt;-&lt;/button&gt;&lt;button type=&quot;button&quot; class=&quot;btn btn-secondary btn-number btn-sm btn-push position-absolute top-0 end-0&quot; data-type=&quot;plus&quot; data-deck=&quot;main&quot; data-id=&quot;1-68&quot;&gt;+&lt;/button&gt;&lt;button type=&quot;button&quot; class=&quot;btn btn-secondary btn-number btn-sm btn-drop position-absolute bottom-0 end-0&quot; data-type=&quot;drop&quot; data-id=&quot;1-68&quot;&gt;v&lt;/button&gt;&lt;/div&gt;" calcext:value-type="string">
            <text:p>&lt;div class="container-card position-relative m-1" id="main-1-68"&gt;&lt;img class="d-block" width="80" height="112" src="https://one-draw.jp/ijinden/cardlist/001/card/01_068.png" /&gt;&lt;div class="container-num-copies position-absolute bottom-0 start-0 px-1" id="main-1-68-num-copies"&gt;0&lt;/div&gt;&lt;button type="button" class="btn btn-secondary btn-number btn-sm btn-pop position-absolute top-0 start-0" data-type="minus" data-deck="main" data-id="1-68"&gt;-&lt;/button&gt;&lt;button type="button" class="btn btn-secondary btn-number btn-sm btn-push position-absolute top-0 end-0" data-type="plus" data-deck="main" data-id="1-68"&gt;+&lt;/button&gt;&lt;button type="button" class="btn btn-secondary btn-number btn-sm btn-drop position-absolute bottom-0 end-0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 position-relative m-1&quot; id=&quot;side-1-68&quot;&gt;&lt;img class=&quot;d-block&quot; width=&quot;80&quot; height=&quot;112&quot; src=&quot;https://one-draw.jp/ijinden/cardlist/001/card/01_068.png&quot; /&gt;&lt;div class=&quot;container-num-copies position-absolute bottom-0 start-0 px-1&quot; id=&quot;side-1-68-num-copies&quot;&gt;0&lt;/div&gt;&lt;button type=&quot;button&quot; class=&quot;btn btn-secondary btn-number btn-sm btn-pop position-absolute top-0 start-0&quot; data-type=&quot;minus&quot; data-deck=&quot;side&quot; data-id=&quot;1-68&quot;&gt;-&lt;/button&gt;&lt;button type=&quot;button&quot; class=&quot;btn btn-secondary btn-number btn-sm btn-push position-absolute top-0 end-0&quot; data-type=&quot;plus&quot; data-deck=&quot;side&quot; data-id=&quot;1-68&quot;&gt;+&lt;/button&gt;&lt;button type=&quot;button&quot; class=&quot;btn btn-secondary btn-number btn-sm btn-raise position-absolute bottom-0 end-0&quot; data-type=&quot;raise&quot; data-id=&quot;1-68&quot;&gt;^&lt;/button&gt;&lt;/div&gt;" calcext:value-type="string">
            <text:p>&lt;div class="container-card position-relative m-1" id="side-1-68"&gt;&lt;img class="d-block" width="80" height="112" src="https://one-draw.jp/ijinden/cardlist/001/card/01_068.png" /&gt;&lt;div class="container-num-copies position-absolute bottom-0 start-0 px-1" id="side-1-68-num-copies"&gt;0&lt;/div&gt;&lt;button type="button" class="btn btn-secondary btn-number btn-sm btn-pop position-absolute top-0 start-0" data-type="minus" data-deck="side" data-id="1-68"&gt;-&lt;/button&gt;&lt;button type="button" class="btn btn-secondary btn-number btn-sm btn-push position-absolute top-0 end-0" data-type="plus" data-deck="side" data-id="1-68"&gt;+&lt;/button&gt;&lt;button type="button" class="btn btn-secondary btn-number btn-sm btn-raise position-absolute bottom-0 end-0" data-type="raise" data-id="1-68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;[.B108];[$HTML.$K$3];[.B108];[$HTML.$L$3];[.B108];[$HTML.$M$3];[.B108];[$HTML.$N$3];[.B108];[$HTML.$O$3];[.B108];[$HTML.$P$3])" office:value-type="string" office:string-value="&lt;tr id=&quot;table-1-68&quot; data-expansion=&quot;15&quot; data-type=&quot;4&quot; data-color=&quot;30&quot; data-term=&quot;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id="table-1-68" data-expansion="15" data-type="4" data-color="30" data-term="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 position-relative m-1&quot; id=&quot;main-1-69&quot;&gt;&lt;img class=&quot;d-block&quot; width=&quot;80&quot; height=&quot;112&quot; src=&quot;https://one-draw.jp/ijinden/cardlist/001/card/01_069.png&quot; /&gt;&lt;div class=&quot;container-num-copies position-absolute bottom-0 start-0 px-1&quot; id=&quot;main-1-69-num-copies&quot;&gt;0&lt;/div&gt;&lt;button type=&quot;button&quot; class=&quot;btn btn-secondary btn-number btn-sm btn-pop position-absolute top-0 start-0&quot; data-type=&quot;minus&quot; data-deck=&quot;main&quot; data-id=&quot;1-69&quot;&gt;-&lt;/button&gt;&lt;button type=&quot;button&quot; class=&quot;btn btn-secondary btn-number btn-sm btn-push position-absolute top-0 end-0&quot; data-type=&quot;plus&quot; data-deck=&quot;main&quot; data-id=&quot;1-69&quot;&gt;+&lt;/button&gt;&lt;button type=&quot;button&quot; class=&quot;btn btn-secondary btn-number btn-sm btn-drop position-absolute bottom-0 end-0&quot; data-type=&quot;drop&quot; data-id=&quot;1-69&quot;&gt;v&lt;/button&gt;&lt;/div&gt;" calcext:value-type="string">
            <text:p>&lt;div class="container-card position-relative m-1" id="main-1-69"&gt;&lt;img class="d-block" width="80" height="112" src="https://one-draw.jp/ijinden/cardlist/001/card/01_069.png" /&gt;&lt;div class="container-num-copies position-absolute bottom-0 start-0 px-1" id="main-1-69-num-copies"&gt;0&lt;/div&gt;&lt;button type="button" class="btn btn-secondary btn-number btn-sm btn-pop position-absolute top-0 start-0" data-type="minus" data-deck="main" data-id="1-69"&gt;-&lt;/button&gt;&lt;button type="button" class="btn btn-secondary btn-number btn-sm btn-push position-absolute top-0 end-0" data-type="plus" data-deck="main" data-id="1-69"&gt;+&lt;/button&gt;&lt;button type="button" class="btn btn-secondary btn-number btn-sm btn-drop position-absolute bottom-0 end-0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 position-relative m-1&quot; id=&quot;side-1-69&quot;&gt;&lt;img class=&quot;d-block&quot; width=&quot;80&quot; height=&quot;112&quot; src=&quot;https://one-draw.jp/ijinden/cardlist/001/card/01_069.png&quot; /&gt;&lt;div class=&quot;container-num-copies position-absolute bottom-0 start-0 px-1&quot; id=&quot;side-1-69-num-copies&quot;&gt;0&lt;/div&gt;&lt;button type=&quot;button&quot; class=&quot;btn btn-secondary btn-number btn-sm btn-pop position-absolute top-0 start-0&quot; data-type=&quot;minus&quot; data-deck=&quot;side&quot; data-id=&quot;1-69&quot;&gt;-&lt;/button&gt;&lt;button type=&quot;button&quot; class=&quot;btn btn-secondary btn-number btn-sm btn-push position-absolute top-0 end-0&quot; data-type=&quot;plus&quot; data-deck=&quot;side&quot; data-id=&quot;1-69&quot;&gt;+&lt;/button&gt;&lt;button type=&quot;button&quot; class=&quot;btn btn-secondary btn-number btn-sm btn-raise position-absolute bottom-0 end-0&quot; data-type=&quot;raise&quot; data-id=&quot;1-69&quot;&gt;^&lt;/button&gt;&lt;/div&gt;" calcext:value-type="string">
            <text:p>&lt;div class="container-card position-relative m-1" id="side-1-69"&gt;&lt;img class="d-block" width="80" height="112" src="https://one-draw.jp/ijinden/cardlist/001/card/01_069.png" /&gt;&lt;div class="container-num-copies position-absolute bottom-0 start-0 px-1" id="side-1-69-num-copies"&gt;0&lt;/div&gt;&lt;button type="button" class="btn btn-secondary btn-number btn-sm btn-pop position-absolute top-0 start-0" data-type="minus" data-deck="side" data-id="1-69"&gt;-&lt;/button&gt;&lt;button type="button" class="btn btn-secondary btn-number btn-sm btn-push position-absolute top-0 end-0" data-type="plus" data-deck="side" data-id="1-69"&gt;+&lt;/button&gt;&lt;button type="button" class="btn btn-secondary btn-number btn-sm btn-raise position-absolute bottom-0 end-0" data-type="raise" data-id="1-69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;[.B109];[$HTML.$K$3];[.B109];[$HTML.$L$3];[.B109];[$HTML.$M$3];[.B109];[$HTML.$N$3];[.B109];[$HTML.$O$3];[.B109];[$HTML.$P$3])" office:value-type="string" office:string-value="&lt;tr id=&quot;table-1-69&quot; data-expansion=&quot;15&quot; data-type=&quot;4&quot; data-color=&quot;30&quot; data-term=&quot;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id="table-1-69" data-expansion="15" data-type="4" data-color="30" data-term="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 position-relative m-1&quot; id=&quot;main-1-70&quot;&gt;&lt;img class=&quot;d-block&quot; width=&quot;80&quot; height=&quot;112&quot; src=&quot;https://one-draw.jp/ijinden/cardlist/001/card/01_070.png&quot; /&gt;&lt;div class=&quot;container-num-copies position-absolute bottom-0 start-0 px-1&quot; id=&quot;main-1-70-num-copies&quot;&gt;0&lt;/div&gt;&lt;button type=&quot;button&quot; class=&quot;btn btn-secondary btn-number btn-sm btn-pop position-absolute top-0 start-0&quot; data-type=&quot;minus&quot; data-deck=&quot;main&quot; data-id=&quot;1-70&quot;&gt;-&lt;/button&gt;&lt;button type=&quot;button&quot; class=&quot;btn btn-secondary btn-number btn-sm btn-push position-absolute top-0 end-0&quot; data-type=&quot;plus&quot; data-deck=&quot;main&quot; data-id=&quot;1-70&quot;&gt;+&lt;/button&gt;&lt;button type=&quot;button&quot; class=&quot;btn btn-secondary btn-number btn-sm btn-drop position-absolute bottom-0 end-0&quot; data-type=&quot;drop&quot; data-id=&quot;1-70&quot;&gt;v&lt;/button&gt;&lt;/div&gt;" calcext:value-type="string">
            <text:p>&lt;div class="container-card position-relative m-1" id="main-1-70"&gt;&lt;img class="d-block" width="80" height="112" src="https://one-draw.jp/ijinden/cardlist/001/card/01_070.png" /&gt;&lt;div class="container-num-copies position-absolute bottom-0 start-0 px-1" id="main-1-70-num-copies"&gt;0&lt;/div&gt;&lt;button type="button" class="btn btn-secondary btn-number btn-sm btn-pop position-absolute top-0 start-0" data-type="minus" data-deck="main" data-id="1-70"&gt;-&lt;/button&gt;&lt;button type="button" class="btn btn-secondary btn-number btn-sm btn-push position-absolute top-0 end-0" data-type="plus" data-deck="main" data-id="1-70"&gt;+&lt;/button&gt;&lt;button type="button" class="btn btn-secondary btn-number btn-sm btn-drop position-absolute bottom-0 end-0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 position-relative m-1&quot; id=&quot;side-1-70&quot;&gt;&lt;img class=&quot;d-block&quot; width=&quot;80&quot; height=&quot;112&quot; src=&quot;https://one-draw.jp/ijinden/cardlist/001/card/01_070.png&quot; /&gt;&lt;div class=&quot;container-num-copies position-absolute bottom-0 start-0 px-1&quot; id=&quot;side-1-70-num-copies&quot;&gt;0&lt;/div&gt;&lt;button type=&quot;button&quot; class=&quot;btn btn-secondary btn-number btn-sm btn-pop position-absolute top-0 start-0&quot; data-type=&quot;minus&quot; data-deck=&quot;side&quot; data-id=&quot;1-70&quot;&gt;-&lt;/button&gt;&lt;button type=&quot;button&quot; class=&quot;btn btn-secondary btn-number btn-sm btn-push position-absolute top-0 end-0&quot; data-type=&quot;plus&quot; data-deck=&quot;side&quot; data-id=&quot;1-70&quot;&gt;+&lt;/button&gt;&lt;button type=&quot;button&quot; class=&quot;btn btn-secondary btn-number btn-sm btn-raise position-absolute bottom-0 end-0&quot; data-type=&quot;raise&quot; data-id=&quot;1-70&quot;&gt;^&lt;/button&gt;&lt;/div&gt;" calcext:value-type="string">
            <text:p>&lt;div class="container-card position-relative m-1" id="side-1-70"&gt;&lt;img class="d-block" width="80" height="112" src="https://one-draw.jp/ijinden/cardlist/001/card/01_070.png" /&gt;&lt;div class="container-num-copies position-absolute bottom-0 start-0 px-1" id="side-1-70-num-copies"&gt;0&lt;/div&gt;&lt;button type="button" class="btn btn-secondary btn-number btn-sm btn-pop position-absolute top-0 start-0" data-type="minus" data-deck="side" data-id="1-70"&gt;-&lt;/button&gt;&lt;button type="button" class="btn btn-secondary btn-number btn-sm btn-push position-absolute top-0 end-0" data-type="plus" data-deck="side" data-id="1-70"&gt;+&lt;/button&gt;&lt;button type="button" class="btn btn-secondary btn-number btn-sm btn-raise position-absolute bottom-0 end-0" data-type="raise" data-id="1-70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;[.B110];[$HTML.$K$3];[.B110];[$HTML.$L$3];[.B110];[$HTML.$M$3];[.B110];[$HTML.$N$3];[.B110];[$HTML.$O$3];[.B110];[$HTML.$P$3])" office:value-type="string" office:string-value="&lt;tr id=&quot;table-1-70&quot; data-expansion=&quot;15&quot; data-type=&quot;1&quot; data-color=&quot;10&quot; data-term=&quot;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id="table-1-70" data-expansion="15" data-type="1" data-color="10" data-term="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 position-relative m-1&quot; id=&quot;main-1-71&quot;&gt;&lt;img class=&quot;d-block&quot; width=&quot;80&quot; height=&quot;112&quot; src=&quot;https://one-draw.jp/ijinden/cardlist/001/card/01_071.png&quot; /&gt;&lt;div class=&quot;container-num-copies position-absolute bottom-0 start-0 px-1&quot; id=&quot;main-1-71-num-copies&quot;&gt;0&lt;/div&gt;&lt;button type=&quot;button&quot; class=&quot;btn btn-secondary btn-number btn-sm btn-pop position-absolute top-0 start-0&quot; data-type=&quot;minus&quot; data-deck=&quot;main&quot; data-id=&quot;1-71&quot;&gt;-&lt;/button&gt;&lt;button type=&quot;button&quot; class=&quot;btn btn-secondary btn-number btn-sm btn-push position-absolute top-0 end-0&quot; data-type=&quot;plus&quot; data-deck=&quot;main&quot; data-id=&quot;1-71&quot;&gt;+&lt;/button&gt;&lt;button type=&quot;button&quot; class=&quot;btn btn-secondary btn-number btn-sm btn-drop position-absolute bottom-0 end-0&quot; data-type=&quot;drop&quot; data-id=&quot;1-71&quot;&gt;v&lt;/button&gt;&lt;/div&gt;" calcext:value-type="string">
            <text:p>&lt;div class="container-card position-relative m-1" id="main-1-71"&gt;&lt;img class="d-block" width="80" height="112" src="https://one-draw.jp/ijinden/cardlist/001/card/01_071.png" /&gt;&lt;div class="container-num-copies position-absolute bottom-0 start-0 px-1" id="main-1-71-num-copies"&gt;0&lt;/div&gt;&lt;button type="button" class="btn btn-secondary btn-number btn-sm btn-pop position-absolute top-0 start-0" data-type="minus" data-deck="main" data-id="1-71"&gt;-&lt;/button&gt;&lt;button type="button" class="btn btn-secondary btn-number btn-sm btn-push position-absolute top-0 end-0" data-type="plus" data-deck="main" data-id="1-71"&gt;+&lt;/button&gt;&lt;button type="button" class="btn btn-secondary btn-number btn-sm btn-drop position-absolute bottom-0 end-0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 position-relative m-1&quot; id=&quot;side-1-71&quot;&gt;&lt;img class=&quot;d-block&quot; width=&quot;80&quot; height=&quot;112&quot; src=&quot;https://one-draw.jp/ijinden/cardlist/001/card/01_071.png&quot; /&gt;&lt;div class=&quot;container-num-copies position-absolute bottom-0 start-0 px-1&quot; id=&quot;side-1-71-num-copies&quot;&gt;0&lt;/div&gt;&lt;button type=&quot;button&quot; class=&quot;btn btn-secondary btn-number btn-sm btn-pop position-absolute top-0 start-0&quot; data-type=&quot;minus&quot; data-deck=&quot;side&quot; data-id=&quot;1-71&quot;&gt;-&lt;/button&gt;&lt;button type=&quot;button&quot; class=&quot;btn btn-secondary btn-number btn-sm btn-push position-absolute top-0 end-0&quot; data-type=&quot;plus&quot; data-deck=&quot;side&quot; data-id=&quot;1-71&quot;&gt;+&lt;/button&gt;&lt;button type=&quot;button&quot; class=&quot;btn btn-secondary btn-number btn-sm btn-raise position-absolute bottom-0 end-0&quot; data-type=&quot;raise&quot; data-id=&quot;1-71&quot;&gt;^&lt;/button&gt;&lt;/div&gt;" calcext:value-type="string">
            <text:p>&lt;div class="container-card position-relative m-1" id="side-1-71"&gt;&lt;img class="d-block" width="80" height="112" src="https://one-draw.jp/ijinden/cardlist/001/card/01_071.png" /&gt;&lt;div class="container-num-copies position-absolute bottom-0 start-0 px-1" id="side-1-71-num-copies"&gt;0&lt;/div&gt;&lt;button type="button" class="btn btn-secondary btn-number btn-sm btn-pop position-absolute top-0 start-0" data-type="minus" data-deck="side" data-id="1-71"&gt;-&lt;/button&gt;&lt;button type="button" class="btn btn-secondary btn-number btn-sm btn-push position-absolute top-0 end-0" data-type="plus" data-deck="side" data-id="1-71"&gt;+&lt;/button&gt;&lt;button type="button" class="btn btn-secondary btn-number btn-sm btn-raise position-absolute bottom-0 end-0" data-type="raise" data-id="1-71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;[.B111];[$HTML.$K$3];[.B111];[$HTML.$L$3];[.B111];[$HTML.$M$3];[.B111];[$HTML.$N$3];[.B111];[$HTML.$O$3];[.B111];[$HTML.$P$3])" office:value-type="string" office:string-value="&lt;tr id=&quot;table-1-71&quot; data-expansion=&quot;15&quot; data-type=&quot;1&quot; data-color=&quot;10&quot; data-term=&quot;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id="table-1-71" data-expansion="15" data-type="1" data-color="10" data-term="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 position-relative m-1&quot; id=&quot;main-1-72&quot;&gt;&lt;img class=&quot;d-block&quot; width=&quot;80&quot; height=&quot;112&quot; src=&quot;https://one-draw.jp/ijinden/cardlist/001/card/01_072.png&quot; /&gt;&lt;div class=&quot;container-num-copies position-absolute bottom-0 start-0 px-1&quot; id=&quot;main-1-72-num-copies&quot;&gt;0&lt;/div&gt;&lt;button type=&quot;button&quot; class=&quot;btn btn-secondary btn-number btn-sm btn-pop position-absolute top-0 start-0&quot; data-type=&quot;minus&quot; data-deck=&quot;main&quot; data-id=&quot;1-72&quot;&gt;-&lt;/button&gt;&lt;button type=&quot;button&quot; class=&quot;btn btn-secondary btn-number btn-sm btn-push position-absolute top-0 end-0&quot; data-type=&quot;plus&quot; data-deck=&quot;main&quot; data-id=&quot;1-72&quot;&gt;+&lt;/button&gt;&lt;button type=&quot;button&quot; class=&quot;btn btn-secondary btn-number btn-sm btn-drop position-absolute bottom-0 end-0&quot; data-type=&quot;drop&quot; data-id=&quot;1-72&quot;&gt;v&lt;/button&gt;&lt;/div&gt;" calcext:value-type="string">
            <text:p>&lt;div class="container-card position-relative m-1" id="main-1-72"&gt;&lt;img class="d-block" width="80" height="112" src="https://one-draw.jp/ijinden/cardlist/001/card/01_072.png" /&gt;&lt;div class="container-num-copies position-absolute bottom-0 start-0 px-1" id="main-1-72-num-copies"&gt;0&lt;/div&gt;&lt;button type="button" class="btn btn-secondary btn-number btn-sm btn-pop position-absolute top-0 start-0" data-type="minus" data-deck="main" data-id="1-72"&gt;-&lt;/button&gt;&lt;button type="button" class="btn btn-secondary btn-number btn-sm btn-push position-absolute top-0 end-0" data-type="plus" data-deck="main" data-id="1-72"&gt;+&lt;/button&gt;&lt;button type="button" class="btn btn-secondary btn-number btn-sm btn-drop position-absolute bottom-0 end-0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 position-relative m-1&quot; id=&quot;side-1-72&quot;&gt;&lt;img class=&quot;d-block&quot; width=&quot;80&quot; height=&quot;112&quot; src=&quot;https://one-draw.jp/ijinden/cardlist/001/card/01_072.png&quot; /&gt;&lt;div class=&quot;container-num-copies position-absolute bottom-0 start-0 px-1&quot; id=&quot;side-1-72-num-copies&quot;&gt;0&lt;/div&gt;&lt;button type=&quot;button&quot; class=&quot;btn btn-secondary btn-number btn-sm btn-pop position-absolute top-0 start-0&quot; data-type=&quot;minus&quot; data-deck=&quot;side&quot; data-id=&quot;1-72&quot;&gt;-&lt;/button&gt;&lt;button type=&quot;button&quot; class=&quot;btn btn-secondary btn-number btn-sm btn-push position-absolute top-0 end-0&quot; data-type=&quot;plus&quot; data-deck=&quot;side&quot; data-id=&quot;1-72&quot;&gt;+&lt;/button&gt;&lt;button type=&quot;button&quot; class=&quot;btn btn-secondary btn-number btn-sm btn-raise position-absolute bottom-0 end-0&quot; data-type=&quot;raise&quot; data-id=&quot;1-72&quot;&gt;^&lt;/button&gt;&lt;/div&gt;" calcext:value-type="string">
            <text:p>&lt;div class="container-card position-relative m-1" id="side-1-72"&gt;&lt;img class="d-block" width="80" height="112" src="https://one-draw.jp/ijinden/cardlist/001/card/01_072.png" /&gt;&lt;div class="container-num-copies position-absolute bottom-0 start-0 px-1" id="side-1-72-num-copies"&gt;0&lt;/div&gt;&lt;button type="button" class="btn btn-secondary btn-number btn-sm btn-pop position-absolute top-0 start-0" data-type="minus" data-deck="side" data-id="1-72"&gt;-&lt;/button&gt;&lt;button type="button" class="btn btn-secondary btn-number btn-sm btn-push position-absolute top-0 end-0" data-type="plus" data-deck="side" data-id="1-72"&gt;+&lt;/button&gt;&lt;button type="button" class="btn btn-secondary btn-number btn-sm btn-raise position-absolute bottom-0 end-0" data-type="raise" data-id="1-72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;[.B112];[$HTML.$K$3];[.B112];[$HTML.$L$3];[.B112];[$HTML.$M$3];[.B112];[$HTML.$N$3];[.B112];[$HTML.$O$3];[.B112];[$HTML.$P$3])" office:value-type="string" office:string-value="&lt;tr id=&quot;table-1-72&quot; data-expansion=&quot;15&quot; data-type=&quot;1&quot; data-color=&quot;10&quot; data-term=&quot;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id="table-1-72" data-expansion="15" data-type="1" data-color="10" data-term="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 position-relative m-1&quot; id=&quot;main-1-73&quot;&gt;&lt;img class=&quot;d-block&quot; width=&quot;80&quot; height=&quot;112&quot; src=&quot;https://one-draw.jp/ijinden/cardlist/001/card/01_073.png&quot; /&gt;&lt;div class=&quot;container-num-copies position-absolute bottom-0 start-0 px-1&quot; id=&quot;main-1-73-num-copies&quot;&gt;0&lt;/div&gt;&lt;button type=&quot;button&quot; class=&quot;btn btn-secondary btn-number btn-sm btn-pop position-absolute top-0 start-0&quot; data-type=&quot;minus&quot; data-deck=&quot;main&quot; data-id=&quot;1-73&quot;&gt;-&lt;/button&gt;&lt;button type=&quot;button&quot; class=&quot;btn btn-secondary btn-number btn-sm btn-push position-absolute top-0 end-0&quot; data-type=&quot;plus&quot; data-deck=&quot;main&quot; data-id=&quot;1-73&quot;&gt;+&lt;/button&gt;&lt;button type=&quot;button&quot; class=&quot;btn btn-secondary btn-number btn-sm btn-drop position-absolute bottom-0 end-0&quot; data-type=&quot;drop&quot; data-id=&quot;1-73&quot;&gt;v&lt;/button&gt;&lt;/div&gt;" calcext:value-type="string">
            <text:p>&lt;div class="container-card position-relative m-1" id="main-1-73"&gt;&lt;img class="d-block" width="80" height="112" src="https://one-draw.jp/ijinden/cardlist/001/card/01_073.png" /&gt;&lt;div class="container-num-copies position-absolute bottom-0 start-0 px-1" id="main-1-73-num-copies"&gt;0&lt;/div&gt;&lt;button type="button" class="btn btn-secondary btn-number btn-sm btn-pop position-absolute top-0 start-0" data-type="minus" data-deck="main" data-id="1-73"&gt;-&lt;/button&gt;&lt;button type="button" class="btn btn-secondary btn-number btn-sm btn-push position-absolute top-0 end-0" data-type="plus" data-deck="main" data-id="1-73"&gt;+&lt;/button&gt;&lt;button type="button" class="btn btn-secondary btn-number btn-sm btn-drop position-absolute bottom-0 end-0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 position-relative m-1&quot; id=&quot;side-1-73&quot;&gt;&lt;img class=&quot;d-block&quot; width=&quot;80&quot; height=&quot;112&quot; src=&quot;https://one-draw.jp/ijinden/cardlist/001/card/01_073.png&quot; /&gt;&lt;div class=&quot;container-num-copies position-absolute bottom-0 start-0 px-1&quot; id=&quot;side-1-73-num-copies&quot;&gt;0&lt;/div&gt;&lt;button type=&quot;button&quot; class=&quot;btn btn-secondary btn-number btn-sm btn-pop position-absolute top-0 start-0&quot; data-type=&quot;minus&quot; data-deck=&quot;side&quot; data-id=&quot;1-73&quot;&gt;-&lt;/button&gt;&lt;button type=&quot;button&quot; class=&quot;btn btn-secondary btn-number btn-sm btn-push position-absolute top-0 end-0&quot; data-type=&quot;plus&quot; data-deck=&quot;side&quot; data-id=&quot;1-73&quot;&gt;+&lt;/button&gt;&lt;button type=&quot;button&quot; class=&quot;btn btn-secondary btn-number btn-sm btn-raise position-absolute bottom-0 end-0&quot; data-type=&quot;raise&quot; data-id=&quot;1-73&quot;&gt;^&lt;/button&gt;&lt;/div&gt;" calcext:value-type="string">
            <text:p>&lt;div class="container-card position-relative m-1" id="side-1-73"&gt;&lt;img class="d-block" width="80" height="112" src="https://one-draw.jp/ijinden/cardlist/001/card/01_073.png" /&gt;&lt;div class="container-num-copies position-absolute bottom-0 start-0 px-1" id="side-1-73-num-copies"&gt;0&lt;/div&gt;&lt;button type="button" class="btn btn-secondary btn-number btn-sm btn-pop position-absolute top-0 start-0" data-type="minus" data-deck="side" data-id="1-73"&gt;-&lt;/button&gt;&lt;button type="button" class="btn btn-secondary btn-number btn-sm btn-push position-absolute top-0 end-0" data-type="plus" data-deck="side" data-id="1-73"&gt;+&lt;/button&gt;&lt;button type="button" class="btn btn-secondary btn-number btn-sm btn-raise position-absolute bottom-0 end-0" data-type="raise" data-id="1-73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;[.B113];[$HTML.$K$3];[.B113];[$HTML.$L$3];[.B113];[$HTML.$M$3];[.B113];[$HTML.$N$3];[.B113];[$HTML.$O$3];[.B113];[$HTML.$P$3])" office:value-type="string" office:string-value="&lt;tr id=&quot;table-1-73&quot; data-expansion=&quot;15&quot; data-type=&quot;1&quot; data-color=&quot;20&quot; data-term=&quot;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id="table-1-73" data-expansion="15" data-type="1" data-color="20" data-term="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 position-relative m-1&quot; id=&quot;main-1-74&quot;&gt;&lt;img class=&quot;d-block&quot; width=&quot;80&quot; height=&quot;112&quot; src=&quot;https://one-draw.jp/ijinden/cardlist/001/card/01_074.png&quot; /&gt;&lt;div class=&quot;container-num-copies position-absolute bottom-0 start-0 px-1&quot; id=&quot;main-1-74-num-copies&quot;&gt;0&lt;/div&gt;&lt;button type=&quot;button&quot; class=&quot;btn btn-secondary btn-number btn-sm btn-pop position-absolute top-0 start-0&quot; data-type=&quot;minus&quot; data-deck=&quot;main&quot; data-id=&quot;1-74&quot;&gt;-&lt;/button&gt;&lt;button type=&quot;button&quot; class=&quot;btn btn-secondary btn-number btn-sm btn-push position-absolute top-0 end-0&quot; data-type=&quot;plus&quot; data-deck=&quot;main&quot; data-id=&quot;1-74&quot;&gt;+&lt;/button&gt;&lt;button type=&quot;button&quot; class=&quot;btn btn-secondary btn-number btn-sm btn-drop position-absolute bottom-0 end-0&quot; data-type=&quot;drop&quot; data-id=&quot;1-74&quot;&gt;v&lt;/button&gt;&lt;/div&gt;" calcext:value-type="string">
            <text:p>&lt;div class="container-card position-relative m-1" id="main-1-74"&gt;&lt;img class="d-block" width="80" height="112" src="https://one-draw.jp/ijinden/cardlist/001/card/01_074.png" /&gt;&lt;div class="container-num-copies position-absolute bottom-0 start-0 px-1" id="main-1-74-num-copies"&gt;0&lt;/div&gt;&lt;button type="button" class="btn btn-secondary btn-number btn-sm btn-pop position-absolute top-0 start-0" data-type="minus" data-deck="main" data-id="1-74"&gt;-&lt;/button&gt;&lt;button type="button" class="btn btn-secondary btn-number btn-sm btn-push position-absolute top-0 end-0" data-type="plus" data-deck="main" data-id="1-74"&gt;+&lt;/button&gt;&lt;button type="button" class="btn btn-secondary btn-number btn-sm btn-drop position-absolute bottom-0 end-0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 position-relative m-1&quot; id=&quot;side-1-74&quot;&gt;&lt;img class=&quot;d-block&quot; width=&quot;80&quot; height=&quot;112&quot; src=&quot;https://one-draw.jp/ijinden/cardlist/001/card/01_074.png&quot; /&gt;&lt;div class=&quot;container-num-copies position-absolute bottom-0 start-0 px-1&quot; id=&quot;side-1-74-num-copies&quot;&gt;0&lt;/div&gt;&lt;button type=&quot;button&quot; class=&quot;btn btn-secondary btn-number btn-sm btn-pop position-absolute top-0 start-0&quot; data-type=&quot;minus&quot; data-deck=&quot;side&quot; data-id=&quot;1-74&quot;&gt;-&lt;/button&gt;&lt;button type=&quot;button&quot; class=&quot;btn btn-secondary btn-number btn-sm btn-push position-absolute top-0 end-0&quot; data-type=&quot;plus&quot; data-deck=&quot;side&quot; data-id=&quot;1-74&quot;&gt;+&lt;/button&gt;&lt;button type=&quot;button&quot; class=&quot;btn btn-secondary btn-number btn-sm btn-raise position-absolute bottom-0 end-0&quot; data-type=&quot;raise&quot; data-id=&quot;1-74&quot;&gt;^&lt;/button&gt;&lt;/div&gt;" calcext:value-type="string">
            <text:p>&lt;div class="container-card position-relative m-1" id="side-1-74"&gt;&lt;img class="d-block" width="80" height="112" src="https://one-draw.jp/ijinden/cardlist/001/card/01_074.png" /&gt;&lt;div class="container-num-copies position-absolute bottom-0 start-0 px-1" id="side-1-74-num-copies"&gt;0&lt;/div&gt;&lt;button type="button" class="btn btn-secondary btn-number btn-sm btn-pop position-absolute top-0 start-0" data-type="minus" data-deck="side" data-id="1-74"&gt;-&lt;/button&gt;&lt;button type="button" class="btn btn-secondary btn-number btn-sm btn-push position-absolute top-0 end-0" data-type="plus" data-deck="side" data-id="1-74"&gt;+&lt;/button&gt;&lt;button type="button" class="btn btn-secondary btn-number btn-sm btn-raise position-absolute bottom-0 end-0" data-type="raise" data-id="1-74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;[.B114];[$HTML.$K$3];[.B114];[$HTML.$L$3];[.B114];[$HTML.$M$3];[.B114];[$HTML.$N$3];[.B114];[$HTML.$O$3];[.B114];[$HTML.$P$3])" office:value-type="string" office:string-value="&lt;tr id=&quot;table-1-74&quot; data-expansion=&quot;15&quot; data-type=&quot;1&quot; data-color=&quot;20&quot; data-term=&quot;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id="table-1-74" data-expansion="15" data-type="1" data-color="20" data-term="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 position-relative m-1&quot; id=&quot;main-1-75&quot;&gt;&lt;img class=&quot;d-block&quot; width=&quot;80&quot; height=&quot;112&quot; src=&quot;https://one-draw.jp/ijinden/cardlist/001/card/01_075.png&quot; /&gt;&lt;div class=&quot;container-num-copies position-absolute bottom-0 start-0 px-1&quot; id=&quot;main-1-75-num-copies&quot;&gt;0&lt;/div&gt;&lt;button type=&quot;button&quot; class=&quot;btn btn-secondary btn-number btn-sm btn-pop position-absolute top-0 start-0&quot; data-type=&quot;minus&quot; data-deck=&quot;main&quot; data-id=&quot;1-75&quot;&gt;-&lt;/button&gt;&lt;button type=&quot;button&quot; class=&quot;btn btn-secondary btn-number btn-sm btn-push position-absolute top-0 end-0&quot; data-type=&quot;plus&quot; data-deck=&quot;main&quot; data-id=&quot;1-75&quot;&gt;+&lt;/button&gt;&lt;button type=&quot;button&quot; class=&quot;btn btn-secondary btn-number btn-sm btn-drop position-absolute bottom-0 end-0&quot; data-type=&quot;drop&quot; data-id=&quot;1-75&quot;&gt;v&lt;/button&gt;&lt;/div&gt;" calcext:value-type="string">
            <text:p>&lt;div class="container-card position-relative m-1" id="main-1-75"&gt;&lt;img class="d-block" width="80" height="112" src="https://one-draw.jp/ijinden/cardlist/001/card/01_075.png" /&gt;&lt;div class="container-num-copies position-absolute bottom-0 start-0 px-1" id="main-1-75-num-copies"&gt;0&lt;/div&gt;&lt;button type="button" class="btn btn-secondary btn-number btn-sm btn-pop position-absolute top-0 start-0" data-type="minus" data-deck="main" data-id="1-75"&gt;-&lt;/button&gt;&lt;button type="button" class="btn btn-secondary btn-number btn-sm btn-push position-absolute top-0 end-0" data-type="plus" data-deck="main" data-id="1-75"&gt;+&lt;/button&gt;&lt;button type="button" class="btn btn-secondary btn-number btn-sm btn-drop position-absolute bottom-0 end-0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 position-relative m-1&quot; id=&quot;side-1-75&quot;&gt;&lt;img class=&quot;d-block&quot; width=&quot;80&quot; height=&quot;112&quot; src=&quot;https://one-draw.jp/ijinden/cardlist/001/card/01_075.png&quot; /&gt;&lt;div class=&quot;container-num-copies position-absolute bottom-0 start-0 px-1&quot; id=&quot;side-1-75-num-copies&quot;&gt;0&lt;/div&gt;&lt;button type=&quot;button&quot; class=&quot;btn btn-secondary btn-number btn-sm btn-pop position-absolute top-0 start-0&quot; data-type=&quot;minus&quot; data-deck=&quot;side&quot; data-id=&quot;1-75&quot;&gt;-&lt;/button&gt;&lt;button type=&quot;button&quot; class=&quot;btn btn-secondary btn-number btn-sm btn-push position-absolute top-0 end-0&quot; data-type=&quot;plus&quot; data-deck=&quot;side&quot; data-id=&quot;1-75&quot;&gt;+&lt;/button&gt;&lt;button type=&quot;button&quot; class=&quot;btn btn-secondary btn-number btn-sm btn-raise position-absolute bottom-0 end-0&quot; data-type=&quot;raise&quot; data-id=&quot;1-75&quot;&gt;^&lt;/button&gt;&lt;/div&gt;" calcext:value-type="string">
            <text:p>&lt;div class="container-card position-relative m-1" id="side-1-75"&gt;&lt;img class="d-block" width="80" height="112" src="https://one-draw.jp/ijinden/cardlist/001/card/01_075.png" /&gt;&lt;div class="container-num-copies position-absolute bottom-0 start-0 px-1" id="side-1-75-num-copies"&gt;0&lt;/div&gt;&lt;button type="button" class="btn btn-secondary btn-number btn-sm btn-pop position-absolute top-0 start-0" data-type="minus" data-deck="side" data-id="1-75"&gt;-&lt;/button&gt;&lt;button type="button" class="btn btn-secondary btn-number btn-sm btn-push position-absolute top-0 end-0" data-type="plus" data-deck="side" data-id="1-75"&gt;+&lt;/button&gt;&lt;button type="button" class="btn btn-secondary btn-number btn-sm btn-raise position-absolute bottom-0 end-0" data-type="raise" data-id="1-75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;[.B115];[$HTML.$K$3];[.B115];[$HTML.$L$3];[.B115];[$HTML.$M$3];[.B115];[$HTML.$N$3];[.B115];[$HTML.$O$3];[.B115];[$HTML.$P$3])" office:value-type="string" office:string-value="&lt;tr id=&quot;table-1-75&quot; data-expansion=&quot;15&quot; data-type=&quot;1&quot; data-color=&quot;20&quot; data-term=&quot;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id="table-1-75" data-expansion="15" data-type="1" data-color="20" data-term="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 position-relative m-1&quot; id=&quot;main-1-76&quot;&gt;&lt;img class=&quot;d-block&quot; width=&quot;80&quot; height=&quot;112&quot; src=&quot;https://one-draw.jp/ijinden/cardlist/001/card/01_076.png&quot; /&gt;&lt;div class=&quot;container-num-copies position-absolute bottom-0 start-0 px-1&quot; id=&quot;main-1-76-num-copies&quot;&gt;0&lt;/div&gt;&lt;button type=&quot;button&quot; class=&quot;btn btn-secondary btn-number btn-sm btn-pop position-absolute top-0 start-0&quot; data-type=&quot;minus&quot; data-deck=&quot;main&quot; data-id=&quot;1-76&quot;&gt;-&lt;/button&gt;&lt;button type=&quot;button&quot; class=&quot;btn btn-secondary btn-number btn-sm btn-push position-absolute top-0 end-0&quot; data-type=&quot;plus&quot; data-deck=&quot;main&quot; data-id=&quot;1-76&quot;&gt;+&lt;/button&gt;&lt;button type=&quot;button&quot; class=&quot;btn btn-secondary btn-number btn-sm btn-drop position-absolute bottom-0 end-0&quot; data-type=&quot;drop&quot; data-id=&quot;1-76&quot;&gt;v&lt;/button&gt;&lt;/div&gt;" calcext:value-type="string">
            <text:p>&lt;div class="container-card position-relative m-1" id="main-1-76"&gt;&lt;img class="d-block" width="80" height="112" src="https://one-draw.jp/ijinden/cardlist/001/card/01_076.png" /&gt;&lt;div class="container-num-copies position-absolute bottom-0 start-0 px-1" id="main-1-76-num-copies"&gt;0&lt;/div&gt;&lt;button type="button" class="btn btn-secondary btn-number btn-sm btn-pop position-absolute top-0 start-0" data-type="minus" data-deck="main" data-id="1-76"&gt;-&lt;/button&gt;&lt;button type="button" class="btn btn-secondary btn-number btn-sm btn-push position-absolute top-0 end-0" data-type="plus" data-deck="main" data-id="1-76"&gt;+&lt;/button&gt;&lt;button type="button" class="btn btn-secondary btn-number btn-sm btn-drop position-absolute bottom-0 end-0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 position-relative m-1&quot; id=&quot;side-1-76&quot;&gt;&lt;img class=&quot;d-block&quot; width=&quot;80&quot; height=&quot;112&quot; src=&quot;https://one-draw.jp/ijinden/cardlist/001/card/01_076.png&quot; /&gt;&lt;div class=&quot;container-num-copies position-absolute bottom-0 start-0 px-1&quot; id=&quot;side-1-76-num-copies&quot;&gt;0&lt;/div&gt;&lt;button type=&quot;button&quot; class=&quot;btn btn-secondary btn-number btn-sm btn-pop position-absolute top-0 start-0&quot; data-type=&quot;minus&quot; data-deck=&quot;side&quot; data-id=&quot;1-76&quot;&gt;-&lt;/button&gt;&lt;button type=&quot;button&quot; class=&quot;btn btn-secondary btn-number btn-sm btn-push position-absolute top-0 end-0&quot; data-type=&quot;plus&quot; data-deck=&quot;side&quot; data-id=&quot;1-76&quot;&gt;+&lt;/button&gt;&lt;button type=&quot;button&quot; class=&quot;btn btn-secondary btn-number btn-sm btn-raise position-absolute bottom-0 end-0&quot; data-type=&quot;raise&quot; data-id=&quot;1-76&quot;&gt;^&lt;/button&gt;&lt;/div&gt;" calcext:value-type="string">
            <text:p>&lt;div class="container-card position-relative m-1" id="side-1-76"&gt;&lt;img class="d-block" width="80" height="112" src="https://one-draw.jp/ijinden/cardlist/001/card/01_076.png" /&gt;&lt;div class="container-num-copies position-absolute bottom-0 start-0 px-1" id="side-1-76-num-copies"&gt;0&lt;/div&gt;&lt;button type="button" class="btn btn-secondary btn-number btn-sm btn-pop position-absolute top-0 start-0" data-type="minus" data-deck="side" data-id="1-76"&gt;-&lt;/button&gt;&lt;button type="button" class="btn btn-secondary btn-number btn-sm btn-push position-absolute top-0 end-0" data-type="plus" data-deck="side" data-id="1-76"&gt;+&lt;/button&gt;&lt;button type="button" class="btn btn-secondary btn-number btn-sm btn-raise position-absolute bottom-0 end-0" data-type="raise" data-id="1-76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;[.B116];[$HTML.$K$3];[.B116];[$HTML.$L$3];[.B116];[$HTML.$M$3];[.B116];[$HTML.$N$3];[.B116];[$HTML.$O$3];[.B116];[$HTML.$P$3])" office:value-type="string" office:string-value="&lt;tr id=&quot;table-1-76&quot; data-expansion=&quot;15&quot; data-type=&quot;1&quot; data-color=&quot;30&quot; data-term=&quot;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id="table-1-76" data-expansion="15" data-type="1" data-color="30" data-term="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 position-relative m-1&quot; id=&quot;main-1-77&quot;&gt;&lt;img class=&quot;d-block&quot; width=&quot;80&quot; height=&quot;112&quot; src=&quot;https://one-draw.jp/ijinden/cardlist/001/card/01_077.png&quot; /&gt;&lt;div class=&quot;container-num-copies position-absolute bottom-0 start-0 px-1&quot; id=&quot;main-1-77-num-copies&quot;&gt;0&lt;/div&gt;&lt;button type=&quot;button&quot; class=&quot;btn btn-secondary btn-number btn-sm btn-pop position-absolute top-0 start-0&quot; data-type=&quot;minus&quot; data-deck=&quot;main&quot; data-id=&quot;1-77&quot;&gt;-&lt;/button&gt;&lt;button type=&quot;button&quot; class=&quot;btn btn-secondary btn-number btn-sm btn-push position-absolute top-0 end-0&quot; data-type=&quot;plus&quot; data-deck=&quot;main&quot; data-id=&quot;1-77&quot;&gt;+&lt;/button&gt;&lt;button type=&quot;button&quot; class=&quot;btn btn-secondary btn-number btn-sm btn-drop position-absolute bottom-0 end-0&quot; data-type=&quot;drop&quot; data-id=&quot;1-77&quot;&gt;v&lt;/button&gt;&lt;/div&gt;" calcext:value-type="string">
            <text:p>&lt;div class="container-card position-relative m-1" id="main-1-77"&gt;&lt;img class="d-block" width="80" height="112" src="https://one-draw.jp/ijinden/cardlist/001/card/01_077.png" /&gt;&lt;div class="container-num-copies position-absolute bottom-0 start-0 px-1" id="main-1-77-num-copies"&gt;0&lt;/div&gt;&lt;button type="button" class="btn btn-secondary btn-number btn-sm btn-pop position-absolute top-0 start-0" data-type="minus" data-deck="main" data-id="1-77"&gt;-&lt;/button&gt;&lt;button type="button" class="btn btn-secondary btn-number btn-sm btn-push position-absolute top-0 end-0" data-type="plus" data-deck="main" data-id="1-77"&gt;+&lt;/button&gt;&lt;button type="button" class="btn btn-secondary btn-number btn-sm btn-drop position-absolute bottom-0 end-0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 position-relative m-1&quot; id=&quot;side-1-77&quot;&gt;&lt;img class=&quot;d-block&quot; width=&quot;80&quot; height=&quot;112&quot; src=&quot;https://one-draw.jp/ijinden/cardlist/001/card/01_077.png&quot; /&gt;&lt;div class=&quot;container-num-copies position-absolute bottom-0 start-0 px-1&quot; id=&quot;side-1-77-num-copies&quot;&gt;0&lt;/div&gt;&lt;button type=&quot;button&quot; class=&quot;btn btn-secondary btn-number btn-sm btn-pop position-absolute top-0 start-0&quot; data-type=&quot;minus&quot; data-deck=&quot;side&quot; data-id=&quot;1-77&quot;&gt;-&lt;/button&gt;&lt;button type=&quot;button&quot; class=&quot;btn btn-secondary btn-number btn-sm btn-push position-absolute top-0 end-0&quot; data-type=&quot;plus&quot; data-deck=&quot;side&quot; data-id=&quot;1-77&quot;&gt;+&lt;/button&gt;&lt;button type=&quot;button&quot; class=&quot;btn btn-secondary btn-number btn-sm btn-raise position-absolute bottom-0 end-0&quot; data-type=&quot;raise&quot; data-id=&quot;1-77&quot;&gt;^&lt;/button&gt;&lt;/div&gt;" calcext:value-type="string">
            <text:p>&lt;div class="container-card position-relative m-1" id="side-1-77"&gt;&lt;img class="d-block" width="80" height="112" src="https://one-draw.jp/ijinden/cardlist/001/card/01_077.png" /&gt;&lt;div class="container-num-copies position-absolute bottom-0 start-0 px-1" id="side-1-77-num-copies"&gt;0&lt;/div&gt;&lt;button type="button" class="btn btn-secondary btn-number btn-sm btn-pop position-absolute top-0 start-0" data-type="minus" data-deck="side" data-id="1-77"&gt;-&lt;/button&gt;&lt;button type="button" class="btn btn-secondary btn-number btn-sm btn-push position-absolute top-0 end-0" data-type="plus" data-deck="side" data-id="1-77"&gt;+&lt;/button&gt;&lt;button type="button" class="btn btn-secondary btn-number btn-sm btn-raise position-absolute bottom-0 end-0" data-type="raise" data-id="1-77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;[.B117];[$HTML.$K$3];[.B117];[$HTML.$L$3];[.B117];[$HTML.$M$3];[.B117];[$HTML.$N$3];[.B117];[$HTML.$O$3];[.B117];[$HTML.$P$3])" office:value-type="string" office:string-value="&lt;tr id=&quot;table-1-77&quot; data-expansion=&quot;15&quot; data-type=&quot;1&quot; data-color=&quot;30&quot; data-term=&quot;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id="table-1-77" data-expansion="15" data-type="1" data-color="30" data-term="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 position-relative m-1&quot; id=&quot;main-1-78&quot;&gt;&lt;img class=&quot;d-block&quot; width=&quot;80&quot; height=&quot;112&quot; src=&quot;https://one-draw.jp/ijinden/cardlist/001/card/01_078.png&quot; /&gt;&lt;div class=&quot;container-num-copies position-absolute bottom-0 start-0 px-1&quot; id=&quot;main-1-78-num-copies&quot;&gt;0&lt;/div&gt;&lt;button type=&quot;button&quot; class=&quot;btn btn-secondary btn-number btn-sm btn-pop position-absolute top-0 start-0&quot; data-type=&quot;minus&quot; data-deck=&quot;main&quot; data-id=&quot;1-78&quot;&gt;-&lt;/button&gt;&lt;button type=&quot;button&quot; class=&quot;btn btn-secondary btn-number btn-sm btn-push position-absolute top-0 end-0&quot; data-type=&quot;plus&quot; data-deck=&quot;main&quot; data-id=&quot;1-78&quot;&gt;+&lt;/button&gt;&lt;button type=&quot;button&quot; class=&quot;btn btn-secondary btn-number btn-sm btn-drop position-absolute bottom-0 end-0&quot; data-type=&quot;drop&quot; data-id=&quot;1-78&quot;&gt;v&lt;/button&gt;&lt;/div&gt;" calcext:value-type="string">
            <text:p>&lt;div class="container-card position-relative m-1" id="main-1-78"&gt;&lt;img class="d-block" width="80" height="112" src="https://one-draw.jp/ijinden/cardlist/001/card/01_078.png" /&gt;&lt;div class="container-num-copies position-absolute bottom-0 start-0 px-1" id="main-1-78-num-copies"&gt;0&lt;/div&gt;&lt;button type="button" class="btn btn-secondary btn-number btn-sm btn-pop position-absolute top-0 start-0" data-type="minus" data-deck="main" data-id="1-78"&gt;-&lt;/button&gt;&lt;button type="button" class="btn btn-secondary btn-number btn-sm btn-push position-absolute top-0 end-0" data-type="plus" data-deck="main" data-id="1-78"&gt;+&lt;/button&gt;&lt;button type="button" class="btn btn-secondary btn-number btn-sm btn-drop position-absolute bottom-0 end-0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 position-relative m-1&quot; id=&quot;side-1-78&quot;&gt;&lt;img class=&quot;d-block&quot; width=&quot;80&quot; height=&quot;112&quot; src=&quot;https://one-draw.jp/ijinden/cardlist/001/card/01_078.png&quot; /&gt;&lt;div class=&quot;container-num-copies position-absolute bottom-0 start-0 px-1&quot; id=&quot;side-1-78-num-copies&quot;&gt;0&lt;/div&gt;&lt;button type=&quot;button&quot; class=&quot;btn btn-secondary btn-number btn-sm btn-pop position-absolute top-0 start-0&quot; data-type=&quot;minus&quot; data-deck=&quot;side&quot; data-id=&quot;1-78&quot;&gt;-&lt;/button&gt;&lt;button type=&quot;button&quot; class=&quot;btn btn-secondary btn-number btn-sm btn-push position-absolute top-0 end-0&quot; data-type=&quot;plus&quot; data-deck=&quot;side&quot; data-id=&quot;1-78&quot;&gt;+&lt;/button&gt;&lt;button type=&quot;button&quot; class=&quot;btn btn-secondary btn-number btn-sm btn-raise position-absolute bottom-0 end-0&quot; data-type=&quot;raise&quot; data-id=&quot;1-78&quot;&gt;^&lt;/button&gt;&lt;/div&gt;" calcext:value-type="string">
            <text:p>&lt;div class="container-card position-relative m-1" id="side-1-78"&gt;&lt;img class="d-block" width="80" height="112" src="https://one-draw.jp/ijinden/cardlist/001/card/01_078.png" /&gt;&lt;div class="container-num-copies position-absolute bottom-0 start-0 px-1" id="side-1-78-num-copies"&gt;0&lt;/div&gt;&lt;button type="button" class="btn btn-secondary btn-number btn-sm btn-pop position-absolute top-0 start-0" data-type="minus" data-deck="side" data-id="1-78"&gt;-&lt;/button&gt;&lt;button type="button" class="btn btn-secondary btn-number btn-sm btn-push position-absolute top-0 end-0" data-type="plus" data-deck="side" data-id="1-78"&gt;+&lt;/button&gt;&lt;button type="button" class="btn btn-secondary btn-number btn-sm btn-raise position-absolute bottom-0 end-0" data-type="raise" data-id="1-78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;[.B118];[$HTML.$K$3];[.B118];[$HTML.$L$3];[.B118];[$HTML.$M$3];[.B118];[$HTML.$N$3];[.B118];[$HTML.$O$3];[.B118];[$HTML.$P$3])" office:value-type="string" office:string-value="&lt;tr id=&quot;table-1-78&quot; data-expansion=&quot;15&quot; data-type=&quot;1&quot; data-color=&quot;30&quot; data-term=&quot;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id="table-1-78" data-expansion="15" data-type="1" data-color="30" data-term="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 position-relative m-1&quot; id=&quot;main-1-79&quot;&gt;&lt;img class=&quot;d-block&quot; width=&quot;80&quot; height=&quot;112&quot; src=&quot;https://one-draw.jp/ijinden/cardlist/001/card/01_079.png&quot; /&gt;&lt;div class=&quot;container-num-copies position-absolute bottom-0 start-0 px-1&quot; id=&quot;main-1-79-num-copies&quot;&gt;0&lt;/div&gt;&lt;button type=&quot;button&quot; class=&quot;btn btn-secondary btn-number btn-sm btn-pop position-absolute top-0 start-0&quot; data-type=&quot;minus&quot; data-deck=&quot;main&quot; data-id=&quot;1-79&quot;&gt;-&lt;/button&gt;&lt;button type=&quot;button&quot; class=&quot;btn btn-secondary btn-number btn-sm btn-push position-absolute top-0 end-0&quot; data-type=&quot;plus&quot; data-deck=&quot;main&quot; data-id=&quot;1-79&quot;&gt;+&lt;/button&gt;&lt;button type=&quot;button&quot; class=&quot;btn btn-secondary btn-number btn-sm btn-drop position-absolute bottom-0 end-0&quot; data-type=&quot;drop&quot; data-id=&quot;1-79&quot;&gt;v&lt;/button&gt;&lt;/div&gt;" calcext:value-type="string">
            <text:p>&lt;div class="container-card position-relative m-1" id="main-1-79"&gt;&lt;img class="d-block" width="80" height="112" src="https://one-draw.jp/ijinden/cardlist/001/card/01_079.png" /&gt;&lt;div class="container-num-copies position-absolute bottom-0 start-0 px-1" id="main-1-79-num-copies"&gt;0&lt;/div&gt;&lt;button type="button" class="btn btn-secondary btn-number btn-sm btn-pop position-absolute top-0 start-0" data-type="minus" data-deck="main" data-id="1-79"&gt;-&lt;/button&gt;&lt;button type="button" class="btn btn-secondary btn-number btn-sm btn-push position-absolute top-0 end-0" data-type="plus" data-deck="main" data-id="1-79"&gt;+&lt;/button&gt;&lt;button type="button" class="btn btn-secondary btn-number btn-sm btn-drop position-absolute bottom-0 end-0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 position-relative m-1&quot; id=&quot;side-1-79&quot;&gt;&lt;img class=&quot;d-block&quot; width=&quot;80&quot; height=&quot;112&quot; src=&quot;https://one-draw.jp/ijinden/cardlist/001/card/01_079.png&quot; /&gt;&lt;div class=&quot;container-num-copies position-absolute bottom-0 start-0 px-1&quot; id=&quot;side-1-79-num-copies&quot;&gt;0&lt;/div&gt;&lt;button type=&quot;button&quot; class=&quot;btn btn-secondary btn-number btn-sm btn-pop position-absolute top-0 start-0&quot; data-type=&quot;minus&quot; data-deck=&quot;side&quot; data-id=&quot;1-79&quot;&gt;-&lt;/button&gt;&lt;button type=&quot;button&quot; class=&quot;btn btn-secondary btn-number btn-sm btn-push position-absolute top-0 end-0&quot; data-type=&quot;plus&quot; data-deck=&quot;side&quot; data-id=&quot;1-79&quot;&gt;+&lt;/button&gt;&lt;button type=&quot;button&quot; class=&quot;btn btn-secondary btn-number btn-sm btn-raise position-absolute bottom-0 end-0&quot; data-type=&quot;raise&quot; data-id=&quot;1-79&quot;&gt;^&lt;/button&gt;&lt;/div&gt;" calcext:value-type="string">
            <text:p>&lt;div class="container-card position-relative m-1" id="side-1-79"&gt;&lt;img class="d-block" width="80" height="112" src="https://one-draw.jp/ijinden/cardlist/001/card/01_079.png" /&gt;&lt;div class="container-num-copies position-absolute bottom-0 start-0 px-1" id="side-1-79-num-copies"&gt;0&lt;/div&gt;&lt;button type="button" class="btn btn-secondary btn-number btn-sm btn-pop position-absolute top-0 start-0" data-type="minus" data-deck="side" data-id="1-79"&gt;-&lt;/button&gt;&lt;button type="button" class="btn btn-secondary btn-number btn-sm btn-push position-absolute top-0 end-0" data-type="plus" data-deck="side" data-id="1-79"&gt;+&lt;/button&gt;&lt;button type="button" class="btn btn-secondary btn-number btn-sm btn-raise position-absolute bottom-0 end-0" data-type="raise" data-id="1-79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;[.B119];[$HTML.$K$3];[.B119];[$HTML.$L$3];[.B119];[$HTML.$M$3];[.B119];[$HTML.$N$3];[.B119];[$HTML.$O$3];[.B119];[$HTML.$P$3])" office:value-type="string" office:string-value="&lt;tr id=&quot;table-1-79&quot; data-expansion=&quot;15&quot; data-type=&quot;1&quot; data-color=&quot;30&quot; data-term=&quot;1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id="table-1-79" data-expansion="15" data-type="1" data-color="30" data-term="1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 position-relative m-1&quot; id=&quot;main-1-80&quot;&gt;&lt;img class=&quot;d-block&quot; width=&quot;80&quot; height=&quot;112&quot; src=&quot;https://one-draw.jp/ijinden/cardlist/001/card/01_080.png&quot; /&gt;&lt;div class=&quot;container-num-copies position-absolute bottom-0 start-0 px-1&quot; id=&quot;main-1-80-num-copies&quot;&gt;0&lt;/div&gt;&lt;button type=&quot;button&quot; class=&quot;btn btn-secondary btn-number btn-sm btn-pop position-absolute top-0 start-0&quot; data-type=&quot;minus&quot; data-deck=&quot;main&quot; data-id=&quot;1-80&quot;&gt;-&lt;/button&gt;&lt;button type=&quot;button&quot; class=&quot;btn btn-secondary btn-number btn-sm btn-push position-absolute top-0 end-0&quot; data-type=&quot;plus&quot; data-deck=&quot;main&quot; data-id=&quot;1-80&quot;&gt;+&lt;/button&gt;&lt;button type=&quot;button&quot; class=&quot;btn btn-secondary btn-number btn-sm btn-drop position-absolute bottom-0 end-0&quot; data-type=&quot;drop&quot; data-id=&quot;1-80&quot;&gt;v&lt;/button&gt;&lt;/div&gt;" calcext:value-type="string">
            <text:p>&lt;div class="container-card position-relative m-1" id="main-1-80"&gt;&lt;img class="d-block" width="80" height="112" src="https://one-draw.jp/ijinden/cardlist/001/card/01_080.png" /&gt;&lt;div class="container-num-copies position-absolute bottom-0 start-0 px-1" id="main-1-80-num-copies"&gt;0&lt;/div&gt;&lt;button type="button" class="btn btn-secondary btn-number btn-sm btn-pop position-absolute top-0 start-0" data-type="minus" data-deck="main" data-id="1-80"&gt;-&lt;/button&gt;&lt;button type="button" class="btn btn-secondary btn-number btn-sm btn-push position-absolute top-0 end-0" data-type="plus" data-deck="main" data-id="1-80"&gt;+&lt;/button&gt;&lt;button type="button" class="btn btn-secondary btn-number btn-sm btn-drop position-absolute bottom-0 end-0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 position-relative m-1&quot; id=&quot;side-1-80&quot;&gt;&lt;img class=&quot;d-block&quot; width=&quot;80&quot; height=&quot;112&quot; src=&quot;https://one-draw.jp/ijinden/cardlist/001/card/01_080.png&quot; /&gt;&lt;div class=&quot;container-num-copies position-absolute bottom-0 start-0 px-1&quot; id=&quot;side-1-80-num-copies&quot;&gt;0&lt;/div&gt;&lt;button type=&quot;button&quot; class=&quot;btn btn-secondary btn-number btn-sm btn-pop position-absolute top-0 start-0&quot; data-type=&quot;minus&quot; data-deck=&quot;side&quot; data-id=&quot;1-80&quot;&gt;-&lt;/button&gt;&lt;button type=&quot;button&quot; class=&quot;btn btn-secondary btn-number btn-sm btn-push position-absolute top-0 end-0&quot; data-type=&quot;plus&quot; data-deck=&quot;side&quot; data-id=&quot;1-80&quot;&gt;+&lt;/button&gt;&lt;button type=&quot;button&quot; class=&quot;btn btn-secondary btn-number btn-sm btn-raise position-absolute bottom-0 end-0&quot; data-type=&quot;raise&quot; data-id=&quot;1-80&quot;&gt;^&lt;/button&gt;&lt;/div&gt;" calcext:value-type="string">
            <text:p>&lt;div class="container-card position-relative m-1" id="side-1-80"&gt;&lt;img class="d-block" width="80" height="112" src="https://one-draw.jp/ijinden/cardlist/001/card/01_080.png" /&gt;&lt;div class="container-num-copies position-absolute bottom-0 start-0 px-1" id="side-1-80-num-copies"&gt;0&lt;/div&gt;&lt;button type="button" class="btn btn-secondary btn-number btn-sm btn-pop position-absolute top-0 start-0" data-type="minus" data-deck="side" data-id="1-80"&gt;-&lt;/button&gt;&lt;button type="button" class="btn btn-secondary btn-number btn-sm btn-push position-absolute top-0 end-0" data-type="plus" data-deck="side" data-id="1-80"&gt;+&lt;/button&gt;&lt;button type="button" class="btn btn-secondary btn-number btn-sm btn-raise position-absolute bottom-0 end-0" data-type="raise" data-id="1-80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;[.B120];[$HTML.$K$3];[.B120];[$HTML.$L$3];[.B120];[$HTML.$M$3];[.B120];[$HTML.$N$3];[.B120];[$HTML.$O$3];[.B120];[$HTML.$P$3])" office:value-type="string" office:string-value="&lt;tr id=&quot;table-1-80&quot; data-expansion=&quot;15&quot; data-type=&quot;1&quot; data-color=&quot;30&quot; data-term=&quot;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id="table-1-80" data-expansion="15" data-type="1" data-color="30" data-term="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 position-relative m-1&quot; id=&quot;main-Y-1&quot;&gt;&lt;img class=&quot;d-block&quot; width=&quot;80&quot; height=&quot;112&quot; src=&quot;https://one-draw.jp/ijinden/cardlist/Y01/card/02_Y_001.png&quot; /&gt;&lt;div class=&quot;container-num-copies position-absolute bottom-0 start-0 px-1&quot; id=&quot;main-Y-1-num-copies&quot;&gt;0&lt;/div&gt;&lt;button type=&quot;button&quot; class=&quot;btn btn-secondary btn-number btn-sm btn-pop position-absolute top-0 start-0&quot; data-type=&quot;minus&quot; data-deck=&quot;main&quot; data-id=&quot;Y-1&quot;&gt;-&lt;/button&gt;&lt;button type=&quot;button&quot; class=&quot;btn btn-secondary btn-number btn-sm btn-push position-absolute top-0 end-0&quot; data-type=&quot;plus&quot; data-deck=&quot;main&quot; data-id=&quot;Y-1&quot;&gt;+&lt;/button&gt;&lt;button type=&quot;button&quot; class=&quot;btn btn-secondary btn-number btn-sm btn-drop position-absolute bottom-0 end-0&quot; data-type=&quot;drop&quot; data-id=&quot;Y-1&quot;&gt;v&lt;/button&gt;&lt;/div&gt;" calcext:value-type="string">
            <text:p>&lt;div class="container-card position-relative m-1" id="main-Y-1"&gt;&lt;img class="d-block" width="80" height="112" src="https://one-draw.jp/ijinden/cardlist/Y01/card/02_Y_001.png" /&gt;&lt;div class="container-num-copies position-absolute bottom-0 start-0 px-1" id="main-Y-1-num-copies"&gt;0&lt;/div&gt;&lt;button type="button" class="btn btn-secondary btn-number btn-sm btn-pop position-absolute top-0 start-0" data-type="minus" data-deck="main" data-id="Y-1"&gt;-&lt;/button&gt;&lt;button type="button" class="btn btn-secondary btn-number btn-sm btn-push position-absolute top-0 end-0" data-type="plus" data-deck="main" data-id="Y-1"&gt;+&lt;/button&gt;&lt;button type="button" class="btn btn-secondary btn-number btn-sm btn-drop position-absolute bottom-0 end-0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 position-relative m-1&quot; id=&quot;side-Y-1&quot;&gt;&lt;img class=&quot;d-block&quot; width=&quot;80&quot; height=&quot;112&quot; src=&quot;https://one-draw.jp/ijinden/cardlist/Y01/card/02_Y_001.png&quot; /&gt;&lt;div class=&quot;container-num-copies position-absolute bottom-0 start-0 px-1&quot; id=&quot;side-Y-1-num-copies&quot;&gt;0&lt;/div&gt;&lt;button type=&quot;button&quot; class=&quot;btn btn-secondary btn-number btn-sm btn-pop position-absolute top-0 start-0&quot; data-type=&quot;minus&quot; data-deck=&quot;side&quot; data-id=&quot;Y-1&quot;&gt;-&lt;/button&gt;&lt;button type=&quot;button&quot; class=&quot;btn btn-secondary btn-number btn-sm btn-push position-absolute top-0 end-0&quot; data-type=&quot;plus&quot; data-deck=&quot;side&quot; data-id=&quot;Y-1&quot;&gt;+&lt;/button&gt;&lt;button type=&quot;button&quot; class=&quot;btn btn-secondary btn-number btn-sm btn-raise position-absolute bottom-0 end-0&quot; data-type=&quot;raise&quot; data-id=&quot;Y-1&quot;&gt;^&lt;/button&gt;&lt;/div&gt;" calcext:value-type="string">
            <text:p>&lt;div class="container-card position-relative m-1" id="side-Y-1"&gt;&lt;img class="d-block" width="80" height="112" src="https://one-draw.jp/ijinden/cardlist/Y01/card/02_Y_001.png" /&gt;&lt;div class="container-num-copies position-absolute bottom-0 start-0 px-1" id="side-Y-1-num-copies"&gt;0&lt;/div&gt;&lt;button type="button" class="btn btn-secondary btn-number btn-sm btn-pop position-absolute top-0 start-0" data-type="minus" data-deck="side" data-id="Y-1"&gt;-&lt;/button&gt;&lt;button type="button" class="btn btn-secondary btn-number btn-sm btn-push position-absolute top-0 end-0" data-type="plus" data-deck="side" data-id="Y-1"&gt;+&lt;/button&gt;&lt;button type="button" class="btn btn-secondary btn-number btn-sm btn-raise position-absolute bottom-0 end-0" data-type="raise" data-id="Y-1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;[.B121];[$HTML.$K$3];[.B121];[$HTML.$L$3];[.B121];[$HTML.$M$3];[.B121];[$HTML.$N$3];[.B121];[$HTML.$O$3];[.B121];[$HTML.$P$3])" office:value-type="string" office:string-value="&lt;tr id=&quot;table-Y-1&quot; data-expansion=&quot;20&quot; data-type=&quot;1&quot; data-color=&quot;40&quot; data-term=&quot;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id="table-Y-1" data-expansion="20" data-type="1" data-color="40" data-term="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 position-relative m-1&quot; id=&quot;main-Y-2&quot;&gt;&lt;img class=&quot;d-block&quot; width=&quot;80&quot; height=&quot;112&quot; src=&quot;https://one-draw.jp/ijinden/cardlist/Y01/card/02_Y_002.png&quot; /&gt;&lt;div class=&quot;container-num-copies position-absolute bottom-0 start-0 px-1&quot; id=&quot;main-Y-2-num-copies&quot;&gt;0&lt;/div&gt;&lt;button type=&quot;button&quot; class=&quot;btn btn-secondary btn-number btn-sm btn-pop position-absolute top-0 start-0&quot; data-type=&quot;minus&quot; data-deck=&quot;main&quot; data-id=&quot;Y-2&quot;&gt;-&lt;/button&gt;&lt;button type=&quot;button&quot; class=&quot;btn btn-secondary btn-number btn-sm btn-push position-absolute top-0 end-0&quot; data-type=&quot;plus&quot; data-deck=&quot;main&quot; data-id=&quot;Y-2&quot;&gt;+&lt;/button&gt;&lt;button type=&quot;button&quot; class=&quot;btn btn-secondary btn-number btn-sm btn-drop position-absolute bottom-0 end-0&quot; data-type=&quot;drop&quot; data-id=&quot;Y-2&quot;&gt;v&lt;/button&gt;&lt;/div&gt;" calcext:value-type="string">
            <text:p>&lt;div class="container-card position-relative m-1" id="main-Y-2"&gt;&lt;img class="d-block" width="80" height="112" src="https://one-draw.jp/ijinden/cardlist/Y01/card/02_Y_002.png" /&gt;&lt;div class="container-num-copies position-absolute bottom-0 start-0 px-1" id="main-Y-2-num-copies"&gt;0&lt;/div&gt;&lt;button type="button" class="btn btn-secondary btn-number btn-sm btn-pop position-absolute top-0 start-0" data-type="minus" data-deck="main" data-id="Y-2"&gt;-&lt;/button&gt;&lt;button type="button" class="btn btn-secondary btn-number btn-sm btn-push position-absolute top-0 end-0" data-type="plus" data-deck="main" data-id="Y-2"&gt;+&lt;/button&gt;&lt;button type="button" class="btn btn-secondary btn-number btn-sm btn-drop position-absolute bottom-0 end-0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 position-relative m-1&quot; id=&quot;side-Y-2&quot;&gt;&lt;img class=&quot;d-block&quot; width=&quot;80&quot; height=&quot;112&quot; src=&quot;https://one-draw.jp/ijinden/cardlist/Y01/card/02_Y_002.png&quot; /&gt;&lt;div class=&quot;container-num-copies position-absolute bottom-0 start-0 px-1&quot; id=&quot;side-Y-2-num-copies&quot;&gt;0&lt;/div&gt;&lt;button type=&quot;button&quot; class=&quot;btn btn-secondary btn-number btn-sm btn-pop position-absolute top-0 start-0&quot; data-type=&quot;minus&quot; data-deck=&quot;side&quot; data-id=&quot;Y-2&quot;&gt;-&lt;/button&gt;&lt;button type=&quot;button&quot; class=&quot;btn btn-secondary btn-number btn-sm btn-push position-absolute top-0 end-0&quot; data-type=&quot;plus&quot; data-deck=&quot;side&quot; data-id=&quot;Y-2&quot;&gt;+&lt;/button&gt;&lt;button type=&quot;button&quot; class=&quot;btn btn-secondary btn-number btn-sm btn-raise position-absolute bottom-0 end-0&quot; data-type=&quot;raise&quot; data-id=&quot;Y-2&quot;&gt;^&lt;/button&gt;&lt;/div&gt;" calcext:value-type="string">
            <text:p>&lt;div class="container-card position-relative m-1" id="side-Y-2"&gt;&lt;img class="d-block" width="80" height="112" src="https://one-draw.jp/ijinden/cardlist/Y01/card/02_Y_002.png" /&gt;&lt;div class="container-num-copies position-absolute bottom-0 start-0 px-1" id="side-Y-2-num-copies"&gt;0&lt;/div&gt;&lt;button type="button" class="btn btn-secondary btn-number btn-sm btn-pop position-absolute top-0 start-0" data-type="minus" data-deck="side" data-id="Y-2"&gt;-&lt;/button&gt;&lt;button type="button" class="btn btn-secondary btn-number btn-sm btn-push position-absolute top-0 end-0" data-type="plus" data-deck="side" data-id="Y-2"&gt;+&lt;/button&gt;&lt;button type="button" class="btn btn-secondary btn-number btn-sm btn-raise position-absolute bottom-0 end-0" data-type="raise" data-id="Y-2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;[.B122];[$HTML.$K$3];[.B122];[$HTML.$L$3];[.B122];[$HTML.$M$3];[.B122];[$HTML.$N$3];[.B122];[$HTML.$O$3];[.B122];[$HTML.$P$3])" office:value-type="string" office:string-value="&lt;tr id=&quot;table-Y-2&quot; data-expansion=&quot;20&quot; data-type=&quot;1&quot; data-color=&quot;40&quot; data-term=&quot;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id="table-Y-2" data-expansion="20" data-type="1" data-color="40" data-term="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 position-relative m-1&quot; id=&quot;main-Y-3&quot;&gt;&lt;img class=&quot;d-block&quot; width=&quot;80&quot; height=&quot;112&quot; src=&quot;https://one-draw.jp/ijinden/cardlist/Y01/card/02_Y_003.png&quot; /&gt;&lt;div class=&quot;container-num-copies position-absolute bottom-0 start-0 px-1&quot; id=&quot;main-Y-3-num-copies&quot;&gt;0&lt;/div&gt;&lt;button type=&quot;button&quot; class=&quot;btn btn-secondary btn-number btn-sm btn-pop position-absolute top-0 start-0&quot; data-type=&quot;minus&quot; data-deck=&quot;main&quot; data-id=&quot;Y-3&quot;&gt;-&lt;/button&gt;&lt;button type=&quot;button&quot; class=&quot;btn btn-secondary btn-number btn-sm btn-push position-absolute top-0 end-0&quot; data-type=&quot;plus&quot; data-deck=&quot;main&quot; data-id=&quot;Y-3&quot;&gt;+&lt;/button&gt;&lt;button type=&quot;button&quot; class=&quot;btn btn-secondary btn-number btn-sm btn-drop position-absolute bottom-0 end-0&quot; data-type=&quot;drop&quot; data-id=&quot;Y-3&quot;&gt;v&lt;/button&gt;&lt;/div&gt;" calcext:value-type="string">
            <text:p>&lt;div class="container-card position-relative m-1" id="main-Y-3"&gt;&lt;img class="d-block" width="80" height="112" src="https://one-draw.jp/ijinden/cardlist/Y01/card/02_Y_003.png" /&gt;&lt;div class="container-num-copies position-absolute bottom-0 start-0 px-1" id="main-Y-3-num-copies"&gt;0&lt;/div&gt;&lt;button type="button" class="btn btn-secondary btn-number btn-sm btn-pop position-absolute top-0 start-0" data-type="minus" data-deck="main" data-id="Y-3"&gt;-&lt;/button&gt;&lt;button type="button" class="btn btn-secondary btn-number btn-sm btn-push position-absolute top-0 end-0" data-type="plus" data-deck="main" data-id="Y-3"&gt;+&lt;/button&gt;&lt;button type="button" class="btn btn-secondary btn-number btn-sm btn-drop position-absolute bottom-0 end-0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 position-relative m-1&quot; id=&quot;side-Y-3&quot;&gt;&lt;img class=&quot;d-block&quot; width=&quot;80&quot; height=&quot;112&quot; src=&quot;https://one-draw.jp/ijinden/cardlist/Y01/card/02_Y_003.png&quot; /&gt;&lt;div class=&quot;container-num-copies position-absolute bottom-0 start-0 px-1&quot; id=&quot;side-Y-3-num-copies&quot;&gt;0&lt;/div&gt;&lt;button type=&quot;button&quot; class=&quot;btn btn-secondary btn-number btn-sm btn-pop position-absolute top-0 start-0&quot; data-type=&quot;minus&quot; data-deck=&quot;side&quot; data-id=&quot;Y-3&quot;&gt;-&lt;/button&gt;&lt;button type=&quot;button&quot; class=&quot;btn btn-secondary btn-number btn-sm btn-push position-absolute top-0 end-0&quot; data-type=&quot;plus&quot; data-deck=&quot;side&quot; data-id=&quot;Y-3&quot;&gt;+&lt;/button&gt;&lt;button type=&quot;button&quot; class=&quot;btn btn-secondary btn-number btn-sm btn-raise position-absolute bottom-0 end-0&quot; data-type=&quot;raise&quot; data-id=&quot;Y-3&quot;&gt;^&lt;/button&gt;&lt;/div&gt;" calcext:value-type="string">
            <text:p>&lt;div class="container-card position-relative m-1" id="side-Y-3"&gt;&lt;img class="d-block" width="80" height="112" src="https://one-draw.jp/ijinden/cardlist/Y01/card/02_Y_003.png" /&gt;&lt;div class="container-num-copies position-absolute bottom-0 start-0 px-1" id="side-Y-3-num-copies"&gt;0&lt;/div&gt;&lt;button type="button" class="btn btn-secondary btn-number btn-sm btn-pop position-absolute top-0 start-0" data-type="minus" data-deck="side" data-id="Y-3"&gt;-&lt;/button&gt;&lt;button type="button" class="btn btn-secondary btn-number btn-sm btn-push position-absolute top-0 end-0" data-type="plus" data-deck="side" data-id="Y-3"&gt;+&lt;/button&gt;&lt;button type="button" class="btn btn-secondary btn-number btn-sm btn-raise position-absolute bottom-0 end-0" data-type="raise" data-id="Y-3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;[.B123];[$HTML.$K$3];[.B123];[$HTML.$L$3];[.B123];[$HTML.$M$3];[.B123];[$HTML.$N$3];[.B123];[$HTML.$O$3];[.B123];[$HTML.$P$3])" office:value-type="string" office:string-value="&lt;tr id=&quot;table-Y-3&quot; data-expansion=&quot;20&quot; data-type=&quot;1&quot; data-color=&quot;40&quot; data-term=&quot;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id="table-Y-3" data-expansion="20" data-type="1" data-color="40" data-term="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 position-relative m-1&quot; id=&quot;main-Y-4&quot;&gt;&lt;img class=&quot;d-block&quot; width=&quot;80&quot; height=&quot;112&quot; src=&quot;https://one-draw.jp/ijinden/cardlist/Y01/card/02_Y_004.png&quot; /&gt;&lt;div class=&quot;container-num-copies position-absolute bottom-0 start-0 px-1&quot; id=&quot;main-Y-4-num-copies&quot;&gt;0&lt;/div&gt;&lt;button type=&quot;button&quot; class=&quot;btn btn-secondary btn-number btn-sm btn-pop position-absolute top-0 start-0&quot; data-type=&quot;minus&quot; data-deck=&quot;main&quot; data-id=&quot;Y-4&quot;&gt;-&lt;/button&gt;&lt;button type=&quot;button&quot; class=&quot;btn btn-secondary btn-number btn-sm btn-push position-absolute top-0 end-0&quot; data-type=&quot;plus&quot; data-deck=&quot;main&quot; data-id=&quot;Y-4&quot;&gt;+&lt;/button&gt;&lt;button type=&quot;button&quot; class=&quot;btn btn-secondary btn-number btn-sm btn-drop position-absolute bottom-0 end-0&quot; data-type=&quot;drop&quot; data-id=&quot;Y-4&quot;&gt;v&lt;/button&gt;&lt;/div&gt;" calcext:value-type="string">
            <text:p>&lt;div class="container-card position-relative m-1" id="main-Y-4"&gt;&lt;img class="d-block" width="80" height="112" src="https://one-draw.jp/ijinden/cardlist/Y01/card/02_Y_004.png" /&gt;&lt;div class="container-num-copies position-absolute bottom-0 start-0 px-1" id="main-Y-4-num-copies"&gt;0&lt;/div&gt;&lt;button type="button" class="btn btn-secondary btn-number btn-sm btn-pop position-absolute top-0 start-0" data-type="minus" data-deck="main" data-id="Y-4"&gt;-&lt;/button&gt;&lt;button type="button" class="btn btn-secondary btn-number btn-sm btn-push position-absolute top-0 end-0" data-type="plus" data-deck="main" data-id="Y-4"&gt;+&lt;/button&gt;&lt;button type="button" class="btn btn-secondary btn-number btn-sm btn-drop position-absolute bottom-0 end-0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 position-relative m-1&quot; id=&quot;side-Y-4&quot;&gt;&lt;img class=&quot;d-block&quot; width=&quot;80&quot; height=&quot;112&quot; src=&quot;https://one-draw.jp/ijinden/cardlist/Y01/card/02_Y_004.png&quot; /&gt;&lt;div class=&quot;container-num-copies position-absolute bottom-0 start-0 px-1&quot; id=&quot;side-Y-4-num-copies&quot;&gt;0&lt;/div&gt;&lt;button type=&quot;button&quot; class=&quot;btn btn-secondary btn-number btn-sm btn-pop position-absolute top-0 start-0&quot; data-type=&quot;minus&quot; data-deck=&quot;side&quot; data-id=&quot;Y-4&quot;&gt;-&lt;/button&gt;&lt;button type=&quot;button&quot; class=&quot;btn btn-secondary btn-number btn-sm btn-push position-absolute top-0 end-0&quot; data-type=&quot;plus&quot; data-deck=&quot;side&quot; data-id=&quot;Y-4&quot;&gt;+&lt;/button&gt;&lt;button type=&quot;button&quot; class=&quot;btn btn-secondary btn-number btn-sm btn-raise position-absolute bottom-0 end-0&quot; data-type=&quot;raise&quot; data-id=&quot;Y-4&quot;&gt;^&lt;/button&gt;&lt;/div&gt;" calcext:value-type="string">
            <text:p>&lt;div class="container-card position-relative m-1" id="side-Y-4"&gt;&lt;img class="d-block" width="80" height="112" src="https://one-draw.jp/ijinden/cardlist/Y01/card/02_Y_004.png" /&gt;&lt;div class="container-num-copies position-absolute bottom-0 start-0 px-1" id="side-Y-4-num-copies"&gt;0&lt;/div&gt;&lt;button type="button" class="btn btn-secondary btn-number btn-sm btn-pop position-absolute top-0 start-0" data-type="minus" data-deck="side" data-id="Y-4"&gt;-&lt;/button&gt;&lt;button type="button" class="btn btn-secondary btn-number btn-sm btn-push position-absolute top-0 end-0" data-type="plus" data-deck="side" data-id="Y-4"&gt;+&lt;/button&gt;&lt;button type="button" class="btn btn-secondary btn-number btn-sm btn-raise position-absolute bottom-0 end-0" data-type="raise" data-id="Y-4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;[.B124];[$HTML.$K$3];[.B124];[$HTML.$L$3];[.B124];[$HTML.$M$3];[.B124];[$HTML.$N$3];[.B124];[$HTML.$O$3];[.B124];[$HTML.$P$3])" office:value-type="string" office:string-value="&lt;tr id=&quot;table-Y-4&quot; data-expansion=&quot;20&quot; data-type=&quot;1&quot; data-color=&quot;40&quot; data-term=&quot;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id="table-Y-4" data-expansion="20" data-type="1" data-color="40" data-term="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 position-relative m-1&quot; id=&quot;main-Y-5&quot;&gt;&lt;img class=&quot;d-block&quot; width=&quot;80&quot; height=&quot;112&quot; src=&quot;https://one-draw.jp/ijinden/cardlist/Y01/card/02_Y_005.png&quot; /&gt;&lt;div class=&quot;container-num-copies position-absolute bottom-0 start-0 px-1&quot; id=&quot;main-Y-5-num-copies&quot;&gt;0&lt;/div&gt;&lt;button type=&quot;button&quot; class=&quot;btn btn-secondary btn-number btn-sm btn-pop position-absolute top-0 start-0&quot; data-type=&quot;minus&quot; data-deck=&quot;main&quot; data-id=&quot;Y-5&quot;&gt;-&lt;/button&gt;&lt;button type=&quot;button&quot; class=&quot;btn btn-secondary btn-number btn-sm btn-push position-absolute top-0 end-0&quot; data-type=&quot;plus&quot; data-deck=&quot;main&quot; data-id=&quot;Y-5&quot;&gt;+&lt;/button&gt;&lt;button type=&quot;button&quot; class=&quot;btn btn-secondary btn-number btn-sm btn-drop position-absolute bottom-0 end-0&quot; data-type=&quot;drop&quot; data-id=&quot;Y-5&quot;&gt;v&lt;/button&gt;&lt;/div&gt;" calcext:value-type="string">
            <text:p>&lt;div class="container-card position-relative m-1" id="main-Y-5"&gt;&lt;img class="d-block" width="80" height="112" src="https://one-draw.jp/ijinden/cardlist/Y01/card/02_Y_005.png" /&gt;&lt;div class="container-num-copies position-absolute bottom-0 start-0 px-1" id="main-Y-5-num-copies"&gt;0&lt;/div&gt;&lt;button type="button" class="btn btn-secondary btn-number btn-sm btn-pop position-absolute top-0 start-0" data-type="minus" data-deck="main" data-id="Y-5"&gt;-&lt;/button&gt;&lt;button type="button" class="btn btn-secondary btn-number btn-sm btn-push position-absolute top-0 end-0" data-type="plus" data-deck="main" data-id="Y-5"&gt;+&lt;/button&gt;&lt;button type="button" class="btn btn-secondary btn-number btn-sm btn-drop position-absolute bottom-0 end-0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 position-relative m-1&quot; id=&quot;side-Y-5&quot;&gt;&lt;img class=&quot;d-block&quot; width=&quot;80&quot; height=&quot;112&quot; src=&quot;https://one-draw.jp/ijinden/cardlist/Y01/card/02_Y_005.png&quot; /&gt;&lt;div class=&quot;container-num-copies position-absolute bottom-0 start-0 px-1&quot; id=&quot;side-Y-5-num-copies&quot;&gt;0&lt;/div&gt;&lt;button type=&quot;button&quot; class=&quot;btn btn-secondary btn-number btn-sm btn-pop position-absolute top-0 start-0&quot; data-type=&quot;minus&quot; data-deck=&quot;side&quot; data-id=&quot;Y-5&quot;&gt;-&lt;/button&gt;&lt;button type=&quot;button&quot; class=&quot;btn btn-secondary btn-number btn-sm btn-push position-absolute top-0 end-0&quot; data-type=&quot;plus&quot; data-deck=&quot;side&quot; data-id=&quot;Y-5&quot;&gt;+&lt;/button&gt;&lt;button type=&quot;button&quot; class=&quot;btn btn-secondary btn-number btn-sm btn-raise position-absolute bottom-0 end-0&quot; data-type=&quot;raise&quot; data-id=&quot;Y-5&quot;&gt;^&lt;/button&gt;&lt;/div&gt;" calcext:value-type="string">
            <text:p>&lt;div class="container-card position-relative m-1" id="side-Y-5"&gt;&lt;img class="d-block" width="80" height="112" src="https://one-draw.jp/ijinden/cardlist/Y01/card/02_Y_005.png" /&gt;&lt;div class="container-num-copies position-absolute bottom-0 start-0 px-1" id="side-Y-5-num-copies"&gt;0&lt;/div&gt;&lt;button type="button" class="btn btn-secondary btn-number btn-sm btn-pop position-absolute top-0 start-0" data-type="minus" data-deck="side" data-id="Y-5"&gt;-&lt;/button&gt;&lt;button type="button" class="btn btn-secondary btn-number btn-sm btn-push position-absolute top-0 end-0" data-type="plus" data-deck="side" data-id="Y-5"&gt;+&lt;/button&gt;&lt;button type="button" class="btn btn-secondary btn-number btn-sm btn-raise position-absolute bottom-0 end-0" data-type="raise" data-id="Y-5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;[.B125];[$HTML.$K$3];[.B125];[$HTML.$L$3];[.B125];[$HTML.$M$3];[.B125];[$HTML.$N$3];[.B125];[$HTML.$O$3];[.B125];[$HTML.$P$3])" office:value-type="string" office:string-value="&lt;tr id=&quot;table-Y-5&quot; data-expansion=&quot;20&quot; data-type=&quot;1&quot; data-color=&quot;40&quot; data-term=&quot;3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id="table-Y-5" data-expansion="20" data-type="1" data-color="40" data-term="3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 position-relative m-1&quot; id=&quot;main-Y-6&quot;&gt;&lt;img class=&quot;d-block&quot; width=&quot;80&quot; height=&quot;112&quot; src=&quot;https://one-draw.jp/ijinden/cardlist/Y01/card/02_Y_006.png&quot; /&gt;&lt;div class=&quot;container-num-copies position-absolute bottom-0 start-0 px-1&quot; id=&quot;main-Y-6-num-copies&quot;&gt;0&lt;/div&gt;&lt;button type=&quot;button&quot; class=&quot;btn btn-secondary btn-number btn-sm btn-pop position-absolute top-0 start-0&quot; data-type=&quot;minus&quot; data-deck=&quot;main&quot; data-id=&quot;Y-6&quot;&gt;-&lt;/button&gt;&lt;button type=&quot;button&quot; class=&quot;btn btn-secondary btn-number btn-sm btn-push position-absolute top-0 end-0&quot; data-type=&quot;plus&quot; data-deck=&quot;main&quot; data-id=&quot;Y-6&quot;&gt;+&lt;/button&gt;&lt;button type=&quot;button&quot; class=&quot;btn btn-secondary btn-number btn-sm btn-drop position-absolute bottom-0 end-0&quot; data-type=&quot;drop&quot; data-id=&quot;Y-6&quot;&gt;v&lt;/button&gt;&lt;/div&gt;" calcext:value-type="string">
            <text:p>&lt;div class="container-card position-relative m-1" id="main-Y-6"&gt;&lt;img class="d-block" width="80" height="112" src="https://one-draw.jp/ijinden/cardlist/Y01/card/02_Y_006.png" /&gt;&lt;div class="container-num-copies position-absolute bottom-0 start-0 px-1" id="main-Y-6-num-copies"&gt;0&lt;/div&gt;&lt;button type="button" class="btn btn-secondary btn-number btn-sm btn-pop position-absolute top-0 start-0" data-type="minus" data-deck="main" data-id="Y-6"&gt;-&lt;/button&gt;&lt;button type="button" class="btn btn-secondary btn-number btn-sm btn-push position-absolute top-0 end-0" data-type="plus" data-deck="main" data-id="Y-6"&gt;+&lt;/button&gt;&lt;button type="button" class="btn btn-secondary btn-number btn-sm btn-drop position-absolute bottom-0 end-0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 position-relative m-1&quot; id=&quot;side-Y-6&quot;&gt;&lt;img class=&quot;d-block&quot; width=&quot;80&quot; height=&quot;112&quot; src=&quot;https://one-draw.jp/ijinden/cardlist/Y01/card/02_Y_006.png&quot; /&gt;&lt;div class=&quot;container-num-copies position-absolute bottom-0 start-0 px-1&quot; id=&quot;side-Y-6-num-copies&quot;&gt;0&lt;/div&gt;&lt;button type=&quot;button&quot; class=&quot;btn btn-secondary btn-number btn-sm btn-pop position-absolute top-0 start-0&quot; data-type=&quot;minus&quot; data-deck=&quot;side&quot; data-id=&quot;Y-6&quot;&gt;-&lt;/button&gt;&lt;button type=&quot;button&quot; class=&quot;btn btn-secondary btn-number btn-sm btn-push position-absolute top-0 end-0&quot; data-type=&quot;plus&quot; data-deck=&quot;side&quot; data-id=&quot;Y-6&quot;&gt;+&lt;/button&gt;&lt;button type=&quot;button&quot; class=&quot;btn btn-secondary btn-number btn-sm btn-raise position-absolute bottom-0 end-0&quot; data-type=&quot;raise&quot; data-id=&quot;Y-6&quot;&gt;^&lt;/button&gt;&lt;/div&gt;" calcext:value-type="string">
            <text:p>&lt;div class="container-card position-relative m-1" id="side-Y-6"&gt;&lt;img class="d-block" width="80" height="112" src="https://one-draw.jp/ijinden/cardlist/Y01/card/02_Y_006.png" /&gt;&lt;div class="container-num-copies position-absolute bottom-0 start-0 px-1" id="side-Y-6-num-copies"&gt;0&lt;/div&gt;&lt;button type="button" class="btn btn-secondary btn-number btn-sm btn-pop position-absolute top-0 start-0" data-type="minus" data-deck="side" data-id="Y-6"&gt;-&lt;/button&gt;&lt;button type="button" class="btn btn-secondary btn-number btn-sm btn-push position-absolute top-0 end-0" data-type="plus" data-deck="side" data-id="Y-6"&gt;+&lt;/button&gt;&lt;button type="button" class="btn btn-secondary btn-number btn-sm btn-raise position-absolute bottom-0 end-0" data-type="raise" data-id="Y-6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;[.B126];[$HTML.$K$3];[.B126];[$HTML.$L$3];[.B126];[$HTML.$M$3];[.B126];[$HTML.$N$3];[.B126];[$HTML.$O$3];[.B126];[$HTML.$P$3])" office:value-type="string" office:string-value="&lt;tr id=&quot;table-Y-6&quot; data-expansion=&quot;20&quot; data-type=&quot;1&quot; data-color=&quot;40&quot; data-term=&quot;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id="table-Y-6" data-expansion="20" data-type="1" data-color="40" data-term="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 position-relative m-1&quot; id=&quot;main-Y-7&quot;&gt;&lt;img class=&quot;d-block&quot; width=&quot;80&quot; height=&quot;112&quot; src=&quot;https://one-draw.jp/ijinden/cardlist/Y01/card/02_Y_007.png&quot; /&gt;&lt;div class=&quot;container-num-copies position-absolute bottom-0 start-0 px-1&quot; id=&quot;main-Y-7-num-copies&quot;&gt;0&lt;/div&gt;&lt;button type=&quot;button&quot; class=&quot;btn btn-secondary btn-number btn-sm btn-pop position-absolute top-0 start-0&quot; data-type=&quot;minus&quot; data-deck=&quot;main&quot; data-id=&quot;Y-7&quot;&gt;-&lt;/button&gt;&lt;button type=&quot;button&quot; class=&quot;btn btn-secondary btn-number btn-sm btn-push position-absolute top-0 end-0&quot; data-type=&quot;plus&quot; data-deck=&quot;main&quot; data-id=&quot;Y-7&quot;&gt;+&lt;/button&gt;&lt;button type=&quot;button&quot; class=&quot;btn btn-secondary btn-number btn-sm btn-drop position-absolute bottom-0 end-0&quot; data-type=&quot;drop&quot; data-id=&quot;Y-7&quot;&gt;v&lt;/button&gt;&lt;/div&gt;" calcext:value-type="string">
            <text:p>&lt;div class="container-card position-relative m-1" id="main-Y-7"&gt;&lt;img class="d-block" width="80" height="112" src="https://one-draw.jp/ijinden/cardlist/Y01/card/02_Y_007.png" /&gt;&lt;div class="container-num-copies position-absolute bottom-0 start-0 px-1" id="main-Y-7-num-copies"&gt;0&lt;/div&gt;&lt;button type="button" class="btn btn-secondary btn-number btn-sm btn-pop position-absolute top-0 start-0" data-type="minus" data-deck="main" data-id="Y-7"&gt;-&lt;/button&gt;&lt;button type="button" class="btn btn-secondary btn-number btn-sm btn-push position-absolute top-0 end-0" data-type="plus" data-deck="main" data-id="Y-7"&gt;+&lt;/button&gt;&lt;button type="button" class="btn btn-secondary btn-number btn-sm btn-drop position-absolute bottom-0 end-0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 position-relative m-1&quot; id=&quot;side-Y-7&quot;&gt;&lt;img class=&quot;d-block&quot; width=&quot;80&quot; height=&quot;112&quot; src=&quot;https://one-draw.jp/ijinden/cardlist/Y01/card/02_Y_007.png&quot; /&gt;&lt;div class=&quot;container-num-copies position-absolute bottom-0 start-0 px-1&quot; id=&quot;side-Y-7-num-copies&quot;&gt;0&lt;/div&gt;&lt;button type=&quot;button&quot; class=&quot;btn btn-secondary btn-number btn-sm btn-pop position-absolute top-0 start-0&quot; data-type=&quot;minus&quot; data-deck=&quot;side&quot; data-id=&quot;Y-7&quot;&gt;-&lt;/button&gt;&lt;button type=&quot;button&quot; class=&quot;btn btn-secondary btn-number btn-sm btn-push position-absolute top-0 end-0&quot; data-type=&quot;plus&quot; data-deck=&quot;side&quot; data-id=&quot;Y-7&quot;&gt;+&lt;/button&gt;&lt;button type=&quot;button&quot; class=&quot;btn btn-secondary btn-number btn-sm btn-raise position-absolute bottom-0 end-0&quot; data-type=&quot;raise&quot; data-id=&quot;Y-7&quot;&gt;^&lt;/button&gt;&lt;/div&gt;" calcext:value-type="string">
            <text:p>&lt;div class="container-card position-relative m-1" id="side-Y-7"&gt;&lt;img class="d-block" width="80" height="112" src="https://one-draw.jp/ijinden/cardlist/Y01/card/02_Y_007.png" /&gt;&lt;div class="container-num-copies position-absolute bottom-0 start-0 px-1" id="side-Y-7-num-copies"&gt;0&lt;/div&gt;&lt;button type="button" class="btn btn-secondary btn-number btn-sm btn-pop position-absolute top-0 start-0" data-type="minus" data-deck="side" data-id="Y-7"&gt;-&lt;/button&gt;&lt;button type="button" class="btn btn-secondary btn-number btn-sm btn-push position-absolute top-0 end-0" data-type="plus" data-deck="side" data-id="Y-7"&gt;+&lt;/button&gt;&lt;button type="button" class="btn btn-secondary btn-number btn-sm btn-raise position-absolute bottom-0 end-0" data-type="raise" data-id="Y-7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;[.B127];[$HTML.$K$3];[.B127];[$HTML.$L$3];[.B127];[$HTML.$M$3];[.B127];[$HTML.$N$3];[.B127];[$HTML.$O$3];[.B127];[$HTML.$P$3])" office:value-type="string" office:string-value="&lt;tr id=&quot;table-Y-7&quot; data-expansion=&quot;20&quot; data-type=&quot;1&quot; data-color=&quot;40&quot; data-term=&quot;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id="table-Y-7" data-expansion="20" data-type="1" data-color="40" data-term="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 position-relative m-1&quot; id=&quot;main-Y-8&quot;&gt;&lt;img class=&quot;d-block&quot; width=&quot;80&quot; height=&quot;112&quot; src=&quot;https://one-draw.jp/ijinden/cardlist/Y01/card/02_Y_008.png&quot; /&gt;&lt;div class=&quot;container-num-copies position-absolute bottom-0 start-0 px-1&quot; id=&quot;main-Y-8-num-copies&quot;&gt;0&lt;/div&gt;&lt;button type=&quot;button&quot; class=&quot;btn btn-secondary btn-number btn-sm btn-pop position-absolute top-0 start-0&quot; data-type=&quot;minus&quot; data-deck=&quot;main&quot; data-id=&quot;Y-8&quot;&gt;-&lt;/button&gt;&lt;button type=&quot;button&quot; class=&quot;btn btn-secondary btn-number btn-sm btn-push position-absolute top-0 end-0&quot; data-type=&quot;plus&quot; data-deck=&quot;main&quot; data-id=&quot;Y-8&quot;&gt;+&lt;/button&gt;&lt;button type=&quot;button&quot; class=&quot;btn btn-secondary btn-number btn-sm btn-drop position-absolute bottom-0 end-0&quot; data-type=&quot;drop&quot; data-id=&quot;Y-8&quot;&gt;v&lt;/button&gt;&lt;/div&gt;" calcext:value-type="string">
            <text:p>&lt;div class="container-card position-relative m-1" id="main-Y-8"&gt;&lt;img class="d-block" width="80" height="112" src="https://one-draw.jp/ijinden/cardlist/Y01/card/02_Y_008.png" /&gt;&lt;div class="container-num-copies position-absolute bottom-0 start-0 px-1" id="main-Y-8-num-copies"&gt;0&lt;/div&gt;&lt;button type="button" class="btn btn-secondary btn-number btn-sm btn-pop position-absolute top-0 start-0" data-type="minus" data-deck="main" data-id="Y-8"&gt;-&lt;/button&gt;&lt;button type="button" class="btn btn-secondary btn-number btn-sm btn-push position-absolute top-0 end-0" data-type="plus" data-deck="main" data-id="Y-8"&gt;+&lt;/button&gt;&lt;button type="button" class="btn btn-secondary btn-number btn-sm btn-drop position-absolute bottom-0 end-0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 position-relative m-1&quot; id=&quot;side-Y-8&quot;&gt;&lt;img class=&quot;d-block&quot; width=&quot;80&quot; height=&quot;112&quot; src=&quot;https://one-draw.jp/ijinden/cardlist/Y01/card/02_Y_008.png&quot; /&gt;&lt;div class=&quot;container-num-copies position-absolute bottom-0 start-0 px-1&quot; id=&quot;side-Y-8-num-copies&quot;&gt;0&lt;/div&gt;&lt;button type=&quot;button&quot; class=&quot;btn btn-secondary btn-number btn-sm btn-pop position-absolute top-0 start-0&quot; data-type=&quot;minus&quot; data-deck=&quot;side&quot; data-id=&quot;Y-8&quot;&gt;-&lt;/button&gt;&lt;button type=&quot;button&quot; class=&quot;btn btn-secondary btn-number btn-sm btn-push position-absolute top-0 end-0&quot; data-type=&quot;plus&quot; data-deck=&quot;side&quot; data-id=&quot;Y-8&quot;&gt;+&lt;/button&gt;&lt;button type=&quot;button&quot; class=&quot;btn btn-secondary btn-number btn-sm btn-raise position-absolute bottom-0 end-0&quot; data-type=&quot;raise&quot; data-id=&quot;Y-8&quot;&gt;^&lt;/button&gt;&lt;/div&gt;" calcext:value-type="string">
            <text:p>&lt;div class="container-card position-relative m-1" id="side-Y-8"&gt;&lt;img class="d-block" width="80" height="112" src="https://one-draw.jp/ijinden/cardlist/Y01/card/02_Y_008.png" /&gt;&lt;div class="container-num-copies position-absolute bottom-0 start-0 px-1" id="side-Y-8-num-copies"&gt;0&lt;/div&gt;&lt;button type="button" class="btn btn-secondary btn-number btn-sm btn-pop position-absolute top-0 start-0" data-type="minus" data-deck="side" data-id="Y-8"&gt;-&lt;/button&gt;&lt;button type="button" class="btn btn-secondary btn-number btn-sm btn-push position-absolute top-0 end-0" data-type="plus" data-deck="side" data-id="Y-8"&gt;+&lt;/button&gt;&lt;button type="button" class="btn btn-secondary btn-number btn-sm btn-raise position-absolute bottom-0 end-0" data-type="raise" data-id="Y-8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;[.B128];[$HTML.$K$3];[.B128];[$HTML.$L$3];[.B128];[$HTML.$M$3];[.B128];[$HTML.$N$3];[.B128];[$HTML.$O$3];[.B128];[$HTML.$P$3])" office:value-type="string" office:string-value="&lt;tr id=&quot;table-Y-8&quot; data-expansion=&quot;20&quot; data-type=&quot;1&quot; data-color=&quot;40&quot; data-term=&quot;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id="table-Y-8" data-expansion="20" data-type="1" data-color="40" data-term="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 position-relative m-1&quot; id=&quot;main-Y-9&quot;&gt;&lt;img class=&quot;d-block&quot; width=&quot;80&quot; height=&quot;112&quot; src=&quot;https://one-draw.jp/ijinden/cardlist/Y01/card/02_Y_009.png&quot; /&gt;&lt;div class=&quot;container-num-copies position-absolute bottom-0 start-0 px-1&quot; id=&quot;main-Y-9-num-copies&quot;&gt;0&lt;/div&gt;&lt;button type=&quot;button&quot; class=&quot;btn btn-secondary btn-number btn-sm btn-pop position-absolute top-0 start-0&quot; data-type=&quot;minus&quot; data-deck=&quot;main&quot; data-id=&quot;Y-9&quot;&gt;-&lt;/button&gt;&lt;button type=&quot;button&quot; class=&quot;btn btn-secondary btn-number btn-sm btn-push position-absolute top-0 end-0&quot; data-type=&quot;plus&quot; data-deck=&quot;main&quot; data-id=&quot;Y-9&quot;&gt;+&lt;/button&gt;&lt;button type=&quot;button&quot; class=&quot;btn btn-secondary btn-number btn-sm btn-drop position-absolute bottom-0 end-0&quot; data-type=&quot;drop&quot; data-id=&quot;Y-9&quot;&gt;v&lt;/button&gt;&lt;/div&gt;" calcext:value-type="string">
            <text:p>&lt;div class="container-card position-relative m-1" id="main-Y-9"&gt;&lt;img class="d-block" width="80" height="112" src="https://one-draw.jp/ijinden/cardlist/Y01/card/02_Y_009.png" /&gt;&lt;div class="container-num-copies position-absolute bottom-0 start-0 px-1" id="main-Y-9-num-copies"&gt;0&lt;/div&gt;&lt;button type="button" class="btn btn-secondary btn-number btn-sm btn-pop position-absolute top-0 start-0" data-type="minus" data-deck="main" data-id="Y-9"&gt;-&lt;/button&gt;&lt;button type="button" class="btn btn-secondary btn-number btn-sm btn-push position-absolute top-0 end-0" data-type="plus" data-deck="main" data-id="Y-9"&gt;+&lt;/button&gt;&lt;button type="button" class="btn btn-secondary btn-number btn-sm btn-drop position-absolute bottom-0 end-0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 position-relative m-1&quot; id=&quot;side-Y-9&quot;&gt;&lt;img class=&quot;d-block&quot; width=&quot;80&quot; height=&quot;112&quot; src=&quot;https://one-draw.jp/ijinden/cardlist/Y01/card/02_Y_009.png&quot; /&gt;&lt;div class=&quot;container-num-copies position-absolute bottom-0 start-0 px-1&quot; id=&quot;side-Y-9-num-copies&quot;&gt;0&lt;/div&gt;&lt;button type=&quot;button&quot; class=&quot;btn btn-secondary btn-number btn-sm btn-pop position-absolute top-0 start-0&quot; data-type=&quot;minus&quot; data-deck=&quot;side&quot; data-id=&quot;Y-9&quot;&gt;-&lt;/button&gt;&lt;button type=&quot;button&quot; class=&quot;btn btn-secondary btn-number btn-sm btn-push position-absolute top-0 end-0&quot; data-type=&quot;plus&quot; data-deck=&quot;side&quot; data-id=&quot;Y-9&quot;&gt;+&lt;/button&gt;&lt;button type=&quot;button&quot; class=&quot;btn btn-secondary btn-number btn-sm btn-raise position-absolute bottom-0 end-0&quot; data-type=&quot;raise&quot; data-id=&quot;Y-9&quot;&gt;^&lt;/button&gt;&lt;/div&gt;" calcext:value-type="string">
            <text:p>&lt;div class="container-card position-relative m-1" id="side-Y-9"&gt;&lt;img class="d-block" width="80" height="112" src="https://one-draw.jp/ijinden/cardlist/Y01/card/02_Y_009.png" /&gt;&lt;div class="container-num-copies position-absolute bottom-0 start-0 px-1" id="side-Y-9-num-copies"&gt;0&lt;/div&gt;&lt;button type="button" class="btn btn-secondary btn-number btn-sm btn-pop position-absolute top-0 start-0" data-type="minus" data-deck="side" data-id="Y-9"&gt;-&lt;/button&gt;&lt;button type="button" class="btn btn-secondary btn-number btn-sm btn-push position-absolute top-0 end-0" data-type="plus" data-deck="side" data-id="Y-9"&gt;+&lt;/button&gt;&lt;button type="button" class="btn btn-secondary btn-number btn-sm btn-raise position-absolute bottom-0 end-0" data-type="raise" data-id="Y-9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;[.B129];[$HTML.$K$3];[.B129];[$HTML.$L$3];[.B129];[$HTML.$M$3];[.B129];[$HTML.$N$3];[.B129];[$HTML.$O$3];[.B129];[$HTML.$P$3])" office:value-type="string" office:string-value="&lt;tr id=&quot;table-Y-9&quot; data-expansion=&quot;20&quot; data-type=&quot;2&quot; data-color=&quot;40&quot; data-term=&quot;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id="table-Y-9" data-expansion="20" data-type="2" data-color="40" data-term="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 position-relative m-1&quot; id=&quot;main-Y-10&quot;&gt;&lt;img class=&quot;d-block&quot; width=&quot;80&quot; height=&quot;112&quot; src=&quot;https://one-draw.jp/ijinden/cardlist/Y01/card/02_Y_010.png&quot; /&gt;&lt;div class=&quot;container-num-copies position-absolute bottom-0 start-0 px-1&quot; id=&quot;main-Y-10-num-copies&quot;&gt;0&lt;/div&gt;&lt;button type=&quot;button&quot; class=&quot;btn btn-secondary btn-number btn-sm btn-pop position-absolute top-0 start-0&quot; data-type=&quot;minus&quot; data-deck=&quot;main&quot; data-id=&quot;Y-10&quot;&gt;-&lt;/button&gt;&lt;button type=&quot;button&quot; class=&quot;btn btn-secondary btn-number btn-sm btn-push position-absolute top-0 end-0&quot; data-type=&quot;plus&quot; data-deck=&quot;main&quot; data-id=&quot;Y-10&quot;&gt;+&lt;/button&gt;&lt;button type=&quot;button&quot; class=&quot;btn btn-secondary btn-number btn-sm btn-drop position-absolute bottom-0 end-0&quot; data-type=&quot;drop&quot; data-id=&quot;Y-10&quot;&gt;v&lt;/button&gt;&lt;/div&gt;" calcext:value-type="string">
            <text:p>&lt;div class="container-card position-relative m-1" id="main-Y-10"&gt;&lt;img class="d-block" width="80" height="112" src="https://one-draw.jp/ijinden/cardlist/Y01/card/02_Y_010.png" /&gt;&lt;div class="container-num-copies position-absolute bottom-0 start-0 px-1" id="main-Y-10-num-copies"&gt;0&lt;/div&gt;&lt;button type="button" class="btn btn-secondary btn-number btn-sm btn-pop position-absolute top-0 start-0" data-type="minus" data-deck="main" data-id="Y-10"&gt;-&lt;/button&gt;&lt;button type="button" class="btn btn-secondary btn-number btn-sm btn-push position-absolute top-0 end-0" data-type="plus" data-deck="main" data-id="Y-10"&gt;+&lt;/button&gt;&lt;button type="button" class="btn btn-secondary btn-number btn-sm btn-drop position-absolute bottom-0 end-0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 position-relative m-1&quot; id=&quot;side-Y-10&quot;&gt;&lt;img class=&quot;d-block&quot; width=&quot;80&quot; height=&quot;112&quot; src=&quot;https://one-draw.jp/ijinden/cardlist/Y01/card/02_Y_010.png&quot; /&gt;&lt;div class=&quot;container-num-copies position-absolute bottom-0 start-0 px-1&quot; id=&quot;side-Y-10-num-copies&quot;&gt;0&lt;/div&gt;&lt;button type=&quot;button&quot; class=&quot;btn btn-secondary btn-number btn-sm btn-pop position-absolute top-0 start-0&quot; data-type=&quot;minus&quot; data-deck=&quot;side&quot; data-id=&quot;Y-10&quot;&gt;-&lt;/button&gt;&lt;button type=&quot;button&quot; class=&quot;btn btn-secondary btn-number btn-sm btn-push position-absolute top-0 end-0&quot; data-type=&quot;plus&quot; data-deck=&quot;side&quot; data-id=&quot;Y-10&quot;&gt;+&lt;/button&gt;&lt;button type=&quot;button&quot; class=&quot;btn btn-secondary btn-number btn-sm btn-raise position-absolute bottom-0 end-0&quot; data-type=&quot;raise&quot; data-id=&quot;Y-10&quot;&gt;^&lt;/button&gt;&lt;/div&gt;" calcext:value-type="string">
            <text:p>&lt;div class="container-card position-relative m-1" id="side-Y-10"&gt;&lt;img class="d-block" width="80" height="112" src="https://one-draw.jp/ijinden/cardlist/Y01/card/02_Y_010.png" /&gt;&lt;div class="container-num-copies position-absolute bottom-0 start-0 px-1" id="side-Y-10-num-copies"&gt;0&lt;/div&gt;&lt;button type="button" class="btn btn-secondary btn-number btn-sm btn-pop position-absolute top-0 start-0" data-type="minus" data-deck="side" data-id="Y-10"&gt;-&lt;/button&gt;&lt;button type="button" class="btn btn-secondary btn-number btn-sm btn-push position-absolute top-0 end-0" data-type="plus" data-deck="side" data-id="Y-10"&gt;+&lt;/button&gt;&lt;button type="button" class="btn btn-secondary btn-number btn-sm btn-raise position-absolute bottom-0 end-0" data-type="raise" data-id="Y-10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;[.B130];[$HTML.$K$3];[.B130];[$HTML.$L$3];[.B130];[$HTML.$M$3];[.B130];[$HTML.$N$3];[.B130];[$HTML.$O$3];[.B130];[$HTML.$P$3])" office:value-type="string" office:string-value="&lt;tr id=&quot;table-Y-10&quot; data-expansion=&quot;20&quot; data-type=&quot;2&quot; data-color=&quot;40&quot; data-term=&quot;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id="table-Y-10" data-expansion="20" data-type="2" data-color="40" data-term="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 position-relative m-1&quot; id=&quot;main-Y-11&quot;&gt;&lt;img class=&quot;d-block&quot; width=&quot;80&quot; height=&quot;112&quot; src=&quot;https://one-draw.jp/ijinden/cardlist/Y01/card/02_Y_011.png&quot; /&gt;&lt;div class=&quot;container-num-copies position-absolute bottom-0 start-0 px-1&quot; id=&quot;main-Y-11-num-copies&quot;&gt;0&lt;/div&gt;&lt;button type=&quot;button&quot; class=&quot;btn btn-secondary btn-number btn-sm btn-pop position-absolute top-0 start-0&quot; data-type=&quot;minus&quot; data-deck=&quot;main&quot; data-id=&quot;Y-11&quot;&gt;-&lt;/button&gt;&lt;button type=&quot;button&quot; class=&quot;btn btn-secondary btn-number btn-sm btn-push position-absolute top-0 end-0&quot; data-type=&quot;plus&quot; data-deck=&quot;main&quot; data-id=&quot;Y-11&quot;&gt;+&lt;/button&gt;&lt;button type=&quot;button&quot; class=&quot;btn btn-secondary btn-number btn-sm btn-drop position-absolute bottom-0 end-0&quot; data-type=&quot;drop&quot; data-id=&quot;Y-11&quot;&gt;v&lt;/button&gt;&lt;/div&gt;" calcext:value-type="string">
            <text:p>&lt;div class="container-card position-relative m-1" id="main-Y-11"&gt;&lt;img class="d-block" width="80" height="112" src="https://one-draw.jp/ijinden/cardlist/Y01/card/02_Y_011.png" /&gt;&lt;div class="container-num-copies position-absolute bottom-0 start-0 px-1" id="main-Y-11-num-copies"&gt;0&lt;/div&gt;&lt;button type="button" class="btn btn-secondary btn-number btn-sm btn-pop position-absolute top-0 start-0" data-type="minus" data-deck="main" data-id="Y-11"&gt;-&lt;/button&gt;&lt;button type="button" class="btn btn-secondary btn-number btn-sm btn-push position-absolute top-0 end-0" data-type="plus" data-deck="main" data-id="Y-11"&gt;+&lt;/button&gt;&lt;button type="button" class="btn btn-secondary btn-number btn-sm btn-drop position-absolute bottom-0 end-0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 position-relative m-1&quot; id=&quot;side-Y-11&quot;&gt;&lt;img class=&quot;d-block&quot; width=&quot;80&quot; height=&quot;112&quot; src=&quot;https://one-draw.jp/ijinden/cardlist/Y01/card/02_Y_011.png&quot; /&gt;&lt;div class=&quot;container-num-copies position-absolute bottom-0 start-0 px-1&quot; id=&quot;side-Y-11-num-copies&quot;&gt;0&lt;/div&gt;&lt;button type=&quot;button&quot; class=&quot;btn btn-secondary btn-number btn-sm btn-pop position-absolute top-0 start-0&quot; data-type=&quot;minus&quot; data-deck=&quot;side&quot; data-id=&quot;Y-11&quot;&gt;-&lt;/button&gt;&lt;button type=&quot;button&quot; class=&quot;btn btn-secondary btn-number btn-sm btn-push position-absolute top-0 end-0&quot; data-type=&quot;plus&quot; data-deck=&quot;side&quot; data-id=&quot;Y-11&quot;&gt;+&lt;/button&gt;&lt;button type=&quot;button&quot; class=&quot;btn btn-secondary btn-number btn-sm btn-raise position-absolute bottom-0 end-0&quot; data-type=&quot;raise&quot; data-id=&quot;Y-11&quot;&gt;^&lt;/button&gt;&lt;/div&gt;" calcext:value-type="string">
            <text:p>&lt;div class="container-card position-relative m-1" id="side-Y-11"&gt;&lt;img class="d-block" width="80" height="112" src="https://one-draw.jp/ijinden/cardlist/Y01/card/02_Y_011.png" /&gt;&lt;div class="container-num-copies position-absolute bottom-0 start-0 px-1" id="side-Y-11-num-copies"&gt;0&lt;/div&gt;&lt;button type="button" class="btn btn-secondary btn-number btn-sm btn-pop position-absolute top-0 start-0" data-type="minus" data-deck="side" data-id="Y-11"&gt;-&lt;/button&gt;&lt;button type="button" class="btn btn-secondary btn-number btn-sm btn-push position-absolute top-0 end-0" data-type="plus" data-deck="side" data-id="Y-11"&gt;+&lt;/button&gt;&lt;button type="button" class="btn btn-secondary btn-number btn-sm btn-raise position-absolute bottom-0 end-0" data-type="raise" data-id="Y-11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;[.B131];[$HTML.$K$3];[.B131];[$HTML.$L$3];[.B131];[$HTML.$M$3];[.B131];[$HTML.$N$3];[.B131];[$HTML.$O$3];[.B131];[$HTML.$P$3])" office:value-type="string" office:string-value="&lt;tr id=&quot;table-Y-11&quot; data-expansion=&quot;20&quot; data-type=&quot;3&quot; data-color=&quot;40&quot; data-term=&quot;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id="table-Y-11" data-expansion="20" data-type="3" data-color="40" data-term="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 position-relative m-1&quot; id=&quot;main-Y-12&quot;&gt;&lt;img class=&quot;d-block&quot; width=&quot;80&quot; height=&quot;112&quot; src=&quot;https://one-draw.jp/ijinden/cardlist/Y01/card/02_Y_012.png&quot; /&gt;&lt;div class=&quot;container-num-copies position-absolute bottom-0 start-0 px-1&quot; id=&quot;main-Y-12-num-copies&quot;&gt;0&lt;/div&gt;&lt;button type=&quot;button&quot; class=&quot;btn btn-secondary btn-number btn-sm btn-pop position-absolute top-0 start-0&quot; data-type=&quot;minus&quot; data-deck=&quot;main&quot; data-id=&quot;Y-12&quot;&gt;-&lt;/button&gt;&lt;button type=&quot;button&quot; class=&quot;btn btn-secondary btn-number btn-sm btn-push position-absolute top-0 end-0&quot; data-type=&quot;plus&quot; data-deck=&quot;main&quot; data-id=&quot;Y-12&quot;&gt;+&lt;/button&gt;&lt;button type=&quot;button&quot; class=&quot;btn btn-secondary btn-number btn-sm btn-drop position-absolute bottom-0 end-0&quot; data-type=&quot;drop&quot; data-id=&quot;Y-12&quot;&gt;v&lt;/button&gt;&lt;/div&gt;" calcext:value-type="string">
            <text:p>&lt;div class="container-card position-relative m-1" id="main-Y-12"&gt;&lt;img class="d-block" width="80" height="112" src="https://one-draw.jp/ijinden/cardlist/Y01/card/02_Y_012.png" /&gt;&lt;div class="container-num-copies position-absolute bottom-0 start-0 px-1" id="main-Y-12-num-copies"&gt;0&lt;/div&gt;&lt;button type="button" class="btn btn-secondary btn-number btn-sm btn-pop position-absolute top-0 start-0" data-type="minus" data-deck="main" data-id="Y-12"&gt;-&lt;/button&gt;&lt;button type="button" class="btn btn-secondary btn-number btn-sm btn-push position-absolute top-0 end-0" data-type="plus" data-deck="main" data-id="Y-12"&gt;+&lt;/button&gt;&lt;button type="button" class="btn btn-secondary btn-number btn-sm btn-drop position-absolute bottom-0 end-0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 position-relative m-1&quot; id=&quot;side-Y-12&quot;&gt;&lt;img class=&quot;d-block&quot; width=&quot;80&quot; height=&quot;112&quot; src=&quot;https://one-draw.jp/ijinden/cardlist/Y01/card/02_Y_012.png&quot; /&gt;&lt;div class=&quot;container-num-copies position-absolute bottom-0 start-0 px-1&quot; id=&quot;side-Y-12-num-copies&quot;&gt;0&lt;/div&gt;&lt;button type=&quot;button&quot; class=&quot;btn btn-secondary btn-number btn-sm btn-pop position-absolute top-0 start-0&quot; data-type=&quot;minus&quot; data-deck=&quot;side&quot; data-id=&quot;Y-12&quot;&gt;-&lt;/button&gt;&lt;button type=&quot;button&quot; class=&quot;btn btn-secondary btn-number btn-sm btn-push position-absolute top-0 end-0&quot; data-type=&quot;plus&quot; data-deck=&quot;side&quot; data-id=&quot;Y-12&quot;&gt;+&lt;/button&gt;&lt;button type=&quot;button&quot; class=&quot;btn btn-secondary btn-number btn-sm btn-raise position-absolute bottom-0 end-0&quot; data-type=&quot;raise&quot; data-id=&quot;Y-12&quot;&gt;^&lt;/button&gt;&lt;/div&gt;" calcext:value-type="string">
            <text:p>&lt;div class="container-card position-relative m-1" id="side-Y-12"&gt;&lt;img class="d-block" width="80" height="112" src="https://one-draw.jp/ijinden/cardlist/Y01/card/02_Y_012.png" /&gt;&lt;div class="container-num-copies position-absolute bottom-0 start-0 px-1" id="side-Y-12-num-copies"&gt;0&lt;/div&gt;&lt;button type="button" class="btn btn-secondary btn-number btn-sm btn-pop position-absolute top-0 start-0" data-type="minus" data-deck="side" data-id="Y-12"&gt;-&lt;/button&gt;&lt;button type="button" class="btn btn-secondary btn-number btn-sm btn-push position-absolute top-0 end-0" data-type="plus" data-deck="side" data-id="Y-12"&gt;+&lt;/button&gt;&lt;button type="button" class="btn btn-secondary btn-number btn-sm btn-raise position-absolute bottom-0 end-0" data-type="raise" data-id="Y-12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;[.B132];[$HTML.$K$3];[.B132];[$HTML.$L$3];[.B132];[$HTML.$M$3];[.B132];[$HTML.$N$3];[.B132];[$HTML.$O$3];[.B132];[$HTML.$P$3])" office:value-type="string" office:string-value="&lt;tr id=&quot;table-Y-12&quot; data-expansion=&quot;20&quot; data-type=&quot;3&quot; data-color=&quot;40&quot; data-term=&quot;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id="table-Y-12" data-expansion="20" data-type="3" data-color="40" data-term="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 position-relative m-1&quot; id=&quot;main-Y-13&quot;&gt;&lt;img class=&quot;d-block&quot; width=&quot;80&quot; height=&quot;112&quot; src=&quot;https://one-draw.jp/ijinden/cardlist/Y01/card/02_Y_013.png&quot; /&gt;&lt;div class=&quot;container-num-copies position-absolute bottom-0 start-0 px-1&quot; id=&quot;main-Y-13-num-copies&quot;&gt;0&lt;/div&gt;&lt;button type=&quot;button&quot; class=&quot;btn btn-secondary btn-number btn-sm btn-pop position-absolute top-0 start-0&quot; data-type=&quot;minus&quot; data-deck=&quot;main&quot; data-id=&quot;Y-13&quot;&gt;-&lt;/button&gt;&lt;button type=&quot;button&quot; class=&quot;btn btn-secondary btn-number btn-sm btn-push position-absolute top-0 end-0&quot; data-type=&quot;plus&quot; data-deck=&quot;main&quot; data-id=&quot;Y-13&quot;&gt;+&lt;/button&gt;&lt;button type=&quot;button&quot; class=&quot;btn btn-secondary btn-number btn-sm btn-drop position-absolute bottom-0 end-0&quot; data-type=&quot;drop&quot; data-id=&quot;Y-13&quot;&gt;v&lt;/button&gt;&lt;/div&gt;" calcext:value-type="string">
            <text:p>&lt;div class="container-card position-relative m-1" id="main-Y-13"&gt;&lt;img class="d-block" width="80" height="112" src="https://one-draw.jp/ijinden/cardlist/Y01/card/02_Y_013.png" /&gt;&lt;div class="container-num-copies position-absolute bottom-0 start-0 px-1" id="main-Y-13-num-copies"&gt;0&lt;/div&gt;&lt;button type="button" class="btn btn-secondary btn-number btn-sm btn-pop position-absolute top-0 start-0" data-type="minus" data-deck="main" data-id="Y-13"&gt;-&lt;/button&gt;&lt;button type="button" class="btn btn-secondary btn-number btn-sm btn-push position-absolute top-0 end-0" data-type="plus" data-deck="main" data-id="Y-13"&gt;+&lt;/button&gt;&lt;button type="button" class="btn btn-secondary btn-number btn-sm btn-drop position-absolute bottom-0 end-0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 position-relative m-1&quot; id=&quot;side-Y-13&quot;&gt;&lt;img class=&quot;d-block&quot; width=&quot;80&quot; height=&quot;112&quot; src=&quot;https://one-draw.jp/ijinden/cardlist/Y01/card/02_Y_013.png&quot; /&gt;&lt;div class=&quot;container-num-copies position-absolute bottom-0 start-0 px-1&quot; id=&quot;side-Y-13-num-copies&quot;&gt;0&lt;/div&gt;&lt;button type=&quot;button&quot; class=&quot;btn btn-secondary btn-number btn-sm btn-pop position-absolute top-0 start-0&quot; data-type=&quot;minus&quot; data-deck=&quot;side&quot; data-id=&quot;Y-13&quot;&gt;-&lt;/button&gt;&lt;button type=&quot;button&quot; class=&quot;btn btn-secondary btn-number btn-sm btn-push position-absolute top-0 end-0&quot; data-type=&quot;plus&quot; data-deck=&quot;side&quot; data-id=&quot;Y-13&quot;&gt;+&lt;/button&gt;&lt;button type=&quot;button&quot; class=&quot;btn btn-secondary btn-number btn-sm btn-raise position-absolute bottom-0 end-0&quot; data-type=&quot;raise&quot; data-id=&quot;Y-13&quot;&gt;^&lt;/button&gt;&lt;/div&gt;" calcext:value-type="string">
            <text:p>&lt;div class="container-card position-relative m-1" id="side-Y-13"&gt;&lt;img class="d-block" width="80" height="112" src="https://one-draw.jp/ijinden/cardlist/Y01/card/02_Y_013.png" /&gt;&lt;div class="container-num-copies position-absolute bottom-0 start-0 px-1" id="side-Y-13-num-copies"&gt;0&lt;/div&gt;&lt;button type="button" class="btn btn-secondary btn-number btn-sm btn-pop position-absolute top-0 start-0" data-type="minus" data-deck="side" data-id="Y-13"&gt;-&lt;/button&gt;&lt;button type="button" class="btn btn-secondary btn-number btn-sm btn-push position-absolute top-0 end-0" data-type="plus" data-deck="side" data-id="Y-13"&gt;+&lt;/button&gt;&lt;button type="button" class="btn btn-secondary btn-number btn-sm btn-raise position-absolute bottom-0 end-0" data-type="raise" data-id="Y-13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;[.B133];[$HTML.$K$3];[.B133];[$HTML.$L$3];[.B133];[$HTML.$M$3];[.B133];[$HTML.$N$3];[.B133];[$HTML.$O$3];[.B133];[$HTML.$P$3])" office:value-type="string" office:string-value="&lt;tr id=&quot;table-Y-13&quot; data-expansion=&quot;20&quot; data-type=&quot;4&quot; data-color=&quot;40&quot; data-term=&quot;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id="table-Y-13" data-expansion="20" data-type="4" data-color="40" data-term="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 position-relative m-1&quot; id=&quot;main-2-1&quot;&gt;&lt;img class=&quot;d-block&quot; width=&quot;80&quot; height=&quot;112&quot; src=&quot;https://one-draw.jp/ijinden/cardlist/002/card/02_001.png&quot; /&gt;&lt;div class=&quot;container-num-copies position-absolute bottom-0 start-0 px-1&quot; id=&quot;main-2-1-num-copies&quot;&gt;0&lt;/div&gt;&lt;button type=&quot;button&quot; class=&quot;btn btn-secondary btn-number btn-sm btn-pop position-absolute top-0 start-0&quot; data-type=&quot;minus&quot; data-deck=&quot;main&quot; data-id=&quot;2-1&quot;&gt;-&lt;/button&gt;&lt;button type=&quot;button&quot; class=&quot;btn btn-secondary btn-number btn-sm btn-push position-absolute top-0 end-0&quot; data-type=&quot;plus&quot; data-deck=&quot;main&quot; data-id=&quot;2-1&quot;&gt;+&lt;/button&gt;&lt;button type=&quot;button&quot; class=&quot;btn btn-secondary btn-number btn-sm btn-drop position-absolute bottom-0 end-0&quot; data-type=&quot;drop&quot; data-id=&quot;2-1&quot;&gt;v&lt;/button&gt;&lt;/div&gt;" calcext:value-type="string">
            <text:p>&lt;div class="container-card position-relative m-1" id="main-2-1"&gt;&lt;img class="d-block" width="80" height="112" src="https://one-draw.jp/ijinden/cardlist/002/card/02_001.png" /&gt;&lt;div class="container-num-copies position-absolute bottom-0 start-0 px-1" id="main-2-1-num-copies"&gt;0&lt;/div&gt;&lt;button type="button" class="btn btn-secondary btn-number btn-sm btn-pop position-absolute top-0 start-0" data-type="minus" data-deck="main" data-id="2-1"&gt;-&lt;/button&gt;&lt;button type="button" class="btn btn-secondary btn-number btn-sm btn-push position-absolute top-0 end-0" data-type="plus" data-deck="main" data-id="2-1"&gt;+&lt;/button&gt;&lt;button type="button" class="btn btn-secondary btn-number btn-sm btn-drop position-absolute bottom-0 end-0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 position-relative m-1&quot; id=&quot;side-2-1&quot;&gt;&lt;img class=&quot;d-block&quot; width=&quot;80&quot; height=&quot;112&quot; src=&quot;https://one-draw.jp/ijinden/cardlist/002/card/02_001.png&quot; /&gt;&lt;div class=&quot;container-num-copies position-absolute bottom-0 start-0 px-1&quot; id=&quot;side-2-1-num-copies&quot;&gt;0&lt;/div&gt;&lt;button type=&quot;button&quot; class=&quot;btn btn-secondary btn-number btn-sm btn-pop position-absolute top-0 start-0&quot; data-type=&quot;minus&quot; data-deck=&quot;side&quot; data-id=&quot;2-1&quot;&gt;-&lt;/button&gt;&lt;button type=&quot;button&quot; class=&quot;btn btn-secondary btn-number btn-sm btn-push position-absolute top-0 end-0&quot; data-type=&quot;plus&quot; data-deck=&quot;side&quot; data-id=&quot;2-1&quot;&gt;+&lt;/button&gt;&lt;button type=&quot;button&quot; class=&quot;btn btn-secondary btn-number btn-sm btn-raise position-absolute bottom-0 end-0&quot; data-type=&quot;raise&quot; data-id=&quot;2-1&quot;&gt;^&lt;/button&gt;&lt;/div&gt;" calcext:value-type="string">
            <text:p>&lt;div class="container-card position-relative m-1" id="side-2-1"&gt;&lt;img class="d-block" width="80" height="112" src="https://one-draw.jp/ijinden/cardlist/002/card/02_001.png" /&gt;&lt;div class="container-num-copies position-absolute bottom-0 start-0 px-1" id="side-2-1-num-copies"&gt;0&lt;/div&gt;&lt;button type="button" class="btn btn-secondary btn-number btn-sm btn-pop position-absolute top-0 start-0" data-type="minus" data-deck="side" data-id="2-1"&gt;-&lt;/button&gt;&lt;button type="button" class="btn btn-secondary btn-number btn-sm btn-push position-absolute top-0 end-0" data-type="plus" data-deck="side" data-id="2-1"&gt;+&lt;/button&gt;&lt;button type="button" class="btn btn-secondary btn-number btn-sm btn-raise position-absolute bottom-0 end-0" data-type="raise" data-id="2-1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;[.B134];[$HTML.$K$3];[.B134];[$HTML.$L$3];[.B134];[$HTML.$M$3];[.B134];[$HTML.$N$3];[.B134];[$HTML.$O$3];[.B134];[$HTML.$P$3])" office:value-type="string" office:string-value="&lt;tr id=&quot;table-2-1&quot; data-expansion=&quot;25&quot; data-type=&quot;1&quot; data-color=&quot;10&quot; data-term=&quot;3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id="table-2-1" data-expansion="25" data-type="1" data-color="10" data-term="3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 position-relative m-1&quot; id=&quot;main-2-2&quot;&gt;&lt;img class=&quot;d-block&quot; width=&quot;80&quot; height=&quot;112&quot; src=&quot;https://one-draw.jp/ijinden/cardlist/002/card/02_002.png&quot; /&gt;&lt;div class=&quot;container-num-copies position-absolute bottom-0 start-0 px-1&quot; id=&quot;main-2-2-num-copies&quot;&gt;0&lt;/div&gt;&lt;button type=&quot;button&quot; class=&quot;btn btn-secondary btn-number btn-sm btn-pop position-absolute top-0 start-0&quot; data-type=&quot;minus&quot; data-deck=&quot;main&quot; data-id=&quot;2-2&quot;&gt;-&lt;/button&gt;&lt;button type=&quot;button&quot; class=&quot;btn btn-secondary btn-number btn-sm btn-push position-absolute top-0 end-0&quot; data-type=&quot;plus&quot; data-deck=&quot;main&quot; data-id=&quot;2-2&quot;&gt;+&lt;/button&gt;&lt;button type=&quot;button&quot; class=&quot;btn btn-secondary btn-number btn-sm btn-drop position-absolute bottom-0 end-0&quot; data-type=&quot;drop&quot; data-id=&quot;2-2&quot;&gt;v&lt;/button&gt;&lt;/div&gt;" calcext:value-type="string">
            <text:p>&lt;div class="container-card position-relative m-1" id="main-2-2"&gt;&lt;img class="d-block" width="80" height="112" src="https://one-draw.jp/ijinden/cardlist/002/card/02_002.png" /&gt;&lt;div class="container-num-copies position-absolute bottom-0 start-0 px-1" id="main-2-2-num-copies"&gt;0&lt;/div&gt;&lt;button type="button" class="btn btn-secondary btn-number btn-sm btn-pop position-absolute top-0 start-0" data-type="minus" data-deck="main" data-id="2-2"&gt;-&lt;/button&gt;&lt;button type="button" class="btn btn-secondary btn-number btn-sm btn-push position-absolute top-0 end-0" data-type="plus" data-deck="main" data-id="2-2"&gt;+&lt;/button&gt;&lt;button type="button" class="btn btn-secondary btn-number btn-sm btn-drop position-absolute bottom-0 end-0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 position-relative m-1&quot; id=&quot;side-2-2&quot;&gt;&lt;img class=&quot;d-block&quot; width=&quot;80&quot; height=&quot;112&quot; src=&quot;https://one-draw.jp/ijinden/cardlist/002/card/02_002.png&quot; /&gt;&lt;div class=&quot;container-num-copies position-absolute bottom-0 start-0 px-1&quot; id=&quot;side-2-2-num-copies&quot;&gt;0&lt;/div&gt;&lt;button type=&quot;button&quot; class=&quot;btn btn-secondary btn-number btn-sm btn-pop position-absolute top-0 start-0&quot; data-type=&quot;minus&quot; data-deck=&quot;side&quot; data-id=&quot;2-2&quot;&gt;-&lt;/button&gt;&lt;button type=&quot;button&quot; class=&quot;btn btn-secondary btn-number btn-sm btn-push position-absolute top-0 end-0&quot; data-type=&quot;plus&quot; data-deck=&quot;side&quot; data-id=&quot;2-2&quot;&gt;+&lt;/button&gt;&lt;button type=&quot;button&quot; class=&quot;btn btn-secondary btn-number btn-sm btn-raise position-absolute bottom-0 end-0&quot; data-type=&quot;raise&quot; data-id=&quot;2-2&quot;&gt;^&lt;/button&gt;&lt;/div&gt;" calcext:value-type="string">
            <text:p>&lt;div class="container-card position-relative m-1" id="side-2-2"&gt;&lt;img class="d-block" width="80" height="112" src="https://one-draw.jp/ijinden/cardlist/002/card/02_002.png" /&gt;&lt;div class="container-num-copies position-absolute bottom-0 start-0 px-1" id="side-2-2-num-copies"&gt;0&lt;/div&gt;&lt;button type="button" class="btn btn-secondary btn-number btn-sm btn-pop position-absolute top-0 start-0" data-type="minus" data-deck="side" data-id="2-2"&gt;-&lt;/button&gt;&lt;button type="button" class="btn btn-secondary btn-number btn-sm btn-push position-absolute top-0 end-0" data-type="plus" data-deck="side" data-id="2-2"&gt;+&lt;/button&gt;&lt;button type="button" class="btn btn-secondary btn-number btn-sm btn-raise position-absolute bottom-0 end-0" data-type="raise" data-id="2-2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;[.B135];[$HTML.$K$3];[.B135];[$HTML.$L$3];[.B135];[$HTML.$M$3];[.B135];[$HTML.$N$3];[.B135];[$HTML.$O$3];[.B135];[$HTML.$P$3])" office:value-type="string" office:string-value="&lt;tr id=&quot;table-2-2&quot; data-expansion=&quot;25&quot; data-type=&quot;1&quot; data-color=&quot;20&quot; data-term=&quot;4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id="table-2-2" data-expansion="25" data-type="1" data-color="20" data-term="4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 position-relative m-1&quot; id=&quot;main-2-3&quot;&gt;&lt;img class=&quot;d-block&quot; width=&quot;80&quot; height=&quot;112&quot; src=&quot;https://one-draw.jp/ijinden/cardlist/002/card/02_003.png&quot; /&gt;&lt;div class=&quot;container-num-copies position-absolute bottom-0 start-0 px-1&quot; id=&quot;main-2-3-num-copies&quot;&gt;0&lt;/div&gt;&lt;button type=&quot;button&quot; class=&quot;btn btn-secondary btn-number btn-sm btn-pop position-absolute top-0 start-0&quot; data-type=&quot;minus&quot; data-deck=&quot;main&quot; data-id=&quot;2-3&quot;&gt;-&lt;/button&gt;&lt;button type=&quot;button&quot; class=&quot;btn btn-secondary btn-number btn-sm btn-push position-absolute top-0 end-0&quot; data-type=&quot;plus&quot; data-deck=&quot;main&quot; data-id=&quot;2-3&quot;&gt;+&lt;/button&gt;&lt;button type=&quot;button&quot; class=&quot;btn btn-secondary btn-number btn-sm btn-drop position-absolute bottom-0 end-0&quot; data-type=&quot;drop&quot; data-id=&quot;2-3&quot;&gt;v&lt;/button&gt;&lt;/div&gt;" calcext:value-type="string">
            <text:p>&lt;div class="container-card position-relative m-1" id="main-2-3"&gt;&lt;img class="d-block" width="80" height="112" src="https://one-draw.jp/ijinden/cardlist/002/card/02_003.png" /&gt;&lt;div class="container-num-copies position-absolute bottom-0 start-0 px-1" id="main-2-3-num-copies"&gt;0&lt;/div&gt;&lt;button type="button" class="btn btn-secondary btn-number btn-sm btn-pop position-absolute top-0 start-0" data-type="minus" data-deck="main" data-id="2-3"&gt;-&lt;/button&gt;&lt;button type="button" class="btn btn-secondary btn-number btn-sm btn-push position-absolute top-0 end-0" data-type="plus" data-deck="main" data-id="2-3"&gt;+&lt;/button&gt;&lt;button type="button" class="btn btn-secondary btn-number btn-sm btn-drop position-absolute bottom-0 end-0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 position-relative m-1&quot; id=&quot;side-2-3&quot;&gt;&lt;img class=&quot;d-block&quot; width=&quot;80&quot; height=&quot;112&quot; src=&quot;https://one-draw.jp/ijinden/cardlist/002/card/02_003.png&quot; /&gt;&lt;div class=&quot;container-num-copies position-absolute bottom-0 start-0 px-1&quot; id=&quot;side-2-3-num-copies&quot;&gt;0&lt;/div&gt;&lt;button type=&quot;button&quot; class=&quot;btn btn-secondary btn-number btn-sm btn-pop position-absolute top-0 start-0&quot; data-type=&quot;minus&quot; data-deck=&quot;side&quot; data-id=&quot;2-3&quot;&gt;-&lt;/button&gt;&lt;button type=&quot;button&quot; class=&quot;btn btn-secondary btn-number btn-sm btn-push position-absolute top-0 end-0&quot; data-type=&quot;plus&quot; data-deck=&quot;side&quot; data-id=&quot;2-3&quot;&gt;+&lt;/button&gt;&lt;button type=&quot;button&quot; class=&quot;btn btn-secondary btn-number btn-sm btn-raise position-absolute bottom-0 end-0&quot; data-type=&quot;raise&quot; data-id=&quot;2-3&quot;&gt;^&lt;/button&gt;&lt;/div&gt;" calcext:value-type="string">
            <text:p>&lt;div class="container-card position-relative m-1" id="side-2-3"&gt;&lt;img class="d-block" width="80" height="112" src="https://one-draw.jp/ijinden/cardlist/002/card/02_003.png" /&gt;&lt;div class="container-num-copies position-absolute bottom-0 start-0 px-1" id="side-2-3-num-copies"&gt;0&lt;/div&gt;&lt;button type="button" class="btn btn-secondary btn-number btn-sm btn-pop position-absolute top-0 start-0" data-type="minus" data-deck="side" data-id="2-3"&gt;-&lt;/button&gt;&lt;button type="button" class="btn btn-secondary btn-number btn-sm btn-push position-absolute top-0 end-0" data-type="plus" data-deck="side" data-id="2-3"&gt;+&lt;/button&gt;&lt;button type="button" class="btn btn-secondary btn-number btn-sm btn-raise position-absolute bottom-0 end-0" data-type="raise" data-id="2-3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;[.B136];[$HTML.$K$3];[.B136];[$HTML.$L$3];[.B136];[$HTML.$M$3];[.B136];[$HTML.$N$3];[.B136];[$HTML.$O$3];[.B136];[$HTML.$P$3])" office:value-type="string" office:string-value="&lt;tr id=&quot;table-2-3&quot; data-expansion=&quot;25&quot; data-type=&quot;1&quot; data-color=&quot;30&quot; data-term=&quot;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id="table-2-3" data-expansion="25" data-type="1" data-color="30" data-term="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 position-relative m-1&quot; id=&quot;main-2-4&quot;&gt;&lt;img class=&quot;d-block&quot; width=&quot;80&quot; height=&quot;112&quot; src=&quot;https://one-draw.jp/ijinden/cardlist/002/card/02_004.png&quot; /&gt;&lt;div class=&quot;container-num-copies position-absolute bottom-0 start-0 px-1&quot; id=&quot;main-2-4-num-copies&quot;&gt;0&lt;/div&gt;&lt;button type=&quot;button&quot; class=&quot;btn btn-secondary btn-number btn-sm btn-pop position-absolute top-0 start-0&quot; data-type=&quot;minus&quot; data-deck=&quot;main&quot; data-id=&quot;2-4&quot;&gt;-&lt;/button&gt;&lt;button type=&quot;button&quot; class=&quot;btn btn-secondary btn-number btn-sm btn-push position-absolute top-0 end-0&quot; data-type=&quot;plus&quot; data-deck=&quot;main&quot; data-id=&quot;2-4&quot;&gt;+&lt;/button&gt;&lt;button type=&quot;button&quot; class=&quot;btn btn-secondary btn-number btn-sm btn-drop position-absolute bottom-0 end-0&quot; data-type=&quot;drop&quot; data-id=&quot;2-4&quot;&gt;v&lt;/button&gt;&lt;/div&gt;" calcext:value-type="string">
            <text:p>&lt;div class="container-card position-relative m-1" id="main-2-4"&gt;&lt;img class="d-block" width="80" height="112" src="https://one-draw.jp/ijinden/cardlist/002/card/02_004.png" /&gt;&lt;div class="container-num-copies position-absolute bottom-0 start-0 px-1" id="main-2-4-num-copies"&gt;0&lt;/div&gt;&lt;button type="button" class="btn btn-secondary btn-number btn-sm btn-pop position-absolute top-0 start-0" data-type="minus" data-deck="main" data-id="2-4"&gt;-&lt;/button&gt;&lt;button type="button" class="btn btn-secondary btn-number btn-sm btn-push position-absolute top-0 end-0" data-type="plus" data-deck="main" data-id="2-4"&gt;+&lt;/button&gt;&lt;button type="button" class="btn btn-secondary btn-number btn-sm btn-drop position-absolute bottom-0 end-0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 position-relative m-1&quot; id=&quot;side-2-4&quot;&gt;&lt;img class=&quot;d-block&quot; width=&quot;80&quot; height=&quot;112&quot; src=&quot;https://one-draw.jp/ijinden/cardlist/002/card/02_004.png&quot; /&gt;&lt;div class=&quot;container-num-copies position-absolute bottom-0 start-0 px-1&quot; id=&quot;side-2-4-num-copies&quot;&gt;0&lt;/div&gt;&lt;button type=&quot;button&quot; class=&quot;btn btn-secondary btn-number btn-sm btn-pop position-absolute top-0 start-0&quot; data-type=&quot;minus&quot; data-deck=&quot;side&quot; data-id=&quot;2-4&quot;&gt;-&lt;/button&gt;&lt;button type=&quot;button&quot; class=&quot;btn btn-secondary btn-number btn-sm btn-push position-absolute top-0 end-0&quot; data-type=&quot;plus&quot; data-deck=&quot;side&quot; data-id=&quot;2-4&quot;&gt;+&lt;/button&gt;&lt;button type=&quot;button&quot; class=&quot;btn btn-secondary btn-number btn-sm btn-raise position-absolute bottom-0 end-0&quot; data-type=&quot;raise&quot; data-id=&quot;2-4&quot;&gt;^&lt;/button&gt;&lt;/div&gt;" calcext:value-type="string">
            <text:p>&lt;div class="container-card position-relative m-1" id="side-2-4"&gt;&lt;img class="d-block" width="80" height="112" src="https://one-draw.jp/ijinden/cardlist/002/card/02_004.png" /&gt;&lt;div class="container-num-copies position-absolute bottom-0 start-0 px-1" id="side-2-4-num-copies"&gt;0&lt;/div&gt;&lt;button type="button" class="btn btn-secondary btn-number btn-sm btn-pop position-absolute top-0 start-0" data-type="minus" data-deck="side" data-id="2-4"&gt;-&lt;/button&gt;&lt;button type="button" class="btn btn-secondary btn-number btn-sm btn-push position-absolute top-0 end-0" data-type="plus" data-deck="side" data-id="2-4"&gt;+&lt;/button&gt;&lt;button type="button" class="btn btn-secondary btn-number btn-sm btn-raise position-absolute bottom-0 end-0" data-type="raise" data-id="2-4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;[.B137];[$HTML.$K$3];[.B137];[$HTML.$L$3];[.B137];[$HTML.$M$3];[.B137];[$HTML.$N$3];[.B137];[$HTML.$O$3];[.B137];[$HTML.$P$3])" office:value-type="string" office:string-value="&lt;tr id=&quot;table-2-4&quot; data-expansion=&quot;25&quot; data-type=&quot;1&quot; data-color=&quot;40&quot; data-term=&quot;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id="table-2-4" data-expansion="25" data-type="1" data-color="40" data-term="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 position-relative m-1&quot; id=&quot;main-2-5&quot;&gt;&lt;img class=&quot;d-block&quot; width=&quot;80&quot; height=&quot;112&quot; src=&quot;https://one-draw.jp/ijinden/cardlist/002/card/02_005.png&quot; /&gt;&lt;div class=&quot;container-num-copies position-absolute bottom-0 start-0 px-1&quot; id=&quot;main-2-5-num-copies&quot;&gt;0&lt;/div&gt;&lt;button type=&quot;button&quot; class=&quot;btn btn-secondary btn-number btn-sm btn-pop position-absolute top-0 start-0&quot; data-type=&quot;minus&quot; data-deck=&quot;main&quot; data-id=&quot;2-5&quot;&gt;-&lt;/button&gt;&lt;button type=&quot;button&quot; class=&quot;btn btn-secondary btn-number btn-sm btn-push position-absolute top-0 end-0&quot; data-type=&quot;plus&quot; data-deck=&quot;main&quot; data-id=&quot;2-5&quot;&gt;+&lt;/button&gt;&lt;button type=&quot;button&quot; class=&quot;btn btn-secondary btn-number btn-sm btn-drop position-absolute bottom-0 end-0&quot; data-type=&quot;drop&quot; data-id=&quot;2-5&quot;&gt;v&lt;/button&gt;&lt;/div&gt;" calcext:value-type="string">
            <text:p>&lt;div class="container-card position-relative m-1" id="main-2-5"&gt;&lt;img class="d-block" width="80" height="112" src="https://one-draw.jp/ijinden/cardlist/002/card/02_005.png" /&gt;&lt;div class="container-num-copies position-absolute bottom-0 start-0 px-1" id="main-2-5-num-copies"&gt;0&lt;/div&gt;&lt;button type="button" class="btn btn-secondary btn-number btn-sm btn-pop position-absolute top-0 start-0" data-type="minus" data-deck="main" data-id="2-5"&gt;-&lt;/button&gt;&lt;button type="button" class="btn btn-secondary btn-number btn-sm btn-push position-absolute top-0 end-0" data-type="plus" data-deck="main" data-id="2-5"&gt;+&lt;/button&gt;&lt;button type="button" class="btn btn-secondary btn-number btn-sm btn-drop position-absolute bottom-0 end-0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 position-relative m-1&quot; id=&quot;side-2-5&quot;&gt;&lt;img class=&quot;d-block&quot; width=&quot;80&quot; height=&quot;112&quot; src=&quot;https://one-draw.jp/ijinden/cardlist/002/card/02_005.png&quot; /&gt;&lt;div class=&quot;container-num-copies position-absolute bottom-0 start-0 px-1&quot; id=&quot;side-2-5-num-copies&quot;&gt;0&lt;/div&gt;&lt;button type=&quot;button&quot; class=&quot;btn btn-secondary btn-number btn-sm btn-pop position-absolute top-0 start-0&quot; data-type=&quot;minus&quot; data-deck=&quot;side&quot; data-id=&quot;2-5&quot;&gt;-&lt;/button&gt;&lt;button type=&quot;button&quot; class=&quot;btn btn-secondary btn-number btn-sm btn-push position-absolute top-0 end-0&quot; data-type=&quot;plus&quot; data-deck=&quot;side&quot; data-id=&quot;2-5&quot;&gt;+&lt;/button&gt;&lt;button type=&quot;button&quot; class=&quot;btn btn-secondary btn-number btn-sm btn-raise position-absolute bottom-0 end-0&quot; data-type=&quot;raise&quot; data-id=&quot;2-5&quot;&gt;^&lt;/button&gt;&lt;/div&gt;" calcext:value-type="string">
            <text:p>&lt;div class="container-card position-relative m-1" id="side-2-5"&gt;&lt;img class="d-block" width="80" height="112" src="https://one-draw.jp/ijinden/cardlist/002/card/02_005.png" /&gt;&lt;div class="container-num-copies position-absolute bottom-0 start-0 px-1" id="side-2-5-num-copies"&gt;0&lt;/div&gt;&lt;button type="button" class="btn btn-secondary btn-number btn-sm btn-pop position-absolute top-0 start-0" data-type="minus" data-deck="side" data-id="2-5"&gt;-&lt;/button&gt;&lt;button type="button" class="btn btn-secondary btn-number btn-sm btn-push position-absolute top-0 end-0" data-type="plus" data-deck="side" data-id="2-5"&gt;+&lt;/button&gt;&lt;button type="button" class="btn btn-secondary btn-number btn-sm btn-raise position-absolute bottom-0 end-0" data-type="raise" data-id="2-5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;[.B138];[$HTML.$K$3];[.B138];[$HTML.$L$3];[.B138];[$HTML.$M$3];[.B138];[$HTML.$N$3];[.B138];[$HTML.$O$3];[.B138];[$HTML.$P$3])" office:value-type="string" office:string-value="&lt;tr id=&quot;table-2-5&quot; data-expansion=&quot;25&quot; data-type=&quot;1&quot; data-color=&quot;40&quot; data-term=&quot;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id="table-2-5" data-expansion="25" data-type="1" data-color="40" data-term="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 position-relative m-1&quot; id=&quot;main-2-6&quot;&gt;&lt;img class=&quot;d-block&quot; width=&quot;80&quot; height=&quot;112&quot; src=&quot;https://one-draw.jp/ijinden/cardlist/002/card/02_006.png&quot; /&gt;&lt;div class=&quot;container-num-copies position-absolute bottom-0 start-0 px-1&quot; id=&quot;main-2-6-num-copies&quot;&gt;0&lt;/div&gt;&lt;button type=&quot;button&quot; class=&quot;btn btn-secondary btn-number btn-sm btn-pop position-absolute top-0 start-0&quot; data-type=&quot;minus&quot; data-deck=&quot;main&quot; data-id=&quot;2-6&quot;&gt;-&lt;/button&gt;&lt;button type=&quot;button&quot; class=&quot;btn btn-secondary btn-number btn-sm btn-push position-absolute top-0 end-0&quot; data-type=&quot;plus&quot; data-deck=&quot;main&quot; data-id=&quot;2-6&quot;&gt;+&lt;/button&gt;&lt;button type=&quot;button&quot; class=&quot;btn btn-secondary btn-number btn-sm btn-drop position-absolute bottom-0 end-0&quot; data-type=&quot;drop&quot; data-id=&quot;2-6&quot;&gt;v&lt;/button&gt;&lt;/div&gt;" calcext:value-type="string">
            <text:p>&lt;div class="container-card position-relative m-1" id="main-2-6"&gt;&lt;img class="d-block" width="80" height="112" src="https://one-draw.jp/ijinden/cardlist/002/card/02_006.png" /&gt;&lt;div class="container-num-copies position-absolute bottom-0 start-0 px-1" id="main-2-6-num-copies"&gt;0&lt;/div&gt;&lt;button type="button" class="btn btn-secondary btn-number btn-sm btn-pop position-absolute top-0 start-0" data-type="minus" data-deck="main" data-id="2-6"&gt;-&lt;/button&gt;&lt;button type="button" class="btn btn-secondary btn-number btn-sm btn-push position-absolute top-0 end-0" data-type="plus" data-deck="main" data-id="2-6"&gt;+&lt;/button&gt;&lt;button type="button" class="btn btn-secondary btn-number btn-sm btn-drop position-absolute bottom-0 end-0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 position-relative m-1&quot; id=&quot;side-2-6&quot;&gt;&lt;img class=&quot;d-block&quot; width=&quot;80&quot; height=&quot;112&quot; src=&quot;https://one-draw.jp/ijinden/cardlist/002/card/02_006.png&quot; /&gt;&lt;div class=&quot;container-num-copies position-absolute bottom-0 start-0 px-1&quot; id=&quot;side-2-6-num-copies&quot;&gt;0&lt;/div&gt;&lt;button type=&quot;button&quot; class=&quot;btn btn-secondary btn-number btn-sm btn-pop position-absolute top-0 start-0&quot; data-type=&quot;minus&quot; data-deck=&quot;side&quot; data-id=&quot;2-6&quot;&gt;-&lt;/button&gt;&lt;button type=&quot;button&quot; class=&quot;btn btn-secondary btn-number btn-sm btn-push position-absolute top-0 end-0&quot; data-type=&quot;plus&quot; data-deck=&quot;side&quot; data-id=&quot;2-6&quot;&gt;+&lt;/button&gt;&lt;button type=&quot;button&quot; class=&quot;btn btn-secondary btn-number btn-sm btn-raise position-absolute bottom-0 end-0&quot; data-type=&quot;raise&quot; data-id=&quot;2-6&quot;&gt;^&lt;/button&gt;&lt;/div&gt;" calcext:value-type="string">
            <text:p>&lt;div class="container-card position-relative m-1" id="side-2-6"&gt;&lt;img class="d-block" width="80" height="112" src="https://one-draw.jp/ijinden/cardlist/002/card/02_006.png" /&gt;&lt;div class="container-num-copies position-absolute bottom-0 start-0 px-1" id="side-2-6-num-copies"&gt;0&lt;/div&gt;&lt;button type="button" class="btn btn-secondary btn-number btn-sm btn-pop position-absolute top-0 start-0" data-type="minus" data-deck="side" data-id="2-6"&gt;-&lt;/button&gt;&lt;button type="button" class="btn btn-secondary btn-number btn-sm btn-push position-absolute top-0 end-0" data-type="plus" data-deck="side" data-id="2-6"&gt;+&lt;/button&gt;&lt;button type="button" class="btn btn-secondary btn-number btn-sm btn-raise position-absolute bottom-0 end-0" data-type="raise" data-id="2-6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;[.B139];[$HTML.$K$3];[.B139];[$HTML.$L$3];[.B139];[$HTML.$M$3];[.B139];[$HTML.$N$3];[.B139];[$HTML.$O$3];[.B139];[$HTML.$P$3])" office:value-type="string" office:string-value="&lt;tr id=&quot;table-2-6&quot; data-expansion=&quot;25&quot; data-type=&quot;1&quot; data-color=&quot;40&quot; data-term=&quot;4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id="table-2-6" data-expansion="25" data-type="1" data-color="40" data-term="4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 position-relative m-1&quot; id=&quot;main-2-7&quot;&gt;&lt;img class=&quot;d-block&quot; width=&quot;80&quot; height=&quot;112&quot; src=&quot;https://one-draw.jp/ijinden/cardlist/002/card/02_007.png&quot; /&gt;&lt;div class=&quot;container-num-copies position-absolute bottom-0 start-0 px-1&quot; id=&quot;main-2-7-num-copies&quot;&gt;0&lt;/div&gt;&lt;button type=&quot;button&quot; class=&quot;btn btn-secondary btn-number btn-sm btn-pop position-absolute top-0 start-0&quot; data-type=&quot;minus&quot; data-deck=&quot;main&quot; data-id=&quot;2-7&quot;&gt;-&lt;/button&gt;&lt;button type=&quot;button&quot; class=&quot;btn btn-secondary btn-number btn-sm btn-push position-absolute top-0 end-0&quot; data-type=&quot;plus&quot; data-deck=&quot;main&quot; data-id=&quot;2-7&quot;&gt;+&lt;/button&gt;&lt;button type=&quot;button&quot; class=&quot;btn btn-secondary btn-number btn-sm btn-drop position-absolute bottom-0 end-0&quot; data-type=&quot;drop&quot; data-id=&quot;2-7&quot;&gt;v&lt;/button&gt;&lt;/div&gt;" calcext:value-type="string">
            <text:p>&lt;div class="container-card position-relative m-1" id="main-2-7"&gt;&lt;img class="d-block" width="80" height="112" src="https://one-draw.jp/ijinden/cardlist/002/card/02_007.png" /&gt;&lt;div class="container-num-copies position-absolute bottom-0 start-0 px-1" id="main-2-7-num-copies"&gt;0&lt;/div&gt;&lt;button type="button" class="btn btn-secondary btn-number btn-sm btn-pop position-absolute top-0 start-0" data-type="minus" data-deck="main" data-id="2-7"&gt;-&lt;/button&gt;&lt;button type="button" class="btn btn-secondary btn-number btn-sm btn-push position-absolute top-0 end-0" data-type="plus" data-deck="main" data-id="2-7"&gt;+&lt;/button&gt;&lt;button type="button" class="btn btn-secondary btn-number btn-sm btn-drop position-absolute bottom-0 end-0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 position-relative m-1&quot; id=&quot;side-2-7&quot;&gt;&lt;img class=&quot;d-block&quot; width=&quot;80&quot; height=&quot;112&quot; src=&quot;https://one-draw.jp/ijinden/cardlist/002/card/02_007.png&quot; /&gt;&lt;div class=&quot;container-num-copies position-absolute bottom-0 start-0 px-1&quot; id=&quot;side-2-7-num-copies&quot;&gt;0&lt;/div&gt;&lt;button type=&quot;button&quot; class=&quot;btn btn-secondary btn-number btn-sm btn-pop position-absolute top-0 start-0&quot; data-type=&quot;minus&quot; data-deck=&quot;side&quot; data-id=&quot;2-7&quot;&gt;-&lt;/button&gt;&lt;button type=&quot;button&quot; class=&quot;btn btn-secondary btn-number btn-sm btn-push position-absolute top-0 end-0&quot; data-type=&quot;plus&quot; data-deck=&quot;side&quot; data-id=&quot;2-7&quot;&gt;+&lt;/button&gt;&lt;button type=&quot;button&quot; class=&quot;btn btn-secondary btn-number btn-sm btn-raise position-absolute bottom-0 end-0&quot; data-type=&quot;raise&quot; data-id=&quot;2-7&quot;&gt;^&lt;/button&gt;&lt;/div&gt;" calcext:value-type="string">
            <text:p>&lt;div class="container-card position-relative m-1" id="side-2-7"&gt;&lt;img class="d-block" width="80" height="112" src="https://one-draw.jp/ijinden/cardlist/002/card/02_007.png" /&gt;&lt;div class="container-num-copies position-absolute bottom-0 start-0 px-1" id="side-2-7-num-copies"&gt;0&lt;/div&gt;&lt;button type="button" class="btn btn-secondary btn-number btn-sm btn-pop position-absolute top-0 start-0" data-type="minus" data-deck="side" data-id="2-7"&gt;-&lt;/button&gt;&lt;button type="button" class="btn btn-secondary btn-number btn-sm btn-push position-absolute top-0 end-0" data-type="plus" data-deck="side" data-id="2-7"&gt;+&lt;/button&gt;&lt;button type="button" class="btn btn-secondary btn-number btn-sm btn-raise position-absolute bottom-0 end-0" data-type="raise" data-id="2-7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;[.B140];[$HTML.$K$3];[.B140];[$HTML.$L$3];[.B140];[$HTML.$M$3];[.B140];[$HTML.$N$3];[.B140];[$HTML.$O$3];[.B140];[$HTML.$P$3])" office:value-type="string" office:string-value="&lt;tr id=&quot;table-2-7&quot; data-expansion=&quot;25&quot; data-type=&quot;1&quot; data-color=&quot;10&quot; data-term=&quot;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id="table-2-7" data-expansion="25" data-type="1" data-color="10" data-term="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 position-relative m-1&quot; id=&quot;main-2-8&quot;&gt;&lt;img class=&quot;d-block&quot; width=&quot;80&quot; height=&quot;112&quot; src=&quot;https://one-draw.jp/ijinden/cardlist/002/card/02_008.png&quot; /&gt;&lt;div class=&quot;container-num-copies position-absolute bottom-0 start-0 px-1&quot; id=&quot;main-2-8-num-copies&quot;&gt;0&lt;/div&gt;&lt;button type=&quot;button&quot; class=&quot;btn btn-secondary btn-number btn-sm btn-pop position-absolute top-0 start-0&quot; data-type=&quot;minus&quot; data-deck=&quot;main&quot; data-id=&quot;2-8&quot;&gt;-&lt;/button&gt;&lt;button type=&quot;button&quot; class=&quot;btn btn-secondary btn-number btn-sm btn-push position-absolute top-0 end-0&quot; data-type=&quot;plus&quot; data-deck=&quot;main&quot; data-id=&quot;2-8&quot;&gt;+&lt;/button&gt;&lt;button type=&quot;button&quot; class=&quot;btn btn-secondary btn-number btn-sm btn-drop position-absolute bottom-0 end-0&quot; data-type=&quot;drop&quot; data-id=&quot;2-8&quot;&gt;v&lt;/button&gt;&lt;/div&gt;" calcext:value-type="string">
            <text:p>&lt;div class="container-card position-relative m-1" id="main-2-8"&gt;&lt;img class="d-block" width="80" height="112" src="https://one-draw.jp/ijinden/cardlist/002/card/02_008.png" /&gt;&lt;div class="container-num-copies position-absolute bottom-0 start-0 px-1" id="main-2-8-num-copies"&gt;0&lt;/div&gt;&lt;button type="button" class="btn btn-secondary btn-number btn-sm btn-pop position-absolute top-0 start-0" data-type="minus" data-deck="main" data-id="2-8"&gt;-&lt;/button&gt;&lt;button type="button" class="btn btn-secondary btn-number btn-sm btn-push position-absolute top-0 end-0" data-type="plus" data-deck="main" data-id="2-8"&gt;+&lt;/button&gt;&lt;button type="button" class="btn btn-secondary btn-number btn-sm btn-drop position-absolute bottom-0 end-0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 position-relative m-1&quot; id=&quot;side-2-8&quot;&gt;&lt;img class=&quot;d-block&quot; width=&quot;80&quot; height=&quot;112&quot; src=&quot;https://one-draw.jp/ijinden/cardlist/002/card/02_008.png&quot; /&gt;&lt;div class=&quot;container-num-copies position-absolute bottom-0 start-0 px-1&quot; id=&quot;side-2-8-num-copies&quot;&gt;0&lt;/div&gt;&lt;button type=&quot;button&quot; class=&quot;btn btn-secondary btn-number btn-sm btn-pop position-absolute top-0 start-0&quot; data-type=&quot;minus&quot; data-deck=&quot;side&quot; data-id=&quot;2-8&quot;&gt;-&lt;/button&gt;&lt;button type=&quot;button&quot; class=&quot;btn btn-secondary btn-number btn-sm btn-push position-absolute top-0 end-0&quot; data-type=&quot;plus&quot; data-deck=&quot;side&quot; data-id=&quot;2-8&quot;&gt;+&lt;/button&gt;&lt;button type=&quot;button&quot; class=&quot;btn btn-secondary btn-number btn-sm btn-raise position-absolute bottom-0 end-0&quot; data-type=&quot;raise&quot; data-id=&quot;2-8&quot;&gt;^&lt;/button&gt;&lt;/div&gt;" calcext:value-type="string">
            <text:p>&lt;div class="container-card position-relative m-1" id="side-2-8"&gt;&lt;img class="d-block" width="80" height="112" src="https://one-draw.jp/ijinden/cardlist/002/card/02_008.png" /&gt;&lt;div class="container-num-copies position-absolute bottom-0 start-0 px-1" id="side-2-8-num-copies"&gt;0&lt;/div&gt;&lt;button type="button" class="btn btn-secondary btn-number btn-sm btn-pop position-absolute top-0 start-0" data-type="minus" data-deck="side" data-id="2-8"&gt;-&lt;/button&gt;&lt;button type="button" class="btn btn-secondary btn-number btn-sm btn-push position-absolute top-0 end-0" data-type="plus" data-deck="side" data-id="2-8"&gt;+&lt;/button&gt;&lt;button type="button" class="btn btn-secondary btn-number btn-sm btn-raise position-absolute bottom-0 end-0" data-type="raise" data-id="2-8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;[.B141];[$HTML.$K$3];[.B141];[$HTML.$L$3];[.B141];[$HTML.$M$3];[.B141];[$HTML.$N$3];[.B141];[$HTML.$O$3];[.B141];[$HTML.$P$3])" office:value-type="string" office:string-value="&lt;tr id=&quot;table-2-8&quot; data-expansion=&quot;25&quot; data-type=&quot;1&quot; data-color=&quot;10&quot; data-term=&quot;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id="table-2-8" data-expansion="25" data-type="1" data-color="10" data-term="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 position-relative m-1&quot; id=&quot;main-2-9&quot;&gt;&lt;img class=&quot;d-block&quot; width=&quot;80&quot; height=&quot;112&quot; src=&quot;https://one-draw.jp/ijinden/cardlist/002/card/02_009.png&quot; /&gt;&lt;div class=&quot;container-num-copies position-absolute bottom-0 start-0 px-1&quot; id=&quot;main-2-9-num-copies&quot;&gt;0&lt;/div&gt;&lt;button type=&quot;button&quot; class=&quot;btn btn-secondary btn-number btn-sm btn-pop position-absolute top-0 start-0&quot; data-type=&quot;minus&quot; data-deck=&quot;main&quot; data-id=&quot;2-9&quot;&gt;-&lt;/button&gt;&lt;button type=&quot;button&quot; class=&quot;btn btn-secondary btn-number btn-sm btn-push position-absolute top-0 end-0&quot; data-type=&quot;plus&quot; data-deck=&quot;main&quot; data-id=&quot;2-9&quot;&gt;+&lt;/button&gt;&lt;button type=&quot;button&quot; class=&quot;btn btn-secondary btn-number btn-sm btn-drop position-absolute bottom-0 end-0&quot; data-type=&quot;drop&quot; data-id=&quot;2-9&quot;&gt;v&lt;/button&gt;&lt;/div&gt;" calcext:value-type="string">
            <text:p>&lt;div class="container-card position-relative m-1" id="main-2-9"&gt;&lt;img class="d-block" width="80" height="112" src="https://one-draw.jp/ijinden/cardlist/002/card/02_009.png" /&gt;&lt;div class="container-num-copies position-absolute bottom-0 start-0 px-1" id="main-2-9-num-copies"&gt;0&lt;/div&gt;&lt;button type="button" class="btn btn-secondary btn-number btn-sm btn-pop position-absolute top-0 start-0" data-type="minus" data-deck="main" data-id="2-9"&gt;-&lt;/button&gt;&lt;button type="button" class="btn btn-secondary btn-number btn-sm btn-push position-absolute top-0 end-0" data-type="plus" data-deck="main" data-id="2-9"&gt;+&lt;/button&gt;&lt;button type="button" class="btn btn-secondary btn-number btn-sm btn-drop position-absolute bottom-0 end-0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 position-relative m-1&quot; id=&quot;side-2-9&quot;&gt;&lt;img class=&quot;d-block&quot; width=&quot;80&quot; height=&quot;112&quot; src=&quot;https://one-draw.jp/ijinden/cardlist/002/card/02_009.png&quot; /&gt;&lt;div class=&quot;container-num-copies position-absolute bottom-0 start-0 px-1&quot; id=&quot;side-2-9-num-copies&quot;&gt;0&lt;/div&gt;&lt;button type=&quot;button&quot; class=&quot;btn btn-secondary btn-number btn-sm btn-pop position-absolute top-0 start-0&quot; data-type=&quot;minus&quot; data-deck=&quot;side&quot; data-id=&quot;2-9&quot;&gt;-&lt;/button&gt;&lt;button type=&quot;button&quot; class=&quot;btn btn-secondary btn-number btn-sm btn-push position-absolute top-0 end-0&quot; data-type=&quot;plus&quot; data-deck=&quot;side&quot; data-id=&quot;2-9&quot;&gt;+&lt;/button&gt;&lt;button type=&quot;button&quot; class=&quot;btn btn-secondary btn-number btn-sm btn-raise position-absolute bottom-0 end-0&quot; data-type=&quot;raise&quot; data-id=&quot;2-9&quot;&gt;^&lt;/button&gt;&lt;/div&gt;" calcext:value-type="string">
            <text:p>&lt;div class="container-card position-relative m-1" id="side-2-9"&gt;&lt;img class="d-block" width="80" height="112" src="https://one-draw.jp/ijinden/cardlist/002/card/02_009.png" /&gt;&lt;div class="container-num-copies position-absolute bottom-0 start-0 px-1" id="side-2-9-num-copies"&gt;0&lt;/div&gt;&lt;button type="button" class="btn btn-secondary btn-number btn-sm btn-pop position-absolute top-0 start-0" data-type="minus" data-deck="side" data-id="2-9"&gt;-&lt;/button&gt;&lt;button type="button" class="btn btn-secondary btn-number btn-sm btn-push position-absolute top-0 end-0" data-type="plus" data-deck="side" data-id="2-9"&gt;+&lt;/button&gt;&lt;button type="button" class="btn btn-secondary btn-number btn-sm btn-raise position-absolute bottom-0 end-0" data-type="raise" data-id="2-9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;[.B142];[$HTML.$K$3];[.B142];[$HTML.$L$3];[.B142];[$HTML.$M$3];[.B142];[$HTML.$N$3];[.B142];[$HTML.$O$3];[.B142];[$HTML.$P$3])" office:value-type="string" office:string-value="&lt;tr id=&quot;table-2-9&quot; data-expansion=&quot;25&quot; data-type=&quot;1&quot; data-color=&quot;10&quot; data-term=&quot;3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id="table-2-9" data-expansion="25" data-type="1" data-color="10" data-term="3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 position-relative m-1&quot; id=&quot;main-2-10&quot;&gt;&lt;img class=&quot;d-block&quot; width=&quot;80&quot; height=&quot;112&quot; src=&quot;https://one-draw.jp/ijinden/cardlist/002/card/02_010.png&quot; /&gt;&lt;div class=&quot;container-num-copies position-absolute bottom-0 start-0 px-1&quot; id=&quot;main-2-10-num-copies&quot;&gt;0&lt;/div&gt;&lt;button type=&quot;button&quot; class=&quot;btn btn-secondary btn-number btn-sm btn-pop position-absolute top-0 start-0&quot; data-type=&quot;minus&quot; data-deck=&quot;main&quot; data-id=&quot;2-10&quot;&gt;-&lt;/button&gt;&lt;button type=&quot;button&quot; class=&quot;btn btn-secondary btn-number btn-sm btn-push position-absolute top-0 end-0&quot; data-type=&quot;plus&quot; data-deck=&quot;main&quot; data-id=&quot;2-10&quot;&gt;+&lt;/button&gt;&lt;button type=&quot;button&quot; class=&quot;btn btn-secondary btn-number btn-sm btn-drop position-absolute bottom-0 end-0&quot; data-type=&quot;drop&quot; data-id=&quot;2-10&quot;&gt;v&lt;/button&gt;&lt;/div&gt;" calcext:value-type="string">
            <text:p>&lt;div class="container-card position-relative m-1" id="main-2-10"&gt;&lt;img class="d-block" width="80" height="112" src="https://one-draw.jp/ijinden/cardlist/002/card/02_010.png" /&gt;&lt;div class="container-num-copies position-absolute bottom-0 start-0 px-1" id="main-2-10-num-copies"&gt;0&lt;/div&gt;&lt;button type="button" class="btn btn-secondary btn-number btn-sm btn-pop position-absolute top-0 start-0" data-type="minus" data-deck="main" data-id="2-10"&gt;-&lt;/button&gt;&lt;button type="button" class="btn btn-secondary btn-number btn-sm btn-push position-absolute top-0 end-0" data-type="plus" data-deck="main" data-id="2-10"&gt;+&lt;/button&gt;&lt;button type="button" class="btn btn-secondary btn-number btn-sm btn-drop position-absolute bottom-0 end-0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 position-relative m-1&quot; id=&quot;side-2-10&quot;&gt;&lt;img class=&quot;d-block&quot; width=&quot;80&quot; height=&quot;112&quot; src=&quot;https://one-draw.jp/ijinden/cardlist/002/card/02_010.png&quot; /&gt;&lt;div class=&quot;container-num-copies position-absolute bottom-0 start-0 px-1&quot; id=&quot;side-2-10-num-copies&quot;&gt;0&lt;/div&gt;&lt;button type=&quot;button&quot; class=&quot;btn btn-secondary btn-number btn-sm btn-pop position-absolute top-0 start-0&quot; data-type=&quot;minus&quot; data-deck=&quot;side&quot; data-id=&quot;2-10&quot;&gt;-&lt;/button&gt;&lt;button type=&quot;button&quot; class=&quot;btn btn-secondary btn-number btn-sm btn-push position-absolute top-0 end-0&quot; data-type=&quot;plus&quot; data-deck=&quot;side&quot; data-id=&quot;2-10&quot;&gt;+&lt;/button&gt;&lt;button type=&quot;button&quot; class=&quot;btn btn-secondary btn-number btn-sm btn-raise position-absolute bottom-0 end-0&quot; data-type=&quot;raise&quot; data-id=&quot;2-10&quot;&gt;^&lt;/button&gt;&lt;/div&gt;" calcext:value-type="string">
            <text:p>&lt;div class="container-card position-relative m-1" id="side-2-10"&gt;&lt;img class="d-block" width="80" height="112" src="https://one-draw.jp/ijinden/cardlist/002/card/02_010.png" /&gt;&lt;div class="container-num-copies position-absolute bottom-0 start-0 px-1" id="side-2-10-num-copies"&gt;0&lt;/div&gt;&lt;button type="button" class="btn btn-secondary btn-number btn-sm btn-pop position-absolute top-0 start-0" data-type="minus" data-deck="side" data-id="2-10"&gt;-&lt;/button&gt;&lt;button type="button" class="btn btn-secondary btn-number btn-sm btn-push position-absolute top-0 end-0" data-type="plus" data-deck="side" data-id="2-10"&gt;+&lt;/button&gt;&lt;button type="button" class="btn btn-secondary btn-number btn-sm btn-raise position-absolute bottom-0 end-0" data-type="raise" data-id="2-10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;[.B143];[$HTML.$K$3];[.B143];[$HTML.$L$3];[.B143];[$HTML.$M$3];[.B143];[$HTML.$N$3];[.B143];[$HTML.$O$3];[.B143];[$HTML.$P$3])" office:value-type="string" office:string-value="&lt;tr id=&quot;table-2-10&quot; data-expansion=&quot;25&quot; data-type=&quot;1&quot; data-color=&quot;10&quot; data-term=&quot;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id="table-2-10" data-expansion="25" data-type="1" data-color="10" data-term="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 position-relative m-1&quot; id=&quot;main-2-11&quot;&gt;&lt;img class=&quot;d-block&quot; width=&quot;80&quot; height=&quot;112&quot; src=&quot;https://one-draw.jp/ijinden/cardlist/002/card/02_011.png&quot; /&gt;&lt;div class=&quot;container-num-copies position-absolute bottom-0 start-0 px-1&quot; id=&quot;main-2-11-num-copies&quot;&gt;0&lt;/div&gt;&lt;button type=&quot;button&quot; class=&quot;btn btn-secondary btn-number btn-sm btn-pop position-absolute top-0 start-0&quot; data-type=&quot;minus&quot; data-deck=&quot;main&quot; data-id=&quot;2-11&quot;&gt;-&lt;/button&gt;&lt;button type=&quot;button&quot; class=&quot;btn btn-secondary btn-number btn-sm btn-push position-absolute top-0 end-0&quot; data-type=&quot;plus&quot; data-deck=&quot;main&quot; data-id=&quot;2-11&quot;&gt;+&lt;/button&gt;&lt;button type=&quot;button&quot; class=&quot;btn btn-secondary btn-number btn-sm btn-drop position-absolute bottom-0 end-0&quot; data-type=&quot;drop&quot; data-id=&quot;2-11&quot;&gt;v&lt;/button&gt;&lt;/div&gt;" calcext:value-type="string">
            <text:p>&lt;div class="container-card position-relative m-1" id="main-2-11"&gt;&lt;img class="d-block" width="80" height="112" src="https://one-draw.jp/ijinden/cardlist/002/card/02_011.png" /&gt;&lt;div class="container-num-copies position-absolute bottom-0 start-0 px-1" id="main-2-11-num-copies"&gt;0&lt;/div&gt;&lt;button type="button" class="btn btn-secondary btn-number btn-sm btn-pop position-absolute top-0 start-0" data-type="minus" data-deck="main" data-id="2-11"&gt;-&lt;/button&gt;&lt;button type="button" class="btn btn-secondary btn-number btn-sm btn-push position-absolute top-0 end-0" data-type="plus" data-deck="main" data-id="2-11"&gt;+&lt;/button&gt;&lt;button type="button" class="btn btn-secondary btn-number btn-sm btn-drop position-absolute bottom-0 end-0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 position-relative m-1&quot; id=&quot;side-2-11&quot;&gt;&lt;img class=&quot;d-block&quot; width=&quot;80&quot; height=&quot;112&quot; src=&quot;https://one-draw.jp/ijinden/cardlist/002/card/02_011.png&quot; /&gt;&lt;div class=&quot;container-num-copies position-absolute bottom-0 start-0 px-1&quot; id=&quot;side-2-11-num-copies&quot;&gt;0&lt;/div&gt;&lt;button type=&quot;button&quot; class=&quot;btn btn-secondary btn-number btn-sm btn-pop position-absolute top-0 start-0&quot; data-type=&quot;minus&quot; data-deck=&quot;side&quot; data-id=&quot;2-11&quot;&gt;-&lt;/button&gt;&lt;button type=&quot;button&quot; class=&quot;btn btn-secondary btn-number btn-sm btn-push position-absolute top-0 end-0&quot; data-type=&quot;plus&quot; data-deck=&quot;side&quot; data-id=&quot;2-11&quot;&gt;+&lt;/button&gt;&lt;button type=&quot;button&quot; class=&quot;btn btn-secondary btn-number btn-sm btn-raise position-absolute bottom-0 end-0&quot; data-type=&quot;raise&quot; data-id=&quot;2-11&quot;&gt;^&lt;/button&gt;&lt;/div&gt;" calcext:value-type="string">
            <text:p>&lt;div class="container-card position-relative m-1" id="side-2-11"&gt;&lt;img class="d-block" width="80" height="112" src="https://one-draw.jp/ijinden/cardlist/002/card/02_011.png" /&gt;&lt;div class="container-num-copies position-absolute bottom-0 start-0 px-1" id="side-2-11-num-copies"&gt;0&lt;/div&gt;&lt;button type="button" class="btn btn-secondary btn-number btn-sm btn-pop position-absolute top-0 start-0" data-type="minus" data-deck="side" data-id="2-11"&gt;-&lt;/button&gt;&lt;button type="button" class="btn btn-secondary btn-number btn-sm btn-push position-absolute top-0 end-0" data-type="plus" data-deck="side" data-id="2-11"&gt;+&lt;/button&gt;&lt;button type="button" class="btn btn-secondary btn-number btn-sm btn-raise position-absolute bottom-0 end-0" data-type="raise" data-id="2-11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;[.B144];[$HTML.$K$3];[.B144];[$HTML.$L$3];[.B144];[$HTML.$M$3];[.B144];[$HTML.$N$3];[.B144];[$HTML.$O$3];[.B144];[$HTML.$P$3])" office:value-type="string" office:string-value="&lt;tr id=&quot;table-2-11&quot; data-expansion=&quot;25&quot; data-type=&quot;1&quot; data-color=&quot;10&quot; data-term=&quot;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id="table-2-11" data-expansion="25" data-type="1" data-color="10" data-term="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 position-relative m-1&quot; id=&quot;main-2-12&quot;&gt;&lt;img class=&quot;d-block&quot; width=&quot;80&quot; height=&quot;112&quot; src=&quot;https://one-draw.jp/ijinden/cardlist/002/card/02_012.png&quot; /&gt;&lt;div class=&quot;container-num-copies position-absolute bottom-0 start-0 px-1&quot; id=&quot;main-2-12-num-copies&quot;&gt;0&lt;/div&gt;&lt;button type=&quot;button&quot; class=&quot;btn btn-secondary btn-number btn-sm btn-pop position-absolute top-0 start-0&quot; data-type=&quot;minus&quot; data-deck=&quot;main&quot; data-id=&quot;2-12&quot;&gt;-&lt;/button&gt;&lt;button type=&quot;button&quot; class=&quot;btn btn-secondary btn-number btn-sm btn-push position-absolute top-0 end-0&quot; data-type=&quot;plus&quot; data-deck=&quot;main&quot; data-id=&quot;2-12&quot;&gt;+&lt;/button&gt;&lt;button type=&quot;button&quot; class=&quot;btn btn-secondary btn-number btn-sm btn-drop position-absolute bottom-0 end-0&quot; data-type=&quot;drop&quot; data-id=&quot;2-12&quot;&gt;v&lt;/button&gt;&lt;/div&gt;" calcext:value-type="string">
            <text:p>&lt;div class="container-card position-relative m-1" id="main-2-12"&gt;&lt;img class="d-block" width="80" height="112" src="https://one-draw.jp/ijinden/cardlist/002/card/02_012.png" /&gt;&lt;div class="container-num-copies position-absolute bottom-0 start-0 px-1" id="main-2-12-num-copies"&gt;0&lt;/div&gt;&lt;button type="button" class="btn btn-secondary btn-number btn-sm btn-pop position-absolute top-0 start-0" data-type="minus" data-deck="main" data-id="2-12"&gt;-&lt;/button&gt;&lt;button type="button" class="btn btn-secondary btn-number btn-sm btn-push position-absolute top-0 end-0" data-type="plus" data-deck="main" data-id="2-12"&gt;+&lt;/button&gt;&lt;button type="button" class="btn btn-secondary btn-number btn-sm btn-drop position-absolute bottom-0 end-0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 position-relative m-1&quot; id=&quot;side-2-12&quot;&gt;&lt;img class=&quot;d-block&quot; width=&quot;80&quot; height=&quot;112&quot; src=&quot;https://one-draw.jp/ijinden/cardlist/002/card/02_012.png&quot; /&gt;&lt;div class=&quot;container-num-copies position-absolute bottom-0 start-0 px-1&quot; id=&quot;side-2-12-num-copies&quot;&gt;0&lt;/div&gt;&lt;button type=&quot;button&quot; class=&quot;btn btn-secondary btn-number btn-sm btn-pop position-absolute top-0 start-0&quot; data-type=&quot;minus&quot; data-deck=&quot;side&quot; data-id=&quot;2-12&quot;&gt;-&lt;/button&gt;&lt;button type=&quot;button&quot; class=&quot;btn btn-secondary btn-number btn-sm btn-push position-absolute top-0 end-0&quot; data-type=&quot;plus&quot; data-deck=&quot;side&quot; data-id=&quot;2-12&quot;&gt;+&lt;/button&gt;&lt;button type=&quot;button&quot; class=&quot;btn btn-secondary btn-number btn-sm btn-raise position-absolute bottom-0 end-0&quot; data-type=&quot;raise&quot; data-id=&quot;2-12&quot;&gt;^&lt;/button&gt;&lt;/div&gt;" calcext:value-type="string">
            <text:p>&lt;div class="container-card position-relative m-1" id="side-2-12"&gt;&lt;img class="d-block" width="80" height="112" src="https://one-draw.jp/ijinden/cardlist/002/card/02_012.png" /&gt;&lt;div class="container-num-copies position-absolute bottom-0 start-0 px-1" id="side-2-12-num-copies"&gt;0&lt;/div&gt;&lt;button type="button" class="btn btn-secondary btn-number btn-sm btn-pop position-absolute top-0 start-0" data-type="minus" data-deck="side" data-id="2-12"&gt;-&lt;/button&gt;&lt;button type="button" class="btn btn-secondary btn-number btn-sm btn-push position-absolute top-0 end-0" data-type="plus" data-deck="side" data-id="2-12"&gt;+&lt;/button&gt;&lt;button type="button" class="btn btn-secondary btn-number btn-sm btn-raise position-absolute bottom-0 end-0" data-type="raise" data-id="2-12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;[.B145];[$HTML.$K$3];[.B145];[$HTML.$L$3];[.B145];[$HTML.$M$3];[.B145];[$HTML.$N$3];[.B145];[$HTML.$O$3];[.B145];[$HTML.$P$3])" office:value-type="string" office:string-value="&lt;tr id=&quot;table-2-12&quot; data-expansion=&quot;25&quot; data-type=&quot;1&quot; data-color=&quot;10&quot; data-term=&quot;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id="table-2-12" data-expansion="25" data-type="1" data-color="10" data-term="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 position-relative m-1&quot; id=&quot;main-2-13&quot;&gt;&lt;img class=&quot;d-block&quot; width=&quot;80&quot; height=&quot;112&quot; src=&quot;https://one-draw.jp/ijinden/cardlist/002/card/02_013.png&quot; /&gt;&lt;div class=&quot;container-num-copies position-absolute bottom-0 start-0 px-1&quot; id=&quot;main-2-13-num-copies&quot;&gt;0&lt;/div&gt;&lt;button type=&quot;button&quot; class=&quot;btn btn-secondary btn-number btn-sm btn-pop position-absolute top-0 start-0&quot; data-type=&quot;minus&quot; data-deck=&quot;main&quot; data-id=&quot;2-13&quot;&gt;-&lt;/button&gt;&lt;button type=&quot;button&quot; class=&quot;btn btn-secondary btn-number btn-sm btn-push position-absolute top-0 end-0&quot; data-type=&quot;plus&quot; data-deck=&quot;main&quot; data-id=&quot;2-13&quot;&gt;+&lt;/button&gt;&lt;button type=&quot;button&quot; class=&quot;btn btn-secondary btn-number btn-sm btn-drop position-absolute bottom-0 end-0&quot; data-type=&quot;drop&quot; data-id=&quot;2-13&quot;&gt;v&lt;/button&gt;&lt;/div&gt;" calcext:value-type="string">
            <text:p>&lt;div class="container-card position-relative m-1" id="main-2-13"&gt;&lt;img class="d-block" width="80" height="112" src="https://one-draw.jp/ijinden/cardlist/002/card/02_013.png" /&gt;&lt;div class="container-num-copies position-absolute bottom-0 start-0 px-1" id="main-2-13-num-copies"&gt;0&lt;/div&gt;&lt;button type="button" class="btn btn-secondary btn-number btn-sm btn-pop position-absolute top-0 start-0" data-type="minus" data-deck="main" data-id="2-13"&gt;-&lt;/button&gt;&lt;button type="button" class="btn btn-secondary btn-number btn-sm btn-push position-absolute top-0 end-0" data-type="plus" data-deck="main" data-id="2-13"&gt;+&lt;/button&gt;&lt;button type="button" class="btn btn-secondary btn-number btn-sm btn-drop position-absolute bottom-0 end-0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 position-relative m-1&quot; id=&quot;side-2-13&quot;&gt;&lt;img class=&quot;d-block&quot; width=&quot;80&quot; height=&quot;112&quot; src=&quot;https://one-draw.jp/ijinden/cardlist/002/card/02_013.png&quot; /&gt;&lt;div class=&quot;container-num-copies position-absolute bottom-0 start-0 px-1&quot; id=&quot;side-2-13-num-copies&quot;&gt;0&lt;/div&gt;&lt;button type=&quot;button&quot; class=&quot;btn btn-secondary btn-number btn-sm btn-pop position-absolute top-0 start-0&quot; data-type=&quot;minus&quot; data-deck=&quot;side&quot; data-id=&quot;2-13&quot;&gt;-&lt;/button&gt;&lt;button type=&quot;button&quot; class=&quot;btn btn-secondary btn-number btn-sm btn-push position-absolute top-0 end-0&quot; data-type=&quot;plus&quot; data-deck=&quot;side&quot; data-id=&quot;2-13&quot;&gt;+&lt;/button&gt;&lt;button type=&quot;button&quot; class=&quot;btn btn-secondary btn-number btn-sm btn-raise position-absolute bottom-0 end-0&quot; data-type=&quot;raise&quot; data-id=&quot;2-13&quot;&gt;^&lt;/button&gt;&lt;/div&gt;" calcext:value-type="string">
            <text:p>&lt;div class="container-card position-relative m-1" id="side-2-13"&gt;&lt;img class="d-block" width="80" height="112" src="https://one-draw.jp/ijinden/cardlist/002/card/02_013.png" /&gt;&lt;div class="container-num-copies position-absolute bottom-0 start-0 px-1" id="side-2-13-num-copies"&gt;0&lt;/div&gt;&lt;button type="button" class="btn btn-secondary btn-number btn-sm btn-pop position-absolute top-0 start-0" data-type="minus" data-deck="side" data-id="2-13"&gt;-&lt;/button&gt;&lt;button type="button" class="btn btn-secondary btn-number btn-sm btn-push position-absolute top-0 end-0" data-type="plus" data-deck="side" data-id="2-13"&gt;+&lt;/button&gt;&lt;button type="button" class="btn btn-secondary btn-number btn-sm btn-raise position-absolute bottom-0 end-0" data-type="raise" data-id="2-13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;[.B146];[$HTML.$K$3];[.B146];[$HTML.$L$3];[.B146];[$HTML.$M$3];[.B146];[$HTML.$N$3];[.B146];[$HTML.$O$3];[.B146];[$HTML.$P$3])" office:value-type="string" office:string-value="&lt;tr id=&quot;table-2-13&quot; data-expansion=&quot;25&quot; data-type=&quot;1&quot; data-color=&quot;10&quot; data-term=&quot;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id="table-2-13" data-expansion="25" data-type="1" data-color="10" data-term="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 position-relative m-1&quot; id=&quot;main-2-14&quot;&gt;&lt;img class=&quot;d-block&quot; width=&quot;80&quot; height=&quot;112&quot; src=&quot;https://one-draw.jp/ijinden/cardlist/002/card/02_014.png&quot; /&gt;&lt;div class=&quot;container-num-copies position-absolute bottom-0 start-0 px-1&quot; id=&quot;main-2-14-num-copies&quot;&gt;0&lt;/div&gt;&lt;button type=&quot;button&quot; class=&quot;btn btn-secondary btn-number btn-sm btn-pop position-absolute top-0 start-0&quot; data-type=&quot;minus&quot; data-deck=&quot;main&quot; data-id=&quot;2-14&quot;&gt;-&lt;/button&gt;&lt;button type=&quot;button&quot; class=&quot;btn btn-secondary btn-number btn-sm btn-push position-absolute top-0 end-0&quot; data-type=&quot;plus&quot; data-deck=&quot;main&quot; data-id=&quot;2-14&quot;&gt;+&lt;/button&gt;&lt;button type=&quot;button&quot; class=&quot;btn btn-secondary btn-number btn-sm btn-drop position-absolute bottom-0 end-0&quot; data-type=&quot;drop&quot; data-id=&quot;2-14&quot;&gt;v&lt;/button&gt;&lt;/div&gt;" calcext:value-type="string">
            <text:p>&lt;div class="container-card position-relative m-1" id="main-2-14"&gt;&lt;img class="d-block" width="80" height="112" src="https://one-draw.jp/ijinden/cardlist/002/card/02_014.png" /&gt;&lt;div class="container-num-copies position-absolute bottom-0 start-0 px-1" id="main-2-14-num-copies"&gt;0&lt;/div&gt;&lt;button type="button" class="btn btn-secondary btn-number btn-sm btn-pop position-absolute top-0 start-0" data-type="minus" data-deck="main" data-id="2-14"&gt;-&lt;/button&gt;&lt;button type="button" class="btn btn-secondary btn-number btn-sm btn-push position-absolute top-0 end-0" data-type="plus" data-deck="main" data-id="2-14"&gt;+&lt;/button&gt;&lt;button type="button" class="btn btn-secondary btn-number btn-sm btn-drop position-absolute bottom-0 end-0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 position-relative m-1&quot; id=&quot;side-2-14&quot;&gt;&lt;img class=&quot;d-block&quot; width=&quot;80&quot; height=&quot;112&quot; src=&quot;https://one-draw.jp/ijinden/cardlist/002/card/02_014.png&quot; /&gt;&lt;div class=&quot;container-num-copies position-absolute bottom-0 start-0 px-1&quot; id=&quot;side-2-14-num-copies&quot;&gt;0&lt;/div&gt;&lt;button type=&quot;button&quot; class=&quot;btn btn-secondary btn-number btn-sm btn-pop position-absolute top-0 start-0&quot; data-type=&quot;minus&quot; data-deck=&quot;side&quot; data-id=&quot;2-14&quot;&gt;-&lt;/button&gt;&lt;button type=&quot;button&quot; class=&quot;btn btn-secondary btn-number btn-sm btn-push position-absolute top-0 end-0&quot; data-type=&quot;plus&quot; data-deck=&quot;side&quot; data-id=&quot;2-14&quot;&gt;+&lt;/button&gt;&lt;button type=&quot;button&quot; class=&quot;btn btn-secondary btn-number btn-sm btn-raise position-absolute bottom-0 end-0&quot; data-type=&quot;raise&quot; data-id=&quot;2-14&quot;&gt;^&lt;/button&gt;&lt;/div&gt;" calcext:value-type="string">
            <text:p>&lt;div class="container-card position-relative m-1" id="side-2-14"&gt;&lt;img class="d-block" width="80" height="112" src="https://one-draw.jp/ijinden/cardlist/002/card/02_014.png" /&gt;&lt;div class="container-num-copies position-absolute bottom-0 start-0 px-1" id="side-2-14-num-copies"&gt;0&lt;/div&gt;&lt;button type="button" class="btn btn-secondary btn-number btn-sm btn-pop position-absolute top-0 start-0" data-type="minus" data-deck="side" data-id="2-14"&gt;-&lt;/button&gt;&lt;button type="button" class="btn btn-secondary btn-number btn-sm btn-push position-absolute top-0 end-0" data-type="plus" data-deck="side" data-id="2-14"&gt;+&lt;/button&gt;&lt;button type="button" class="btn btn-secondary btn-number btn-sm btn-raise position-absolute bottom-0 end-0" data-type="raise" data-id="2-14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;[.B147];[$HTML.$K$3];[.B147];[$HTML.$L$3];[.B147];[$HTML.$M$3];[.B147];[$HTML.$N$3];[.B147];[$HTML.$O$3];[.B147];[$HTML.$P$3])" office:value-type="string" office:string-value="&lt;tr id=&quot;table-2-14&quot; data-expansion=&quot;25&quot; data-type=&quot;1&quot; data-color=&quot;10&quot; data-term=&quot;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id="table-2-14" data-expansion="25" data-type="1" data-color="10" data-term="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 position-relative m-1&quot; id=&quot;main-2-15&quot;&gt;&lt;img class=&quot;d-block&quot; width=&quot;80&quot; height=&quot;112&quot; src=&quot;https://one-draw.jp/ijinden/cardlist/002/card/02_015.png&quot; /&gt;&lt;div class=&quot;container-num-copies position-absolute bottom-0 start-0 px-1&quot; id=&quot;main-2-15-num-copies&quot;&gt;0&lt;/div&gt;&lt;button type=&quot;button&quot; class=&quot;btn btn-secondary btn-number btn-sm btn-pop position-absolute top-0 start-0&quot; data-type=&quot;minus&quot; data-deck=&quot;main&quot; data-id=&quot;2-15&quot;&gt;-&lt;/button&gt;&lt;button type=&quot;button&quot; class=&quot;btn btn-secondary btn-number btn-sm btn-push position-absolute top-0 end-0&quot; data-type=&quot;plus&quot; data-deck=&quot;main&quot; data-id=&quot;2-15&quot;&gt;+&lt;/button&gt;&lt;button type=&quot;button&quot; class=&quot;btn btn-secondary btn-number btn-sm btn-drop position-absolute bottom-0 end-0&quot; data-type=&quot;drop&quot; data-id=&quot;2-15&quot;&gt;v&lt;/button&gt;&lt;/div&gt;" calcext:value-type="string">
            <text:p>&lt;div class="container-card position-relative m-1" id="main-2-15"&gt;&lt;img class="d-block" width="80" height="112" src="https://one-draw.jp/ijinden/cardlist/002/card/02_015.png" /&gt;&lt;div class="container-num-copies position-absolute bottom-0 start-0 px-1" id="main-2-15-num-copies"&gt;0&lt;/div&gt;&lt;button type="button" class="btn btn-secondary btn-number btn-sm btn-pop position-absolute top-0 start-0" data-type="minus" data-deck="main" data-id="2-15"&gt;-&lt;/button&gt;&lt;button type="button" class="btn btn-secondary btn-number btn-sm btn-push position-absolute top-0 end-0" data-type="plus" data-deck="main" data-id="2-15"&gt;+&lt;/button&gt;&lt;button type="button" class="btn btn-secondary btn-number btn-sm btn-drop position-absolute bottom-0 end-0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 position-relative m-1&quot; id=&quot;side-2-15&quot;&gt;&lt;img class=&quot;d-block&quot; width=&quot;80&quot; height=&quot;112&quot; src=&quot;https://one-draw.jp/ijinden/cardlist/002/card/02_015.png&quot; /&gt;&lt;div class=&quot;container-num-copies position-absolute bottom-0 start-0 px-1&quot; id=&quot;side-2-15-num-copies&quot;&gt;0&lt;/div&gt;&lt;button type=&quot;button&quot; class=&quot;btn btn-secondary btn-number btn-sm btn-pop position-absolute top-0 start-0&quot; data-type=&quot;minus&quot; data-deck=&quot;side&quot; data-id=&quot;2-15&quot;&gt;-&lt;/button&gt;&lt;button type=&quot;button&quot; class=&quot;btn btn-secondary btn-number btn-sm btn-push position-absolute top-0 end-0&quot; data-type=&quot;plus&quot; data-deck=&quot;side&quot; data-id=&quot;2-15&quot;&gt;+&lt;/button&gt;&lt;button type=&quot;button&quot; class=&quot;btn btn-secondary btn-number btn-sm btn-raise position-absolute bottom-0 end-0&quot; data-type=&quot;raise&quot; data-id=&quot;2-15&quot;&gt;^&lt;/button&gt;&lt;/div&gt;" calcext:value-type="string">
            <text:p>&lt;div class="container-card position-relative m-1" id="side-2-15"&gt;&lt;img class="d-block" width="80" height="112" src="https://one-draw.jp/ijinden/cardlist/002/card/02_015.png" /&gt;&lt;div class="container-num-copies position-absolute bottom-0 start-0 px-1" id="side-2-15-num-copies"&gt;0&lt;/div&gt;&lt;button type="button" class="btn btn-secondary btn-number btn-sm btn-pop position-absolute top-0 start-0" data-type="minus" data-deck="side" data-id="2-15"&gt;-&lt;/button&gt;&lt;button type="button" class="btn btn-secondary btn-number btn-sm btn-push position-absolute top-0 end-0" data-type="plus" data-deck="side" data-id="2-15"&gt;+&lt;/button&gt;&lt;button type="button" class="btn btn-secondary btn-number btn-sm btn-raise position-absolute bottom-0 end-0" data-type="raise" data-id="2-15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;[.B148];[$HTML.$K$3];[.B148];[$HTML.$L$3];[.B148];[$HTML.$M$3];[.B148];[$HTML.$N$3];[.B148];[$HTML.$O$3];[.B148];[$HTML.$P$3])" office:value-type="string" office:string-value="&lt;tr id=&quot;table-2-15&quot; data-expansion=&quot;25&quot; data-type=&quot;1&quot; data-color=&quot;10&quot; data-term=&quot;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id="table-2-15" data-expansion="25" data-type="1" data-color="10" data-term="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 position-relative m-1&quot; id=&quot;main-2-16&quot;&gt;&lt;img class=&quot;d-block&quot; width=&quot;80&quot; height=&quot;112&quot; src=&quot;https://one-draw.jp/ijinden/cardlist/002/card/02_016.png&quot; /&gt;&lt;div class=&quot;container-num-copies position-absolute bottom-0 start-0 px-1&quot; id=&quot;main-2-16-num-copies&quot;&gt;0&lt;/div&gt;&lt;button type=&quot;button&quot; class=&quot;btn btn-secondary btn-number btn-sm btn-pop position-absolute top-0 start-0&quot; data-type=&quot;minus&quot; data-deck=&quot;main&quot; data-id=&quot;2-16&quot;&gt;-&lt;/button&gt;&lt;button type=&quot;button&quot; class=&quot;btn btn-secondary btn-number btn-sm btn-push position-absolute top-0 end-0&quot; data-type=&quot;plus&quot; data-deck=&quot;main&quot; data-id=&quot;2-16&quot;&gt;+&lt;/button&gt;&lt;button type=&quot;button&quot; class=&quot;btn btn-secondary btn-number btn-sm btn-drop position-absolute bottom-0 end-0&quot; data-type=&quot;drop&quot; data-id=&quot;2-16&quot;&gt;v&lt;/button&gt;&lt;/div&gt;" calcext:value-type="string">
            <text:p>&lt;div class="container-card position-relative m-1" id="main-2-16"&gt;&lt;img class="d-block" width="80" height="112" src="https://one-draw.jp/ijinden/cardlist/002/card/02_016.png" /&gt;&lt;div class="container-num-copies position-absolute bottom-0 start-0 px-1" id="main-2-16-num-copies"&gt;0&lt;/div&gt;&lt;button type="button" class="btn btn-secondary btn-number btn-sm btn-pop position-absolute top-0 start-0" data-type="minus" data-deck="main" data-id="2-16"&gt;-&lt;/button&gt;&lt;button type="button" class="btn btn-secondary btn-number btn-sm btn-push position-absolute top-0 end-0" data-type="plus" data-deck="main" data-id="2-16"&gt;+&lt;/button&gt;&lt;button type="button" class="btn btn-secondary btn-number btn-sm btn-drop position-absolute bottom-0 end-0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 position-relative m-1&quot; id=&quot;side-2-16&quot;&gt;&lt;img class=&quot;d-block&quot; width=&quot;80&quot; height=&quot;112&quot; src=&quot;https://one-draw.jp/ijinden/cardlist/002/card/02_016.png&quot; /&gt;&lt;div class=&quot;container-num-copies position-absolute bottom-0 start-0 px-1&quot; id=&quot;side-2-16-num-copies&quot;&gt;0&lt;/div&gt;&lt;button type=&quot;button&quot; class=&quot;btn btn-secondary btn-number btn-sm btn-pop position-absolute top-0 start-0&quot; data-type=&quot;minus&quot; data-deck=&quot;side&quot; data-id=&quot;2-16&quot;&gt;-&lt;/button&gt;&lt;button type=&quot;button&quot; class=&quot;btn btn-secondary btn-number btn-sm btn-push position-absolute top-0 end-0&quot; data-type=&quot;plus&quot; data-deck=&quot;side&quot; data-id=&quot;2-16&quot;&gt;+&lt;/button&gt;&lt;button type=&quot;button&quot; class=&quot;btn btn-secondary btn-number btn-sm btn-raise position-absolute bottom-0 end-0&quot; data-type=&quot;raise&quot; data-id=&quot;2-16&quot;&gt;^&lt;/button&gt;&lt;/div&gt;" calcext:value-type="string">
            <text:p>&lt;div class="container-card position-relative m-1" id="side-2-16"&gt;&lt;img class="d-block" width="80" height="112" src="https://one-draw.jp/ijinden/cardlist/002/card/02_016.png" /&gt;&lt;div class="container-num-copies position-absolute bottom-0 start-0 px-1" id="side-2-16-num-copies"&gt;0&lt;/div&gt;&lt;button type="button" class="btn btn-secondary btn-number btn-sm btn-pop position-absolute top-0 start-0" data-type="minus" data-deck="side" data-id="2-16"&gt;-&lt;/button&gt;&lt;button type="button" class="btn btn-secondary btn-number btn-sm btn-push position-absolute top-0 end-0" data-type="plus" data-deck="side" data-id="2-16"&gt;+&lt;/button&gt;&lt;button type="button" class="btn btn-secondary btn-number btn-sm btn-raise position-absolute bottom-0 end-0" data-type="raise" data-id="2-16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;[.B149];[$HTML.$K$3];[.B149];[$HTML.$L$3];[.B149];[$HTML.$M$3];[.B149];[$HTML.$N$3];[.B149];[$HTML.$O$3];[.B149];[$HTML.$P$3])" office:value-type="string" office:string-value="&lt;tr id=&quot;table-2-16&quot; data-expansion=&quot;25&quot; data-type=&quot;1&quot; data-color=&quot;20&quot; data-term=&quot;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id="table-2-16" data-expansion="25" data-type="1" data-color="20" data-term="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 position-relative m-1&quot; id=&quot;main-2-17&quot;&gt;&lt;img class=&quot;d-block&quot; width=&quot;80&quot; height=&quot;112&quot; src=&quot;https://one-draw.jp/ijinden/cardlist/002/card/02_017.png&quot; /&gt;&lt;div class=&quot;container-num-copies position-absolute bottom-0 start-0 px-1&quot; id=&quot;main-2-17-num-copies&quot;&gt;0&lt;/div&gt;&lt;button type=&quot;button&quot; class=&quot;btn btn-secondary btn-number btn-sm btn-pop position-absolute top-0 start-0&quot; data-type=&quot;minus&quot; data-deck=&quot;main&quot; data-id=&quot;2-17&quot;&gt;-&lt;/button&gt;&lt;button type=&quot;button&quot; class=&quot;btn btn-secondary btn-number btn-sm btn-push position-absolute top-0 end-0&quot; data-type=&quot;plus&quot; data-deck=&quot;main&quot; data-id=&quot;2-17&quot;&gt;+&lt;/button&gt;&lt;button type=&quot;button&quot; class=&quot;btn btn-secondary btn-number btn-sm btn-drop position-absolute bottom-0 end-0&quot; data-type=&quot;drop&quot; data-id=&quot;2-17&quot;&gt;v&lt;/button&gt;&lt;/div&gt;" calcext:value-type="string">
            <text:p>&lt;div class="container-card position-relative m-1" id="main-2-17"&gt;&lt;img class="d-block" width="80" height="112" src="https://one-draw.jp/ijinden/cardlist/002/card/02_017.png" /&gt;&lt;div class="container-num-copies position-absolute bottom-0 start-0 px-1" id="main-2-17-num-copies"&gt;0&lt;/div&gt;&lt;button type="button" class="btn btn-secondary btn-number btn-sm btn-pop position-absolute top-0 start-0" data-type="minus" data-deck="main" data-id="2-17"&gt;-&lt;/button&gt;&lt;button type="button" class="btn btn-secondary btn-number btn-sm btn-push position-absolute top-0 end-0" data-type="plus" data-deck="main" data-id="2-17"&gt;+&lt;/button&gt;&lt;button type="button" class="btn btn-secondary btn-number btn-sm btn-drop position-absolute bottom-0 end-0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 position-relative m-1&quot; id=&quot;side-2-17&quot;&gt;&lt;img class=&quot;d-block&quot; width=&quot;80&quot; height=&quot;112&quot; src=&quot;https://one-draw.jp/ijinden/cardlist/002/card/02_017.png&quot; /&gt;&lt;div class=&quot;container-num-copies position-absolute bottom-0 start-0 px-1&quot; id=&quot;side-2-17-num-copies&quot;&gt;0&lt;/div&gt;&lt;button type=&quot;button&quot; class=&quot;btn btn-secondary btn-number btn-sm btn-pop position-absolute top-0 start-0&quot; data-type=&quot;minus&quot; data-deck=&quot;side&quot; data-id=&quot;2-17&quot;&gt;-&lt;/button&gt;&lt;button type=&quot;button&quot; class=&quot;btn btn-secondary btn-number btn-sm btn-push position-absolute top-0 end-0&quot; data-type=&quot;plus&quot; data-deck=&quot;side&quot; data-id=&quot;2-17&quot;&gt;+&lt;/button&gt;&lt;button type=&quot;button&quot; class=&quot;btn btn-secondary btn-number btn-sm btn-raise position-absolute bottom-0 end-0&quot; data-type=&quot;raise&quot; data-id=&quot;2-17&quot;&gt;^&lt;/button&gt;&lt;/div&gt;" calcext:value-type="string">
            <text:p>&lt;div class="container-card position-relative m-1" id="side-2-17"&gt;&lt;img class="d-block" width="80" height="112" src="https://one-draw.jp/ijinden/cardlist/002/card/02_017.png" /&gt;&lt;div class="container-num-copies position-absolute bottom-0 start-0 px-1" id="side-2-17-num-copies"&gt;0&lt;/div&gt;&lt;button type="button" class="btn btn-secondary btn-number btn-sm btn-pop position-absolute top-0 start-0" data-type="minus" data-deck="side" data-id="2-17"&gt;-&lt;/button&gt;&lt;button type="button" class="btn btn-secondary btn-number btn-sm btn-push position-absolute top-0 end-0" data-type="plus" data-deck="side" data-id="2-17"&gt;+&lt;/button&gt;&lt;button type="button" class="btn btn-secondary btn-number btn-sm btn-raise position-absolute bottom-0 end-0" data-type="raise" data-id="2-17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;[.B150];[$HTML.$K$3];[.B150];[$HTML.$L$3];[.B150];[$HTML.$M$3];[.B150];[$HTML.$N$3];[.B150];[$HTML.$O$3];[.B150];[$HTML.$P$3])" office:value-type="string" office:string-value="&lt;tr id=&quot;table-2-17&quot; data-expansion=&quot;25&quot; data-type=&quot;1&quot; data-color=&quot;20&quot; data-term=&quot;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id="table-2-17" data-expansion="25" data-type="1" data-color="20" data-term="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 position-relative m-1&quot; id=&quot;main-2-18&quot;&gt;&lt;img class=&quot;d-block&quot; width=&quot;80&quot; height=&quot;112&quot; src=&quot;https://one-draw.jp/ijinden/cardlist/002/card/02_018.png&quot; /&gt;&lt;div class=&quot;container-num-copies position-absolute bottom-0 start-0 px-1&quot; id=&quot;main-2-18-num-copies&quot;&gt;0&lt;/div&gt;&lt;button type=&quot;button&quot; class=&quot;btn btn-secondary btn-number btn-sm btn-pop position-absolute top-0 start-0&quot; data-type=&quot;minus&quot; data-deck=&quot;main&quot; data-id=&quot;2-18&quot;&gt;-&lt;/button&gt;&lt;button type=&quot;button&quot; class=&quot;btn btn-secondary btn-number btn-sm btn-push position-absolute top-0 end-0&quot; data-type=&quot;plus&quot; data-deck=&quot;main&quot; data-id=&quot;2-18&quot;&gt;+&lt;/button&gt;&lt;button type=&quot;button&quot; class=&quot;btn btn-secondary btn-number btn-sm btn-drop position-absolute bottom-0 end-0&quot; data-type=&quot;drop&quot; data-id=&quot;2-18&quot;&gt;v&lt;/button&gt;&lt;/div&gt;" calcext:value-type="string">
            <text:p>&lt;div class="container-card position-relative m-1" id="main-2-18"&gt;&lt;img class="d-block" width="80" height="112" src="https://one-draw.jp/ijinden/cardlist/002/card/02_018.png" /&gt;&lt;div class="container-num-copies position-absolute bottom-0 start-0 px-1" id="main-2-18-num-copies"&gt;0&lt;/div&gt;&lt;button type="button" class="btn btn-secondary btn-number btn-sm btn-pop position-absolute top-0 start-0" data-type="minus" data-deck="main" data-id="2-18"&gt;-&lt;/button&gt;&lt;button type="button" class="btn btn-secondary btn-number btn-sm btn-push position-absolute top-0 end-0" data-type="plus" data-deck="main" data-id="2-18"&gt;+&lt;/button&gt;&lt;button type="button" class="btn btn-secondary btn-number btn-sm btn-drop position-absolute bottom-0 end-0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 position-relative m-1&quot; id=&quot;side-2-18&quot;&gt;&lt;img class=&quot;d-block&quot; width=&quot;80&quot; height=&quot;112&quot; src=&quot;https://one-draw.jp/ijinden/cardlist/002/card/02_018.png&quot; /&gt;&lt;div class=&quot;container-num-copies position-absolute bottom-0 start-0 px-1&quot; id=&quot;side-2-18-num-copies&quot;&gt;0&lt;/div&gt;&lt;button type=&quot;button&quot; class=&quot;btn btn-secondary btn-number btn-sm btn-pop position-absolute top-0 start-0&quot; data-type=&quot;minus&quot; data-deck=&quot;side&quot; data-id=&quot;2-18&quot;&gt;-&lt;/button&gt;&lt;button type=&quot;button&quot; class=&quot;btn btn-secondary btn-number btn-sm btn-push position-absolute top-0 end-0&quot; data-type=&quot;plus&quot; data-deck=&quot;side&quot; data-id=&quot;2-18&quot;&gt;+&lt;/button&gt;&lt;button type=&quot;button&quot; class=&quot;btn btn-secondary btn-number btn-sm btn-raise position-absolute bottom-0 end-0&quot; data-type=&quot;raise&quot; data-id=&quot;2-18&quot;&gt;^&lt;/button&gt;&lt;/div&gt;" calcext:value-type="string">
            <text:p>&lt;div class="container-card position-relative m-1" id="side-2-18"&gt;&lt;img class="d-block" width="80" height="112" src="https://one-draw.jp/ijinden/cardlist/002/card/02_018.png" /&gt;&lt;div class="container-num-copies position-absolute bottom-0 start-0 px-1" id="side-2-18-num-copies"&gt;0&lt;/div&gt;&lt;button type="button" class="btn btn-secondary btn-number btn-sm btn-pop position-absolute top-0 start-0" data-type="minus" data-deck="side" data-id="2-18"&gt;-&lt;/button&gt;&lt;button type="button" class="btn btn-secondary btn-number btn-sm btn-push position-absolute top-0 end-0" data-type="plus" data-deck="side" data-id="2-18"&gt;+&lt;/button&gt;&lt;button type="button" class="btn btn-secondary btn-number btn-sm btn-raise position-absolute bottom-0 end-0" data-type="raise" data-id="2-18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;[.B151];[$HTML.$K$3];[.B151];[$HTML.$L$3];[.B151];[$HTML.$M$3];[.B151];[$HTML.$N$3];[.B151];[$HTML.$O$3];[.B151];[$HTML.$P$3])" office:value-type="string" office:string-value="&lt;tr id=&quot;table-2-18&quot; data-expansion=&quot;25&quot; data-type=&quot;1&quot; data-color=&quot;20&quot; data-term=&quot;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id="table-2-18" data-expansion="25" data-type="1" data-color="20" data-term="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 position-relative m-1&quot; id=&quot;main-2-19&quot;&gt;&lt;img class=&quot;d-block&quot; width=&quot;80&quot; height=&quot;112&quot; src=&quot;https://one-draw.jp/ijinden/cardlist/002/card/02_019.png&quot; /&gt;&lt;div class=&quot;container-num-copies position-absolute bottom-0 start-0 px-1&quot; id=&quot;main-2-19-num-copies&quot;&gt;0&lt;/div&gt;&lt;button type=&quot;button&quot; class=&quot;btn btn-secondary btn-number btn-sm btn-pop position-absolute top-0 start-0&quot; data-type=&quot;minus&quot; data-deck=&quot;main&quot; data-id=&quot;2-19&quot;&gt;-&lt;/button&gt;&lt;button type=&quot;button&quot; class=&quot;btn btn-secondary btn-number btn-sm btn-push position-absolute top-0 end-0&quot; data-type=&quot;plus&quot; data-deck=&quot;main&quot; data-id=&quot;2-19&quot;&gt;+&lt;/button&gt;&lt;button type=&quot;button&quot; class=&quot;btn btn-secondary btn-number btn-sm btn-drop position-absolute bottom-0 end-0&quot; data-type=&quot;drop&quot; data-id=&quot;2-19&quot;&gt;v&lt;/button&gt;&lt;/div&gt;" calcext:value-type="string">
            <text:p>&lt;div class="container-card position-relative m-1" id="main-2-19"&gt;&lt;img class="d-block" width="80" height="112" src="https://one-draw.jp/ijinden/cardlist/002/card/02_019.png" /&gt;&lt;div class="container-num-copies position-absolute bottom-0 start-0 px-1" id="main-2-19-num-copies"&gt;0&lt;/div&gt;&lt;button type="button" class="btn btn-secondary btn-number btn-sm btn-pop position-absolute top-0 start-0" data-type="minus" data-deck="main" data-id="2-19"&gt;-&lt;/button&gt;&lt;button type="button" class="btn btn-secondary btn-number btn-sm btn-push position-absolute top-0 end-0" data-type="plus" data-deck="main" data-id="2-19"&gt;+&lt;/button&gt;&lt;button type="button" class="btn btn-secondary btn-number btn-sm btn-drop position-absolute bottom-0 end-0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 position-relative m-1&quot; id=&quot;side-2-19&quot;&gt;&lt;img class=&quot;d-block&quot; width=&quot;80&quot; height=&quot;112&quot; src=&quot;https://one-draw.jp/ijinden/cardlist/002/card/02_019.png&quot; /&gt;&lt;div class=&quot;container-num-copies position-absolute bottom-0 start-0 px-1&quot; id=&quot;side-2-19-num-copies&quot;&gt;0&lt;/div&gt;&lt;button type=&quot;button&quot; class=&quot;btn btn-secondary btn-number btn-sm btn-pop position-absolute top-0 start-0&quot; data-type=&quot;minus&quot; data-deck=&quot;side&quot; data-id=&quot;2-19&quot;&gt;-&lt;/button&gt;&lt;button type=&quot;button&quot; class=&quot;btn btn-secondary btn-number btn-sm btn-push position-absolute top-0 end-0&quot; data-type=&quot;plus&quot; data-deck=&quot;side&quot; data-id=&quot;2-19&quot;&gt;+&lt;/button&gt;&lt;button type=&quot;button&quot; class=&quot;btn btn-secondary btn-number btn-sm btn-raise position-absolute bottom-0 end-0&quot; data-type=&quot;raise&quot; data-id=&quot;2-19&quot;&gt;^&lt;/button&gt;&lt;/div&gt;" calcext:value-type="string">
            <text:p>&lt;div class="container-card position-relative m-1" id="side-2-19"&gt;&lt;img class="d-block" width="80" height="112" src="https://one-draw.jp/ijinden/cardlist/002/card/02_019.png" /&gt;&lt;div class="container-num-copies position-absolute bottom-0 start-0 px-1" id="side-2-19-num-copies"&gt;0&lt;/div&gt;&lt;button type="button" class="btn btn-secondary btn-number btn-sm btn-pop position-absolute top-0 start-0" data-type="minus" data-deck="side" data-id="2-19"&gt;-&lt;/button&gt;&lt;button type="button" class="btn btn-secondary btn-number btn-sm btn-push position-absolute top-0 end-0" data-type="plus" data-deck="side" data-id="2-19"&gt;+&lt;/button&gt;&lt;button type="button" class="btn btn-secondary btn-number btn-sm btn-raise position-absolute bottom-0 end-0" data-type="raise" data-id="2-19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;[.B152];[$HTML.$K$3];[.B152];[$HTML.$L$3];[.B152];[$HTML.$M$3];[.B152];[$HTML.$N$3];[.B152];[$HTML.$O$3];[.B152];[$HTML.$P$3])" office:value-type="string" office:string-value="&lt;tr id=&quot;table-2-19&quot; data-expansion=&quot;25&quot; data-type=&quot;1&quot; data-color=&quot;20&quot; data-term=&quot;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id="table-2-19" data-expansion="25" data-type="1" data-color="20" data-term="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 position-relative m-1&quot; id=&quot;main-2-20&quot;&gt;&lt;img class=&quot;d-block&quot; width=&quot;80&quot; height=&quot;112&quot; src=&quot;https://one-draw.jp/ijinden/cardlist/002/card/02_020.png&quot; /&gt;&lt;div class=&quot;container-num-copies position-absolute bottom-0 start-0 px-1&quot; id=&quot;main-2-20-num-copies&quot;&gt;0&lt;/div&gt;&lt;button type=&quot;button&quot; class=&quot;btn btn-secondary btn-number btn-sm btn-pop position-absolute top-0 start-0&quot; data-type=&quot;minus&quot; data-deck=&quot;main&quot; data-id=&quot;2-20&quot;&gt;-&lt;/button&gt;&lt;button type=&quot;button&quot; class=&quot;btn btn-secondary btn-number btn-sm btn-push position-absolute top-0 end-0&quot; data-type=&quot;plus&quot; data-deck=&quot;main&quot; data-id=&quot;2-20&quot;&gt;+&lt;/button&gt;&lt;button type=&quot;button&quot; class=&quot;btn btn-secondary btn-number btn-sm btn-drop position-absolute bottom-0 end-0&quot; data-type=&quot;drop&quot; data-id=&quot;2-20&quot;&gt;v&lt;/button&gt;&lt;/div&gt;" calcext:value-type="string">
            <text:p>&lt;div class="container-card position-relative m-1" id="main-2-20"&gt;&lt;img class="d-block" width="80" height="112" src="https://one-draw.jp/ijinden/cardlist/002/card/02_020.png" /&gt;&lt;div class="container-num-copies position-absolute bottom-0 start-0 px-1" id="main-2-20-num-copies"&gt;0&lt;/div&gt;&lt;button type="button" class="btn btn-secondary btn-number btn-sm btn-pop position-absolute top-0 start-0" data-type="minus" data-deck="main" data-id="2-20"&gt;-&lt;/button&gt;&lt;button type="button" class="btn btn-secondary btn-number btn-sm btn-push position-absolute top-0 end-0" data-type="plus" data-deck="main" data-id="2-20"&gt;+&lt;/button&gt;&lt;button type="button" class="btn btn-secondary btn-number btn-sm btn-drop position-absolute bottom-0 end-0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 position-relative m-1&quot; id=&quot;side-2-20&quot;&gt;&lt;img class=&quot;d-block&quot; width=&quot;80&quot; height=&quot;112&quot; src=&quot;https://one-draw.jp/ijinden/cardlist/002/card/02_020.png&quot; /&gt;&lt;div class=&quot;container-num-copies position-absolute bottom-0 start-0 px-1&quot; id=&quot;side-2-20-num-copies&quot;&gt;0&lt;/div&gt;&lt;button type=&quot;button&quot; class=&quot;btn btn-secondary btn-number btn-sm btn-pop position-absolute top-0 start-0&quot; data-type=&quot;minus&quot; data-deck=&quot;side&quot; data-id=&quot;2-20&quot;&gt;-&lt;/button&gt;&lt;button type=&quot;button&quot; class=&quot;btn btn-secondary btn-number btn-sm btn-push position-absolute top-0 end-0&quot; data-type=&quot;plus&quot; data-deck=&quot;side&quot; data-id=&quot;2-20&quot;&gt;+&lt;/button&gt;&lt;button type=&quot;button&quot; class=&quot;btn btn-secondary btn-number btn-sm btn-raise position-absolute bottom-0 end-0&quot; data-type=&quot;raise&quot; data-id=&quot;2-20&quot;&gt;^&lt;/button&gt;&lt;/div&gt;" calcext:value-type="string">
            <text:p>&lt;div class="container-card position-relative m-1" id="side-2-20"&gt;&lt;img class="d-block" width="80" height="112" src="https://one-draw.jp/ijinden/cardlist/002/card/02_020.png" /&gt;&lt;div class="container-num-copies position-absolute bottom-0 start-0 px-1" id="side-2-20-num-copies"&gt;0&lt;/div&gt;&lt;button type="button" class="btn btn-secondary btn-number btn-sm btn-pop position-absolute top-0 start-0" data-type="minus" data-deck="side" data-id="2-20"&gt;-&lt;/button&gt;&lt;button type="button" class="btn btn-secondary btn-number btn-sm btn-push position-absolute top-0 end-0" data-type="plus" data-deck="side" data-id="2-20"&gt;+&lt;/button&gt;&lt;button type="button" class="btn btn-secondary btn-number btn-sm btn-raise position-absolute bottom-0 end-0" data-type="raise" data-id="2-20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;[.B153];[$HTML.$K$3];[.B153];[$HTML.$L$3];[.B153];[$HTML.$M$3];[.B153];[$HTML.$N$3];[.B153];[$HTML.$O$3];[.B153];[$HTML.$P$3])" office:value-type="string" office:string-value="&lt;tr id=&quot;table-2-20&quot; data-expansion=&quot;25&quot; data-type=&quot;1&quot; data-color=&quot;20&quot; data-term=&quot;4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id="table-2-20" data-expansion="25" data-type="1" data-color="20" data-term="4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 position-relative m-1&quot; id=&quot;main-2-21&quot;&gt;&lt;img class=&quot;d-block&quot; width=&quot;80&quot; height=&quot;112&quot; src=&quot;https://one-draw.jp/ijinden/cardlist/002/card/02_021.png&quot; /&gt;&lt;div class=&quot;container-num-copies position-absolute bottom-0 start-0 px-1&quot; id=&quot;main-2-21-num-copies&quot;&gt;0&lt;/div&gt;&lt;button type=&quot;button&quot; class=&quot;btn btn-secondary btn-number btn-sm btn-pop position-absolute top-0 start-0&quot; data-type=&quot;minus&quot; data-deck=&quot;main&quot; data-id=&quot;2-21&quot;&gt;-&lt;/button&gt;&lt;button type=&quot;button&quot; class=&quot;btn btn-secondary btn-number btn-sm btn-push position-absolute top-0 end-0&quot; data-type=&quot;plus&quot; data-deck=&quot;main&quot; data-id=&quot;2-21&quot;&gt;+&lt;/button&gt;&lt;button type=&quot;button&quot; class=&quot;btn btn-secondary btn-number btn-sm btn-drop position-absolute bottom-0 end-0&quot; data-type=&quot;drop&quot; data-id=&quot;2-21&quot;&gt;v&lt;/button&gt;&lt;/div&gt;" calcext:value-type="string">
            <text:p>&lt;div class="container-card position-relative m-1" id="main-2-21"&gt;&lt;img class="d-block" width="80" height="112" src="https://one-draw.jp/ijinden/cardlist/002/card/02_021.png" /&gt;&lt;div class="container-num-copies position-absolute bottom-0 start-0 px-1" id="main-2-21-num-copies"&gt;0&lt;/div&gt;&lt;button type="button" class="btn btn-secondary btn-number btn-sm btn-pop position-absolute top-0 start-0" data-type="minus" data-deck="main" data-id="2-21"&gt;-&lt;/button&gt;&lt;button type="button" class="btn btn-secondary btn-number btn-sm btn-push position-absolute top-0 end-0" data-type="plus" data-deck="main" data-id="2-21"&gt;+&lt;/button&gt;&lt;button type="button" class="btn btn-secondary btn-number btn-sm btn-drop position-absolute bottom-0 end-0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 position-relative m-1&quot; id=&quot;side-2-21&quot;&gt;&lt;img class=&quot;d-block&quot; width=&quot;80&quot; height=&quot;112&quot; src=&quot;https://one-draw.jp/ijinden/cardlist/002/card/02_021.png&quot; /&gt;&lt;div class=&quot;container-num-copies position-absolute bottom-0 start-0 px-1&quot; id=&quot;side-2-21-num-copies&quot;&gt;0&lt;/div&gt;&lt;button type=&quot;button&quot; class=&quot;btn btn-secondary btn-number btn-sm btn-pop position-absolute top-0 start-0&quot; data-type=&quot;minus&quot; data-deck=&quot;side&quot; data-id=&quot;2-21&quot;&gt;-&lt;/button&gt;&lt;button type=&quot;button&quot; class=&quot;btn btn-secondary btn-number btn-sm btn-push position-absolute top-0 end-0&quot; data-type=&quot;plus&quot; data-deck=&quot;side&quot; data-id=&quot;2-21&quot;&gt;+&lt;/button&gt;&lt;button type=&quot;button&quot; class=&quot;btn btn-secondary btn-number btn-sm btn-raise position-absolute bottom-0 end-0&quot; data-type=&quot;raise&quot; data-id=&quot;2-21&quot;&gt;^&lt;/button&gt;&lt;/div&gt;" calcext:value-type="string">
            <text:p>&lt;div class="container-card position-relative m-1" id="side-2-21"&gt;&lt;img class="d-block" width="80" height="112" src="https://one-draw.jp/ijinden/cardlist/002/card/02_021.png" /&gt;&lt;div class="container-num-copies position-absolute bottom-0 start-0 px-1" id="side-2-21-num-copies"&gt;0&lt;/div&gt;&lt;button type="button" class="btn btn-secondary btn-number btn-sm btn-pop position-absolute top-0 start-0" data-type="minus" data-deck="side" data-id="2-21"&gt;-&lt;/button&gt;&lt;button type="button" class="btn btn-secondary btn-number btn-sm btn-push position-absolute top-0 end-0" data-type="plus" data-deck="side" data-id="2-21"&gt;+&lt;/button&gt;&lt;button type="button" class="btn btn-secondary btn-number btn-sm btn-raise position-absolute bottom-0 end-0" data-type="raise" data-id="2-21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;[.B154];[$HTML.$K$3];[.B154];[$HTML.$L$3];[.B154];[$HTML.$M$3];[.B154];[$HTML.$N$3];[.B154];[$HTML.$O$3];[.B154];[$HTML.$P$3])" office:value-type="string" office:string-value="&lt;tr id=&quot;table-2-21&quot; data-expansion=&quot;25&quot; data-type=&quot;1&quot; data-color=&quot;20&quot; data-term=&quot;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id="table-2-21" data-expansion="25" data-type="1" data-color="20" data-term="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 position-relative m-1&quot; id=&quot;main-2-22&quot;&gt;&lt;img class=&quot;d-block&quot; width=&quot;80&quot; height=&quot;112&quot; src=&quot;https://one-draw.jp/ijinden/cardlist/002/card/02_022.png&quot; /&gt;&lt;div class=&quot;container-num-copies position-absolute bottom-0 start-0 px-1&quot; id=&quot;main-2-22-num-copies&quot;&gt;0&lt;/div&gt;&lt;button type=&quot;button&quot; class=&quot;btn btn-secondary btn-number btn-sm btn-pop position-absolute top-0 start-0&quot; data-type=&quot;minus&quot; data-deck=&quot;main&quot; data-id=&quot;2-22&quot;&gt;-&lt;/button&gt;&lt;button type=&quot;button&quot; class=&quot;btn btn-secondary btn-number btn-sm btn-push position-absolute top-0 end-0&quot; data-type=&quot;plus&quot; data-deck=&quot;main&quot; data-id=&quot;2-22&quot;&gt;+&lt;/button&gt;&lt;button type=&quot;button&quot; class=&quot;btn btn-secondary btn-number btn-sm btn-drop position-absolute bottom-0 end-0&quot; data-type=&quot;drop&quot; data-id=&quot;2-22&quot;&gt;v&lt;/button&gt;&lt;/div&gt;" calcext:value-type="string">
            <text:p>&lt;div class="container-card position-relative m-1" id="main-2-22"&gt;&lt;img class="d-block" width="80" height="112" src="https://one-draw.jp/ijinden/cardlist/002/card/02_022.png" /&gt;&lt;div class="container-num-copies position-absolute bottom-0 start-0 px-1" id="main-2-22-num-copies"&gt;0&lt;/div&gt;&lt;button type="button" class="btn btn-secondary btn-number btn-sm btn-pop position-absolute top-0 start-0" data-type="minus" data-deck="main" data-id="2-22"&gt;-&lt;/button&gt;&lt;button type="button" class="btn btn-secondary btn-number btn-sm btn-push position-absolute top-0 end-0" data-type="plus" data-deck="main" data-id="2-22"&gt;+&lt;/button&gt;&lt;button type="button" class="btn btn-secondary btn-number btn-sm btn-drop position-absolute bottom-0 end-0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 position-relative m-1&quot; id=&quot;side-2-22&quot;&gt;&lt;img class=&quot;d-block&quot; width=&quot;80&quot; height=&quot;112&quot; src=&quot;https://one-draw.jp/ijinden/cardlist/002/card/02_022.png&quot; /&gt;&lt;div class=&quot;container-num-copies position-absolute bottom-0 start-0 px-1&quot; id=&quot;side-2-22-num-copies&quot;&gt;0&lt;/div&gt;&lt;button type=&quot;button&quot; class=&quot;btn btn-secondary btn-number btn-sm btn-pop position-absolute top-0 start-0&quot; data-type=&quot;minus&quot; data-deck=&quot;side&quot; data-id=&quot;2-22&quot;&gt;-&lt;/button&gt;&lt;button type=&quot;button&quot; class=&quot;btn btn-secondary btn-number btn-sm btn-push position-absolute top-0 end-0&quot; data-type=&quot;plus&quot; data-deck=&quot;side&quot; data-id=&quot;2-22&quot;&gt;+&lt;/button&gt;&lt;button type=&quot;button&quot; class=&quot;btn btn-secondary btn-number btn-sm btn-raise position-absolute bottom-0 end-0&quot; data-type=&quot;raise&quot; data-id=&quot;2-22&quot;&gt;^&lt;/button&gt;&lt;/div&gt;" calcext:value-type="string">
            <text:p>&lt;div class="container-card position-relative m-1" id="side-2-22"&gt;&lt;img class="d-block" width="80" height="112" src="https://one-draw.jp/ijinden/cardlist/002/card/02_022.png" /&gt;&lt;div class="container-num-copies position-absolute bottom-0 start-0 px-1" id="side-2-22-num-copies"&gt;0&lt;/div&gt;&lt;button type="button" class="btn btn-secondary btn-number btn-sm btn-pop position-absolute top-0 start-0" data-type="minus" data-deck="side" data-id="2-22"&gt;-&lt;/button&gt;&lt;button type="button" class="btn btn-secondary btn-number btn-sm btn-push position-absolute top-0 end-0" data-type="plus" data-deck="side" data-id="2-22"&gt;+&lt;/button&gt;&lt;button type="button" class="btn btn-secondary btn-number btn-sm btn-raise position-absolute bottom-0 end-0" data-type="raise" data-id="2-22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;[.B155];[$HTML.$K$3];[.B155];[$HTML.$L$3];[.B155];[$HTML.$M$3];[.B155];[$HTML.$N$3];[.B155];[$HTML.$O$3];[.B155];[$HTML.$P$3])" office:value-type="string" office:string-value="&lt;tr id=&quot;table-2-22&quot; data-expansion=&quot;25&quot; data-type=&quot;1&quot; data-color=&quot;20&quot; data-term=&quot;1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id="table-2-22" data-expansion="25" data-type="1" data-color="20" data-term="1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 position-relative m-1&quot; id=&quot;main-2-23&quot;&gt;&lt;img class=&quot;d-block&quot; width=&quot;80&quot; height=&quot;112&quot; src=&quot;https://one-draw.jp/ijinden/cardlist/002/card/02_023.png&quot; /&gt;&lt;div class=&quot;container-num-copies position-absolute bottom-0 start-0 px-1&quot; id=&quot;main-2-23-num-copies&quot;&gt;0&lt;/div&gt;&lt;button type=&quot;button&quot; class=&quot;btn btn-secondary btn-number btn-sm btn-pop position-absolute top-0 start-0&quot; data-type=&quot;minus&quot; data-deck=&quot;main&quot; data-id=&quot;2-23&quot;&gt;-&lt;/button&gt;&lt;button type=&quot;button&quot; class=&quot;btn btn-secondary btn-number btn-sm btn-push position-absolute top-0 end-0&quot; data-type=&quot;plus&quot; data-deck=&quot;main&quot; data-id=&quot;2-23&quot;&gt;+&lt;/button&gt;&lt;button type=&quot;button&quot; class=&quot;btn btn-secondary btn-number btn-sm btn-drop position-absolute bottom-0 end-0&quot; data-type=&quot;drop&quot; data-id=&quot;2-23&quot;&gt;v&lt;/button&gt;&lt;/div&gt;" calcext:value-type="string">
            <text:p>&lt;div class="container-card position-relative m-1" id="main-2-23"&gt;&lt;img class="d-block" width="80" height="112" src="https://one-draw.jp/ijinden/cardlist/002/card/02_023.png" /&gt;&lt;div class="container-num-copies position-absolute bottom-0 start-0 px-1" id="main-2-23-num-copies"&gt;0&lt;/div&gt;&lt;button type="button" class="btn btn-secondary btn-number btn-sm btn-pop position-absolute top-0 start-0" data-type="minus" data-deck="main" data-id="2-23"&gt;-&lt;/button&gt;&lt;button type="button" class="btn btn-secondary btn-number btn-sm btn-push position-absolute top-0 end-0" data-type="plus" data-deck="main" data-id="2-23"&gt;+&lt;/button&gt;&lt;button type="button" class="btn btn-secondary btn-number btn-sm btn-drop position-absolute bottom-0 end-0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 position-relative m-1&quot; id=&quot;side-2-23&quot;&gt;&lt;img class=&quot;d-block&quot; width=&quot;80&quot; height=&quot;112&quot; src=&quot;https://one-draw.jp/ijinden/cardlist/002/card/02_023.png&quot; /&gt;&lt;div class=&quot;container-num-copies position-absolute bottom-0 start-0 px-1&quot; id=&quot;side-2-23-num-copies&quot;&gt;0&lt;/div&gt;&lt;button type=&quot;button&quot; class=&quot;btn btn-secondary btn-number btn-sm btn-pop position-absolute top-0 start-0&quot; data-type=&quot;minus&quot; data-deck=&quot;side&quot; data-id=&quot;2-23&quot;&gt;-&lt;/button&gt;&lt;button type=&quot;button&quot; class=&quot;btn btn-secondary btn-number btn-sm btn-push position-absolute top-0 end-0&quot; data-type=&quot;plus&quot; data-deck=&quot;side&quot; data-id=&quot;2-23&quot;&gt;+&lt;/button&gt;&lt;button type=&quot;button&quot; class=&quot;btn btn-secondary btn-number btn-sm btn-raise position-absolute bottom-0 end-0&quot; data-type=&quot;raise&quot; data-id=&quot;2-23&quot;&gt;^&lt;/button&gt;&lt;/div&gt;" calcext:value-type="string">
            <text:p>&lt;div class="container-card position-relative m-1" id="side-2-23"&gt;&lt;img class="d-block" width="80" height="112" src="https://one-draw.jp/ijinden/cardlist/002/card/02_023.png" /&gt;&lt;div class="container-num-copies position-absolute bottom-0 start-0 px-1" id="side-2-23-num-copies"&gt;0&lt;/div&gt;&lt;button type="button" class="btn btn-secondary btn-number btn-sm btn-pop position-absolute top-0 start-0" data-type="minus" data-deck="side" data-id="2-23"&gt;-&lt;/button&gt;&lt;button type="button" class="btn btn-secondary btn-number btn-sm btn-push position-absolute top-0 end-0" data-type="plus" data-deck="side" data-id="2-23"&gt;+&lt;/button&gt;&lt;button type="button" class="btn btn-secondary btn-number btn-sm btn-raise position-absolute bottom-0 end-0" data-type="raise" data-id="2-23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;[.B156];[$HTML.$K$3];[.B156];[$HTML.$L$3];[.B156];[$HTML.$M$3];[.B156];[$HTML.$N$3];[.B156];[$HTML.$O$3];[.B156];[$HTML.$P$3])" office:value-type="string" office:string-value="&lt;tr id=&quot;table-2-23&quot; data-expansion=&quot;25&quot; data-type=&quot;1&quot; data-color=&quot;20&quot; data-term=&quot;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id="table-2-23" data-expansion="25" data-type="1" data-color="20" data-term="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 position-relative m-1&quot; id=&quot;main-2-24&quot;&gt;&lt;img class=&quot;d-block&quot; width=&quot;80&quot; height=&quot;112&quot; src=&quot;https://one-draw.jp/ijinden/cardlist/002/card/02_024.png&quot; /&gt;&lt;div class=&quot;container-num-copies position-absolute bottom-0 start-0 px-1&quot; id=&quot;main-2-24-num-copies&quot;&gt;0&lt;/div&gt;&lt;button type=&quot;button&quot; class=&quot;btn btn-secondary btn-number btn-sm btn-pop position-absolute top-0 start-0&quot; data-type=&quot;minus&quot; data-deck=&quot;main&quot; data-id=&quot;2-24&quot;&gt;-&lt;/button&gt;&lt;button type=&quot;button&quot; class=&quot;btn btn-secondary btn-number btn-sm btn-push position-absolute top-0 end-0&quot; data-type=&quot;plus&quot; data-deck=&quot;main&quot; data-id=&quot;2-24&quot;&gt;+&lt;/button&gt;&lt;button type=&quot;button&quot; class=&quot;btn btn-secondary btn-number btn-sm btn-drop position-absolute bottom-0 end-0&quot; data-type=&quot;drop&quot; data-id=&quot;2-24&quot;&gt;v&lt;/button&gt;&lt;/div&gt;" calcext:value-type="string">
            <text:p>&lt;div class="container-card position-relative m-1" id="main-2-24"&gt;&lt;img class="d-block" width="80" height="112" src="https://one-draw.jp/ijinden/cardlist/002/card/02_024.png" /&gt;&lt;div class="container-num-copies position-absolute bottom-0 start-0 px-1" id="main-2-24-num-copies"&gt;0&lt;/div&gt;&lt;button type="button" class="btn btn-secondary btn-number btn-sm btn-pop position-absolute top-0 start-0" data-type="minus" data-deck="main" data-id="2-24"&gt;-&lt;/button&gt;&lt;button type="button" class="btn btn-secondary btn-number btn-sm btn-push position-absolute top-0 end-0" data-type="plus" data-deck="main" data-id="2-24"&gt;+&lt;/button&gt;&lt;button type="button" class="btn btn-secondary btn-number btn-sm btn-drop position-absolute bottom-0 end-0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 position-relative m-1&quot; id=&quot;side-2-24&quot;&gt;&lt;img class=&quot;d-block&quot; width=&quot;80&quot; height=&quot;112&quot; src=&quot;https://one-draw.jp/ijinden/cardlist/002/card/02_024.png&quot; /&gt;&lt;div class=&quot;container-num-copies position-absolute bottom-0 start-0 px-1&quot; id=&quot;side-2-24-num-copies&quot;&gt;0&lt;/div&gt;&lt;button type=&quot;button&quot; class=&quot;btn btn-secondary btn-number btn-sm btn-pop position-absolute top-0 start-0&quot; data-type=&quot;minus&quot; data-deck=&quot;side&quot; data-id=&quot;2-24&quot;&gt;-&lt;/button&gt;&lt;button type=&quot;button&quot; class=&quot;btn btn-secondary btn-number btn-sm btn-push position-absolute top-0 end-0&quot; data-type=&quot;plus&quot; data-deck=&quot;side&quot; data-id=&quot;2-24&quot;&gt;+&lt;/button&gt;&lt;button type=&quot;button&quot; class=&quot;btn btn-secondary btn-number btn-sm btn-raise position-absolute bottom-0 end-0&quot; data-type=&quot;raise&quot; data-id=&quot;2-24&quot;&gt;^&lt;/button&gt;&lt;/div&gt;" calcext:value-type="string">
            <text:p>&lt;div class="container-card position-relative m-1" id="side-2-24"&gt;&lt;img class="d-block" width="80" height="112" src="https://one-draw.jp/ijinden/cardlist/002/card/02_024.png" /&gt;&lt;div class="container-num-copies position-absolute bottom-0 start-0 px-1" id="side-2-24-num-copies"&gt;0&lt;/div&gt;&lt;button type="button" class="btn btn-secondary btn-number btn-sm btn-pop position-absolute top-0 start-0" data-type="minus" data-deck="side" data-id="2-24"&gt;-&lt;/button&gt;&lt;button type="button" class="btn btn-secondary btn-number btn-sm btn-push position-absolute top-0 end-0" data-type="plus" data-deck="side" data-id="2-24"&gt;+&lt;/button&gt;&lt;button type="button" class="btn btn-secondary btn-number btn-sm btn-raise position-absolute bottom-0 end-0" data-type="raise" data-id="2-24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;[.B157];[$HTML.$K$3];[.B157];[$HTML.$L$3];[.B157];[$HTML.$M$3];[.B157];[$HTML.$N$3];[.B157];[$HTML.$O$3];[.B157];[$HTML.$P$3])" office:value-type="string" office:string-value="&lt;tr id=&quot;table-2-24&quot; data-expansion=&quot;25&quot; data-type=&quot;1&quot; data-color=&quot;20&quot; data-term=&quot;1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id="table-2-24" data-expansion="25" data-type="1" data-color="20" data-term="1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 position-relative m-1&quot; id=&quot;main-2-25&quot;&gt;&lt;img class=&quot;d-block&quot; width=&quot;80&quot; height=&quot;112&quot; src=&quot;https://one-draw.jp/ijinden/cardlist/002/card/02_025.png&quot; /&gt;&lt;div class=&quot;container-num-copies position-absolute bottom-0 start-0 px-1&quot; id=&quot;main-2-25-num-copies&quot;&gt;0&lt;/div&gt;&lt;button type=&quot;button&quot; class=&quot;btn btn-secondary btn-number btn-sm btn-pop position-absolute top-0 start-0&quot; data-type=&quot;minus&quot; data-deck=&quot;main&quot; data-id=&quot;2-25&quot;&gt;-&lt;/button&gt;&lt;button type=&quot;button&quot; class=&quot;btn btn-secondary btn-number btn-sm btn-push position-absolute top-0 end-0&quot; data-type=&quot;plus&quot; data-deck=&quot;main&quot; data-id=&quot;2-25&quot;&gt;+&lt;/button&gt;&lt;button type=&quot;button&quot; class=&quot;btn btn-secondary btn-number btn-sm btn-drop position-absolute bottom-0 end-0&quot; data-type=&quot;drop&quot; data-id=&quot;2-25&quot;&gt;v&lt;/button&gt;&lt;/div&gt;" calcext:value-type="string">
            <text:p>&lt;div class="container-card position-relative m-1" id="main-2-25"&gt;&lt;img class="d-block" width="80" height="112" src="https://one-draw.jp/ijinden/cardlist/002/card/02_025.png" /&gt;&lt;div class="container-num-copies position-absolute bottom-0 start-0 px-1" id="main-2-25-num-copies"&gt;0&lt;/div&gt;&lt;button type="button" class="btn btn-secondary btn-number btn-sm btn-pop position-absolute top-0 start-0" data-type="minus" data-deck="main" data-id="2-25"&gt;-&lt;/button&gt;&lt;button type="button" class="btn btn-secondary btn-number btn-sm btn-push position-absolute top-0 end-0" data-type="plus" data-deck="main" data-id="2-25"&gt;+&lt;/button&gt;&lt;button type="button" class="btn btn-secondary btn-number btn-sm btn-drop position-absolute bottom-0 end-0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 position-relative m-1&quot; id=&quot;side-2-25&quot;&gt;&lt;img class=&quot;d-block&quot; width=&quot;80&quot; height=&quot;112&quot; src=&quot;https://one-draw.jp/ijinden/cardlist/002/card/02_025.png&quot; /&gt;&lt;div class=&quot;container-num-copies position-absolute bottom-0 start-0 px-1&quot; id=&quot;side-2-25-num-copies&quot;&gt;0&lt;/div&gt;&lt;button type=&quot;button&quot; class=&quot;btn btn-secondary btn-number btn-sm btn-pop position-absolute top-0 start-0&quot; data-type=&quot;minus&quot; data-deck=&quot;side&quot; data-id=&quot;2-25&quot;&gt;-&lt;/button&gt;&lt;button type=&quot;button&quot; class=&quot;btn btn-secondary btn-number btn-sm btn-push position-absolute top-0 end-0&quot; data-type=&quot;plus&quot; data-deck=&quot;side&quot; data-id=&quot;2-25&quot;&gt;+&lt;/button&gt;&lt;button type=&quot;button&quot; class=&quot;btn btn-secondary btn-number btn-sm btn-raise position-absolute bottom-0 end-0&quot; data-type=&quot;raise&quot; data-id=&quot;2-25&quot;&gt;^&lt;/button&gt;&lt;/div&gt;" calcext:value-type="string">
            <text:p>&lt;div class="container-card position-relative m-1" id="side-2-25"&gt;&lt;img class="d-block" width="80" height="112" src="https://one-draw.jp/ijinden/cardlist/002/card/02_025.png" /&gt;&lt;div class="container-num-copies position-absolute bottom-0 start-0 px-1" id="side-2-25-num-copies"&gt;0&lt;/div&gt;&lt;button type="button" class="btn btn-secondary btn-number btn-sm btn-pop position-absolute top-0 start-0" data-type="minus" data-deck="side" data-id="2-25"&gt;-&lt;/button&gt;&lt;button type="button" class="btn btn-secondary btn-number btn-sm btn-push position-absolute top-0 end-0" data-type="plus" data-deck="side" data-id="2-25"&gt;+&lt;/button&gt;&lt;button type="button" class="btn btn-secondary btn-number btn-sm btn-raise position-absolute bottom-0 end-0" data-type="raise" data-id="2-25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;[.B158];[$HTML.$K$3];[.B158];[$HTML.$L$3];[.B158];[$HTML.$M$3];[.B158];[$HTML.$N$3];[.B158];[$HTML.$O$3];[.B158];[$HTML.$P$3])" office:value-type="string" office:string-value="&lt;tr id=&quot;table-2-25&quot; data-expansion=&quot;25&quot; data-type=&quot;1&quot; data-color=&quot;30&quot; data-term=&quot;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id="table-2-25" data-expansion="25" data-type="1" data-color="30" data-term="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 position-relative m-1&quot; id=&quot;main-2-26&quot;&gt;&lt;img class=&quot;d-block&quot; width=&quot;80&quot; height=&quot;112&quot; src=&quot;https://one-draw.jp/ijinden/cardlist/002/card/02_026.png&quot; /&gt;&lt;div class=&quot;container-num-copies position-absolute bottom-0 start-0 px-1&quot; id=&quot;main-2-26-num-copies&quot;&gt;0&lt;/div&gt;&lt;button type=&quot;button&quot; class=&quot;btn btn-secondary btn-number btn-sm btn-pop position-absolute top-0 start-0&quot; data-type=&quot;minus&quot; data-deck=&quot;main&quot; data-id=&quot;2-26&quot;&gt;-&lt;/button&gt;&lt;button type=&quot;button&quot; class=&quot;btn btn-secondary btn-number btn-sm btn-push position-absolute top-0 end-0&quot; data-type=&quot;plus&quot; data-deck=&quot;main&quot; data-id=&quot;2-26&quot;&gt;+&lt;/button&gt;&lt;button type=&quot;button&quot; class=&quot;btn btn-secondary btn-number btn-sm btn-drop position-absolute bottom-0 end-0&quot; data-type=&quot;drop&quot; data-id=&quot;2-26&quot;&gt;v&lt;/button&gt;&lt;/div&gt;" calcext:value-type="string">
            <text:p>&lt;div class="container-card position-relative m-1" id="main-2-26"&gt;&lt;img class="d-block" width="80" height="112" src="https://one-draw.jp/ijinden/cardlist/002/card/02_026.png" /&gt;&lt;div class="container-num-copies position-absolute bottom-0 start-0 px-1" id="main-2-26-num-copies"&gt;0&lt;/div&gt;&lt;button type="button" class="btn btn-secondary btn-number btn-sm btn-pop position-absolute top-0 start-0" data-type="minus" data-deck="main" data-id="2-26"&gt;-&lt;/button&gt;&lt;button type="button" class="btn btn-secondary btn-number btn-sm btn-push position-absolute top-0 end-0" data-type="plus" data-deck="main" data-id="2-26"&gt;+&lt;/button&gt;&lt;button type="button" class="btn btn-secondary btn-number btn-sm btn-drop position-absolute bottom-0 end-0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 position-relative m-1&quot; id=&quot;side-2-26&quot;&gt;&lt;img class=&quot;d-block&quot; width=&quot;80&quot; height=&quot;112&quot; src=&quot;https://one-draw.jp/ijinden/cardlist/002/card/02_026.png&quot; /&gt;&lt;div class=&quot;container-num-copies position-absolute bottom-0 start-0 px-1&quot; id=&quot;side-2-26-num-copies&quot;&gt;0&lt;/div&gt;&lt;button type=&quot;button&quot; class=&quot;btn btn-secondary btn-number btn-sm btn-pop position-absolute top-0 start-0&quot; data-type=&quot;minus&quot; data-deck=&quot;side&quot; data-id=&quot;2-26&quot;&gt;-&lt;/button&gt;&lt;button type=&quot;button&quot; class=&quot;btn btn-secondary btn-number btn-sm btn-push position-absolute top-0 end-0&quot; data-type=&quot;plus&quot; data-deck=&quot;side&quot; data-id=&quot;2-26&quot;&gt;+&lt;/button&gt;&lt;button type=&quot;button&quot; class=&quot;btn btn-secondary btn-number btn-sm btn-raise position-absolute bottom-0 end-0&quot; data-type=&quot;raise&quot; data-id=&quot;2-26&quot;&gt;^&lt;/button&gt;&lt;/div&gt;" calcext:value-type="string">
            <text:p>&lt;div class="container-card position-relative m-1" id="side-2-26"&gt;&lt;img class="d-block" width="80" height="112" src="https://one-draw.jp/ijinden/cardlist/002/card/02_026.png" /&gt;&lt;div class="container-num-copies position-absolute bottom-0 start-0 px-1" id="side-2-26-num-copies"&gt;0&lt;/div&gt;&lt;button type="button" class="btn btn-secondary btn-number btn-sm btn-pop position-absolute top-0 start-0" data-type="minus" data-deck="side" data-id="2-26"&gt;-&lt;/button&gt;&lt;button type="button" class="btn btn-secondary btn-number btn-sm btn-push position-absolute top-0 end-0" data-type="plus" data-deck="side" data-id="2-26"&gt;+&lt;/button&gt;&lt;button type="button" class="btn btn-secondary btn-number btn-sm btn-raise position-absolute bottom-0 end-0" data-type="raise" data-id="2-26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;[.B159];[$HTML.$K$3];[.B159];[$HTML.$L$3];[.B159];[$HTML.$M$3];[.B159];[$HTML.$N$3];[.B159];[$HTML.$O$3];[.B159];[$HTML.$P$3])" office:value-type="string" office:string-value="&lt;tr id=&quot;table-2-26&quot; data-expansion=&quot;25&quot; data-type=&quot;1&quot; data-color=&quot;30&quot; data-term=&quot;2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id="table-2-26" data-expansion="25" data-type="1" data-color="30" data-term="2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 position-relative m-1&quot; id=&quot;main-2-27&quot;&gt;&lt;img class=&quot;d-block&quot; width=&quot;80&quot; height=&quot;112&quot; src=&quot;https://one-draw.jp/ijinden/cardlist/002/card/02_027.png&quot; /&gt;&lt;div class=&quot;container-num-copies position-absolute bottom-0 start-0 px-1&quot; id=&quot;main-2-27-num-copies&quot;&gt;0&lt;/div&gt;&lt;button type=&quot;button&quot; class=&quot;btn btn-secondary btn-number btn-sm btn-pop position-absolute top-0 start-0&quot; data-type=&quot;minus&quot; data-deck=&quot;main&quot; data-id=&quot;2-27&quot;&gt;-&lt;/button&gt;&lt;button type=&quot;button&quot; class=&quot;btn btn-secondary btn-number btn-sm btn-push position-absolute top-0 end-0&quot; data-type=&quot;plus&quot; data-deck=&quot;main&quot; data-id=&quot;2-27&quot;&gt;+&lt;/button&gt;&lt;button type=&quot;button&quot; class=&quot;btn btn-secondary btn-number btn-sm btn-drop position-absolute bottom-0 end-0&quot; data-type=&quot;drop&quot; data-id=&quot;2-27&quot;&gt;v&lt;/button&gt;&lt;/div&gt;" calcext:value-type="string">
            <text:p>&lt;div class="container-card position-relative m-1" id="main-2-27"&gt;&lt;img class="d-block" width="80" height="112" src="https://one-draw.jp/ijinden/cardlist/002/card/02_027.png" /&gt;&lt;div class="container-num-copies position-absolute bottom-0 start-0 px-1" id="main-2-27-num-copies"&gt;0&lt;/div&gt;&lt;button type="button" class="btn btn-secondary btn-number btn-sm btn-pop position-absolute top-0 start-0" data-type="minus" data-deck="main" data-id="2-27"&gt;-&lt;/button&gt;&lt;button type="button" class="btn btn-secondary btn-number btn-sm btn-push position-absolute top-0 end-0" data-type="plus" data-deck="main" data-id="2-27"&gt;+&lt;/button&gt;&lt;button type="button" class="btn btn-secondary btn-number btn-sm btn-drop position-absolute bottom-0 end-0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 position-relative m-1&quot; id=&quot;side-2-27&quot;&gt;&lt;img class=&quot;d-block&quot; width=&quot;80&quot; height=&quot;112&quot; src=&quot;https://one-draw.jp/ijinden/cardlist/002/card/02_027.png&quot; /&gt;&lt;div class=&quot;container-num-copies position-absolute bottom-0 start-0 px-1&quot; id=&quot;side-2-27-num-copies&quot;&gt;0&lt;/div&gt;&lt;button type=&quot;button&quot; class=&quot;btn btn-secondary btn-number btn-sm btn-pop position-absolute top-0 start-0&quot; data-type=&quot;minus&quot; data-deck=&quot;side&quot; data-id=&quot;2-27&quot;&gt;-&lt;/button&gt;&lt;button type=&quot;button&quot; class=&quot;btn btn-secondary btn-number btn-sm btn-push position-absolute top-0 end-0&quot; data-type=&quot;plus&quot; data-deck=&quot;side&quot; data-id=&quot;2-27&quot;&gt;+&lt;/button&gt;&lt;button type=&quot;button&quot; class=&quot;btn btn-secondary btn-number btn-sm btn-raise position-absolute bottom-0 end-0&quot; data-type=&quot;raise&quot; data-id=&quot;2-27&quot;&gt;^&lt;/button&gt;&lt;/div&gt;" calcext:value-type="string">
            <text:p>&lt;div class="container-card position-relative m-1" id="side-2-27"&gt;&lt;img class="d-block" width="80" height="112" src="https://one-draw.jp/ijinden/cardlist/002/card/02_027.png" /&gt;&lt;div class="container-num-copies position-absolute bottom-0 start-0 px-1" id="side-2-27-num-copies"&gt;0&lt;/div&gt;&lt;button type="button" class="btn btn-secondary btn-number btn-sm btn-pop position-absolute top-0 start-0" data-type="minus" data-deck="side" data-id="2-27"&gt;-&lt;/button&gt;&lt;button type="button" class="btn btn-secondary btn-number btn-sm btn-push position-absolute top-0 end-0" data-type="plus" data-deck="side" data-id="2-27"&gt;+&lt;/button&gt;&lt;button type="button" class="btn btn-secondary btn-number btn-sm btn-raise position-absolute bottom-0 end-0" data-type="raise" data-id="2-27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;[.B160];[$HTML.$K$3];[.B160];[$HTML.$L$3];[.B160];[$HTML.$M$3];[.B160];[$HTML.$N$3];[.B160];[$HTML.$O$3];[.B160];[$HTML.$P$3])" office:value-type="string" office:string-value="&lt;tr id=&quot;table-2-27&quot; data-expansion=&quot;25&quot; data-type=&quot;1&quot; data-color=&quot;30&quot; data-term=&quot;3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id="table-2-27" data-expansion="25" data-type="1" data-color="30" data-term="3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 position-relative m-1&quot; id=&quot;main-2-28&quot;&gt;&lt;img class=&quot;d-block&quot; width=&quot;80&quot; height=&quot;112&quot; src=&quot;https://one-draw.jp/ijinden/cardlist/002/card/02_028.png&quot; /&gt;&lt;div class=&quot;container-num-copies position-absolute bottom-0 start-0 px-1&quot; id=&quot;main-2-28-num-copies&quot;&gt;0&lt;/div&gt;&lt;button type=&quot;button&quot; class=&quot;btn btn-secondary btn-number btn-sm btn-pop position-absolute top-0 start-0&quot; data-type=&quot;minus&quot; data-deck=&quot;main&quot; data-id=&quot;2-28&quot;&gt;-&lt;/button&gt;&lt;button type=&quot;button&quot; class=&quot;btn btn-secondary btn-number btn-sm btn-push position-absolute top-0 end-0&quot; data-type=&quot;plus&quot; data-deck=&quot;main&quot; data-id=&quot;2-28&quot;&gt;+&lt;/button&gt;&lt;button type=&quot;button&quot; class=&quot;btn btn-secondary btn-number btn-sm btn-drop position-absolute bottom-0 end-0&quot; data-type=&quot;drop&quot; data-id=&quot;2-28&quot;&gt;v&lt;/button&gt;&lt;/div&gt;" calcext:value-type="string">
            <text:p>&lt;div class="container-card position-relative m-1" id="main-2-28"&gt;&lt;img class="d-block" width="80" height="112" src="https://one-draw.jp/ijinden/cardlist/002/card/02_028.png" /&gt;&lt;div class="container-num-copies position-absolute bottom-0 start-0 px-1" id="main-2-28-num-copies"&gt;0&lt;/div&gt;&lt;button type="button" class="btn btn-secondary btn-number btn-sm btn-pop position-absolute top-0 start-0" data-type="minus" data-deck="main" data-id="2-28"&gt;-&lt;/button&gt;&lt;button type="button" class="btn btn-secondary btn-number btn-sm btn-push position-absolute top-0 end-0" data-type="plus" data-deck="main" data-id="2-28"&gt;+&lt;/button&gt;&lt;button type="button" class="btn btn-secondary btn-number btn-sm btn-drop position-absolute bottom-0 end-0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 position-relative m-1&quot; id=&quot;side-2-28&quot;&gt;&lt;img class=&quot;d-block&quot; width=&quot;80&quot; height=&quot;112&quot; src=&quot;https://one-draw.jp/ijinden/cardlist/002/card/02_028.png&quot; /&gt;&lt;div class=&quot;container-num-copies position-absolute bottom-0 start-0 px-1&quot; id=&quot;side-2-28-num-copies&quot;&gt;0&lt;/div&gt;&lt;button type=&quot;button&quot; class=&quot;btn btn-secondary btn-number btn-sm btn-pop position-absolute top-0 start-0&quot; data-type=&quot;minus&quot; data-deck=&quot;side&quot; data-id=&quot;2-28&quot;&gt;-&lt;/button&gt;&lt;button type=&quot;button&quot; class=&quot;btn btn-secondary btn-number btn-sm btn-push position-absolute top-0 end-0&quot; data-type=&quot;plus&quot; data-deck=&quot;side&quot; data-id=&quot;2-28&quot;&gt;+&lt;/button&gt;&lt;button type=&quot;button&quot; class=&quot;btn btn-secondary btn-number btn-sm btn-raise position-absolute bottom-0 end-0&quot; data-type=&quot;raise&quot; data-id=&quot;2-28&quot;&gt;^&lt;/button&gt;&lt;/div&gt;" calcext:value-type="string">
            <text:p>&lt;div class="container-card position-relative m-1" id="side-2-28"&gt;&lt;img class="d-block" width="80" height="112" src="https://one-draw.jp/ijinden/cardlist/002/card/02_028.png" /&gt;&lt;div class="container-num-copies position-absolute bottom-0 start-0 px-1" id="side-2-28-num-copies"&gt;0&lt;/div&gt;&lt;button type="button" class="btn btn-secondary btn-number btn-sm btn-pop position-absolute top-0 start-0" data-type="minus" data-deck="side" data-id="2-28"&gt;-&lt;/button&gt;&lt;button type="button" class="btn btn-secondary btn-number btn-sm btn-push position-absolute top-0 end-0" data-type="plus" data-deck="side" data-id="2-28"&gt;+&lt;/button&gt;&lt;button type="button" class="btn btn-secondary btn-number btn-sm btn-raise position-absolute bottom-0 end-0" data-type="raise" data-id="2-28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;[.B161];[$HTML.$K$3];[.B161];[$HTML.$L$3];[.B161];[$HTML.$M$3];[.B161];[$HTML.$N$3];[.B161];[$HTML.$O$3];[.B161];[$HTML.$P$3])" office:value-type="string" office:string-value="&lt;tr id=&quot;table-2-28&quot; data-expansion=&quot;25&quot; data-type=&quot;1&quot; data-color=&quot;30&quot; data-term=&quot;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id="table-2-28" data-expansion="25" data-type="1" data-color="30" data-term="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 position-relative m-1&quot; id=&quot;main-2-29&quot;&gt;&lt;img class=&quot;d-block&quot; width=&quot;80&quot; height=&quot;112&quot; src=&quot;https://one-draw.jp/ijinden/cardlist/002/card/02_029.png&quot; /&gt;&lt;div class=&quot;container-num-copies position-absolute bottom-0 start-0 px-1&quot; id=&quot;main-2-29-num-copies&quot;&gt;0&lt;/div&gt;&lt;button type=&quot;button&quot; class=&quot;btn btn-secondary btn-number btn-sm btn-pop position-absolute top-0 start-0&quot; data-type=&quot;minus&quot; data-deck=&quot;main&quot; data-id=&quot;2-29&quot;&gt;-&lt;/button&gt;&lt;button type=&quot;button&quot; class=&quot;btn btn-secondary btn-number btn-sm btn-push position-absolute top-0 end-0&quot; data-type=&quot;plus&quot; data-deck=&quot;main&quot; data-id=&quot;2-29&quot;&gt;+&lt;/button&gt;&lt;button type=&quot;button&quot; class=&quot;btn btn-secondary btn-number btn-sm btn-drop position-absolute bottom-0 end-0&quot; data-type=&quot;drop&quot; data-id=&quot;2-29&quot;&gt;v&lt;/button&gt;&lt;/div&gt;" calcext:value-type="string">
            <text:p>&lt;div class="container-card position-relative m-1" id="main-2-29"&gt;&lt;img class="d-block" width="80" height="112" src="https://one-draw.jp/ijinden/cardlist/002/card/02_029.png" /&gt;&lt;div class="container-num-copies position-absolute bottom-0 start-0 px-1" id="main-2-29-num-copies"&gt;0&lt;/div&gt;&lt;button type="button" class="btn btn-secondary btn-number btn-sm btn-pop position-absolute top-0 start-0" data-type="minus" data-deck="main" data-id="2-29"&gt;-&lt;/button&gt;&lt;button type="button" class="btn btn-secondary btn-number btn-sm btn-push position-absolute top-0 end-0" data-type="plus" data-deck="main" data-id="2-29"&gt;+&lt;/button&gt;&lt;button type="button" class="btn btn-secondary btn-number btn-sm btn-drop position-absolute bottom-0 end-0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 position-relative m-1&quot; id=&quot;side-2-29&quot;&gt;&lt;img class=&quot;d-block&quot; width=&quot;80&quot; height=&quot;112&quot; src=&quot;https://one-draw.jp/ijinden/cardlist/002/card/02_029.png&quot; /&gt;&lt;div class=&quot;container-num-copies position-absolute bottom-0 start-0 px-1&quot; id=&quot;side-2-29-num-copies&quot;&gt;0&lt;/div&gt;&lt;button type=&quot;button&quot; class=&quot;btn btn-secondary btn-number btn-sm btn-pop position-absolute top-0 start-0&quot; data-type=&quot;minus&quot; data-deck=&quot;side&quot; data-id=&quot;2-29&quot;&gt;-&lt;/button&gt;&lt;button type=&quot;button&quot; class=&quot;btn btn-secondary btn-number btn-sm btn-push position-absolute top-0 end-0&quot; data-type=&quot;plus&quot; data-deck=&quot;side&quot; data-id=&quot;2-29&quot;&gt;+&lt;/button&gt;&lt;button type=&quot;button&quot; class=&quot;btn btn-secondary btn-number btn-sm btn-raise position-absolute bottom-0 end-0&quot; data-type=&quot;raise&quot; data-id=&quot;2-29&quot;&gt;^&lt;/button&gt;&lt;/div&gt;" calcext:value-type="string">
            <text:p>&lt;div class="container-card position-relative m-1" id="side-2-29"&gt;&lt;img class="d-block" width="80" height="112" src="https://one-draw.jp/ijinden/cardlist/002/card/02_029.png" /&gt;&lt;div class="container-num-copies position-absolute bottom-0 start-0 px-1" id="side-2-29-num-copies"&gt;0&lt;/div&gt;&lt;button type="button" class="btn btn-secondary btn-number btn-sm btn-pop position-absolute top-0 start-0" data-type="minus" data-deck="side" data-id="2-29"&gt;-&lt;/button&gt;&lt;button type="button" class="btn btn-secondary btn-number btn-sm btn-push position-absolute top-0 end-0" data-type="plus" data-deck="side" data-id="2-29"&gt;+&lt;/button&gt;&lt;button type="button" class="btn btn-secondary btn-number btn-sm btn-raise position-absolute bottom-0 end-0" data-type="raise" data-id="2-29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;[.B162];[$HTML.$K$3];[.B162];[$HTML.$L$3];[.B162];[$HTML.$M$3];[.B162];[$HTML.$N$3];[.B162];[$HTML.$O$3];[.B162];[$HTML.$P$3])" office:value-type="string" office:string-value="&lt;tr id=&quot;table-2-29&quot; data-expansion=&quot;25&quot; data-type=&quot;1&quot; data-color=&quot;30&quot; data-term=&quot;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id="table-2-29" data-expansion="25" data-type="1" data-color="30" data-term="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 position-relative m-1&quot; id=&quot;main-2-30&quot;&gt;&lt;img class=&quot;d-block&quot; width=&quot;80&quot; height=&quot;112&quot; src=&quot;https://one-draw.jp/ijinden/cardlist/002/card/02_030.png&quot; /&gt;&lt;div class=&quot;container-num-copies position-absolute bottom-0 start-0 px-1&quot; id=&quot;main-2-30-num-copies&quot;&gt;0&lt;/div&gt;&lt;button type=&quot;button&quot; class=&quot;btn btn-secondary btn-number btn-sm btn-pop position-absolute top-0 start-0&quot; data-type=&quot;minus&quot; data-deck=&quot;main&quot; data-id=&quot;2-30&quot;&gt;-&lt;/button&gt;&lt;button type=&quot;button&quot; class=&quot;btn btn-secondary btn-number btn-sm btn-push position-absolute top-0 end-0&quot; data-type=&quot;plus&quot; data-deck=&quot;main&quot; data-id=&quot;2-30&quot;&gt;+&lt;/button&gt;&lt;button type=&quot;button&quot; class=&quot;btn btn-secondary btn-number btn-sm btn-drop position-absolute bottom-0 end-0&quot; data-type=&quot;drop&quot; data-id=&quot;2-30&quot;&gt;v&lt;/button&gt;&lt;/div&gt;" calcext:value-type="string">
            <text:p>&lt;div class="container-card position-relative m-1" id="main-2-30"&gt;&lt;img class="d-block" width="80" height="112" src="https://one-draw.jp/ijinden/cardlist/002/card/02_030.png" /&gt;&lt;div class="container-num-copies position-absolute bottom-0 start-0 px-1" id="main-2-30-num-copies"&gt;0&lt;/div&gt;&lt;button type="button" class="btn btn-secondary btn-number btn-sm btn-pop position-absolute top-0 start-0" data-type="minus" data-deck="main" data-id="2-30"&gt;-&lt;/button&gt;&lt;button type="button" class="btn btn-secondary btn-number btn-sm btn-push position-absolute top-0 end-0" data-type="plus" data-deck="main" data-id="2-30"&gt;+&lt;/button&gt;&lt;button type="button" class="btn btn-secondary btn-number btn-sm btn-drop position-absolute bottom-0 end-0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 position-relative m-1&quot; id=&quot;side-2-30&quot;&gt;&lt;img class=&quot;d-block&quot; width=&quot;80&quot; height=&quot;112&quot; src=&quot;https://one-draw.jp/ijinden/cardlist/002/card/02_030.png&quot; /&gt;&lt;div class=&quot;container-num-copies position-absolute bottom-0 start-0 px-1&quot; id=&quot;side-2-30-num-copies&quot;&gt;0&lt;/div&gt;&lt;button type=&quot;button&quot; class=&quot;btn btn-secondary btn-number btn-sm btn-pop position-absolute top-0 start-0&quot; data-type=&quot;minus&quot; data-deck=&quot;side&quot; data-id=&quot;2-30&quot;&gt;-&lt;/button&gt;&lt;button type=&quot;button&quot; class=&quot;btn btn-secondary btn-number btn-sm btn-push position-absolute top-0 end-0&quot; data-type=&quot;plus&quot; data-deck=&quot;side&quot; data-id=&quot;2-30&quot;&gt;+&lt;/button&gt;&lt;button type=&quot;button&quot; class=&quot;btn btn-secondary btn-number btn-sm btn-raise position-absolute bottom-0 end-0&quot; data-type=&quot;raise&quot; data-id=&quot;2-30&quot;&gt;^&lt;/button&gt;&lt;/div&gt;" calcext:value-type="string">
            <text:p>&lt;div class="container-card position-relative m-1" id="side-2-30"&gt;&lt;img class="d-block" width="80" height="112" src="https://one-draw.jp/ijinden/cardlist/002/card/02_030.png" /&gt;&lt;div class="container-num-copies position-absolute bottom-0 start-0 px-1" id="side-2-30-num-copies"&gt;0&lt;/div&gt;&lt;button type="button" class="btn btn-secondary btn-number btn-sm btn-pop position-absolute top-0 start-0" data-type="minus" data-deck="side" data-id="2-30"&gt;-&lt;/button&gt;&lt;button type="button" class="btn btn-secondary btn-number btn-sm btn-push position-absolute top-0 end-0" data-type="plus" data-deck="side" data-id="2-30"&gt;+&lt;/button&gt;&lt;button type="button" class="btn btn-secondary btn-number btn-sm btn-raise position-absolute bottom-0 end-0" data-type="raise" data-id="2-30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;[.B163];[$HTML.$K$3];[.B163];[$HTML.$L$3];[.B163];[$HTML.$M$3];[.B163];[$HTML.$N$3];[.B163];[$HTML.$O$3];[.B163];[$HTML.$P$3])" office:value-type="string" office:string-value="&lt;tr id=&quot;table-2-30&quot; data-expansion=&quot;25&quot; data-type=&quot;1&quot; data-color=&quot;30&quot; data-term=&quot;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id="table-2-30" data-expansion="25" data-type="1" data-color="30" data-term="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 position-relative m-1&quot; id=&quot;main-2-31&quot;&gt;&lt;img class=&quot;d-block&quot; width=&quot;80&quot; height=&quot;112&quot; src=&quot;https://one-draw.jp/ijinden/cardlist/002/card/02_031.png&quot; /&gt;&lt;div class=&quot;container-num-copies position-absolute bottom-0 start-0 px-1&quot; id=&quot;main-2-31-num-copies&quot;&gt;0&lt;/div&gt;&lt;button type=&quot;button&quot; class=&quot;btn btn-secondary btn-number btn-sm btn-pop position-absolute top-0 start-0&quot; data-type=&quot;minus&quot; data-deck=&quot;main&quot; data-id=&quot;2-31&quot;&gt;-&lt;/button&gt;&lt;button type=&quot;button&quot; class=&quot;btn btn-secondary btn-number btn-sm btn-push position-absolute top-0 end-0&quot; data-type=&quot;plus&quot; data-deck=&quot;main&quot; data-id=&quot;2-31&quot;&gt;+&lt;/button&gt;&lt;button type=&quot;button&quot; class=&quot;btn btn-secondary btn-number btn-sm btn-drop position-absolute bottom-0 end-0&quot; data-type=&quot;drop&quot; data-id=&quot;2-31&quot;&gt;v&lt;/button&gt;&lt;/div&gt;" calcext:value-type="string">
            <text:p>&lt;div class="container-card position-relative m-1" id="main-2-31"&gt;&lt;img class="d-block" width="80" height="112" src="https://one-draw.jp/ijinden/cardlist/002/card/02_031.png" /&gt;&lt;div class="container-num-copies position-absolute bottom-0 start-0 px-1" id="main-2-31-num-copies"&gt;0&lt;/div&gt;&lt;button type="button" class="btn btn-secondary btn-number btn-sm btn-pop position-absolute top-0 start-0" data-type="minus" data-deck="main" data-id="2-31"&gt;-&lt;/button&gt;&lt;button type="button" class="btn btn-secondary btn-number btn-sm btn-push position-absolute top-0 end-0" data-type="plus" data-deck="main" data-id="2-31"&gt;+&lt;/button&gt;&lt;button type="button" class="btn btn-secondary btn-number btn-sm btn-drop position-absolute bottom-0 end-0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 position-relative m-1&quot; id=&quot;side-2-31&quot;&gt;&lt;img class=&quot;d-block&quot; width=&quot;80&quot; height=&quot;112&quot; src=&quot;https://one-draw.jp/ijinden/cardlist/002/card/02_031.png&quot; /&gt;&lt;div class=&quot;container-num-copies position-absolute bottom-0 start-0 px-1&quot; id=&quot;side-2-31-num-copies&quot;&gt;0&lt;/div&gt;&lt;button type=&quot;button&quot; class=&quot;btn btn-secondary btn-number btn-sm btn-pop position-absolute top-0 start-0&quot; data-type=&quot;minus&quot; data-deck=&quot;side&quot; data-id=&quot;2-31&quot;&gt;-&lt;/button&gt;&lt;button type=&quot;button&quot; class=&quot;btn btn-secondary btn-number btn-sm btn-push position-absolute top-0 end-0&quot; data-type=&quot;plus&quot; data-deck=&quot;side&quot; data-id=&quot;2-31&quot;&gt;+&lt;/button&gt;&lt;button type=&quot;button&quot; class=&quot;btn btn-secondary btn-number btn-sm btn-raise position-absolute bottom-0 end-0&quot; data-type=&quot;raise&quot; data-id=&quot;2-31&quot;&gt;^&lt;/button&gt;&lt;/div&gt;" calcext:value-type="string">
            <text:p>&lt;div class="container-card position-relative m-1" id="side-2-31"&gt;&lt;img class="d-block" width="80" height="112" src="https://one-draw.jp/ijinden/cardlist/002/card/02_031.png" /&gt;&lt;div class="container-num-copies position-absolute bottom-0 start-0 px-1" id="side-2-31-num-copies"&gt;0&lt;/div&gt;&lt;button type="button" class="btn btn-secondary btn-number btn-sm btn-pop position-absolute top-0 start-0" data-type="minus" data-deck="side" data-id="2-31"&gt;-&lt;/button&gt;&lt;button type="button" class="btn btn-secondary btn-number btn-sm btn-push position-absolute top-0 end-0" data-type="plus" data-deck="side" data-id="2-31"&gt;+&lt;/button&gt;&lt;button type="button" class="btn btn-secondary btn-number btn-sm btn-raise position-absolute bottom-0 end-0" data-type="raise" data-id="2-31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;[.B164];[$HTML.$K$3];[.B164];[$HTML.$L$3];[.B164];[$HTML.$M$3];[.B164];[$HTML.$N$3];[.B164];[$HTML.$O$3];[.B164];[$HTML.$P$3])" office:value-type="string" office:string-value="&lt;tr id=&quot;table-2-31&quot; data-expansion=&quot;25&quot; data-type=&quot;1&quot; data-color=&quot;30&quot; data-term=&quot;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id="table-2-31" data-expansion="25" data-type="1" data-color="30" data-term="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 position-relative m-1&quot; id=&quot;main-2-32&quot;&gt;&lt;img class=&quot;d-block&quot; width=&quot;80&quot; height=&quot;112&quot; src=&quot;https://one-draw.jp/ijinden/cardlist/002/card/02_032.png&quot; /&gt;&lt;div class=&quot;container-num-copies position-absolute bottom-0 start-0 px-1&quot; id=&quot;main-2-32-num-copies&quot;&gt;0&lt;/div&gt;&lt;button type=&quot;button&quot; class=&quot;btn btn-secondary btn-number btn-sm btn-pop position-absolute top-0 start-0&quot; data-type=&quot;minus&quot; data-deck=&quot;main&quot; data-id=&quot;2-32&quot;&gt;-&lt;/button&gt;&lt;button type=&quot;button&quot; class=&quot;btn btn-secondary btn-number btn-sm btn-push position-absolute top-0 end-0&quot; data-type=&quot;plus&quot; data-deck=&quot;main&quot; data-id=&quot;2-32&quot;&gt;+&lt;/button&gt;&lt;button type=&quot;button&quot; class=&quot;btn btn-secondary btn-number btn-sm btn-drop position-absolute bottom-0 end-0&quot; data-type=&quot;drop&quot; data-id=&quot;2-32&quot;&gt;v&lt;/button&gt;&lt;/div&gt;" calcext:value-type="string">
            <text:p>&lt;div class="container-card position-relative m-1" id="main-2-32"&gt;&lt;img class="d-block" width="80" height="112" src="https://one-draw.jp/ijinden/cardlist/002/card/02_032.png" /&gt;&lt;div class="container-num-copies position-absolute bottom-0 start-0 px-1" id="main-2-32-num-copies"&gt;0&lt;/div&gt;&lt;button type="button" class="btn btn-secondary btn-number btn-sm btn-pop position-absolute top-0 start-0" data-type="minus" data-deck="main" data-id="2-32"&gt;-&lt;/button&gt;&lt;button type="button" class="btn btn-secondary btn-number btn-sm btn-push position-absolute top-0 end-0" data-type="plus" data-deck="main" data-id="2-32"&gt;+&lt;/button&gt;&lt;button type="button" class="btn btn-secondary btn-number btn-sm btn-drop position-absolute bottom-0 end-0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 position-relative m-1&quot; id=&quot;side-2-32&quot;&gt;&lt;img class=&quot;d-block&quot; width=&quot;80&quot; height=&quot;112&quot; src=&quot;https://one-draw.jp/ijinden/cardlist/002/card/02_032.png&quot; /&gt;&lt;div class=&quot;container-num-copies position-absolute bottom-0 start-0 px-1&quot; id=&quot;side-2-32-num-copies&quot;&gt;0&lt;/div&gt;&lt;button type=&quot;button&quot; class=&quot;btn btn-secondary btn-number btn-sm btn-pop position-absolute top-0 start-0&quot; data-type=&quot;minus&quot; data-deck=&quot;side&quot; data-id=&quot;2-32&quot;&gt;-&lt;/button&gt;&lt;button type=&quot;button&quot; class=&quot;btn btn-secondary btn-number btn-sm btn-push position-absolute top-0 end-0&quot; data-type=&quot;plus&quot; data-deck=&quot;side&quot; data-id=&quot;2-32&quot;&gt;+&lt;/button&gt;&lt;button type=&quot;button&quot; class=&quot;btn btn-secondary btn-number btn-sm btn-raise position-absolute bottom-0 end-0&quot; data-type=&quot;raise&quot; data-id=&quot;2-32&quot;&gt;^&lt;/button&gt;&lt;/div&gt;" calcext:value-type="string">
            <text:p>&lt;div class="container-card position-relative m-1" id="side-2-32"&gt;&lt;img class="d-block" width="80" height="112" src="https://one-draw.jp/ijinden/cardlist/002/card/02_032.png" /&gt;&lt;div class="container-num-copies position-absolute bottom-0 start-0 px-1" id="side-2-32-num-copies"&gt;0&lt;/div&gt;&lt;button type="button" class="btn btn-secondary btn-number btn-sm btn-pop position-absolute top-0 start-0" data-type="minus" data-deck="side" data-id="2-32"&gt;-&lt;/button&gt;&lt;button type="button" class="btn btn-secondary btn-number btn-sm btn-push position-absolute top-0 end-0" data-type="plus" data-deck="side" data-id="2-32"&gt;+&lt;/button&gt;&lt;button type="button" class="btn btn-secondary btn-number btn-sm btn-raise position-absolute bottom-0 end-0" data-type="raise" data-id="2-32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;[.B165];[$HTML.$K$3];[.B165];[$HTML.$L$3];[.B165];[$HTML.$M$3];[.B165];[$HTML.$N$3];[.B165];[$HTML.$O$3];[.B165];[$HTML.$P$3])" office:value-type="string" office:string-value="&lt;tr id=&quot;table-2-32&quot; data-expansion=&quot;25&quot; data-type=&quot;1&quot; data-color=&quot;40&quot; data-term=&quot;4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id="table-2-32" data-expansion="25" data-type="1" data-color="40" data-term="4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 position-relative m-1&quot; id=&quot;main-2-33&quot;&gt;&lt;img class=&quot;d-block&quot; width=&quot;80&quot; height=&quot;112&quot; src=&quot;https://one-draw.jp/ijinden/cardlist/002/card/02_033.png&quot; /&gt;&lt;div class=&quot;container-num-copies position-absolute bottom-0 start-0 px-1&quot; id=&quot;main-2-33-num-copies&quot;&gt;0&lt;/div&gt;&lt;button type=&quot;button&quot; class=&quot;btn btn-secondary btn-number btn-sm btn-pop position-absolute top-0 start-0&quot; data-type=&quot;minus&quot; data-deck=&quot;main&quot; data-id=&quot;2-33&quot;&gt;-&lt;/button&gt;&lt;button type=&quot;button&quot; class=&quot;btn btn-secondary btn-number btn-sm btn-push position-absolute top-0 end-0&quot; data-type=&quot;plus&quot; data-deck=&quot;main&quot; data-id=&quot;2-33&quot;&gt;+&lt;/button&gt;&lt;button type=&quot;button&quot; class=&quot;btn btn-secondary btn-number btn-sm btn-drop position-absolute bottom-0 end-0&quot; data-type=&quot;drop&quot; data-id=&quot;2-33&quot;&gt;v&lt;/button&gt;&lt;/div&gt;" calcext:value-type="string">
            <text:p>&lt;div class="container-card position-relative m-1" id="main-2-33"&gt;&lt;img class="d-block" width="80" height="112" src="https://one-draw.jp/ijinden/cardlist/002/card/02_033.png" /&gt;&lt;div class="container-num-copies position-absolute bottom-0 start-0 px-1" id="main-2-33-num-copies"&gt;0&lt;/div&gt;&lt;button type="button" class="btn btn-secondary btn-number btn-sm btn-pop position-absolute top-0 start-0" data-type="minus" data-deck="main" data-id="2-33"&gt;-&lt;/button&gt;&lt;button type="button" class="btn btn-secondary btn-number btn-sm btn-push position-absolute top-0 end-0" data-type="plus" data-deck="main" data-id="2-33"&gt;+&lt;/button&gt;&lt;button type="button" class="btn btn-secondary btn-number btn-sm btn-drop position-absolute bottom-0 end-0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 position-relative m-1&quot; id=&quot;side-2-33&quot;&gt;&lt;img class=&quot;d-block&quot; width=&quot;80&quot; height=&quot;112&quot; src=&quot;https://one-draw.jp/ijinden/cardlist/002/card/02_033.png&quot; /&gt;&lt;div class=&quot;container-num-copies position-absolute bottom-0 start-0 px-1&quot; id=&quot;side-2-33-num-copies&quot;&gt;0&lt;/div&gt;&lt;button type=&quot;button&quot; class=&quot;btn btn-secondary btn-number btn-sm btn-pop position-absolute top-0 start-0&quot; data-type=&quot;minus&quot; data-deck=&quot;side&quot; data-id=&quot;2-33&quot;&gt;-&lt;/button&gt;&lt;button type=&quot;button&quot; class=&quot;btn btn-secondary btn-number btn-sm btn-push position-absolute top-0 end-0&quot; data-type=&quot;plus&quot; data-deck=&quot;side&quot; data-id=&quot;2-33&quot;&gt;+&lt;/button&gt;&lt;button type=&quot;button&quot; class=&quot;btn btn-secondary btn-number btn-sm btn-raise position-absolute bottom-0 end-0&quot; data-type=&quot;raise&quot; data-id=&quot;2-33&quot;&gt;^&lt;/button&gt;&lt;/div&gt;" calcext:value-type="string">
            <text:p>&lt;div class="container-card position-relative m-1" id="side-2-33"&gt;&lt;img class="d-block" width="80" height="112" src="https://one-draw.jp/ijinden/cardlist/002/card/02_033.png" /&gt;&lt;div class="container-num-copies position-absolute bottom-0 start-0 px-1" id="side-2-33-num-copies"&gt;0&lt;/div&gt;&lt;button type="button" class="btn btn-secondary btn-number btn-sm btn-pop position-absolute top-0 start-0" data-type="minus" data-deck="side" data-id="2-33"&gt;-&lt;/button&gt;&lt;button type="button" class="btn btn-secondary btn-number btn-sm btn-push position-absolute top-0 end-0" data-type="plus" data-deck="side" data-id="2-33"&gt;+&lt;/button&gt;&lt;button type="button" class="btn btn-secondary btn-number btn-sm btn-raise position-absolute bottom-0 end-0" data-type="raise" data-id="2-33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;[.B166];[$HTML.$K$3];[.B166];[$HTML.$L$3];[.B166];[$HTML.$M$3];[.B166];[$HTML.$N$3];[.B166];[$HTML.$O$3];[.B166];[$HTML.$P$3])" office:value-type="string" office:string-value="&lt;tr id=&quot;table-2-33&quot; data-expansion=&quot;25&quot; data-type=&quot;1&quot; data-color=&quot;40&quot; data-term=&quot;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id="table-2-33" data-expansion="25" data-type="1" data-color="40" data-term="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 position-relative m-1&quot; id=&quot;main-2-34&quot;&gt;&lt;img class=&quot;d-block&quot; width=&quot;80&quot; height=&quot;112&quot; src=&quot;https://one-draw.jp/ijinden/cardlist/002/card/02_034.png&quot; /&gt;&lt;div class=&quot;container-num-copies position-absolute bottom-0 start-0 px-1&quot; id=&quot;main-2-34-num-copies&quot;&gt;0&lt;/div&gt;&lt;button type=&quot;button&quot; class=&quot;btn btn-secondary btn-number btn-sm btn-pop position-absolute top-0 start-0&quot; data-type=&quot;minus&quot; data-deck=&quot;main&quot; data-id=&quot;2-34&quot;&gt;-&lt;/button&gt;&lt;button type=&quot;button&quot; class=&quot;btn btn-secondary btn-number btn-sm btn-push position-absolute top-0 end-0&quot; data-type=&quot;plus&quot; data-deck=&quot;main&quot; data-id=&quot;2-34&quot;&gt;+&lt;/button&gt;&lt;button type=&quot;button&quot; class=&quot;btn btn-secondary btn-number btn-sm btn-drop position-absolute bottom-0 end-0&quot; data-type=&quot;drop&quot; data-id=&quot;2-34&quot;&gt;v&lt;/button&gt;&lt;/div&gt;" calcext:value-type="string">
            <text:p>&lt;div class="container-card position-relative m-1" id="main-2-34"&gt;&lt;img class="d-block" width="80" height="112" src="https://one-draw.jp/ijinden/cardlist/002/card/02_034.png" /&gt;&lt;div class="container-num-copies position-absolute bottom-0 start-0 px-1" id="main-2-34-num-copies"&gt;0&lt;/div&gt;&lt;button type="button" class="btn btn-secondary btn-number btn-sm btn-pop position-absolute top-0 start-0" data-type="minus" data-deck="main" data-id="2-34"&gt;-&lt;/button&gt;&lt;button type="button" class="btn btn-secondary btn-number btn-sm btn-push position-absolute top-0 end-0" data-type="plus" data-deck="main" data-id="2-34"&gt;+&lt;/button&gt;&lt;button type="button" class="btn btn-secondary btn-number btn-sm btn-drop position-absolute bottom-0 end-0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 position-relative m-1&quot; id=&quot;side-2-34&quot;&gt;&lt;img class=&quot;d-block&quot; width=&quot;80&quot; height=&quot;112&quot; src=&quot;https://one-draw.jp/ijinden/cardlist/002/card/02_034.png&quot; /&gt;&lt;div class=&quot;container-num-copies position-absolute bottom-0 start-0 px-1&quot; id=&quot;side-2-34-num-copies&quot;&gt;0&lt;/div&gt;&lt;button type=&quot;button&quot; class=&quot;btn btn-secondary btn-number btn-sm btn-pop position-absolute top-0 start-0&quot; data-type=&quot;minus&quot; data-deck=&quot;side&quot; data-id=&quot;2-34&quot;&gt;-&lt;/button&gt;&lt;button type=&quot;button&quot; class=&quot;btn btn-secondary btn-number btn-sm btn-push position-absolute top-0 end-0&quot; data-type=&quot;plus&quot; data-deck=&quot;side&quot; data-id=&quot;2-34&quot;&gt;+&lt;/button&gt;&lt;button type=&quot;button&quot; class=&quot;btn btn-secondary btn-number btn-sm btn-raise position-absolute bottom-0 end-0&quot; data-type=&quot;raise&quot; data-id=&quot;2-34&quot;&gt;^&lt;/button&gt;&lt;/div&gt;" calcext:value-type="string">
            <text:p>&lt;div class="container-card position-relative m-1" id="side-2-34"&gt;&lt;img class="d-block" width="80" height="112" src="https://one-draw.jp/ijinden/cardlist/002/card/02_034.png" /&gt;&lt;div class="container-num-copies position-absolute bottom-0 start-0 px-1" id="side-2-34-num-copies"&gt;0&lt;/div&gt;&lt;button type="button" class="btn btn-secondary btn-number btn-sm btn-pop position-absolute top-0 start-0" data-type="minus" data-deck="side" data-id="2-34"&gt;-&lt;/button&gt;&lt;button type="button" class="btn btn-secondary btn-number btn-sm btn-push position-absolute top-0 end-0" data-type="plus" data-deck="side" data-id="2-34"&gt;+&lt;/button&gt;&lt;button type="button" class="btn btn-secondary btn-number btn-sm btn-raise position-absolute bottom-0 end-0" data-type="raise" data-id="2-34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;[.B167];[$HTML.$K$3];[.B167];[$HTML.$L$3];[.B167];[$HTML.$M$3];[.B167];[$HTML.$N$3];[.B167];[$HTML.$O$3];[.B167];[$HTML.$P$3])" office:value-type="string" office:string-value="&lt;tr id=&quot;table-2-34&quot; data-expansion=&quot;25&quot; data-type=&quot;1&quot; data-color=&quot;40&quot; data-term=&quot;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id="table-2-34" data-expansion="25" data-type="1" data-color="40" data-term="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 position-relative m-1&quot; id=&quot;main-2-35&quot;&gt;&lt;img class=&quot;d-block&quot; width=&quot;80&quot; height=&quot;112&quot; src=&quot;https://one-draw.jp/ijinden/cardlist/002/card/02_035.png&quot; /&gt;&lt;div class=&quot;container-num-copies position-absolute bottom-0 start-0 px-1&quot; id=&quot;main-2-35-num-copies&quot;&gt;0&lt;/div&gt;&lt;button type=&quot;button&quot; class=&quot;btn btn-secondary btn-number btn-sm btn-pop position-absolute top-0 start-0&quot; data-type=&quot;minus&quot; data-deck=&quot;main&quot; data-id=&quot;2-35&quot;&gt;-&lt;/button&gt;&lt;button type=&quot;button&quot; class=&quot;btn btn-secondary btn-number btn-sm btn-push position-absolute top-0 end-0&quot; data-type=&quot;plus&quot; data-deck=&quot;main&quot; data-id=&quot;2-35&quot;&gt;+&lt;/button&gt;&lt;button type=&quot;button&quot; class=&quot;btn btn-secondary btn-number btn-sm btn-drop position-absolute bottom-0 end-0&quot; data-type=&quot;drop&quot; data-id=&quot;2-35&quot;&gt;v&lt;/button&gt;&lt;/div&gt;" calcext:value-type="string">
            <text:p>&lt;div class="container-card position-relative m-1" id="main-2-35"&gt;&lt;img class="d-block" width="80" height="112" src="https://one-draw.jp/ijinden/cardlist/002/card/02_035.png" /&gt;&lt;div class="container-num-copies position-absolute bottom-0 start-0 px-1" id="main-2-35-num-copies"&gt;0&lt;/div&gt;&lt;button type="button" class="btn btn-secondary btn-number btn-sm btn-pop position-absolute top-0 start-0" data-type="minus" data-deck="main" data-id="2-35"&gt;-&lt;/button&gt;&lt;button type="button" class="btn btn-secondary btn-number btn-sm btn-push position-absolute top-0 end-0" data-type="plus" data-deck="main" data-id="2-35"&gt;+&lt;/button&gt;&lt;button type="button" class="btn btn-secondary btn-number btn-sm btn-drop position-absolute bottom-0 end-0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 position-relative m-1&quot; id=&quot;side-2-35&quot;&gt;&lt;img class=&quot;d-block&quot; width=&quot;80&quot; height=&quot;112&quot; src=&quot;https://one-draw.jp/ijinden/cardlist/002/card/02_035.png&quot; /&gt;&lt;div class=&quot;container-num-copies position-absolute bottom-0 start-0 px-1&quot; id=&quot;side-2-35-num-copies&quot;&gt;0&lt;/div&gt;&lt;button type=&quot;button&quot; class=&quot;btn btn-secondary btn-number btn-sm btn-pop position-absolute top-0 start-0&quot; data-type=&quot;minus&quot; data-deck=&quot;side&quot; data-id=&quot;2-35&quot;&gt;-&lt;/button&gt;&lt;button type=&quot;button&quot; class=&quot;btn btn-secondary btn-number btn-sm btn-push position-absolute top-0 end-0&quot; data-type=&quot;plus&quot; data-deck=&quot;side&quot; data-id=&quot;2-35&quot;&gt;+&lt;/button&gt;&lt;button type=&quot;button&quot; class=&quot;btn btn-secondary btn-number btn-sm btn-raise position-absolute bottom-0 end-0&quot; data-type=&quot;raise&quot; data-id=&quot;2-35&quot;&gt;^&lt;/button&gt;&lt;/div&gt;" calcext:value-type="string">
            <text:p>&lt;div class="container-card position-relative m-1" id="side-2-35"&gt;&lt;img class="d-block" width="80" height="112" src="https://one-draw.jp/ijinden/cardlist/002/card/02_035.png" /&gt;&lt;div class="container-num-copies position-absolute bottom-0 start-0 px-1" id="side-2-35-num-copies"&gt;0&lt;/div&gt;&lt;button type="button" class="btn btn-secondary btn-number btn-sm btn-pop position-absolute top-0 start-0" data-type="minus" data-deck="side" data-id="2-35"&gt;-&lt;/button&gt;&lt;button type="button" class="btn btn-secondary btn-number btn-sm btn-push position-absolute top-0 end-0" data-type="plus" data-deck="side" data-id="2-35"&gt;+&lt;/button&gt;&lt;button type="button" class="btn btn-secondary btn-number btn-sm btn-raise position-absolute bottom-0 end-0" data-type="raise" data-id="2-35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;[.B168];[$HTML.$K$3];[.B168];[$HTML.$L$3];[.B168];[$HTML.$M$3];[.B168];[$HTML.$N$3];[.B168];[$HTML.$O$3];[.B168];[$HTML.$P$3])" office:value-type="string" office:string-value="&lt;tr id=&quot;table-2-35&quot; data-expansion=&quot;25&quot; data-type=&quot;1&quot; data-color=&quot;40&quot; data-term=&quot;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id="table-2-35" data-expansion="25" data-type="1" data-color="40" data-term="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 position-relative m-1&quot; id=&quot;main-2-36&quot;&gt;&lt;img class=&quot;d-block&quot; width=&quot;80&quot; height=&quot;112&quot; src=&quot;https://one-draw.jp/ijinden/cardlist/002/card/02_036.png&quot; /&gt;&lt;div class=&quot;container-num-copies position-absolute bottom-0 start-0 px-1&quot; id=&quot;main-2-36-num-copies&quot;&gt;0&lt;/div&gt;&lt;button type=&quot;button&quot; class=&quot;btn btn-secondary btn-number btn-sm btn-pop position-absolute top-0 start-0&quot; data-type=&quot;minus&quot; data-deck=&quot;main&quot; data-id=&quot;2-36&quot;&gt;-&lt;/button&gt;&lt;button type=&quot;button&quot; class=&quot;btn btn-secondary btn-number btn-sm btn-push position-absolute top-0 end-0&quot; data-type=&quot;plus&quot; data-deck=&quot;main&quot; data-id=&quot;2-36&quot;&gt;+&lt;/button&gt;&lt;button type=&quot;button&quot; class=&quot;btn btn-secondary btn-number btn-sm btn-drop position-absolute bottom-0 end-0&quot; data-type=&quot;drop&quot; data-id=&quot;2-36&quot;&gt;v&lt;/button&gt;&lt;/div&gt;" calcext:value-type="string">
            <text:p>&lt;div class="container-card position-relative m-1" id="main-2-36"&gt;&lt;img class="d-block" width="80" height="112" src="https://one-draw.jp/ijinden/cardlist/002/card/02_036.png" /&gt;&lt;div class="container-num-copies position-absolute bottom-0 start-0 px-1" id="main-2-36-num-copies"&gt;0&lt;/div&gt;&lt;button type="button" class="btn btn-secondary btn-number btn-sm btn-pop position-absolute top-0 start-0" data-type="minus" data-deck="main" data-id="2-36"&gt;-&lt;/button&gt;&lt;button type="button" class="btn btn-secondary btn-number btn-sm btn-push position-absolute top-0 end-0" data-type="plus" data-deck="main" data-id="2-36"&gt;+&lt;/button&gt;&lt;button type="button" class="btn btn-secondary btn-number btn-sm btn-drop position-absolute bottom-0 end-0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 position-relative m-1&quot; id=&quot;side-2-36&quot;&gt;&lt;img class=&quot;d-block&quot; width=&quot;80&quot; height=&quot;112&quot; src=&quot;https://one-draw.jp/ijinden/cardlist/002/card/02_036.png&quot; /&gt;&lt;div class=&quot;container-num-copies position-absolute bottom-0 start-0 px-1&quot; id=&quot;side-2-36-num-copies&quot;&gt;0&lt;/div&gt;&lt;button type=&quot;button&quot; class=&quot;btn btn-secondary btn-number btn-sm btn-pop position-absolute top-0 start-0&quot; data-type=&quot;minus&quot; data-deck=&quot;side&quot; data-id=&quot;2-36&quot;&gt;-&lt;/button&gt;&lt;button type=&quot;button&quot; class=&quot;btn btn-secondary btn-number btn-sm btn-push position-absolute top-0 end-0&quot; data-type=&quot;plus&quot; data-deck=&quot;side&quot; data-id=&quot;2-36&quot;&gt;+&lt;/button&gt;&lt;button type=&quot;button&quot; class=&quot;btn btn-secondary btn-number btn-sm btn-raise position-absolute bottom-0 end-0&quot; data-type=&quot;raise&quot; data-id=&quot;2-36&quot;&gt;^&lt;/button&gt;&lt;/div&gt;" calcext:value-type="string">
            <text:p>&lt;div class="container-card position-relative m-1" id="side-2-36"&gt;&lt;img class="d-block" width="80" height="112" src="https://one-draw.jp/ijinden/cardlist/002/card/02_036.png" /&gt;&lt;div class="container-num-copies position-absolute bottom-0 start-0 px-1" id="side-2-36-num-copies"&gt;0&lt;/div&gt;&lt;button type="button" class="btn btn-secondary btn-number btn-sm btn-pop position-absolute top-0 start-0" data-type="minus" data-deck="side" data-id="2-36"&gt;-&lt;/button&gt;&lt;button type="button" class="btn btn-secondary btn-number btn-sm btn-push position-absolute top-0 end-0" data-type="plus" data-deck="side" data-id="2-36"&gt;+&lt;/button&gt;&lt;button type="button" class="btn btn-secondary btn-number btn-sm btn-raise position-absolute bottom-0 end-0" data-type="raise" data-id="2-36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;[.B169];[$HTML.$K$3];[.B169];[$HTML.$L$3];[.B169];[$HTML.$M$3];[.B169];[$HTML.$N$3];[.B169];[$HTML.$O$3];[.B169];[$HTML.$P$3])" office:value-type="string" office:string-value="&lt;tr id=&quot;table-2-36&quot; data-expansion=&quot;25&quot; data-type=&quot;1&quot; data-color=&quot;40&quot; data-term=&quot;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id="table-2-36" data-expansion="25" data-type="1" data-color="40" data-term="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 position-relative m-1&quot; id=&quot;main-2-37&quot;&gt;&lt;img class=&quot;d-block&quot; width=&quot;80&quot; height=&quot;112&quot; src=&quot;https://one-draw.jp/ijinden/cardlist/002/card/02_037.png&quot; /&gt;&lt;div class=&quot;container-num-copies position-absolute bottom-0 start-0 px-1&quot; id=&quot;main-2-37-num-copies&quot;&gt;0&lt;/div&gt;&lt;button type=&quot;button&quot; class=&quot;btn btn-secondary btn-number btn-sm btn-pop position-absolute top-0 start-0&quot; data-type=&quot;minus&quot; data-deck=&quot;main&quot; data-id=&quot;2-37&quot;&gt;-&lt;/button&gt;&lt;button type=&quot;button&quot; class=&quot;btn btn-secondary btn-number btn-sm btn-push position-absolute top-0 end-0&quot; data-type=&quot;plus&quot; data-deck=&quot;main&quot; data-id=&quot;2-37&quot;&gt;+&lt;/button&gt;&lt;button type=&quot;button&quot; class=&quot;btn btn-secondary btn-number btn-sm btn-drop position-absolute bottom-0 end-0&quot; data-type=&quot;drop&quot; data-id=&quot;2-37&quot;&gt;v&lt;/button&gt;&lt;/div&gt;" calcext:value-type="string">
            <text:p>&lt;div class="container-card position-relative m-1" id="main-2-37"&gt;&lt;img class="d-block" width="80" height="112" src="https://one-draw.jp/ijinden/cardlist/002/card/02_037.png" /&gt;&lt;div class="container-num-copies position-absolute bottom-0 start-0 px-1" id="main-2-37-num-copies"&gt;0&lt;/div&gt;&lt;button type="button" class="btn btn-secondary btn-number btn-sm btn-pop position-absolute top-0 start-0" data-type="minus" data-deck="main" data-id="2-37"&gt;-&lt;/button&gt;&lt;button type="button" class="btn btn-secondary btn-number btn-sm btn-push position-absolute top-0 end-0" data-type="plus" data-deck="main" data-id="2-37"&gt;+&lt;/button&gt;&lt;button type="button" class="btn btn-secondary btn-number btn-sm btn-drop position-absolute bottom-0 end-0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 position-relative m-1&quot; id=&quot;side-2-37&quot;&gt;&lt;img class=&quot;d-block&quot; width=&quot;80&quot; height=&quot;112&quot; src=&quot;https://one-draw.jp/ijinden/cardlist/002/card/02_037.png&quot; /&gt;&lt;div class=&quot;container-num-copies position-absolute bottom-0 start-0 px-1&quot; id=&quot;side-2-37-num-copies&quot;&gt;0&lt;/div&gt;&lt;button type=&quot;button&quot; class=&quot;btn btn-secondary btn-number btn-sm btn-pop position-absolute top-0 start-0&quot; data-type=&quot;minus&quot; data-deck=&quot;side&quot; data-id=&quot;2-37&quot;&gt;-&lt;/button&gt;&lt;button type=&quot;button&quot; class=&quot;btn btn-secondary btn-number btn-sm btn-push position-absolute top-0 end-0&quot; data-type=&quot;plus&quot; data-deck=&quot;side&quot; data-id=&quot;2-37&quot;&gt;+&lt;/button&gt;&lt;button type=&quot;button&quot; class=&quot;btn btn-secondary btn-number btn-sm btn-raise position-absolute bottom-0 end-0&quot; data-type=&quot;raise&quot; data-id=&quot;2-37&quot;&gt;^&lt;/button&gt;&lt;/div&gt;" calcext:value-type="string">
            <text:p>&lt;div class="container-card position-relative m-1" id="side-2-37"&gt;&lt;img class="d-block" width="80" height="112" src="https://one-draw.jp/ijinden/cardlist/002/card/02_037.png" /&gt;&lt;div class="container-num-copies position-absolute bottom-0 start-0 px-1" id="side-2-37-num-copies"&gt;0&lt;/div&gt;&lt;button type="button" class="btn btn-secondary btn-number btn-sm btn-pop position-absolute top-0 start-0" data-type="minus" data-deck="side" data-id="2-37"&gt;-&lt;/button&gt;&lt;button type="button" class="btn btn-secondary btn-number btn-sm btn-push position-absolute top-0 end-0" data-type="plus" data-deck="side" data-id="2-37"&gt;+&lt;/button&gt;&lt;button type="button" class="btn btn-secondary btn-number btn-sm btn-raise position-absolute bottom-0 end-0" data-type="raise" data-id="2-37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;[.B170];[$HTML.$K$3];[.B170];[$HTML.$L$3];[.B170];[$HTML.$M$3];[.B170];[$HTML.$N$3];[.B170];[$HTML.$O$3];[.B170];[$HTML.$P$3])" office:value-type="string" office:string-value="&lt;tr id=&quot;table-2-37&quot; data-expansion=&quot;25&quot; data-type=&quot;1&quot; data-color=&quot;40&quot; data-term=&quot;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id="table-2-37" data-expansion="25" data-type="1" data-color="40" data-term="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 position-relative m-1&quot; id=&quot;main-2-38&quot;&gt;&lt;img class=&quot;d-block&quot; width=&quot;80&quot; height=&quot;112&quot; src=&quot;https://one-draw.jp/ijinden/cardlist/002/card/02_038.png&quot; /&gt;&lt;div class=&quot;container-num-copies position-absolute bottom-0 start-0 px-1&quot; id=&quot;main-2-38-num-copies&quot;&gt;0&lt;/div&gt;&lt;button type=&quot;button&quot; class=&quot;btn btn-secondary btn-number btn-sm btn-pop position-absolute top-0 start-0&quot; data-type=&quot;minus&quot; data-deck=&quot;main&quot; data-id=&quot;2-38&quot;&gt;-&lt;/button&gt;&lt;button type=&quot;button&quot; class=&quot;btn btn-secondary btn-number btn-sm btn-push position-absolute top-0 end-0&quot; data-type=&quot;plus&quot; data-deck=&quot;main&quot; data-id=&quot;2-38&quot;&gt;+&lt;/button&gt;&lt;button type=&quot;button&quot; class=&quot;btn btn-secondary btn-number btn-sm btn-drop position-absolute bottom-0 end-0&quot; data-type=&quot;drop&quot; data-id=&quot;2-38&quot;&gt;v&lt;/button&gt;&lt;/div&gt;" calcext:value-type="string">
            <text:p>&lt;div class="container-card position-relative m-1" id="main-2-38"&gt;&lt;img class="d-block" width="80" height="112" src="https://one-draw.jp/ijinden/cardlist/002/card/02_038.png" /&gt;&lt;div class="container-num-copies position-absolute bottom-0 start-0 px-1" id="main-2-38-num-copies"&gt;0&lt;/div&gt;&lt;button type="button" class="btn btn-secondary btn-number btn-sm btn-pop position-absolute top-0 start-0" data-type="minus" data-deck="main" data-id="2-38"&gt;-&lt;/button&gt;&lt;button type="button" class="btn btn-secondary btn-number btn-sm btn-push position-absolute top-0 end-0" data-type="plus" data-deck="main" data-id="2-38"&gt;+&lt;/button&gt;&lt;button type="button" class="btn btn-secondary btn-number btn-sm btn-drop position-absolute bottom-0 end-0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 position-relative m-1&quot; id=&quot;side-2-38&quot;&gt;&lt;img class=&quot;d-block&quot; width=&quot;80&quot; height=&quot;112&quot; src=&quot;https://one-draw.jp/ijinden/cardlist/002/card/02_038.png&quot; /&gt;&lt;div class=&quot;container-num-copies position-absolute bottom-0 start-0 px-1&quot; id=&quot;side-2-38-num-copies&quot;&gt;0&lt;/div&gt;&lt;button type=&quot;button&quot; class=&quot;btn btn-secondary btn-number btn-sm btn-pop position-absolute top-0 start-0&quot; data-type=&quot;minus&quot; data-deck=&quot;side&quot; data-id=&quot;2-38&quot;&gt;-&lt;/button&gt;&lt;button type=&quot;button&quot; class=&quot;btn btn-secondary btn-number btn-sm btn-push position-absolute top-0 end-0&quot; data-type=&quot;plus&quot; data-deck=&quot;side&quot; data-id=&quot;2-38&quot;&gt;+&lt;/button&gt;&lt;button type=&quot;button&quot; class=&quot;btn btn-secondary btn-number btn-sm btn-raise position-absolute bottom-0 end-0&quot; data-type=&quot;raise&quot; data-id=&quot;2-38&quot;&gt;^&lt;/button&gt;&lt;/div&gt;" calcext:value-type="string">
            <text:p>&lt;div class="container-card position-relative m-1" id="side-2-38"&gt;&lt;img class="d-block" width="80" height="112" src="https://one-draw.jp/ijinden/cardlist/002/card/02_038.png" /&gt;&lt;div class="container-num-copies position-absolute bottom-0 start-0 px-1" id="side-2-38-num-copies"&gt;0&lt;/div&gt;&lt;button type="button" class="btn btn-secondary btn-number btn-sm btn-pop position-absolute top-0 start-0" data-type="minus" data-deck="side" data-id="2-38"&gt;-&lt;/button&gt;&lt;button type="button" class="btn btn-secondary btn-number btn-sm btn-push position-absolute top-0 end-0" data-type="plus" data-deck="side" data-id="2-38"&gt;+&lt;/button&gt;&lt;button type="button" class="btn btn-secondary btn-number btn-sm btn-raise position-absolute bottom-0 end-0" data-type="raise" data-id="2-38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;[.B171];[$HTML.$K$3];[.B171];[$HTML.$L$3];[.B171];[$HTML.$M$3];[.B171];[$HTML.$N$3];[.B171];[$HTML.$O$3];[.B171];[$HTML.$P$3])" office:value-type="string" office:string-value="&lt;tr id=&quot;table-2-38&quot; data-expansion=&quot;25&quot; data-type=&quot;1&quot; data-color=&quot;40&quot; data-term=&quot;0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id="table-2-38" data-expansion="25" data-type="1" data-color="40" data-term="0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 position-relative m-1&quot; id=&quot;main-2-39&quot;&gt;&lt;img class=&quot;d-block&quot; width=&quot;80&quot; height=&quot;112&quot; src=&quot;https://one-draw.jp/ijinden/cardlist/002/card/02_039.png&quot; /&gt;&lt;div class=&quot;container-num-copies position-absolute bottom-0 start-0 px-1&quot; id=&quot;main-2-39-num-copies&quot;&gt;0&lt;/div&gt;&lt;button type=&quot;button&quot; class=&quot;btn btn-secondary btn-number btn-sm btn-pop position-absolute top-0 start-0&quot; data-type=&quot;minus&quot; data-deck=&quot;main&quot; data-id=&quot;2-39&quot;&gt;-&lt;/button&gt;&lt;button type=&quot;button&quot; class=&quot;btn btn-secondary btn-number btn-sm btn-push position-absolute top-0 end-0&quot; data-type=&quot;plus&quot; data-deck=&quot;main&quot; data-id=&quot;2-39&quot;&gt;+&lt;/button&gt;&lt;button type=&quot;button&quot; class=&quot;btn btn-secondary btn-number btn-sm btn-drop position-absolute bottom-0 end-0&quot; data-type=&quot;drop&quot; data-id=&quot;2-39&quot;&gt;v&lt;/button&gt;&lt;/div&gt;" calcext:value-type="string">
            <text:p>&lt;div class="container-card position-relative m-1" id="main-2-39"&gt;&lt;img class="d-block" width="80" height="112" src="https://one-draw.jp/ijinden/cardlist/002/card/02_039.png" /&gt;&lt;div class="container-num-copies position-absolute bottom-0 start-0 px-1" id="main-2-39-num-copies"&gt;0&lt;/div&gt;&lt;button type="button" class="btn btn-secondary btn-number btn-sm btn-pop position-absolute top-0 start-0" data-type="minus" data-deck="main" data-id="2-39"&gt;-&lt;/button&gt;&lt;button type="button" class="btn btn-secondary btn-number btn-sm btn-push position-absolute top-0 end-0" data-type="plus" data-deck="main" data-id="2-39"&gt;+&lt;/button&gt;&lt;button type="button" class="btn btn-secondary btn-number btn-sm btn-drop position-absolute bottom-0 end-0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 position-relative m-1&quot; id=&quot;side-2-39&quot;&gt;&lt;img class=&quot;d-block&quot; width=&quot;80&quot; height=&quot;112&quot; src=&quot;https://one-draw.jp/ijinden/cardlist/002/card/02_039.png&quot; /&gt;&lt;div class=&quot;container-num-copies position-absolute bottom-0 start-0 px-1&quot; id=&quot;side-2-39-num-copies&quot;&gt;0&lt;/div&gt;&lt;button type=&quot;button&quot; class=&quot;btn btn-secondary btn-number btn-sm btn-pop position-absolute top-0 start-0&quot; data-type=&quot;minus&quot; data-deck=&quot;side&quot; data-id=&quot;2-39&quot;&gt;-&lt;/button&gt;&lt;button type=&quot;button&quot; class=&quot;btn btn-secondary btn-number btn-sm btn-push position-absolute top-0 end-0&quot; data-type=&quot;plus&quot; data-deck=&quot;side&quot; data-id=&quot;2-39&quot;&gt;+&lt;/button&gt;&lt;button type=&quot;button&quot; class=&quot;btn btn-secondary btn-number btn-sm btn-raise position-absolute bottom-0 end-0&quot; data-type=&quot;raise&quot; data-id=&quot;2-39&quot;&gt;^&lt;/button&gt;&lt;/div&gt;" calcext:value-type="string">
            <text:p>&lt;div class="container-card position-relative m-1" id="side-2-39"&gt;&lt;img class="d-block" width="80" height="112" src="https://one-draw.jp/ijinden/cardlist/002/card/02_039.png" /&gt;&lt;div class="container-num-copies position-absolute bottom-0 start-0 px-1" id="side-2-39-num-copies"&gt;0&lt;/div&gt;&lt;button type="button" class="btn btn-secondary btn-number btn-sm btn-pop position-absolute top-0 start-0" data-type="minus" data-deck="side" data-id="2-39"&gt;-&lt;/button&gt;&lt;button type="button" class="btn btn-secondary btn-number btn-sm btn-push position-absolute top-0 end-0" data-type="plus" data-deck="side" data-id="2-39"&gt;+&lt;/button&gt;&lt;button type="button" class="btn btn-secondary btn-number btn-sm btn-raise position-absolute bottom-0 end-0" data-type="raise" data-id="2-39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;[.B172];[$HTML.$K$3];[.B172];[$HTML.$L$3];[.B172];[$HTML.$M$3];[.B172];[$HTML.$N$3];[.B172];[$HTML.$O$3];[.B172];[$HTML.$P$3])" office:value-type="string" office:string-value="&lt;tr id=&quot;table-2-39&quot; data-expansion=&quot;25&quot; data-type=&quot;1&quot; data-color=&quot;40&quot; data-term=&quot;2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id="table-2-39" data-expansion="25" data-type="1" data-color="40" data-term="2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 position-relative m-1&quot; id=&quot;main-2-40&quot;&gt;&lt;img class=&quot;d-block&quot; width=&quot;80&quot; height=&quot;112&quot; src=&quot;https://one-draw.jp/ijinden/cardlist/002/card/02_040.png&quot; /&gt;&lt;div class=&quot;container-num-copies position-absolute bottom-0 start-0 px-1&quot; id=&quot;main-2-40-num-copies&quot;&gt;0&lt;/div&gt;&lt;button type=&quot;button&quot; class=&quot;btn btn-secondary btn-number btn-sm btn-pop position-absolute top-0 start-0&quot; data-type=&quot;minus&quot; data-deck=&quot;main&quot; data-id=&quot;2-40&quot;&gt;-&lt;/button&gt;&lt;button type=&quot;button&quot; class=&quot;btn btn-secondary btn-number btn-sm btn-push position-absolute top-0 end-0&quot; data-type=&quot;plus&quot; data-deck=&quot;main&quot; data-id=&quot;2-40&quot;&gt;+&lt;/button&gt;&lt;button type=&quot;button&quot; class=&quot;btn btn-secondary btn-number btn-sm btn-drop position-absolute bottom-0 end-0&quot; data-type=&quot;drop&quot; data-id=&quot;2-40&quot;&gt;v&lt;/button&gt;&lt;/div&gt;" calcext:value-type="string">
            <text:p>&lt;div class="container-card position-relative m-1" id="main-2-40"&gt;&lt;img class="d-block" width="80" height="112" src="https://one-draw.jp/ijinden/cardlist/002/card/02_040.png" /&gt;&lt;div class="container-num-copies position-absolute bottom-0 start-0 px-1" id="main-2-40-num-copies"&gt;0&lt;/div&gt;&lt;button type="button" class="btn btn-secondary btn-number btn-sm btn-pop position-absolute top-0 start-0" data-type="minus" data-deck="main" data-id="2-40"&gt;-&lt;/button&gt;&lt;button type="button" class="btn btn-secondary btn-number btn-sm btn-push position-absolute top-0 end-0" data-type="plus" data-deck="main" data-id="2-40"&gt;+&lt;/button&gt;&lt;button type="button" class="btn btn-secondary btn-number btn-sm btn-drop position-absolute bottom-0 end-0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 position-relative m-1&quot; id=&quot;side-2-40&quot;&gt;&lt;img class=&quot;d-block&quot; width=&quot;80&quot; height=&quot;112&quot; src=&quot;https://one-draw.jp/ijinden/cardlist/002/card/02_040.png&quot; /&gt;&lt;div class=&quot;container-num-copies position-absolute bottom-0 start-0 px-1&quot; id=&quot;side-2-40-num-copies&quot;&gt;0&lt;/div&gt;&lt;button type=&quot;button&quot; class=&quot;btn btn-secondary btn-number btn-sm btn-pop position-absolute top-0 start-0&quot; data-type=&quot;minus&quot; data-deck=&quot;side&quot; data-id=&quot;2-40&quot;&gt;-&lt;/button&gt;&lt;button type=&quot;button&quot; class=&quot;btn btn-secondary btn-number btn-sm btn-push position-absolute top-0 end-0&quot; data-type=&quot;plus&quot; data-deck=&quot;side&quot; data-id=&quot;2-40&quot;&gt;+&lt;/button&gt;&lt;button type=&quot;button&quot; class=&quot;btn btn-secondary btn-number btn-sm btn-raise position-absolute bottom-0 end-0&quot; data-type=&quot;raise&quot; data-id=&quot;2-40&quot;&gt;^&lt;/button&gt;&lt;/div&gt;" calcext:value-type="string">
            <text:p>&lt;div class="container-card position-relative m-1" id="side-2-40"&gt;&lt;img class="d-block" width="80" height="112" src="https://one-draw.jp/ijinden/cardlist/002/card/02_040.png" /&gt;&lt;div class="container-num-copies position-absolute bottom-0 start-0 px-1" id="side-2-40-num-copies"&gt;0&lt;/div&gt;&lt;button type="button" class="btn btn-secondary btn-number btn-sm btn-pop position-absolute top-0 start-0" data-type="minus" data-deck="side" data-id="2-40"&gt;-&lt;/button&gt;&lt;button type="button" class="btn btn-secondary btn-number btn-sm btn-push position-absolute top-0 end-0" data-type="plus" data-deck="side" data-id="2-40"&gt;+&lt;/button&gt;&lt;button type="button" class="btn btn-secondary btn-number btn-sm btn-raise position-absolute bottom-0 end-0" data-type="raise" data-id="2-40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;[.B173];[$HTML.$K$3];[.B173];[$HTML.$L$3];[.B173];[$HTML.$M$3];[.B173];[$HTML.$N$3];[.B173];[$HTML.$O$3];[.B173];[$HTML.$P$3])" office:value-type="string" office:string-value="&lt;tr id=&quot;table-2-40&quot; data-expansion=&quot;25&quot; data-type=&quot;1&quot; data-color=&quot;40&quot; data-term=&quot;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id="table-2-40" data-expansion="25" data-type="1" data-color="40" data-term="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 position-relative m-1&quot; id=&quot;main-2-41&quot;&gt;&lt;img class=&quot;d-block&quot; width=&quot;80&quot; height=&quot;112&quot; src=&quot;https://one-draw.jp/ijinden/cardlist/002/card/02_041.png&quot; /&gt;&lt;div class=&quot;container-num-copies position-absolute bottom-0 start-0 px-1&quot; id=&quot;main-2-41-num-copies&quot;&gt;0&lt;/div&gt;&lt;button type=&quot;button&quot; class=&quot;btn btn-secondary btn-number btn-sm btn-pop position-absolute top-0 start-0&quot; data-type=&quot;minus&quot; data-deck=&quot;main&quot; data-id=&quot;2-41&quot;&gt;-&lt;/button&gt;&lt;button type=&quot;button&quot; class=&quot;btn btn-secondary btn-number btn-sm btn-push position-absolute top-0 end-0&quot; data-type=&quot;plus&quot; data-deck=&quot;main&quot; data-id=&quot;2-41&quot;&gt;+&lt;/button&gt;&lt;button type=&quot;button&quot; class=&quot;btn btn-secondary btn-number btn-sm btn-drop position-absolute bottom-0 end-0&quot; data-type=&quot;drop&quot; data-id=&quot;2-41&quot;&gt;v&lt;/button&gt;&lt;/div&gt;" calcext:value-type="string">
            <text:p>&lt;div class="container-card position-relative m-1" id="main-2-41"&gt;&lt;img class="d-block" width="80" height="112" src="https://one-draw.jp/ijinden/cardlist/002/card/02_041.png" /&gt;&lt;div class="container-num-copies position-absolute bottom-0 start-0 px-1" id="main-2-41-num-copies"&gt;0&lt;/div&gt;&lt;button type="button" class="btn btn-secondary btn-number btn-sm btn-pop position-absolute top-0 start-0" data-type="minus" data-deck="main" data-id="2-41"&gt;-&lt;/button&gt;&lt;button type="button" class="btn btn-secondary btn-number btn-sm btn-push position-absolute top-0 end-0" data-type="plus" data-deck="main" data-id="2-41"&gt;+&lt;/button&gt;&lt;button type="button" class="btn btn-secondary btn-number btn-sm btn-drop position-absolute bottom-0 end-0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 position-relative m-1&quot; id=&quot;side-2-41&quot;&gt;&lt;img class=&quot;d-block&quot; width=&quot;80&quot; height=&quot;112&quot; src=&quot;https://one-draw.jp/ijinden/cardlist/002/card/02_041.png&quot; /&gt;&lt;div class=&quot;container-num-copies position-absolute bottom-0 start-0 px-1&quot; id=&quot;side-2-41-num-copies&quot;&gt;0&lt;/div&gt;&lt;button type=&quot;button&quot; class=&quot;btn btn-secondary btn-number btn-sm btn-pop position-absolute top-0 start-0&quot; data-type=&quot;minus&quot; data-deck=&quot;side&quot; data-id=&quot;2-41&quot;&gt;-&lt;/button&gt;&lt;button type=&quot;button&quot; class=&quot;btn btn-secondary btn-number btn-sm btn-push position-absolute top-0 end-0&quot; data-type=&quot;plus&quot; data-deck=&quot;side&quot; data-id=&quot;2-41&quot;&gt;+&lt;/button&gt;&lt;button type=&quot;button&quot; class=&quot;btn btn-secondary btn-number btn-sm btn-raise position-absolute bottom-0 end-0&quot; data-type=&quot;raise&quot; data-id=&quot;2-41&quot;&gt;^&lt;/button&gt;&lt;/div&gt;" calcext:value-type="string">
            <text:p>&lt;div class="container-card position-relative m-1" id="side-2-41"&gt;&lt;img class="d-block" width="80" height="112" src="https://one-draw.jp/ijinden/cardlist/002/card/02_041.png" /&gt;&lt;div class="container-num-copies position-absolute bottom-0 start-0 px-1" id="side-2-41-num-copies"&gt;0&lt;/div&gt;&lt;button type="button" class="btn btn-secondary btn-number btn-sm btn-pop position-absolute top-0 start-0" data-type="minus" data-deck="side" data-id="2-41"&gt;-&lt;/button&gt;&lt;button type="button" class="btn btn-secondary btn-number btn-sm btn-push position-absolute top-0 end-0" data-type="plus" data-deck="side" data-id="2-41"&gt;+&lt;/button&gt;&lt;button type="button" class="btn btn-secondary btn-number btn-sm btn-raise position-absolute bottom-0 end-0" data-type="raise" data-id="2-41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;[.B174];[$HTML.$K$3];[.B174];[$HTML.$L$3];[.B174];[$HTML.$M$3];[.B174];[$HTML.$N$3];[.B174];[$HTML.$O$3];[.B174];[$HTML.$P$3])" office:value-type="string" office:string-value="&lt;tr id=&quot;table-2-41&quot; data-expansion=&quot;25&quot; data-type=&quot;1&quot; data-color=&quot;40&quot; data-term=&quot;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id="table-2-41" data-expansion="25" data-type="1" data-color="40" data-term="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 position-relative m-1&quot; id=&quot;main-2-42&quot;&gt;&lt;img class=&quot;d-block&quot; width=&quot;80&quot; height=&quot;112&quot; src=&quot;https://one-draw.jp/ijinden/cardlist/002/card/02_042.png&quot; /&gt;&lt;div class=&quot;container-num-copies position-absolute bottom-0 start-0 px-1&quot; id=&quot;main-2-42-num-copies&quot;&gt;0&lt;/div&gt;&lt;button type=&quot;button&quot; class=&quot;btn btn-secondary btn-number btn-sm btn-pop position-absolute top-0 start-0&quot; data-type=&quot;minus&quot; data-deck=&quot;main&quot; data-id=&quot;2-42&quot;&gt;-&lt;/button&gt;&lt;button type=&quot;button&quot; class=&quot;btn btn-secondary btn-number btn-sm btn-push position-absolute top-0 end-0&quot; data-type=&quot;plus&quot; data-deck=&quot;main&quot; data-id=&quot;2-42&quot;&gt;+&lt;/button&gt;&lt;button type=&quot;button&quot; class=&quot;btn btn-secondary btn-number btn-sm btn-drop position-absolute bottom-0 end-0&quot; data-type=&quot;drop&quot; data-id=&quot;2-42&quot;&gt;v&lt;/button&gt;&lt;/div&gt;" calcext:value-type="string">
            <text:p>&lt;div class="container-card position-relative m-1" id="main-2-42"&gt;&lt;img class="d-block" width="80" height="112" src="https://one-draw.jp/ijinden/cardlist/002/card/02_042.png" /&gt;&lt;div class="container-num-copies position-absolute bottom-0 start-0 px-1" id="main-2-42-num-copies"&gt;0&lt;/div&gt;&lt;button type="button" class="btn btn-secondary btn-number btn-sm btn-pop position-absolute top-0 start-0" data-type="minus" data-deck="main" data-id="2-42"&gt;-&lt;/button&gt;&lt;button type="button" class="btn btn-secondary btn-number btn-sm btn-push position-absolute top-0 end-0" data-type="plus" data-deck="main" data-id="2-42"&gt;+&lt;/button&gt;&lt;button type="button" class="btn btn-secondary btn-number btn-sm btn-drop position-absolute bottom-0 end-0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 position-relative m-1&quot; id=&quot;side-2-42&quot;&gt;&lt;img class=&quot;d-block&quot; width=&quot;80&quot; height=&quot;112&quot; src=&quot;https://one-draw.jp/ijinden/cardlist/002/card/02_042.png&quot; /&gt;&lt;div class=&quot;container-num-copies position-absolute bottom-0 start-0 px-1&quot; id=&quot;side-2-42-num-copies&quot;&gt;0&lt;/div&gt;&lt;button type=&quot;button&quot; class=&quot;btn btn-secondary btn-number btn-sm btn-pop position-absolute top-0 start-0&quot; data-type=&quot;minus&quot; data-deck=&quot;side&quot; data-id=&quot;2-42&quot;&gt;-&lt;/button&gt;&lt;button type=&quot;button&quot; class=&quot;btn btn-secondary btn-number btn-sm btn-push position-absolute top-0 end-0&quot; data-type=&quot;plus&quot; data-deck=&quot;side&quot; data-id=&quot;2-42&quot;&gt;+&lt;/button&gt;&lt;button type=&quot;button&quot; class=&quot;btn btn-secondary btn-number btn-sm btn-raise position-absolute bottom-0 end-0&quot; data-type=&quot;raise&quot; data-id=&quot;2-42&quot;&gt;^&lt;/button&gt;&lt;/div&gt;" calcext:value-type="string">
            <text:p>&lt;div class="container-card position-relative m-1" id="side-2-42"&gt;&lt;img class="d-block" width="80" height="112" src="https://one-draw.jp/ijinden/cardlist/002/card/02_042.png" /&gt;&lt;div class="container-num-copies position-absolute bottom-0 start-0 px-1" id="side-2-42-num-copies"&gt;0&lt;/div&gt;&lt;button type="button" class="btn btn-secondary btn-number btn-sm btn-pop position-absolute top-0 start-0" data-type="minus" data-deck="side" data-id="2-42"&gt;-&lt;/button&gt;&lt;button type="button" class="btn btn-secondary btn-number btn-sm btn-push position-absolute top-0 end-0" data-type="plus" data-deck="side" data-id="2-42"&gt;+&lt;/button&gt;&lt;button type="button" class="btn btn-secondary btn-number btn-sm btn-raise position-absolute bottom-0 end-0" data-type="raise" data-id="2-42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;[.B175];[$HTML.$K$3];[.B175];[$HTML.$L$3];[.B175];[$HTML.$M$3];[.B175];[$HTML.$N$3];[.B175];[$HTML.$O$3];[.B175];[$HTML.$P$3])" office:value-type="string" office:string-value="&lt;tr id=&quot;table-2-42&quot; data-expansion=&quot;25&quot; data-type=&quot;1&quot; data-color=&quot;40&quot; data-term=&quot;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id="table-2-42" data-expansion="25" data-type="1" data-color="40" data-term="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 position-relative m-1&quot; id=&quot;main-2-43&quot;&gt;&lt;img class=&quot;d-block&quot; width=&quot;80&quot; height=&quot;112&quot; src=&quot;https://one-draw.jp/ijinden/cardlist/002/card/02_043.png&quot; /&gt;&lt;div class=&quot;container-num-copies position-absolute bottom-0 start-0 px-1&quot; id=&quot;main-2-43-num-copies&quot;&gt;0&lt;/div&gt;&lt;button type=&quot;button&quot; class=&quot;btn btn-secondary btn-number btn-sm btn-pop position-absolute top-0 start-0&quot; data-type=&quot;minus&quot; data-deck=&quot;main&quot; data-id=&quot;2-43&quot;&gt;-&lt;/button&gt;&lt;button type=&quot;button&quot; class=&quot;btn btn-secondary btn-number btn-sm btn-push position-absolute top-0 end-0&quot; data-type=&quot;plus&quot; data-deck=&quot;main&quot; data-id=&quot;2-43&quot;&gt;+&lt;/button&gt;&lt;button type=&quot;button&quot; class=&quot;btn btn-secondary btn-number btn-sm btn-drop position-absolute bottom-0 end-0&quot; data-type=&quot;drop&quot; data-id=&quot;2-43&quot;&gt;v&lt;/button&gt;&lt;/div&gt;" calcext:value-type="string">
            <text:p>&lt;div class="container-card position-relative m-1" id="main-2-43"&gt;&lt;img class="d-block" width="80" height="112" src="https://one-draw.jp/ijinden/cardlist/002/card/02_043.png" /&gt;&lt;div class="container-num-copies position-absolute bottom-0 start-0 px-1" id="main-2-43-num-copies"&gt;0&lt;/div&gt;&lt;button type="button" class="btn btn-secondary btn-number btn-sm btn-pop position-absolute top-0 start-0" data-type="minus" data-deck="main" data-id="2-43"&gt;-&lt;/button&gt;&lt;button type="button" class="btn btn-secondary btn-number btn-sm btn-push position-absolute top-0 end-0" data-type="plus" data-deck="main" data-id="2-43"&gt;+&lt;/button&gt;&lt;button type="button" class="btn btn-secondary btn-number btn-sm btn-drop position-absolute bottom-0 end-0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 position-relative m-1&quot; id=&quot;side-2-43&quot;&gt;&lt;img class=&quot;d-block&quot; width=&quot;80&quot; height=&quot;112&quot; src=&quot;https://one-draw.jp/ijinden/cardlist/002/card/02_043.png&quot; /&gt;&lt;div class=&quot;container-num-copies position-absolute bottom-0 start-0 px-1&quot; id=&quot;side-2-43-num-copies&quot;&gt;0&lt;/div&gt;&lt;button type=&quot;button&quot; class=&quot;btn btn-secondary btn-number btn-sm btn-pop position-absolute top-0 start-0&quot; data-type=&quot;minus&quot; data-deck=&quot;side&quot; data-id=&quot;2-43&quot;&gt;-&lt;/button&gt;&lt;button type=&quot;button&quot; class=&quot;btn btn-secondary btn-number btn-sm btn-push position-absolute top-0 end-0&quot; data-type=&quot;plus&quot; data-deck=&quot;side&quot; data-id=&quot;2-43&quot;&gt;+&lt;/button&gt;&lt;button type=&quot;button&quot; class=&quot;btn btn-secondary btn-number btn-sm btn-raise position-absolute bottom-0 end-0&quot; data-type=&quot;raise&quot; data-id=&quot;2-43&quot;&gt;^&lt;/button&gt;&lt;/div&gt;" calcext:value-type="string">
            <text:p>&lt;div class="container-card position-relative m-1" id="side-2-43"&gt;&lt;img class="d-block" width="80" height="112" src="https://one-draw.jp/ijinden/cardlist/002/card/02_043.png" /&gt;&lt;div class="container-num-copies position-absolute bottom-0 start-0 px-1" id="side-2-43-num-copies"&gt;0&lt;/div&gt;&lt;button type="button" class="btn btn-secondary btn-number btn-sm btn-pop position-absolute top-0 start-0" data-type="minus" data-deck="side" data-id="2-43"&gt;-&lt;/button&gt;&lt;button type="button" class="btn btn-secondary btn-number btn-sm btn-push position-absolute top-0 end-0" data-type="plus" data-deck="side" data-id="2-43"&gt;+&lt;/button&gt;&lt;button type="button" class="btn btn-secondary btn-number btn-sm btn-raise position-absolute bottom-0 end-0" data-type="raise" data-id="2-43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;[.B176];[$HTML.$K$3];[.B176];[$HTML.$L$3];[.B176];[$HTML.$M$3];[.B176];[$HTML.$N$3];[.B176];[$HTML.$O$3];[.B176];[$HTML.$P$3])" office:value-type="string" office:string-value="&lt;tr id=&quot;table-2-43&quot; data-expansion=&quot;25&quot; data-type=&quot;1&quot; data-color=&quot;40&quot; data-term=&quot;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id="table-2-43" data-expansion="25" data-type="1" data-color="40" data-term="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 position-relative m-1&quot; id=&quot;main-2-44&quot;&gt;&lt;img class=&quot;d-block&quot; width=&quot;80&quot; height=&quot;112&quot; src=&quot;https://one-draw.jp/ijinden/cardlist/002/card/02_044.png&quot; /&gt;&lt;div class=&quot;container-num-copies position-absolute bottom-0 start-0 px-1&quot; id=&quot;main-2-44-num-copies&quot;&gt;0&lt;/div&gt;&lt;button type=&quot;button&quot; class=&quot;btn btn-secondary btn-number btn-sm btn-pop position-absolute top-0 start-0&quot; data-type=&quot;minus&quot; data-deck=&quot;main&quot; data-id=&quot;2-44&quot;&gt;-&lt;/button&gt;&lt;button type=&quot;button&quot; class=&quot;btn btn-secondary btn-number btn-sm btn-push position-absolute top-0 end-0&quot; data-type=&quot;plus&quot; data-deck=&quot;main&quot; data-id=&quot;2-44&quot;&gt;+&lt;/button&gt;&lt;button type=&quot;button&quot; class=&quot;btn btn-secondary btn-number btn-sm btn-drop position-absolute bottom-0 end-0&quot; data-type=&quot;drop&quot; data-id=&quot;2-44&quot;&gt;v&lt;/button&gt;&lt;/div&gt;" calcext:value-type="string">
            <text:p>&lt;div class="container-card position-relative m-1" id="main-2-44"&gt;&lt;img class="d-block" width="80" height="112" src="https://one-draw.jp/ijinden/cardlist/002/card/02_044.png" /&gt;&lt;div class="container-num-copies position-absolute bottom-0 start-0 px-1" id="main-2-44-num-copies"&gt;0&lt;/div&gt;&lt;button type="button" class="btn btn-secondary btn-number btn-sm btn-pop position-absolute top-0 start-0" data-type="minus" data-deck="main" data-id="2-44"&gt;-&lt;/button&gt;&lt;button type="button" class="btn btn-secondary btn-number btn-sm btn-push position-absolute top-0 end-0" data-type="plus" data-deck="main" data-id="2-44"&gt;+&lt;/button&gt;&lt;button type="button" class="btn btn-secondary btn-number btn-sm btn-drop position-absolute bottom-0 end-0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 position-relative m-1&quot; id=&quot;side-2-44&quot;&gt;&lt;img class=&quot;d-block&quot; width=&quot;80&quot; height=&quot;112&quot; src=&quot;https://one-draw.jp/ijinden/cardlist/002/card/02_044.png&quot; /&gt;&lt;div class=&quot;container-num-copies position-absolute bottom-0 start-0 px-1&quot; id=&quot;side-2-44-num-copies&quot;&gt;0&lt;/div&gt;&lt;button type=&quot;button&quot; class=&quot;btn btn-secondary btn-number btn-sm btn-pop position-absolute top-0 start-0&quot; data-type=&quot;minus&quot; data-deck=&quot;side&quot; data-id=&quot;2-44&quot;&gt;-&lt;/button&gt;&lt;button type=&quot;button&quot; class=&quot;btn btn-secondary btn-number btn-sm btn-push position-absolute top-0 end-0&quot; data-type=&quot;plus&quot; data-deck=&quot;side&quot; data-id=&quot;2-44&quot;&gt;+&lt;/button&gt;&lt;button type=&quot;button&quot; class=&quot;btn btn-secondary btn-number btn-sm btn-raise position-absolute bottom-0 end-0&quot; data-type=&quot;raise&quot; data-id=&quot;2-44&quot;&gt;^&lt;/button&gt;&lt;/div&gt;" calcext:value-type="string">
            <text:p>&lt;div class="container-card position-relative m-1" id="side-2-44"&gt;&lt;img class="d-block" width="80" height="112" src="https://one-draw.jp/ijinden/cardlist/002/card/02_044.png" /&gt;&lt;div class="container-num-copies position-absolute bottom-0 start-0 px-1" id="side-2-44-num-copies"&gt;0&lt;/div&gt;&lt;button type="button" class="btn btn-secondary btn-number btn-sm btn-pop position-absolute top-0 start-0" data-type="minus" data-deck="side" data-id="2-44"&gt;-&lt;/button&gt;&lt;button type="button" class="btn btn-secondary btn-number btn-sm btn-push position-absolute top-0 end-0" data-type="plus" data-deck="side" data-id="2-44"&gt;+&lt;/button&gt;&lt;button type="button" class="btn btn-secondary btn-number btn-sm btn-raise position-absolute bottom-0 end-0" data-type="raise" data-id="2-44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;[.B177];[$HTML.$K$3];[.B177];[$HTML.$L$3];[.B177];[$HTML.$M$3];[.B177];[$HTML.$N$3];[.B177];[$HTML.$O$3];[.B177];[$HTML.$P$3])" office:value-type="string" office:string-value="&lt;tr id=&quot;table-2-44&quot; data-expansion=&quot;25&quot; data-type=&quot;1&quot; data-color=&quot;40&quot; data-term=&quot;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id="table-2-44" data-expansion="25" data-type="1" data-color="40" data-term="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 position-relative m-1&quot; id=&quot;main-2-45&quot;&gt;&lt;img class=&quot;d-block&quot; width=&quot;80&quot; height=&quot;112&quot; src=&quot;https://one-draw.jp/ijinden/cardlist/002/card/02_045.png&quot; /&gt;&lt;div class=&quot;container-num-copies position-absolute bottom-0 start-0 px-1&quot; id=&quot;main-2-45-num-copies&quot;&gt;0&lt;/div&gt;&lt;button type=&quot;button&quot; class=&quot;btn btn-secondary btn-number btn-sm btn-pop position-absolute top-0 start-0&quot; data-type=&quot;minus&quot; data-deck=&quot;main&quot; data-id=&quot;2-45&quot;&gt;-&lt;/button&gt;&lt;button type=&quot;button&quot; class=&quot;btn btn-secondary btn-number btn-sm btn-push position-absolute top-0 end-0&quot; data-type=&quot;plus&quot; data-deck=&quot;main&quot; data-id=&quot;2-45&quot;&gt;+&lt;/button&gt;&lt;button type=&quot;button&quot; class=&quot;btn btn-secondary btn-number btn-sm btn-drop position-absolute bottom-0 end-0&quot; data-type=&quot;drop&quot; data-id=&quot;2-45&quot;&gt;v&lt;/button&gt;&lt;/div&gt;" calcext:value-type="string">
            <text:p>&lt;div class="container-card position-relative m-1" id="main-2-45"&gt;&lt;img class="d-block" width="80" height="112" src="https://one-draw.jp/ijinden/cardlist/002/card/02_045.png" /&gt;&lt;div class="container-num-copies position-absolute bottom-0 start-0 px-1" id="main-2-45-num-copies"&gt;0&lt;/div&gt;&lt;button type="button" class="btn btn-secondary btn-number btn-sm btn-pop position-absolute top-0 start-0" data-type="minus" data-deck="main" data-id="2-45"&gt;-&lt;/button&gt;&lt;button type="button" class="btn btn-secondary btn-number btn-sm btn-push position-absolute top-0 end-0" data-type="plus" data-deck="main" data-id="2-45"&gt;+&lt;/button&gt;&lt;button type="button" class="btn btn-secondary btn-number btn-sm btn-drop position-absolute bottom-0 end-0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 position-relative m-1&quot; id=&quot;side-2-45&quot;&gt;&lt;img class=&quot;d-block&quot; width=&quot;80&quot; height=&quot;112&quot; src=&quot;https://one-draw.jp/ijinden/cardlist/002/card/02_045.png&quot; /&gt;&lt;div class=&quot;container-num-copies position-absolute bottom-0 start-0 px-1&quot; id=&quot;side-2-45-num-copies&quot;&gt;0&lt;/div&gt;&lt;button type=&quot;button&quot; class=&quot;btn btn-secondary btn-number btn-sm btn-pop position-absolute top-0 start-0&quot; data-type=&quot;minus&quot; data-deck=&quot;side&quot; data-id=&quot;2-45&quot;&gt;-&lt;/button&gt;&lt;button type=&quot;button&quot; class=&quot;btn btn-secondary btn-number btn-sm btn-push position-absolute top-0 end-0&quot; data-type=&quot;plus&quot; data-deck=&quot;side&quot; data-id=&quot;2-45&quot;&gt;+&lt;/button&gt;&lt;button type=&quot;button&quot; class=&quot;btn btn-secondary btn-number btn-sm btn-raise position-absolute bottom-0 end-0&quot; data-type=&quot;raise&quot; data-id=&quot;2-45&quot;&gt;^&lt;/button&gt;&lt;/div&gt;" calcext:value-type="string">
            <text:p>&lt;div class="container-card position-relative m-1" id="side-2-45"&gt;&lt;img class="d-block" width="80" height="112" src="https://one-draw.jp/ijinden/cardlist/002/card/02_045.png" /&gt;&lt;div class="container-num-copies position-absolute bottom-0 start-0 px-1" id="side-2-45-num-copies"&gt;0&lt;/div&gt;&lt;button type="button" class="btn btn-secondary btn-number btn-sm btn-pop position-absolute top-0 start-0" data-type="minus" data-deck="side" data-id="2-45"&gt;-&lt;/button&gt;&lt;button type="button" class="btn btn-secondary btn-number btn-sm btn-push position-absolute top-0 end-0" data-type="plus" data-deck="side" data-id="2-45"&gt;+&lt;/button&gt;&lt;button type="button" class="btn btn-secondary btn-number btn-sm btn-raise position-absolute bottom-0 end-0" data-type="raise" data-id="2-45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;[.B178];[$HTML.$K$3];[.B178];[$HTML.$L$3];[.B178];[$HTML.$M$3];[.B178];[$HTML.$N$3];[.B178];[$HTML.$O$3];[.B178];[$HTML.$P$3])" office:value-type="string" office:string-value="&lt;tr id=&quot;table-2-45&quot; data-expansion=&quot;25&quot; data-type=&quot;1&quot; data-color=&quot;40&quot; data-term=&quot;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id="table-2-45" data-expansion="25" data-type="1" data-color="40" data-term="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 position-relative m-1&quot; id=&quot;main-2-46&quot;&gt;&lt;img class=&quot;d-block&quot; width=&quot;80&quot; height=&quot;112&quot; src=&quot;https://one-draw.jp/ijinden/cardlist/002/card/02_046.png&quot; /&gt;&lt;div class=&quot;container-num-copies position-absolute bottom-0 start-0 px-1&quot; id=&quot;main-2-46-num-copies&quot;&gt;0&lt;/div&gt;&lt;button type=&quot;button&quot; class=&quot;btn btn-secondary btn-number btn-sm btn-pop position-absolute top-0 start-0&quot; data-type=&quot;minus&quot; data-deck=&quot;main&quot; data-id=&quot;2-46&quot;&gt;-&lt;/button&gt;&lt;button type=&quot;button&quot; class=&quot;btn btn-secondary btn-number btn-sm btn-push position-absolute top-0 end-0&quot; data-type=&quot;plus&quot; data-deck=&quot;main&quot; data-id=&quot;2-46&quot;&gt;+&lt;/button&gt;&lt;button type=&quot;button&quot; class=&quot;btn btn-secondary btn-number btn-sm btn-drop position-absolute bottom-0 end-0&quot; data-type=&quot;drop&quot; data-id=&quot;2-46&quot;&gt;v&lt;/button&gt;&lt;/div&gt;" calcext:value-type="string">
            <text:p>&lt;div class="container-card position-relative m-1" id="main-2-46"&gt;&lt;img class="d-block" width="80" height="112" src="https://one-draw.jp/ijinden/cardlist/002/card/02_046.png" /&gt;&lt;div class="container-num-copies position-absolute bottom-0 start-0 px-1" id="main-2-46-num-copies"&gt;0&lt;/div&gt;&lt;button type="button" class="btn btn-secondary btn-number btn-sm btn-pop position-absolute top-0 start-0" data-type="minus" data-deck="main" data-id="2-46"&gt;-&lt;/button&gt;&lt;button type="button" class="btn btn-secondary btn-number btn-sm btn-push position-absolute top-0 end-0" data-type="plus" data-deck="main" data-id="2-46"&gt;+&lt;/button&gt;&lt;button type="button" class="btn btn-secondary btn-number btn-sm btn-drop position-absolute bottom-0 end-0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 position-relative m-1&quot; id=&quot;side-2-46&quot;&gt;&lt;img class=&quot;d-block&quot; width=&quot;80&quot; height=&quot;112&quot; src=&quot;https://one-draw.jp/ijinden/cardlist/002/card/02_046.png&quot; /&gt;&lt;div class=&quot;container-num-copies position-absolute bottom-0 start-0 px-1&quot; id=&quot;side-2-46-num-copies&quot;&gt;0&lt;/div&gt;&lt;button type=&quot;button&quot; class=&quot;btn btn-secondary btn-number btn-sm btn-pop position-absolute top-0 start-0&quot; data-type=&quot;minus&quot; data-deck=&quot;side&quot; data-id=&quot;2-46&quot;&gt;-&lt;/button&gt;&lt;button type=&quot;button&quot; class=&quot;btn btn-secondary btn-number btn-sm btn-push position-absolute top-0 end-0&quot; data-type=&quot;plus&quot; data-deck=&quot;side&quot; data-id=&quot;2-46&quot;&gt;+&lt;/button&gt;&lt;button type=&quot;button&quot; class=&quot;btn btn-secondary btn-number btn-sm btn-raise position-absolute bottom-0 end-0&quot; data-type=&quot;raise&quot; data-id=&quot;2-46&quot;&gt;^&lt;/button&gt;&lt;/div&gt;" calcext:value-type="string">
            <text:p>&lt;div class="container-card position-relative m-1" id="side-2-46"&gt;&lt;img class="d-block" width="80" height="112" src="https://one-draw.jp/ijinden/cardlist/002/card/02_046.png" /&gt;&lt;div class="container-num-copies position-absolute bottom-0 start-0 px-1" id="side-2-46-num-copies"&gt;0&lt;/div&gt;&lt;button type="button" class="btn btn-secondary btn-number btn-sm btn-pop position-absolute top-0 start-0" data-type="minus" data-deck="side" data-id="2-46"&gt;-&lt;/button&gt;&lt;button type="button" class="btn btn-secondary btn-number btn-sm btn-push position-absolute top-0 end-0" data-type="plus" data-deck="side" data-id="2-46"&gt;+&lt;/button&gt;&lt;button type="button" class="btn btn-secondary btn-number btn-sm btn-raise position-absolute bottom-0 end-0" data-type="raise" data-id="2-46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;[.B179];[$HTML.$K$3];[.B179];[$HTML.$L$3];[.B179];[$HTML.$M$3];[.B179];[$HTML.$N$3];[.B179];[$HTML.$O$3];[.B179];[$HTML.$P$3])" office:value-type="string" office:string-value="&lt;tr id=&quot;table-2-46&quot; data-expansion=&quot;25&quot; data-type=&quot;1&quot; data-color=&quot;40&quot; data-term=&quot;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id="table-2-46" data-expansion="25" data-type="1" data-color="40" data-term="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 position-relative m-1&quot; id=&quot;main-2-47&quot;&gt;&lt;img class=&quot;d-block&quot; width=&quot;80&quot; height=&quot;112&quot; src=&quot;https://one-draw.jp/ijinden/cardlist/002/card/02_047.png&quot; /&gt;&lt;div class=&quot;container-num-copies position-absolute bottom-0 start-0 px-1&quot; id=&quot;main-2-47-num-copies&quot;&gt;0&lt;/div&gt;&lt;button type=&quot;button&quot; class=&quot;btn btn-secondary btn-number btn-sm btn-pop position-absolute top-0 start-0&quot; data-type=&quot;minus&quot; data-deck=&quot;main&quot; data-id=&quot;2-47&quot;&gt;-&lt;/button&gt;&lt;button type=&quot;button&quot; class=&quot;btn btn-secondary btn-number btn-sm btn-push position-absolute top-0 end-0&quot; data-type=&quot;plus&quot; data-deck=&quot;main&quot; data-id=&quot;2-47&quot;&gt;+&lt;/button&gt;&lt;button type=&quot;button&quot; class=&quot;btn btn-secondary btn-number btn-sm btn-drop position-absolute bottom-0 end-0&quot; data-type=&quot;drop&quot; data-id=&quot;2-47&quot;&gt;v&lt;/button&gt;&lt;/div&gt;" calcext:value-type="string">
            <text:p>&lt;div class="container-card position-relative m-1" id="main-2-47"&gt;&lt;img class="d-block" width="80" height="112" src="https://one-draw.jp/ijinden/cardlist/002/card/02_047.png" /&gt;&lt;div class="container-num-copies position-absolute bottom-0 start-0 px-1" id="main-2-47-num-copies"&gt;0&lt;/div&gt;&lt;button type="button" class="btn btn-secondary btn-number btn-sm btn-pop position-absolute top-0 start-0" data-type="minus" data-deck="main" data-id="2-47"&gt;-&lt;/button&gt;&lt;button type="button" class="btn btn-secondary btn-number btn-sm btn-push position-absolute top-0 end-0" data-type="plus" data-deck="main" data-id="2-47"&gt;+&lt;/button&gt;&lt;button type="button" class="btn btn-secondary btn-number btn-sm btn-drop position-absolute bottom-0 end-0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 position-relative m-1&quot; id=&quot;side-2-47&quot;&gt;&lt;img class=&quot;d-block&quot; width=&quot;80&quot; height=&quot;112&quot; src=&quot;https://one-draw.jp/ijinden/cardlist/002/card/02_047.png&quot; /&gt;&lt;div class=&quot;container-num-copies position-absolute bottom-0 start-0 px-1&quot; id=&quot;side-2-47-num-copies&quot;&gt;0&lt;/div&gt;&lt;button type=&quot;button&quot; class=&quot;btn btn-secondary btn-number btn-sm btn-pop position-absolute top-0 start-0&quot; data-type=&quot;minus&quot; data-deck=&quot;side&quot; data-id=&quot;2-47&quot;&gt;-&lt;/button&gt;&lt;button type=&quot;button&quot; class=&quot;btn btn-secondary btn-number btn-sm btn-push position-absolute top-0 end-0&quot; data-type=&quot;plus&quot; data-deck=&quot;side&quot; data-id=&quot;2-47&quot;&gt;+&lt;/button&gt;&lt;button type=&quot;button&quot; class=&quot;btn btn-secondary btn-number btn-sm btn-raise position-absolute bottom-0 end-0&quot; data-type=&quot;raise&quot; data-id=&quot;2-47&quot;&gt;^&lt;/button&gt;&lt;/div&gt;" calcext:value-type="string">
            <text:p>&lt;div class="container-card position-relative m-1" id="side-2-47"&gt;&lt;img class="d-block" width="80" height="112" src="https://one-draw.jp/ijinden/cardlist/002/card/02_047.png" /&gt;&lt;div class="container-num-copies position-absolute bottom-0 start-0 px-1" id="side-2-47-num-copies"&gt;0&lt;/div&gt;&lt;button type="button" class="btn btn-secondary btn-number btn-sm btn-pop position-absolute top-0 start-0" data-type="minus" data-deck="side" data-id="2-47"&gt;-&lt;/button&gt;&lt;button type="button" class="btn btn-secondary btn-number btn-sm btn-push position-absolute top-0 end-0" data-type="plus" data-deck="side" data-id="2-47"&gt;+&lt;/button&gt;&lt;button type="button" class="btn btn-secondary btn-number btn-sm btn-raise position-absolute bottom-0 end-0" data-type="raise" data-id="2-47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;[.B180];[$HTML.$K$3];[.B180];[$HTML.$L$3];[.B180];[$HTML.$M$3];[.B180];[$HTML.$N$3];[.B180];[$HTML.$O$3];[.B180];[$HTML.$P$3])" office:value-type="string" office:string-value="&lt;tr id=&quot;table-2-47&quot; data-expansion=&quot;25&quot; data-type=&quot;1&quot; data-color=&quot;40&quot; data-term=&quot;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id="table-2-47" data-expansion="25" data-type="1" data-color="40" data-term="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 position-relative m-1&quot; id=&quot;main-2-48&quot;&gt;&lt;img class=&quot;d-block&quot; width=&quot;80&quot; height=&quot;112&quot; src=&quot;https://one-draw.jp/ijinden/cardlist/002/card/02_048.png&quot; /&gt;&lt;div class=&quot;container-num-copies position-absolute bottom-0 start-0 px-1&quot; id=&quot;main-2-48-num-copies&quot;&gt;0&lt;/div&gt;&lt;button type=&quot;button&quot; class=&quot;btn btn-secondary btn-number btn-sm btn-pop position-absolute top-0 start-0&quot; data-type=&quot;minus&quot; data-deck=&quot;main&quot; data-id=&quot;2-48&quot;&gt;-&lt;/button&gt;&lt;button type=&quot;button&quot; class=&quot;btn btn-secondary btn-number btn-sm btn-push position-absolute top-0 end-0&quot; data-type=&quot;plus&quot; data-deck=&quot;main&quot; data-id=&quot;2-48&quot;&gt;+&lt;/button&gt;&lt;button type=&quot;button&quot; class=&quot;btn btn-secondary btn-number btn-sm btn-drop position-absolute bottom-0 end-0&quot; data-type=&quot;drop&quot; data-id=&quot;2-48&quot;&gt;v&lt;/button&gt;&lt;/div&gt;" calcext:value-type="string">
            <text:p>&lt;div class="container-card position-relative m-1" id="main-2-48"&gt;&lt;img class="d-block" width="80" height="112" src="https://one-draw.jp/ijinden/cardlist/002/card/02_048.png" /&gt;&lt;div class="container-num-copies position-absolute bottom-0 start-0 px-1" id="main-2-48-num-copies"&gt;0&lt;/div&gt;&lt;button type="button" class="btn btn-secondary btn-number btn-sm btn-pop position-absolute top-0 start-0" data-type="minus" data-deck="main" data-id="2-48"&gt;-&lt;/button&gt;&lt;button type="button" class="btn btn-secondary btn-number btn-sm btn-push position-absolute top-0 end-0" data-type="plus" data-deck="main" data-id="2-48"&gt;+&lt;/button&gt;&lt;button type="button" class="btn btn-secondary btn-number btn-sm btn-drop position-absolute bottom-0 end-0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 position-relative m-1&quot; id=&quot;side-2-48&quot;&gt;&lt;img class=&quot;d-block&quot; width=&quot;80&quot; height=&quot;112&quot; src=&quot;https://one-draw.jp/ijinden/cardlist/002/card/02_048.png&quot; /&gt;&lt;div class=&quot;container-num-copies position-absolute bottom-0 start-0 px-1&quot; id=&quot;side-2-48-num-copies&quot;&gt;0&lt;/div&gt;&lt;button type=&quot;button&quot; class=&quot;btn btn-secondary btn-number btn-sm btn-pop position-absolute top-0 start-0&quot; data-type=&quot;minus&quot; data-deck=&quot;side&quot; data-id=&quot;2-48&quot;&gt;-&lt;/button&gt;&lt;button type=&quot;button&quot; class=&quot;btn btn-secondary btn-number btn-sm btn-push position-absolute top-0 end-0&quot; data-type=&quot;plus&quot; data-deck=&quot;side&quot; data-id=&quot;2-48&quot;&gt;+&lt;/button&gt;&lt;button type=&quot;button&quot; class=&quot;btn btn-secondary btn-number btn-sm btn-raise position-absolute bottom-0 end-0&quot; data-type=&quot;raise&quot; data-id=&quot;2-48&quot;&gt;^&lt;/button&gt;&lt;/div&gt;" calcext:value-type="string">
            <text:p>&lt;div class="container-card position-relative m-1" id="side-2-48"&gt;&lt;img class="d-block" width="80" height="112" src="https://one-draw.jp/ijinden/cardlist/002/card/02_048.png" /&gt;&lt;div class="container-num-copies position-absolute bottom-0 start-0 px-1" id="side-2-48-num-copies"&gt;0&lt;/div&gt;&lt;button type="button" class="btn btn-secondary btn-number btn-sm btn-pop position-absolute top-0 start-0" data-type="minus" data-deck="side" data-id="2-48"&gt;-&lt;/button&gt;&lt;button type="button" class="btn btn-secondary btn-number btn-sm btn-push position-absolute top-0 end-0" data-type="plus" data-deck="side" data-id="2-48"&gt;+&lt;/button&gt;&lt;button type="button" class="btn btn-secondary btn-number btn-sm btn-raise position-absolute bottom-0 end-0" data-type="raise" data-id="2-48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;[.B181];[$HTML.$K$3];[.B181];[$HTML.$L$3];[.B181];[$HTML.$M$3];[.B181];[$HTML.$N$3];[.B181];[$HTML.$O$3];[.B181];[$HTML.$P$3])" office:value-type="string" office:string-value="&lt;tr id=&quot;table-2-48&quot; data-expansion=&quot;25&quot; data-type=&quot;1&quot; data-color=&quot;40&quot; data-term=&quot;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id="table-2-48" data-expansion="25" data-type="1" data-color="40" data-term="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 position-relative m-1&quot; id=&quot;main-2-49&quot;&gt;&lt;img class=&quot;d-block&quot; width=&quot;80&quot; height=&quot;112&quot; src=&quot;https://one-draw.jp/ijinden/cardlist/002/card/02_049.png&quot; /&gt;&lt;div class=&quot;container-num-copies position-absolute bottom-0 start-0 px-1&quot; id=&quot;main-2-49-num-copies&quot;&gt;0&lt;/div&gt;&lt;button type=&quot;button&quot; class=&quot;btn btn-secondary btn-number btn-sm btn-pop position-absolute top-0 start-0&quot; data-type=&quot;minus&quot; data-deck=&quot;main&quot; data-id=&quot;2-49&quot;&gt;-&lt;/button&gt;&lt;button type=&quot;button&quot; class=&quot;btn btn-secondary btn-number btn-sm btn-push position-absolute top-0 end-0&quot; data-type=&quot;plus&quot; data-deck=&quot;main&quot; data-id=&quot;2-49&quot;&gt;+&lt;/button&gt;&lt;button type=&quot;button&quot; class=&quot;btn btn-secondary btn-number btn-sm btn-drop position-absolute bottom-0 end-0&quot; data-type=&quot;drop&quot; data-id=&quot;2-49&quot;&gt;v&lt;/button&gt;&lt;/div&gt;" calcext:value-type="string">
            <text:p>&lt;div class="container-card position-relative m-1" id="main-2-49"&gt;&lt;img class="d-block" width="80" height="112" src="https://one-draw.jp/ijinden/cardlist/002/card/02_049.png" /&gt;&lt;div class="container-num-copies position-absolute bottom-0 start-0 px-1" id="main-2-49-num-copies"&gt;0&lt;/div&gt;&lt;button type="button" class="btn btn-secondary btn-number btn-sm btn-pop position-absolute top-0 start-0" data-type="minus" data-deck="main" data-id="2-49"&gt;-&lt;/button&gt;&lt;button type="button" class="btn btn-secondary btn-number btn-sm btn-push position-absolute top-0 end-0" data-type="plus" data-deck="main" data-id="2-49"&gt;+&lt;/button&gt;&lt;button type="button" class="btn btn-secondary btn-number btn-sm btn-drop position-absolute bottom-0 end-0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 position-relative m-1&quot; id=&quot;side-2-49&quot;&gt;&lt;img class=&quot;d-block&quot; width=&quot;80&quot; height=&quot;112&quot; src=&quot;https://one-draw.jp/ijinden/cardlist/002/card/02_049.png&quot; /&gt;&lt;div class=&quot;container-num-copies position-absolute bottom-0 start-0 px-1&quot; id=&quot;side-2-49-num-copies&quot;&gt;0&lt;/div&gt;&lt;button type=&quot;button&quot; class=&quot;btn btn-secondary btn-number btn-sm btn-pop position-absolute top-0 start-0&quot; data-type=&quot;minus&quot; data-deck=&quot;side&quot; data-id=&quot;2-49&quot;&gt;-&lt;/button&gt;&lt;button type=&quot;button&quot; class=&quot;btn btn-secondary btn-number btn-sm btn-push position-absolute top-0 end-0&quot; data-type=&quot;plus&quot; data-deck=&quot;side&quot; data-id=&quot;2-49&quot;&gt;+&lt;/button&gt;&lt;button type=&quot;button&quot; class=&quot;btn btn-secondary btn-number btn-sm btn-raise position-absolute bottom-0 end-0&quot; data-type=&quot;raise&quot; data-id=&quot;2-49&quot;&gt;^&lt;/button&gt;&lt;/div&gt;" calcext:value-type="string">
            <text:p>&lt;div class="container-card position-relative m-1" id="side-2-49"&gt;&lt;img class="d-block" width="80" height="112" src="https://one-draw.jp/ijinden/cardlist/002/card/02_049.png" /&gt;&lt;div class="container-num-copies position-absolute bottom-0 start-0 px-1" id="side-2-49-num-copies"&gt;0&lt;/div&gt;&lt;button type="button" class="btn btn-secondary btn-number btn-sm btn-pop position-absolute top-0 start-0" data-type="minus" data-deck="side" data-id="2-49"&gt;-&lt;/button&gt;&lt;button type="button" class="btn btn-secondary btn-number btn-sm btn-push position-absolute top-0 end-0" data-type="plus" data-deck="side" data-id="2-49"&gt;+&lt;/button&gt;&lt;button type="button" class="btn btn-secondary btn-number btn-sm btn-raise position-absolute bottom-0 end-0" data-type="raise" data-id="2-49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;[.B182];[$HTML.$K$3];[.B182];[$HTML.$L$3];[.B182];[$HTML.$M$3];[.B182];[$HTML.$N$3];[.B182];[$HTML.$O$3];[.B182];[$HTML.$P$3])" office:value-type="string" office:string-value="&lt;tr id=&quot;table-2-49&quot; data-expansion=&quot;25&quot; data-type=&quot;2&quot; data-color=&quot;10&quot; data-term=&quot;0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id="table-2-49" data-expansion="25" data-type="2" data-color="10" data-term="0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 position-relative m-1&quot; id=&quot;main-2-50&quot;&gt;&lt;img class=&quot;d-block&quot; width=&quot;80&quot; height=&quot;112&quot; src=&quot;https://one-draw.jp/ijinden/cardlist/002/card/02_050.png&quot; /&gt;&lt;div class=&quot;container-num-copies position-absolute bottom-0 start-0 px-1&quot; id=&quot;main-2-50-num-copies&quot;&gt;0&lt;/div&gt;&lt;button type=&quot;button&quot; class=&quot;btn btn-secondary btn-number btn-sm btn-pop position-absolute top-0 start-0&quot; data-type=&quot;minus&quot; data-deck=&quot;main&quot; data-id=&quot;2-50&quot;&gt;-&lt;/button&gt;&lt;button type=&quot;button&quot; class=&quot;btn btn-secondary btn-number btn-sm btn-push position-absolute top-0 end-0&quot; data-type=&quot;plus&quot; data-deck=&quot;main&quot; data-id=&quot;2-50&quot;&gt;+&lt;/button&gt;&lt;button type=&quot;button&quot; class=&quot;btn btn-secondary btn-number btn-sm btn-drop position-absolute bottom-0 end-0&quot; data-type=&quot;drop&quot; data-id=&quot;2-50&quot;&gt;v&lt;/button&gt;&lt;/div&gt;" calcext:value-type="string">
            <text:p>&lt;div class="container-card position-relative m-1" id="main-2-50"&gt;&lt;img class="d-block" width="80" height="112" src="https://one-draw.jp/ijinden/cardlist/002/card/02_050.png" /&gt;&lt;div class="container-num-copies position-absolute bottom-0 start-0 px-1" id="main-2-50-num-copies"&gt;0&lt;/div&gt;&lt;button type="button" class="btn btn-secondary btn-number btn-sm btn-pop position-absolute top-0 start-0" data-type="minus" data-deck="main" data-id="2-50"&gt;-&lt;/button&gt;&lt;button type="button" class="btn btn-secondary btn-number btn-sm btn-push position-absolute top-0 end-0" data-type="plus" data-deck="main" data-id="2-50"&gt;+&lt;/button&gt;&lt;button type="button" class="btn btn-secondary btn-number btn-sm btn-drop position-absolute bottom-0 end-0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 position-relative m-1&quot; id=&quot;side-2-50&quot;&gt;&lt;img class=&quot;d-block&quot; width=&quot;80&quot; height=&quot;112&quot; src=&quot;https://one-draw.jp/ijinden/cardlist/002/card/02_050.png&quot; /&gt;&lt;div class=&quot;container-num-copies position-absolute bottom-0 start-0 px-1&quot; id=&quot;side-2-50-num-copies&quot;&gt;0&lt;/div&gt;&lt;button type=&quot;button&quot; class=&quot;btn btn-secondary btn-number btn-sm btn-pop position-absolute top-0 start-0&quot; data-type=&quot;minus&quot; data-deck=&quot;side&quot; data-id=&quot;2-50&quot;&gt;-&lt;/button&gt;&lt;button type=&quot;button&quot; class=&quot;btn btn-secondary btn-number btn-sm btn-push position-absolute top-0 end-0&quot; data-type=&quot;plus&quot; data-deck=&quot;side&quot; data-id=&quot;2-50&quot;&gt;+&lt;/button&gt;&lt;button type=&quot;button&quot; class=&quot;btn btn-secondary btn-number btn-sm btn-raise position-absolute bottom-0 end-0&quot; data-type=&quot;raise&quot; data-id=&quot;2-50&quot;&gt;^&lt;/button&gt;&lt;/div&gt;" calcext:value-type="string">
            <text:p>&lt;div class="container-card position-relative m-1" id="side-2-50"&gt;&lt;img class="d-block" width="80" height="112" src="https://one-draw.jp/ijinden/cardlist/002/card/02_050.png" /&gt;&lt;div class="container-num-copies position-absolute bottom-0 start-0 px-1" id="side-2-50-num-copies"&gt;0&lt;/div&gt;&lt;button type="button" class="btn btn-secondary btn-number btn-sm btn-pop position-absolute top-0 start-0" data-type="minus" data-deck="side" data-id="2-50"&gt;-&lt;/button&gt;&lt;button type="button" class="btn btn-secondary btn-number btn-sm btn-push position-absolute top-0 end-0" data-type="plus" data-deck="side" data-id="2-50"&gt;+&lt;/button&gt;&lt;button type="button" class="btn btn-secondary btn-number btn-sm btn-raise position-absolute bottom-0 end-0" data-type="raise" data-id="2-50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;[.B183];[$HTML.$K$3];[.B183];[$HTML.$L$3];[.B183];[$HTML.$M$3];[.B183];[$HTML.$N$3];[.B183];[$HTML.$O$3];[.B183];[$HTML.$P$3])" office:value-type="string" office:string-value="&lt;tr id=&quot;table-2-50&quot; data-expansion=&quot;25&quot; data-type=&quot;2&quot; data-color=&quot;10&quot; data-term=&quot;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id="table-2-50" data-expansion="25" data-type="2" data-color="10" data-term="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 position-relative m-1&quot; id=&quot;main-2-51&quot;&gt;&lt;img class=&quot;d-block&quot; width=&quot;80&quot; height=&quot;112&quot; src=&quot;https://one-draw.jp/ijinden/cardlist/002/card/02_051.png&quot; /&gt;&lt;div class=&quot;container-num-copies position-absolute bottom-0 start-0 px-1&quot; id=&quot;main-2-51-num-copies&quot;&gt;0&lt;/div&gt;&lt;button type=&quot;button&quot; class=&quot;btn btn-secondary btn-number btn-sm btn-pop position-absolute top-0 start-0&quot; data-type=&quot;minus&quot; data-deck=&quot;main&quot; data-id=&quot;2-51&quot;&gt;-&lt;/button&gt;&lt;button type=&quot;button&quot; class=&quot;btn btn-secondary btn-number btn-sm btn-push position-absolute top-0 end-0&quot; data-type=&quot;plus&quot; data-deck=&quot;main&quot; data-id=&quot;2-51&quot;&gt;+&lt;/button&gt;&lt;button type=&quot;button&quot; class=&quot;btn btn-secondary btn-number btn-sm btn-drop position-absolute bottom-0 end-0&quot; data-type=&quot;drop&quot; data-id=&quot;2-51&quot;&gt;v&lt;/button&gt;&lt;/div&gt;" calcext:value-type="string">
            <text:p>&lt;div class="container-card position-relative m-1" id="main-2-51"&gt;&lt;img class="d-block" width="80" height="112" src="https://one-draw.jp/ijinden/cardlist/002/card/02_051.png" /&gt;&lt;div class="container-num-copies position-absolute bottom-0 start-0 px-1" id="main-2-51-num-copies"&gt;0&lt;/div&gt;&lt;button type="button" class="btn btn-secondary btn-number btn-sm btn-pop position-absolute top-0 start-0" data-type="minus" data-deck="main" data-id="2-51"&gt;-&lt;/button&gt;&lt;button type="button" class="btn btn-secondary btn-number btn-sm btn-push position-absolute top-0 end-0" data-type="plus" data-deck="main" data-id="2-51"&gt;+&lt;/button&gt;&lt;button type="button" class="btn btn-secondary btn-number btn-sm btn-drop position-absolute bottom-0 end-0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 position-relative m-1&quot; id=&quot;side-2-51&quot;&gt;&lt;img class=&quot;d-block&quot; width=&quot;80&quot; height=&quot;112&quot; src=&quot;https://one-draw.jp/ijinden/cardlist/002/card/02_051.png&quot; /&gt;&lt;div class=&quot;container-num-copies position-absolute bottom-0 start-0 px-1&quot; id=&quot;side-2-51-num-copies&quot;&gt;0&lt;/div&gt;&lt;button type=&quot;button&quot; class=&quot;btn btn-secondary btn-number btn-sm btn-pop position-absolute top-0 start-0&quot; data-type=&quot;minus&quot; data-deck=&quot;side&quot; data-id=&quot;2-51&quot;&gt;-&lt;/button&gt;&lt;button type=&quot;button&quot; class=&quot;btn btn-secondary btn-number btn-sm btn-push position-absolute top-0 end-0&quot; data-type=&quot;plus&quot; data-deck=&quot;side&quot; data-id=&quot;2-51&quot;&gt;+&lt;/button&gt;&lt;button type=&quot;button&quot; class=&quot;btn btn-secondary btn-number btn-sm btn-raise position-absolute bottom-0 end-0&quot; data-type=&quot;raise&quot; data-id=&quot;2-51&quot;&gt;^&lt;/button&gt;&lt;/div&gt;" calcext:value-type="string">
            <text:p>&lt;div class="container-card position-relative m-1" id="side-2-51"&gt;&lt;img class="d-block" width="80" height="112" src="https://one-draw.jp/ijinden/cardlist/002/card/02_051.png" /&gt;&lt;div class="container-num-copies position-absolute bottom-0 start-0 px-1" id="side-2-51-num-copies"&gt;0&lt;/div&gt;&lt;button type="button" class="btn btn-secondary btn-number btn-sm btn-pop position-absolute top-0 start-0" data-type="minus" data-deck="side" data-id="2-51"&gt;-&lt;/button&gt;&lt;button type="button" class="btn btn-secondary btn-number btn-sm btn-push position-absolute top-0 end-0" data-type="plus" data-deck="side" data-id="2-51"&gt;+&lt;/button&gt;&lt;button type="button" class="btn btn-secondary btn-number btn-sm btn-raise position-absolute bottom-0 end-0" data-type="raise" data-id="2-51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;[.B184];[$HTML.$K$3];[.B184];[$HTML.$L$3];[.B184];[$HTML.$M$3];[.B184];[$HTML.$N$3];[.B184];[$HTML.$O$3];[.B184];[$HTML.$P$3])" office:value-type="string" office:string-value="&lt;tr id=&quot;table-2-51&quot; data-expansion=&quot;25&quot; data-type=&quot;2&quot; data-color=&quot;20&quot; data-term=&quot;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id="table-2-51" data-expansion="25" data-type="2" data-color="20" data-term="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 position-relative m-1&quot; id=&quot;main-2-52&quot;&gt;&lt;img class=&quot;d-block&quot; width=&quot;80&quot; height=&quot;112&quot; src=&quot;https://one-draw.jp/ijinden/cardlist/002/card/02_052.png&quot; /&gt;&lt;div class=&quot;container-num-copies position-absolute bottom-0 start-0 px-1&quot; id=&quot;main-2-52-num-copies&quot;&gt;0&lt;/div&gt;&lt;button type=&quot;button&quot; class=&quot;btn btn-secondary btn-number btn-sm btn-pop position-absolute top-0 start-0&quot; data-type=&quot;minus&quot; data-deck=&quot;main&quot; data-id=&quot;2-52&quot;&gt;-&lt;/button&gt;&lt;button type=&quot;button&quot; class=&quot;btn btn-secondary btn-number btn-sm btn-push position-absolute top-0 end-0&quot; data-type=&quot;plus&quot; data-deck=&quot;main&quot; data-id=&quot;2-52&quot;&gt;+&lt;/button&gt;&lt;button type=&quot;button&quot; class=&quot;btn btn-secondary btn-number btn-sm btn-drop position-absolute bottom-0 end-0&quot; data-type=&quot;drop&quot; data-id=&quot;2-52&quot;&gt;v&lt;/button&gt;&lt;/div&gt;" calcext:value-type="string">
            <text:p>&lt;div class="container-card position-relative m-1" id="main-2-52"&gt;&lt;img class="d-block" width="80" height="112" src="https://one-draw.jp/ijinden/cardlist/002/card/02_052.png" /&gt;&lt;div class="container-num-copies position-absolute bottom-0 start-0 px-1" id="main-2-52-num-copies"&gt;0&lt;/div&gt;&lt;button type="button" class="btn btn-secondary btn-number btn-sm btn-pop position-absolute top-0 start-0" data-type="minus" data-deck="main" data-id="2-52"&gt;-&lt;/button&gt;&lt;button type="button" class="btn btn-secondary btn-number btn-sm btn-push position-absolute top-0 end-0" data-type="plus" data-deck="main" data-id="2-52"&gt;+&lt;/button&gt;&lt;button type="button" class="btn btn-secondary btn-number btn-sm btn-drop position-absolute bottom-0 end-0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 position-relative m-1&quot; id=&quot;side-2-52&quot;&gt;&lt;img class=&quot;d-block&quot; width=&quot;80&quot; height=&quot;112&quot; src=&quot;https://one-draw.jp/ijinden/cardlist/002/card/02_052.png&quot; /&gt;&lt;div class=&quot;container-num-copies position-absolute bottom-0 start-0 px-1&quot; id=&quot;side-2-52-num-copies&quot;&gt;0&lt;/div&gt;&lt;button type=&quot;button&quot; class=&quot;btn btn-secondary btn-number btn-sm btn-pop position-absolute top-0 start-0&quot; data-type=&quot;minus&quot; data-deck=&quot;side&quot; data-id=&quot;2-52&quot;&gt;-&lt;/button&gt;&lt;button type=&quot;button&quot; class=&quot;btn btn-secondary btn-number btn-sm btn-push position-absolute top-0 end-0&quot; data-type=&quot;plus&quot; data-deck=&quot;side&quot; data-id=&quot;2-52&quot;&gt;+&lt;/button&gt;&lt;button type=&quot;button&quot; class=&quot;btn btn-secondary btn-number btn-sm btn-raise position-absolute bottom-0 end-0&quot; data-type=&quot;raise&quot; data-id=&quot;2-52&quot;&gt;^&lt;/button&gt;&lt;/div&gt;" calcext:value-type="string">
            <text:p>&lt;div class="container-card position-relative m-1" id="side-2-52"&gt;&lt;img class="d-block" width="80" height="112" src="https://one-draw.jp/ijinden/cardlist/002/card/02_052.png" /&gt;&lt;div class="container-num-copies position-absolute bottom-0 start-0 px-1" id="side-2-52-num-copies"&gt;0&lt;/div&gt;&lt;button type="button" class="btn btn-secondary btn-number btn-sm btn-pop position-absolute top-0 start-0" data-type="minus" data-deck="side" data-id="2-52"&gt;-&lt;/button&gt;&lt;button type="button" class="btn btn-secondary btn-number btn-sm btn-push position-absolute top-0 end-0" data-type="plus" data-deck="side" data-id="2-52"&gt;+&lt;/button&gt;&lt;button type="button" class="btn btn-secondary btn-number btn-sm btn-raise position-absolute bottom-0 end-0" data-type="raise" data-id="2-52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;[.B185];[$HTML.$K$3];[.B185];[$HTML.$L$3];[.B185];[$HTML.$M$3];[.B185];[$HTML.$N$3];[.B185];[$HTML.$O$3];[.B185];[$HTML.$P$3])" office:value-type="string" office:string-value="&lt;tr id=&quot;table-2-52&quot; data-expansion=&quot;25&quot; data-type=&quot;2&quot; data-color=&quot;20&quot; data-term=&quot;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id="table-2-52" data-expansion="25" data-type="2" data-color="20" data-term="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 position-relative m-1&quot; id=&quot;main-2-53&quot;&gt;&lt;img class=&quot;d-block&quot; width=&quot;80&quot; height=&quot;112&quot; src=&quot;https://one-draw.jp/ijinden/cardlist/002/card/02_053.png&quot; /&gt;&lt;div class=&quot;container-num-copies position-absolute bottom-0 start-0 px-1&quot; id=&quot;main-2-53-num-copies&quot;&gt;0&lt;/div&gt;&lt;button type=&quot;button&quot; class=&quot;btn btn-secondary btn-number btn-sm btn-pop position-absolute top-0 start-0&quot; data-type=&quot;minus&quot; data-deck=&quot;main&quot; data-id=&quot;2-53&quot;&gt;-&lt;/button&gt;&lt;button type=&quot;button&quot; class=&quot;btn btn-secondary btn-number btn-sm btn-push position-absolute top-0 end-0&quot; data-type=&quot;plus&quot; data-deck=&quot;main&quot; data-id=&quot;2-53&quot;&gt;+&lt;/button&gt;&lt;button type=&quot;button&quot; class=&quot;btn btn-secondary btn-number btn-sm btn-drop position-absolute bottom-0 end-0&quot; data-type=&quot;drop&quot; data-id=&quot;2-53&quot;&gt;v&lt;/button&gt;&lt;/div&gt;" calcext:value-type="string">
            <text:p>&lt;div class="container-card position-relative m-1" id="main-2-53"&gt;&lt;img class="d-block" width="80" height="112" src="https://one-draw.jp/ijinden/cardlist/002/card/02_053.png" /&gt;&lt;div class="container-num-copies position-absolute bottom-0 start-0 px-1" id="main-2-53-num-copies"&gt;0&lt;/div&gt;&lt;button type="button" class="btn btn-secondary btn-number btn-sm btn-pop position-absolute top-0 start-0" data-type="minus" data-deck="main" data-id="2-53"&gt;-&lt;/button&gt;&lt;button type="button" class="btn btn-secondary btn-number btn-sm btn-push position-absolute top-0 end-0" data-type="plus" data-deck="main" data-id="2-53"&gt;+&lt;/button&gt;&lt;button type="button" class="btn btn-secondary btn-number btn-sm btn-drop position-absolute bottom-0 end-0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 position-relative m-1&quot; id=&quot;side-2-53&quot;&gt;&lt;img class=&quot;d-block&quot; width=&quot;80&quot; height=&quot;112&quot; src=&quot;https://one-draw.jp/ijinden/cardlist/002/card/02_053.png&quot; /&gt;&lt;div class=&quot;container-num-copies position-absolute bottom-0 start-0 px-1&quot; id=&quot;side-2-53-num-copies&quot;&gt;0&lt;/div&gt;&lt;button type=&quot;button&quot; class=&quot;btn btn-secondary btn-number btn-sm btn-pop position-absolute top-0 start-0&quot; data-type=&quot;minus&quot; data-deck=&quot;side&quot; data-id=&quot;2-53&quot;&gt;-&lt;/button&gt;&lt;button type=&quot;button&quot; class=&quot;btn btn-secondary btn-number btn-sm btn-push position-absolute top-0 end-0&quot; data-type=&quot;plus&quot; data-deck=&quot;side&quot; data-id=&quot;2-53&quot;&gt;+&lt;/button&gt;&lt;button type=&quot;button&quot; class=&quot;btn btn-secondary btn-number btn-sm btn-raise position-absolute bottom-0 end-0&quot; data-type=&quot;raise&quot; data-id=&quot;2-53&quot;&gt;^&lt;/button&gt;&lt;/div&gt;" calcext:value-type="string">
            <text:p>&lt;div class="container-card position-relative m-1" id="side-2-53"&gt;&lt;img class="d-block" width="80" height="112" src="https://one-draw.jp/ijinden/cardlist/002/card/02_053.png" /&gt;&lt;div class="container-num-copies position-absolute bottom-0 start-0 px-1" id="side-2-53-num-copies"&gt;0&lt;/div&gt;&lt;button type="button" class="btn btn-secondary btn-number btn-sm btn-pop position-absolute top-0 start-0" data-type="minus" data-deck="side" data-id="2-53"&gt;-&lt;/button&gt;&lt;button type="button" class="btn btn-secondary btn-number btn-sm btn-push position-absolute top-0 end-0" data-type="plus" data-deck="side" data-id="2-53"&gt;+&lt;/button&gt;&lt;button type="button" class="btn btn-secondary btn-number btn-sm btn-raise position-absolute bottom-0 end-0" data-type="raise" data-id="2-53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;[.B186];[$HTML.$K$3];[.B186];[$HTML.$L$3];[.B186];[$HTML.$M$3];[.B186];[$HTML.$N$3];[.B186];[$HTML.$O$3];[.B186];[$HTML.$P$3])" office:value-type="string" office:string-value="&lt;tr id=&quot;table-2-53&quot; data-expansion=&quot;25&quot; data-type=&quot;2&quot; data-color=&quot;30&quot; data-term=&quot;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id="table-2-53" data-expansion="25" data-type="2" data-color="30" data-term="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 position-relative m-1&quot; id=&quot;main-2-54&quot;&gt;&lt;img class=&quot;d-block&quot; width=&quot;80&quot; height=&quot;112&quot; src=&quot;https://one-draw.jp/ijinden/cardlist/002/card/02_054.png&quot; /&gt;&lt;div class=&quot;container-num-copies position-absolute bottom-0 start-0 px-1&quot; id=&quot;main-2-54-num-copies&quot;&gt;0&lt;/div&gt;&lt;button type=&quot;button&quot; class=&quot;btn btn-secondary btn-number btn-sm btn-pop position-absolute top-0 start-0&quot; data-type=&quot;minus&quot; data-deck=&quot;main&quot; data-id=&quot;2-54&quot;&gt;-&lt;/button&gt;&lt;button type=&quot;button&quot; class=&quot;btn btn-secondary btn-number btn-sm btn-push position-absolute top-0 end-0&quot; data-type=&quot;plus&quot; data-deck=&quot;main&quot; data-id=&quot;2-54&quot;&gt;+&lt;/button&gt;&lt;button type=&quot;button&quot; class=&quot;btn btn-secondary btn-number btn-sm btn-drop position-absolute bottom-0 end-0&quot; data-type=&quot;drop&quot; data-id=&quot;2-54&quot;&gt;v&lt;/button&gt;&lt;/div&gt;" calcext:value-type="string">
            <text:p>&lt;div class="container-card position-relative m-1" id="main-2-54"&gt;&lt;img class="d-block" width="80" height="112" src="https://one-draw.jp/ijinden/cardlist/002/card/02_054.png" /&gt;&lt;div class="container-num-copies position-absolute bottom-0 start-0 px-1" id="main-2-54-num-copies"&gt;0&lt;/div&gt;&lt;button type="button" class="btn btn-secondary btn-number btn-sm btn-pop position-absolute top-0 start-0" data-type="minus" data-deck="main" data-id="2-54"&gt;-&lt;/button&gt;&lt;button type="button" class="btn btn-secondary btn-number btn-sm btn-push position-absolute top-0 end-0" data-type="plus" data-deck="main" data-id="2-54"&gt;+&lt;/button&gt;&lt;button type="button" class="btn btn-secondary btn-number btn-sm btn-drop position-absolute bottom-0 end-0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 position-relative m-1&quot; id=&quot;side-2-54&quot;&gt;&lt;img class=&quot;d-block&quot; width=&quot;80&quot; height=&quot;112&quot; src=&quot;https://one-draw.jp/ijinden/cardlist/002/card/02_054.png&quot; /&gt;&lt;div class=&quot;container-num-copies position-absolute bottom-0 start-0 px-1&quot; id=&quot;side-2-54-num-copies&quot;&gt;0&lt;/div&gt;&lt;button type=&quot;button&quot; class=&quot;btn btn-secondary btn-number btn-sm btn-pop position-absolute top-0 start-0&quot; data-type=&quot;minus&quot; data-deck=&quot;side&quot; data-id=&quot;2-54&quot;&gt;-&lt;/button&gt;&lt;button type=&quot;button&quot; class=&quot;btn btn-secondary btn-number btn-sm btn-push position-absolute top-0 end-0&quot; data-type=&quot;plus&quot; data-deck=&quot;side&quot; data-id=&quot;2-54&quot;&gt;+&lt;/button&gt;&lt;button type=&quot;button&quot; class=&quot;btn btn-secondary btn-number btn-sm btn-raise position-absolute bottom-0 end-0&quot; data-type=&quot;raise&quot; data-id=&quot;2-54&quot;&gt;^&lt;/button&gt;&lt;/div&gt;" calcext:value-type="string">
            <text:p>&lt;div class="container-card position-relative m-1" id="side-2-54"&gt;&lt;img class="d-block" width="80" height="112" src="https://one-draw.jp/ijinden/cardlist/002/card/02_054.png" /&gt;&lt;div class="container-num-copies position-absolute bottom-0 start-0 px-1" id="side-2-54-num-copies"&gt;0&lt;/div&gt;&lt;button type="button" class="btn btn-secondary btn-number btn-sm btn-pop position-absolute top-0 start-0" data-type="minus" data-deck="side" data-id="2-54"&gt;-&lt;/button&gt;&lt;button type="button" class="btn btn-secondary btn-number btn-sm btn-push position-absolute top-0 end-0" data-type="plus" data-deck="side" data-id="2-54"&gt;+&lt;/button&gt;&lt;button type="button" class="btn btn-secondary btn-number btn-sm btn-raise position-absolute bottom-0 end-0" data-type="raise" data-id="2-54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;[.B187];[$HTML.$K$3];[.B187];[$HTML.$L$3];[.B187];[$HTML.$M$3];[.B187];[$HTML.$N$3];[.B187];[$HTML.$O$3];[.B187];[$HTML.$P$3])" office:value-type="string" office:string-value="&lt;tr id=&quot;table-2-54&quot; data-expansion=&quot;25&quot; data-type=&quot;2&quot; data-color=&quot;30&quot; data-term=&quot;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id="table-2-54" data-expansion="25" data-type="2" data-color="30" data-term="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 position-relative m-1&quot; id=&quot;main-2-55&quot;&gt;&lt;img class=&quot;d-block&quot; width=&quot;80&quot; height=&quot;112&quot; src=&quot;https://one-draw.jp/ijinden/cardlist/002/card/02_055.png&quot; /&gt;&lt;div class=&quot;container-num-copies position-absolute bottom-0 start-0 px-1&quot; id=&quot;main-2-55-num-copies&quot;&gt;0&lt;/div&gt;&lt;button type=&quot;button&quot; class=&quot;btn btn-secondary btn-number btn-sm btn-pop position-absolute top-0 start-0&quot; data-type=&quot;minus&quot; data-deck=&quot;main&quot; data-id=&quot;2-55&quot;&gt;-&lt;/button&gt;&lt;button type=&quot;button&quot; class=&quot;btn btn-secondary btn-number btn-sm btn-push position-absolute top-0 end-0&quot; data-type=&quot;plus&quot; data-deck=&quot;main&quot; data-id=&quot;2-55&quot;&gt;+&lt;/button&gt;&lt;button type=&quot;button&quot; class=&quot;btn btn-secondary btn-number btn-sm btn-drop position-absolute bottom-0 end-0&quot; data-type=&quot;drop&quot; data-id=&quot;2-55&quot;&gt;v&lt;/button&gt;&lt;/div&gt;" calcext:value-type="string">
            <text:p>&lt;div class="container-card position-relative m-1" id="main-2-55"&gt;&lt;img class="d-block" width="80" height="112" src="https://one-draw.jp/ijinden/cardlist/002/card/02_055.png" /&gt;&lt;div class="container-num-copies position-absolute bottom-0 start-0 px-1" id="main-2-55-num-copies"&gt;0&lt;/div&gt;&lt;button type="button" class="btn btn-secondary btn-number btn-sm btn-pop position-absolute top-0 start-0" data-type="minus" data-deck="main" data-id="2-55"&gt;-&lt;/button&gt;&lt;button type="button" class="btn btn-secondary btn-number btn-sm btn-push position-absolute top-0 end-0" data-type="plus" data-deck="main" data-id="2-55"&gt;+&lt;/button&gt;&lt;button type="button" class="btn btn-secondary btn-number btn-sm btn-drop position-absolute bottom-0 end-0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 position-relative m-1&quot; id=&quot;side-2-55&quot;&gt;&lt;img class=&quot;d-block&quot; width=&quot;80&quot; height=&quot;112&quot; src=&quot;https://one-draw.jp/ijinden/cardlist/002/card/02_055.png&quot; /&gt;&lt;div class=&quot;container-num-copies position-absolute bottom-0 start-0 px-1&quot; id=&quot;side-2-55-num-copies&quot;&gt;0&lt;/div&gt;&lt;button type=&quot;button&quot; class=&quot;btn btn-secondary btn-number btn-sm btn-pop position-absolute top-0 start-0&quot; data-type=&quot;minus&quot; data-deck=&quot;side&quot; data-id=&quot;2-55&quot;&gt;-&lt;/button&gt;&lt;button type=&quot;button&quot; class=&quot;btn btn-secondary btn-number btn-sm btn-push position-absolute top-0 end-0&quot; data-type=&quot;plus&quot; data-deck=&quot;side&quot; data-id=&quot;2-55&quot;&gt;+&lt;/button&gt;&lt;button type=&quot;button&quot; class=&quot;btn btn-secondary btn-number btn-sm btn-raise position-absolute bottom-0 end-0&quot; data-type=&quot;raise&quot; data-id=&quot;2-55&quot;&gt;^&lt;/button&gt;&lt;/div&gt;" calcext:value-type="string">
            <text:p>&lt;div class="container-card position-relative m-1" id="side-2-55"&gt;&lt;img class="d-block" width="80" height="112" src="https://one-draw.jp/ijinden/cardlist/002/card/02_055.png" /&gt;&lt;div class="container-num-copies position-absolute bottom-0 start-0 px-1" id="side-2-55-num-copies"&gt;0&lt;/div&gt;&lt;button type="button" class="btn btn-secondary btn-number btn-sm btn-pop position-absolute top-0 start-0" data-type="minus" data-deck="side" data-id="2-55"&gt;-&lt;/button&gt;&lt;button type="button" class="btn btn-secondary btn-number btn-sm btn-push position-absolute top-0 end-0" data-type="plus" data-deck="side" data-id="2-55"&gt;+&lt;/button&gt;&lt;button type="button" class="btn btn-secondary btn-number btn-sm btn-raise position-absolute bottom-0 end-0" data-type="raise" data-id="2-55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;[.B188];[$HTML.$K$3];[.B188];[$HTML.$L$3];[.B188];[$HTML.$M$3];[.B188];[$HTML.$N$3];[.B188];[$HTML.$O$3];[.B188];[$HTML.$P$3])" office:value-type="string" office:string-value="&lt;tr id=&quot;table-2-55&quot; data-expansion=&quot;25&quot; data-type=&quot;2&quot; data-color=&quot;40&quot; data-term=&quot;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id="table-2-55" data-expansion="25" data-type="2" data-color="40" data-term="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 position-relative m-1&quot; id=&quot;main-2-56&quot;&gt;&lt;img class=&quot;d-block&quot; width=&quot;80&quot; height=&quot;112&quot; src=&quot;https://one-draw.jp/ijinden/cardlist/002/card/02_056.png&quot; /&gt;&lt;div class=&quot;container-num-copies position-absolute bottom-0 start-0 px-1&quot; id=&quot;main-2-56-num-copies&quot;&gt;0&lt;/div&gt;&lt;button type=&quot;button&quot; class=&quot;btn btn-secondary btn-number btn-sm btn-pop position-absolute top-0 start-0&quot; data-type=&quot;minus&quot; data-deck=&quot;main&quot; data-id=&quot;2-56&quot;&gt;-&lt;/button&gt;&lt;button type=&quot;button&quot; class=&quot;btn btn-secondary btn-number btn-sm btn-push position-absolute top-0 end-0&quot; data-type=&quot;plus&quot; data-deck=&quot;main&quot; data-id=&quot;2-56&quot;&gt;+&lt;/button&gt;&lt;button type=&quot;button&quot; class=&quot;btn btn-secondary btn-number btn-sm btn-drop position-absolute bottom-0 end-0&quot; data-type=&quot;drop&quot; data-id=&quot;2-56&quot;&gt;v&lt;/button&gt;&lt;/div&gt;" calcext:value-type="string">
            <text:p>&lt;div class="container-card position-relative m-1" id="main-2-56"&gt;&lt;img class="d-block" width="80" height="112" src="https://one-draw.jp/ijinden/cardlist/002/card/02_056.png" /&gt;&lt;div class="container-num-copies position-absolute bottom-0 start-0 px-1" id="main-2-56-num-copies"&gt;0&lt;/div&gt;&lt;button type="button" class="btn btn-secondary btn-number btn-sm btn-pop position-absolute top-0 start-0" data-type="minus" data-deck="main" data-id="2-56"&gt;-&lt;/button&gt;&lt;button type="button" class="btn btn-secondary btn-number btn-sm btn-push position-absolute top-0 end-0" data-type="plus" data-deck="main" data-id="2-56"&gt;+&lt;/button&gt;&lt;button type="button" class="btn btn-secondary btn-number btn-sm btn-drop position-absolute bottom-0 end-0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 position-relative m-1&quot; id=&quot;side-2-56&quot;&gt;&lt;img class=&quot;d-block&quot; width=&quot;80&quot; height=&quot;112&quot; src=&quot;https://one-draw.jp/ijinden/cardlist/002/card/02_056.png&quot; /&gt;&lt;div class=&quot;container-num-copies position-absolute bottom-0 start-0 px-1&quot; id=&quot;side-2-56-num-copies&quot;&gt;0&lt;/div&gt;&lt;button type=&quot;button&quot; class=&quot;btn btn-secondary btn-number btn-sm btn-pop position-absolute top-0 start-0&quot; data-type=&quot;minus&quot; data-deck=&quot;side&quot; data-id=&quot;2-56&quot;&gt;-&lt;/button&gt;&lt;button type=&quot;button&quot; class=&quot;btn btn-secondary btn-number btn-sm btn-push position-absolute top-0 end-0&quot; data-type=&quot;plus&quot; data-deck=&quot;side&quot; data-id=&quot;2-56&quot;&gt;+&lt;/button&gt;&lt;button type=&quot;button&quot; class=&quot;btn btn-secondary btn-number btn-sm btn-raise position-absolute bottom-0 end-0&quot; data-type=&quot;raise&quot; data-id=&quot;2-56&quot;&gt;^&lt;/button&gt;&lt;/div&gt;" calcext:value-type="string">
            <text:p>&lt;div class="container-card position-relative m-1" id="side-2-56"&gt;&lt;img class="d-block" width="80" height="112" src="https://one-draw.jp/ijinden/cardlist/002/card/02_056.png" /&gt;&lt;div class="container-num-copies position-absolute bottom-0 start-0 px-1" id="side-2-56-num-copies"&gt;0&lt;/div&gt;&lt;button type="button" class="btn btn-secondary btn-number btn-sm btn-pop position-absolute top-0 start-0" data-type="minus" data-deck="side" data-id="2-56"&gt;-&lt;/button&gt;&lt;button type="button" class="btn btn-secondary btn-number btn-sm btn-push position-absolute top-0 end-0" data-type="plus" data-deck="side" data-id="2-56"&gt;+&lt;/button&gt;&lt;button type="button" class="btn btn-secondary btn-number btn-sm btn-raise position-absolute bottom-0 end-0" data-type="raise" data-id="2-56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;[.B189];[$HTML.$K$3];[.B189];[$HTML.$L$3];[.B189];[$HTML.$M$3];[.B189];[$HTML.$N$3];[.B189];[$HTML.$O$3];[.B189];[$HTML.$P$3])" office:value-type="string" office:string-value="&lt;tr id=&quot;table-2-56&quot; data-expansion=&quot;25&quot; data-type=&quot;2&quot; data-color=&quot;40&quot; data-term=&quot;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id="table-2-56" data-expansion="25" data-type="2" data-color="40" data-term="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 position-relative m-1&quot; id=&quot;main-2-57&quot;&gt;&lt;img class=&quot;d-block&quot; width=&quot;80&quot; height=&quot;112&quot; src=&quot;https://one-draw.jp/ijinden/cardlist/002/card/02_057.png&quot; /&gt;&lt;div class=&quot;container-num-copies position-absolute bottom-0 start-0 px-1&quot; id=&quot;main-2-57-num-copies&quot;&gt;0&lt;/div&gt;&lt;button type=&quot;button&quot; class=&quot;btn btn-secondary btn-number btn-sm btn-pop position-absolute top-0 start-0&quot; data-type=&quot;minus&quot; data-deck=&quot;main&quot; data-id=&quot;2-57&quot;&gt;-&lt;/button&gt;&lt;button type=&quot;button&quot; class=&quot;btn btn-secondary btn-number btn-sm btn-push position-absolute top-0 end-0&quot; data-type=&quot;plus&quot; data-deck=&quot;main&quot; data-id=&quot;2-57&quot;&gt;+&lt;/button&gt;&lt;button type=&quot;button&quot; class=&quot;btn btn-secondary btn-number btn-sm btn-drop position-absolute bottom-0 end-0&quot; data-type=&quot;drop&quot; data-id=&quot;2-57&quot;&gt;v&lt;/button&gt;&lt;/div&gt;" calcext:value-type="string">
            <text:p>&lt;div class="container-card position-relative m-1" id="main-2-57"&gt;&lt;img class="d-block" width="80" height="112" src="https://one-draw.jp/ijinden/cardlist/002/card/02_057.png" /&gt;&lt;div class="container-num-copies position-absolute bottom-0 start-0 px-1" id="main-2-57-num-copies"&gt;0&lt;/div&gt;&lt;button type="button" class="btn btn-secondary btn-number btn-sm btn-pop position-absolute top-0 start-0" data-type="minus" data-deck="main" data-id="2-57"&gt;-&lt;/button&gt;&lt;button type="button" class="btn btn-secondary btn-number btn-sm btn-push position-absolute top-0 end-0" data-type="plus" data-deck="main" data-id="2-57"&gt;+&lt;/button&gt;&lt;button type="button" class="btn btn-secondary btn-number btn-sm btn-drop position-absolute bottom-0 end-0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 position-relative m-1&quot; id=&quot;side-2-57&quot;&gt;&lt;img class=&quot;d-block&quot; width=&quot;80&quot; height=&quot;112&quot; src=&quot;https://one-draw.jp/ijinden/cardlist/002/card/02_057.png&quot; /&gt;&lt;div class=&quot;container-num-copies position-absolute bottom-0 start-0 px-1&quot; id=&quot;side-2-57-num-copies&quot;&gt;0&lt;/div&gt;&lt;button type=&quot;button&quot; class=&quot;btn btn-secondary btn-number btn-sm btn-pop position-absolute top-0 start-0&quot; data-type=&quot;minus&quot; data-deck=&quot;side&quot; data-id=&quot;2-57&quot;&gt;-&lt;/button&gt;&lt;button type=&quot;button&quot; class=&quot;btn btn-secondary btn-number btn-sm btn-push position-absolute top-0 end-0&quot; data-type=&quot;plus&quot; data-deck=&quot;side&quot; data-id=&quot;2-57&quot;&gt;+&lt;/button&gt;&lt;button type=&quot;button&quot; class=&quot;btn btn-secondary btn-number btn-sm btn-raise position-absolute bottom-0 end-0&quot; data-type=&quot;raise&quot; data-id=&quot;2-57&quot;&gt;^&lt;/button&gt;&lt;/div&gt;" calcext:value-type="string">
            <text:p>&lt;div class="container-card position-relative m-1" id="side-2-57"&gt;&lt;img class="d-block" width="80" height="112" src="https://one-draw.jp/ijinden/cardlist/002/card/02_057.png" /&gt;&lt;div class="container-num-copies position-absolute bottom-0 start-0 px-1" id="side-2-57-num-copies"&gt;0&lt;/div&gt;&lt;button type="button" class="btn btn-secondary btn-number btn-sm btn-pop position-absolute top-0 start-0" data-type="minus" data-deck="side" data-id="2-57"&gt;-&lt;/button&gt;&lt;button type="button" class="btn btn-secondary btn-number btn-sm btn-push position-absolute top-0 end-0" data-type="plus" data-deck="side" data-id="2-57"&gt;+&lt;/button&gt;&lt;button type="button" class="btn btn-secondary btn-number btn-sm btn-raise position-absolute bottom-0 end-0" data-type="raise" data-id="2-57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;[.B190];[$HTML.$K$3];[.B190];[$HTML.$L$3];[.B190];[$HTML.$M$3];[.B190];[$HTML.$N$3];[.B190];[$HTML.$O$3];[.B190];[$HTML.$P$3])" office:value-type="string" office:string-value="&lt;tr id=&quot;table-2-57&quot; data-expansion=&quot;25&quot; data-type=&quot;3&quot; data-color=&quot;10&quot; data-term=&quot;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id="table-2-57" data-expansion="25" data-type="3" data-color="10" data-term="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 position-relative m-1&quot; id=&quot;main-2-58&quot;&gt;&lt;img class=&quot;d-block&quot; width=&quot;80&quot; height=&quot;112&quot; src=&quot;https://one-draw.jp/ijinden/cardlist/002/card/02_058.png&quot; /&gt;&lt;div class=&quot;container-num-copies position-absolute bottom-0 start-0 px-1&quot; id=&quot;main-2-58-num-copies&quot;&gt;0&lt;/div&gt;&lt;button type=&quot;button&quot; class=&quot;btn btn-secondary btn-number btn-sm btn-pop position-absolute top-0 start-0&quot; data-type=&quot;minus&quot; data-deck=&quot;main&quot; data-id=&quot;2-58&quot;&gt;-&lt;/button&gt;&lt;button type=&quot;button&quot; class=&quot;btn btn-secondary btn-number btn-sm btn-push position-absolute top-0 end-0&quot; data-type=&quot;plus&quot; data-deck=&quot;main&quot; data-id=&quot;2-58&quot;&gt;+&lt;/button&gt;&lt;button type=&quot;button&quot; class=&quot;btn btn-secondary btn-number btn-sm btn-drop position-absolute bottom-0 end-0&quot; data-type=&quot;drop&quot; data-id=&quot;2-58&quot;&gt;v&lt;/button&gt;&lt;/div&gt;" calcext:value-type="string">
            <text:p>&lt;div class="container-card position-relative m-1" id="main-2-58"&gt;&lt;img class="d-block" width="80" height="112" src="https://one-draw.jp/ijinden/cardlist/002/card/02_058.png" /&gt;&lt;div class="container-num-copies position-absolute bottom-0 start-0 px-1" id="main-2-58-num-copies"&gt;0&lt;/div&gt;&lt;button type="button" class="btn btn-secondary btn-number btn-sm btn-pop position-absolute top-0 start-0" data-type="minus" data-deck="main" data-id="2-58"&gt;-&lt;/button&gt;&lt;button type="button" class="btn btn-secondary btn-number btn-sm btn-push position-absolute top-0 end-0" data-type="plus" data-deck="main" data-id="2-58"&gt;+&lt;/button&gt;&lt;button type="button" class="btn btn-secondary btn-number btn-sm btn-drop position-absolute bottom-0 end-0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 position-relative m-1&quot; id=&quot;side-2-58&quot;&gt;&lt;img class=&quot;d-block&quot; width=&quot;80&quot; height=&quot;112&quot; src=&quot;https://one-draw.jp/ijinden/cardlist/002/card/02_058.png&quot; /&gt;&lt;div class=&quot;container-num-copies position-absolute bottom-0 start-0 px-1&quot; id=&quot;side-2-58-num-copies&quot;&gt;0&lt;/div&gt;&lt;button type=&quot;button&quot; class=&quot;btn btn-secondary btn-number btn-sm btn-pop position-absolute top-0 start-0&quot; data-type=&quot;minus&quot; data-deck=&quot;side&quot; data-id=&quot;2-58&quot;&gt;-&lt;/button&gt;&lt;button type=&quot;button&quot; class=&quot;btn btn-secondary btn-number btn-sm btn-push position-absolute top-0 end-0&quot; data-type=&quot;plus&quot; data-deck=&quot;side&quot; data-id=&quot;2-58&quot;&gt;+&lt;/button&gt;&lt;button type=&quot;button&quot; class=&quot;btn btn-secondary btn-number btn-sm btn-raise position-absolute bottom-0 end-0&quot; data-type=&quot;raise&quot; data-id=&quot;2-58&quot;&gt;^&lt;/button&gt;&lt;/div&gt;" calcext:value-type="string">
            <text:p>&lt;div class="container-card position-relative m-1" id="side-2-58"&gt;&lt;img class="d-block" width="80" height="112" src="https://one-draw.jp/ijinden/cardlist/002/card/02_058.png" /&gt;&lt;div class="container-num-copies position-absolute bottom-0 start-0 px-1" id="side-2-58-num-copies"&gt;0&lt;/div&gt;&lt;button type="button" class="btn btn-secondary btn-number btn-sm btn-pop position-absolute top-0 start-0" data-type="minus" data-deck="side" data-id="2-58"&gt;-&lt;/button&gt;&lt;button type="button" class="btn btn-secondary btn-number btn-sm btn-push position-absolute top-0 end-0" data-type="plus" data-deck="side" data-id="2-58"&gt;+&lt;/button&gt;&lt;button type="button" class="btn btn-secondary btn-number btn-sm btn-raise position-absolute bottom-0 end-0" data-type="raise" data-id="2-58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;[.B191];[$HTML.$K$3];[.B191];[$HTML.$L$3];[.B191];[$HTML.$M$3];[.B191];[$HTML.$N$3];[.B191];[$HTML.$O$3];[.B191];[$HTML.$P$3])" office:value-type="string" office:string-value="&lt;tr id=&quot;table-2-58&quot; data-expansion=&quot;25&quot; data-type=&quot;3&quot; data-color=&quot;10&quot; data-term=&quot;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id="table-2-58" data-expansion="25" data-type="3" data-color="10" data-term="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 position-relative m-1&quot; id=&quot;main-2-59&quot;&gt;&lt;img class=&quot;d-block&quot; width=&quot;80&quot; height=&quot;112&quot; src=&quot;https://one-draw.jp/ijinden/cardlist/002/card/02_059.png&quot; /&gt;&lt;div class=&quot;container-num-copies position-absolute bottom-0 start-0 px-1&quot; id=&quot;main-2-59-num-copies&quot;&gt;0&lt;/div&gt;&lt;button type=&quot;button&quot; class=&quot;btn btn-secondary btn-number btn-sm btn-pop position-absolute top-0 start-0&quot; data-type=&quot;minus&quot; data-deck=&quot;main&quot; data-id=&quot;2-59&quot;&gt;-&lt;/button&gt;&lt;button type=&quot;button&quot; class=&quot;btn btn-secondary btn-number btn-sm btn-push position-absolute top-0 end-0&quot; data-type=&quot;plus&quot; data-deck=&quot;main&quot; data-id=&quot;2-59&quot;&gt;+&lt;/button&gt;&lt;button type=&quot;button&quot; class=&quot;btn btn-secondary btn-number btn-sm btn-drop position-absolute bottom-0 end-0&quot; data-type=&quot;drop&quot; data-id=&quot;2-59&quot;&gt;v&lt;/button&gt;&lt;/div&gt;" calcext:value-type="string">
            <text:p>&lt;div class="container-card position-relative m-1" id="main-2-59"&gt;&lt;img class="d-block" width="80" height="112" src="https://one-draw.jp/ijinden/cardlist/002/card/02_059.png" /&gt;&lt;div class="container-num-copies position-absolute bottom-0 start-0 px-1" id="main-2-59-num-copies"&gt;0&lt;/div&gt;&lt;button type="button" class="btn btn-secondary btn-number btn-sm btn-pop position-absolute top-0 start-0" data-type="minus" data-deck="main" data-id="2-59"&gt;-&lt;/button&gt;&lt;button type="button" class="btn btn-secondary btn-number btn-sm btn-push position-absolute top-0 end-0" data-type="plus" data-deck="main" data-id="2-59"&gt;+&lt;/button&gt;&lt;button type="button" class="btn btn-secondary btn-number btn-sm btn-drop position-absolute bottom-0 end-0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 position-relative m-1&quot; id=&quot;side-2-59&quot;&gt;&lt;img class=&quot;d-block&quot; width=&quot;80&quot; height=&quot;112&quot; src=&quot;https://one-draw.jp/ijinden/cardlist/002/card/02_059.png&quot; /&gt;&lt;div class=&quot;container-num-copies position-absolute bottom-0 start-0 px-1&quot; id=&quot;side-2-59-num-copies&quot;&gt;0&lt;/div&gt;&lt;button type=&quot;button&quot; class=&quot;btn btn-secondary btn-number btn-sm btn-pop position-absolute top-0 start-0&quot; data-type=&quot;minus&quot; data-deck=&quot;side&quot; data-id=&quot;2-59&quot;&gt;-&lt;/button&gt;&lt;button type=&quot;button&quot; class=&quot;btn btn-secondary btn-number btn-sm btn-push position-absolute top-0 end-0&quot; data-type=&quot;plus&quot; data-deck=&quot;side&quot; data-id=&quot;2-59&quot;&gt;+&lt;/button&gt;&lt;button type=&quot;button&quot; class=&quot;btn btn-secondary btn-number btn-sm btn-raise position-absolute bottom-0 end-0&quot; data-type=&quot;raise&quot; data-id=&quot;2-59&quot;&gt;^&lt;/button&gt;&lt;/div&gt;" calcext:value-type="string">
            <text:p>&lt;div class="container-card position-relative m-1" id="side-2-59"&gt;&lt;img class="d-block" width="80" height="112" src="https://one-draw.jp/ijinden/cardlist/002/card/02_059.png" /&gt;&lt;div class="container-num-copies position-absolute bottom-0 start-0 px-1" id="side-2-59-num-copies"&gt;0&lt;/div&gt;&lt;button type="button" class="btn btn-secondary btn-number btn-sm btn-pop position-absolute top-0 start-0" data-type="minus" data-deck="side" data-id="2-59"&gt;-&lt;/button&gt;&lt;button type="button" class="btn btn-secondary btn-number btn-sm btn-push position-absolute top-0 end-0" data-type="plus" data-deck="side" data-id="2-59"&gt;+&lt;/button&gt;&lt;button type="button" class="btn btn-secondary btn-number btn-sm btn-raise position-absolute bottom-0 end-0" data-type="raise" data-id="2-59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;[.B192];[$HTML.$K$3];[.B192];[$HTML.$L$3];[.B192];[$HTML.$M$3];[.B192];[$HTML.$N$3];[.B192];[$HTML.$O$3];[.B192];[$HTML.$P$3])" office:value-type="string" office:string-value="&lt;tr id=&quot;table-2-59&quot; data-expansion=&quot;25&quot; data-type=&quot;3&quot; data-color=&quot;10&quot; data-term=&quot;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id="table-2-59" data-expansion="25" data-type="3" data-color="10" data-term="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 position-relative m-1&quot; id=&quot;main-2-60&quot;&gt;&lt;img class=&quot;d-block&quot; width=&quot;80&quot; height=&quot;112&quot; src=&quot;https://one-draw.jp/ijinden/cardlist/002/card/02_060.png&quot; /&gt;&lt;div class=&quot;container-num-copies position-absolute bottom-0 start-0 px-1&quot; id=&quot;main-2-60-num-copies&quot;&gt;0&lt;/div&gt;&lt;button type=&quot;button&quot; class=&quot;btn btn-secondary btn-number btn-sm btn-pop position-absolute top-0 start-0&quot; data-type=&quot;minus&quot; data-deck=&quot;main&quot; data-id=&quot;2-60&quot;&gt;-&lt;/button&gt;&lt;button type=&quot;button&quot; class=&quot;btn btn-secondary btn-number btn-sm btn-push position-absolute top-0 end-0&quot; data-type=&quot;plus&quot; data-deck=&quot;main&quot; data-id=&quot;2-60&quot;&gt;+&lt;/button&gt;&lt;button type=&quot;button&quot; class=&quot;btn btn-secondary btn-number btn-sm btn-drop position-absolute bottom-0 end-0&quot; data-type=&quot;drop&quot; data-id=&quot;2-60&quot;&gt;v&lt;/button&gt;&lt;/div&gt;" calcext:value-type="string">
            <text:p>&lt;div class="container-card position-relative m-1" id="main-2-60"&gt;&lt;img class="d-block" width="80" height="112" src="https://one-draw.jp/ijinden/cardlist/002/card/02_060.png" /&gt;&lt;div class="container-num-copies position-absolute bottom-0 start-0 px-1" id="main-2-60-num-copies"&gt;0&lt;/div&gt;&lt;button type="button" class="btn btn-secondary btn-number btn-sm btn-pop position-absolute top-0 start-0" data-type="minus" data-deck="main" data-id="2-60"&gt;-&lt;/button&gt;&lt;button type="button" class="btn btn-secondary btn-number btn-sm btn-push position-absolute top-0 end-0" data-type="plus" data-deck="main" data-id="2-60"&gt;+&lt;/button&gt;&lt;button type="button" class="btn btn-secondary btn-number btn-sm btn-drop position-absolute bottom-0 end-0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 position-relative m-1&quot; id=&quot;side-2-60&quot;&gt;&lt;img class=&quot;d-block&quot; width=&quot;80&quot; height=&quot;112&quot; src=&quot;https://one-draw.jp/ijinden/cardlist/002/card/02_060.png&quot; /&gt;&lt;div class=&quot;container-num-copies position-absolute bottom-0 start-0 px-1&quot; id=&quot;side-2-60-num-copies&quot;&gt;0&lt;/div&gt;&lt;button type=&quot;button&quot; class=&quot;btn btn-secondary btn-number btn-sm btn-pop position-absolute top-0 start-0&quot; data-type=&quot;minus&quot; data-deck=&quot;side&quot; data-id=&quot;2-60&quot;&gt;-&lt;/button&gt;&lt;button type=&quot;button&quot; class=&quot;btn btn-secondary btn-number btn-sm btn-push position-absolute top-0 end-0&quot; data-type=&quot;plus&quot; data-deck=&quot;side&quot; data-id=&quot;2-60&quot;&gt;+&lt;/button&gt;&lt;button type=&quot;button&quot; class=&quot;btn btn-secondary btn-number btn-sm btn-raise position-absolute bottom-0 end-0&quot; data-type=&quot;raise&quot; data-id=&quot;2-60&quot;&gt;^&lt;/button&gt;&lt;/div&gt;" calcext:value-type="string">
            <text:p>&lt;div class="container-card position-relative m-1" id="side-2-60"&gt;&lt;img class="d-block" width="80" height="112" src="https://one-draw.jp/ijinden/cardlist/002/card/02_060.png" /&gt;&lt;div class="container-num-copies position-absolute bottom-0 start-0 px-1" id="side-2-60-num-copies"&gt;0&lt;/div&gt;&lt;button type="button" class="btn btn-secondary btn-number btn-sm btn-pop position-absolute top-0 start-0" data-type="minus" data-deck="side" data-id="2-60"&gt;-&lt;/button&gt;&lt;button type="button" class="btn btn-secondary btn-number btn-sm btn-push position-absolute top-0 end-0" data-type="plus" data-deck="side" data-id="2-60"&gt;+&lt;/button&gt;&lt;button type="button" class="btn btn-secondary btn-number btn-sm btn-raise position-absolute bottom-0 end-0" data-type="raise" data-id="2-60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;[.B193];[$HTML.$K$3];[.B193];[$HTML.$L$3];[.B193];[$HTML.$M$3];[.B193];[$HTML.$N$3];[.B193];[$HTML.$O$3];[.B193];[$HTML.$P$3])" office:value-type="string" office:string-value="&lt;tr id=&quot;table-2-60&quot; data-expansion=&quot;25&quot; data-type=&quot;3&quot; data-color=&quot;20&quot; data-term=&quot;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id="table-2-60" data-expansion="25" data-type="3" data-color="20" data-term="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 position-relative m-1&quot; id=&quot;main-2-61&quot;&gt;&lt;img class=&quot;d-block&quot; width=&quot;80&quot; height=&quot;112&quot; src=&quot;https://one-draw.jp/ijinden/cardlist/002/card/02_061.png&quot; /&gt;&lt;div class=&quot;container-num-copies position-absolute bottom-0 start-0 px-1&quot; id=&quot;main-2-61-num-copies&quot;&gt;0&lt;/div&gt;&lt;button type=&quot;button&quot; class=&quot;btn btn-secondary btn-number btn-sm btn-pop position-absolute top-0 start-0&quot; data-type=&quot;minus&quot; data-deck=&quot;main&quot; data-id=&quot;2-61&quot;&gt;-&lt;/button&gt;&lt;button type=&quot;button&quot; class=&quot;btn btn-secondary btn-number btn-sm btn-push position-absolute top-0 end-0&quot; data-type=&quot;plus&quot; data-deck=&quot;main&quot; data-id=&quot;2-61&quot;&gt;+&lt;/button&gt;&lt;button type=&quot;button&quot; class=&quot;btn btn-secondary btn-number btn-sm btn-drop position-absolute bottom-0 end-0&quot; data-type=&quot;drop&quot; data-id=&quot;2-61&quot;&gt;v&lt;/button&gt;&lt;/div&gt;" calcext:value-type="string">
            <text:p>&lt;div class="container-card position-relative m-1" id="main-2-61"&gt;&lt;img class="d-block" width="80" height="112" src="https://one-draw.jp/ijinden/cardlist/002/card/02_061.png" /&gt;&lt;div class="container-num-copies position-absolute bottom-0 start-0 px-1" id="main-2-61-num-copies"&gt;0&lt;/div&gt;&lt;button type="button" class="btn btn-secondary btn-number btn-sm btn-pop position-absolute top-0 start-0" data-type="minus" data-deck="main" data-id="2-61"&gt;-&lt;/button&gt;&lt;button type="button" class="btn btn-secondary btn-number btn-sm btn-push position-absolute top-0 end-0" data-type="plus" data-deck="main" data-id="2-61"&gt;+&lt;/button&gt;&lt;button type="button" class="btn btn-secondary btn-number btn-sm btn-drop position-absolute bottom-0 end-0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 position-relative m-1&quot; id=&quot;side-2-61&quot;&gt;&lt;img class=&quot;d-block&quot; width=&quot;80&quot; height=&quot;112&quot; src=&quot;https://one-draw.jp/ijinden/cardlist/002/card/02_061.png&quot; /&gt;&lt;div class=&quot;container-num-copies position-absolute bottom-0 start-0 px-1&quot; id=&quot;side-2-61-num-copies&quot;&gt;0&lt;/div&gt;&lt;button type=&quot;button&quot; class=&quot;btn btn-secondary btn-number btn-sm btn-pop position-absolute top-0 start-0&quot; data-type=&quot;minus&quot; data-deck=&quot;side&quot; data-id=&quot;2-61&quot;&gt;-&lt;/button&gt;&lt;button type=&quot;button&quot; class=&quot;btn btn-secondary btn-number btn-sm btn-push position-absolute top-0 end-0&quot; data-type=&quot;plus&quot; data-deck=&quot;side&quot; data-id=&quot;2-61&quot;&gt;+&lt;/button&gt;&lt;button type=&quot;button&quot; class=&quot;btn btn-secondary btn-number btn-sm btn-raise position-absolute bottom-0 end-0&quot; data-type=&quot;raise&quot; data-id=&quot;2-61&quot;&gt;^&lt;/button&gt;&lt;/div&gt;" calcext:value-type="string">
            <text:p>&lt;div class="container-card position-relative m-1" id="side-2-61"&gt;&lt;img class="d-block" width="80" height="112" src="https://one-draw.jp/ijinden/cardlist/002/card/02_061.png" /&gt;&lt;div class="container-num-copies position-absolute bottom-0 start-0 px-1" id="side-2-61-num-copies"&gt;0&lt;/div&gt;&lt;button type="button" class="btn btn-secondary btn-number btn-sm btn-pop position-absolute top-0 start-0" data-type="minus" data-deck="side" data-id="2-61"&gt;-&lt;/button&gt;&lt;button type="button" class="btn btn-secondary btn-number btn-sm btn-push position-absolute top-0 end-0" data-type="plus" data-deck="side" data-id="2-61"&gt;+&lt;/button&gt;&lt;button type="button" class="btn btn-secondary btn-number btn-sm btn-raise position-absolute bottom-0 end-0" data-type="raise" data-id="2-61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;[.B194];[$HTML.$K$3];[.B194];[$HTML.$L$3];[.B194];[$HTML.$M$3];[.B194];[$HTML.$N$3];[.B194];[$HTML.$O$3];[.B194];[$HTML.$P$3])" office:value-type="string" office:string-value="&lt;tr id=&quot;table-2-61&quot; data-expansion=&quot;25&quot; data-type=&quot;3&quot; data-color=&quot;20&quot; data-term=&quot;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id="table-2-61" data-expansion="25" data-type="3" data-color="20" data-term="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 position-relative m-1&quot; id=&quot;main-2-62&quot;&gt;&lt;img class=&quot;d-block&quot; width=&quot;80&quot; height=&quot;112&quot; src=&quot;https://one-draw.jp/ijinden/cardlist/002/card/02_062.png&quot; /&gt;&lt;div class=&quot;container-num-copies position-absolute bottom-0 start-0 px-1&quot; id=&quot;main-2-62-num-copies&quot;&gt;0&lt;/div&gt;&lt;button type=&quot;button&quot; class=&quot;btn btn-secondary btn-number btn-sm btn-pop position-absolute top-0 start-0&quot; data-type=&quot;minus&quot; data-deck=&quot;main&quot; data-id=&quot;2-62&quot;&gt;-&lt;/button&gt;&lt;button type=&quot;button&quot; class=&quot;btn btn-secondary btn-number btn-sm btn-push position-absolute top-0 end-0&quot; data-type=&quot;plus&quot; data-deck=&quot;main&quot; data-id=&quot;2-62&quot;&gt;+&lt;/button&gt;&lt;button type=&quot;button&quot; class=&quot;btn btn-secondary btn-number btn-sm btn-drop position-absolute bottom-0 end-0&quot; data-type=&quot;drop&quot; data-id=&quot;2-62&quot;&gt;v&lt;/button&gt;&lt;/div&gt;" calcext:value-type="string">
            <text:p>&lt;div class="container-card position-relative m-1" id="main-2-62"&gt;&lt;img class="d-block" width="80" height="112" src="https://one-draw.jp/ijinden/cardlist/002/card/02_062.png" /&gt;&lt;div class="container-num-copies position-absolute bottom-0 start-0 px-1" id="main-2-62-num-copies"&gt;0&lt;/div&gt;&lt;button type="button" class="btn btn-secondary btn-number btn-sm btn-pop position-absolute top-0 start-0" data-type="minus" data-deck="main" data-id="2-62"&gt;-&lt;/button&gt;&lt;button type="button" class="btn btn-secondary btn-number btn-sm btn-push position-absolute top-0 end-0" data-type="plus" data-deck="main" data-id="2-62"&gt;+&lt;/button&gt;&lt;button type="button" class="btn btn-secondary btn-number btn-sm btn-drop position-absolute bottom-0 end-0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 position-relative m-1&quot; id=&quot;side-2-62&quot;&gt;&lt;img class=&quot;d-block&quot; width=&quot;80&quot; height=&quot;112&quot; src=&quot;https://one-draw.jp/ijinden/cardlist/002/card/02_062.png&quot; /&gt;&lt;div class=&quot;container-num-copies position-absolute bottom-0 start-0 px-1&quot; id=&quot;side-2-62-num-copies&quot;&gt;0&lt;/div&gt;&lt;button type=&quot;button&quot; class=&quot;btn btn-secondary btn-number btn-sm btn-pop position-absolute top-0 start-0&quot; data-type=&quot;minus&quot; data-deck=&quot;side&quot; data-id=&quot;2-62&quot;&gt;-&lt;/button&gt;&lt;button type=&quot;button&quot; class=&quot;btn btn-secondary btn-number btn-sm btn-push position-absolute top-0 end-0&quot; data-type=&quot;plus&quot; data-deck=&quot;side&quot; data-id=&quot;2-62&quot;&gt;+&lt;/button&gt;&lt;button type=&quot;button&quot; class=&quot;btn btn-secondary btn-number btn-sm btn-raise position-absolute bottom-0 end-0&quot; data-type=&quot;raise&quot; data-id=&quot;2-62&quot;&gt;^&lt;/button&gt;&lt;/div&gt;" calcext:value-type="string">
            <text:p>&lt;div class="container-card position-relative m-1" id="side-2-62"&gt;&lt;img class="d-block" width="80" height="112" src="https://one-draw.jp/ijinden/cardlist/002/card/02_062.png" /&gt;&lt;div class="container-num-copies position-absolute bottom-0 start-0 px-1" id="side-2-62-num-copies"&gt;0&lt;/div&gt;&lt;button type="button" class="btn btn-secondary btn-number btn-sm btn-pop position-absolute top-0 start-0" data-type="minus" data-deck="side" data-id="2-62"&gt;-&lt;/button&gt;&lt;button type="button" class="btn btn-secondary btn-number btn-sm btn-push position-absolute top-0 end-0" data-type="plus" data-deck="side" data-id="2-62"&gt;+&lt;/button&gt;&lt;button type="button" class="btn btn-secondary btn-number btn-sm btn-raise position-absolute bottom-0 end-0" data-type="raise" data-id="2-62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;[.B195];[$HTML.$K$3];[.B195];[$HTML.$L$3];[.B195];[$HTML.$M$3];[.B195];[$HTML.$N$3];[.B195];[$HTML.$O$3];[.B195];[$HTML.$P$3])" office:value-type="string" office:string-value="&lt;tr id=&quot;table-2-62&quot; data-expansion=&quot;25&quot; data-type=&quot;3&quot; data-color=&quot;20&quot; data-term=&quot;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id="table-2-62" data-expansion="25" data-type="3" data-color="20" data-term="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 position-relative m-1&quot; id=&quot;main-2-63&quot;&gt;&lt;img class=&quot;d-block&quot; width=&quot;80&quot; height=&quot;112&quot; src=&quot;https://one-draw.jp/ijinden/cardlist/002/card/02_063.png&quot; /&gt;&lt;div class=&quot;container-num-copies position-absolute bottom-0 start-0 px-1&quot; id=&quot;main-2-63-num-copies&quot;&gt;0&lt;/div&gt;&lt;button type=&quot;button&quot; class=&quot;btn btn-secondary btn-number btn-sm btn-pop position-absolute top-0 start-0&quot; data-type=&quot;minus&quot; data-deck=&quot;main&quot; data-id=&quot;2-63&quot;&gt;-&lt;/button&gt;&lt;button type=&quot;button&quot; class=&quot;btn btn-secondary btn-number btn-sm btn-push position-absolute top-0 end-0&quot; data-type=&quot;plus&quot; data-deck=&quot;main&quot; data-id=&quot;2-63&quot;&gt;+&lt;/button&gt;&lt;button type=&quot;button&quot; class=&quot;btn btn-secondary btn-number btn-sm btn-drop position-absolute bottom-0 end-0&quot; data-type=&quot;drop&quot; data-id=&quot;2-63&quot;&gt;v&lt;/button&gt;&lt;/div&gt;" calcext:value-type="string">
            <text:p>&lt;div class="container-card position-relative m-1" id="main-2-63"&gt;&lt;img class="d-block" width="80" height="112" src="https://one-draw.jp/ijinden/cardlist/002/card/02_063.png" /&gt;&lt;div class="container-num-copies position-absolute bottom-0 start-0 px-1" id="main-2-63-num-copies"&gt;0&lt;/div&gt;&lt;button type="button" class="btn btn-secondary btn-number btn-sm btn-pop position-absolute top-0 start-0" data-type="minus" data-deck="main" data-id="2-63"&gt;-&lt;/button&gt;&lt;button type="button" class="btn btn-secondary btn-number btn-sm btn-push position-absolute top-0 end-0" data-type="plus" data-deck="main" data-id="2-63"&gt;+&lt;/button&gt;&lt;button type="button" class="btn btn-secondary btn-number btn-sm btn-drop position-absolute bottom-0 end-0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 position-relative m-1&quot; id=&quot;side-2-63&quot;&gt;&lt;img class=&quot;d-block&quot; width=&quot;80&quot; height=&quot;112&quot; src=&quot;https://one-draw.jp/ijinden/cardlist/002/card/02_063.png&quot; /&gt;&lt;div class=&quot;container-num-copies position-absolute bottom-0 start-0 px-1&quot; id=&quot;side-2-63-num-copies&quot;&gt;0&lt;/div&gt;&lt;button type=&quot;button&quot; class=&quot;btn btn-secondary btn-number btn-sm btn-pop position-absolute top-0 start-0&quot; data-type=&quot;minus&quot; data-deck=&quot;side&quot; data-id=&quot;2-63&quot;&gt;-&lt;/button&gt;&lt;button type=&quot;button&quot; class=&quot;btn btn-secondary btn-number btn-sm btn-push position-absolute top-0 end-0&quot; data-type=&quot;plus&quot; data-deck=&quot;side&quot; data-id=&quot;2-63&quot;&gt;+&lt;/button&gt;&lt;button type=&quot;button&quot; class=&quot;btn btn-secondary btn-number btn-sm btn-raise position-absolute bottom-0 end-0&quot; data-type=&quot;raise&quot; data-id=&quot;2-63&quot;&gt;^&lt;/button&gt;&lt;/div&gt;" calcext:value-type="string">
            <text:p>&lt;div class="container-card position-relative m-1" id="side-2-63"&gt;&lt;img class="d-block" width="80" height="112" src="https://one-draw.jp/ijinden/cardlist/002/card/02_063.png" /&gt;&lt;div class="container-num-copies position-absolute bottom-0 start-0 px-1" id="side-2-63-num-copies"&gt;0&lt;/div&gt;&lt;button type="button" class="btn btn-secondary btn-number btn-sm btn-pop position-absolute top-0 start-0" data-type="minus" data-deck="side" data-id="2-63"&gt;-&lt;/button&gt;&lt;button type="button" class="btn btn-secondary btn-number btn-sm btn-push position-absolute top-0 end-0" data-type="plus" data-deck="side" data-id="2-63"&gt;+&lt;/button&gt;&lt;button type="button" class="btn btn-secondary btn-number btn-sm btn-raise position-absolute bottom-0 end-0" data-type="raise" data-id="2-63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;[.B196];[$HTML.$K$3];[.B196];[$HTML.$L$3];[.B196];[$HTML.$M$3];[.B196];[$HTML.$N$3];[.B196];[$HTML.$O$3];[.B196];[$HTML.$P$3])" office:value-type="string" office:string-value="&lt;tr id=&quot;table-2-63&quot; data-expansion=&quot;25&quot; data-type=&quot;3&quot; data-color=&quot;30&quot; data-term=&quot;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id="table-2-63" data-expansion="25" data-type="3" data-color="30" data-term="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 position-relative m-1&quot; id=&quot;main-2-64&quot;&gt;&lt;img class=&quot;d-block&quot; width=&quot;80&quot; height=&quot;112&quot; src=&quot;https://one-draw.jp/ijinden/cardlist/002/card/02_064.png&quot; /&gt;&lt;div class=&quot;container-num-copies position-absolute bottom-0 start-0 px-1&quot; id=&quot;main-2-64-num-copies&quot;&gt;0&lt;/div&gt;&lt;button type=&quot;button&quot; class=&quot;btn btn-secondary btn-number btn-sm btn-pop position-absolute top-0 start-0&quot; data-type=&quot;minus&quot; data-deck=&quot;main&quot; data-id=&quot;2-64&quot;&gt;-&lt;/button&gt;&lt;button type=&quot;button&quot; class=&quot;btn btn-secondary btn-number btn-sm btn-push position-absolute top-0 end-0&quot; data-type=&quot;plus&quot; data-deck=&quot;main&quot; data-id=&quot;2-64&quot;&gt;+&lt;/button&gt;&lt;button type=&quot;button&quot; class=&quot;btn btn-secondary btn-number btn-sm btn-drop position-absolute bottom-0 end-0&quot; data-type=&quot;drop&quot; data-id=&quot;2-64&quot;&gt;v&lt;/button&gt;&lt;/div&gt;" calcext:value-type="string">
            <text:p>&lt;div class="container-card position-relative m-1" id="main-2-64"&gt;&lt;img class="d-block" width="80" height="112" src="https://one-draw.jp/ijinden/cardlist/002/card/02_064.png" /&gt;&lt;div class="container-num-copies position-absolute bottom-0 start-0 px-1" id="main-2-64-num-copies"&gt;0&lt;/div&gt;&lt;button type="button" class="btn btn-secondary btn-number btn-sm btn-pop position-absolute top-0 start-0" data-type="minus" data-deck="main" data-id="2-64"&gt;-&lt;/button&gt;&lt;button type="button" class="btn btn-secondary btn-number btn-sm btn-push position-absolute top-0 end-0" data-type="plus" data-deck="main" data-id="2-64"&gt;+&lt;/button&gt;&lt;button type="button" class="btn btn-secondary btn-number btn-sm btn-drop position-absolute bottom-0 end-0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 position-relative m-1&quot; id=&quot;side-2-64&quot;&gt;&lt;img class=&quot;d-block&quot; width=&quot;80&quot; height=&quot;112&quot; src=&quot;https://one-draw.jp/ijinden/cardlist/002/card/02_064.png&quot; /&gt;&lt;div class=&quot;container-num-copies position-absolute bottom-0 start-0 px-1&quot; id=&quot;side-2-64-num-copies&quot;&gt;0&lt;/div&gt;&lt;button type=&quot;button&quot; class=&quot;btn btn-secondary btn-number btn-sm btn-pop position-absolute top-0 start-0&quot; data-type=&quot;minus&quot; data-deck=&quot;side&quot; data-id=&quot;2-64&quot;&gt;-&lt;/button&gt;&lt;button type=&quot;button&quot; class=&quot;btn btn-secondary btn-number btn-sm btn-push position-absolute top-0 end-0&quot; data-type=&quot;plus&quot; data-deck=&quot;side&quot; data-id=&quot;2-64&quot;&gt;+&lt;/button&gt;&lt;button type=&quot;button&quot; class=&quot;btn btn-secondary btn-number btn-sm btn-raise position-absolute bottom-0 end-0&quot; data-type=&quot;raise&quot; data-id=&quot;2-64&quot;&gt;^&lt;/button&gt;&lt;/div&gt;" calcext:value-type="string">
            <text:p>&lt;div class="container-card position-relative m-1" id="side-2-64"&gt;&lt;img class="d-block" width="80" height="112" src="https://one-draw.jp/ijinden/cardlist/002/card/02_064.png" /&gt;&lt;div class="container-num-copies position-absolute bottom-0 start-0 px-1" id="side-2-64-num-copies"&gt;0&lt;/div&gt;&lt;button type="button" class="btn btn-secondary btn-number btn-sm btn-pop position-absolute top-0 start-0" data-type="minus" data-deck="side" data-id="2-64"&gt;-&lt;/button&gt;&lt;button type="button" class="btn btn-secondary btn-number btn-sm btn-push position-absolute top-0 end-0" data-type="plus" data-deck="side" data-id="2-64"&gt;+&lt;/button&gt;&lt;button type="button" class="btn btn-secondary btn-number btn-sm btn-raise position-absolute bottom-0 end-0" data-type="raise" data-id="2-64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;[.B197];[$HTML.$K$3];[.B197];[$HTML.$L$3];[.B197];[$HTML.$M$3];[.B197];[$HTML.$N$3];[.B197];[$HTML.$O$3];[.B197];[$HTML.$P$3])" office:value-type="string" office:string-value="&lt;tr id=&quot;table-2-64&quot; data-expansion=&quot;25&quot; data-type=&quot;3&quot; data-color=&quot;30&quot; data-term=&quot;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id="table-2-64" data-expansion="25" data-type="3" data-color="30" data-term="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 position-relative m-1&quot; id=&quot;main-2-65&quot;&gt;&lt;img class=&quot;d-block&quot; width=&quot;80&quot; height=&quot;112&quot; src=&quot;https://one-draw.jp/ijinden/cardlist/002/card/02_065.png&quot; /&gt;&lt;div class=&quot;container-num-copies position-absolute bottom-0 start-0 px-1&quot; id=&quot;main-2-65-num-copies&quot;&gt;0&lt;/div&gt;&lt;button type=&quot;button&quot; class=&quot;btn btn-secondary btn-number btn-sm btn-pop position-absolute top-0 start-0&quot; data-type=&quot;minus&quot; data-deck=&quot;main&quot; data-id=&quot;2-65&quot;&gt;-&lt;/button&gt;&lt;button type=&quot;button&quot; class=&quot;btn btn-secondary btn-number btn-sm btn-push position-absolute top-0 end-0&quot; data-type=&quot;plus&quot; data-deck=&quot;main&quot; data-id=&quot;2-65&quot;&gt;+&lt;/button&gt;&lt;button type=&quot;button&quot; class=&quot;btn btn-secondary btn-number btn-sm btn-drop position-absolute bottom-0 end-0&quot; data-type=&quot;drop&quot; data-id=&quot;2-65&quot;&gt;v&lt;/button&gt;&lt;/div&gt;" calcext:value-type="string">
            <text:p>&lt;div class="container-card position-relative m-1" id="main-2-65"&gt;&lt;img class="d-block" width="80" height="112" src="https://one-draw.jp/ijinden/cardlist/002/card/02_065.png" /&gt;&lt;div class="container-num-copies position-absolute bottom-0 start-0 px-1" id="main-2-65-num-copies"&gt;0&lt;/div&gt;&lt;button type="button" class="btn btn-secondary btn-number btn-sm btn-pop position-absolute top-0 start-0" data-type="minus" data-deck="main" data-id="2-65"&gt;-&lt;/button&gt;&lt;button type="button" class="btn btn-secondary btn-number btn-sm btn-push position-absolute top-0 end-0" data-type="plus" data-deck="main" data-id="2-65"&gt;+&lt;/button&gt;&lt;button type="button" class="btn btn-secondary btn-number btn-sm btn-drop position-absolute bottom-0 end-0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 position-relative m-1&quot; id=&quot;side-2-65&quot;&gt;&lt;img class=&quot;d-block&quot; width=&quot;80&quot; height=&quot;112&quot; src=&quot;https://one-draw.jp/ijinden/cardlist/002/card/02_065.png&quot; /&gt;&lt;div class=&quot;container-num-copies position-absolute bottom-0 start-0 px-1&quot; id=&quot;side-2-65-num-copies&quot;&gt;0&lt;/div&gt;&lt;button type=&quot;button&quot; class=&quot;btn btn-secondary btn-number btn-sm btn-pop position-absolute top-0 start-0&quot; data-type=&quot;minus&quot; data-deck=&quot;side&quot; data-id=&quot;2-65&quot;&gt;-&lt;/button&gt;&lt;button type=&quot;button&quot; class=&quot;btn btn-secondary btn-number btn-sm btn-push position-absolute top-0 end-0&quot; data-type=&quot;plus&quot; data-deck=&quot;side&quot; data-id=&quot;2-65&quot;&gt;+&lt;/button&gt;&lt;button type=&quot;button&quot; class=&quot;btn btn-secondary btn-number btn-sm btn-raise position-absolute bottom-0 end-0&quot; data-type=&quot;raise&quot; data-id=&quot;2-65&quot;&gt;^&lt;/button&gt;&lt;/div&gt;" calcext:value-type="string">
            <text:p>&lt;div class="container-card position-relative m-1" id="side-2-65"&gt;&lt;img class="d-block" width="80" height="112" src="https://one-draw.jp/ijinden/cardlist/002/card/02_065.png" /&gt;&lt;div class="container-num-copies position-absolute bottom-0 start-0 px-1" id="side-2-65-num-copies"&gt;0&lt;/div&gt;&lt;button type="button" class="btn btn-secondary btn-number btn-sm btn-pop position-absolute top-0 start-0" data-type="minus" data-deck="side" data-id="2-65"&gt;-&lt;/button&gt;&lt;button type="button" class="btn btn-secondary btn-number btn-sm btn-push position-absolute top-0 end-0" data-type="plus" data-deck="side" data-id="2-65"&gt;+&lt;/button&gt;&lt;button type="button" class="btn btn-secondary btn-number btn-sm btn-raise position-absolute bottom-0 end-0" data-type="raise" data-id="2-65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;[.B198];[$HTML.$K$3];[.B198];[$HTML.$L$3];[.B198];[$HTML.$M$3];[.B198];[$HTML.$N$3];[.B198];[$HTML.$O$3];[.B198];[$HTML.$P$3])" office:value-type="string" office:string-value="&lt;tr id=&quot;table-2-65&quot; data-expansion=&quot;25&quot; data-type=&quot;3&quot; data-color=&quot;30&quot; data-term=&quot;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id="table-2-65" data-expansion="25" data-type="3" data-color="30" data-term="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 position-relative m-1&quot; id=&quot;main-2-66&quot;&gt;&lt;img class=&quot;d-block&quot; width=&quot;80&quot; height=&quot;112&quot; src=&quot;https://one-draw.jp/ijinden/cardlist/002/card/02_066.png&quot; /&gt;&lt;div class=&quot;container-num-copies position-absolute bottom-0 start-0 px-1&quot; id=&quot;main-2-66-num-copies&quot;&gt;0&lt;/div&gt;&lt;button type=&quot;button&quot; class=&quot;btn btn-secondary btn-number btn-sm btn-pop position-absolute top-0 start-0&quot; data-type=&quot;minus&quot; data-deck=&quot;main&quot; data-id=&quot;2-66&quot;&gt;-&lt;/button&gt;&lt;button type=&quot;button&quot; class=&quot;btn btn-secondary btn-number btn-sm btn-push position-absolute top-0 end-0&quot; data-type=&quot;plus&quot; data-deck=&quot;main&quot; data-id=&quot;2-66&quot;&gt;+&lt;/button&gt;&lt;button type=&quot;button&quot; class=&quot;btn btn-secondary btn-number btn-sm btn-drop position-absolute bottom-0 end-0&quot; data-type=&quot;drop&quot; data-id=&quot;2-66&quot;&gt;v&lt;/button&gt;&lt;/div&gt;" calcext:value-type="string">
            <text:p>&lt;div class="container-card position-relative m-1" id="main-2-66"&gt;&lt;img class="d-block" width="80" height="112" src="https://one-draw.jp/ijinden/cardlist/002/card/02_066.png" /&gt;&lt;div class="container-num-copies position-absolute bottom-0 start-0 px-1" id="main-2-66-num-copies"&gt;0&lt;/div&gt;&lt;button type="button" class="btn btn-secondary btn-number btn-sm btn-pop position-absolute top-0 start-0" data-type="minus" data-deck="main" data-id="2-66"&gt;-&lt;/button&gt;&lt;button type="button" class="btn btn-secondary btn-number btn-sm btn-push position-absolute top-0 end-0" data-type="plus" data-deck="main" data-id="2-66"&gt;+&lt;/button&gt;&lt;button type="button" class="btn btn-secondary btn-number btn-sm btn-drop position-absolute bottom-0 end-0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 position-relative m-1&quot; id=&quot;side-2-66&quot;&gt;&lt;img class=&quot;d-block&quot; width=&quot;80&quot; height=&quot;112&quot; src=&quot;https://one-draw.jp/ijinden/cardlist/002/card/02_066.png&quot; /&gt;&lt;div class=&quot;container-num-copies position-absolute bottom-0 start-0 px-1&quot; id=&quot;side-2-66-num-copies&quot;&gt;0&lt;/div&gt;&lt;button type=&quot;button&quot; class=&quot;btn btn-secondary btn-number btn-sm btn-pop position-absolute top-0 start-0&quot; data-type=&quot;minus&quot; data-deck=&quot;side&quot; data-id=&quot;2-66&quot;&gt;-&lt;/button&gt;&lt;button type=&quot;button&quot; class=&quot;btn btn-secondary btn-number btn-sm btn-push position-absolute top-0 end-0&quot; data-type=&quot;plus&quot; data-deck=&quot;side&quot; data-id=&quot;2-66&quot;&gt;+&lt;/button&gt;&lt;button type=&quot;button&quot; class=&quot;btn btn-secondary btn-number btn-sm btn-raise position-absolute bottom-0 end-0&quot; data-type=&quot;raise&quot; data-id=&quot;2-66&quot;&gt;^&lt;/button&gt;&lt;/div&gt;" calcext:value-type="string">
            <text:p>&lt;div class="container-card position-relative m-1" id="side-2-66"&gt;&lt;img class="d-block" width="80" height="112" src="https://one-draw.jp/ijinden/cardlist/002/card/02_066.png" /&gt;&lt;div class="container-num-copies position-absolute bottom-0 start-0 px-1" id="side-2-66-num-copies"&gt;0&lt;/div&gt;&lt;button type="button" class="btn btn-secondary btn-number btn-sm btn-pop position-absolute top-0 start-0" data-type="minus" data-deck="side" data-id="2-66"&gt;-&lt;/button&gt;&lt;button type="button" class="btn btn-secondary btn-number btn-sm btn-push position-absolute top-0 end-0" data-type="plus" data-deck="side" data-id="2-66"&gt;+&lt;/button&gt;&lt;button type="button" class="btn btn-secondary btn-number btn-sm btn-raise position-absolute bottom-0 end-0" data-type="raise" data-id="2-66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;[.B199];[$HTML.$K$3];[.B199];[$HTML.$L$3];[.B199];[$HTML.$M$3];[.B199];[$HTML.$N$3];[.B199];[$HTML.$O$3];[.B199];[$HTML.$P$3])" office:value-type="string" office:string-value="&lt;tr id=&quot;table-2-66&quot; data-expansion=&quot;25&quot; data-type=&quot;3&quot; data-color=&quot;40&quot; data-term=&quot;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id="table-2-66" data-expansion="25" data-type="3" data-color="40" data-term="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 position-relative m-1&quot; id=&quot;main-2-67&quot;&gt;&lt;img class=&quot;d-block&quot; width=&quot;80&quot; height=&quot;112&quot; src=&quot;https://one-draw.jp/ijinden/cardlist/002/card/02_067.png&quot; /&gt;&lt;div class=&quot;container-num-copies position-absolute bottom-0 start-0 px-1&quot; id=&quot;main-2-67-num-copies&quot;&gt;0&lt;/div&gt;&lt;button type=&quot;button&quot; class=&quot;btn btn-secondary btn-number btn-sm btn-pop position-absolute top-0 start-0&quot; data-type=&quot;minus&quot; data-deck=&quot;main&quot; data-id=&quot;2-67&quot;&gt;-&lt;/button&gt;&lt;button type=&quot;button&quot; class=&quot;btn btn-secondary btn-number btn-sm btn-push position-absolute top-0 end-0&quot; data-type=&quot;plus&quot; data-deck=&quot;main&quot; data-id=&quot;2-67&quot;&gt;+&lt;/button&gt;&lt;button type=&quot;button&quot; class=&quot;btn btn-secondary btn-number btn-sm btn-drop position-absolute bottom-0 end-0&quot; data-type=&quot;drop&quot; data-id=&quot;2-67&quot;&gt;v&lt;/button&gt;&lt;/div&gt;" calcext:value-type="string">
            <text:p>&lt;div class="container-card position-relative m-1" id="main-2-67"&gt;&lt;img class="d-block" width="80" height="112" src="https://one-draw.jp/ijinden/cardlist/002/card/02_067.png" /&gt;&lt;div class="container-num-copies position-absolute bottom-0 start-0 px-1" id="main-2-67-num-copies"&gt;0&lt;/div&gt;&lt;button type="button" class="btn btn-secondary btn-number btn-sm btn-pop position-absolute top-0 start-0" data-type="minus" data-deck="main" data-id="2-67"&gt;-&lt;/button&gt;&lt;button type="button" class="btn btn-secondary btn-number btn-sm btn-push position-absolute top-0 end-0" data-type="plus" data-deck="main" data-id="2-67"&gt;+&lt;/button&gt;&lt;button type="button" class="btn btn-secondary btn-number btn-sm btn-drop position-absolute bottom-0 end-0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 position-relative m-1&quot; id=&quot;side-2-67&quot;&gt;&lt;img class=&quot;d-block&quot; width=&quot;80&quot; height=&quot;112&quot; src=&quot;https://one-draw.jp/ijinden/cardlist/002/card/02_067.png&quot; /&gt;&lt;div class=&quot;container-num-copies position-absolute bottom-0 start-0 px-1&quot; id=&quot;side-2-67-num-copies&quot;&gt;0&lt;/div&gt;&lt;button type=&quot;button&quot; class=&quot;btn btn-secondary btn-number btn-sm btn-pop position-absolute top-0 start-0&quot; data-type=&quot;minus&quot; data-deck=&quot;side&quot; data-id=&quot;2-67&quot;&gt;-&lt;/button&gt;&lt;button type=&quot;button&quot; class=&quot;btn btn-secondary btn-number btn-sm btn-push position-absolute top-0 end-0&quot; data-type=&quot;plus&quot; data-deck=&quot;side&quot; data-id=&quot;2-67&quot;&gt;+&lt;/button&gt;&lt;button type=&quot;button&quot; class=&quot;btn btn-secondary btn-number btn-sm btn-raise position-absolute bottom-0 end-0&quot; data-type=&quot;raise&quot; data-id=&quot;2-67&quot;&gt;^&lt;/button&gt;&lt;/div&gt;" calcext:value-type="string">
            <text:p>&lt;div class="container-card position-relative m-1" id="side-2-67"&gt;&lt;img class="d-block" width="80" height="112" src="https://one-draw.jp/ijinden/cardlist/002/card/02_067.png" /&gt;&lt;div class="container-num-copies position-absolute bottom-0 start-0 px-1" id="side-2-67-num-copies"&gt;0&lt;/div&gt;&lt;button type="button" class="btn btn-secondary btn-number btn-sm btn-pop position-absolute top-0 start-0" data-type="minus" data-deck="side" data-id="2-67"&gt;-&lt;/button&gt;&lt;button type="button" class="btn btn-secondary btn-number btn-sm btn-push position-absolute top-0 end-0" data-type="plus" data-deck="side" data-id="2-67"&gt;+&lt;/button&gt;&lt;button type="button" class="btn btn-secondary btn-number btn-sm btn-raise position-absolute bottom-0 end-0" data-type="raise" data-id="2-67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;[.B200];[$HTML.$K$3];[.B200];[$HTML.$L$3];[.B200];[$HTML.$M$3];[.B200];[$HTML.$N$3];[.B200];[$HTML.$O$3];[.B200];[$HTML.$P$3])" office:value-type="string" office:string-value="&lt;tr id=&quot;table-2-67&quot; data-expansion=&quot;25&quot; data-type=&quot;3&quot; data-color=&quot;40&quot; data-term=&quot;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id="table-2-67" data-expansion="25" data-type="3" data-color="40" data-term="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 position-relative m-1&quot; id=&quot;main-2-68&quot;&gt;&lt;img class=&quot;d-block&quot; width=&quot;80&quot; height=&quot;112&quot; src=&quot;https://one-draw.jp/ijinden/cardlist/002/card/02_068.png&quot; /&gt;&lt;div class=&quot;container-num-copies position-absolute bottom-0 start-0 px-1&quot; id=&quot;main-2-68-num-copies&quot;&gt;0&lt;/div&gt;&lt;button type=&quot;button&quot; class=&quot;btn btn-secondary btn-number btn-sm btn-pop position-absolute top-0 start-0&quot; data-type=&quot;minus&quot; data-deck=&quot;main&quot; data-id=&quot;2-68&quot;&gt;-&lt;/button&gt;&lt;button type=&quot;button&quot; class=&quot;btn btn-secondary btn-number btn-sm btn-push position-absolute top-0 end-0&quot; data-type=&quot;plus&quot; data-deck=&quot;main&quot; data-id=&quot;2-68&quot;&gt;+&lt;/button&gt;&lt;button type=&quot;button&quot; class=&quot;btn btn-secondary btn-number btn-sm btn-drop position-absolute bottom-0 end-0&quot; data-type=&quot;drop&quot; data-id=&quot;2-68&quot;&gt;v&lt;/button&gt;&lt;/div&gt;" calcext:value-type="string">
            <text:p>&lt;div class="container-card position-relative m-1" id="main-2-68"&gt;&lt;img class="d-block" width="80" height="112" src="https://one-draw.jp/ijinden/cardlist/002/card/02_068.png" /&gt;&lt;div class="container-num-copies position-absolute bottom-0 start-0 px-1" id="main-2-68-num-copies"&gt;0&lt;/div&gt;&lt;button type="button" class="btn btn-secondary btn-number btn-sm btn-pop position-absolute top-0 start-0" data-type="minus" data-deck="main" data-id="2-68"&gt;-&lt;/button&gt;&lt;button type="button" class="btn btn-secondary btn-number btn-sm btn-push position-absolute top-0 end-0" data-type="plus" data-deck="main" data-id="2-68"&gt;+&lt;/button&gt;&lt;button type="button" class="btn btn-secondary btn-number btn-sm btn-drop position-absolute bottom-0 end-0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 position-relative m-1&quot; id=&quot;side-2-68&quot;&gt;&lt;img class=&quot;d-block&quot; width=&quot;80&quot; height=&quot;112&quot; src=&quot;https://one-draw.jp/ijinden/cardlist/002/card/02_068.png&quot; /&gt;&lt;div class=&quot;container-num-copies position-absolute bottom-0 start-0 px-1&quot; id=&quot;side-2-68-num-copies&quot;&gt;0&lt;/div&gt;&lt;button type=&quot;button&quot; class=&quot;btn btn-secondary btn-number btn-sm btn-pop position-absolute top-0 start-0&quot; data-type=&quot;minus&quot; data-deck=&quot;side&quot; data-id=&quot;2-68&quot;&gt;-&lt;/button&gt;&lt;button type=&quot;button&quot; class=&quot;btn btn-secondary btn-number btn-sm btn-push position-absolute top-0 end-0&quot; data-type=&quot;plus&quot; data-deck=&quot;side&quot; data-id=&quot;2-68&quot;&gt;+&lt;/button&gt;&lt;button type=&quot;button&quot; class=&quot;btn btn-secondary btn-number btn-sm btn-raise position-absolute bottom-0 end-0&quot; data-type=&quot;raise&quot; data-id=&quot;2-68&quot;&gt;^&lt;/button&gt;&lt;/div&gt;" calcext:value-type="string">
            <text:p>&lt;div class="container-card position-relative m-1" id="side-2-68"&gt;&lt;img class="d-block" width="80" height="112" src="https://one-draw.jp/ijinden/cardlist/002/card/02_068.png" /&gt;&lt;div class="container-num-copies position-absolute bottom-0 start-0 px-1" id="side-2-68-num-copies"&gt;0&lt;/div&gt;&lt;button type="button" class="btn btn-secondary btn-number btn-sm btn-pop position-absolute top-0 start-0" data-type="minus" data-deck="side" data-id="2-68"&gt;-&lt;/button&gt;&lt;button type="button" class="btn btn-secondary btn-number btn-sm btn-push position-absolute top-0 end-0" data-type="plus" data-deck="side" data-id="2-68"&gt;+&lt;/button&gt;&lt;button type="button" class="btn btn-secondary btn-number btn-sm btn-raise position-absolute bottom-0 end-0" data-type="raise" data-id="2-68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;[.B201];[$HTML.$K$3];[.B201];[$HTML.$L$3];[.B201];[$HTML.$M$3];[.B201];[$HTML.$N$3];[.B201];[$HTML.$O$3];[.B201];[$HTML.$P$3])" office:value-type="string" office:string-value="&lt;tr id=&quot;table-2-68&quot; data-expansion=&quot;25&quot; data-type=&quot;3&quot; data-color=&quot;40&quot; data-term=&quot;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id="table-2-68" data-expansion="25" data-type="3" data-color="40" data-term="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 position-relative m-1&quot; id=&quot;main-2-69&quot;&gt;&lt;img class=&quot;d-block&quot; width=&quot;80&quot; height=&quot;112&quot; src=&quot;https://one-draw.jp/ijinden/cardlist/002/card/02_069.png&quot; /&gt;&lt;div class=&quot;container-num-copies position-absolute bottom-0 start-0 px-1&quot; id=&quot;main-2-69-num-copies&quot;&gt;0&lt;/div&gt;&lt;button type=&quot;button&quot; class=&quot;btn btn-secondary btn-number btn-sm btn-pop position-absolute top-0 start-0&quot; data-type=&quot;minus&quot; data-deck=&quot;main&quot; data-id=&quot;2-69&quot;&gt;-&lt;/button&gt;&lt;button type=&quot;button&quot; class=&quot;btn btn-secondary btn-number btn-sm btn-push position-absolute top-0 end-0&quot; data-type=&quot;plus&quot; data-deck=&quot;main&quot; data-id=&quot;2-69&quot;&gt;+&lt;/button&gt;&lt;button type=&quot;button&quot; class=&quot;btn btn-secondary btn-number btn-sm btn-drop position-absolute bottom-0 end-0&quot; data-type=&quot;drop&quot; data-id=&quot;2-69&quot;&gt;v&lt;/button&gt;&lt;/div&gt;" calcext:value-type="string">
            <text:p>&lt;div class="container-card position-relative m-1" id="main-2-69"&gt;&lt;img class="d-block" width="80" height="112" src="https://one-draw.jp/ijinden/cardlist/002/card/02_069.png" /&gt;&lt;div class="container-num-copies position-absolute bottom-0 start-0 px-1" id="main-2-69-num-copies"&gt;0&lt;/div&gt;&lt;button type="button" class="btn btn-secondary btn-number btn-sm btn-pop position-absolute top-0 start-0" data-type="minus" data-deck="main" data-id="2-69"&gt;-&lt;/button&gt;&lt;button type="button" class="btn btn-secondary btn-number btn-sm btn-push position-absolute top-0 end-0" data-type="plus" data-deck="main" data-id="2-69"&gt;+&lt;/button&gt;&lt;button type="button" class="btn btn-secondary btn-number btn-sm btn-drop position-absolute bottom-0 end-0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 position-relative m-1&quot; id=&quot;side-2-69&quot;&gt;&lt;img class=&quot;d-block&quot; width=&quot;80&quot; height=&quot;112&quot; src=&quot;https://one-draw.jp/ijinden/cardlist/002/card/02_069.png&quot; /&gt;&lt;div class=&quot;container-num-copies position-absolute bottom-0 start-0 px-1&quot; id=&quot;side-2-69-num-copies&quot;&gt;0&lt;/div&gt;&lt;button type=&quot;button&quot; class=&quot;btn btn-secondary btn-number btn-sm btn-pop position-absolute top-0 start-0&quot; data-type=&quot;minus&quot; data-deck=&quot;side&quot; data-id=&quot;2-69&quot;&gt;-&lt;/button&gt;&lt;button type=&quot;button&quot; class=&quot;btn btn-secondary btn-number btn-sm btn-push position-absolute top-0 end-0&quot; data-type=&quot;plus&quot; data-deck=&quot;side&quot; data-id=&quot;2-69&quot;&gt;+&lt;/button&gt;&lt;button type=&quot;button&quot; class=&quot;btn btn-secondary btn-number btn-sm btn-raise position-absolute bottom-0 end-0&quot; data-type=&quot;raise&quot; data-id=&quot;2-69&quot;&gt;^&lt;/button&gt;&lt;/div&gt;" calcext:value-type="string">
            <text:p>&lt;div class="container-card position-relative m-1" id="side-2-69"&gt;&lt;img class="d-block" width="80" height="112" src="https://one-draw.jp/ijinden/cardlist/002/card/02_069.png" /&gt;&lt;div class="container-num-copies position-absolute bottom-0 start-0 px-1" id="side-2-69-num-copies"&gt;0&lt;/div&gt;&lt;button type="button" class="btn btn-secondary btn-number btn-sm btn-pop position-absolute top-0 start-0" data-type="minus" data-deck="side" data-id="2-69"&gt;-&lt;/button&gt;&lt;button type="button" class="btn btn-secondary btn-number btn-sm btn-push position-absolute top-0 end-0" data-type="plus" data-deck="side" data-id="2-69"&gt;+&lt;/button&gt;&lt;button type="button" class="btn btn-secondary btn-number btn-sm btn-raise position-absolute bottom-0 end-0" data-type="raise" data-id="2-69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;[.B202];[$HTML.$K$3];[.B202];[$HTML.$L$3];[.B202];[$HTML.$M$3];[.B202];[$HTML.$N$3];[.B202];[$HTML.$O$3];[.B202];[$HTML.$P$3])" office:value-type="string" office:string-value="&lt;tr id=&quot;table-2-69&quot; data-expansion=&quot;25&quot; data-type=&quot;3&quot; data-color=&quot;40&quot; data-term=&quot;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id="table-2-69" data-expansion="25" data-type="3" data-color="40" data-term="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 position-relative m-1&quot; id=&quot;main-2-70&quot;&gt;&lt;img class=&quot;d-block&quot; width=&quot;80&quot; height=&quot;112&quot; src=&quot;https://one-draw.jp/ijinden/cardlist/002/card/02_070.png&quot; /&gt;&lt;div class=&quot;container-num-copies position-absolute bottom-0 start-0 px-1&quot; id=&quot;main-2-70-num-copies&quot;&gt;0&lt;/div&gt;&lt;button type=&quot;button&quot; class=&quot;btn btn-secondary btn-number btn-sm btn-pop position-absolute top-0 start-0&quot; data-type=&quot;minus&quot; data-deck=&quot;main&quot; data-id=&quot;2-70&quot;&gt;-&lt;/button&gt;&lt;button type=&quot;button&quot; class=&quot;btn btn-secondary btn-number btn-sm btn-push position-absolute top-0 end-0&quot; data-type=&quot;plus&quot; data-deck=&quot;main&quot; data-id=&quot;2-70&quot;&gt;+&lt;/button&gt;&lt;button type=&quot;button&quot; class=&quot;btn btn-secondary btn-number btn-sm btn-drop position-absolute bottom-0 end-0&quot; data-type=&quot;drop&quot; data-id=&quot;2-70&quot;&gt;v&lt;/button&gt;&lt;/div&gt;" calcext:value-type="string">
            <text:p>&lt;div class="container-card position-relative m-1" id="main-2-70"&gt;&lt;img class="d-block" width="80" height="112" src="https://one-draw.jp/ijinden/cardlist/002/card/02_070.png" /&gt;&lt;div class="container-num-copies position-absolute bottom-0 start-0 px-1" id="main-2-70-num-copies"&gt;0&lt;/div&gt;&lt;button type="button" class="btn btn-secondary btn-number btn-sm btn-pop position-absolute top-0 start-0" data-type="minus" data-deck="main" data-id="2-70"&gt;-&lt;/button&gt;&lt;button type="button" class="btn btn-secondary btn-number btn-sm btn-push position-absolute top-0 end-0" data-type="plus" data-deck="main" data-id="2-70"&gt;+&lt;/button&gt;&lt;button type="button" class="btn btn-secondary btn-number btn-sm btn-drop position-absolute bottom-0 end-0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 position-relative m-1&quot; id=&quot;side-2-70&quot;&gt;&lt;img class=&quot;d-block&quot; width=&quot;80&quot; height=&quot;112&quot; src=&quot;https://one-draw.jp/ijinden/cardlist/002/card/02_070.png&quot; /&gt;&lt;div class=&quot;container-num-copies position-absolute bottom-0 start-0 px-1&quot; id=&quot;side-2-70-num-copies&quot;&gt;0&lt;/div&gt;&lt;button type=&quot;button&quot; class=&quot;btn btn-secondary btn-number btn-sm btn-pop position-absolute top-0 start-0&quot; data-type=&quot;minus&quot; data-deck=&quot;side&quot; data-id=&quot;2-70&quot;&gt;-&lt;/button&gt;&lt;button type=&quot;button&quot; class=&quot;btn btn-secondary btn-number btn-sm btn-push position-absolute top-0 end-0&quot; data-type=&quot;plus&quot; data-deck=&quot;side&quot; data-id=&quot;2-70&quot;&gt;+&lt;/button&gt;&lt;button type=&quot;button&quot; class=&quot;btn btn-secondary btn-number btn-sm btn-raise position-absolute bottom-0 end-0&quot; data-type=&quot;raise&quot; data-id=&quot;2-70&quot;&gt;^&lt;/button&gt;&lt;/div&gt;" calcext:value-type="string">
            <text:p>&lt;div class="container-card position-relative m-1" id="side-2-70"&gt;&lt;img class="d-block" width="80" height="112" src="https://one-draw.jp/ijinden/cardlist/002/card/02_070.png" /&gt;&lt;div class="container-num-copies position-absolute bottom-0 start-0 px-1" id="side-2-70-num-copies"&gt;0&lt;/div&gt;&lt;button type="button" class="btn btn-secondary btn-number btn-sm btn-pop position-absolute top-0 start-0" data-type="minus" data-deck="side" data-id="2-70"&gt;-&lt;/button&gt;&lt;button type="button" class="btn btn-secondary btn-number btn-sm btn-push position-absolute top-0 end-0" data-type="plus" data-deck="side" data-id="2-70"&gt;+&lt;/button&gt;&lt;button type="button" class="btn btn-secondary btn-number btn-sm btn-raise position-absolute bottom-0 end-0" data-type="raise" data-id="2-70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;[.B203];[$HTML.$K$3];[.B203];[$HTML.$L$3];[.B203];[$HTML.$M$3];[.B203];[$HTML.$N$3];[.B203];[$HTML.$O$3];[.B203];[$HTML.$P$3])" office:value-type="string" office:string-value="&lt;tr id=&quot;table-2-70&quot; data-expansion=&quot;25&quot; data-type=&quot;3&quot; data-color=&quot;40&quot; data-term=&quot;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id="table-2-70" data-expansion="25" data-type="3" data-color="40" data-term="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 position-relative m-1&quot; id=&quot;main-2-71&quot;&gt;&lt;img class=&quot;d-block&quot; width=&quot;80&quot; height=&quot;112&quot; src=&quot;https://one-draw.jp/ijinden/cardlist/002/card/02_071.png&quot; /&gt;&lt;div class=&quot;container-num-copies position-absolute bottom-0 start-0 px-1&quot; id=&quot;main-2-71-num-copies&quot;&gt;0&lt;/div&gt;&lt;button type=&quot;button&quot; class=&quot;btn btn-secondary btn-number btn-sm btn-pop position-absolute top-0 start-0&quot; data-type=&quot;minus&quot; data-deck=&quot;main&quot; data-id=&quot;2-71&quot;&gt;-&lt;/button&gt;&lt;button type=&quot;button&quot; class=&quot;btn btn-secondary btn-number btn-sm btn-push position-absolute top-0 end-0&quot; data-type=&quot;plus&quot; data-deck=&quot;main&quot; data-id=&quot;2-71&quot;&gt;+&lt;/button&gt;&lt;button type=&quot;button&quot; class=&quot;btn btn-secondary btn-number btn-sm btn-drop position-absolute bottom-0 end-0&quot; data-type=&quot;drop&quot; data-id=&quot;2-71&quot;&gt;v&lt;/button&gt;&lt;/div&gt;" calcext:value-type="string">
            <text:p>&lt;div class="container-card position-relative m-1" id="main-2-71"&gt;&lt;img class="d-block" width="80" height="112" src="https://one-draw.jp/ijinden/cardlist/002/card/02_071.png" /&gt;&lt;div class="container-num-copies position-absolute bottom-0 start-0 px-1" id="main-2-71-num-copies"&gt;0&lt;/div&gt;&lt;button type="button" class="btn btn-secondary btn-number btn-sm btn-pop position-absolute top-0 start-0" data-type="minus" data-deck="main" data-id="2-71"&gt;-&lt;/button&gt;&lt;button type="button" class="btn btn-secondary btn-number btn-sm btn-push position-absolute top-0 end-0" data-type="plus" data-deck="main" data-id="2-71"&gt;+&lt;/button&gt;&lt;button type="button" class="btn btn-secondary btn-number btn-sm btn-drop position-absolute bottom-0 end-0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 position-relative m-1&quot; id=&quot;side-2-71&quot;&gt;&lt;img class=&quot;d-block&quot; width=&quot;80&quot; height=&quot;112&quot; src=&quot;https://one-draw.jp/ijinden/cardlist/002/card/02_071.png&quot; /&gt;&lt;div class=&quot;container-num-copies position-absolute bottom-0 start-0 px-1&quot; id=&quot;side-2-71-num-copies&quot;&gt;0&lt;/div&gt;&lt;button type=&quot;button&quot; class=&quot;btn btn-secondary btn-number btn-sm btn-pop position-absolute top-0 start-0&quot; data-type=&quot;minus&quot; data-deck=&quot;side&quot; data-id=&quot;2-71&quot;&gt;-&lt;/button&gt;&lt;button type=&quot;button&quot; class=&quot;btn btn-secondary btn-number btn-sm btn-push position-absolute top-0 end-0&quot; data-type=&quot;plus&quot; data-deck=&quot;side&quot; data-id=&quot;2-71&quot;&gt;+&lt;/button&gt;&lt;button type=&quot;button&quot; class=&quot;btn btn-secondary btn-number btn-sm btn-raise position-absolute bottom-0 end-0&quot; data-type=&quot;raise&quot; data-id=&quot;2-71&quot;&gt;^&lt;/button&gt;&lt;/div&gt;" calcext:value-type="string">
            <text:p>&lt;div class="container-card position-relative m-1" id="side-2-71"&gt;&lt;img class="d-block" width="80" height="112" src="https://one-draw.jp/ijinden/cardlist/002/card/02_071.png" /&gt;&lt;div class="container-num-copies position-absolute bottom-0 start-0 px-1" id="side-2-71-num-copies"&gt;0&lt;/div&gt;&lt;button type="button" class="btn btn-secondary btn-number btn-sm btn-pop position-absolute top-0 start-0" data-type="minus" data-deck="side" data-id="2-71"&gt;-&lt;/button&gt;&lt;button type="button" class="btn btn-secondary btn-number btn-sm btn-push position-absolute top-0 end-0" data-type="plus" data-deck="side" data-id="2-71"&gt;+&lt;/button&gt;&lt;button type="button" class="btn btn-secondary btn-number btn-sm btn-raise position-absolute bottom-0 end-0" data-type="raise" data-id="2-71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;[.B204];[$HTML.$K$3];[.B204];[$HTML.$L$3];[.B204];[$HTML.$M$3];[.B204];[$HTML.$N$3];[.B204];[$HTML.$O$3];[.B204];[$HTML.$P$3])" office:value-type="string" office:string-value="&lt;tr id=&quot;table-2-71&quot; data-expansion=&quot;25&quot; data-type=&quot;3&quot; data-color=&quot;40&quot; data-term=&quot;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id="table-2-71" data-expansion="25" data-type="3" data-color="40" data-term="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 position-relative m-1&quot; id=&quot;main-2-72&quot;&gt;&lt;img class=&quot;d-block&quot; width=&quot;80&quot; height=&quot;112&quot; src=&quot;https://one-draw.jp/ijinden/cardlist/002/card/02_072.png&quot; /&gt;&lt;div class=&quot;container-num-copies position-absolute bottom-0 start-0 px-1&quot; id=&quot;main-2-72-num-copies&quot;&gt;0&lt;/div&gt;&lt;button type=&quot;button&quot; class=&quot;btn btn-secondary btn-number btn-sm btn-pop position-absolute top-0 start-0&quot; data-type=&quot;minus&quot; data-deck=&quot;main&quot; data-id=&quot;2-72&quot;&gt;-&lt;/button&gt;&lt;button type=&quot;button&quot; class=&quot;btn btn-secondary btn-number btn-sm btn-push position-absolute top-0 end-0&quot; data-type=&quot;plus&quot; data-deck=&quot;main&quot; data-id=&quot;2-72&quot;&gt;+&lt;/button&gt;&lt;button type=&quot;button&quot; class=&quot;btn btn-secondary btn-number btn-sm btn-drop position-absolute bottom-0 end-0&quot; data-type=&quot;drop&quot; data-id=&quot;2-72&quot;&gt;v&lt;/button&gt;&lt;/div&gt;" calcext:value-type="string">
            <text:p>&lt;div class="container-card position-relative m-1" id="main-2-72"&gt;&lt;img class="d-block" width="80" height="112" src="https://one-draw.jp/ijinden/cardlist/002/card/02_072.png" /&gt;&lt;div class="container-num-copies position-absolute bottom-0 start-0 px-1" id="main-2-72-num-copies"&gt;0&lt;/div&gt;&lt;button type="button" class="btn btn-secondary btn-number btn-sm btn-pop position-absolute top-0 start-0" data-type="minus" data-deck="main" data-id="2-72"&gt;-&lt;/button&gt;&lt;button type="button" class="btn btn-secondary btn-number btn-sm btn-push position-absolute top-0 end-0" data-type="plus" data-deck="main" data-id="2-72"&gt;+&lt;/button&gt;&lt;button type="button" class="btn btn-secondary btn-number btn-sm btn-drop position-absolute bottom-0 end-0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 position-relative m-1&quot; id=&quot;side-2-72&quot;&gt;&lt;img class=&quot;d-block&quot; width=&quot;80&quot; height=&quot;112&quot; src=&quot;https://one-draw.jp/ijinden/cardlist/002/card/02_072.png&quot; /&gt;&lt;div class=&quot;container-num-copies position-absolute bottom-0 start-0 px-1&quot; id=&quot;side-2-72-num-copies&quot;&gt;0&lt;/div&gt;&lt;button type=&quot;button&quot; class=&quot;btn btn-secondary btn-number btn-sm btn-pop position-absolute top-0 start-0&quot; data-type=&quot;minus&quot; data-deck=&quot;side&quot; data-id=&quot;2-72&quot;&gt;-&lt;/button&gt;&lt;button type=&quot;button&quot; class=&quot;btn btn-secondary btn-number btn-sm btn-push position-absolute top-0 end-0&quot; data-type=&quot;plus&quot; data-deck=&quot;side&quot; data-id=&quot;2-72&quot;&gt;+&lt;/button&gt;&lt;button type=&quot;button&quot; class=&quot;btn btn-secondary btn-number btn-sm btn-raise position-absolute bottom-0 end-0&quot; data-type=&quot;raise&quot; data-id=&quot;2-72&quot;&gt;^&lt;/button&gt;&lt;/div&gt;" calcext:value-type="string">
            <text:p>&lt;div class="container-card position-relative m-1" id="side-2-72"&gt;&lt;img class="d-block" width="80" height="112" src="https://one-draw.jp/ijinden/cardlist/002/card/02_072.png" /&gt;&lt;div class="container-num-copies position-absolute bottom-0 start-0 px-1" id="side-2-72-num-copies"&gt;0&lt;/div&gt;&lt;button type="button" class="btn btn-secondary btn-number btn-sm btn-pop position-absolute top-0 start-0" data-type="minus" data-deck="side" data-id="2-72"&gt;-&lt;/button&gt;&lt;button type="button" class="btn btn-secondary btn-number btn-sm btn-push position-absolute top-0 end-0" data-type="plus" data-deck="side" data-id="2-72"&gt;+&lt;/button&gt;&lt;button type="button" class="btn btn-secondary btn-number btn-sm btn-raise position-absolute bottom-0 end-0" data-type="raise" data-id="2-72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;[.B205];[$HTML.$K$3];[.B205];[$HTML.$L$3];[.B205];[$HTML.$M$3];[.B205];[$HTML.$N$3];[.B205];[$HTML.$O$3];[.B205];[$HTML.$P$3])" office:value-type="string" office:string-value="&lt;tr id=&quot;table-2-72&quot; data-expansion=&quot;25&quot; data-type=&quot;4&quot; data-color=&quot;40&quot; data-term=&quot;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id="table-2-72" data-expansion="25" data-type="4" data-color="40" data-term="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 position-relative m-1&quot; id=&quot;main-2-73&quot;&gt;&lt;img class=&quot;d-block&quot; width=&quot;80&quot; height=&quot;112&quot; src=&quot;https://one-draw.jp/ijinden/cardlist/002/card/02_073.png&quot; /&gt;&lt;div class=&quot;container-num-copies position-absolute bottom-0 start-0 px-1&quot; id=&quot;main-2-73-num-copies&quot;&gt;0&lt;/div&gt;&lt;button type=&quot;button&quot; class=&quot;btn btn-secondary btn-number btn-sm btn-pop position-absolute top-0 start-0&quot; data-type=&quot;minus&quot; data-deck=&quot;main&quot; data-id=&quot;2-73&quot;&gt;-&lt;/button&gt;&lt;button type=&quot;button&quot; class=&quot;btn btn-secondary btn-number btn-sm btn-push position-absolute top-0 end-0&quot; data-type=&quot;plus&quot; data-deck=&quot;main&quot; data-id=&quot;2-73&quot;&gt;+&lt;/button&gt;&lt;button type=&quot;button&quot; class=&quot;btn btn-secondary btn-number btn-sm btn-drop position-absolute bottom-0 end-0&quot; data-type=&quot;drop&quot; data-id=&quot;2-73&quot;&gt;v&lt;/button&gt;&lt;/div&gt;" calcext:value-type="string">
            <text:p>&lt;div class="container-card position-relative m-1" id="main-2-73"&gt;&lt;img class="d-block" width="80" height="112" src="https://one-draw.jp/ijinden/cardlist/002/card/02_073.png" /&gt;&lt;div class="container-num-copies position-absolute bottom-0 start-0 px-1" id="main-2-73-num-copies"&gt;0&lt;/div&gt;&lt;button type="button" class="btn btn-secondary btn-number btn-sm btn-pop position-absolute top-0 start-0" data-type="minus" data-deck="main" data-id="2-73"&gt;-&lt;/button&gt;&lt;button type="button" class="btn btn-secondary btn-number btn-sm btn-push position-absolute top-0 end-0" data-type="plus" data-deck="main" data-id="2-73"&gt;+&lt;/button&gt;&lt;button type="button" class="btn btn-secondary btn-number btn-sm btn-drop position-absolute bottom-0 end-0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 position-relative m-1&quot; id=&quot;side-2-73&quot;&gt;&lt;img class=&quot;d-block&quot; width=&quot;80&quot; height=&quot;112&quot; src=&quot;https://one-draw.jp/ijinden/cardlist/002/card/02_073.png&quot; /&gt;&lt;div class=&quot;container-num-copies position-absolute bottom-0 start-0 px-1&quot; id=&quot;side-2-73-num-copies&quot;&gt;0&lt;/div&gt;&lt;button type=&quot;button&quot; class=&quot;btn btn-secondary btn-number btn-sm btn-pop position-absolute top-0 start-0&quot; data-type=&quot;minus&quot; data-deck=&quot;side&quot; data-id=&quot;2-73&quot;&gt;-&lt;/button&gt;&lt;button type=&quot;button&quot; class=&quot;btn btn-secondary btn-number btn-sm btn-push position-absolute top-0 end-0&quot; data-type=&quot;plus&quot; data-deck=&quot;side&quot; data-id=&quot;2-73&quot;&gt;+&lt;/button&gt;&lt;button type=&quot;button&quot; class=&quot;btn btn-secondary btn-number btn-sm btn-raise position-absolute bottom-0 end-0&quot; data-type=&quot;raise&quot; data-id=&quot;2-73&quot;&gt;^&lt;/button&gt;&lt;/div&gt;" calcext:value-type="string">
            <text:p>&lt;div class="container-card position-relative m-1" id="side-2-73"&gt;&lt;img class="d-block" width="80" height="112" src="https://one-draw.jp/ijinden/cardlist/002/card/02_073.png" /&gt;&lt;div class="container-num-copies position-absolute bottom-0 start-0 px-1" id="side-2-73-num-copies"&gt;0&lt;/div&gt;&lt;button type="button" class="btn btn-secondary btn-number btn-sm btn-pop position-absolute top-0 start-0" data-type="minus" data-deck="side" data-id="2-73"&gt;-&lt;/button&gt;&lt;button type="button" class="btn btn-secondary btn-number btn-sm btn-push position-absolute top-0 end-0" data-type="plus" data-deck="side" data-id="2-73"&gt;+&lt;/button&gt;&lt;button type="button" class="btn btn-secondary btn-number btn-sm btn-raise position-absolute bottom-0 end-0" data-type="raise" data-id="2-73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;[.B206];[$HTML.$K$3];[.B206];[$HTML.$L$3];[.B206];[$HTML.$M$3];[.B206];[$HTML.$N$3];[.B206];[$HTML.$O$3];[.B206];[$HTML.$P$3])" office:value-type="string" office:string-value="&lt;tr id=&quot;table-2-73&quot; data-expansion=&quot;25&quot; data-type=&quot;4&quot; data-color=&quot;40&quot; data-term=&quot;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id="table-2-73" data-expansion="25" data-type="4" data-color="40" data-term="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 position-relative m-1&quot; id=&quot;main-2-74&quot;&gt;&lt;img class=&quot;d-block&quot; width=&quot;80&quot; height=&quot;112&quot; src=&quot;https://one-draw.jp/ijinden/cardlist/002/card/02_074.png&quot; /&gt;&lt;div class=&quot;container-num-copies position-absolute bottom-0 start-0 px-1&quot; id=&quot;main-2-74-num-copies&quot;&gt;0&lt;/div&gt;&lt;button type=&quot;button&quot; class=&quot;btn btn-secondary btn-number btn-sm btn-pop position-absolute top-0 start-0&quot; data-type=&quot;minus&quot; data-deck=&quot;main&quot; data-id=&quot;2-74&quot;&gt;-&lt;/button&gt;&lt;button type=&quot;button&quot; class=&quot;btn btn-secondary btn-number btn-sm btn-push position-absolute top-0 end-0&quot; data-type=&quot;plus&quot; data-deck=&quot;main&quot; data-id=&quot;2-74&quot;&gt;+&lt;/button&gt;&lt;button type=&quot;button&quot; class=&quot;btn btn-secondary btn-number btn-sm btn-drop position-absolute bottom-0 end-0&quot; data-type=&quot;drop&quot; data-id=&quot;2-74&quot;&gt;v&lt;/button&gt;&lt;/div&gt;" calcext:value-type="string">
            <text:p>&lt;div class="container-card position-relative m-1" id="main-2-74"&gt;&lt;img class="d-block" width="80" height="112" src="https://one-draw.jp/ijinden/cardlist/002/card/02_074.png" /&gt;&lt;div class="container-num-copies position-absolute bottom-0 start-0 px-1" id="main-2-74-num-copies"&gt;0&lt;/div&gt;&lt;button type="button" class="btn btn-secondary btn-number btn-sm btn-pop position-absolute top-0 start-0" data-type="minus" data-deck="main" data-id="2-74"&gt;-&lt;/button&gt;&lt;button type="button" class="btn btn-secondary btn-number btn-sm btn-push position-absolute top-0 end-0" data-type="plus" data-deck="main" data-id="2-74"&gt;+&lt;/button&gt;&lt;button type="button" class="btn btn-secondary btn-number btn-sm btn-drop position-absolute bottom-0 end-0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 position-relative m-1&quot; id=&quot;side-2-74&quot;&gt;&lt;img class=&quot;d-block&quot; width=&quot;80&quot; height=&quot;112&quot; src=&quot;https://one-draw.jp/ijinden/cardlist/002/card/02_074.png&quot; /&gt;&lt;div class=&quot;container-num-copies position-absolute bottom-0 start-0 px-1&quot; id=&quot;side-2-74-num-copies&quot;&gt;0&lt;/div&gt;&lt;button type=&quot;button&quot; class=&quot;btn btn-secondary btn-number btn-sm btn-pop position-absolute top-0 start-0&quot; data-type=&quot;minus&quot; data-deck=&quot;side&quot; data-id=&quot;2-74&quot;&gt;-&lt;/button&gt;&lt;button type=&quot;button&quot; class=&quot;btn btn-secondary btn-number btn-sm btn-push position-absolute top-0 end-0&quot; data-type=&quot;plus&quot; data-deck=&quot;side&quot; data-id=&quot;2-74&quot;&gt;+&lt;/button&gt;&lt;button type=&quot;button&quot; class=&quot;btn btn-secondary btn-number btn-sm btn-raise position-absolute bottom-0 end-0&quot; data-type=&quot;raise&quot; data-id=&quot;2-74&quot;&gt;^&lt;/button&gt;&lt;/div&gt;" calcext:value-type="string">
            <text:p>&lt;div class="container-card position-relative m-1" id="side-2-74"&gt;&lt;img class="d-block" width="80" height="112" src="https://one-draw.jp/ijinden/cardlist/002/card/02_074.png" /&gt;&lt;div class="container-num-copies position-absolute bottom-0 start-0 px-1" id="side-2-74-num-copies"&gt;0&lt;/div&gt;&lt;button type="button" class="btn btn-secondary btn-number btn-sm btn-pop position-absolute top-0 start-0" data-type="minus" data-deck="side" data-id="2-74"&gt;-&lt;/button&gt;&lt;button type="button" class="btn btn-secondary btn-number btn-sm btn-push position-absolute top-0 end-0" data-type="plus" data-deck="side" data-id="2-74"&gt;+&lt;/button&gt;&lt;button type="button" class="btn btn-secondary btn-number btn-sm btn-raise position-absolute bottom-0 end-0" data-type="raise" data-id="2-74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;[.B207];[$HTML.$K$3];[.B207];[$HTML.$L$3];[.B207];[$HTML.$M$3];[.B207];[$HTML.$N$3];[.B207];[$HTML.$O$3];[.B207];[$HTML.$P$3])" office:value-type="string" office:string-value="&lt;tr id=&quot;table-2-74&quot; data-expansion=&quot;25&quot; data-type=&quot;4&quot; data-color=&quot;40&quot; data-term=&quot;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id="table-2-74" data-expansion="25" data-type="4" data-color="40" data-term="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 position-relative m-1&quot; id=&quot;main-2-75&quot;&gt;&lt;img class=&quot;d-block&quot; width=&quot;80&quot; height=&quot;112&quot; src=&quot;https://one-draw.jp/ijinden/cardlist/002/card/02_075.png&quot; /&gt;&lt;div class=&quot;container-num-copies position-absolute bottom-0 start-0 px-1&quot; id=&quot;main-2-75-num-copies&quot;&gt;0&lt;/div&gt;&lt;button type=&quot;button&quot; class=&quot;btn btn-secondary btn-number btn-sm btn-pop position-absolute top-0 start-0&quot; data-type=&quot;minus&quot; data-deck=&quot;main&quot; data-id=&quot;2-75&quot;&gt;-&lt;/button&gt;&lt;button type=&quot;button&quot; class=&quot;btn btn-secondary btn-number btn-sm btn-push position-absolute top-0 end-0&quot; data-type=&quot;plus&quot; data-deck=&quot;main&quot; data-id=&quot;2-75&quot;&gt;+&lt;/button&gt;&lt;button type=&quot;button&quot; class=&quot;btn btn-secondary btn-number btn-sm btn-drop position-absolute bottom-0 end-0&quot; data-type=&quot;drop&quot; data-id=&quot;2-75&quot;&gt;v&lt;/button&gt;&lt;/div&gt;" calcext:value-type="string">
            <text:p>&lt;div class="container-card position-relative m-1" id="main-2-75"&gt;&lt;img class="d-block" width="80" height="112" src="https://one-draw.jp/ijinden/cardlist/002/card/02_075.png" /&gt;&lt;div class="container-num-copies position-absolute bottom-0 start-0 px-1" id="main-2-75-num-copies"&gt;0&lt;/div&gt;&lt;button type="button" class="btn btn-secondary btn-number btn-sm btn-pop position-absolute top-0 start-0" data-type="minus" data-deck="main" data-id="2-75"&gt;-&lt;/button&gt;&lt;button type="button" class="btn btn-secondary btn-number btn-sm btn-push position-absolute top-0 end-0" data-type="plus" data-deck="main" data-id="2-75"&gt;+&lt;/button&gt;&lt;button type="button" class="btn btn-secondary btn-number btn-sm btn-drop position-absolute bottom-0 end-0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 position-relative m-1&quot; id=&quot;side-2-75&quot;&gt;&lt;img class=&quot;d-block&quot; width=&quot;80&quot; height=&quot;112&quot; src=&quot;https://one-draw.jp/ijinden/cardlist/002/card/02_075.png&quot; /&gt;&lt;div class=&quot;container-num-copies position-absolute bottom-0 start-0 px-1&quot; id=&quot;side-2-75-num-copies&quot;&gt;0&lt;/div&gt;&lt;button type=&quot;button&quot; class=&quot;btn btn-secondary btn-number btn-sm btn-pop position-absolute top-0 start-0&quot; data-type=&quot;minus&quot; data-deck=&quot;side&quot; data-id=&quot;2-75&quot;&gt;-&lt;/button&gt;&lt;button type=&quot;button&quot; class=&quot;btn btn-secondary btn-number btn-sm btn-push position-absolute top-0 end-0&quot; data-type=&quot;plus&quot; data-deck=&quot;side&quot; data-id=&quot;2-75&quot;&gt;+&lt;/button&gt;&lt;button type=&quot;button&quot; class=&quot;btn btn-secondary btn-number btn-sm btn-raise position-absolute bottom-0 end-0&quot; data-type=&quot;raise&quot; data-id=&quot;2-75&quot;&gt;^&lt;/button&gt;&lt;/div&gt;" calcext:value-type="string">
            <text:p>&lt;div class="container-card position-relative m-1" id="side-2-75"&gt;&lt;img class="d-block" width="80" height="112" src="https://one-draw.jp/ijinden/cardlist/002/card/02_075.png" /&gt;&lt;div class="container-num-copies position-absolute bottom-0 start-0 px-1" id="side-2-75-num-copies"&gt;0&lt;/div&gt;&lt;button type="button" class="btn btn-secondary btn-number btn-sm btn-pop position-absolute top-0 start-0" data-type="minus" data-deck="side" data-id="2-75"&gt;-&lt;/button&gt;&lt;button type="button" class="btn btn-secondary btn-number btn-sm btn-push position-absolute top-0 end-0" data-type="plus" data-deck="side" data-id="2-75"&gt;+&lt;/button&gt;&lt;button type="button" class="btn btn-secondary btn-number btn-sm btn-raise position-absolute bottom-0 end-0" data-type="raise" data-id="2-75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;[.B208];[$HTML.$K$3];[.B208];[$HTML.$L$3];[.B208];[$HTML.$M$3];[.B208];[$HTML.$N$3];[.B208];[$HTML.$O$3];[.B208];[$HTML.$P$3])" office:value-type="string" office:string-value="&lt;tr id=&quot;table-2-75&quot; data-expansion=&quot;25&quot; data-type=&quot;4&quot; data-color=&quot;15&quot; data-term=&quot;0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id="table-2-75" data-expansion="25" data-type="4" data-color="15" data-term="0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 position-relative m-1&quot; id=&quot;main-2-76&quot;&gt;&lt;img class=&quot;d-block&quot; width=&quot;80&quot; height=&quot;112&quot; src=&quot;https://one-draw.jp/ijinden/cardlist/002/card/02_076.png&quot; /&gt;&lt;div class=&quot;container-num-copies position-absolute bottom-0 start-0 px-1&quot; id=&quot;main-2-76-num-copies&quot;&gt;0&lt;/div&gt;&lt;button type=&quot;button&quot; class=&quot;btn btn-secondary btn-number btn-sm btn-pop position-absolute top-0 start-0&quot; data-type=&quot;minus&quot; data-deck=&quot;main&quot; data-id=&quot;2-76&quot;&gt;-&lt;/button&gt;&lt;button type=&quot;button&quot; class=&quot;btn btn-secondary btn-number btn-sm btn-push position-absolute top-0 end-0&quot; data-type=&quot;plus&quot; data-deck=&quot;main&quot; data-id=&quot;2-76&quot;&gt;+&lt;/button&gt;&lt;button type=&quot;button&quot; class=&quot;btn btn-secondary btn-number btn-sm btn-drop position-absolute bottom-0 end-0&quot; data-type=&quot;drop&quot; data-id=&quot;2-76&quot;&gt;v&lt;/button&gt;&lt;/div&gt;" calcext:value-type="string">
            <text:p>&lt;div class="container-card position-relative m-1" id="main-2-76"&gt;&lt;img class="d-block" width="80" height="112" src="https://one-draw.jp/ijinden/cardlist/002/card/02_076.png" /&gt;&lt;div class="container-num-copies position-absolute bottom-0 start-0 px-1" id="main-2-76-num-copies"&gt;0&lt;/div&gt;&lt;button type="button" class="btn btn-secondary btn-number btn-sm btn-pop position-absolute top-0 start-0" data-type="minus" data-deck="main" data-id="2-76"&gt;-&lt;/button&gt;&lt;button type="button" class="btn btn-secondary btn-number btn-sm btn-push position-absolute top-0 end-0" data-type="plus" data-deck="main" data-id="2-76"&gt;+&lt;/button&gt;&lt;button type="button" class="btn btn-secondary btn-number btn-sm btn-drop position-absolute bottom-0 end-0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 position-relative m-1&quot; id=&quot;side-2-76&quot;&gt;&lt;img class=&quot;d-block&quot; width=&quot;80&quot; height=&quot;112&quot; src=&quot;https://one-draw.jp/ijinden/cardlist/002/card/02_076.png&quot; /&gt;&lt;div class=&quot;container-num-copies position-absolute bottom-0 start-0 px-1&quot; id=&quot;side-2-76-num-copies&quot;&gt;0&lt;/div&gt;&lt;button type=&quot;button&quot; class=&quot;btn btn-secondary btn-number btn-sm btn-pop position-absolute top-0 start-0&quot; data-type=&quot;minus&quot; data-deck=&quot;side&quot; data-id=&quot;2-76&quot;&gt;-&lt;/button&gt;&lt;button type=&quot;button&quot; class=&quot;btn btn-secondary btn-number btn-sm btn-push position-absolute top-0 end-0&quot; data-type=&quot;plus&quot; data-deck=&quot;side&quot; data-id=&quot;2-76&quot;&gt;+&lt;/button&gt;&lt;button type=&quot;button&quot; class=&quot;btn btn-secondary btn-number btn-sm btn-raise position-absolute bottom-0 end-0&quot; data-type=&quot;raise&quot; data-id=&quot;2-76&quot;&gt;^&lt;/button&gt;&lt;/div&gt;" calcext:value-type="string">
            <text:p>&lt;div class="container-card position-relative m-1" id="side-2-76"&gt;&lt;img class="d-block" width="80" height="112" src="https://one-draw.jp/ijinden/cardlist/002/card/02_076.png" /&gt;&lt;div class="container-num-copies position-absolute bottom-0 start-0 px-1" id="side-2-76-num-copies"&gt;0&lt;/div&gt;&lt;button type="button" class="btn btn-secondary btn-number btn-sm btn-pop position-absolute top-0 start-0" data-type="minus" data-deck="side" data-id="2-76"&gt;-&lt;/button&gt;&lt;button type="button" class="btn btn-secondary btn-number btn-sm btn-push position-absolute top-0 end-0" data-type="plus" data-deck="side" data-id="2-76"&gt;+&lt;/button&gt;&lt;button type="button" class="btn btn-secondary btn-number btn-sm btn-raise position-absolute bottom-0 end-0" data-type="raise" data-id="2-76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;[.B209];[$HTML.$K$3];[.B209];[$HTML.$L$3];[.B209];[$HTML.$M$3];[.B209];[$HTML.$N$3];[.B209];[$HTML.$O$3];[.B209];[$HTML.$P$3])" office:value-type="string" office:string-value="&lt;tr id=&quot;table-2-76&quot; data-expansion=&quot;25&quot; data-type=&quot;4&quot; data-color=&quot;25&quot; data-term=&quot;0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id="table-2-76" data-expansion="25" data-type="4" data-color="25" data-term="0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 position-relative m-1&quot; id=&quot;main-2-77&quot;&gt;&lt;img class=&quot;d-block&quot; width=&quot;80&quot; height=&quot;112&quot; src=&quot;https://one-draw.jp/ijinden/cardlist/002/card/02_077.png&quot; /&gt;&lt;div class=&quot;container-num-copies position-absolute bottom-0 start-0 px-1&quot; id=&quot;main-2-77-num-copies&quot;&gt;0&lt;/div&gt;&lt;button type=&quot;button&quot; class=&quot;btn btn-secondary btn-number btn-sm btn-pop position-absolute top-0 start-0&quot; data-type=&quot;minus&quot; data-deck=&quot;main&quot; data-id=&quot;2-77&quot;&gt;-&lt;/button&gt;&lt;button type=&quot;button&quot; class=&quot;btn btn-secondary btn-number btn-sm btn-push position-absolute top-0 end-0&quot; data-type=&quot;plus&quot; data-deck=&quot;main&quot; data-id=&quot;2-77&quot;&gt;+&lt;/button&gt;&lt;button type=&quot;button&quot; class=&quot;btn btn-secondary btn-number btn-sm btn-drop position-absolute bottom-0 end-0&quot; data-type=&quot;drop&quot; data-id=&quot;2-77&quot;&gt;v&lt;/button&gt;&lt;/div&gt;" calcext:value-type="string">
            <text:p>&lt;div class="container-card position-relative m-1" id="main-2-77"&gt;&lt;img class="d-block" width="80" height="112" src="https://one-draw.jp/ijinden/cardlist/002/card/02_077.png" /&gt;&lt;div class="container-num-copies position-absolute bottom-0 start-0 px-1" id="main-2-77-num-copies"&gt;0&lt;/div&gt;&lt;button type="button" class="btn btn-secondary btn-number btn-sm btn-pop position-absolute top-0 start-0" data-type="minus" data-deck="main" data-id="2-77"&gt;-&lt;/button&gt;&lt;button type="button" class="btn btn-secondary btn-number btn-sm btn-push position-absolute top-0 end-0" data-type="plus" data-deck="main" data-id="2-77"&gt;+&lt;/button&gt;&lt;button type="button" class="btn btn-secondary btn-number btn-sm btn-drop position-absolute bottom-0 end-0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 position-relative m-1&quot; id=&quot;side-2-77&quot;&gt;&lt;img class=&quot;d-block&quot; width=&quot;80&quot; height=&quot;112&quot; src=&quot;https://one-draw.jp/ijinden/cardlist/002/card/02_077.png&quot; /&gt;&lt;div class=&quot;container-num-copies position-absolute bottom-0 start-0 px-1&quot; id=&quot;side-2-77-num-copies&quot;&gt;0&lt;/div&gt;&lt;button type=&quot;button&quot; class=&quot;btn btn-secondary btn-number btn-sm btn-pop position-absolute top-0 start-0&quot; data-type=&quot;minus&quot; data-deck=&quot;side&quot; data-id=&quot;2-77&quot;&gt;-&lt;/button&gt;&lt;button type=&quot;button&quot; class=&quot;btn btn-secondary btn-number btn-sm btn-push position-absolute top-0 end-0&quot; data-type=&quot;plus&quot; data-deck=&quot;side&quot; data-id=&quot;2-77&quot;&gt;+&lt;/button&gt;&lt;button type=&quot;button&quot; class=&quot;btn btn-secondary btn-number btn-sm btn-raise position-absolute bottom-0 end-0&quot; data-type=&quot;raise&quot; data-id=&quot;2-77&quot;&gt;^&lt;/button&gt;&lt;/div&gt;" calcext:value-type="string">
            <text:p>&lt;div class="container-card position-relative m-1" id="side-2-77"&gt;&lt;img class="d-block" width="80" height="112" src="https://one-draw.jp/ijinden/cardlist/002/card/02_077.png" /&gt;&lt;div class="container-num-copies position-absolute bottom-0 start-0 px-1" id="side-2-77-num-copies"&gt;0&lt;/div&gt;&lt;button type="button" class="btn btn-secondary btn-number btn-sm btn-pop position-absolute top-0 start-0" data-type="minus" data-deck="side" data-id="2-77"&gt;-&lt;/button&gt;&lt;button type="button" class="btn btn-secondary btn-number btn-sm btn-push position-absolute top-0 end-0" data-type="plus" data-deck="side" data-id="2-77"&gt;+&lt;/button&gt;&lt;button type="button" class="btn btn-secondary btn-number btn-sm btn-raise position-absolute bottom-0 end-0" data-type="raise" data-id="2-77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;[.B210];[$HTML.$K$3];[.B210];[$HTML.$L$3];[.B210];[$HTML.$M$3];[.B210];[$HTML.$N$3];[.B210];[$HTML.$O$3];[.B210];[$HTML.$P$3])" office:value-type="string" office:string-value="&lt;tr id=&quot;table-2-77&quot; data-expansion=&quot;25&quot; data-type=&quot;4&quot; data-color=&quot;35&quot; data-term=&quot;0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id="table-2-77" data-expansion="25" data-type="4" data-color="35" data-term="0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 position-relative m-1&quot; id=&quot;main-2-78&quot;&gt;&lt;img class=&quot;d-block&quot; width=&quot;80&quot; height=&quot;112&quot; src=&quot;https://one-draw.jp/ijinden/cardlist/002/card/02_078.png&quot; /&gt;&lt;div class=&quot;container-num-copies position-absolute bottom-0 start-0 px-1&quot; id=&quot;main-2-78-num-copies&quot;&gt;0&lt;/div&gt;&lt;button type=&quot;button&quot; class=&quot;btn btn-secondary btn-number btn-sm btn-pop position-absolute top-0 start-0&quot; data-type=&quot;minus&quot; data-deck=&quot;main&quot; data-id=&quot;2-78&quot;&gt;-&lt;/button&gt;&lt;button type=&quot;button&quot; class=&quot;btn btn-secondary btn-number btn-sm btn-push position-absolute top-0 end-0&quot; data-type=&quot;plus&quot; data-deck=&quot;main&quot; data-id=&quot;2-78&quot;&gt;+&lt;/button&gt;&lt;button type=&quot;button&quot; class=&quot;btn btn-secondary btn-number btn-sm btn-drop position-absolute bottom-0 end-0&quot; data-type=&quot;drop&quot; data-id=&quot;2-78&quot;&gt;v&lt;/button&gt;&lt;/div&gt;" calcext:value-type="string">
            <text:p>&lt;div class="container-card position-relative m-1" id="main-2-78"&gt;&lt;img class="d-block" width="80" height="112" src="https://one-draw.jp/ijinden/cardlist/002/card/02_078.png" /&gt;&lt;div class="container-num-copies position-absolute bottom-0 start-0 px-1" id="main-2-78-num-copies"&gt;0&lt;/div&gt;&lt;button type="button" class="btn btn-secondary btn-number btn-sm btn-pop position-absolute top-0 start-0" data-type="minus" data-deck="main" data-id="2-78"&gt;-&lt;/button&gt;&lt;button type="button" class="btn btn-secondary btn-number btn-sm btn-push position-absolute top-0 end-0" data-type="plus" data-deck="main" data-id="2-78"&gt;+&lt;/button&gt;&lt;button type="button" class="btn btn-secondary btn-number btn-sm btn-drop position-absolute bottom-0 end-0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 position-relative m-1&quot; id=&quot;side-2-78&quot;&gt;&lt;img class=&quot;d-block&quot; width=&quot;80&quot; height=&quot;112&quot; src=&quot;https://one-draw.jp/ijinden/cardlist/002/card/02_078.png&quot; /&gt;&lt;div class=&quot;container-num-copies position-absolute bottom-0 start-0 px-1&quot; id=&quot;side-2-78-num-copies&quot;&gt;0&lt;/div&gt;&lt;button type=&quot;button&quot; class=&quot;btn btn-secondary btn-number btn-sm btn-pop position-absolute top-0 start-0&quot; data-type=&quot;minus&quot; data-deck=&quot;side&quot; data-id=&quot;2-78&quot;&gt;-&lt;/button&gt;&lt;button type=&quot;button&quot; class=&quot;btn btn-secondary btn-number btn-sm btn-push position-absolute top-0 end-0&quot; data-type=&quot;plus&quot; data-deck=&quot;side&quot; data-id=&quot;2-78&quot;&gt;+&lt;/button&gt;&lt;button type=&quot;button&quot; class=&quot;btn btn-secondary btn-number btn-sm btn-raise position-absolute bottom-0 end-0&quot; data-type=&quot;raise&quot; data-id=&quot;2-78&quot;&gt;^&lt;/button&gt;&lt;/div&gt;" calcext:value-type="string">
            <text:p>&lt;div class="container-card position-relative m-1" id="side-2-78"&gt;&lt;img class="d-block" width="80" height="112" src="https://one-draw.jp/ijinden/cardlist/002/card/02_078.png" /&gt;&lt;div class="container-num-copies position-absolute bottom-0 start-0 px-1" id="side-2-78-num-copies"&gt;0&lt;/div&gt;&lt;button type="button" class="btn btn-secondary btn-number btn-sm btn-pop position-absolute top-0 start-0" data-type="minus" data-deck="side" data-id="2-78"&gt;-&lt;/button&gt;&lt;button type="button" class="btn btn-secondary btn-number btn-sm btn-push position-absolute top-0 end-0" data-type="plus" data-deck="side" data-id="2-78"&gt;+&lt;/button&gt;&lt;button type="button" class="btn btn-secondary btn-number btn-sm btn-raise position-absolute bottom-0 end-0" data-type="raise" data-id="2-78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;[.B211];[$HTML.$K$3];[.B211];[$HTML.$L$3];[.B211];[$HTML.$M$3];[.B211];[$HTML.$N$3];[.B211];[$HTML.$O$3];[.B211];[$HTML.$P$3])" office:value-type="string" office:string-value="&lt;tr id=&quot;table-2-78&quot; data-expansion=&quot;25&quot; data-type=&quot;4&quot; data-color=&quot;15&quot; data-term=&quot;0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id="table-2-78" data-expansion="25" data-type="4" data-color="15" data-term="0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 position-relative m-1&quot; id=&quot;main-2-79&quot;&gt;&lt;img class=&quot;d-block&quot; width=&quot;80&quot; height=&quot;112&quot; src=&quot;https://one-draw.jp/ijinden/cardlist/002/card/02_079.png&quot; /&gt;&lt;div class=&quot;container-num-copies position-absolute bottom-0 start-0 px-1&quot; id=&quot;main-2-79-num-copies&quot;&gt;0&lt;/div&gt;&lt;button type=&quot;button&quot; class=&quot;btn btn-secondary btn-number btn-sm btn-pop position-absolute top-0 start-0&quot; data-type=&quot;minus&quot; data-deck=&quot;main&quot; data-id=&quot;2-79&quot;&gt;-&lt;/button&gt;&lt;button type=&quot;button&quot; class=&quot;btn btn-secondary btn-number btn-sm btn-push position-absolute top-0 end-0&quot; data-type=&quot;plus&quot; data-deck=&quot;main&quot; data-id=&quot;2-79&quot;&gt;+&lt;/button&gt;&lt;button type=&quot;button&quot; class=&quot;btn btn-secondary btn-number btn-sm btn-drop position-absolute bottom-0 end-0&quot; data-type=&quot;drop&quot; data-id=&quot;2-79&quot;&gt;v&lt;/button&gt;&lt;/div&gt;" calcext:value-type="string">
            <text:p>&lt;div class="container-card position-relative m-1" id="main-2-79"&gt;&lt;img class="d-block" width="80" height="112" src="https://one-draw.jp/ijinden/cardlist/002/card/02_079.png" /&gt;&lt;div class="container-num-copies position-absolute bottom-0 start-0 px-1" id="main-2-79-num-copies"&gt;0&lt;/div&gt;&lt;button type="button" class="btn btn-secondary btn-number btn-sm btn-pop position-absolute top-0 start-0" data-type="minus" data-deck="main" data-id="2-79"&gt;-&lt;/button&gt;&lt;button type="button" class="btn btn-secondary btn-number btn-sm btn-push position-absolute top-0 end-0" data-type="plus" data-deck="main" data-id="2-79"&gt;+&lt;/button&gt;&lt;button type="button" class="btn btn-secondary btn-number btn-sm btn-drop position-absolute bottom-0 end-0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 position-relative m-1&quot; id=&quot;side-2-79&quot;&gt;&lt;img class=&quot;d-block&quot; width=&quot;80&quot; height=&quot;112&quot; src=&quot;https://one-draw.jp/ijinden/cardlist/002/card/02_079.png&quot; /&gt;&lt;div class=&quot;container-num-copies position-absolute bottom-0 start-0 px-1&quot; id=&quot;side-2-79-num-copies&quot;&gt;0&lt;/div&gt;&lt;button type=&quot;button&quot; class=&quot;btn btn-secondary btn-number btn-sm btn-pop position-absolute top-0 start-0&quot; data-type=&quot;minus&quot; data-deck=&quot;side&quot; data-id=&quot;2-79&quot;&gt;-&lt;/button&gt;&lt;button type=&quot;button&quot; class=&quot;btn btn-secondary btn-number btn-sm btn-push position-absolute top-0 end-0&quot; data-type=&quot;plus&quot; data-deck=&quot;side&quot; data-id=&quot;2-79&quot;&gt;+&lt;/button&gt;&lt;button type=&quot;button&quot; class=&quot;btn btn-secondary btn-number btn-sm btn-raise position-absolute bottom-0 end-0&quot; data-type=&quot;raise&quot; data-id=&quot;2-79&quot;&gt;^&lt;/button&gt;&lt;/div&gt;" calcext:value-type="string">
            <text:p>&lt;div class="container-card position-relative m-1" id="side-2-79"&gt;&lt;img class="d-block" width="80" height="112" src="https://one-draw.jp/ijinden/cardlist/002/card/02_079.png" /&gt;&lt;div class="container-num-copies position-absolute bottom-0 start-0 px-1" id="side-2-79-num-copies"&gt;0&lt;/div&gt;&lt;button type="button" class="btn btn-secondary btn-number btn-sm btn-pop position-absolute top-0 start-0" data-type="minus" data-deck="side" data-id="2-79"&gt;-&lt;/button&gt;&lt;button type="button" class="btn btn-secondary btn-number btn-sm btn-push position-absolute top-0 end-0" data-type="plus" data-deck="side" data-id="2-79"&gt;+&lt;/button&gt;&lt;button type="button" class="btn btn-secondary btn-number btn-sm btn-raise position-absolute bottom-0 end-0" data-type="raise" data-id="2-79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;[.B212];[$HTML.$K$3];[.B212];[$HTML.$L$3];[.B212];[$HTML.$M$3];[.B212];[$HTML.$N$3];[.B212];[$HTML.$O$3];[.B212];[$HTML.$P$3])" office:value-type="string" office:string-value="&lt;tr id=&quot;table-2-79&quot; data-expansion=&quot;25&quot; data-type=&quot;4&quot; data-color=&quot;25&quot; data-term=&quot;0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id="table-2-79" data-expansion="25" data-type="4" data-color="25" data-term="0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 position-relative m-1&quot; id=&quot;main-2-80&quot;&gt;&lt;img class=&quot;d-block&quot; width=&quot;80&quot; height=&quot;112&quot; src=&quot;https://one-draw.jp/ijinden/cardlist/002/card/02_080.png&quot; /&gt;&lt;div class=&quot;container-num-copies position-absolute bottom-0 start-0 px-1&quot; id=&quot;main-2-80-num-copies&quot;&gt;0&lt;/div&gt;&lt;button type=&quot;button&quot; class=&quot;btn btn-secondary btn-number btn-sm btn-pop position-absolute top-0 start-0&quot; data-type=&quot;minus&quot; data-deck=&quot;main&quot; data-id=&quot;2-80&quot;&gt;-&lt;/button&gt;&lt;button type=&quot;button&quot; class=&quot;btn btn-secondary btn-number btn-sm btn-push position-absolute top-0 end-0&quot; data-type=&quot;plus&quot; data-deck=&quot;main&quot; data-id=&quot;2-80&quot;&gt;+&lt;/button&gt;&lt;button type=&quot;button&quot; class=&quot;btn btn-secondary btn-number btn-sm btn-drop position-absolute bottom-0 end-0&quot; data-type=&quot;drop&quot; data-id=&quot;2-80&quot;&gt;v&lt;/button&gt;&lt;/div&gt;" calcext:value-type="string">
            <text:p>&lt;div class="container-card position-relative m-1" id="main-2-80"&gt;&lt;img class="d-block" width="80" height="112" src="https://one-draw.jp/ijinden/cardlist/002/card/02_080.png" /&gt;&lt;div class="container-num-copies position-absolute bottom-0 start-0 px-1" id="main-2-80-num-copies"&gt;0&lt;/div&gt;&lt;button type="button" class="btn btn-secondary btn-number btn-sm btn-pop position-absolute top-0 start-0" data-type="minus" data-deck="main" data-id="2-80"&gt;-&lt;/button&gt;&lt;button type="button" class="btn btn-secondary btn-number btn-sm btn-push position-absolute top-0 end-0" data-type="plus" data-deck="main" data-id="2-80"&gt;+&lt;/button&gt;&lt;button type="button" class="btn btn-secondary btn-number btn-sm btn-drop position-absolute bottom-0 end-0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 position-relative m-1&quot; id=&quot;side-2-80&quot;&gt;&lt;img class=&quot;d-block&quot; width=&quot;80&quot; height=&quot;112&quot; src=&quot;https://one-draw.jp/ijinden/cardlist/002/card/02_080.png&quot; /&gt;&lt;div class=&quot;container-num-copies position-absolute bottom-0 start-0 px-1&quot; id=&quot;side-2-80-num-copies&quot;&gt;0&lt;/div&gt;&lt;button type=&quot;button&quot; class=&quot;btn btn-secondary btn-number btn-sm btn-pop position-absolute top-0 start-0&quot; data-type=&quot;minus&quot; data-deck=&quot;side&quot; data-id=&quot;2-80&quot;&gt;-&lt;/button&gt;&lt;button type=&quot;button&quot; class=&quot;btn btn-secondary btn-number btn-sm btn-push position-absolute top-0 end-0&quot; data-type=&quot;plus&quot; data-deck=&quot;side&quot; data-id=&quot;2-80&quot;&gt;+&lt;/button&gt;&lt;button type=&quot;button&quot; class=&quot;btn btn-secondary btn-number btn-sm btn-raise position-absolute bottom-0 end-0&quot; data-type=&quot;raise&quot; data-id=&quot;2-80&quot;&gt;^&lt;/button&gt;&lt;/div&gt;" calcext:value-type="string">
            <text:p>&lt;div class="container-card position-relative m-1" id="side-2-80"&gt;&lt;img class="d-block" width="80" height="112" src="https://one-draw.jp/ijinden/cardlist/002/card/02_080.png" /&gt;&lt;div class="container-num-copies position-absolute bottom-0 start-0 px-1" id="side-2-80-num-copies"&gt;0&lt;/div&gt;&lt;button type="button" class="btn btn-secondary btn-number btn-sm btn-pop position-absolute top-0 start-0" data-type="minus" data-deck="side" data-id="2-80"&gt;-&lt;/button&gt;&lt;button type="button" class="btn btn-secondary btn-number btn-sm btn-push position-absolute top-0 end-0" data-type="plus" data-deck="side" data-id="2-80"&gt;+&lt;/button&gt;&lt;button type="button" class="btn btn-secondary btn-number btn-sm btn-raise position-absolute bottom-0 end-0" data-type="raise" data-id="2-80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;[.B213];[$HTML.$K$3];[.B213];[$HTML.$L$3];[.B213];[$HTML.$M$3];[.B213];[$HTML.$N$3];[.B213];[$HTML.$O$3];[.B213];[$HTML.$P$3])" office:value-type="string" office:string-value="&lt;tr id=&quot;table-2-80&quot; data-expansion=&quot;25&quot; data-type=&quot;4&quot; data-color=&quot;35&quot; data-term=&quot;0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id="table-2-80" data-expansion="25" data-type="4" data-color="35" data-term="0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 position-relative m-1&quot; id=&quot;main-P-1&quot;&gt;&lt;img class=&quot;d-block&quot; width=&quot;80&quot; height=&quot;112&quot; src=&quot;https://one-draw.jp/ijinden/cardlist/P01/card/03_P_001.png&quot; /&gt;&lt;div class=&quot;container-num-copies position-absolute bottom-0 start-0 px-1&quot; id=&quot;main-P-1-num-copies&quot;&gt;0&lt;/div&gt;&lt;button type=&quot;button&quot; class=&quot;btn btn-secondary btn-number btn-sm btn-pop position-absolute top-0 start-0&quot; data-type=&quot;minus&quot; data-deck=&quot;main&quot; data-id=&quot;P-1&quot;&gt;-&lt;/button&gt;&lt;button type=&quot;button&quot; class=&quot;btn btn-secondary btn-number btn-sm btn-push position-absolute top-0 end-0&quot; data-type=&quot;plus&quot; data-deck=&quot;main&quot; data-id=&quot;P-1&quot;&gt;+&lt;/button&gt;&lt;button type=&quot;button&quot; class=&quot;btn btn-secondary btn-number btn-sm btn-drop position-absolute bottom-0 end-0&quot; data-type=&quot;drop&quot; data-id=&quot;P-1&quot;&gt;v&lt;/button&gt;&lt;/div&gt;" calcext:value-type="string">
            <text:p>&lt;div class="container-card position-relative m-1" id="main-P-1"&gt;&lt;img class="d-block" width="80" height="112" src="https://one-draw.jp/ijinden/cardlist/P01/card/03_P_001.png" /&gt;&lt;div class="container-num-copies position-absolute bottom-0 start-0 px-1" id="main-P-1-num-copies"&gt;0&lt;/div&gt;&lt;button type="button" class="btn btn-secondary btn-number btn-sm btn-pop position-absolute top-0 start-0" data-type="minus" data-deck="main" data-id="P-1"&gt;-&lt;/button&gt;&lt;button type="button" class="btn btn-secondary btn-number btn-sm btn-push position-absolute top-0 end-0" data-type="plus" data-deck="main" data-id="P-1"&gt;+&lt;/button&gt;&lt;button type="button" class="btn btn-secondary btn-number btn-sm btn-drop position-absolute bottom-0 end-0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 position-relative m-1&quot; id=&quot;side-P-1&quot;&gt;&lt;img class=&quot;d-block&quot; width=&quot;80&quot; height=&quot;112&quot; src=&quot;https://one-draw.jp/ijinden/cardlist/P01/card/03_P_001.png&quot; /&gt;&lt;div class=&quot;container-num-copies position-absolute bottom-0 start-0 px-1&quot; id=&quot;side-P-1-num-copies&quot;&gt;0&lt;/div&gt;&lt;button type=&quot;button&quot; class=&quot;btn btn-secondary btn-number btn-sm btn-pop position-absolute top-0 start-0&quot; data-type=&quot;minus&quot; data-deck=&quot;side&quot; data-id=&quot;P-1&quot;&gt;-&lt;/button&gt;&lt;button type=&quot;button&quot; class=&quot;btn btn-secondary btn-number btn-sm btn-push position-absolute top-0 end-0&quot; data-type=&quot;plus&quot; data-deck=&quot;side&quot; data-id=&quot;P-1&quot;&gt;+&lt;/button&gt;&lt;button type=&quot;button&quot; class=&quot;btn btn-secondary btn-number btn-sm btn-raise position-absolute bottom-0 end-0&quot; data-type=&quot;raise&quot; data-id=&quot;P-1&quot;&gt;^&lt;/button&gt;&lt;/div&gt;" calcext:value-type="string">
            <text:p>&lt;div class="container-card position-relative m-1" id="side-P-1"&gt;&lt;img class="d-block" width="80" height="112" src="https://one-draw.jp/ijinden/cardlist/P01/card/03_P_001.png" /&gt;&lt;div class="container-num-copies position-absolute bottom-0 start-0 px-1" id="side-P-1-num-copies"&gt;0&lt;/div&gt;&lt;button type="button" class="btn btn-secondary btn-number btn-sm btn-pop position-absolute top-0 start-0" data-type="minus" data-deck="side" data-id="P-1"&gt;-&lt;/button&gt;&lt;button type="button" class="btn btn-secondary btn-number btn-sm btn-push position-absolute top-0 end-0" data-type="plus" data-deck="side" data-id="P-1"&gt;+&lt;/button&gt;&lt;button type="button" class="btn btn-secondary btn-number btn-sm btn-raise position-absolute bottom-0 end-0" data-type="raise" data-id="P-1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;[.B214];[$HTML.$K$3];[.B214];[$HTML.$L$3];[.B214];[$HTML.$M$3];[.B214];[$HTML.$N$3];[.B214];[$HTML.$O$3];[.B214];[$HTML.$P$3])" office:value-type="string" office:string-value="&lt;tr id=&quot;table-P-1&quot; data-expansion=&quot;30&quot; data-type=&quot;1&quot; data-color=&quot;50&quot; data-term=&quot;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id="table-P-1" data-expansion="30" data-type="1" data-color="50" data-term="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 position-relative m-1&quot; id=&quot;main-P-2&quot;&gt;&lt;img class=&quot;d-block&quot; width=&quot;80&quot; height=&quot;112&quot; src=&quot;https://one-draw.jp/ijinden/cardlist/P01/card/03_P_002.png&quot; /&gt;&lt;div class=&quot;container-num-copies position-absolute bottom-0 start-0 px-1&quot; id=&quot;main-P-2-num-copies&quot;&gt;0&lt;/div&gt;&lt;button type=&quot;button&quot; class=&quot;btn btn-secondary btn-number btn-sm btn-pop position-absolute top-0 start-0&quot; data-type=&quot;minus&quot; data-deck=&quot;main&quot; data-id=&quot;P-2&quot;&gt;-&lt;/button&gt;&lt;button type=&quot;button&quot; class=&quot;btn btn-secondary btn-number btn-sm btn-push position-absolute top-0 end-0&quot; data-type=&quot;plus&quot; data-deck=&quot;main&quot; data-id=&quot;P-2&quot;&gt;+&lt;/button&gt;&lt;button type=&quot;button&quot; class=&quot;btn btn-secondary btn-number btn-sm btn-drop position-absolute bottom-0 end-0&quot; data-type=&quot;drop&quot; data-id=&quot;P-2&quot;&gt;v&lt;/button&gt;&lt;/div&gt;" calcext:value-type="string">
            <text:p>&lt;div class="container-card position-relative m-1" id="main-P-2"&gt;&lt;img class="d-block" width="80" height="112" src="https://one-draw.jp/ijinden/cardlist/P01/card/03_P_002.png" /&gt;&lt;div class="container-num-copies position-absolute bottom-0 start-0 px-1" id="main-P-2-num-copies"&gt;0&lt;/div&gt;&lt;button type="button" class="btn btn-secondary btn-number btn-sm btn-pop position-absolute top-0 start-0" data-type="minus" data-deck="main" data-id="P-2"&gt;-&lt;/button&gt;&lt;button type="button" class="btn btn-secondary btn-number btn-sm btn-push position-absolute top-0 end-0" data-type="plus" data-deck="main" data-id="P-2"&gt;+&lt;/button&gt;&lt;button type="button" class="btn btn-secondary btn-number btn-sm btn-drop position-absolute bottom-0 end-0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 position-relative m-1&quot; id=&quot;side-P-2&quot;&gt;&lt;img class=&quot;d-block&quot; width=&quot;80&quot; height=&quot;112&quot; src=&quot;https://one-draw.jp/ijinden/cardlist/P01/card/03_P_002.png&quot; /&gt;&lt;div class=&quot;container-num-copies position-absolute bottom-0 start-0 px-1&quot; id=&quot;side-P-2-num-copies&quot;&gt;0&lt;/div&gt;&lt;button type=&quot;button&quot; class=&quot;btn btn-secondary btn-number btn-sm btn-pop position-absolute top-0 start-0&quot; data-type=&quot;minus&quot; data-deck=&quot;side&quot; data-id=&quot;P-2&quot;&gt;-&lt;/button&gt;&lt;button type=&quot;button&quot; class=&quot;btn btn-secondary btn-number btn-sm btn-push position-absolute top-0 end-0&quot; data-type=&quot;plus&quot; data-deck=&quot;side&quot; data-id=&quot;P-2&quot;&gt;+&lt;/button&gt;&lt;button type=&quot;button&quot; class=&quot;btn btn-secondary btn-number btn-sm btn-raise position-absolute bottom-0 end-0&quot; data-type=&quot;raise&quot; data-id=&quot;P-2&quot;&gt;^&lt;/button&gt;&lt;/div&gt;" calcext:value-type="string">
            <text:p>&lt;div class="container-card position-relative m-1" id="side-P-2"&gt;&lt;img class="d-block" width="80" height="112" src="https://one-draw.jp/ijinden/cardlist/P01/card/03_P_002.png" /&gt;&lt;div class="container-num-copies position-absolute bottom-0 start-0 px-1" id="side-P-2-num-copies"&gt;0&lt;/div&gt;&lt;button type="button" class="btn btn-secondary btn-number btn-sm btn-pop position-absolute top-0 start-0" data-type="minus" data-deck="side" data-id="P-2"&gt;-&lt;/button&gt;&lt;button type="button" class="btn btn-secondary btn-number btn-sm btn-push position-absolute top-0 end-0" data-type="plus" data-deck="side" data-id="P-2"&gt;+&lt;/button&gt;&lt;button type="button" class="btn btn-secondary btn-number btn-sm btn-raise position-absolute bottom-0 end-0" data-type="raise" data-id="P-2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;[.B215];[$HTML.$K$3];[.B215];[$HTML.$L$3];[.B215];[$HTML.$M$3];[.B215];[$HTML.$N$3];[.B215];[$HTML.$O$3];[.B215];[$HTML.$P$3])" office:value-type="string" office:string-value="&lt;tr id=&quot;table-P-2&quot; data-expansion=&quot;30&quot; data-type=&quot;1&quot; data-color=&quot;50&quot; data-term=&quot;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id="table-P-2" data-expansion="30" data-type="1" data-color="50" data-term="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 position-relative m-1&quot; id=&quot;main-P-3&quot;&gt;&lt;img class=&quot;d-block&quot; width=&quot;80&quot; height=&quot;112&quot; src=&quot;https://one-draw.jp/ijinden/cardlist/P01/card/03_P_003.png&quot; /&gt;&lt;div class=&quot;container-num-copies position-absolute bottom-0 start-0 px-1&quot; id=&quot;main-P-3-num-copies&quot;&gt;0&lt;/div&gt;&lt;button type=&quot;button&quot; class=&quot;btn btn-secondary btn-number btn-sm btn-pop position-absolute top-0 start-0&quot; data-type=&quot;minus&quot; data-deck=&quot;main&quot; data-id=&quot;P-3&quot;&gt;-&lt;/button&gt;&lt;button type=&quot;button&quot; class=&quot;btn btn-secondary btn-number btn-sm btn-push position-absolute top-0 end-0&quot; data-type=&quot;plus&quot; data-deck=&quot;main&quot; data-id=&quot;P-3&quot;&gt;+&lt;/button&gt;&lt;button type=&quot;button&quot; class=&quot;btn btn-secondary btn-number btn-sm btn-drop position-absolute bottom-0 end-0&quot; data-type=&quot;drop&quot; data-id=&quot;P-3&quot;&gt;v&lt;/button&gt;&lt;/div&gt;" calcext:value-type="string">
            <text:p>&lt;div class="container-card position-relative m-1" id="main-P-3"&gt;&lt;img class="d-block" width="80" height="112" src="https://one-draw.jp/ijinden/cardlist/P01/card/03_P_003.png" /&gt;&lt;div class="container-num-copies position-absolute bottom-0 start-0 px-1" id="main-P-3-num-copies"&gt;0&lt;/div&gt;&lt;button type="button" class="btn btn-secondary btn-number btn-sm btn-pop position-absolute top-0 start-0" data-type="minus" data-deck="main" data-id="P-3"&gt;-&lt;/button&gt;&lt;button type="button" class="btn btn-secondary btn-number btn-sm btn-push position-absolute top-0 end-0" data-type="plus" data-deck="main" data-id="P-3"&gt;+&lt;/button&gt;&lt;button type="button" class="btn btn-secondary btn-number btn-sm btn-drop position-absolute bottom-0 end-0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 position-relative m-1&quot; id=&quot;side-P-3&quot;&gt;&lt;img class=&quot;d-block&quot; width=&quot;80&quot; height=&quot;112&quot; src=&quot;https://one-draw.jp/ijinden/cardlist/P01/card/03_P_003.png&quot; /&gt;&lt;div class=&quot;container-num-copies position-absolute bottom-0 start-0 px-1&quot; id=&quot;side-P-3-num-copies&quot;&gt;0&lt;/div&gt;&lt;button type=&quot;button&quot; class=&quot;btn btn-secondary btn-number btn-sm btn-pop position-absolute top-0 start-0&quot; data-type=&quot;minus&quot; data-deck=&quot;side&quot; data-id=&quot;P-3&quot;&gt;-&lt;/button&gt;&lt;button type=&quot;button&quot; class=&quot;btn btn-secondary btn-number btn-sm btn-push position-absolute top-0 end-0&quot; data-type=&quot;plus&quot; data-deck=&quot;side&quot; data-id=&quot;P-3&quot;&gt;+&lt;/button&gt;&lt;button type=&quot;button&quot; class=&quot;btn btn-secondary btn-number btn-sm btn-raise position-absolute bottom-0 end-0&quot; data-type=&quot;raise&quot; data-id=&quot;P-3&quot;&gt;^&lt;/button&gt;&lt;/div&gt;" calcext:value-type="string">
            <text:p>&lt;div class="container-card position-relative m-1" id="side-P-3"&gt;&lt;img class="d-block" width="80" height="112" src="https://one-draw.jp/ijinden/cardlist/P01/card/03_P_003.png" /&gt;&lt;div class="container-num-copies position-absolute bottom-0 start-0 px-1" id="side-P-3-num-copies"&gt;0&lt;/div&gt;&lt;button type="button" class="btn btn-secondary btn-number btn-sm btn-pop position-absolute top-0 start-0" data-type="minus" data-deck="side" data-id="P-3"&gt;-&lt;/button&gt;&lt;button type="button" class="btn btn-secondary btn-number btn-sm btn-push position-absolute top-0 end-0" data-type="plus" data-deck="side" data-id="P-3"&gt;+&lt;/button&gt;&lt;button type="button" class="btn btn-secondary btn-number btn-sm btn-raise position-absolute bottom-0 end-0" data-type="raise" data-id="P-3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;[.B216];[$HTML.$K$3];[.B216];[$HTML.$L$3];[.B216];[$HTML.$M$3];[.B216];[$HTML.$N$3];[.B216];[$HTML.$O$3];[.B216];[$HTML.$P$3])" office:value-type="string" office:string-value="&lt;tr id=&quot;table-P-3&quot; data-expansion=&quot;30&quot; data-type=&quot;1&quot; data-color=&quot;50&quot; data-term=&quot;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id="table-P-3" data-expansion="30" data-type="1" data-color="50" data-term="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 position-relative m-1&quot; id=&quot;main-P-4&quot;&gt;&lt;img class=&quot;d-block&quot; width=&quot;80&quot; height=&quot;112&quot; src=&quot;https://one-draw.jp/ijinden/cardlist/P01/card/03_P_004.png&quot; /&gt;&lt;div class=&quot;container-num-copies position-absolute bottom-0 start-0 px-1&quot; id=&quot;main-P-4-num-copies&quot;&gt;0&lt;/div&gt;&lt;button type=&quot;button&quot; class=&quot;btn btn-secondary btn-number btn-sm btn-pop position-absolute top-0 start-0&quot; data-type=&quot;minus&quot; data-deck=&quot;main&quot; data-id=&quot;P-4&quot;&gt;-&lt;/button&gt;&lt;button type=&quot;button&quot; class=&quot;btn btn-secondary btn-number btn-sm btn-push position-absolute top-0 end-0&quot; data-type=&quot;plus&quot; data-deck=&quot;main&quot; data-id=&quot;P-4&quot;&gt;+&lt;/button&gt;&lt;button type=&quot;button&quot; class=&quot;btn btn-secondary btn-number btn-sm btn-drop position-absolute bottom-0 end-0&quot; data-type=&quot;drop&quot; data-id=&quot;P-4&quot;&gt;v&lt;/button&gt;&lt;/div&gt;" calcext:value-type="string">
            <text:p>&lt;div class="container-card position-relative m-1" id="main-P-4"&gt;&lt;img class="d-block" width="80" height="112" src="https://one-draw.jp/ijinden/cardlist/P01/card/03_P_004.png" /&gt;&lt;div class="container-num-copies position-absolute bottom-0 start-0 px-1" id="main-P-4-num-copies"&gt;0&lt;/div&gt;&lt;button type="button" class="btn btn-secondary btn-number btn-sm btn-pop position-absolute top-0 start-0" data-type="minus" data-deck="main" data-id="P-4"&gt;-&lt;/button&gt;&lt;button type="button" class="btn btn-secondary btn-number btn-sm btn-push position-absolute top-0 end-0" data-type="plus" data-deck="main" data-id="P-4"&gt;+&lt;/button&gt;&lt;button type="button" class="btn btn-secondary btn-number btn-sm btn-drop position-absolute bottom-0 end-0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 position-relative m-1&quot; id=&quot;side-P-4&quot;&gt;&lt;img class=&quot;d-block&quot; width=&quot;80&quot; height=&quot;112&quot; src=&quot;https://one-draw.jp/ijinden/cardlist/P01/card/03_P_004.png&quot; /&gt;&lt;div class=&quot;container-num-copies position-absolute bottom-0 start-0 px-1&quot; id=&quot;side-P-4-num-copies&quot;&gt;0&lt;/div&gt;&lt;button type=&quot;button&quot; class=&quot;btn btn-secondary btn-number btn-sm btn-pop position-absolute top-0 start-0&quot; data-type=&quot;minus&quot; data-deck=&quot;side&quot; data-id=&quot;P-4&quot;&gt;-&lt;/button&gt;&lt;button type=&quot;button&quot; class=&quot;btn btn-secondary btn-number btn-sm btn-push position-absolute top-0 end-0&quot; data-type=&quot;plus&quot; data-deck=&quot;side&quot; data-id=&quot;P-4&quot;&gt;+&lt;/button&gt;&lt;button type=&quot;button&quot; class=&quot;btn btn-secondary btn-number btn-sm btn-raise position-absolute bottom-0 end-0&quot; data-type=&quot;raise&quot; data-id=&quot;P-4&quot;&gt;^&lt;/button&gt;&lt;/div&gt;" calcext:value-type="string">
            <text:p>&lt;div class="container-card position-relative m-1" id="side-P-4"&gt;&lt;img class="d-block" width="80" height="112" src="https://one-draw.jp/ijinden/cardlist/P01/card/03_P_004.png" /&gt;&lt;div class="container-num-copies position-absolute bottom-0 start-0 px-1" id="side-P-4-num-copies"&gt;0&lt;/div&gt;&lt;button type="button" class="btn btn-secondary btn-number btn-sm btn-pop position-absolute top-0 start-0" data-type="minus" data-deck="side" data-id="P-4"&gt;-&lt;/button&gt;&lt;button type="button" class="btn btn-secondary btn-number btn-sm btn-push position-absolute top-0 end-0" data-type="plus" data-deck="side" data-id="P-4"&gt;+&lt;/button&gt;&lt;button type="button" class="btn btn-secondary btn-number btn-sm btn-raise position-absolute bottom-0 end-0" data-type="raise" data-id="P-4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;[.B217];[$HTML.$K$3];[.B217];[$HTML.$L$3];[.B217];[$HTML.$M$3];[.B217];[$HTML.$N$3];[.B217];[$HTML.$O$3];[.B217];[$HTML.$P$3])" office:value-type="string" office:string-value="&lt;tr id=&quot;table-P-4&quot; data-expansion=&quot;30&quot; data-type=&quot;1&quot; data-color=&quot;50&quot; data-term=&quot;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id="table-P-4" data-expansion="30" data-type="1" data-color="50" data-term="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 position-relative m-1&quot; id=&quot;main-P-5&quot;&gt;&lt;img class=&quot;d-block&quot; width=&quot;80&quot; height=&quot;112&quot; src=&quot;https://one-draw.jp/ijinden/cardlist/P01/card/03_P_005.png&quot; /&gt;&lt;div class=&quot;container-num-copies position-absolute bottom-0 start-0 px-1&quot; id=&quot;main-P-5-num-copies&quot;&gt;0&lt;/div&gt;&lt;button type=&quot;button&quot; class=&quot;btn btn-secondary btn-number btn-sm btn-pop position-absolute top-0 start-0&quot; data-type=&quot;minus&quot; data-deck=&quot;main&quot; data-id=&quot;P-5&quot;&gt;-&lt;/button&gt;&lt;button type=&quot;button&quot; class=&quot;btn btn-secondary btn-number btn-sm btn-push position-absolute top-0 end-0&quot; data-type=&quot;plus&quot; data-deck=&quot;main&quot; data-id=&quot;P-5&quot;&gt;+&lt;/button&gt;&lt;button type=&quot;button&quot; class=&quot;btn btn-secondary btn-number btn-sm btn-drop position-absolute bottom-0 end-0&quot; data-type=&quot;drop&quot; data-id=&quot;P-5&quot;&gt;v&lt;/button&gt;&lt;/div&gt;" calcext:value-type="string">
            <text:p>&lt;div class="container-card position-relative m-1" id="main-P-5"&gt;&lt;img class="d-block" width="80" height="112" src="https://one-draw.jp/ijinden/cardlist/P01/card/03_P_005.png" /&gt;&lt;div class="container-num-copies position-absolute bottom-0 start-0 px-1" id="main-P-5-num-copies"&gt;0&lt;/div&gt;&lt;button type="button" class="btn btn-secondary btn-number btn-sm btn-pop position-absolute top-0 start-0" data-type="minus" data-deck="main" data-id="P-5"&gt;-&lt;/button&gt;&lt;button type="button" class="btn btn-secondary btn-number btn-sm btn-push position-absolute top-0 end-0" data-type="plus" data-deck="main" data-id="P-5"&gt;+&lt;/button&gt;&lt;button type="button" class="btn btn-secondary btn-number btn-sm btn-drop position-absolute bottom-0 end-0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 position-relative m-1&quot; id=&quot;side-P-5&quot;&gt;&lt;img class=&quot;d-block&quot; width=&quot;80&quot; height=&quot;112&quot; src=&quot;https://one-draw.jp/ijinden/cardlist/P01/card/03_P_005.png&quot; /&gt;&lt;div class=&quot;container-num-copies position-absolute bottom-0 start-0 px-1&quot; id=&quot;side-P-5-num-copies&quot;&gt;0&lt;/div&gt;&lt;button type=&quot;button&quot; class=&quot;btn btn-secondary btn-number btn-sm btn-pop position-absolute top-0 start-0&quot; data-type=&quot;minus&quot; data-deck=&quot;side&quot; data-id=&quot;P-5&quot;&gt;-&lt;/button&gt;&lt;button type=&quot;button&quot; class=&quot;btn btn-secondary btn-number btn-sm btn-push position-absolute top-0 end-0&quot; data-type=&quot;plus&quot; data-deck=&quot;side&quot; data-id=&quot;P-5&quot;&gt;+&lt;/button&gt;&lt;button type=&quot;button&quot; class=&quot;btn btn-secondary btn-number btn-sm btn-raise position-absolute bottom-0 end-0&quot; data-type=&quot;raise&quot; data-id=&quot;P-5&quot;&gt;^&lt;/button&gt;&lt;/div&gt;" calcext:value-type="string">
            <text:p>&lt;div class="container-card position-relative m-1" id="side-P-5"&gt;&lt;img class="d-block" width="80" height="112" src="https://one-draw.jp/ijinden/cardlist/P01/card/03_P_005.png" /&gt;&lt;div class="container-num-copies position-absolute bottom-0 start-0 px-1" id="side-P-5-num-copies"&gt;0&lt;/div&gt;&lt;button type="button" class="btn btn-secondary btn-number btn-sm btn-pop position-absolute top-0 start-0" data-type="minus" data-deck="side" data-id="P-5"&gt;-&lt;/button&gt;&lt;button type="button" class="btn btn-secondary btn-number btn-sm btn-push position-absolute top-0 end-0" data-type="plus" data-deck="side" data-id="P-5"&gt;+&lt;/button&gt;&lt;button type="button" class="btn btn-secondary btn-number btn-sm btn-raise position-absolute bottom-0 end-0" data-type="raise" data-id="P-5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;[.B218];[$HTML.$K$3];[.B218];[$HTML.$L$3];[.B218];[$HTML.$M$3];[.B218];[$HTML.$N$3];[.B218];[$HTML.$O$3];[.B218];[$HTML.$P$3])" office:value-type="string" office:string-value="&lt;tr id=&quot;table-P-5&quot; data-expansion=&quot;30&quot; data-type=&quot;1&quot; data-color=&quot;50&quot; data-term=&quot;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id="table-P-5" data-expansion="30" data-type="1" data-color="50" data-term="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 position-relative m-1&quot; id=&quot;main-P-6&quot;&gt;&lt;img class=&quot;d-block&quot; width=&quot;80&quot; height=&quot;112&quot; src=&quot;https://one-draw.jp/ijinden/cardlist/P01/card/03_P_006.png&quot; /&gt;&lt;div class=&quot;container-num-copies position-absolute bottom-0 start-0 px-1&quot; id=&quot;main-P-6-num-copies&quot;&gt;0&lt;/div&gt;&lt;button type=&quot;button&quot; class=&quot;btn btn-secondary btn-number btn-sm btn-pop position-absolute top-0 start-0&quot; data-type=&quot;minus&quot; data-deck=&quot;main&quot; data-id=&quot;P-6&quot;&gt;-&lt;/button&gt;&lt;button type=&quot;button&quot; class=&quot;btn btn-secondary btn-number btn-sm btn-push position-absolute top-0 end-0&quot; data-type=&quot;plus&quot; data-deck=&quot;main&quot; data-id=&quot;P-6&quot;&gt;+&lt;/button&gt;&lt;button type=&quot;button&quot; class=&quot;btn btn-secondary btn-number btn-sm btn-drop position-absolute bottom-0 end-0&quot; data-type=&quot;drop&quot; data-id=&quot;P-6&quot;&gt;v&lt;/button&gt;&lt;/div&gt;" calcext:value-type="string">
            <text:p>&lt;div class="container-card position-relative m-1" id="main-P-6"&gt;&lt;img class="d-block" width="80" height="112" src="https://one-draw.jp/ijinden/cardlist/P01/card/03_P_006.png" /&gt;&lt;div class="container-num-copies position-absolute bottom-0 start-0 px-1" id="main-P-6-num-copies"&gt;0&lt;/div&gt;&lt;button type="button" class="btn btn-secondary btn-number btn-sm btn-pop position-absolute top-0 start-0" data-type="minus" data-deck="main" data-id="P-6"&gt;-&lt;/button&gt;&lt;button type="button" class="btn btn-secondary btn-number btn-sm btn-push position-absolute top-0 end-0" data-type="plus" data-deck="main" data-id="P-6"&gt;+&lt;/button&gt;&lt;button type="button" class="btn btn-secondary btn-number btn-sm btn-drop position-absolute bottom-0 end-0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 position-relative m-1&quot; id=&quot;side-P-6&quot;&gt;&lt;img class=&quot;d-block&quot; width=&quot;80&quot; height=&quot;112&quot; src=&quot;https://one-draw.jp/ijinden/cardlist/P01/card/03_P_006.png&quot; /&gt;&lt;div class=&quot;container-num-copies position-absolute bottom-0 start-0 px-1&quot; id=&quot;side-P-6-num-copies&quot;&gt;0&lt;/div&gt;&lt;button type=&quot;button&quot; class=&quot;btn btn-secondary btn-number btn-sm btn-pop position-absolute top-0 start-0&quot; data-type=&quot;minus&quot; data-deck=&quot;side&quot; data-id=&quot;P-6&quot;&gt;-&lt;/button&gt;&lt;button type=&quot;button&quot; class=&quot;btn btn-secondary btn-number btn-sm btn-push position-absolute top-0 end-0&quot; data-type=&quot;plus&quot; data-deck=&quot;side&quot; data-id=&quot;P-6&quot;&gt;+&lt;/button&gt;&lt;button type=&quot;button&quot; class=&quot;btn btn-secondary btn-number btn-sm btn-raise position-absolute bottom-0 end-0&quot; data-type=&quot;raise&quot; data-id=&quot;P-6&quot;&gt;^&lt;/button&gt;&lt;/div&gt;" calcext:value-type="string">
            <text:p>&lt;div class="container-card position-relative m-1" id="side-P-6"&gt;&lt;img class="d-block" width="80" height="112" src="https://one-draw.jp/ijinden/cardlist/P01/card/03_P_006.png" /&gt;&lt;div class="container-num-copies position-absolute bottom-0 start-0 px-1" id="side-P-6-num-copies"&gt;0&lt;/div&gt;&lt;button type="button" class="btn btn-secondary btn-number btn-sm btn-pop position-absolute top-0 start-0" data-type="minus" data-deck="side" data-id="P-6"&gt;-&lt;/button&gt;&lt;button type="button" class="btn btn-secondary btn-number btn-sm btn-push position-absolute top-0 end-0" data-type="plus" data-deck="side" data-id="P-6"&gt;+&lt;/button&gt;&lt;button type="button" class="btn btn-secondary btn-number btn-sm btn-raise position-absolute bottom-0 end-0" data-type="raise" data-id="P-6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;[.B219];[$HTML.$K$3];[.B219];[$HTML.$L$3];[.B219];[$HTML.$M$3];[.B219];[$HTML.$N$3];[.B219];[$HTML.$O$3];[.B219];[$HTML.$P$3])" office:value-type="string" office:string-value="&lt;tr id=&quot;table-P-6&quot; data-expansion=&quot;30&quot; data-type=&quot;1&quot; data-color=&quot;50&quot; data-term=&quot;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id="table-P-6" data-expansion="30" data-type="1" data-color="50" data-term="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 position-relative m-1&quot; id=&quot;main-P-7&quot;&gt;&lt;img class=&quot;d-block&quot; width=&quot;80&quot; height=&quot;112&quot; src=&quot;https://one-draw.jp/ijinden/cardlist/P01/card/03_P_007.png&quot; /&gt;&lt;div class=&quot;container-num-copies position-absolute bottom-0 start-0 px-1&quot; id=&quot;main-P-7-num-copies&quot;&gt;0&lt;/div&gt;&lt;button type=&quot;button&quot; class=&quot;btn btn-secondary btn-number btn-sm btn-pop position-absolute top-0 start-0&quot; data-type=&quot;minus&quot; data-deck=&quot;main&quot; data-id=&quot;P-7&quot;&gt;-&lt;/button&gt;&lt;button type=&quot;button&quot; class=&quot;btn btn-secondary btn-number btn-sm btn-push position-absolute top-0 end-0&quot; data-type=&quot;plus&quot; data-deck=&quot;main&quot; data-id=&quot;P-7&quot;&gt;+&lt;/button&gt;&lt;button type=&quot;button&quot; class=&quot;btn btn-secondary btn-number btn-sm btn-drop position-absolute bottom-0 end-0&quot; data-type=&quot;drop&quot; data-id=&quot;P-7&quot;&gt;v&lt;/button&gt;&lt;/div&gt;" calcext:value-type="string">
            <text:p>&lt;div class="container-card position-relative m-1" id="main-P-7"&gt;&lt;img class="d-block" width="80" height="112" src="https://one-draw.jp/ijinden/cardlist/P01/card/03_P_007.png" /&gt;&lt;div class="container-num-copies position-absolute bottom-0 start-0 px-1" id="main-P-7-num-copies"&gt;0&lt;/div&gt;&lt;button type="button" class="btn btn-secondary btn-number btn-sm btn-pop position-absolute top-0 start-0" data-type="minus" data-deck="main" data-id="P-7"&gt;-&lt;/button&gt;&lt;button type="button" class="btn btn-secondary btn-number btn-sm btn-push position-absolute top-0 end-0" data-type="plus" data-deck="main" data-id="P-7"&gt;+&lt;/button&gt;&lt;button type="button" class="btn btn-secondary btn-number btn-sm btn-drop position-absolute bottom-0 end-0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 position-relative m-1&quot; id=&quot;side-P-7&quot;&gt;&lt;img class=&quot;d-block&quot; width=&quot;80&quot; height=&quot;112&quot; src=&quot;https://one-draw.jp/ijinden/cardlist/P01/card/03_P_007.png&quot; /&gt;&lt;div class=&quot;container-num-copies position-absolute bottom-0 start-0 px-1&quot; id=&quot;side-P-7-num-copies&quot;&gt;0&lt;/div&gt;&lt;button type=&quot;button&quot; class=&quot;btn btn-secondary btn-number btn-sm btn-pop position-absolute top-0 start-0&quot; data-type=&quot;minus&quot; data-deck=&quot;side&quot; data-id=&quot;P-7&quot;&gt;-&lt;/button&gt;&lt;button type=&quot;button&quot; class=&quot;btn btn-secondary btn-number btn-sm btn-push position-absolute top-0 end-0&quot; data-type=&quot;plus&quot; data-deck=&quot;side&quot; data-id=&quot;P-7&quot;&gt;+&lt;/button&gt;&lt;button type=&quot;button&quot; class=&quot;btn btn-secondary btn-number btn-sm btn-raise position-absolute bottom-0 end-0&quot; data-type=&quot;raise&quot; data-id=&quot;P-7&quot;&gt;^&lt;/button&gt;&lt;/div&gt;" calcext:value-type="string">
            <text:p>&lt;div class="container-card position-relative m-1" id="side-P-7"&gt;&lt;img class="d-block" width="80" height="112" src="https://one-draw.jp/ijinden/cardlist/P01/card/03_P_007.png" /&gt;&lt;div class="container-num-copies position-absolute bottom-0 start-0 px-1" id="side-P-7-num-copies"&gt;0&lt;/div&gt;&lt;button type="button" class="btn btn-secondary btn-number btn-sm btn-pop position-absolute top-0 start-0" data-type="minus" data-deck="side" data-id="P-7"&gt;-&lt;/button&gt;&lt;button type="button" class="btn btn-secondary btn-number btn-sm btn-push position-absolute top-0 end-0" data-type="plus" data-deck="side" data-id="P-7"&gt;+&lt;/button&gt;&lt;button type="button" class="btn btn-secondary btn-number btn-sm btn-raise position-absolute bottom-0 end-0" data-type="raise" data-id="P-7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;[.B220];[$HTML.$K$3];[.B220];[$HTML.$L$3];[.B220];[$HTML.$M$3];[.B220];[$HTML.$N$3];[.B220];[$HTML.$O$3];[.B220];[$HTML.$P$3])" office:value-type="string" office:string-value="&lt;tr id=&quot;table-P-7&quot; data-expansion=&quot;30&quot; data-type=&quot;1&quot; data-color=&quot;50&quot; data-term=&quot;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id="table-P-7" data-expansion="30" data-type="1" data-color="50" data-term="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 position-relative m-1&quot; id=&quot;main-P-8&quot;&gt;&lt;img class=&quot;d-block&quot; width=&quot;80&quot; height=&quot;112&quot; src=&quot;https://one-draw.jp/ijinden/cardlist/P01/card/03_P_008.png&quot; /&gt;&lt;div class=&quot;container-num-copies position-absolute bottom-0 start-0 px-1&quot; id=&quot;main-P-8-num-copies&quot;&gt;0&lt;/div&gt;&lt;button type=&quot;button&quot; class=&quot;btn btn-secondary btn-number btn-sm btn-pop position-absolute top-0 start-0&quot; data-type=&quot;minus&quot; data-deck=&quot;main&quot; data-id=&quot;P-8&quot;&gt;-&lt;/button&gt;&lt;button type=&quot;button&quot; class=&quot;btn btn-secondary btn-number btn-sm btn-push position-absolute top-0 end-0&quot; data-type=&quot;plus&quot; data-deck=&quot;main&quot; data-id=&quot;P-8&quot;&gt;+&lt;/button&gt;&lt;button type=&quot;button&quot; class=&quot;btn btn-secondary btn-number btn-sm btn-drop position-absolute bottom-0 end-0&quot; data-type=&quot;drop&quot; data-id=&quot;P-8&quot;&gt;v&lt;/button&gt;&lt;/div&gt;" calcext:value-type="string">
            <text:p>&lt;div class="container-card position-relative m-1" id="main-P-8"&gt;&lt;img class="d-block" width="80" height="112" src="https://one-draw.jp/ijinden/cardlist/P01/card/03_P_008.png" /&gt;&lt;div class="container-num-copies position-absolute bottom-0 start-0 px-1" id="main-P-8-num-copies"&gt;0&lt;/div&gt;&lt;button type="button" class="btn btn-secondary btn-number btn-sm btn-pop position-absolute top-0 start-0" data-type="minus" data-deck="main" data-id="P-8"&gt;-&lt;/button&gt;&lt;button type="button" class="btn btn-secondary btn-number btn-sm btn-push position-absolute top-0 end-0" data-type="plus" data-deck="main" data-id="P-8"&gt;+&lt;/button&gt;&lt;button type="button" class="btn btn-secondary btn-number btn-sm btn-drop position-absolute bottom-0 end-0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 position-relative m-1&quot; id=&quot;side-P-8&quot;&gt;&lt;img class=&quot;d-block&quot; width=&quot;80&quot; height=&quot;112&quot; src=&quot;https://one-draw.jp/ijinden/cardlist/P01/card/03_P_008.png&quot; /&gt;&lt;div class=&quot;container-num-copies position-absolute bottom-0 start-0 px-1&quot; id=&quot;side-P-8-num-copies&quot;&gt;0&lt;/div&gt;&lt;button type=&quot;button&quot; class=&quot;btn btn-secondary btn-number btn-sm btn-pop position-absolute top-0 start-0&quot; data-type=&quot;minus&quot; data-deck=&quot;side&quot; data-id=&quot;P-8&quot;&gt;-&lt;/button&gt;&lt;button type=&quot;button&quot; class=&quot;btn btn-secondary btn-number btn-sm btn-push position-absolute top-0 end-0&quot; data-type=&quot;plus&quot; data-deck=&quot;side&quot; data-id=&quot;P-8&quot;&gt;+&lt;/button&gt;&lt;button type=&quot;button&quot; class=&quot;btn btn-secondary btn-number btn-sm btn-raise position-absolute bottom-0 end-0&quot; data-type=&quot;raise&quot; data-id=&quot;P-8&quot;&gt;^&lt;/button&gt;&lt;/div&gt;" calcext:value-type="string">
            <text:p>&lt;div class="container-card position-relative m-1" id="side-P-8"&gt;&lt;img class="d-block" width="80" height="112" src="https://one-draw.jp/ijinden/cardlist/P01/card/03_P_008.png" /&gt;&lt;div class="container-num-copies position-absolute bottom-0 start-0 px-1" id="side-P-8-num-copies"&gt;0&lt;/div&gt;&lt;button type="button" class="btn btn-secondary btn-number btn-sm btn-pop position-absolute top-0 start-0" data-type="minus" data-deck="side" data-id="P-8"&gt;-&lt;/button&gt;&lt;button type="button" class="btn btn-secondary btn-number btn-sm btn-push position-absolute top-0 end-0" data-type="plus" data-deck="side" data-id="P-8"&gt;+&lt;/button&gt;&lt;button type="button" class="btn btn-secondary btn-number btn-sm btn-raise position-absolute bottom-0 end-0" data-type="raise" data-id="P-8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;[.B221];[$HTML.$K$3];[.B221];[$HTML.$L$3];[.B221];[$HTML.$M$3];[.B221];[$HTML.$N$3];[.B221];[$HTML.$O$3];[.B221];[$HTML.$P$3])" office:value-type="string" office:string-value="&lt;tr id=&quot;table-P-8&quot; data-expansion=&quot;30&quot; data-type=&quot;1&quot; data-color=&quot;50&quot; data-term=&quot;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id="table-P-8" data-expansion="30" data-type="1" data-color="50" data-term="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 position-relative m-1&quot; id=&quot;main-P-9&quot;&gt;&lt;img class=&quot;d-block&quot; width=&quot;80&quot; height=&quot;112&quot; src=&quot;https://one-draw.jp/ijinden/cardlist/P01/card/03_P_009.png&quot; /&gt;&lt;div class=&quot;container-num-copies position-absolute bottom-0 start-0 px-1&quot; id=&quot;main-P-9-num-copies&quot;&gt;0&lt;/div&gt;&lt;button type=&quot;button&quot; class=&quot;btn btn-secondary btn-number btn-sm btn-pop position-absolute top-0 start-0&quot; data-type=&quot;minus&quot; data-deck=&quot;main&quot; data-id=&quot;P-9&quot;&gt;-&lt;/button&gt;&lt;button type=&quot;button&quot; class=&quot;btn btn-secondary btn-number btn-sm btn-push position-absolute top-0 end-0&quot; data-type=&quot;plus&quot; data-deck=&quot;main&quot; data-id=&quot;P-9&quot;&gt;+&lt;/button&gt;&lt;button type=&quot;button&quot; class=&quot;btn btn-secondary btn-number btn-sm btn-drop position-absolute bottom-0 end-0&quot; data-type=&quot;drop&quot; data-id=&quot;P-9&quot;&gt;v&lt;/button&gt;&lt;/div&gt;" calcext:value-type="string">
            <text:p>&lt;div class="container-card position-relative m-1" id="main-P-9"&gt;&lt;img class="d-block" width="80" height="112" src="https://one-draw.jp/ijinden/cardlist/P01/card/03_P_009.png" /&gt;&lt;div class="container-num-copies position-absolute bottom-0 start-0 px-1" id="main-P-9-num-copies"&gt;0&lt;/div&gt;&lt;button type="button" class="btn btn-secondary btn-number btn-sm btn-pop position-absolute top-0 start-0" data-type="minus" data-deck="main" data-id="P-9"&gt;-&lt;/button&gt;&lt;button type="button" class="btn btn-secondary btn-number btn-sm btn-push position-absolute top-0 end-0" data-type="plus" data-deck="main" data-id="P-9"&gt;+&lt;/button&gt;&lt;button type="button" class="btn btn-secondary btn-number btn-sm btn-drop position-absolute bottom-0 end-0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 position-relative m-1&quot; id=&quot;side-P-9&quot;&gt;&lt;img class=&quot;d-block&quot; width=&quot;80&quot; height=&quot;112&quot; src=&quot;https://one-draw.jp/ijinden/cardlist/P01/card/03_P_009.png&quot; /&gt;&lt;div class=&quot;container-num-copies position-absolute bottom-0 start-0 px-1&quot; id=&quot;side-P-9-num-copies&quot;&gt;0&lt;/div&gt;&lt;button type=&quot;button&quot; class=&quot;btn btn-secondary btn-number btn-sm btn-pop position-absolute top-0 start-0&quot; data-type=&quot;minus&quot; data-deck=&quot;side&quot; data-id=&quot;P-9&quot;&gt;-&lt;/button&gt;&lt;button type=&quot;button&quot; class=&quot;btn btn-secondary btn-number btn-sm btn-push position-absolute top-0 end-0&quot; data-type=&quot;plus&quot; data-deck=&quot;side&quot; data-id=&quot;P-9&quot;&gt;+&lt;/button&gt;&lt;button type=&quot;button&quot; class=&quot;btn btn-secondary btn-number btn-sm btn-raise position-absolute bottom-0 end-0&quot; data-type=&quot;raise&quot; data-id=&quot;P-9&quot;&gt;^&lt;/button&gt;&lt;/div&gt;" calcext:value-type="string">
            <text:p>&lt;div class="container-card position-relative m-1" id="side-P-9"&gt;&lt;img class="d-block" width="80" height="112" src="https://one-draw.jp/ijinden/cardlist/P01/card/03_P_009.png" /&gt;&lt;div class="container-num-copies position-absolute bottom-0 start-0 px-1" id="side-P-9-num-copies"&gt;0&lt;/div&gt;&lt;button type="button" class="btn btn-secondary btn-number btn-sm btn-pop position-absolute top-0 start-0" data-type="minus" data-deck="side" data-id="P-9"&gt;-&lt;/button&gt;&lt;button type="button" class="btn btn-secondary btn-number btn-sm btn-push position-absolute top-0 end-0" data-type="plus" data-deck="side" data-id="P-9"&gt;+&lt;/button&gt;&lt;button type="button" class="btn btn-secondary btn-number btn-sm btn-raise position-absolute bottom-0 end-0" data-type="raise" data-id="P-9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;[.B222];[$HTML.$K$3];[.B222];[$HTML.$L$3];[.B222];[$HTML.$M$3];[.B222];[$HTML.$N$3];[.B222];[$HTML.$O$3];[.B222];[$HTML.$P$3])" office:value-type="string" office:string-value="&lt;tr id=&quot;table-P-9&quot; data-expansion=&quot;30&quot; data-type=&quot;2&quot; data-color=&quot;50&quot; data-term=&quot;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id="table-P-9" data-expansion="30" data-type="2" data-color="50" data-term="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 position-relative m-1&quot; id=&quot;main-P-10&quot;&gt;&lt;img class=&quot;d-block&quot; width=&quot;80&quot; height=&quot;112&quot; src=&quot;https://one-draw.jp/ijinden/cardlist/P01/card/03_P_010.png&quot; /&gt;&lt;div class=&quot;container-num-copies position-absolute bottom-0 start-0 px-1&quot; id=&quot;main-P-10-num-copies&quot;&gt;0&lt;/div&gt;&lt;button type=&quot;button&quot; class=&quot;btn btn-secondary btn-number btn-sm btn-pop position-absolute top-0 start-0&quot; data-type=&quot;minus&quot; data-deck=&quot;main&quot; data-id=&quot;P-10&quot;&gt;-&lt;/button&gt;&lt;button type=&quot;button&quot; class=&quot;btn btn-secondary btn-number btn-sm btn-push position-absolute top-0 end-0&quot; data-type=&quot;plus&quot; data-deck=&quot;main&quot; data-id=&quot;P-10&quot;&gt;+&lt;/button&gt;&lt;button type=&quot;button&quot; class=&quot;btn btn-secondary btn-number btn-sm btn-drop position-absolute bottom-0 end-0&quot; data-type=&quot;drop&quot; data-id=&quot;P-10&quot;&gt;v&lt;/button&gt;&lt;/div&gt;" calcext:value-type="string">
            <text:p>&lt;div class="container-card position-relative m-1" id="main-P-10"&gt;&lt;img class="d-block" width="80" height="112" src="https://one-draw.jp/ijinden/cardlist/P01/card/03_P_010.png" /&gt;&lt;div class="container-num-copies position-absolute bottom-0 start-0 px-1" id="main-P-10-num-copies"&gt;0&lt;/div&gt;&lt;button type="button" class="btn btn-secondary btn-number btn-sm btn-pop position-absolute top-0 start-0" data-type="minus" data-deck="main" data-id="P-10"&gt;-&lt;/button&gt;&lt;button type="button" class="btn btn-secondary btn-number btn-sm btn-push position-absolute top-0 end-0" data-type="plus" data-deck="main" data-id="P-10"&gt;+&lt;/button&gt;&lt;button type="button" class="btn btn-secondary btn-number btn-sm btn-drop position-absolute bottom-0 end-0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 position-relative m-1&quot; id=&quot;side-P-10&quot;&gt;&lt;img class=&quot;d-block&quot; width=&quot;80&quot; height=&quot;112&quot; src=&quot;https://one-draw.jp/ijinden/cardlist/P01/card/03_P_010.png&quot; /&gt;&lt;div class=&quot;container-num-copies position-absolute bottom-0 start-0 px-1&quot; id=&quot;side-P-10-num-copies&quot;&gt;0&lt;/div&gt;&lt;button type=&quot;button&quot; class=&quot;btn btn-secondary btn-number btn-sm btn-pop position-absolute top-0 start-0&quot; data-type=&quot;minus&quot; data-deck=&quot;side&quot; data-id=&quot;P-10&quot;&gt;-&lt;/button&gt;&lt;button type=&quot;button&quot; class=&quot;btn btn-secondary btn-number btn-sm btn-push position-absolute top-0 end-0&quot; data-type=&quot;plus&quot; data-deck=&quot;side&quot; data-id=&quot;P-10&quot;&gt;+&lt;/button&gt;&lt;button type=&quot;button&quot; class=&quot;btn btn-secondary btn-number btn-sm btn-raise position-absolute bottom-0 end-0&quot; data-type=&quot;raise&quot; data-id=&quot;P-10&quot;&gt;^&lt;/button&gt;&lt;/div&gt;" calcext:value-type="string">
            <text:p>&lt;div class="container-card position-relative m-1" id="side-P-10"&gt;&lt;img class="d-block" width="80" height="112" src="https://one-draw.jp/ijinden/cardlist/P01/card/03_P_010.png" /&gt;&lt;div class="container-num-copies position-absolute bottom-0 start-0 px-1" id="side-P-10-num-copies"&gt;0&lt;/div&gt;&lt;button type="button" class="btn btn-secondary btn-number btn-sm btn-pop position-absolute top-0 start-0" data-type="minus" data-deck="side" data-id="P-10"&gt;-&lt;/button&gt;&lt;button type="button" class="btn btn-secondary btn-number btn-sm btn-push position-absolute top-0 end-0" data-type="plus" data-deck="side" data-id="P-10"&gt;+&lt;/button&gt;&lt;button type="button" class="btn btn-secondary btn-number btn-sm btn-raise position-absolute bottom-0 end-0" data-type="raise" data-id="P-10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;[.B223];[$HTML.$K$3];[.B223];[$HTML.$L$3];[.B223];[$HTML.$M$3];[.B223];[$HTML.$N$3];[.B223];[$HTML.$O$3];[.B223];[$HTML.$P$3])" office:value-type="string" office:string-value="&lt;tr id=&quot;table-P-10&quot; data-expansion=&quot;30&quot; data-type=&quot;2&quot; data-color=&quot;50&quot; data-term=&quot;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id="table-P-10" data-expansion="30" data-type="2" data-color="50" data-term="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 position-relative m-1&quot; id=&quot;main-P-11&quot;&gt;&lt;img class=&quot;d-block&quot; width=&quot;80&quot; height=&quot;112&quot; src=&quot;https://one-draw.jp/ijinden/cardlist/P01/card/03_P_011.png&quot; /&gt;&lt;div class=&quot;container-num-copies position-absolute bottom-0 start-0 px-1&quot; id=&quot;main-P-11-num-copies&quot;&gt;0&lt;/div&gt;&lt;button type=&quot;button&quot; class=&quot;btn btn-secondary btn-number btn-sm btn-pop position-absolute top-0 start-0&quot; data-type=&quot;minus&quot; data-deck=&quot;main&quot; data-id=&quot;P-11&quot;&gt;-&lt;/button&gt;&lt;button type=&quot;button&quot; class=&quot;btn btn-secondary btn-number btn-sm btn-push position-absolute top-0 end-0&quot; data-type=&quot;plus&quot; data-deck=&quot;main&quot; data-id=&quot;P-11&quot;&gt;+&lt;/button&gt;&lt;button type=&quot;button&quot; class=&quot;btn btn-secondary btn-number btn-sm btn-drop position-absolute bottom-0 end-0&quot; data-type=&quot;drop&quot; data-id=&quot;P-11&quot;&gt;v&lt;/button&gt;&lt;/div&gt;" calcext:value-type="string">
            <text:p>&lt;div class="container-card position-relative m-1" id="main-P-11"&gt;&lt;img class="d-block" width="80" height="112" src="https://one-draw.jp/ijinden/cardlist/P01/card/03_P_011.png" /&gt;&lt;div class="container-num-copies position-absolute bottom-0 start-0 px-1" id="main-P-11-num-copies"&gt;0&lt;/div&gt;&lt;button type="button" class="btn btn-secondary btn-number btn-sm btn-pop position-absolute top-0 start-0" data-type="minus" data-deck="main" data-id="P-11"&gt;-&lt;/button&gt;&lt;button type="button" class="btn btn-secondary btn-number btn-sm btn-push position-absolute top-0 end-0" data-type="plus" data-deck="main" data-id="P-11"&gt;+&lt;/button&gt;&lt;button type="button" class="btn btn-secondary btn-number btn-sm btn-drop position-absolute bottom-0 end-0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 position-relative m-1&quot; id=&quot;side-P-11&quot;&gt;&lt;img class=&quot;d-block&quot; width=&quot;80&quot; height=&quot;112&quot; src=&quot;https://one-draw.jp/ijinden/cardlist/P01/card/03_P_011.png&quot; /&gt;&lt;div class=&quot;container-num-copies position-absolute bottom-0 start-0 px-1&quot; id=&quot;side-P-11-num-copies&quot;&gt;0&lt;/div&gt;&lt;button type=&quot;button&quot; class=&quot;btn btn-secondary btn-number btn-sm btn-pop position-absolute top-0 start-0&quot; data-type=&quot;minus&quot; data-deck=&quot;side&quot; data-id=&quot;P-11&quot;&gt;-&lt;/button&gt;&lt;button type=&quot;button&quot; class=&quot;btn btn-secondary btn-number btn-sm btn-push position-absolute top-0 end-0&quot; data-type=&quot;plus&quot; data-deck=&quot;side&quot; data-id=&quot;P-11&quot;&gt;+&lt;/button&gt;&lt;button type=&quot;button&quot; class=&quot;btn btn-secondary btn-number btn-sm btn-raise position-absolute bottom-0 end-0&quot; data-type=&quot;raise&quot; data-id=&quot;P-11&quot;&gt;^&lt;/button&gt;&lt;/div&gt;" calcext:value-type="string">
            <text:p>&lt;div class="container-card position-relative m-1" id="side-P-11"&gt;&lt;img class="d-block" width="80" height="112" src="https://one-draw.jp/ijinden/cardlist/P01/card/03_P_011.png" /&gt;&lt;div class="container-num-copies position-absolute bottom-0 start-0 px-1" id="side-P-11-num-copies"&gt;0&lt;/div&gt;&lt;button type="button" class="btn btn-secondary btn-number btn-sm btn-pop position-absolute top-0 start-0" data-type="minus" data-deck="side" data-id="P-11"&gt;-&lt;/button&gt;&lt;button type="button" class="btn btn-secondary btn-number btn-sm btn-push position-absolute top-0 end-0" data-type="plus" data-deck="side" data-id="P-11"&gt;+&lt;/button&gt;&lt;button type="button" class="btn btn-secondary btn-number btn-sm btn-raise position-absolute bottom-0 end-0" data-type="raise" data-id="P-11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;[.B224];[$HTML.$K$3];[.B224];[$HTML.$L$3];[.B224];[$HTML.$M$3];[.B224];[$HTML.$N$3];[.B224];[$HTML.$O$3];[.B224];[$HTML.$P$3])" office:value-type="string" office:string-value="&lt;tr id=&quot;table-P-11&quot; data-expansion=&quot;30&quot; data-type=&quot;3&quot; data-color=&quot;50&quot; data-term=&quot;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id="table-P-11" data-expansion="30" data-type="3" data-color="50" data-term="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 position-relative m-1&quot; id=&quot;main-P-12&quot;&gt;&lt;img class=&quot;d-block&quot; width=&quot;80&quot; height=&quot;112&quot; src=&quot;https://one-draw.jp/ijinden/cardlist/P01/card/03_P_012.png&quot; /&gt;&lt;div class=&quot;container-num-copies position-absolute bottom-0 start-0 px-1&quot; id=&quot;main-P-12-num-copies&quot;&gt;0&lt;/div&gt;&lt;button type=&quot;button&quot; class=&quot;btn btn-secondary btn-number btn-sm btn-pop position-absolute top-0 start-0&quot; data-type=&quot;minus&quot; data-deck=&quot;main&quot; data-id=&quot;P-12&quot;&gt;-&lt;/button&gt;&lt;button type=&quot;button&quot; class=&quot;btn btn-secondary btn-number btn-sm btn-push position-absolute top-0 end-0&quot; data-type=&quot;plus&quot; data-deck=&quot;main&quot; data-id=&quot;P-12&quot;&gt;+&lt;/button&gt;&lt;button type=&quot;button&quot; class=&quot;btn btn-secondary btn-number btn-sm btn-drop position-absolute bottom-0 end-0&quot; data-type=&quot;drop&quot; data-id=&quot;P-12&quot;&gt;v&lt;/button&gt;&lt;/div&gt;" calcext:value-type="string">
            <text:p>&lt;div class="container-card position-relative m-1" id="main-P-12"&gt;&lt;img class="d-block" width="80" height="112" src="https://one-draw.jp/ijinden/cardlist/P01/card/03_P_012.png" /&gt;&lt;div class="container-num-copies position-absolute bottom-0 start-0 px-1" id="main-P-12-num-copies"&gt;0&lt;/div&gt;&lt;button type="button" class="btn btn-secondary btn-number btn-sm btn-pop position-absolute top-0 start-0" data-type="minus" data-deck="main" data-id="P-12"&gt;-&lt;/button&gt;&lt;button type="button" class="btn btn-secondary btn-number btn-sm btn-push position-absolute top-0 end-0" data-type="plus" data-deck="main" data-id="P-12"&gt;+&lt;/button&gt;&lt;button type="button" class="btn btn-secondary btn-number btn-sm btn-drop position-absolute bottom-0 end-0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 position-relative m-1&quot; id=&quot;side-P-12&quot;&gt;&lt;img class=&quot;d-block&quot; width=&quot;80&quot; height=&quot;112&quot; src=&quot;https://one-draw.jp/ijinden/cardlist/P01/card/03_P_012.png&quot; /&gt;&lt;div class=&quot;container-num-copies position-absolute bottom-0 start-0 px-1&quot; id=&quot;side-P-12-num-copies&quot;&gt;0&lt;/div&gt;&lt;button type=&quot;button&quot; class=&quot;btn btn-secondary btn-number btn-sm btn-pop position-absolute top-0 start-0&quot; data-type=&quot;minus&quot; data-deck=&quot;side&quot; data-id=&quot;P-12&quot;&gt;-&lt;/button&gt;&lt;button type=&quot;button&quot; class=&quot;btn btn-secondary btn-number btn-sm btn-push position-absolute top-0 end-0&quot; data-type=&quot;plus&quot; data-deck=&quot;side&quot; data-id=&quot;P-12&quot;&gt;+&lt;/button&gt;&lt;button type=&quot;button&quot; class=&quot;btn btn-secondary btn-number btn-sm btn-raise position-absolute bottom-0 end-0&quot; data-type=&quot;raise&quot; data-id=&quot;P-12&quot;&gt;^&lt;/button&gt;&lt;/div&gt;" calcext:value-type="string">
            <text:p>&lt;div class="container-card position-relative m-1" id="side-P-12"&gt;&lt;img class="d-block" width="80" height="112" src="https://one-draw.jp/ijinden/cardlist/P01/card/03_P_012.png" /&gt;&lt;div class="container-num-copies position-absolute bottom-0 start-0 px-1" id="side-P-12-num-copies"&gt;0&lt;/div&gt;&lt;button type="button" class="btn btn-secondary btn-number btn-sm btn-pop position-absolute top-0 start-0" data-type="minus" data-deck="side" data-id="P-12"&gt;-&lt;/button&gt;&lt;button type="button" class="btn btn-secondary btn-number btn-sm btn-push position-absolute top-0 end-0" data-type="plus" data-deck="side" data-id="P-12"&gt;+&lt;/button&gt;&lt;button type="button" class="btn btn-secondary btn-number btn-sm btn-raise position-absolute bottom-0 end-0" data-type="raise" data-id="P-12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;[.B225];[$HTML.$K$3];[.B225];[$HTML.$L$3];[.B225];[$HTML.$M$3];[.B225];[$HTML.$N$3];[.B225];[$HTML.$O$3];[.B225];[$HTML.$P$3])" office:value-type="string" office:string-value="&lt;tr id=&quot;table-P-12&quot; data-expansion=&quot;30&quot; data-type=&quot;3&quot; data-color=&quot;50&quot; data-term=&quot;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id="table-P-12" data-expansion="30" data-type="3" data-color="50" data-term="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 position-relative m-1&quot; id=&quot;main-P-13&quot;&gt;&lt;img class=&quot;d-block&quot; width=&quot;80&quot; height=&quot;112&quot; src=&quot;https://one-draw.jp/ijinden/cardlist/P01/card/03_P_013.png&quot; /&gt;&lt;div class=&quot;container-num-copies position-absolute bottom-0 start-0 px-1&quot; id=&quot;main-P-13-num-copies&quot;&gt;0&lt;/div&gt;&lt;button type=&quot;button&quot; class=&quot;btn btn-secondary btn-number btn-sm btn-pop position-absolute top-0 start-0&quot; data-type=&quot;minus&quot; data-deck=&quot;main&quot; data-id=&quot;P-13&quot;&gt;-&lt;/button&gt;&lt;button type=&quot;button&quot; class=&quot;btn btn-secondary btn-number btn-sm btn-push position-absolute top-0 end-0&quot; data-type=&quot;plus&quot; data-deck=&quot;main&quot; data-id=&quot;P-13&quot;&gt;+&lt;/button&gt;&lt;button type=&quot;button&quot; class=&quot;btn btn-secondary btn-number btn-sm btn-drop position-absolute bottom-0 end-0&quot; data-type=&quot;drop&quot; data-id=&quot;P-13&quot;&gt;v&lt;/button&gt;&lt;/div&gt;" calcext:value-type="string">
            <text:p>&lt;div class="container-card position-relative m-1" id="main-P-13"&gt;&lt;img class="d-block" width="80" height="112" src="https://one-draw.jp/ijinden/cardlist/P01/card/03_P_013.png" /&gt;&lt;div class="container-num-copies position-absolute bottom-0 start-0 px-1" id="main-P-13-num-copies"&gt;0&lt;/div&gt;&lt;button type="button" class="btn btn-secondary btn-number btn-sm btn-pop position-absolute top-0 start-0" data-type="minus" data-deck="main" data-id="P-13"&gt;-&lt;/button&gt;&lt;button type="button" class="btn btn-secondary btn-number btn-sm btn-push position-absolute top-0 end-0" data-type="plus" data-deck="main" data-id="P-13"&gt;+&lt;/button&gt;&lt;button type="button" class="btn btn-secondary btn-number btn-sm btn-drop position-absolute bottom-0 end-0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 position-relative m-1&quot; id=&quot;side-P-13&quot;&gt;&lt;img class=&quot;d-block&quot; width=&quot;80&quot; height=&quot;112&quot; src=&quot;https://one-draw.jp/ijinden/cardlist/P01/card/03_P_013.png&quot; /&gt;&lt;div class=&quot;container-num-copies position-absolute bottom-0 start-0 px-1&quot; id=&quot;side-P-13-num-copies&quot;&gt;0&lt;/div&gt;&lt;button type=&quot;button&quot; class=&quot;btn btn-secondary btn-number btn-sm btn-pop position-absolute top-0 start-0&quot; data-type=&quot;minus&quot; data-deck=&quot;side&quot; data-id=&quot;P-13&quot;&gt;-&lt;/button&gt;&lt;button type=&quot;button&quot; class=&quot;btn btn-secondary btn-number btn-sm btn-push position-absolute top-0 end-0&quot; data-type=&quot;plus&quot; data-deck=&quot;side&quot; data-id=&quot;P-13&quot;&gt;+&lt;/button&gt;&lt;button type=&quot;button&quot; class=&quot;btn btn-secondary btn-number btn-sm btn-raise position-absolute bottom-0 end-0&quot; data-type=&quot;raise&quot; data-id=&quot;P-13&quot;&gt;^&lt;/button&gt;&lt;/div&gt;" calcext:value-type="string">
            <text:p>&lt;div class="container-card position-relative m-1" id="side-P-13"&gt;&lt;img class="d-block" width="80" height="112" src="https://one-draw.jp/ijinden/cardlist/P01/card/03_P_013.png" /&gt;&lt;div class="container-num-copies position-absolute bottom-0 start-0 px-1" id="side-P-13-num-copies"&gt;0&lt;/div&gt;&lt;button type="button" class="btn btn-secondary btn-number btn-sm btn-pop position-absolute top-0 start-0" data-type="minus" data-deck="side" data-id="P-13"&gt;-&lt;/button&gt;&lt;button type="button" class="btn btn-secondary btn-number btn-sm btn-push position-absolute top-0 end-0" data-type="plus" data-deck="side" data-id="P-13"&gt;+&lt;/button&gt;&lt;button type="button" class="btn btn-secondary btn-number btn-sm btn-raise position-absolute bottom-0 end-0" data-type="raise" data-id="P-13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;[.B226];[$HTML.$K$3];[.B226];[$HTML.$L$3];[.B226];[$HTML.$M$3];[.B226];[$HTML.$N$3];[.B226];[$HTML.$O$3];[.B226];[$HTML.$P$3])" office:value-type="string" office:string-value="&lt;tr id=&quot;table-P-13&quot; data-expansion=&quot;30&quot; data-type=&quot;4&quot; data-color=&quot;50&quot; data-term=&quot;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id="table-P-13" data-expansion="30" data-type="4" data-color="50" data-term="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 position-relative m-1&quot; id=&quot;main-P-14&quot;&gt;&lt;img class=&quot;d-block&quot; width=&quot;80&quot; height=&quot;112&quot; src=&quot;https://one-draw.jp/ijinden/cardlist/P01/card/03_P_014.png&quot; /&gt;&lt;div class=&quot;container-num-copies position-absolute bottom-0 start-0 px-1&quot; id=&quot;main-P-14-num-copies&quot;&gt;0&lt;/div&gt;&lt;button type=&quot;button&quot; class=&quot;btn btn-secondary btn-number btn-sm btn-pop position-absolute top-0 start-0&quot; data-type=&quot;minus&quot; data-deck=&quot;main&quot; data-id=&quot;P-14&quot;&gt;-&lt;/button&gt;&lt;button type=&quot;button&quot; class=&quot;btn btn-secondary btn-number btn-sm btn-push position-absolute top-0 end-0&quot; data-type=&quot;plus&quot; data-deck=&quot;main&quot; data-id=&quot;P-14&quot;&gt;+&lt;/button&gt;&lt;button type=&quot;button&quot; class=&quot;btn btn-secondary btn-number btn-sm btn-drop position-absolute bottom-0 end-0&quot; data-type=&quot;drop&quot; data-id=&quot;P-14&quot;&gt;v&lt;/button&gt;&lt;/div&gt;" calcext:value-type="string">
            <text:p>&lt;div class="container-card position-relative m-1" id="main-P-14"&gt;&lt;img class="d-block" width="80" height="112" src="https://one-draw.jp/ijinden/cardlist/P01/card/03_P_014.png" /&gt;&lt;div class="container-num-copies position-absolute bottom-0 start-0 px-1" id="main-P-14-num-copies"&gt;0&lt;/div&gt;&lt;button type="button" class="btn btn-secondary btn-number btn-sm btn-pop position-absolute top-0 start-0" data-type="minus" data-deck="main" data-id="P-14"&gt;-&lt;/button&gt;&lt;button type="button" class="btn btn-secondary btn-number btn-sm btn-push position-absolute top-0 end-0" data-type="plus" data-deck="main" data-id="P-14"&gt;+&lt;/button&gt;&lt;button type="button" class="btn btn-secondary btn-number btn-sm btn-drop position-absolute bottom-0 end-0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 position-relative m-1&quot; id=&quot;side-P-14&quot;&gt;&lt;img class=&quot;d-block&quot; width=&quot;80&quot; height=&quot;112&quot; src=&quot;https://one-draw.jp/ijinden/cardlist/P01/card/03_P_014.png&quot; /&gt;&lt;div class=&quot;container-num-copies position-absolute bottom-0 start-0 px-1&quot; id=&quot;side-P-14-num-copies&quot;&gt;0&lt;/div&gt;&lt;button type=&quot;button&quot; class=&quot;btn btn-secondary btn-number btn-sm btn-pop position-absolute top-0 start-0&quot; data-type=&quot;minus&quot; data-deck=&quot;side&quot; data-id=&quot;P-14&quot;&gt;-&lt;/button&gt;&lt;button type=&quot;button&quot; class=&quot;btn btn-secondary btn-number btn-sm btn-push position-absolute top-0 end-0&quot; data-type=&quot;plus&quot; data-deck=&quot;side&quot; data-id=&quot;P-14&quot;&gt;+&lt;/button&gt;&lt;button type=&quot;button&quot; class=&quot;btn btn-secondary btn-number btn-sm btn-raise position-absolute bottom-0 end-0&quot; data-type=&quot;raise&quot; data-id=&quot;P-14&quot;&gt;^&lt;/button&gt;&lt;/div&gt;" calcext:value-type="string">
            <text:p>&lt;div class="container-card position-relative m-1" id="side-P-14"&gt;&lt;img class="d-block" width="80" height="112" src="https://one-draw.jp/ijinden/cardlist/P01/card/03_P_014.png" /&gt;&lt;div class="container-num-copies position-absolute bottom-0 start-0 px-1" id="side-P-14-num-copies"&gt;0&lt;/div&gt;&lt;button type="button" class="btn btn-secondary btn-number btn-sm btn-pop position-absolute top-0 start-0" data-type="minus" data-deck="side" data-id="P-14"&gt;-&lt;/button&gt;&lt;button type="button" class="btn btn-secondary btn-number btn-sm btn-push position-absolute top-0 end-0" data-type="plus" data-deck="side" data-id="P-14"&gt;+&lt;/button&gt;&lt;button type="button" class="btn btn-secondary btn-number btn-sm btn-raise position-absolute bottom-0 end-0" data-type="raise" data-id="P-14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;[.B227];[$HTML.$K$3];[.B227];[$HTML.$L$3];[.B227];[$HTML.$M$3];[.B227];[$HTML.$N$3];[.B227];[$HTML.$O$3];[.B227];[$HTML.$P$3])" office:value-type="string" office:string-value="&lt;tr id=&quot;table-P-14&quot; data-expansion=&quot;30&quot; data-type=&quot;4&quot; data-color=&quot;50&quot; data-term=&quot;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id="table-P-14" data-expansion="30" data-type="4" data-color="50" data-term="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 position-relative m-1&quot; id=&quot;main-P-15&quot;&gt;&lt;img class=&quot;d-block&quot; width=&quot;80&quot; height=&quot;112&quot; src=&quot;https://one-draw.jp/ijinden/cardlist/P01/card/03_P_015.png&quot; /&gt;&lt;div class=&quot;container-num-copies position-absolute bottom-0 start-0 px-1&quot; id=&quot;main-P-15-num-copies&quot;&gt;0&lt;/div&gt;&lt;button type=&quot;button&quot; class=&quot;btn btn-secondary btn-number btn-sm btn-pop position-absolute top-0 start-0&quot; data-type=&quot;minus&quot; data-deck=&quot;main&quot; data-id=&quot;P-15&quot;&gt;-&lt;/button&gt;&lt;button type=&quot;button&quot; class=&quot;btn btn-secondary btn-number btn-sm btn-push position-absolute top-0 end-0&quot; data-type=&quot;plus&quot; data-deck=&quot;main&quot; data-id=&quot;P-15&quot;&gt;+&lt;/button&gt;&lt;button type=&quot;button&quot; class=&quot;btn btn-secondary btn-number btn-sm btn-drop position-absolute bottom-0 end-0&quot; data-type=&quot;drop&quot; data-id=&quot;P-15&quot;&gt;v&lt;/button&gt;&lt;/div&gt;" calcext:value-type="string">
            <text:p>&lt;div class="container-card position-relative m-1" id="main-P-15"&gt;&lt;img class="d-block" width="80" height="112" src="https://one-draw.jp/ijinden/cardlist/P01/card/03_P_015.png" /&gt;&lt;div class="container-num-copies position-absolute bottom-0 start-0 px-1" id="main-P-15-num-copies"&gt;0&lt;/div&gt;&lt;button type="button" class="btn btn-secondary btn-number btn-sm btn-pop position-absolute top-0 start-0" data-type="minus" data-deck="main" data-id="P-15"&gt;-&lt;/button&gt;&lt;button type="button" class="btn btn-secondary btn-number btn-sm btn-push position-absolute top-0 end-0" data-type="plus" data-deck="main" data-id="P-15"&gt;+&lt;/button&gt;&lt;button type="button" class="btn btn-secondary btn-number btn-sm btn-drop position-absolute bottom-0 end-0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 position-relative m-1&quot; id=&quot;side-P-15&quot;&gt;&lt;img class=&quot;d-block&quot; width=&quot;80&quot; height=&quot;112&quot; src=&quot;https://one-draw.jp/ijinden/cardlist/P01/card/03_P_015.png&quot; /&gt;&lt;div class=&quot;container-num-copies position-absolute bottom-0 start-0 px-1&quot; id=&quot;side-P-15-num-copies&quot;&gt;0&lt;/div&gt;&lt;button type=&quot;button&quot; class=&quot;btn btn-secondary btn-number btn-sm btn-pop position-absolute top-0 start-0&quot; data-type=&quot;minus&quot; data-deck=&quot;side&quot; data-id=&quot;P-15&quot;&gt;-&lt;/button&gt;&lt;button type=&quot;button&quot; class=&quot;btn btn-secondary btn-number btn-sm btn-push position-absolute top-0 end-0&quot; data-type=&quot;plus&quot; data-deck=&quot;side&quot; data-id=&quot;P-15&quot;&gt;+&lt;/button&gt;&lt;button type=&quot;button&quot; class=&quot;btn btn-secondary btn-number btn-sm btn-raise position-absolute bottom-0 end-0&quot; data-type=&quot;raise&quot; data-id=&quot;P-15&quot;&gt;^&lt;/button&gt;&lt;/div&gt;" calcext:value-type="string">
            <text:p>&lt;div class="container-card position-relative m-1" id="side-P-15"&gt;&lt;img class="d-block" width="80" height="112" src="https://one-draw.jp/ijinden/cardlist/P01/card/03_P_015.png" /&gt;&lt;div class="container-num-copies position-absolute bottom-0 start-0 px-1" id="side-P-15-num-copies"&gt;0&lt;/div&gt;&lt;button type="button" class="btn btn-secondary btn-number btn-sm btn-pop position-absolute top-0 start-0" data-type="minus" data-deck="side" data-id="P-15"&gt;-&lt;/button&gt;&lt;button type="button" class="btn btn-secondary btn-number btn-sm btn-push position-absolute top-0 end-0" data-type="plus" data-deck="side" data-id="P-15"&gt;+&lt;/button&gt;&lt;button type="button" class="btn btn-secondary btn-number btn-sm btn-raise position-absolute bottom-0 end-0" data-type="raise" data-id="P-15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;[.B228];[$HTML.$K$3];[.B228];[$HTML.$L$3];[.B228];[$HTML.$M$3];[.B228];[$HTML.$N$3];[.B228];[$HTML.$O$3];[.B228];[$HTML.$P$3])" office:value-type="string" office:string-value="&lt;tr id=&quot;table-P-15&quot; data-expansion=&quot;30&quot; data-type=&quot;4&quot; data-color=&quot;50&quot; data-term=&quot;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id="table-P-15" data-expansion="30" data-type="4" data-color="50" data-term="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 position-relative m-1&quot; id=&quot;main-P-16&quot;&gt;&lt;img class=&quot;d-block&quot; width=&quot;80&quot; height=&quot;112&quot; src=&quot;https://one-draw.jp/ijinden/cardlist/P01/card/03_P_016.png&quot; /&gt;&lt;div class=&quot;container-num-copies position-absolute bottom-0 start-0 px-1&quot; id=&quot;main-P-16-num-copies&quot;&gt;0&lt;/div&gt;&lt;button type=&quot;button&quot; class=&quot;btn btn-secondary btn-number btn-sm btn-pop position-absolute top-0 start-0&quot; data-type=&quot;minus&quot; data-deck=&quot;main&quot; data-id=&quot;P-16&quot;&gt;-&lt;/button&gt;&lt;button type=&quot;button&quot; class=&quot;btn btn-secondary btn-number btn-sm btn-push position-absolute top-0 end-0&quot; data-type=&quot;plus&quot; data-deck=&quot;main&quot; data-id=&quot;P-16&quot;&gt;+&lt;/button&gt;&lt;button type=&quot;button&quot; class=&quot;btn btn-secondary btn-number btn-sm btn-drop position-absolute bottom-0 end-0&quot; data-type=&quot;drop&quot; data-id=&quot;P-16&quot;&gt;v&lt;/button&gt;&lt;/div&gt;" calcext:value-type="string">
            <text:p>&lt;div class="container-card position-relative m-1" id="main-P-16"&gt;&lt;img class="d-block" width="80" height="112" src="https://one-draw.jp/ijinden/cardlist/P01/card/03_P_016.png" /&gt;&lt;div class="container-num-copies position-absolute bottom-0 start-0 px-1" id="main-P-16-num-copies"&gt;0&lt;/div&gt;&lt;button type="button" class="btn btn-secondary btn-number btn-sm btn-pop position-absolute top-0 start-0" data-type="minus" data-deck="main" data-id="P-16"&gt;-&lt;/button&gt;&lt;button type="button" class="btn btn-secondary btn-number btn-sm btn-push position-absolute top-0 end-0" data-type="plus" data-deck="main" data-id="P-16"&gt;+&lt;/button&gt;&lt;button type="button" class="btn btn-secondary btn-number btn-sm btn-drop position-absolute bottom-0 end-0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 position-relative m-1&quot; id=&quot;side-P-16&quot;&gt;&lt;img class=&quot;d-block&quot; width=&quot;80&quot; height=&quot;112&quot; src=&quot;https://one-draw.jp/ijinden/cardlist/P01/card/03_P_016.png&quot; /&gt;&lt;div class=&quot;container-num-copies position-absolute bottom-0 start-0 px-1&quot; id=&quot;side-P-16-num-copies&quot;&gt;0&lt;/div&gt;&lt;button type=&quot;button&quot; class=&quot;btn btn-secondary btn-number btn-sm btn-pop position-absolute top-0 start-0&quot; data-type=&quot;minus&quot; data-deck=&quot;side&quot; data-id=&quot;P-16&quot;&gt;-&lt;/button&gt;&lt;button type=&quot;button&quot; class=&quot;btn btn-secondary btn-number btn-sm btn-push position-absolute top-0 end-0&quot; data-type=&quot;plus&quot; data-deck=&quot;side&quot; data-id=&quot;P-16&quot;&gt;+&lt;/button&gt;&lt;button type=&quot;button&quot; class=&quot;btn btn-secondary btn-number btn-sm btn-raise position-absolute bottom-0 end-0&quot; data-type=&quot;raise&quot; data-id=&quot;P-16&quot;&gt;^&lt;/button&gt;&lt;/div&gt;" calcext:value-type="string">
            <text:p>&lt;div class="container-card position-relative m-1" id="side-P-16"&gt;&lt;img class="d-block" width="80" height="112" src="https://one-draw.jp/ijinden/cardlist/P01/card/03_P_016.png" /&gt;&lt;div class="container-num-copies position-absolute bottom-0 start-0 px-1" id="side-P-16-num-copies"&gt;0&lt;/div&gt;&lt;button type="button" class="btn btn-secondary btn-number btn-sm btn-pop position-absolute top-0 start-0" data-type="minus" data-deck="side" data-id="P-16"&gt;-&lt;/button&gt;&lt;button type="button" class="btn btn-secondary btn-number btn-sm btn-push position-absolute top-0 end-0" data-type="plus" data-deck="side" data-id="P-16"&gt;+&lt;/button&gt;&lt;button type="button" class="btn btn-secondary btn-number btn-sm btn-raise position-absolute bottom-0 end-0" data-type="raise" data-id="P-16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;[.B229];[$HTML.$K$3];[.B229];[$HTML.$L$3];[.B229];[$HTML.$M$3];[.B229];[$HTML.$N$3];[.B229];[$HTML.$O$3];[.B229];[$HTML.$P$3])" office:value-type="string" office:string-value="&lt;tr id=&quot;table-P-16&quot; data-expansion=&quot;30&quot; data-type=&quot;4&quot; data-color=&quot;50&quot; data-term=&quot;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id="table-P-16" data-expansion="30" data-type="4" data-color="50" data-term="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 position-relative m-1&quot; id=&quot;main-3-1&quot;&gt;&lt;img class=&quot;d-block&quot; width=&quot;80&quot; height=&quot;112&quot; src=&quot;https://one-draw.jp/ijinden/cardlist/003/card/03_001.png&quot; /&gt;&lt;div class=&quot;container-num-copies position-absolute bottom-0 start-0 px-1&quot; id=&quot;main-3-1-num-copies&quot;&gt;0&lt;/div&gt;&lt;button type=&quot;button&quot; class=&quot;btn btn-secondary btn-number btn-sm btn-pop position-absolute top-0 start-0&quot; data-type=&quot;minus&quot; data-deck=&quot;main&quot; data-id=&quot;3-1&quot;&gt;-&lt;/button&gt;&lt;button type=&quot;button&quot; class=&quot;btn btn-secondary btn-number btn-sm btn-push position-absolute top-0 end-0&quot; data-type=&quot;plus&quot; data-deck=&quot;main&quot; data-id=&quot;3-1&quot;&gt;+&lt;/button&gt;&lt;button type=&quot;button&quot; class=&quot;btn btn-secondary btn-number btn-sm btn-drop position-absolute bottom-0 end-0&quot; data-type=&quot;drop&quot; data-id=&quot;3-1&quot;&gt;v&lt;/button&gt;&lt;/div&gt;" calcext:value-type="string">
            <text:p>&lt;div class="container-card position-relative m-1" id="main-3-1"&gt;&lt;img class="d-block" width="80" height="112" src="https://one-draw.jp/ijinden/cardlist/003/card/03_001.png" /&gt;&lt;div class="container-num-copies position-absolute bottom-0 start-0 px-1" id="main-3-1-num-copies"&gt;0&lt;/div&gt;&lt;button type="button" class="btn btn-secondary btn-number btn-sm btn-pop position-absolute top-0 start-0" data-type="minus" data-deck="main" data-id="3-1"&gt;-&lt;/button&gt;&lt;button type="button" class="btn btn-secondary btn-number btn-sm btn-push position-absolute top-0 end-0" data-type="plus" data-deck="main" data-id="3-1"&gt;+&lt;/button&gt;&lt;button type="button" class="btn btn-secondary btn-number btn-sm btn-drop position-absolute bottom-0 end-0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 position-relative m-1&quot; id=&quot;side-3-1&quot;&gt;&lt;img class=&quot;d-block&quot; width=&quot;80&quot; height=&quot;112&quot; src=&quot;https://one-draw.jp/ijinden/cardlist/003/card/03_001.png&quot; /&gt;&lt;div class=&quot;container-num-copies position-absolute bottom-0 start-0 px-1&quot; id=&quot;side-3-1-num-copies&quot;&gt;0&lt;/div&gt;&lt;button type=&quot;button&quot; class=&quot;btn btn-secondary btn-number btn-sm btn-pop position-absolute top-0 start-0&quot; data-type=&quot;minus&quot; data-deck=&quot;side&quot; data-id=&quot;3-1&quot;&gt;-&lt;/button&gt;&lt;button type=&quot;button&quot; class=&quot;btn btn-secondary btn-number btn-sm btn-push position-absolute top-0 end-0&quot; data-type=&quot;plus&quot; data-deck=&quot;side&quot; data-id=&quot;3-1&quot;&gt;+&lt;/button&gt;&lt;button type=&quot;button&quot; class=&quot;btn btn-secondary btn-number btn-sm btn-raise position-absolute bottom-0 end-0&quot; data-type=&quot;raise&quot; data-id=&quot;3-1&quot;&gt;^&lt;/button&gt;&lt;/div&gt;" calcext:value-type="string">
            <text:p>&lt;div class="container-card position-relative m-1" id="side-3-1"&gt;&lt;img class="d-block" width="80" height="112" src="https://one-draw.jp/ijinden/cardlist/003/card/03_001.png" /&gt;&lt;div class="container-num-copies position-absolute bottom-0 start-0 px-1" id="side-3-1-num-copies"&gt;0&lt;/div&gt;&lt;button type="button" class="btn btn-secondary btn-number btn-sm btn-pop position-absolute top-0 start-0" data-type="minus" data-deck="side" data-id="3-1"&gt;-&lt;/button&gt;&lt;button type="button" class="btn btn-secondary btn-number btn-sm btn-push position-absolute top-0 end-0" data-type="plus" data-deck="side" data-id="3-1"&gt;+&lt;/button&gt;&lt;button type="button" class="btn btn-secondary btn-number btn-sm btn-raise position-absolute bottom-0 end-0" data-type="raise" data-id="3-1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;[.B230];[$HTML.$K$3];[.B230];[$HTML.$L$3];[.B230];[$HTML.$M$3];[.B230];[$HTML.$N$3];[.B230];[$HTML.$O$3];[.B230];[$HTML.$P$3])" office:value-type="string" office:string-value="&lt;tr id=&quot;table-3-1&quot; data-expansion=&quot;35&quot; data-type=&quot;1&quot; data-color=&quot;10&quot; data-term=&quot;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id="table-3-1" data-expansion="35" data-type="1" data-color="10" data-term="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 position-relative m-1&quot; id=&quot;main-3-2&quot;&gt;&lt;img class=&quot;d-block&quot; width=&quot;80&quot; height=&quot;112&quot; src=&quot;https://one-draw.jp/ijinden/cardlist/003/card/03_002.png&quot; /&gt;&lt;div class=&quot;container-num-copies position-absolute bottom-0 start-0 px-1&quot; id=&quot;main-3-2-num-copies&quot;&gt;0&lt;/div&gt;&lt;button type=&quot;button&quot; class=&quot;btn btn-secondary btn-number btn-sm btn-pop position-absolute top-0 start-0&quot; data-type=&quot;minus&quot; data-deck=&quot;main&quot; data-id=&quot;3-2&quot;&gt;-&lt;/button&gt;&lt;button type=&quot;button&quot; class=&quot;btn btn-secondary btn-number btn-sm btn-push position-absolute top-0 end-0&quot; data-type=&quot;plus&quot; data-deck=&quot;main&quot; data-id=&quot;3-2&quot;&gt;+&lt;/button&gt;&lt;button type=&quot;button&quot; class=&quot;btn btn-secondary btn-number btn-sm btn-drop position-absolute bottom-0 end-0&quot; data-type=&quot;drop&quot; data-id=&quot;3-2&quot;&gt;v&lt;/button&gt;&lt;/div&gt;" calcext:value-type="string">
            <text:p>&lt;div class="container-card position-relative m-1" id="main-3-2"&gt;&lt;img class="d-block" width="80" height="112" src="https://one-draw.jp/ijinden/cardlist/003/card/03_002.png" /&gt;&lt;div class="container-num-copies position-absolute bottom-0 start-0 px-1" id="main-3-2-num-copies"&gt;0&lt;/div&gt;&lt;button type="button" class="btn btn-secondary btn-number btn-sm btn-pop position-absolute top-0 start-0" data-type="minus" data-deck="main" data-id="3-2"&gt;-&lt;/button&gt;&lt;button type="button" class="btn btn-secondary btn-number btn-sm btn-push position-absolute top-0 end-0" data-type="plus" data-deck="main" data-id="3-2"&gt;+&lt;/button&gt;&lt;button type="button" class="btn btn-secondary btn-number btn-sm btn-drop position-absolute bottom-0 end-0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 position-relative m-1&quot; id=&quot;side-3-2&quot;&gt;&lt;img class=&quot;d-block&quot; width=&quot;80&quot; height=&quot;112&quot; src=&quot;https://one-draw.jp/ijinden/cardlist/003/card/03_002.png&quot; /&gt;&lt;div class=&quot;container-num-copies position-absolute bottom-0 start-0 px-1&quot; id=&quot;side-3-2-num-copies&quot;&gt;0&lt;/div&gt;&lt;button type=&quot;button&quot; class=&quot;btn btn-secondary btn-number btn-sm btn-pop position-absolute top-0 start-0&quot; data-type=&quot;minus&quot; data-deck=&quot;side&quot; data-id=&quot;3-2&quot;&gt;-&lt;/button&gt;&lt;button type=&quot;button&quot; class=&quot;btn btn-secondary btn-number btn-sm btn-push position-absolute top-0 end-0&quot; data-type=&quot;plus&quot; data-deck=&quot;side&quot; data-id=&quot;3-2&quot;&gt;+&lt;/button&gt;&lt;button type=&quot;button&quot; class=&quot;btn btn-secondary btn-number btn-sm btn-raise position-absolute bottom-0 end-0&quot; data-type=&quot;raise&quot; data-id=&quot;3-2&quot;&gt;^&lt;/button&gt;&lt;/div&gt;" calcext:value-type="string">
            <text:p>&lt;div class="container-card position-relative m-1" id="side-3-2"&gt;&lt;img class="d-block" width="80" height="112" src="https://one-draw.jp/ijinden/cardlist/003/card/03_002.png" /&gt;&lt;div class="container-num-copies position-absolute bottom-0 start-0 px-1" id="side-3-2-num-copies"&gt;0&lt;/div&gt;&lt;button type="button" class="btn btn-secondary btn-number btn-sm btn-pop position-absolute top-0 start-0" data-type="minus" data-deck="side" data-id="3-2"&gt;-&lt;/button&gt;&lt;button type="button" class="btn btn-secondary btn-number btn-sm btn-push position-absolute top-0 end-0" data-type="plus" data-deck="side" data-id="3-2"&gt;+&lt;/button&gt;&lt;button type="button" class="btn btn-secondary btn-number btn-sm btn-raise position-absolute bottom-0 end-0" data-type="raise" data-id="3-2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;[.B231];[$HTML.$K$3];[.B231];[$HTML.$L$3];[.B231];[$HTML.$M$3];[.B231];[$HTML.$N$3];[.B231];[$HTML.$O$3];[.B231];[$HTML.$P$3])" office:value-type="string" office:string-value="&lt;tr id=&quot;table-3-2&quot; data-expansion=&quot;35&quot; data-type=&quot;1&quot; data-color=&quot;10&quot; data-term=&quot;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id="table-3-2" data-expansion="35" data-type="1" data-color="10" data-term="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 position-relative m-1&quot; id=&quot;main-3-3&quot;&gt;&lt;img class=&quot;d-block&quot; width=&quot;80&quot; height=&quot;112&quot; src=&quot;https://one-draw.jp/ijinden/cardlist/003/card/03_003.png&quot; /&gt;&lt;div class=&quot;container-num-copies position-absolute bottom-0 start-0 px-1&quot; id=&quot;main-3-3-num-copies&quot;&gt;0&lt;/div&gt;&lt;button type=&quot;button&quot; class=&quot;btn btn-secondary btn-number btn-sm btn-pop position-absolute top-0 start-0&quot; data-type=&quot;minus&quot; data-deck=&quot;main&quot; data-id=&quot;3-3&quot;&gt;-&lt;/button&gt;&lt;button type=&quot;button&quot; class=&quot;btn btn-secondary btn-number btn-sm btn-push position-absolute top-0 end-0&quot; data-type=&quot;plus&quot; data-deck=&quot;main&quot; data-id=&quot;3-3&quot;&gt;+&lt;/button&gt;&lt;button type=&quot;button&quot; class=&quot;btn btn-secondary btn-number btn-sm btn-drop position-absolute bottom-0 end-0&quot; data-type=&quot;drop&quot; data-id=&quot;3-3&quot;&gt;v&lt;/button&gt;&lt;/div&gt;" calcext:value-type="string">
            <text:p>&lt;div class="container-card position-relative m-1" id="main-3-3"&gt;&lt;img class="d-block" width="80" height="112" src="https://one-draw.jp/ijinden/cardlist/003/card/03_003.png" /&gt;&lt;div class="container-num-copies position-absolute bottom-0 start-0 px-1" id="main-3-3-num-copies"&gt;0&lt;/div&gt;&lt;button type="button" class="btn btn-secondary btn-number btn-sm btn-pop position-absolute top-0 start-0" data-type="minus" data-deck="main" data-id="3-3"&gt;-&lt;/button&gt;&lt;button type="button" class="btn btn-secondary btn-number btn-sm btn-push position-absolute top-0 end-0" data-type="plus" data-deck="main" data-id="3-3"&gt;+&lt;/button&gt;&lt;button type="button" class="btn btn-secondary btn-number btn-sm btn-drop position-absolute bottom-0 end-0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 position-relative m-1&quot; id=&quot;side-3-3&quot;&gt;&lt;img class=&quot;d-block&quot; width=&quot;80&quot; height=&quot;112&quot; src=&quot;https://one-draw.jp/ijinden/cardlist/003/card/03_003.png&quot; /&gt;&lt;div class=&quot;container-num-copies position-absolute bottom-0 start-0 px-1&quot; id=&quot;side-3-3-num-copies&quot;&gt;0&lt;/div&gt;&lt;button type=&quot;button&quot; class=&quot;btn btn-secondary btn-number btn-sm btn-pop position-absolute top-0 start-0&quot; data-type=&quot;minus&quot; data-deck=&quot;side&quot; data-id=&quot;3-3&quot;&gt;-&lt;/button&gt;&lt;button type=&quot;button&quot; class=&quot;btn btn-secondary btn-number btn-sm btn-push position-absolute top-0 end-0&quot; data-type=&quot;plus&quot; data-deck=&quot;side&quot; data-id=&quot;3-3&quot;&gt;+&lt;/button&gt;&lt;button type=&quot;button&quot; class=&quot;btn btn-secondary btn-number btn-sm btn-raise position-absolute bottom-0 end-0&quot; data-type=&quot;raise&quot; data-id=&quot;3-3&quot;&gt;^&lt;/button&gt;&lt;/div&gt;" calcext:value-type="string">
            <text:p>&lt;div class="container-card position-relative m-1" id="side-3-3"&gt;&lt;img class="d-block" width="80" height="112" src="https://one-draw.jp/ijinden/cardlist/003/card/03_003.png" /&gt;&lt;div class="container-num-copies position-absolute bottom-0 start-0 px-1" id="side-3-3-num-copies"&gt;0&lt;/div&gt;&lt;button type="button" class="btn btn-secondary btn-number btn-sm btn-pop position-absolute top-0 start-0" data-type="minus" data-deck="side" data-id="3-3"&gt;-&lt;/button&gt;&lt;button type="button" class="btn btn-secondary btn-number btn-sm btn-push position-absolute top-0 end-0" data-type="plus" data-deck="side" data-id="3-3"&gt;+&lt;/button&gt;&lt;button type="button" class="btn btn-secondary btn-number btn-sm btn-raise position-absolute bottom-0 end-0" data-type="raise" data-id="3-3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;[.B232];[$HTML.$K$3];[.B232];[$HTML.$L$3];[.B232];[$HTML.$M$3];[.B232];[$HTML.$N$3];[.B232];[$HTML.$O$3];[.B232];[$HTML.$P$3])" office:value-type="string" office:string-value="&lt;tr id=&quot;table-3-3&quot; data-expansion=&quot;35&quot; data-type=&quot;1&quot; data-color=&quot;20&quot; data-term=&quot;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id="table-3-3" data-expansion="35" data-type="1" data-color="20" data-term="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 position-relative m-1&quot; id=&quot;main-3-4&quot;&gt;&lt;img class=&quot;d-block&quot; width=&quot;80&quot; height=&quot;112&quot; src=&quot;https://one-draw.jp/ijinden/cardlist/003/card/03_004.png&quot; /&gt;&lt;div class=&quot;container-num-copies position-absolute bottom-0 start-0 px-1&quot; id=&quot;main-3-4-num-copies&quot;&gt;0&lt;/div&gt;&lt;button type=&quot;button&quot; class=&quot;btn btn-secondary btn-number btn-sm btn-pop position-absolute top-0 start-0&quot; data-type=&quot;minus&quot; data-deck=&quot;main&quot; data-id=&quot;3-4&quot;&gt;-&lt;/button&gt;&lt;button type=&quot;button&quot; class=&quot;btn btn-secondary btn-number btn-sm btn-push position-absolute top-0 end-0&quot; data-type=&quot;plus&quot; data-deck=&quot;main&quot; data-id=&quot;3-4&quot;&gt;+&lt;/button&gt;&lt;button type=&quot;button&quot; class=&quot;btn btn-secondary btn-number btn-sm btn-drop position-absolute bottom-0 end-0&quot; data-type=&quot;drop&quot; data-id=&quot;3-4&quot;&gt;v&lt;/button&gt;&lt;/div&gt;" calcext:value-type="string">
            <text:p>&lt;div class="container-card position-relative m-1" id="main-3-4"&gt;&lt;img class="d-block" width="80" height="112" src="https://one-draw.jp/ijinden/cardlist/003/card/03_004.png" /&gt;&lt;div class="container-num-copies position-absolute bottom-0 start-0 px-1" id="main-3-4-num-copies"&gt;0&lt;/div&gt;&lt;button type="button" class="btn btn-secondary btn-number btn-sm btn-pop position-absolute top-0 start-0" data-type="minus" data-deck="main" data-id="3-4"&gt;-&lt;/button&gt;&lt;button type="button" class="btn btn-secondary btn-number btn-sm btn-push position-absolute top-0 end-0" data-type="plus" data-deck="main" data-id="3-4"&gt;+&lt;/button&gt;&lt;button type="button" class="btn btn-secondary btn-number btn-sm btn-drop position-absolute bottom-0 end-0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 position-relative m-1&quot; id=&quot;side-3-4&quot;&gt;&lt;img class=&quot;d-block&quot; width=&quot;80&quot; height=&quot;112&quot; src=&quot;https://one-draw.jp/ijinden/cardlist/003/card/03_004.png&quot; /&gt;&lt;div class=&quot;container-num-copies position-absolute bottom-0 start-0 px-1&quot; id=&quot;side-3-4-num-copies&quot;&gt;0&lt;/div&gt;&lt;button type=&quot;button&quot; class=&quot;btn btn-secondary btn-number btn-sm btn-pop position-absolute top-0 start-0&quot; data-type=&quot;minus&quot; data-deck=&quot;side&quot; data-id=&quot;3-4&quot;&gt;-&lt;/button&gt;&lt;button type=&quot;button&quot; class=&quot;btn btn-secondary btn-number btn-sm btn-push position-absolute top-0 end-0&quot; data-type=&quot;plus&quot; data-deck=&quot;side&quot; data-id=&quot;3-4&quot;&gt;+&lt;/button&gt;&lt;button type=&quot;button&quot; class=&quot;btn btn-secondary btn-number btn-sm btn-raise position-absolute bottom-0 end-0&quot; data-type=&quot;raise&quot; data-id=&quot;3-4&quot;&gt;^&lt;/button&gt;&lt;/div&gt;" calcext:value-type="string">
            <text:p>&lt;div class="container-card position-relative m-1" id="side-3-4"&gt;&lt;img class="d-block" width="80" height="112" src="https://one-draw.jp/ijinden/cardlist/003/card/03_004.png" /&gt;&lt;div class="container-num-copies position-absolute bottom-0 start-0 px-1" id="side-3-4-num-copies"&gt;0&lt;/div&gt;&lt;button type="button" class="btn btn-secondary btn-number btn-sm btn-pop position-absolute top-0 start-0" data-type="minus" data-deck="side" data-id="3-4"&gt;-&lt;/button&gt;&lt;button type="button" class="btn btn-secondary btn-number btn-sm btn-push position-absolute top-0 end-0" data-type="plus" data-deck="side" data-id="3-4"&gt;+&lt;/button&gt;&lt;button type="button" class="btn btn-secondary btn-number btn-sm btn-raise position-absolute bottom-0 end-0" data-type="raise" data-id="3-4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;[.B233];[$HTML.$K$3];[.B233];[$HTML.$L$3];[.B233];[$HTML.$M$3];[.B233];[$HTML.$N$3];[.B233];[$HTML.$O$3];[.B233];[$HTML.$P$3])" office:value-type="string" office:string-value="&lt;tr id=&quot;table-3-4&quot; data-expansion=&quot;35&quot; data-type=&quot;1&quot; data-color=&quot;20&quot; data-term=&quot;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id="table-3-4" data-expansion="35" data-type="1" data-color="20" data-term="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 position-relative m-1&quot; id=&quot;main-3-5&quot;&gt;&lt;img class=&quot;d-block&quot; width=&quot;80&quot; height=&quot;112&quot; src=&quot;https://one-draw.jp/ijinden/cardlist/003/card/03_005.png&quot; /&gt;&lt;div class=&quot;container-num-copies position-absolute bottom-0 start-0 px-1&quot; id=&quot;main-3-5-num-copies&quot;&gt;0&lt;/div&gt;&lt;button type=&quot;button&quot; class=&quot;btn btn-secondary btn-number btn-sm btn-pop position-absolute top-0 start-0&quot; data-type=&quot;minus&quot; data-deck=&quot;main&quot; data-id=&quot;3-5&quot;&gt;-&lt;/button&gt;&lt;button type=&quot;button&quot; class=&quot;btn btn-secondary btn-number btn-sm btn-push position-absolute top-0 end-0&quot; data-type=&quot;plus&quot; data-deck=&quot;main&quot; data-id=&quot;3-5&quot;&gt;+&lt;/button&gt;&lt;button type=&quot;button&quot; class=&quot;btn btn-secondary btn-number btn-sm btn-drop position-absolute bottom-0 end-0&quot; data-type=&quot;drop&quot; data-id=&quot;3-5&quot;&gt;v&lt;/button&gt;&lt;/div&gt;" calcext:value-type="string">
            <text:p>&lt;div class="container-card position-relative m-1" id="main-3-5"&gt;&lt;img class="d-block" width="80" height="112" src="https://one-draw.jp/ijinden/cardlist/003/card/03_005.png" /&gt;&lt;div class="container-num-copies position-absolute bottom-0 start-0 px-1" id="main-3-5-num-copies"&gt;0&lt;/div&gt;&lt;button type="button" class="btn btn-secondary btn-number btn-sm btn-pop position-absolute top-0 start-0" data-type="minus" data-deck="main" data-id="3-5"&gt;-&lt;/button&gt;&lt;button type="button" class="btn btn-secondary btn-number btn-sm btn-push position-absolute top-0 end-0" data-type="plus" data-deck="main" data-id="3-5"&gt;+&lt;/button&gt;&lt;button type="button" class="btn btn-secondary btn-number btn-sm btn-drop position-absolute bottom-0 end-0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 position-relative m-1&quot; id=&quot;side-3-5&quot;&gt;&lt;img class=&quot;d-block&quot; width=&quot;80&quot; height=&quot;112&quot; src=&quot;https://one-draw.jp/ijinden/cardlist/003/card/03_005.png&quot; /&gt;&lt;div class=&quot;container-num-copies position-absolute bottom-0 start-0 px-1&quot; id=&quot;side-3-5-num-copies&quot;&gt;0&lt;/div&gt;&lt;button type=&quot;button&quot; class=&quot;btn btn-secondary btn-number btn-sm btn-pop position-absolute top-0 start-0&quot; data-type=&quot;minus&quot; data-deck=&quot;side&quot; data-id=&quot;3-5&quot;&gt;-&lt;/button&gt;&lt;button type=&quot;button&quot; class=&quot;btn btn-secondary btn-number btn-sm btn-push position-absolute top-0 end-0&quot; data-type=&quot;plus&quot; data-deck=&quot;side&quot; data-id=&quot;3-5&quot;&gt;+&lt;/button&gt;&lt;button type=&quot;button&quot; class=&quot;btn btn-secondary btn-number btn-sm btn-raise position-absolute bottom-0 end-0&quot; data-type=&quot;raise&quot; data-id=&quot;3-5&quot;&gt;^&lt;/button&gt;&lt;/div&gt;" calcext:value-type="string">
            <text:p>&lt;div class="container-card position-relative m-1" id="side-3-5"&gt;&lt;img class="d-block" width="80" height="112" src="https://one-draw.jp/ijinden/cardlist/003/card/03_005.png" /&gt;&lt;div class="container-num-copies position-absolute bottom-0 start-0 px-1" id="side-3-5-num-copies"&gt;0&lt;/div&gt;&lt;button type="button" class="btn btn-secondary btn-number btn-sm btn-pop position-absolute top-0 start-0" data-type="minus" data-deck="side" data-id="3-5"&gt;-&lt;/button&gt;&lt;button type="button" class="btn btn-secondary btn-number btn-sm btn-push position-absolute top-0 end-0" data-type="plus" data-deck="side" data-id="3-5"&gt;+&lt;/button&gt;&lt;button type="button" class="btn btn-secondary btn-number btn-sm btn-raise position-absolute bottom-0 end-0" data-type="raise" data-id="3-5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;[.B234];[$HTML.$K$3];[.B234];[$HTML.$L$3];[.B234];[$HTML.$M$3];[.B234];[$HTML.$N$3];[.B234];[$HTML.$O$3];[.B234];[$HTML.$P$3])" office:value-type="string" office:string-value="&lt;tr id=&quot;table-3-5&quot; data-expansion=&quot;35&quot; data-type=&quot;1&quot; data-color=&quot;30&quot; data-term=&quot;2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id="table-3-5" data-expansion="35" data-type="1" data-color="30" data-term="2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 position-relative m-1&quot; id=&quot;main-3-6&quot;&gt;&lt;img class=&quot;d-block&quot; width=&quot;80&quot; height=&quot;112&quot; src=&quot;https://one-draw.jp/ijinden/cardlist/003/card/03_006.png&quot; /&gt;&lt;div class=&quot;container-num-copies position-absolute bottom-0 start-0 px-1&quot; id=&quot;main-3-6-num-copies&quot;&gt;0&lt;/div&gt;&lt;button type=&quot;button&quot; class=&quot;btn btn-secondary btn-number btn-sm btn-pop position-absolute top-0 start-0&quot; data-type=&quot;minus&quot; data-deck=&quot;main&quot; data-id=&quot;3-6&quot;&gt;-&lt;/button&gt;&lt;button type=&quot;button&quot; class=&quot;btn btn-secondary btn-number btn-sm btn-push position-absolute top-0 end-0&quot; data-type=&quot;plus&quot; data-deck=&quot;main&quot; data-id=&quot;3-6&quot;&gt;+&lt;/button&gt;&lt;button type=&quot;button&quot; class=&quot;btn btn-secondary btn-number btn-sm btn-drop position-absolute bottom-0 end-0&quot; data-type=&quot;drop&quot; data-id=&quot;3-6&quot;&gt;v&lt;/button&gt;&lt;/div&gt;" calcext:value-type="string">
            <text:p>&lt;div class="container-card position-relative m-1" id="main-3-6"&gt;&lt;img class="d-block" width="80" height="112" src="https://one-draw.jp/ijinden/cardlist/003/card/03_006.png" /&gt;&lt;div class="container-num-copies position-absolute bottom-0 start-0 px-1" id="main-3-6-num-copies"&gt;0&lt;/div&gt;&lt;button type="button" class="btn btn-secondary btn-number btn-sm btn-pop position-absolute top-0 start-0" data-type="minus" data-deck="main" data-id="3-6"&gt;-&lt;/button&gt;&lt;button type="button" class="btn btn-secondary btn-number btn-sm btn-push position-absolute top-0 end-0" data-type="plus" data-deck="main" data-id="3-6"&gt;+&lt;/button&gt;&lt;button type="button" class="btn btn-secondary btn-number btn-sm btn-drop position-absolute bottom-0 end-0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 position-relative m-1&quot; id=&quot;side-3-6&quot;&gt;&lt;img class=&quot;d-block&quot; width=&quot;80&quot; height=&quot;112&quot; src=&quot;https://one-draw.jp/ijinden/cardlist/003/card/03_006.png&quot; /&gt;&lt;div class=&quot;container-num-copies position-absolute bottom-0 start-0 px-1&quot; id=&quot;side-3-6-num-copies&quot;&gt;0&lt;/div&gt;&lt;button type=&quot;button&quot; class=&quot;btn btn-secondary btn-number btn-sm btn-pop position-absolute top-0 start-0&quot; data-type=&quot;minus&quot; data-deck=&quot;side&quot; data-id=&quot;3-6&quot;&gt;-&lt;/button&gt;&lt;button type=&quot;button&quot; class=&quot;btn btn-secondary btn-number btn-sm btn-push position-absolute top-0 end-0&quot; data-type=&quot;plus&quot; data-deck=&quot;side&quot; data-id=&quot;3-6&quot;&gt;+&lt;/button&gt;&lt;button type=&quot;button&quot; class=&quot;btn btn-secondary btn-number btn-sm btn-raise position-absolute bottom-0 end-0&quot; data-type=&quot;raise&quot; data-id=&quot;3-6&quot;&gt;^&lt;/button&gt;&lt;/div&gt;" calcext:value-type="string">
            <text:p>&lt;div class="container-card position-relative m-1" id="side-3-6"&gt;&lt;img class="d-block" width="80" height="112" src="https://one-draw.jp/ijinden/cardlist/003/card/03_006.png" /&gt;&lt;div class="container-num-copies position-absolute bottom-0 start-0 px-1" id="side-3-6-num-copies"&gt;0&lt;/div&gt;&lt;button type="button" class="btn btn-secondary btn-number btn-sm btn-pop position-absolute top-0 start-0" data-type="minus" data-deck="side" data-id="3-6"&gt;-&lt;/button&gt;&lt;button type="button" class="btn btn-secondary btn-number btn-sm btn-push position-absolute top-0 end-0" data-type="plus" data-deck="side" data-id="3-6"&gt;+&lt;/button&gt;&lt;button type="button" class="btn btn-secondary btn-number btn-sm btn-raise position-absolute bottom-0 end-0" data-type="raise" data-id="3-6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;[.B235];[$HTML.$K$3];[.B235];[$HTML.$L$3];[.B235];[$HTML.$M$3];[.B235];[$HTML.$N$3];[.B235];[$HTML.$O$3];[.B235];[$HTML.$P$3])" office:value-type="string" office:string-value="&lt;tr id=&quot;table-3-6&quot; data-expansion=&quot;35&quot; data-type=&quot;1&quot; data-color=&quot;30&quot; data-term=&quot;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id="table-3-6" data-expansion="35" data-type="1" data-color="30" data-term="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 position-relative m-1&quot; id=&quot;main-3-7&quot;&gt;&lt;img class=&quot;d-block&quot; width=&quot;80&quot; height=&quot;112&quot; src=&quot;https://one-draw.jp/ijinden/cardlist/003/card/03_007.png&quot; /&gt;&lt;div class=&quot;container-num-copies position-absolute bottom-0 start-0 px-1&quot; id=&quot;main-3-7-num-copies&quot;&gt;0&lt;/div&gt;&lt;button type=&quot;button&quot; class=&quot;btn btn-secondary btn-number btn-sm btn-pop position-absolute top-0 start-0&quot; data-type=&quot;minus&quot; data-deck=&quot;main&quot; data-id=&quot;3-7&quot;&gt;-&lt;/button&gt;&lt;button type=&quot;button&quot; class=&quot;btn btn-secondary btn-number btn-sm btn-push position-absolute top-0 end-0&quot; data-type=&quot;plus&quot; data-deck=&quot;main&quot; data-id=&quot;3-7&quot;&gt;+&lt;/button&gt;&lt;button type=&quot;button&quot; class=&quot;btn btn-secondary btn-number btn-sm btn-drop position-absolute bottom-0 end-0&quot; data-type=&quot;drop&quot; data-id=&quot;3-7&quot;&gt;v&lt;/button&gt;&lt;/div&gt;" calcext:value-type="string">
            <text:p>&lt;div class="container-card position-relative m-1" id="main-3-7"&gt;&lt;img class="d-block" width="80" height="112" src="https://one-draw.jp/ijinden/cardlist/003/card/03_007.png" /&gt;&lt;div class="container-num-copies position-absolute bottom-0 start-0 px-1" id="main-3-7-num-copies"&gt;0&lt;/div&gt;&lt;button type="button" class="btn btn-secondary btn-number btn-sm btn-pop position-absolute top-0 start-0" data-type="minus" data-deck="main" data-id="3-7"&gt;-&lt;/button&gt;&lt;button type="button" class="btn btn-secondary btn-number btn-sm btn-push position-absolute top-0 end-0" data-type="plus" data-deck="main" data-id="3-7"&gt;+&lt;/button&gt;&lt;button type="button" class="btn btn-secondary btn-number btn-sm btn-drop position-absolute bottom-0 end-0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 position-relative m-1&quot; id=&quot;side-3-7&quot;&gt;&lt;img class=&quot;d-block&quot; width=&quot;80&quot; height=&quot;112&quot; src=&quot;https://one-draw.jp/ijinden/cardlist/003/card/03_007.png&quot; /&gt;&lt;div class=&quot;container-num-copies position-absolute bottom-0 start-0 px-1&quot; id=&quot;side-3-7-num-copies&quot;&gt;0&lt;/div&gt;&lt;button type=&quot;button&quot; class=&quot;btn btn-secondary btn-number btn-sm btn-pop position-absolute top-0 start-0&quot; data-type=&quot;minus&quot; data-deck=&quot;side&quot; data-id=&quot;3-7&quot;&gt;-&lt;/button&gt;&lt;button type=&quot;button&quot; class=&quot;btn btn-secondary btn-number btn-sm btn-push position-absolute top-0 end-0&quot; data-type=&quot;plus&quot; data-deck=&quot;side&quot; data-id=&quot;3-7&quot;&gt;+&lt;/button&gt;&lt;button type=&quot;button&quot; class=&quot;btn btn-secondary btn-number btn-sm btn-raise position-absolute bottom-0 end-0&quot; data-type=&quot;raise&quot; data-id=&quot;3-7&quot;&gt;^&lt;/button&gt;&lt;/div&gt;" calcext:value-type="string">
            <text:p>&lt;div class="container-card position-relative m-1" id="side-3-7"&gt;&lt;img class="d-block" width="80" height="112" src="https://one-draw.jp/ijinden/cardlist/003/card/03_007.png" /&gt;&lt;div class="container-num-copies position-absolute bottom-0 start-0 px-1" id="side-3-7-num-copies"&gt;0&lt;/div&gt;&lt;button type="button" class="btn btn-secondary btn-number btn-sm btn-pop position-absolute top-0 start-0" data-type="minus" data-deck="side" data-id="3-7"&gt;-&lt;/button&gt;&lt;button type="button" class="btn btn-secondary btn-number btn-sm btn-push position-absolute top-0 end-0" data-type="plus" data-deck="side" data-id="3-7"&gt;+&lt;/button&gt;&lt;button type="button" class="btn btn-secondary btn-number btn-sm btn-raise position-absolute bottom-0 end-0" data-type="raise" data-id="3-7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;[.B236];[$HTML.$K$3];[.B236];[$HTML.$L$3];[.B236];[$HTML.$M$3];[.B236];[$HTML.$N$3];[.B236];[$HTML.$O$3];[.B236];[$HTML.$P$3])" office:value-type="string" office:string-value="&lt;tr id=&quot;table-3-7&quot; data-expansion=&quot;35&quot; data-type=&quot;1&quot; data-color=&quot;40&quot; data-term=&quot;2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id="table-3-7" data-expansion="35" data-type="1" data-color="40" data-term="2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 position-relative m-1&quot; id=&quot;main-3-8&quot;&gt;&lt;img class=&quot;d-block&quot; width=&quot;80&quot; height=&quot;112&quot; src=&quot;https://one-draw.jp/ijinden/cardlist/003/card/03_008.png&quot; /&gt;&lt;div class=&quot;container-num-copies position-absolute bottom-0 start-0 px-1&quot; id=&quot;main-3-8-num-copies&quot;&gt;0&lt;/div&gt;&lt;button type=&quot;button&quot; class=&quot;btn btn-secondary btn-number btn-sm btn-pop position-absolute top-0 start-0&quot; data-type=&quot;minus&quot; data-deck=&quot;main&quot; data-id=&quot;3-8&quot;&gt;-&lt;/button&gt;&lt;button type=&quot;button&quot; class=&quot;btn btn-secondary btn-number btn-sm btn-push position-absolute top-0 end-0&quot; data-type=&quot;plus&quot; data-deck=&quot;main&quot; data-id=&quot;3-8&quot;&gt;+&lt;/button&gt;&lt;button type=&quot;button&quot; class=&quot;btn btn-secondary btn-number btn-sm btn-drop position-absolute bottom-0 end-0&quot; data-type=&quot;drop&quot; data-id=&quot;3-8&quot;&gt;v&lt;/button&gt;&lt;/div&gt;" calcext:value-type="string">
            <text:p>&lt;div class="container-card position-relative m-1" id="main-3-8"&gt;&lt;img class="d-block" width="80" height="112" src="https://one-draw.jp/ijinden/cardlist/003/card/03_008.png" /&gt;&lt;div class="container-num-copies position-absolute bottom-0 start-0 px-1" id="main-3-8-num-copies"&gt;0&lt;/div&gt;&lt;button type="button" class="btn btn-secondary btn-number btn-sm btn-pop position-absolute top-0 start-0" data-type="minus" data-deck="main" data-id="3-8"&gt;-&lt;/button&gt;&lt;button type="button" class="btn btn-secondary btn-number btn-sm btn-push position-absolute top-0 end-0" data-type="plus" data-deck="main" data-id="3-8"&gt;+&lt;/button&gt;&lt;button type="button" class="btn btn-secondary btn-number btn-sm btn-drop position-absolute bottom-0 end-0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 position-relative m-1&quot; id=&quot;side-3-8&quot;&gt;&lt;img class=&quot;d-block&quot; width=&quot;80&quot; height=&quot;112&quot; src=&quot;https://one-draw.jp/ijinden/cardlist/003/card/03_008.png&quot; /&gt;&lt;div class=&quot;container-num-copies position-absolute bottom-0 start-0 px-1&quot; id=&quot;side-3-8-num-copies&quot;&gt;0&lt;/div&gt;&lt;button type=&quot;button&quot; class=&quot;btn btn-secondary btn-number btn-sm btn-pop position-absolute top-0 start-0&quot; data-type=&quot;minus&quot; data-deck=&quot;side&quot; data-id=&quot;3-8&quot;&gt;-&lt;/button&gt;&lt;button type=&quot;button&quot; class=&quot;btn btn-secondary btn-number btn-sm btn-push position-absolute top-0 end-0&quot; data-type=&quot;plus&quot; data-deck=&quot;side&quot; data-id=&quot;3-8&quot;&gt;+&lt;/button&gt;&lt;button type=&quot;button&quot; class=&quot;btn btn-secondary btn-number btn-sm btn-raise position-absolute bottom-0 end-0&quot; data-type=&quot;raise&quot; data-id=&quot;3-8&quot;&gt;^&lt;/button&gt;&lt;/div&gt;" calcext:value-type="string">
            <text:p>&lt;div class="container-card position-relative m-1" id="side-3-8"&gt;&lt;img class="d-block" width="80" height="112" src="https://one-draw.jp/ijinden/cardlist/003/card/03_008.png" /&gt;&lt;div class="container-num-copies position-absolute bottom-0 start-0 px-1" id="side-3-8-num-copies"&gt;0&lt;/div&gt;&lt;button type="button" class="btn btn-secondary btn-number btn-sm btn-pop position-absolute top-0 start-0" data-type="minus" data-deck="side" data-id="3-8"&gt;-&lt;/button&gt;&lt;button type="button" class="btn btn-secondary btn-number btn-sm btn-push position-absolute top-0 end-0" data-type="plus" data-deck="side" data-id="3-8"&gt;+&lt;/button&gt;&lt;button type="button" class="btn btn-secondary btn-number btn-sm btn-raise position-absolute bottom-0 end-0" data-type="raise" data-id="3-8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;[.B237];[$HTML.$K$3];[.B237];[$HTML.$L$3];[.B237];[$HTML.$M$3];[.B237];[$HTML.$N$3];[.B237];[$HTML.$O$3];[.B237];[$HTML.$P$3])" office:value-type="string" office:string-value="&lt;tr id=&quot;table-3-8&quot; data-expansion=&quot;35&quot; data-type=&quot;1&quot; data-color=&quot;40&quot; data-term=&quot;2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id="table-3-8" data-expansion="35" data-type="1" data-color="40" data-term="2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 position-relative m-1&quot; id=&quot;main-3-9&quot;&gt;&lt;img class=&quot;d-block&quot; width=&quot;80&quot; height=&quot;112&quot; src=&quot;https://one-draw.jp/ijinden/cardlist/003/card/03_009.png&quot; /&gt;&lt;div class=&quot;container-num-copies position-absolute bottom-0 start-0 px-1&quot; id=&quot;main-3-9-num-copies&quot;&gt;0&lt;/div&gt;&lt;button type=&quot;button&quot; class=&quot;btn btn-secondary btn-number btn-sm btn-pop position-absolute top-0 start-0&quot; data-type=&quot;minus&quot; data-deck=&quot;main&quot; data-id=&quot;3-9&quot;&gt;-&lt;/button&gt;&lt;button type=&quot;button&quot; class=&quot;btn btn-secondary btn-number btn-sm btn-push position-absolute top-0 end-0&quot; data-type=&quot;plus&quot; data-deck=&quot;main&quot; data-id=&quot;3-9&quot;&gt;+&lt;/button&gt;&lt;button type=&quot;button&quot; class=&quot;btn btn-secondary btn-number btn-sm btn-drop position-absolute bottom-0 end-0&quot; data-type=&quot;drop&quot; data-id=&quot;3-9&quot;&gt;v&lt;/button&gt;&lt;/div&gt;" calcext:value-type="string">
            <text:p>&lt;div class="container-card position-relative m-1" id="main-3-9"&gt;&lt;img class="d-block" width="80" height="112" src="https://one-draw.jp/ijinden/cardlist/003/card/03_009.png" /&gt;&lt;div class="container-num-copies position-absolute bottom-0 start-0 px-1" id="main-3-9-num-copies"&gt;0&lt;/div&gt;&lt;button type="button" class="btn btn-secondary btn-number btn-sm btn-pop position-absolute top-0 start-0" data-type="minus" data-deck="main" data-id="3-9"&gt;-&lt;/button&gt;&lt;button type="button" class="btn btn-secondary btn-number btn-sm btn-push position-absolute top-0 end-0" data-type="plus" data-deck="main" data-id="3-9"&gt;+&lt;/button&gt;&lt;button type="button" class="btn btn-secondary btn-number btn-sm btn-drop position-absolute bottom-0 end-0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 position-relative m-1&quot; id=&quot;side-3-9&quot;&gt;&lt;img class=&quot;d-block&quot; width=&quot;80&quot; height=&quot;112&quot; src=&quot;https://one-draw.jp/ijinden/cardlist/003/card/03_009.png&quot; /&gt;&lt;div class=&quot;container-num-copies position-absolute bottom-0 start-0 px-1&quot; id=&quot;side-3-9-num-copies&quot;&gt;0&lt;/div&gt;&lt;button type=&quot;button&quot; class=&quot;btn btn-secondary btn-number btn-sm btn-pop position-absolute top-0 start-0&quot; data-type=&quot;minus&quot; data-deck=&quot;side&quot; data-id=&quot;3-9&quot;&gt;-&lt;/button&gt;&lt;button type=&quot;button&quot; class=&quot;btn btn-secondary btn-number btn-sm btn-push position-absolute top-0 end-0&quot; data-type=&quot;plus&quot; data-deck=&quot;side&quot; data-id=&quot;3-9&quot;&gt;+&lt;/button&gt;&lt;button type=&quot;button&quot; class=&quot;btn btn-secondary btn-number btn-sm btn-raise position-absolute bottom-0 end-0&quot; data-type=&quot;raise&quot; data-id=&quot;3-9&quot;&gt;^&lt;/button&gt;&lt;/div&gt;" calcext:value-type="string">
            <text:p>&lt;div class="container-card position-relative m-1" id="side-3-9"&gt;&lt;img class="d-block" width="80" height="112" src="https://one-draw.jp/ijinden/cardlist/003/card/03_009.png" /&gt;&lt;div class="container-num-copies position-absolute bottom-0 start-0 px-1" id="side-3-9-num-copies"&gt;0&lt;/div&gt;&lt;button type="button" class="btn btn-secondary btn-number btn-sm btn-pop position-absolute top-0 start-0" data-type="minus" data-deck="side" data-id="3-9"&gt;-&lt;/button&gt;&lt;button type="button" class="btn btn-secondary btn-number btn-sm btn-push position-absolute top-0 end-0" data-type="plus" data-deck="side" data-id="3-9"&gt;+&lt;/button&gt;&lt;button type="button" class="btn btn-secondary btn-number btn-sm btn-raise position-absolute bottom-0 end-0" data-type="raise" data-id="3-9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;[.B238];[$HTML.$K$3];[.B238];[$HTML.$L$3];[.B238];[$HTML.$M$3];[.B238];[$HTML.$N$3];[.B238];[$HTML.$O$3];[.B238];[$HTML.$P$3])" office:value-type="string" office:string-value="&lt;tr id=&quot;table-3-9&quot; data-expansion=&quot;35&quot; data-type=&quot;1&quot; data-color=&quot;50&quot; data-term=&quot;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id="table-3-9" data-expansion="35" data-type="1" data-color="50" data-term="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 position-relative m-1&quot; id=&quot;main-3-10&quot;&gt;&lt;img class=&quot;d-block&quot; width=&quot;80&quot; height=&quot;112&quot; src=&quot;https://one-draw.jp/ijinden/cardlist/003/card/03_010.png&quot; /&gt;&lt;div class=&quot;container-num-copies position-absolute bottom-0 start-0 px-1&quot; id=&quot;main-3-10-num-copies&quot;&gt;0&lt;/div&gt;&lt;button type=&quot;button&quot; class=&quot;btn btn-secondary btn-number btn-sm btn-pop position-absolute top-0 start-0&quot; data-type=&quot;minus&quot; data-deck=&quot;main&quot; data-id=&quot;3-10&quot;&gt;-&lt;/button&gt;&lt;button type=&quot;button&quot; class=&quot;btn btn-secondary btn-number btn-sm btn-push position-absolute top-0 end-0&quot; data-type=&quot;plus&quot; data-deck=&quot;main&quot; data-id=&quot;3-10&quot;&gt;+&lt;/button&gt;&lt;button type=&quot;button&quot; class=&quot;btn btn-secondary btn-number btn-sm btn-drop position-absolute bottom-0 end-0&quot; data-type=&quot;drop&quot; data-id=&quot;3-10&quot;&gt;v&lt;/button&gt;&lt;/div&gt;" calcext:value-type="string">
            <text:p>&lt;div class="container-card position-relative m-1" id="main-3-10"&gt;&lt;img class="d-block" width="80" height="112" src="https://one-draw.jp/ijinden/cardlist/003/card/03_010.png" /&gt;&lt;div class="container-num-copies position-absolute bottom-0 start-0 px-1" id="main-3-10-num-copies"&gt;0&lt;/div&gt;&lt;button type="button" class="btn btn-secondary btn-number btn-sm btn-pop position-absolute top-0 start-0" data-type="minus" data-deck="main" data-id="3-10"&gt;-&lt;/button&gt;&lt;button type="button" class="btn btn-secondary btn-number btn-sm btn-push position-absolute top-0 end-0" data-type="plus" data-deck="main" data-id="3-10"&gt;+&lt;/button&gt;&lt;button type="button" class="btn btn-secondary btn-number btn-sm btn-drop position-absolute bottom-0 end-0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 position-relative m-1&quot; id=&quot;side-3-10&quot;&gt;&lt;img class=&quot;d-block&quot; width=&quot;80&quot; height=&quot;112&quot; src=&quot;https://one-draw.jp/ijinden/cardlist/003/card/03_010.png&quot; /&gt;&lt;div class=&quot;container-num-copies position-absolute bottom-0 start-0 px-1&quot; id=&quot;side-3-10-num-copies&quot;&gt;0&lt;/div&gt;&lt;button type=&quot;button&quot; class=&quot;btn btn-secondary btn-number btn-sm btn-pop position-absolute top-0 start-0&quot; data-type=&quot;minus&quot; data-deck=&quot;side&quot; data-id=&quot;3-10&quot;&gt;-&lt;/button&gt;&lt;button type=&quot;button&quot; class=&quot;btn btn-secondary btn-number btn-sm btn-push position-absolute top-0 end-0&quot; data-type=&quot;plus&quot; data-deck=&quot;side&quot; data-id=&quot;3-10&quot;&gt;+&lt;/button&gt;&lt;button type=&quot;button&quot; class=&quot;btn btn-secondary btn-number btn-sm btn-raise position-absolute bottom-0 end-0&quot; data-type=&quot;raise&quot; data-id=&quot;3-10&quot;&gt;^&lt;/button&gt;&lt;/div&gt;" calcext:value-type="string">
            <text:p>&lt;div class="container-card position-relative m-1" id="side-3-10"&gt;&lt;img class="d-block" width="80" height="112" src="https://one-draw.jp/ijinden/cardlist/003/card/03_010.png" /&gt;&lt;div class="container-num-copies position-absolute bottom-0 start-0 px-1" id="side-3-10-num-copies"&gt;0&lt;/div&gt;&lt;button type="button" class="btn btn-secondary btn-number btn-sm btn-pop position-absolute top-0 start-0" data-type="minus" data-deck="side" data-id="3-10"&gt;-&lt;/button&gt;&lt;button type="button" class="btn btn-secondary btn-number btn-sm btn-push position-absolute top-0 end-0" data-type="plus" data-deck="side" data-id="3-10"&gt;+&lt;/button&gt;&lt;button type="button" class="btn btn-secondary btn-number btn-sm btn-raise position-absolute bottom-0 end-0" data-type="raise" data-id="3-10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;[.B239];[$HTML.$K$3];[.B239];[$HTML.$L$3];[.B239];[$HTML.$M$3];[.B239];[$HTML.$N$3];[.B239];[$HTML.$O$3];[.B239];[$HTML.$P$3])" office:value-type="string" office:string-value="&lt;tr id=&quot;table-3-10&quot; data-expansion=&quot;35&quot; data-type=&quot;1&quot; data-color=&quot;50&quot; data-term=&quot;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id="table-3-10" data-expansion="35" data-type="1" data-color="50" data-term="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 position-relative m-1&quot; id=&quot;main-3-11&quot;&gt;&lt;img class=&quot;d-block&quot; width=&quot;80&quot; height=&quot;112&quot; src=&quot;https://one-draw.jp/ijinden/cardlist/003/card/03_011.png&quot; /&gt;&lt;div class=&quot;container-num-copies position-absolute bottom-0 start-0 px-1&quot; id=&quot;main-3-11-num-copies&quot;&gt;0&lt;/div&gt;&lt;button type=&quot;button&quot; class=&quot;btn btn-secondary btn-number btn-sm btn-pop position-absolute top-0 start-0&quot; data-type=&quot;minus&quot; data-deck=&quot;main&quot; data-id=&quot;3-11&quot;&gt;-&lt;/button&gt;&lt;button type=&quot;button&quot; class=&quot;btn btn-secondary btn-number btn-sm btn-push position-absolute top-0 end-0&quot; data-type=&quot;plus&quot; data-deck=&quot;main&quot; data-id=&quot;3-11&quot;&gt;+&lt;/button&gt;&lt;button type=&quot;button&quot; class=&quot;btn btn-secondary btn-number btn-sm btn-drop position-absolute bottom-0 end-0&quot; data-type=&quot;drop&quot; data-id=&quot;3-11&quot;&gt;v&lt;/button&gt;&lt;/div&gt;" calcext:value-type="string">
            <text:p>&lt;div class="container-card position-relative m-1" id="main-3-11"&gt;&lt;img class="d-block" width="80" height="112" src="https://one-draw.jp/ijinden/cardlist/003/card/03_011.png" /&gt;&lt;div class="container-num-copies position-absolute bottom-0 start-0 px-1" id="main-3-11-num-copies"&gt;0&lt;/div&gt;&lt;button type="button" class="btn btn-secondary btn-number btn-sm btn-pop position-absolute top-0 start-0" data-type="minus" data-deck="main" data-id="3-11"&gt;-&lt;/button&gt;&lt;button type="button" class="btn btn-secondary btn-number btn-sm btn-push position-absolute top-0 end-0" data-type="plus" data-deck="main" data-id="3-11"&gt;+&lt;/button&gt;&lt;button type="button" class="btn btn-secondary btn-number btn-sm btn-drop position-absolute bottom-0 end-0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 position-relative m-1&quot; id=&quot;side-3-11&quot;&gt;&lt;img class=&quot;d-block&quot; width=&quot;80&quot; height=&quot;112&quot; src=&quot;https://one-draw.jp/ijinden/cardlist/003/card/03_011.png&quot; /&gt;&lt;div class=&quot;container-num-copies position-absolute bottom-0 start-0 px-1&quot; id=&quot;side-3-11-num-copies&quot;&gt;0&lt;/div&gt;&lt;button type=&quot;button&quot; class=&quot;btn btn-secondary btn-number btn-sm btn-pop position-absolute top-0 start-0&quot; data-type=&quot;minus&quot; data-deck=&quot;side&quot; data-id=&quot;3-11&quot;&gt;-&lt;/button&gt;&lt;button type=&quot;button&quot; class=&quot;btn btn-secondary btn-number btn-sm btn-push position-absolute top-0 end-0&quot; data-type=&quot;plus&quot; data-deck=&quot;side&quot; data-id=&quot;3-11&quot;&gt;+&lt;/button&gt;&lt;button type=&quot;button&quot; class=&quot;btn btn-secondary btn-number btn-sm btn-raise position-absolute bottom-0 end-0&quot; data-type=&quot;raise&quot; data-id=&quot;3-11&quot;&gt;^&lt;/button&gt;&lt;/div&gt;" calcext:value-type="string">
            <text:p>&lt;div class="container-card position-relative m-1" id="side-3-11"&gt;&lt;img class="d-block" width="80" height="112" src="https://one-draw.jp/ijinden/cardlist/003/card/03_011.png" /&gt;&lt;div class="container-num-copies position-absolute bottom-0 start-0 px-1" id="side-3-11-num-copies"&gt;0&lt;/div&gt;&lt;button type="button" class="btn btn-secondary btn-number btn-sm btn-pop position-absolute top-0 start-0" data-type="minus" data-deck="side" data-id="3-11"&gt;-&lt;/button&gt;&lt;button type="button" class="btn btn-secondary btn-number btn-sm btn-push position-absolute top-0 end-0" data-type="plus" data-deck="side" data-id="3-11"&gt;+&lt;/button&gt;&lt;button type="button" class="btn btn-secondary btn-number btn-sm btn-raise position-absolute bottom-0 end-0" data-type="raise" data-id="3-11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;[.B240];[$HTML.$K$3];[.B240];[$HTML.$L$3];[.B240];[$HTML.$M$3];[.B240];[$HTML.$N$3];[.B240];[$HTML.$O$3];[.B240];[$HTML.$P$3])" office:value-type="string" office:string-value="&lt;tr id=&quot;table-3-11&quot; data-expansion=&quot;35&quot; data-type=&quot;1&quot; data-color=&quot;10&quot; data-term=&quot;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id="table-3-11" data-expansion="35" data-type="1" data-color="10" data-term="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 position-relative m-1&quot; id=&quot;main-3-12&quot;&gt;&lt;img class=&quot;d-block&quot; width=&quot;80&quot; height=&quot;112&quot; src=&quot;https://one-draw.jp/ijinden/cardlist/003/card/03_012.png&quot; /&gt;&lt;div class=&quot;container-num-copies position-absolute bottom-0 start-0 px-1&quot; id=&quot;main-3-12-num-copies&quot;&gt;0&lt;/div&gt;&lt;button type=&quot;button&quot; class=&quot;btn btn-secondary btn-number btn-sm btn-pop position-absolute top-0 start-0&quot; data-type=&quot;minus&quot; data-deck=&quot;main&quot; data-id=&quot;3-12&quot;&gt;-&lt;/button&gt;&lt;button type=&quot;button&quot; class=&quot;btn btn-secondary btn-number btn-sm btn-push position-absolute top-0 end-0&quot; data-type=&quot;plus&quot; data-deck=&quot;main&quot; data-id=&quot;3-12&quot;&gt;+&lt;/button&gt;&lt;button type=&quot;button&quot; class=&quot;btn btn-secondary btn-number btn-sm btn-drop position-absolute bottom-0 end-0&quot; data-type=&quot;drop&quot; data-id=&quot;3-12&quot;&gt;v&lt;/button&gt;&lt;/div&gt;" calcext:value-type="string">
            <text:p>&lt;div class="container-card position-relative m-1" id="main-3-12"&gt;&lt;img class="d-block" width="80" height="112" src="https://one-draw.jp/ijinden/cardlist/003/card/03_012.png" /&gt;&lt;div class="container-num-copies position-absolute bottom-0 start-0 px-1" id="main-3-12-num-copies"&gt;0&lt;/div&gt;&lt;button type="button" class="btn btn-secondary btn-number btn-sm btn-pop position-absolute top-0 start-0" data-type="minus" data-deck="main" data-id="3-12"&gt;-&lt;/button&gt;&lt;button type="button" class="btn btn-secondary btn-number btn-sm btn-push position-absolute top-0 end-0" data-type="plus" data-deck="main" data-id="3-12"&gt;+&lt;/button&gt;&lt;button type="button" class="btn btn-secondary btn-number btn-sm btn-drop position-absolute bottom-0 end-0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 position-relative m-1&quot; id=&quot;side-3-12&quot;&gt;&lt;img class=&quot;d-block&quot; width=&quot;80&quot; height=&quot;112&quot; src=&quot;https://one-draw.jp/ijinden/cardlist/003/card/03_012.png&quot; /&gt;&lt;div class=&quot;container-num-copies position-absolute bottom-0 start-0 px-1&quot; id=&quot;side-3-12-num-copies&quot;&gt;0&lt;/div&gt;&lt;button type=&quot;button&quot; class=&quot;btn btn-secondary btn-number btn-sm btn-pop position-absolute top-0 start-0&quot; data-type=&quot;minus&quot; data-deck=&quot;side&quot; data-id=&quot;3-12&quot;&gt;-&lt;/button&gt;&lt;button type=&quot;button&quot; class=&quot;btn btn-secondary btn-number btn-sm btn-push position-absolute top-0 end-0&quot; data-type=&quot;plus&quot; data-deck=&quot;side&quot; data-id=&quot;3-12&quot;&gt;+&lt;/button&gt;&lt;button type=&quot;button&quot; class=&quot;btn btn-secondary btn-number btn-sm btn-raise position-absolute bottom-0 end-0&quot; data-type=&quot;raise&quot; data-id=&quot;3-12&quot;&gt;^&lt;/button&gt;&lt;/div&gt;" calcext:value-type="string">
            <text:p>&lt;div class="container-card position-relative m-1" id="side-3-12"&gt;&lt;img class="d-block" width="80" height="112" src="https://one-draw.jp/ijinden/cardlist/003/card/03_012.png" /&gt;&lt;div class="container-num-copies position-absolute bottom-0 start-0 px-1" id="side-3-12-num-copies"&gt;0&lt;/div&gt;&lt;button type="button" class="btn btn-secondary btn-number btn-sm btn-pop position-absolute top-0 start-0" data-type="minus" data-deck="side" data-id="3-12"&gt;-&lt;/button&gt;&lt;button type="button" class="btn btn-secondary btn-number btn-sm btn-push position-absolute top-0 end-0" data-type="plus" data-deck="side" data-id="3-12"&gt;+&lt;/button&gt;&lt;button type="button" class="btn btn-secondary btn-number btn-sm btn-raise position-absolute bottom-0 end-0" data-type="raise" data-id="3-12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;[.B241];[$HTML.$K$3];[.B241];[$HTML.$L$3];[.B241];[$HTML.$M$3];[.B241];[$HTML.$N$3];[.B241];[$HTML.$O$3];[.B241];[$HTML.$P$3])" office:value-type="string" office:string-value="&lt;tr id=&quot;table-3-12&quot; data-expansion=&quot;35&quot; data-type=&quot;1&quot; data-color=&quot;10&quot; data-term=&quot;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id="table-3-12" data-expansion="35" data-type="1" data-color="10" data-term="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 position-relative m-1&quot; id=&quot;main-3-13&quot;&gt;&lt;img class=&quot;d-block&quot; width=&quot;80&quot; height=&quot;112&quot; src=&quot;https://one-draw.jp/ijinden/cardlist/003/card/03_013.png&quot; /&gt;&lt;div class=&quot;container-num-copies position-absolute bottom-0 start-0 px-1&quot; id=&quot;main-3-13-num-copies&quot;&gt;0&lt;/div&gt;&lt;button type=&quot;button&quot; class=&quot;btn btn-secondary btn-number btn-sm btn-pop position-absolute top-0 start-0&quot; data-type=&quot;minus&quot; data-deck=&quot;main&quot; data-id=&quot;3-13&quot;&gt;-&lt;/button&gt;&lt;button type=&quot;button&quot; class=&quot;btn btn-secondary btn-number btn-sm btn-push position-absolute top-0 end-0&quot; data-type=&quot;plus&quot; data-deck=&quot;main&quot; data-id=&quot;3-13&quot;&gt;+&lt;/button&gt;&lt;button type=&quot;button&quot; class=&quot;btn btn-secondary btn-number btn-sm btn-drop position-absolute bottom-0 end-0&quot; data-type=&quot;drop&quot; data-id=&quot;3-13&quot;&gt;v&lt;/button&gt;&lt;/div&gt;" calcext:value-type="string">
            <text:p>&lt;div class="container-card position-relative m-1" id="main-3-13"&gt;&lt;img class="d-block" width="80" height="112" src="https://one-draw.jp/ijinden/cardlist/003/card/03_013.png" /&gt;&lt;div class="container-num-copies position-absolute bottom-0 start-0 px-1" id="main-3-13-num-copies"&gt;0&lt;/div&gt;&lt;button type="button" class="btn btn-secondary btn-number btn-sm btn-pop position-absolute top-0 start-0" data-type="minus" data-deck="main" data-id="3-13"&gt;-&lt;/button&gt;&lt;button type="button" class="btn btn-secondary btn-number btn-sm btn-push position-absolute top-0 end-0" data-type="plus" data-deck="main" data-id="3-13"&gt;+&lt;/button&gt;&lt;button type="button" class="btn btn-secondary btn-number btn-sm btn-drop position-absolute bottom-0 end-0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 position-relative m-1&quot; id=&quot;side-3-13&quot;&gt;&lt;img class=&quot;d-block&quot; width=&quot;80&quot; height=&quot;112&quot; src=&quot;https://one-draw.jp/ijinden/cardlist/003/card/03_013.png&quot; /&gt;&lt;div class=&quot;container-num-copies position-absolute bottom-0 start-0 px-1&quot; id=&quot;side-3-13-num-copies&quot;&gt;0&lt;/div&gt;&lt;button type=&quot;button&quot; class=&quot;btn btn-secondary btn-number btn-sm btn-pop position-absolute top-0 start-0&quot; data-type=&quot;minus&quot; data-deck=&quot;side&quot; data-id=&quot;3-13&quot;&gt;-&lt;/button&gt;&lt;button type=&quot;button&quot; class=&quot;btn btn-secondary btn-number btn-sm btn-push position-absolute top-0 end-0&quot; data-type=&quot;plus&quot; data-deck=&quot;side&quot; data-id=&quot;3-13&quot;&gt;+&lt;/button&gt;&lt;button type=&quot;button&quot; class=&quot;btn btn-secondary btn-number btn-sm btn-raise position-absolute bottom-0 end-0&quot; data-type=&quot;raise&quot; data-id=&quot;3-13&quot;&gt;^&lt;/button&gt;&lt;/div&gt;" calcext:value-type="string">
            <text:p>&lt;div class="container-card position-relative m-1" id="side-3-13"&gt;&lt;img class="d-block" width="80" height="112" src="https://one-draw.jp/ijinden/cardlist/003/card/03_013.png" /&gt;&lt;div class="container-num-copies position-absolute bottom-0 start-0 px-1" id="side-3-13-num-copies"&gt;0&lt;/div&gt;&lt;button type="button" class="btn btn-secondary btn-number btn-sm btn-pop position-absolute top-0 start-0" data-type="minus" data-deck="side" data-id="3-13"&gt;-&lt;/button&gt;&lt;button type="button" class="btn btn-secondary btn-number btn-sm btn-push position-absolute top-0 end-0" data-type="plus" data-deck="side" data-id="3-13"&gt;+&lt;/button&gt;&lt;button type="button" class="btn btn-secondary btn-number btn-sm btn-raise position-absolute bottom-0 end-0" data-type="raise" data-id="3-13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;[.B242];[$HTML.$K$3];[.B242];[$HTML.$L$3];[.B242];[$HTML.$M$3];[.B242];[$HTML.$N$3];[.B242];[$HTML.$O$3];[.B242];[$HTML.$P$3])" office:value-type="string" office:string-value="&lt;tr id=&quot;table-3-13&quot; data-expansion=&quot;35&quot; data-type=&quot;1&quot; data-color=&quot;10&quot; data-term=&quot;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id="table-3-13" data-expansion="35" data-type="1" data-color="10" data-term="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 position-relative m-1&quot; id=&quot;main-3-14&quot;&gt;&lt;img class=&quot;d-block&quot; width=&quot;80&quot; height=&quot;112&quot; src=&quot;https://one-draw.jp/ijinden/cardlist/003/card/03_014.png&quot; /&gt;&lt;div class=&quot;container-num-copies position-absolute bottom-0 start-0 px-1&quot; id=&quot;main-3-14-num-copies&quot;&gt;0&lt;/div&gt;&lt;button type=&quot;button&quot; class=&quot;btn btn-secondary btn-number btn-sm btn-pop position-absolute top-0 start-0&quot; data-type=&quot;minus&quot; data-deck=&quot;main&quot; data-id=&quot;3-14&quot;&gt;-&lt;/button&gt;&lt;button type=&quot;button&quot; class=&quot;btn btn-secondary btn-number btn-sm btn-push position-absolute top-0 end-0&quot; data-type=&quot;plus&quot; data-deck=&quot;main&quot; data-id=&quot;3-14&quot;&gt;+&lt;/button&gt;&lt;button type=&quot;button&quot; class=&quot;btn btn-secondary btn-number btn-sm btn-drop position-absolute bottom-0 end-0&quot; data-type=&quot;drop&quot; data-id=&quot;3-14&quot;&gt;v&lt;/button&gt;&lt;/div&gt;" calcext:value-type="string">
            <text:p>&lt;div class="container-card position-relative m-1" id="main-3-14"&gt;&lt;img class="d-block" width="80" height="112" src="https://one-draw.jp/ijinden/cardlist/003/card/03_014.png" /&gt;&lt;div class="container-num-copies position-absolute bottom-0 start-0 px-1" id="main-3-14-num-copies"&gt;0&lt;/div&gt;&lt;button type="button" class="btn btn-secondary btn-number btn-sm btn-pop position-absolute top-0 start-0" data-type="minus" data-deck="main" data-id="3-14"&gt;-&lt;/button&gt;&lt;button type="button" class="btn btn-secondary btn-number btn-sm btn-push position-absolute top-0 end-0" data-type="plus" data-deck="main" data-id="3-14"&gt;+&lt;/button&gt;&lt;button type="button" class="btn btn-secondary btn-number btn-sm btn-drop position-absolute bottom-0 end-0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 position-relative m-1&quot; id=&quot;side-3-14&quot;&gt;&lt;img class=&quot;d-block&quot; width=&quot;80&quot; height=&quot;112&quot; src=&quot;https://one-draw.jp/ijinden/cardlist/003/card/03_014.png&quot; /&gt;&lt;div class=&quot;container-num-copies position-absolute bottom-0 start-0 px-1&quot; id=&quot;side-3-14-num-copies&quot;&gt;0&lt;/div&gt;&lt;button type=&quot;button&quot; class=&quot;btn btn-secondary btn-number btn-sm btn-pop position-absolute top-0 start-0&quot; data-type=&quot;minus&quot; data-deck=&quot;side&quot; data-id=&quot;3-14&quot;&gt;-&lt;/button&gt;&lt;button type=&quot;button&quot; class=&quot;btn btn-secondary btn-number btn-sm btn-push position-absolute top-0 end-0&quot; data-type=&quot;plus&quot; data-deck=&quot;side&quot; data-id=&quot;3-14&quot;&gt;+&lt;/button&gt;&lt;button type=&quot;button&quot; class=&quot;btn btn-secondary btn-number btn-sm btn-raise position-absolute bottom-0 end-0&quot; data-type=&quot;raise&quot; data-id=&quot;3-14&quot;&gt;^&lt;/button&gt;&lt;/div&gt;" calcext:value-type="string">
            <text:p>&lt;div class="container-card position-relative m-1" id="side-3-14"&gt;&lt;img class="d-block" width="80" height="112" src="https://one-draw.jp/ijinden/cardlist/003/card/03_014.png" /&gt;&lt;div class="container-num-copies position-absolute bottom-0 start-0 px-1" id="side-3-14-num-copies"&gt;0&lt;/div&gt;&lt;button type="button" class="btn btn-secondary btn-number btn-sm btn-pop position-absolute top-0 start-0" data-type="minus" data-deck="side" data-id="3-14"&gt;-&lt;/button&gt;&lt;button type="button" class="btn btn-secondary btn-number btn-sm btn-push position-absolute top-0 end-0" data-type="plus" data-deck="side" data-id="3-14"&gt;+&lt;/button&gt;&lt;button type="button" class="btn btn-secondary btn-number btn-sm btn-raise position-absolute bottom-0 end-0" data-type="raise" data-id="3-14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;[.B243];[$HTML.$K$3];[.B243];[$HTML.$L$3];[.B243];[$HTML.$M$3];[.B243];[$HTML.$N$3];[.B243];[$HTML.$O$3];[.B243];[$HTML.$P$3])" office:value-type="string" office:string-value="&lt;tr id=&quot;table-3-14&quot; data-expansion=&quot;35&quot; data-type=&quot;1&quot; data-color=&quot;10&quot; data-term=&quot;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id="table-3-14" data-expansion="35" data-type="1" data-color="10" data-term="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 position-relative m-1&quot; id=&quot;main-3-15&quot;&gt;&lt;img class=&quot;d-block&quot; width=&quot;80&quot; height=&quot;112&quot; src=&quot;https://one-draw.jp/ijinden/cardlist/003/card/03_015.png&quot; /&gt;&lt;div class=&quot;container-num-copies position-absolute bottom-0 start-0 px-1&quot; id=&quot;main-3-15-num-copies&quot;&gt;0&lt;/div&gt;&lt;button type=&quot;button&quot; class=&quot;btn btn-secondary btn-number btn-sm btn-pop position-absolute top-0 start-0&quot; data-type=&quot;minus&quot; data-deck=&quot;main&quot; data-id=&quot;3-15&quot;&gt;-&lt;/button&gt;&lt;button type=&quot;button&quot; class=&quot;btn btn-secondary btn-number btn-sm btn-push position-absolute top-0 end-0&quot; data-type=&quot;plus&quot; data-deck=&quot;main&quot; data-id=&quot;3-15&quot;&gt;+&lt;/button&gt;&lt;button type=&quot;button&quot; class=&quot;btn btn-secondary btn-number btn-sm btn-drop position-absolute bottom-0 end-0&quot; data-type=&quot;drop&quot; data-id=&quot;3-15&quot;&gt;v&lt;/button&gt;&lt;/div&gt;" calcext:value-type="string">
            <text:p>&lt;div class="container-card position-relative m-1" id="main-3-15"&gt;&lt;img class="d-block" width="80" height="112" src="https://one-draw.jp/ijinden/cardlist/003/card/03_015.png" /&gt;&lt;div class="container-num-copies position-absolute bottom-0 start-0 px-1" id="main-3-15-num-copies"&gt;0&lt;/div&gt;&lt;button type="button" class="btn btn-secondary btn-number btn-sm btn-pop position-absolute top-0 start-0" data-type="minus" data-deck="main" data-id="3-15"&gt;-&lt;/button&gt;&lt;button type="button" class="btn btn-secondary btn-number btn-sm btn-push position-absolute top-0 end-0" data-type="plus" data-deck="main" data-id="3-15"&gt;+&lt;/button&gt;&lt;button type="button" class="btn btn-secondary btn-number btn-sm btn-drop position-absolute bottom-0 end-0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 position-relative m-1&quot; id=&quot;side-3-15&quot;&gt;&lt;img class=&quot;d-block&quot; width=&quot;80&quot; height=&quot;112&quot; src=&quot;https://one-draw.jp/ijinden/cardlist/003/card/03_015.png&quot; /&gt;&lt;div class=&quot;container-num-copies position-absolute bottom-0 start-0 px-1&quot; id=&quot;side-3-15-num-copies&quot;&gt;0&lt;/div&gt;&lt;button type=&quot;button&quot; class=&quot;btn btn-secondary btn-number btn-sm btn-pop position-absolute top-0 start-0&quot; data-type=&quot;minus&quot; data-deck=&quot;side&quot; data-id=&quot;3-15&quot;&gt;-&lt;/button&gt;&lt;button type=&quot;button&quot; class=&quot;btn btn-secondary btn-number btn-sm btn-push position-absolute top-0 end-0&quot; data-type=&quot;plus&quot; data-deck=&quot;side&quot; data-id=&quot;3-15&quot;&gt;+&lt;/button&gt;&lt;button type=&quot;button&quot; class=&quot;btn btn-secondary btn-number btn-sm btn-raise position-absolute bottom-0 end-0&quot; data-type=&quot;raise&quot; data-id=&quot;3-15&quot;&gt;^&lt;/button&gt;&lt;/div&gt;" calcext:value-type="string">
            <text:p>&lt;div class="container-card position-relative m-1" id="side-3-15"&gt;&lt;img class="d-block" width="80" height="112" src="https://one-draw.jp/ijinden/cardlist/003/card/03_015.png" /&gt;&lt;div class="container-num-copies position-absolute bottom-0 start-0 px-1" id="side-3-15-num-copies"&gt;0&lt;/div&gt;&lt;button type="button" class="btn btn-secondary btn-number btn-sm btn-pop position-absolute top-0 start-0" data-type="minus" data-deck="side" data-id="3-15"&gt;-&lt;/button&gt;&lt;button type="button" class="btn btn-secondary btn-number btn-sm btn-push position-absolute top-0 end-0" data-type="plus" data-deck="side" data-id="3-15"&gt;+&lt;/button&gt;&lt;button type="button" class="btn btn-secondary btn-number btn-sm btn-raise position-absolute bottom-0 end-0" data-type="raise" data-id="3-15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;[.B244];[$HTML.$K$3];[.B244];[$HTML.$L$3];[.B244];[$HTML.$M$3];[.B244];[$HTML.$N$3];[.B244];[$HTML.$O$3];[.B244];[$HTML.$P$3])" office:value-type="string" office:string-value="&lt;tr id=&quot;table-3-15&quot; data-expansion=&quot;35&quot; data-type=&quot;1&quot; data-color=&quot;10&quot; data-term=&quot;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id="table-3-15" data-expansion="35" data-type="1" data-color="10" data-term="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 position-relative m-1&quot; id=&quot;main-3-16&quot;&gt;&lt;img class=&quot;d-block&quot; width=&quot;80&quot; height=&quot;112&quot; src=&quot;https://one-draw.jp/ijinden/cardlist/003/card/03_016.png&quot; /&gt;&lt;div class=&quot;container-num-copies position-absolute bottom-0 start-0 px-1&quot; id=&quot;main-3-16-num-copies&quot;&gt;0&lt;/div&gt;&lt;button type=&quot;button&quot; class=&quot;btn btn-secondary btn-number btn-sm btn-pop position-absolute top-0 start-0&quot; data-type=&quot;minus&quot; data-deck=&quot;main&quot; data-id=&quot;3-16&quot;&gt;-&lt;/button&gt;&lt;button type=&quot;button&quot; class=&quot;btn btn-secondary btn-number btn-sm btn-push position-absolute top-0 end-0&quot; data-type=&quot;plus&quot; data-deck=&quot;main&quot; data-id=&quot;3-16&quot;&gt;+&lt;/button&gt;&lt;button type=&quot;button&quot; class=&quot;btn btn-secondary btn-number btn-sm btn-drop position-absolute bottom-0 end-0&quot; data-type=&quot;drop&quot; data-id=&quot;3-16&quot;&gt;v&lt;/button&gt;&lt;/div&gt;" calcext:value-type="string">
            <text:p>&lt;div class="container-card position-relative m-1" id="main-3-16"&gt;&lt;img class="d-block" width="80" height="112" src="https://one-draw.jp/ijinden/cardlist/003/card/03_016.png" /&gt;&lt;div class="container-num-copies position-absolute bottom-0 start-0 px-1" id="main-3-16-num-copies"&gt;0&lt;/div&gt;&lt;button type="button" class="btn btn-secondary btn-number btn-sm btn-pop position-absolute top-0 start-0" data-type="minus" data-deck="main" data-id="3-16"&gt;-&lt;/button&gt;&lt;button type="button" class="btn btn-secondary btn-number btn-sm btn-push position-absolute top-0 end-0" data-type="plus" data-deck="main" data-id="3-16"&gt;+&lt;/button&gt;&lt;button type="button" class="btn btn-secondary btn-number btn-sm btn-drop position-absolute bottom-0 end-0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 position-relative m-1&quot; id=&quot;side-3-16&quot;&gt;&lt;img class=&quot;d-block&quot; width=&quot;80&quot; height=&quot;112&quot; src=&quot;https://one-draw.jp/ijinden/cardlist/003/card/03_016.png&quot; /&gt;&lt;div class=&quot;container-num-copies position-absolute bottom-0 start-0 px-1&quot; id=&quot;side-3-16-num-copies&quot;&gt;0&lt;/div&gt;&lt;button type=&quot;button&quot; class=&quot;btn btn-secondary btn-number btn-sm btn-pop position-absolute top-0 start-0&quot; data-type=&quot;minus&quot; data-deck=&quot;side&quot; data-id=&quot;3-16&quot;&gt;-&lt;/button&gt;&lt;button type=&quot;button&quot; class=&quot;btn btn-secondary btn-number btn-sm btn-push position-absolute top-0 end-0&quot; data-type=&quot;plus&quot; data-deck=&quot;side&quot; data-id=&quot;3-16&quot;&gt;+&lt;/button&gt;&lt;button type=&quot;button&quot; class=&quot;btn btn-secondary btn-number btn-sm btn-raise position-absolute bottom-0 end-0&quot; data-type=&quot;raise&quot; data-id=&quot;3-16&quot;&gt;^&lt;/button&gt;&lt;/div&gt;" calcext:value-type="string">
            <text:p>&lt;div class="container-card position-relative m-1" id="side-3-16"&gt;&lt;img class="d-block" width="80" height="112" src="https://one-draw.jp/ijinden/cardlist/003/card/03_016.png" /&gt;&lt;div class="container-num-copies position-absolute bottom-0 start-0 px-1" id="side-3-16-num-copies"&gt;0&lt;/div&gt;&lt;button type="button" class="btn btn-secondary btn-number btn-sm btn-pop position-absolute top-0 start-0" data-type="minus" data-deck="side" data-id="3-16"&gt;-&lt;/button&gt;&lt;button type="button" class="btn btn-secondary btn-number btn-sm btn-push position-absolute top-0 end-0" data-type="plus" data-deck="side" data-id="3-16"&gt;+&lt;/button&gt;&lt;button type="button" class="btn btn-secondary btn-number btn-sm btn-raise position-absolute bottom-0 end-0" data-type="raise" data-id="3-16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;[.B245];[$HTML.$K$3];[.B245];[$HTML.$L$3];[.B245];[$HTML.$M$3];[.B245];[$HTML.$N$3];[.B245];[$HTML.$O$3];[.B245];[$HTML.$P$3])" office:value-type="string" office:string-value="&lt;tr id=&quot;table-3-16&quot; data-expansion=&quot;35&quot; data-type=&quot;1&quot; data-color=&quot;10&quot; data-term=&quot;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id="table-3-16" data-expansion="35" data-type="1" data-color="10" data-term="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 position-relative m-1&quot; id=&quot;main-3-17&quot;&gt;&lt;img class=&quot;d-block&quot; width=&quot;80&quot; height=&quot;112&quot; src=&quot;https://one-draw.jp/ijinden/cardlist/003/card/03_017.png&quot; /&gt;&lt;div class=&quot;container-num-copies position-absolute bottom-0 start-0 px-1&quot; id=&quot;main-3-17-num-copies&quot;&gt;0&lt;/div&gt;&lt;button type=&quot;button&quot; class=&quot;btn btn-secondary btn-number btn-sm btn-pop position-absolute top-0 start-0&quot; data-type=&quot;minus&quot; data-deck=&quot;main&quot; data-id=&quot;3-17&quot;&gt;-&lt;/button&gt;&lt;button type=&quot;button&quot; class=&quot;btn btn-secondary btn-number btn-sm btn-push position-absolute top-0 end-0&quot; data-type=&quot;plus&quot; data-deck=&quot;main&quot; data-id=&quot;3-17&quot;&gt;+&lt;/button&gt;&lt;button type=&quot;button&quot; class=&quot;btn btn-secondary btn-number btn-sm btn-drop position-absolute bottom-0 end-0&quot; data-type=&quot;drop&quot; data-id=&quot;3-17&quot;&gt;v&lt;/button&gt;&lt;/div&gt;" calcext:value-type="string">
            <text:p>&lt;div class="container-card position-relative m-1" id="main-3-17"&gt;&lt;img class="d-block" width="80" height="112" src="https://one-draw.jp/ijinden/cardlist/003/card/03_017.png" /&gt;&lt;div class="container-num-copies position-absolute bottom-0 start-0 px-1" id="main-3-17-num-copies"&gt;0&lt;/div&gt;&lt;button type="button" class="btn btn-secondary btn-number btn-sm btn-pop position-absolute top-0 start-0" data-type="minus" data-deck="main" data-id="3-17"&gt;-&lt;/button&gt;&lt;button type="button" class="btn btn-secondary btn-number btn-sm btn-push position-absolute top-0 end-0" data-type="plus" data-deck="main" data-id="3-17"&gt;+&lt;/button&gt;&lt;button type="button" class="btn btn-secondary btn-number btn-sm btn-drop position-absolute bottom-0 end-0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 position-relative m-1&quot; id=&quot;side-3-17&quot;&gt;&lt;img class=&quot;d-block&quot; width=&quot;80&quot; height=&quot;112&quot; src=&quot;https://one-draw.jp/ijinden/cardlist/003/card/03_017.png&quot; /&gt;&lt;div class=&quot;container-num-copies position-absolute bottom-0 start-0 px-1&quot; id=&quot;side-3-17-num-copies&quot;&gt;0&lt;/div&gt;&lt;button type=&quot;button&quot; class=&quot;btn btn-secondary btn-number btn-sm btn-pop position-absolute top-0 start-0&quot; data-type=&quot;minus&quot; data-deck=&quot;side&quot; data-id=&quot;3-17&quot;&gt;-&lt;/button&gt;&lt;button type=&quot;button&quot; class=&quot;btn btn-secondary btn-number btn-sm btn-push position-absolute top-0 end-0&quot; data-type=&quot;plus&quot; data-deck=&quot;side&quot; data-id=&quot;3-17&quot;&gt;+&lt;/button&gt;&lt;button type=&quot;button&quot; class=&quot;btn btn-secondary btn-number btn-sm btn-raise position-absolute bottom-0 end-0&quot; data-type=&quot;raise&quot; data-id=&quot;3-17&quot;&gt;^&lt;/button&gt;&lt;/div&gt;" calcext:value-type="string">
            <text:p>&lt;div class="container-card position-relative m-1" id="side-3-17"&gt;&lt;img class="d-block" width="80" height="112" src="https://one-draw.jp/ijinden/cardlist/003/card/03_017.png" /&gt;&lt;div class="container-num-copies position-absolute bottom-0 start-0 px-1" id="side-3-17-num-copies"&gt;0&lt;/div&gt;&lt;button type="button" class="btn btn-secondary btn-number btn-sm btn-pop position-absolute top-0 start-0" data-type="minus" data-deck="side" data-id="3-17"&gt;-&lt;/button&gt;&lt;button type="button" class="btn btn-secondary btn-number btn-sm btn-push position-absolute top-0 end-0" data-type="plus" data-deck="side" data-id="3-17"&gt;+&lt;/button&gt;&lt;button type="button" class="btn btn-secondary btn-number btn-sm btn-raise position-absolute bottom-0 end-0" data-type="raise" data-id="3-17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;[.B246];[$HTML.$K$3];[.B246];[$HTML.$L$3];[.B246];[$HTML.$M$3];[.B246];[$HTML.$N$3];[.B246];[$HTML.$O$3];[.B246];[$HTML.$P$3])" office:value-type="string" office:string-value="&lt;tr id=&quot;table-3-17&quot; data-expansion=&quot;35&quot; data-type=&quot;1&quot; data-color=&quot;10&quot; data-term=&quot;3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id="table-3-17" data-expansion="35" data-type="1" data-color="10" data-term="3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 position-relative m-1&quot; id=&quot;main-3-18&quot;&gt;&lt;img class=&quot;d-block&quot; width=&quot;80&quot; height=&quot;112&quot; src=&quot;https://one-draw.jp/ijinden/cardlist/003/card/03_018.png&quot; /&gt;&lt;div class=&quot;container-num-copies position-absolute bottom-0 start-0 px-1&quot; id=&quot;main-3-18-num-copies&quot;&gt;0&lt;/div&gt;&lt;button type=&quot;button&quot; class=&quot;btn btn-secondary btn-number btn-sm btn-pop position-absolute top-0 start-0&quot; data-type=&quot;minus&quot; data-deck=&quot;main&quot; data-id=&quot;3-18&quot;&gt;-&lt;/button&gt;&lt;button type=&quot;button&quot; class=&quot;btn btn-secondary btn-number btn-sm btn-push position-absolute top-0 end-0&quot; data-type=&quot;plus&quot; data-deck=&quot;main&quot; data-id=&quot;3-18&quot;&gt;+&lt;/button&gt;&lt;button type=&quot;button&quot; class=&quot;btn btn-secondary btn-number btn-sm btn-drop position-absolute bottom-0 end-0&quot; data-type=&quot;drop&quot; data-id=&quot;3-18&quot;&gt;v&lt;/button&gt;&lt;/div&gt;" calcext:value-type="string">
            <text:p>&lt;div class="container-card position-relative m-1" id="main-3-18"&gt;&lt;img class="d-block" width="80" height="112" src="https://one-draw.jp/ijinden/cardlist/003/card/03_018.png" /&gt;&lt;div class="container-num-copies position-absolute bottom-0 start-0 px-1" id="main-3-18-num-copies"&gt;0&lt;/div&gt;&lt;button type="button" class="btn btn-secondary btn-number btn-sm btn-pop position-absolute top-0 start-0" data-type="minus" data-deck="main" data-id="3-18"&gt;-&lt;/button&gt;&lt;button type="button" class="btn btn-secondary btn-number btn-sm btn-push position-absolute top-0 end-0" data-type="plus" data-deck="main" data-id="3-18"&gt;+&lt;/button&gt;&lt;button type="button" class="btn btn-secondary btn-number btn-sm btn-drop position-absolute bottom-0 end-0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 position-relative m-1&quot; id=&quot;side-3-18&quot;&gt;&lt;img class=&quot;d-block&quot; width=&quot;80&quot; height=&quot;112&quot; src=&quot;https://one-draw.jp/ijinden/cardlist/003/card/03_018.png&quot; /&gt;&lt;div class=&quot;container-num-copies position-absolute bottom-0 start-0 px-1&quot; id=&quot;side-3-18-num-copies&quot;&gt;0&lt;/div&gt;&lt;button type=&quot;button&quot; class=&quot;btn btn-secondary btn-number btn-sm btn-pop position-absolute top-0 start-0&quot; data-type=&quot;minus&quot; data-deck=&quot;side&quot; data-id=&quot;3-18&quot;&gt;-&lt;/button&gt;&lt;button type=&quot;button&quot; class=&quot;btn btn-secondary btn-number btn-sm btn-push position-absolute top-0 end-0&quot; data-type=&quot;plus&quot; data-deck=&quot;side&quot; data-id=&quot;3-18&quot;&gt;+&lt;/button&gt;&lt;button type=&quot;button&quot; class=&quot;btn btn-secondary btn-number btn-sm btn-raise position-absolute bottom-0 end-0&quot; data-type=&quot;raise&quot; data-id=&quot;3-18&quot;&gt;^&lt;/button&gt;&lt;/div&gt;" calcext:value-type="string">
            <text:p>&lt;div class="container-card position-relative m-1" id="side-3-18"&gt;&lt;img class="d-block" width="80" height="112" src="https://one-draw.jp/ijinden/cardlist/003/card/03_018.png" /&gt;&lt;div class="container-num-copies position-absolute bottom-0 start-0 px-1" id="side-3-18-num-copies"&gt;0&lt;/div&gt;&lt;button type="button" class="btn btn-secondary btn-number btn-sm btn-pop position-absolute top-0 start-0" data-type="minus" data-deck="side" data-id="3-18"&gt;-&lt;/button&gt;&lt;button type="button" class="btn btn-secondary btn-number btn-sm btn-push position-absolute top-0 end-0" data-type="plus" data-deck="side" data-id="3-18"&gt;+&lt;/button&gt;&lt;button type="button" class="btn btn-secondary btn-number btn-sm btn-raise position-absolute bottom-0 end-0" data-type="raise" data-id="3-18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;[.B247];[$HTML.$K$3];[.B247];[$HTML.$L$3];[.B247];[$HTML.$M$3];[.B247];[$HTML.$N$3];[.B247];[$HTML.$O$3];[.B247];[$HTML.$P$3])" office:value-type="string" office:string-value="&lt;tr id=&quot;table-3-18&quot; data-expansion=&quot;35&quot; data-type=&quot;1&quot; data-color=&quot;10&quot; data-term=&quot;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id="table-3-18" data-expansion="35" data-type="1" data-color="10" data-term="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 position-relative m-1&quot; id=&quot;main-3-19&quot;&gt;&lt;img class=&quot;d-block&quot; width=&quot;80&quot; height=&quot;112&quot; src=&quot;https://one-draw.jp/ijinden/cardlist/003/card/03_019.png&quot; /&gt;&lt;div class=&quot;container-num-copies position-absolute bottom-0 start-0 px-1&quot; id=&quot;main-3-19-num-copies&quot;&gt;0&lt;/div&gt;&lt;button type=&quot;button&quot; class=&quot;btn btn-secondary btn-number btn-sm btn-pop position-absolute top-0 start-0&quot; data-type=&quot;minus&quot; data-deck=&quot;main&quot; data-id=&quot;3-19&quot;&gt;-&lt;/button&gt;&lt;button type=&quot;button&quot; class=&quot;btn btn-secondary btn-number btn-sm btn-push position-absolute top-0 end-0&quot; data-type=&quot;plus&quot; data-deck=&quot;main&quot; data-id=&quot;3-19&quot;&gt;+&lt;/button&gt;&lt;button type=&quot;button&quot; class=&quot;btn btn-secondary btn-number btn-sm btn-drop position-absolute bottom-0 end-0&quot; data-type=&quot;drop&quot; data-id=&quot;3-19&quot;&gt;v&lt;/button&gt;&lt;/div&gt;" calcext:value-type="string">
            <text:p>&lt;div class="container-card position-relative m-1" id="main-3-19"&gt;&lt;img class="d-block" width="80" height="112" src="https://one-draw.jp/ijinden/cardlist/003/card/03_019.png" /&gt;&lt;div class="container-num-copies position-absolute bottom-0 start-0 px-1" id="main-3-19-num-copies"&gt;0&lt;/div&gt;&lt;button type="button" class="btn btn-secondary btn-number btn-sm btn-pop position-absolute top-0 start-0" data-type="minus" data-deck="main" data-id="3-19"&gt;-&lt;/button&gt;&lt;button type="button" class="btn btn-secondary btn-number btn-sm btn-push position-absolute top-0 end-0" data-type="plus" data-deck="main" data-id="3-19"&gt;+&lt;/button&gt;&lt;button type="button" class="btn btn-secondary btn-number btn-sm btn-drop position-absolute bottom-0 end-0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 position-relative m-1&quot; id=&quot;side-3-19&quot;&gt;&lt;img class=&quot;d-block&quot; width=&quot;80&quot; height=&quot;112&quot; src=&quot;https://one-draw.jp/ijinden/cardlist/003/card/03_019.png&quot; /&gt;&lt;div class=&quot;container-num-copies position-absolute bottom-0 start-0 px-1&quot; id=&quot;side-3-19-num-copies&quot;&gt;0&lt;/div&gt;&lt;button type=&quot;button&quot; class=&quot;btn btn-secondary btn-number btn-sm btn-pop position-absolute top-0 start-0&quot; data-type=&quot;minus&quot; data-deck=&quot;side&quot; data-id=&quot;3-19&quot;&gt;-&lt;/button&gt;&lt;button type=&quot;button&quot; class=&quot;btn btn-secondary btn-number btn-sm btn-push position-absolute top-0 end-0&quot; data-type=&quot;plus&quot; data-deck=&quot;side&quot; data-id=&quot;3-19&quot;&gt;+&lt;/button&gt;&lt;button type=&quot;button&quot; class=&quot;btn btn-secondary btn-number btn-sm btn-raise position-absolute bottom-0 end-0&quot; data-type=&quot;raise&quot; data-id=&quot;3-19&quot;&gt;^&lt;/button&gt;&lt;/div&gt;" calcext:value-type="string">
            <text:p>&lt;div class="container-card position-relative m-1" id="side-3-19"&gt;&lt;img class="d-block" width="80" height="112" src="https://one-draw.jp/ijinden/cardlist/003/card/03_019.png" /&gt;&lt;div class="container-num-copies position-absolute bottom-0 start-0 px-1" id="side-3-19-num-copies"&gt;0&lt;/div&gt;&lt;button type="button" class="btn btn-secondary btn-number btn-sm btn-pop position-absolute top-0 start-0" data-type="minus" data-deck="side" data-id="3-19"&gt;-&lt;/button&gt;&lt;button type="button" class="btn btn-secondary btn-number btn-sm btn-push position-absolute top-0 end-0" data-type="plus" data-deck="side" data-id="3-19"&gt;+&lt;/button&gt;&lt;button type="button" class="btn btn-secondary btn-number btn-sm btn-raise position-absolute bottom-0 end-0" data-type="raise" data-id="3-19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;[.B248];[$HTML.$K$3];[.B248];[$HTML.$L$3];[.B248];[$HTML.$M$3];[.B248];[$HTML.$N$3];[.B248];[$HTML.$O$3];[.B248];[$HTML.$P$3])" office:value-type="string" office:string-value="&lt;tr id=&quot;table-3-19&quot; data-expansion=&quot;35&quot; data-type=&quot;1&quot; data-color=&quot;20&quot; data-term=&quot;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id="table-3-19" data-expansion="35" data-type="1" data-color="20" data-term="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 position-relative m-1&quot; id=&quot;main-3-20&quot;&gt;&lt;img class=&quot;d-block&quot; width=&quot;80&quot; height=&quot;112&quot; src=&quot;https://one-draw.jp/ijinden/cardlist/003/card/03_020.png&quot; /&gt;&lt;div class=&quot;container-num-copies position-absolute bottom-0 start-0 px-1&quot; id=&quot;main-3-20-num-copies&quot;&gt;0&lt;/div&gt;&lt;button type=&quot;button&quot; class=&quot;btn btn-secondary btn-number btn-sm btn-pop position-absolute top-0 start-0&quot; data-type=&quot;minus&quot; data-deck=&quot;main&quot; data-id=&quot;3-20&quot;&gt;-&lt;/button&gt;&lt;button type=&quot;button&quot; class=&quot;btn btn-secondary btn-number btn-sm btn-push position-absolute top-0 end-0&quot; data-type=&quot;plus&quot; data-deck=&quot;main&quot; data-id=&quot;3-20&quot;&gt;+&lt;/button&gt;&lt;button type=&quot;button&quot; class=&quot;btn btn-secondary btn-number btn-sm btn-drop position-absolute bottom-0 end-0&quot; data-type=&quot;drop&quot; data-id=&quot;3-20&quot;&gt;v&lt;/button&gt;&lt;/div&gt;" calcext:value-type="string">
            <text:p>&lt;div class="container-card position-relative m-1" id="main-3-20"&gt;&lt;img class="d-block" width="80" height="112" src="https://one-draw.jp/ijinden/cardlist/003/card/03_020.png" /&gt;&lt;div class="container-num-copies position-absolute bottom-0 start-0 px-1" id="main-3-20-num-copies"&gt;0&lt;/div&gt;&lt;button type="button" class="btn btn-secondary btn-number btn-sm btn-pop position-absolute top-0 start-0" data-type="minus" data-deck="main" data-id="3-20"&gt;-&lt;/button&gt;&lt;button type="button" class="btn btn-secondary btn-number btn-sm btn-push position-absolute top-0 end-0" data-type="plus" data-deck="main" data-id="3-20"&gt;+&lt;/button&gt;&lt;button type="button" class="btn btn-secondary btn-number btn-sm btn-drop position-absolute bottom-0 end-0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 position-relative m-1&quot; id=&quot;side-3-20&quot;&gt;&lt;img class=&quot;d-block&quot; width=&quot;80&quot; height=&quot;112&quot; src=&quot;https://one-draw.jp/ijinden/cardlist/003/card/03_020.png&quot; /&gt;&lt;div class=&quot;container-num-copies position-absolute bottom-0 start-0 px-1&quot; id=&quot;side-3-20-num-copies&quot;&gt;0&lt;/div&gt;&lt;button type=&quot;button&quot; class=&quot;btn btn-secondary btn-number btn-sm btn-pop position-absolute top-0 start-0&quot; data-type=&quot;minus&quot; data-deck=&quot;side&quot; data-id=&quot;3-20&quot;&gt;-&lt;/button&gt;&lt;button type=&quot;button&quot; class=&quot;btn btn-secondary btn-number btn-sm btn-push position-absolute top-0 end-0&quot; data-type=&quot;plus&quot; data-deck=&quot;side&quot; data-id=&quot;3-20&quot;&gt;+&lt;/button&gt;&lt;button type=&quot;button&quot; class=&quot;btn btn-secondary btn-number btn-sm btn-raise position-absolute bottom-0 end-0&quot; data-type=&quot;raise&quot; data-id=&quot;3-20&quot;&gt;^&lt;/button&gt;&lt;/div&gt;" calcext:value-type="string">
            <text:p>&lt;div class="container-card position-relative m-1" id="side-3-20"&gt;&lt;img class="d-block" width="80" height="112" src="https://one-draw.jp/ijinden/cardlist/003/card/03_020.png" /&gt;&lt;div class="container-num-copies position-absolute bottom-0 start-0 px-1" id="side-3-20-num-copies"&gt;0&lt;/div&gt;&lt;button type="button" class="btn btn-secondary btn-number btn-sm btn-pop position-absolute top-0 start-0" data-type="minus" data-deck="side" data-id="3-20"&gt;-&lt;/button&gt;&lt;button type="button" class="btn btn-secondary btn-number btn-sm btn-push position-absolute top-0 end-0" data-type="plus" data-deck="side" data-id="3-20"&gt;+&lt;/button&gt;&lt;button type="button" class="btn btn-secondary btn-number btn-sm btn-raise position-absolute bottom-0 end-0" data-type="raise" data-id="3-20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;[.B249];[$HTML.$K$3];[.B249];[$HTML.$L$3];[.B249];[$HTML.$M$3];[.B249];[$HTML.$N$3];[.B249];[$HTML.$O$3];[.B249];[$HTML.$P$3])" office:value-type="string" office:string-value="&lt;tr id=&quot;table-3-20&quot; data-expansion=&quot;35&quot; data-type=&quot;1&quot; data-color=&quot;20&quot; data-term=&quot;1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id="table-3-20" data-expansion="35" data-type="1" data-color="20" data-term="1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 position-relative m-1&quot; id=&quot;main-3-21&quot;&gt;&lt;img class=&quot;d-block&quot; width=&quot;80&quot; height=&quot;112&quot; src=&quot;https://one-draw.jp/ijinden/cardlist/003/card/03_021.png&quot; /&gt;&lt;div class=&quot;container-num-copies position-absolute bottom-0 start-0 px-1&quot; id=&quot;main-3-21-num-copies&quot;&gt;0&lt;/div&gt;&lt;button type=&quot;button&quot; class=&quot;btn btn-secondary btn-number btn-sm btn-pop position-absolute top-0 start-0&quot; data-type=&quot;minus&quot; data-deck=&quot;main&quot; data-id=&quot;3-21&quot;&gt;-&lt;/button&gt;&lt;button type=&quot;button&quot; class=&quot;btn btn-secondary btn-number btn-sm btn-push position-absolute top-0 end-0&quot; data-type=&quot;plus&quot; data-deck=&quot;main&quot; data-id=&quot;3-21&quot;&gt;+&lt;/button&gt;&lt;button type=&quot;button&quot; class=&quot;btn btn-secondary btn-number btn-sm btn-drop position-absolute bottom-0 end-0&quot; data-type=&quot;drop&quot; data-id=&quot;3-21&quot;&gt;v&lt;/button&gt;&lt;/div&gt;" calcext:value-type="string">
            <text:p>&lt;div class="container-card position-relative m-1" id="main-3-21"&gt;&lt;img class="d-block" width="80" height="112" src="https://one-draw.jp/ijinden/cardlist/003/card/03_021.png" /&gt;&lt;div class="container-num-copies position-absolute bottom-0 start-0 px-1" id="main-3-21-num-copies"&gt;0&lt;/div&gt;&lt;button type="button" class="btn btn-secondary btn-number btn-sm btn-pop position-absolute top-0 start-0" data-type="minus" data-deck="main" data-id="3-21"&gt;-&lt;/button&gt;&lt;button type="button" class="btn btn-secondary btn-number btn-sm btn-push position-absolute top-0 end-0" data-type="plus" data-deck="main" data-id="3-21"&gt;+&lt;/button&gt;&lt;button type="button" class="btn btn-secondary btn-number btn-sm btn-drop position-absolute bottom-0 end-0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 position-relative m-1&quot; id=&quot;side-3-21&quot;&gt;&lt;img class=&quot;d-block&quot; width=&quot;80&quot; height=&quot;112&quot; src=&quot;https://one-draw.jp/ijinden/cardlist/003/card/03_021.png&quot; /&gt;&lt;div class=&quot;container-num-copies position-absolute bottom-0 start-0 px-1&quot; id=&quot;side-3-21-num-copies&quot;&gt;0&lt;/div&gt;&lt;button type=&quot;button&quot; class=&quot;btn btn-secondary btn-number btn-sm btn-pop position-absolute top-0 start-0&quot; data-type=&quot;minus&quot; data-deck=&quot;side&quot; data-id=&quot;3-21&quot;&gt;-&lt;/button&gt;&lt;button type=&quot;button&quot; class=&quot;btn btn-secondary btn-number btn-sm btn-push position-absolute top-0 end-0&quot; data-type=&quot;plus&quot; data-deck=&quot;side&quot; data-id=&quot;3-21&quot;&gt;+&lt;/button&gt;&lt;button type=&quot;button&quot; class=&quot;btn btn-secondary btn-number btn-sm btn-raise position-absolute bottom-0 end-0&quot; data-type=&quot;raise&quot; data-id=&quot;3-21&quot;&gt;^&lt;/button&gt;&lt;/div&gt;" calcext:value-type="string">
            <text:p>&lt;div class="container-card position-relative m-1" id="side-3-21"&gt;&lt;img class="d-block" width="80" height="112" src="https://one-draw.jp/ijinden/cardlist/003/card/03_021.png" /&gt;&lt;div class="container-num-copies position-absolute bottom-0 start-0 px-1" id="side-3-21-num-copies"&gt;0&lt;/div&gt;&lt;button type="button" class="btn btn-secondary btn-number btn-sm btn-pop position-absolute top-0 start-0" data-type="minus" data-deck="side" data-id="3-21"&gt;-&lt;/button&gt;&lt;button type="button" class="btn btn-secondary btn-number btn-sm btn-push position-absolute top-0 end-0" data-type="plus" data-deck="side" data-id="3-21"&gt;+&lt;/button&gt;&lt;button type="button" class="btn btn-secondary btn-number btn-sm btn-raise position-absolute bottom-0 end-0" data-type="raise" data-id="3-21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;[.B250];[$HTML.$K$3];[.B250];[$HTML.$L$3];[.B250];[$HTML.$M$3];[.B250];[$HTML.$N$3];[.B250];[$HTML.$O$3];[.B250];[$HTML.$P$3])" office:value-type="string" office:string-value="&lt;tr id=&quot;table-3-21&quot; data-expansion=&quot;35&quot; data-type=&quot;1&quot; data-color=&quot;20&quot; data-term=&quot;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id="table-3-21" data-expansion="35" data-type="1" data-color="20" data-term="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 position-relative m-1&quot; id=&quot;main-3-22&quot;&gt;&lt;img class=&quot;d-block&quot; width=&quot;80&quot; height=&quot;112&quot; src=&quot;https://one-draw.jp/ijinden/cardlist/003/card/03_022.png&quot; /&gt;&lt;div class=&quot;container-num-copies position-absolute bottom-0 start-0 px-1&quot; id=&quot;main-3-22-num-copies&quot;&gt;0&lt;/div&gt;&lt;button type=&quot;button&quot; class=&quot;btn btn-secondary btn-number btn-sm btn-pop position-absolute top-0 start-0&quot; data-type=&quot;minus&quot; data-deck=&quot;main&quot; data-id=&quot;3-22&quot;&gt;-&lt;/button&gt;&lt;button type=&quot;button&quot; class=&quot;btn btn-secondary btn-number btn-sm btn-push position-absolute top-0 end-0&quot; data-type=&quot;plus&quot; data-deck=&quot;main&quot; data-id=&quot;3-22&quot;&gt;+&lt;/button&gt;&lt;button type=&quot;button&quot; class=&quot;btn btn-secondary btn-number btn-sm btn-drop position-absolute bottom-0 end-0&quot; data-type=&quot;drop&quot; data-id=&quot;3-22&quot;&gt;v&lt;/button&gt;&lt;/div&gt;" calcext:value-type="string">
            <text:p>&lt;div class="container-card position-relative m-1" id="main-3-22"&gt;&lt;img class="d-block" width="80" height="112" src="https://one-draw.jp/ijinden/cardlist/003/card/03_022.png" /&gt;&lt;div class="container-num-copies position-absolute bottom-0 start-0 px-1" id="main-3-22-num-copies"&gt;0&lt;/div&gt;&lt;button type="button" class="btn btn-secondary btn-number btn-sm btn-pop position-absolute top-0 start-0" data-type="minus" data-deck="main" data-id="3-22"&gt;-&lt;/button&gt;&lt;button type="button" class="btn btn-secondary btn-number btn-sm btn-push position-absolute top-0 end-0" data-type="plus" data-deck="main" data-id="3-22"&gt;+&lt;/button&gt;&lt;button type="button" class="btn btn-secondary btn-number btn-sm btn-drop position-absolute bottom-0 end-0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 position-relative m-1&quot; id=&quot;side-3-22&quot;&gt;&lt;img class=&quot;d-block&quot; width=&quot;80&quot; height=&quot;112&quot; src=&quot;https://one-draw.jp/ijinden/cardlist/003/card/03_022.png&quot; /&gt;&lt;div class=&quot;container-num-copies position-absolute bottom-0 start-0 px-1&quot; id=&quot;side-3-22-num-copies&quot;&gt;0&lt;/div&gt;&lt;button type=&quot;button&quot; class=&quot;btn btn-secondary btn-number btn-sm btn-pop position-absolute top-0 start-0&quot; data-type=&quot;minus&quot; data-deck=&quot;side&quot; data-id=&quot;3-22&quot;&gt;-&lt;/button&gt;&lt;button type=&quot;button&quot; class=&quot;btn btn-secondary btn-number btn-sm btn-push position-absolute top-0 end-0&quot; data-type=&quot;plus&quot; data-deck=&quot;side&quot; data-id=&quot;3-22&quot;&gt;+&lt;/button&gt;&lt;button type=&quot;button&quot; class=&quot;btn btn-secondary btn-number btn-sm btn-raise position-absolute bottom-0 end-0&quot; data-type=&quot;raise&quot; data-id=&quot;3-22&quot;&gt;^&lt;/button&gt;&lt;/div&gt;" calcext:value-type="string">
            <text:p>&lt;div class="container-card position-relative m-1" id="side-3-22"&gt;&lt;img class="d-block" width="80" height="112" src="https://one-draw.jp/ijinden/cardlist/003/card/03_022.png" /&gt;&lt;div class="container-num-copies position-absolute bottom-0 start-0 px-1" id="side-3-22-num-copies"&gt;0&lt;/div&gt;&lt;button type="button" class="btn btn-secondary btn-number btn-sm btn-pop position-absolute top-0 start-0" data-type="minus" data-deck="side" data-id="3-22"&gt;-&lt;/button&gt;&lt;button type="button" class="btn btn-secondary btn-number btn-sm btn-push position-absolute top-0 end-0" data-type="plus" data-deck="side" data-id="3-22"&gt;+&lt;/button&gt;&lt;button type="button" class="btn btn-secondary btn-number btn-sm btn-raise position-absolute bottom-0 end-0" data-type="raise" data-id="3-22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;[.B251];[$HTML.$K$3];[.B251];[$HTML.$L$3];[.B251];[$HTML.$M$3];[.B251];[$HTML.$N$3];[.B251];[$HTML.$O$3];[.B251];[$HTML.$P$3])" office:value-type="string" office:string-value="&lt;tr id=&quot;table-3-22&quot; data-expansion=&quot;35&quot; data-type=&quot;1&quot; data-color=&quot;20&quot; data-term=&quot;4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id="table-3-22" data-expansion="35" data-type="1" data-color="20" data-term="4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 position-relative m-1&quot; id=&quot;main-3-23&quot;&gt;&lt;img class=&quot;d-block&quot; width=&quot;80&quot; height=&quot;112&quot; src=&quot;https://one-draw.jp/ijinden/cardlist/003/card/03_023.png&quot; /&gt;&lt;div class=&quot;container-num-copies position-absolute bottom-0 start-0 px-1&quot; id=&quot;main-3-23-num-copies&quot;&gt;0&lt;/div&gt;&lt;button type=&quot;button&quot; class=&quot;btn btn-secondary btn-number btn-sm btn-pop position-absolute top-0 start-0&quot; data-type=&quot;minus&quot; data-deck=&quot;main&quot; data-id=&quot;3-23&quot;&gt;-&lt;/button&gt;&lt;button type=&quot;button&quot; class=&quot;btn btn-secondary btn-number btn-sm btn-push position-absolute top-0 end-0&quot; data-type=&quot;plus&quot; data-deck=&quot;main&quot; data-id=&quot;3-23&quot;&gt;+&lt;/button&gt;&lt;button type=&quot;button&quot; class=&quot;btn btn-secondary btn-number btn-sm btn-drop position-absolute bottom-0 end-0&quot; data-type=&quot;drop&quot; data-id=&quot;3-23&quot;&gt;v&lt;/button&gt;&lt;/div&gt;" calcext:value-type="string">
            <text:p>&lt;div class="container-card position-relative m-1" id="main-3-23"&gt;&lt;img class="d-block" width="80" height="112" src="https://one-draw.jp/ijinden/cardlist/003/card/03_023.png" /&gt;&lt;div class="container-num-copies position-absolute bottom-0 start-0 px-1" id="main-3-23-num-copies"&gt;0&lt;/div&gt;&lt;button type="button" class="btn btn-secondary btn-number btn-sm btn-pop position-absolute top-0 start-0" data-type="minus" data-deck="main" data-id="3-23"&gt;-&lt;/button&gt;&lt;button type="button" class="btn btn-secondary btn-number btn-sm btn-push position-absolute top-0 end-0" data-type="plus" data-deck="main" data-id="3-23"&gt;+&lt;/button&gt;&lt;button type="button" class="btn btn-secondary btn-number btn-sm btn-drop position-absolute bottom-0 end-0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 position-relative m-1&quot; id=&quot;side-3-23&quot;&gt;&lt;img class=&quot;d-block&quot; width=&quot;80&quot; height=&quot;112&quot; src=&quot;https://one-draw.jp/ijinden/cardlist/003/card/03_023.png&quot; /&gt;&lt;div class=&quot;container-num-copies position-absolute bottom-0 start-0 px-1&quot; id=&quot;side-3-23-num-copies&quot;&gt;0&lt;/div&gt;&lt;button type=&quot;button&quot; class=&quot;btn btn-secondary btn-number btn-sm btn-pop position-absolute top-0 start-0&quot; data-type=&quot;minus&quot; data-deck=&quot;side&quot; data-id=&quot;3-23&quot;&gt;-&lt;/button&gt;&lt;button type=&quot;button&quot; class=&quot;btn btn-secondary btn-number btn-sm btn-push position-absolute top-0 end-0&quot; data-type=&quot;plus&quot; data-deck=&quot;side&quot; data-id=&quot;3-23&quot;&gt;+&lt;/button&gt;&lt;button type=&quot;button&quot; class=&quot;btn btn-secondary btn-number btn-sm btn-raise position-absolute bottom-0 end-0&quot; data-type=&quot;raise&quot; data-id=&quot;3-23&quot;&gt;^&lt;/button&gt;&lt;/div&gt;" calcext:value-type="string">
            <text:p>&lt;div class="container-card position-relative m-1" id="side-3-23"&gt;&lt;img class="d-block" width="80" height="112" src="https://one-draw.jp/ijinden/cardlist/003/card/03_023.png" /&gt;&lt;div class="container-num-copies position-absolute bottom-0 start-0 px-1" id="side-3-23-num-copies"&gt;0&lt;/div&gt;&lt;button type="button" class="btn btn-secondary btn-number btn-sm btn-pop position-absolute top-0 start-0" data-type="minus" data-deck="side" data-id="3-23"&gt;-&lt;/button&gt;&lt;button type="button" class="btn btn-secondary btn-number btn-sm btn-push position-absolute top-0 end-0" data-type="plus" data-deck="side" data-id="3-23"&gt;+&lt;/button&gt;&lt;button type="button" class="btn btn-secondary btn-number btn-sm btn-raise position-absolute bottom-0 end-0" data-type="raise" data-id="3-23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;[.B252];[$HTML.$K$3];[.B252];[$HTML.$L$3];[.B252];[$HTML.$M$3];[.B252];[$HTML.$N$3];[.B252];[$HTML.$O$3];[.B252];[$HTML.$P$3])" office:value-type="string" office:string-value="&lt;tr id=&quot;table-3-23&quot; data-expansion=&quot;35&quot; data-type=&quot;1&quot; data-color=&quot;20&quot; data-term=&quot;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id="table-3-23" data-expansion="35" data-type="1" data-color="20" data-term="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 position-relative m-1&quot; id=&quot;main-3-24&quot;&gt;&lt;img class=&quot;d-block&quot; width=&quot;80&quot; height=&quot;112&quot; src=&quot;https://one-draw.jp/ijinden/cardlist/003/card/03_024.png&quot; /&gt;&lt;div class=&quot;container-num-copies position-absolute bottom-0 start-0 px-1&quot; id=&quot;main-3-24-num-copies&quot;&gt;0&lt;/div&gt;&lt;button type=&quot;button&quot; class=&quot;btn btn-secondary btn-number btn-sm btn-pop position-absolute top-0 start-0&quot; data-type=&quot;minus&quot; data-deck=&quot;main&quot; data-id=&quot;3-24&quot;&gt;-&lt;/button&gt;&lt;button type=&quot;button&quot; class=&quot;btn btn-secondary btn-number btn-sm btn-push position-absolute top-0 end-0&quot; data-type=&quot;plus&quot; data-deck=&quot;main&quot; data-id=&quot;3-24&quot;&gt;+&lt;/button&gt;&lt;button type=&quot;button&quot; class=&quot;btn btn-secondary btn-number btn-sm btn-drop position-absolute bottom-0 end-0&quot; data-type=&quot;drop&quot; data-id=&quot;3-24&quot;&gt;v&lt;/button&gt;&lt;/div&gt;" calcext:value-type="string">
            <text:p>&lt;div class="container-card position-relative m-1" id="main-3-24"&gt;&lt;img class="d-block" width="80" height="112" src="https://one-draw.jp/ijinden/cardlist/003/card/03_024.png" /&gt;&lt;div class="container-num-copies position-absolute bottom-0 start-0 px-1" id="main-3-24-num-copies"&gt;0&lt;/div&gt;&lt;button type="button" class="btn btn-secondary btn-number btn-sm btn-pop position-absolute top-0 start-0" data-type="minus" data-deck="main" data-id="3-24"&gt;-&lt;/button&gt;&lt;button type="button" class="btn btn-secondary btn-number btn-sm btn-push position-absolute top-0 end-0" data-type="plus" data-deck="main" data-id="3-24"&gt;+&lt;/button&gt;&lt;button type="button" class="btn btn-secondary btn-number btn-sm btn-drop position-absolute bottom-0 end-0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 position-relative m-1&quot; id=&quot;side-3-24&quot;&gt;&lt;img class=&quot;d-block&quot; width=&quot;80&quot; height=&quot;112&quot; src=&quot;https://one-draw.jp/ijinden/cardlist/003/card/03_024.png&quot; /&gt;&lt;div class=&quot;container-num-copies position-absolute bottom-0 start-0 px-1&quot; id=&quot;side-3-24-num-copies&quot;&gt;0&lt;/div&gt;&lt;button type=&quot;button&quot; class=&quot;btn btn-secondary btn-number btn-sm btn-pop position-absolute top-0 start-0&quot; data-type=&quot;minus&quot; data-deck=&quot;side&quot; data-id=&quot;3-24&quot;&gt;-&lt;/button&gt;&lt;button type=&quot;button&quot; class=&quot;btn btn-secondary btn-number btn-sm btn-push position-absolute top-0 end-0&quot; data-type=&quot;plus&quot; data-deck=&quot;side&quot; data-id=&quot;3-24&quot;&gt;+&lt;/button&gt;&lt;button type=&quot;button&quot; class=&quot;btn btn-secondary btn-number btn-sm btn-raise position-absolute bottom-0 end-0&quot; data-type=&quot;raise&quot; data-id=&quot;3-24&quot;&gt;^&lt;/button&gt;&lt;/div&gt;" calcext:value-type="string">
            <text:p>&lt;div class="container-card position-relative m-1" id="side-3-24"&gt;&lt;img class="d-block" width="80" height="112" src="https://one-draw.jp/ijinden/cardlist/003/card/03_024.png" /&gt;&lt;div class="container-num-copies position-absolute bottom-0 start-0 px-1" id="side-3-24-num-copies"&gt;0&lt;/div&gt;&lt;button type="button" class="btn btn-secondary btn-number btn-sm btn-pop position-absolute top-0 start-0" data-type="minus" data-deck="side" data-id="3-24"&gt;-&lt;/button&gt;&lt;button type="button" class="btn btn-secondary btn-number btn-sm btn-push position-absolute top-0 end-0" data-type="plus" data-deck="side" data-id="3-24"&gt;+&lt;/button&gt;&lt;button type="button" class="btn btn-secondary btn-number btn-sm btn-raise position-absolute bottom-0 end-0" data-type="raise" data-id="3-24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;[.B253];[$HTML.$K$3];[.B253];[$HTML.$L$3];[.B253];[$HTML.$M$3];[.B253];[$HTML.$N$3];[.B253];[$HTML.$O$3];[.B253];[$HTML.$P$3])" office:value-type="string" office:string-value="&lt;tr id=&quot;table-3-24&quot; data-expansion=&quot;35&quot; data-type=&quot;1&quot; data-color=&quot;20&quot; data-term=&quot;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id="table-3-24" data-expansion="35" data-type="1" data-color="20" data-term="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 position-relative m-1&quot; id=&quot;main-3-25&quot;&gt;&lt;img class=&quot;d-block&quot; width=&quot;80&quot; height=&quot;112&quot; src=&quot;https://one-draw.jp/ijinden/cardlist/003/card/03_025.png&quot; /&gt;&lt;div class=&quot;container-num-copies position-absolute bottom-0 start-0 px-1&quot; id=&quot;main-3-25-num-copies&quot;&gt;0&lt;/div&gt;&lt;button type=&quot;button&quot; class=&quot;btn btn-secondary btn-number btn-sm btn-pop position-absolute top-0 start-0&quot; data-type=&quot;minus&quot; data-deck=&quot;main&quot; data-id=&quot;3-25&quot;&gt;-&lt;/button&gt;&lt;button type=&quot;button&quot; class=&quot;btn btn-secondary btn-number btn-sm btn-push position-absolute top-0 end-0&quot; data-type=&quot;plus&quot; data-deck=&quot;main&quot; data-id=&quot;3-25&quot;&gt;+&lt;/button&gt;&lt;button type=&quot;button&quot; class=&quot;btn btn-secondary btn-number btn-sm btn-drop position-absolute bottom-0 end-0&quot; data-type=&quot;drop&quot; data-id=&quot;3-25&quot;&gt;v&lt;/button&gt;&lt;/div&gt;" calcext:value-type="string">
            <text:p>&lt;div class="container-card position-relative m-1" id="main-3-25"&gt;&lt;img class="d-block" width="80" height="112" src="https://one-draw.jp/ijinden/cardlist/003/card/03_025.png" /&gt;&lt;div class="container-num-copies position-absolute bottom-0 start-0 px-1" id="main-3-25-num-copies"&gt;0&lt;/div&gt;&lt;button type="button" class="btn btn-secondary btn-number btn-sm btn-pop position-absolute top-0 start-0" data-type="minus" data-deck="main" data-id="3-25"&gt;-&lt;/button&gt;&lt;button type="button" class="btn btn-secondary btn-number btn-sm btn-push position-absolute top-0 end-0" data-type="plus" data-deck="main" data-id="3-25"&gt;+&lt;/button&gt;&lt;button type="button" class="btn btn-secondary btn-number btn-sm btn-drop position-absolute bottom-0 end-0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 position-relative m-1&quot; id=&quot;side-3-25&quot;&gt;&lt;img class=&quot;d-block&quot; width=&quot;80&quot; height=&quot;112&quot; src=&quot;https://one-draw.jp/ijinden/cardlist/003/card/03_025.png&quot; /&gt;&lt;div class=&quot;container-num-copies position-absolute bottom-0 start-0 px-1&quot; id=&quot;side-3-25-num-copies&quot;&gt;0&lt;/div&gt;&lt;button type=&quot;button&quot; class=&quot;btn btn-secondary btn-number btn-sm btn-pop position-absolute top-0 start-0&quot; data-type=&quot;minus&quot; data-deck=&quot;side&quot; data-id=&quot;3-25&quot;&gt;-&lt;/button&gt;&lt;button type=&quot;button&quot; class=&quot;btn btn-secondary btn-number btn-sm btn-push position-absolute top-0 end-0&quot; data-type=&quot;plus&quot; data-deck=&quot;side&quot; data-id=&quot;3-25&quot;&gt;+&lt;/button&gt;&lt;button type=&quot;button&quot; class=&quot;btn btn-secondary btn-number btn-sm btn-raise position-absolute bottom-0 end-0&quot; data-type=&quot;raise&quot; data-id=&quot;3-25&quot;&gt;^&lt;/button&gt;&lt;/div&gt;" calcext:value-type="string">
            <text:p>&lt;div class="container-card position-relative m-1" id="side-3-25"&gt;&lt;img class="d-block" width="80" height="112" src="https://one-draw.jp/ijinden/cardlist/003/card/03_025.png" /&gt;&lt;div class="container-num-copies position-absolute bottom-0 start-0 px-1" id="side-3-25-num-copies"&gt;0&lt;/div&gt;&lt;button type="button" class="btn btn-secondary btn-number btn-sm btn-pop position-absolute top-0 start-0" data-type="minus" data-deck="side" data-id="3-25"&gt;-&lt;/button&gt;&lt;button type="button" class="btn btn-secondary btn-number btn-sm btn-push position-absolute top-0 end-0" data-type="plus" data-deck="side" data-id="3-25"&gt;+&lt;/button&gt;&lt;button type="button" class="btn btn-secondary btn-number btn-sm btn-raise position-absolute bottom-0 end-0" data-type="raise" data-id="3-25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;[.B254];[$HTML.$K$3];[.B254];[$HTML.$L$3];[.B254];[$HTML.$M$3];[.B254];[$HTML.$N$3];[.B254];[$HTML.$O$3];[.B254];[$HTML.$P$3])" office:value-type="string" office:string-value="&lt;tr id=&quot;table-3-25&quot; data-expansion=&quot;35&quot; data-type=&quot;1&quot; data-color=&quot;20&quot; data-term=&quot;1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id="table-3-25" data-expansion="35" data-type="1" data-color="20" data-term="1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 position-relative m-1&quot; id=&quot;main-3-26&quot;&gt;&lt;img class=&quot;d-block&quot; width=&quot;80&quot; height=&quot;112&quot; src=&quot;https://one-draw.jp/ijinden/cardlist/003/card/03_026.png&quot; /&gt;&lt;div class=&quot;container-num-copies position-absolute bottom-0 start-0 px-1&quot; id=&quot;main-3-26-num-copies&quot;&gt;0&lt;/div&gt;&lt;button type=&quot;button&quot; class=&quot;btn btn-secondary btn-number btn-sm btn-pop position-absolute top-0 start-0&quot; data-type=&quot;minus&quot; data-deck=&quot;main&quot; data-id=&quot;3-26&quot;&gt;-&lt;/button&gt;&lt;button type=&quot;button&quot; class=&quot;btn btn-secondary btn-number btn-sm btn-push position-absolute top-0 end-0&quot; data-type=&quot;plus&quot; data-deck=&quot;main&quot; data-id=&quot;3-26&quot;&gt;+&lt;/button&gt;&lt;button type=&quot;button&quot; class=&quot;btn btn-secondary btn-number btn-sm btn-drop position-absolute bottom-0 end-0&quot; data-type=&quot;drop&quot; data-id=&quot;3-26&quot;&gt;v&lt;/button&gt;&lt;/div&gt;" calcext:value-type="string">
            <text:p>&lt;div class="container-card position-relative m-1" id="main-3-26"&gt;&lt;img class="d-block" width="80" height="112" src="https://one-draw.jp/ijinden/cardlist/003/card/03_026.png" /&gt;&lt;div class="container-num-copies position-absolute bottom-0 start-0 px-1" id="main-3-26-num-copies"&gt;0&lt;/div&gt;&lt;button type="button" class="btn btn-secondary btn-number btn-sm btn-pop position-absolute top-0 start-0" data-type="minus" data-deck="main" data-id="3-26"&gt;-&lt;/button&gt;&lt;button type="button" class="btn btn-secondary btn-number btn-sm btn-push position-absolute top-0 end-0" data-type="plus" data-deck="main" data-id="3-26"&gt;+&lt;/button&gt;&lt;button type="button" class="btn btn-secondary btn-number btn-sm btn-drop position-absolute bottom-0 end-0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 position-relative m-1&quot; id=&quot;side-3-26&quot;&gt;&lt;img class=&quot;d-block&quot; width=&quot;80&quot; height=&quot;112&quot; src=&quot;https://one-draw.jp/ijinden/cardlist/003/card/03_026.png&quot; /&gt;&lt;div class=&quot;container-num-copies position-absolute bottom-0 start-0 px-1&quot; id=&quot;side-3-26-num-copies&quot;&gt;0&lt;/div&gt;&lt;button type=&quot;button&quot; class=&quot;btn btn-secondary btn-number btn-sm btn-pop position-absolute top-0 start-0&quot; data-type=&quot;minus&quot; data-deck=&quot;side&quot; data-id=&quot;3-26&quot;&gt;-&lt;/button&gt;&lt;button type=&quot;button&quot; class=&quot;btn btn-secondary btn-number btn-sm btn-push position-absolute top-0 end-0&quot; data-type=&quot;plus&quot; data-deck=&quot;side&quot; data-id=&quot;3-26&quot;&gt;+&lt;/button&gt;&lt;button type=&quot;button&quot; class=&quot;btn btn-secondary btn-number btn-sm btn-raise position-absolute bottom-0 end-0&quot; data-type=&quot;raise&quot; data-id=&quot;3-26&quot;&gt;^&lt;/button&gt;&lt;/div&gt;" calcext:value-type="string">
            <text:p>&lt;div class="container-card position-relative m-1" id="side-3-26"&gt;&lt;img class="d-block" width="80" height="112" src="https://one-draw.jp/ijinden/cardlist/003/card/03_026.png" /&gt;&lt;div class="container-num-copies position-absolute bottom-0 start-0 px-1" id="side-3-26-num-copies"&gt;0&lt;/div&gt;&lt;button type="button" class="btn btn-secondary btn-number btn-sm btn-pop position-absolute top-0 start-0" data-type="minus" data-deck="side" data-id="3-26"&gt;-&lt;/button&gt;&lt;button type="button" class="btn btn-secondary btn-number btn-sm btn-push position-absolute top-0 end-0" data-type="plus" data-deck="side" data-id="3-26"&gt;+&lt;/button&gt;&lt;button type="button" class="btn btn-secondary btn-number btn-sm btn-raise position-absolute bottom-0 end-0" data-type="raise" data-id="3-26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;[.B255];[$HTML.$K$3];[.B255];[$HTML.$L$3];[.B255];[$HTML.$M$3];[.B255];[$HTML.$N$3];[.B255];[$HTML.$O$3];[.B255];[$HTML.$P$3])" office:value-type="string" office:string-value="&lt;tr id=&quot;table-3-26&quot; data-expansion=&quot;35&quot; data-type=&quot;1&quot; data-color=&quot;20&quot; data-term=&quot;1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id="table-3-26" data-expansion="35" data-type="1" data-color="20" data-term="1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 position-relative m-1&quot; id=&quot;main-3-27&quot;&gt;&lt;img class=&quot;d-block&quot; width=&quot;80&quot; height=&quot;112&quot; src=&quot;https://one-draw.jp/ijinden/cardlist/003/card/03_027.png&quot; /&gt;&lt;div class=&quot;container-num-copies position-absolute bottom-0 start-0 px-1&quot; id=&quot;main-3-27-num-copies&quot;&gt;0&lt;/div&gt;&lt;button type=&quot;button&quot; class=&quot;btn btn-secondary btn-number btn-sm btn-pop position-absolute top-0 start-0&quot; data-type=&quot;minus&quot; data-deck=&quot;main&quot; data-id=&quot;3-27&quot;&gt;-&lt;/button&gt;&lt;button type=&quot;button&quot; class=&quot;btn btn-secondary btn-number btn-sm btn-push position-absolute top-0 end-0&quot; data-type=&quot;plus&quot; data-deck=&quot;main&quot; data-id=&quot;3-27&quot;&gt;+&lt;/button&gt;&lt;button type=&quot;button&quot; class=&quot;btn btn-secondary btn-number btn-sm btn-drop position-absolute bottom-0 end-0&quot; data-type=&quot;drop&quot; data-id=&quot;3-27&quot;&gt;v&lt;/button&gt;&lt;/div&gt;" calcext:value-type="string">
            <text:p>&lt;div class="container-card position-relative m-1" id="main-3-27"&gt;&lt;img class="d-block" width="80" height="112" src="https://one-draw.jp/ijinden/cardlist/003/card/03_027.png" /&gt;&lt;div class="container-num-copies position-absolute bottom-0 start-0 px-1" id="main-3-27-num-copies"&gt;0&lt;/div&gt;&lt;button type="button" class="btn btn-secondary btn-number btn-sm btn-pop position-absolute top-0 start-0" data-type="minus" data-deck="main" data-id="3-27"&gt;-&lt;/button&gt;&lt;button type="button" class="btn btn-secondary btn-number btn-sm btn-push position-absolute top-0 end-0" data-type="plus" data-deck="main" data-id="3-27"&gt;+&lt;/button&gt;&lt;button type="button" class="btn btn-secondary btn-number btn-sm btn-drop position-absolute bottom-0 end-0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 position-relative m-1&quot; id=&quot;side-3-27&quot;&gt;&lt;img class=&quot;d-block&quot; width=&quot;80&quot; height=&quot;112&quot; src=&quot;https://one-draw.jp/ijinden/cardlist/003/card/03_027.png&quot; /&gt;&lt;div class=&quot;container-num-copies position-absolute bottom-0 start-0 px-1&quot; id=&quot;side-3-27-num-copies&quot;&gt;0&lt;/div&gt;&lt;button type=&quot;button&quot; class=&quot;btn btn-secondary btn-number btn-sm btn-pop position-absolute top-0 start-0&quot; data-type=&quot;minus&quot; data-deck=&quot;side&quot; data-id=&quot;3-27&quot;&gt;-&lt;/button&gt;&lt;button type=&quot;button&quot; class=&quot;btn btn-secondary btn-number btn-sm btn-push position-absolute top-0 end-0&quot; data-type=&quot;plus&quot; data-deck=&quot;side&quot; data-id=&quot;3-27&quot;&gt;+&lt;/button&gt;&lt;button type=&quot;button&quot; class=&quot;btn btn-secondary btn-number btn-sm btn-raise position-absolute bottom-0 end-0&quot; data-type=&quot;raise&quot; data-id=&quot;3-27&quot;&gt;^&lt;/button&gt;&lt;/div&gt;" calcext:value-type="string">
            <text:p>&lt;div class="container-card position-relative m-1" id="side-3-27"&gt;&lt;img class="d-block" width="80" height="112" src="https://one-draw.jp/ijinden/cardlist/003/card/03_027.png" /&gt;&lt;div class="container-num-copies position-absolute bottom-0 start-0 px-1" id="side-3-27-num-copies"&gt;0&lt;/div&gt;&lt;button type="button" class="btn btn-secondary btn-number btn-sm btn-pop position-absolute top-0 start-0" data-type="minus" data-deck="side" data-id="3-27"&gt;-&lt;/button&gt;&lt;button type="button" class="btn btn-secondary btn-number btn-sm btn-push position-absolute top-0 end-0" data-type="plus" data-deck="side" data-id="3-27"&gt;+&lt;/button&gt;&lt;button type="button" class="btn btn-secondary btn-number btn-sm btn-raise position-absolute bottom-0 end-0" data-type="raise" data-id="3-27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;[.B256];[$HTML.$K$3];[.B256];[$HTML.$L$3];[.B256];[$HTML.$M$3];[.B256];[$HTML.$N$3];[.B256];[$HTML.$O$3];[.B256];[$HTML.$P$3])" office:value-type="string" office:string-value="&lt;tr id=&quot;table-3-27&quot; data-expansion=&quot;35&quot; data-type=&quot;1&quot; data-color=&quot;30&quot; data-term=&quot;2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id="table-3-27" data-expansion="35" data-type="1" data-color="30" data-term="2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 position-relative m-1&quot; id=&quot;main-3-28&quot;&gt;&lt;img class=&quot;d-block&quot; width=&quot;80&quot; height=&quot;112&quot; src=&quot;https://one-draw.jp/ijinden/cardlist/003/card/03_028.png&quot; /&gt;&lt;div class=&quot;container-num-copies position-absolute bottom-0 start-0 px-1&quot; id=&quot;main-3-28-num-copies&quot;&gt;0&lt;/div&gt;&lt;button type=&quot;button&quot; class=&quot;btn btn-secondary btn-number btn-sm btn-pop position-absolute top-0 start-0&quot; data-type=&quot;minus&quot; data-deck=&quot;main&quot; data-id=&quot;3-28&quot;&gt;-&lt;/button&gt;&lt;button type=&quot;button&quot; class=&quot;btn btn-secondary btn-number btn-sm btn-push position-absolute top-0 end-0&quot; data-type=&quot;plus&quot; data-deck=&quot;main&quot; data-id=&quot;3-28&quot;&gt;+&lt;/button&gt;&lt;button type=&quot;button&quot; class=&quot;btn btn-secondary btn-number btn-sm btn-drop position-absolute bottom-0 end-0&quot; data-type=&quot;drop&quot; data-id=&quot;3-28&quot;&gt;v&lt;/button&gt;&lt;/div&gt;" calcext:value-type="string">
            <text:p>&lt;div class="container-card position-relative m-1" id="main-3-28"&gt;&lt;img class="d-block" width="80" height="112" src="https://one-draw.jp/ijinden/cardlist/003/card/03_028.png" /&gt;&lt;div class="container-num-copies position-absolute bottom-0 start-0 px-1" id="main-3-28-num-copies"&gt;0&lt;/div&gt;&lt;button type="button" class="btn btn-secondary btn-number btn-sm btn-pop position-absolute top-0 start-0" data-type="minus" data-deck="main" data-id="3-28"&gt;-&lt;/button&gt;&lt;button type="button" class="btn btn-secondary btn-number btn-sm btn-push position-absolute top-0 end-0" data-type="plus" data-deck="main" data-id="3-28"&gt;+&lt;/button&gt;&lt;button type="button" class="btn btn-secondary btn-number btn-sm btn-drop position-absolute bottom-0 end-0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 position-relative m-1&quot; id=&quot;side-3-28&quot;&gt;&lt;img class=&quot;d-block&quot; width=&quot;80&quot; height=&quot;112&quot; src=&quot;https://one-draw.jp/ijinden/cardlist/003/card/03_028.png&quot; /&gt;&lt;div class=&quot;container-num-copies position-absolute bottom-0 start-0 px-1&quot; id=&quot;side-3-28-num-copies&quot;&gt;0&lt;/div&gt;&lt;button type=&quot;button&quot; class=&quot;btn btn-secondary btn-number btn-sm btn-pop position-absolute top-0 start-0&quot; data-type=&quot;minus&quot; data-deck=&quot;side&quot; data-id=&quot;3-28&quot;&gt;-&lt;/button&gt;&lt;button type=&quot;button&quot; class=&quot;btn btn-secondary btn-number btn-sm btn-push position-absolute top-0 end-0&quot; data-type=&quot;plus&quot; data-deck=&quot;side&quot; data-id=&quot;3-28&quot;&gt;+&lt;/button&gt;&lt;button type=&quot;button&quot; class=&quot;btn btn-secondary btn-number btn-sm btn-raise position-absolute bottom-0 end-0&quot; data-type=&quot;raise&quot; data-id=&quot;3-28&quot;&gt;^&lt;/button&gt;&lt;/div&gt;" calcext:value-type="string">
            <text:p>&lt;div class="container-card position-relative m-1" id="side-3-28"&gt;&lt;img class="d-block" width="80" height="112" src="https://one-draw.jp/ijinden/cardlist/003/card/03_028.png" /&gt;&lt;div class="container-num-copies position-absolute bottom-0 start-0 px-1" id="side-3-28-num-copies"&gt;0&lt;/div&gt;&lt;button type="button" class="btn btn-secondary btn-number btn-sm btn-pop position-absolute top-0 start-0" data-type="minus" data-deck="side" data-id="3-28"&gt;-&lt;/button&gt;&lt;button type="button" class="btn btn-secondary btn-number btn-sm btn-push position-absolute top-0 end-0" data-type="plus" data-deck="side" data-id="3-28"&gt;+&lt;/button&gt;&lt;button type="button" class="btn btn-secondary btn-number btn-sm btn-raise position-absolute bottom-0 end-0" data-type="raise" data-id="3-28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;[.B257];[$HTML.$K$3];[.B257];[$HTML.$L$3];[.B257];[$HTML.$M$3];[.B257];[$HTML.$N$3];[.B257];[$HTML.$O$3];[.B257];[$HTML.$P$3])" office:value-type="string" office:string-value="&lt;tr id=&quot;table-3-28&quot; data-expansion=&quot;35&quot; data-type=&quot;1&quot; data-color=&quot;30&quot; data-term=&quot;2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id="table-3-28" data-expansion="35" data-type="1" data-color="30" data-term="2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 position-relative m-1&quot; id=&quot;main-3-29&quot;&gt;&lt;img class=&quot;d-block&quot; width=&quot;80&quot; height=&quot;112&quot; src=&quot;https://one-draw.jp/ijinden/cardlist/003/card/03_029.png&quot; /&gt;&lt;div class=&quot;container-num-copies position-absolute bottom-0 start-0 px-1&quot; id=&quot;main-3-29-num-copies&quot;&gt;0&lt;/div&gt;&lt;button type=&quot;button&quot; class=&quot;btn btn-secondary btn-number btn-sm btn-pop position-absolute top-0 start-0&quot; data-type=&quot;minus&quot; data-deck=&quot;main&quot; data-id=&quot;3-29&quot;&gt;-&lt;/button&gt;&lt;button type=&quot;button&quot; class=&quot;btn btn-secondary btn-number btn-sm btn-push position-absolute top-0 end-0&quot; data-type=&quot;plus&quot; data-deck=&quot;main&quot; data-id=&quot;3-29&quot;&gt;+&lt;/button&gt;&lt;button type=&quot;button&quot; class=&quot;btn btn-secondary btn-number btn-sm btn-drop position-absolute bottom-0 end-0&quot; data-type=&quot;drop&quot; data-id=&quot;3-29&quot;&gt;v&lt;/button&gt;&lt;/div&gt;" calcext:value-type="string">
            <text:p>&lt;div class="container-card position-relative m-1" id="main-3-29"&gt;&lt;img class="d-block" width="80" height="112" src="https://one-draw.jp/ijinden/cardlist/003/card/03_029.png" /&gt;&lt;div class="container-num-copies position-absolute bottom-0 start-0 px-1" id="main-3-29-num-copies"&gt;0&lt;/div&gt;&lt;button type="button" class="btn btn-secondary btn-number btn-sm btn-pop position-absolute top-0 start-0" data-type="minus" data-deck="main" data-id="3-29"&gt;-&lt;/button&gt;&lt;button type="button" class="btn btn-secondary btn-number btn-sm btn-push position-absolute top-0 end-0" data-type="plus" data-deck="main" data-id="3-29"&gt;+&lt;/button&gt;&lt;button type="button" class="btn btn-secondary btn-number btn-sm btn-drop position-absolute bottom-0 end-0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 position-relative m-1&quot; id=&quot;side-3-29&quot;&gt;&lt;img class=&quot;d-block&quot; width=&quot;80&quot; height=&quot;112&quot; src=&quot;https://one-draw.jp/ijinden/cardlist/003/card/03_029.png&quot; /&gt;&lt;div class=&quot;container-num-copies position-absolute bottom-0 start-0 px-1&quot; id=&quot;side-3-29-num-copies&quot;&gt;0&lt;/div&gt;&lt;button type=&quot;button&quot; class=&quot;btn btn-secondary btn-number btn-sm btn-pop position-absolute top-0 start-0&quot; data-type=&quot;minus&quot; data-deck=&quot;side&quot; data-id=&quot;3-29&quot;&gt;-&lt;/button&gt;&lt;button type=&quot;button&quot; class=&quot;btn btn-secondary btn-number btn-sm btn-push position-absolute top-0 end-0&quot; data-type=&quot;plus&quot; data-deck=&quot;side&quot; data-id=&quot;3-29&quot;&gt;+&lt;/button&gt;&lt;button type=&quot;button&quot; class=&quot;btn btn-secondary btn-number btn-sm btn-raise position-absolute bottom-0 end-0&quot; data-type=&quot;raise&quot; data-id=&quot;3-29&quot;&gt;^&lt;/button&gt;&lt;/div&gt;" calcext:value-type="string">
            <text:p>&lt;div class="container-card position-relative m-1" id="side-3-29"&gt;&lt;img class="d-block" width="80" height="112" src="https://one-draw.jp/ijinden/cardlist/003/card/03_029.png" /&gt;&lt;div class="container-num-copies position-absolute bottom-0 start-0 px-1" id="side-3-29-num-copies"&gt;0&lt;/div&gt;&lt;button type="button" class="btn btn-secondary btn-number btn-sm btn-pop position-absolute top-0 start-0" data-type="minus" data-deck="side" data-id="3-29"&gt;-&lt;/button&gt;&lt;button type="button" class="btn btn-secondary btn-number btn-sm btn-push position-absolute top-0 end-0" data-type="plus" data-deck="side" data-id="3-29"&gt;+&lt;/button&gt;&lt;button type="button" class="btn btn-secondary btn-number btn-sm btn-raise position-absolute bottom-0 end-0" data-type="raise" data-id="3-29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;[.B258];[$HTML.$K$3];[.B258];[$HTML.$L$3];[.B258];[$HTML.$M$3];[.B258];[$HTML.$N$3];[.B258];[$HTML.$O$3];[.B258];[$HTML.$P$3])" office:value-type="string" office:string-value="&lt;tr id=&quot;table-3-29&quot; data-expansion=&quot;35&quot; data-type=&quot;1&quot; data-color=&quot;30&quot; data-term=&quot;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id="table-3-29" data-expansion="35" data-type="1" data-color="30" data-term="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 position-relative m-1&quot; id=&quot;main-3-30&quot;&gt;&lt;img class=&quot;d-block&quot; width=&quot;80&quot; height=&quot;112&quot; src=&quot;https://one-draw.jp/ijinden/cardlist/003/card/03_030.png&quot; /&gt;&lt;div class=&quot;container-num-copies position-absolute bottom-0 start-0 px-1&quot; id=&quot;main-3-30-num-copies&quot;&gt;0&lt;/div&gt;&lt;button type=&quot;button&quot; class=&quot;btn btn-secondary btn-number btn-sm btn-pop position-absolute top-0 start-0&quot; data-type=&quot;minus&quot; data-deck=&quot;main&quot; data-id=&quot;3-30&quot;&gt;-&lt;/button&gt;&lt;button type=&quot;button&quot; class=&quot;btn btn-secondary btn-number btn-sm btn-push position-absolute top-0 end-0&quot; data-type=&quot;plus&quot; data-deck=&quot;main&quot; data-id=&quot;3-30&quot;&gt;+&lt;/button&gt;&lt;button type=&quot;button&quot; class=&quot;btn btn-secondary btn-number btn-sm btn-drop position-absolute bottom-0 end-0&quot; data-type=&quot;drop&quot; data-id=&quot;3-30&quot;&gt;v&lt;/button&gt;&lt;/div&gt;" calcext:value-type="string">
            <text:p>&lt;div class="container-card position-relative m-1" id="main-3-30"&gt;&lt;img class="d-block" width="80" height="112" src="https://one-draw.jp/ijinden/cardlist/003/card/03_030.png" /&gt;&lt;div class="container-num-copies position-absolute bottom-0 start-0 px-1" id="main-3-30-num-copies"&gt;0&lt;/div&gt;&lt;button type="button" class="btn btn-secondary btn-number btn-sm btn-pop position-absolute top-0 start-0" data-type="minus" data-deck="main" data-id="3-30"&gt;-&lt;/button&gt;&lt;button type="button" class="btn btn-secondary btn-number btn-sm btn-push position-absolute top-0 end-0" data-type="plus" data-deck="main" data-id="3-30"&gt;+&lt;/button&gt;&lt;button type="button" class="btn btn-secondary btn-number btn-sm btn-drop position-absolute bottom-0 end-0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 position-relative m-1&quot; id=&quot;side-3-30&quot;&gt;&lt;img class=&quot;d-block&quot; width=&quot;80&quot; height=&quot;112&quot; src=&quot;https://one-draw.jp/ijinden/cardlist/003/card/03_030.png&quot; /&gt;&lt;div class=&quot;container-num-copies position-absolute bottom-0 start-0 px-1&quot; id=&quot;side-3-30-num-copies&quot;&gt;0&lt;/div&gt;&lt;button type=&quot;button&quot; class=&quot;btn btn-secondary btn-number btn-sm btn-pop position-absolute top-0 start-0&quot; data-type=&quot;minus&quot; data-deck=&quot;side&quot; data-id=&quot;3-30&quot;&gt;-&lt;/button&gt;&lt;button type=&quot;button&quot; class=&quot;btn btn-secondary btn-number btn-sm btn-push position-absolute top-0 end-0&quot; data-type=&quot;plus&quot; data-deck=&quot;side&quot; data-id=&quot;3-30&quot;&gt;+&lt;/button&gt;&lt;button type=&quot;button&quot; class=&quot;btn btn-secondary btn-number btn-sm btn-raise position-absolute bottom-0 end-0&quot; data-type=&quot;raise&quot; data-id=&quot;3-30&quot;&gt;^&lt;/button&gt;&lt;/div&gt;" calcext:value-type="string">
            <text:p>&lt;div class="container-card position-relative m-1" id="side-3-30"&gt;&lt;img class="d-block" width="80" height="112" src="https://one-draw.jp/ijinden/cardlist/003/card/03_030.png" /&gt;&lt;div class="container-num-copies position-absolute bottom-0 start-0 px-1" id="side-3-30-num-copies"&gt;0&lt;/div&gt;&lt;button type="button" class="btn btn-secondary btn-number btn-sm btn-pop position-absolute top-0 start-0" data-type="minus" data-deck="side" data-id="3-30"&gt;-&lt;/button&gt;&lt;button type="button" class="btn btn-secondary btn-number btn-sm btn-push position-absolute top-0 end-0" data-type="plus" data-deck="side" data-id="3-30"&gt;+&lt;/button&gt;&lt;button type="button" class="btn btn-secondary btn-number btn-sm btn-raise position-absolute bottom-0 end-0" data-type="raise" data-id="3-30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;[.B259];[$HTML.$K$3];[.B259];[$HTML.$L$3];[.B259];[$HTML.$M$3];[.B259];[$HTML.$N$3];[.B259];[$HTML.$O$3];[.B259];[$HTML.$P$3])" office:value-type="string" office:string-value="&lt;tr id=&quot;table-3-30&quot; data-expansion=&quot;35&quot; data-type=&quot;1&quot; data-color=&quot;30&quot; data-term=&quot;2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id="table-3-30" data-expansion="35" data-type="1" data-color="30" data-term="2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 position-relative m-1&quot; id=&quot;main-3-31&quot;&gt;&lt;img class=&quot;d-block&quot; width=&quot;80&quot; height=&quot;112&quot; src=&quot;https://one-draw.jp/ijinden/cardlist/003/card/03_031.png&quot; /&gt;&lt;div class=&quot;container-num-copies position-absolute bottom-0 start-0 px-1&quot; id=&quot;main-3-31-num-copies&quot;&gt;0&lt;/div&gt;&lt;button type=&quot;button&quot; class=&quot;btn btn-secondary btn-number btn-sm btn-pop position-absolute top-0 start-0&quot; data-type=&quot;minus&quot; data-deck=&quot;main&quot; data-id=&quot;3-31&quot;&gt;-&lt;/button&gt;&lt;button type=&quot;button&quot; class=&quot;btn btn-secondary btn-number btn-sm btn-push position-absolute top-0 end-0&quot; data-type=&quot;plus&quot; data-deck=&quot;main&quot; data-id=&quot;3-31&quot;&gt;+&lt;/button&gt;&lt;button type=&quot;button&quot; class=&quot;btn btn-secondary btn-number btn-sm btn-drop position-absolute bottom-0 end-0&quot; data-type=&quot;drop&quot; data-id=&quot;3-31&quot;&gt;v&lt;/button&gt;&lt;/div&gt;" calcext:value-type="string">
            <text:p>&lt;div class="container-card position-relative m-1" id="main-3-31"&gt;&lt;img class="d-block" width="80" height="112" src="https://one-draw.jp/ijinden/cardlist/003/card/03_031.png" /&gt;&lt;div class="container-num-copies position-absolute bottom-0 start-0 px-1" id="main-3-31-num-copies"&gt;0&lt;/div&gt;&lt;button type="button" class="btn btn-secondary btn-number btn-sm btn-pop position-absolute top-0 start-0" data-type="minus" data-deck="main" data-id="3-31"&gt;-&lt;/button&gt;&lt;button type="button" class="btn btn-secondary btn-number btn-sm btn-push position-absolute top-0 end-0" data-type="plus" data-deck="main" data-id="3-31"&gt;+&lt;/button&gt;&lt;button type="button" class="btn btn-secondary btn-number btn-sm btn-drop position-absolute bottom-0 end-0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 position-relative m-1&quot; id=&quot;side-3-31&quot;&gt;&lt;img class=&quot;d-block&quot; width=&quot;80&quot; height=&quot;112&quot; src=&quot;https://one-draw.jp/ijinden/cardlist/003/card/03_031.png&quot; /&gt;&lt;div class=&quot;container-num-copies position-absolute bottom-0 start-0 px-1&quot; id=&quot;side-3-31-num-copies&quot;&gt;0&lt;/div&gt;&lt;button type=&quot;button&quot; class=&quot;btn btn-secondary btn-number btn-sm btn-pop position-absolute top-0 start-0&quot; data-type=&quot;minus&quot; data-deck=&quot;side&quot; data-id=&quot;3-31&quot;&gt;-&lt;/button&gt;&lt;button type=&quot;button&quot; class=&quot;btn btn-secondary btn-number btn-sm btn-push position-absolute top-0 end-0&quot; data-type=&quot;plus&quot; data-deck=&quot;side&quot; data-id=&quot;3-31&quot;&gt;+&lt;/button&gt;&lt;button type=&quot;button&quot; class=&quot;btn btn-secondary btn-number btn-sm btn-raise position-absolute bottom-0 end-0&quot; data-type=&quot;raise&quot; data-id=&quot;3-31&quot;&gt;^&lt;/button&gt;&lt;/div&gt;" calcext:value-type="string">
            <text:p>&lt;div class="container-card position-relative m-1" id="side-3-31"&gt;&lt;img class="d-block" width="80" height="112" src="https://one-draw.jp/ijinden/cardlist/003/card/03_031.png" /&gt;&lt;div class="container-num-copies position-absolute bottom-0 start-0 px-1" id="side-3-31-num-copies"&gt;0&lt;/div&gt;&lt;button type="button" class="btn btn-secondary btn-number btn-sm btn-pop position-absolute top-0 start-0" data-type="minus" data-deck="side" data-id="3-31"&gt;-&lt;/button&gt;&lt;button type="button" class="btn btn-secondary btn-number btn-sm btn-push position-absolute top-0 end-0" data-type="plus" data-deck="side" data-id="3-31"&gt;+&lt;/button&gt;&lt;button type="button" class="btn btn-secondary btn-number btn-sm btn-raise position-absolute bottom-0 end-0" data-type="raise" data-id="3-31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;[.B260];[$HTML.$K$3];[.B260];[$HTML.$L$3];[.B260];[$HTML.$M$3];[.B260];[$HTML.$N$3];[.B260];[$HTML.$O$3];[.B260];[$HTML.$P$3])" office:value-type="string" office:string-value="&lt;tr id=&quot;table-3-31&quot; data-expansion=&quot;35&quot; data-type=&quot;1&quot; data-color=&quot;30&quot; data-term=&quot;2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id="table-3-31" data-expansion="35" data-type="1" data-color="30" data-term="2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 position-relative m-1&quot; id=&quot;main-3-32&quot;&gt;&lt;img class=&quot;d-block&quot; width=&quot;80&quot; height=&quot;112&quot; src=&quot;https://one-draw.jp/ijinden/cardlist/003/card/03_032.png&quot; /&gt;&lt;div class=&quot;container-num-copies position-absolute bottom-0 start-0 px-1&quot; id=&quot;main-3-32-num-copies&quot;&gt;0&lt;/div&gt;&lt;button type=&quot;button&quot; class=&quot;btn btn-secondary btn-number btn-sm btn-pop position-absolute top-0 start-0&quot; data-type=&quot;minus&quot; data-deck=&quot;main&quot; data-id=&quot;3-32&quot;&gt;-&lt;/button&gt;&lt;button type=&quot;button&quot; class=&quot;btn btn-secondary btn-number btn-sm btn-push position-absolute top-0 end-0&quot; data-type=&quot;plus&quot; data-deck=&quot;main&quot; data-id=&quot;3-32&quot;&gt;+&lt;/button&gt;&lt;button type=&quot;button&quot; class=&quot;btn btn-secondary btn-number btn-sm btn-drop position-absolute bottom-0 end-0&quot; data-type=&quot;drop&quot; data-id=&quot;3-32&quot;&gt;v&lt;/button&gt;&lt;/div&gt;" calcext:value-type="string">
            <text:p>&lt;div class="container-card position-relative m-1" id="main-3-32"&gt;&lt;img class="d-block" width="80" height="112" src="https://one-draw.jp/ijinden/cardlist/003/card/03_032.png" /&gt;&lt;div class="container-num-copies position-absolute bottom-0 start-0 px-1" id="main-3-32-num-copies"&gt;0&lt;/div&gt;&lt;button type="button" class="btn btn-secondary btn-number btn-sm btn-pop position-absolute top-0 start-0" data-type="minus" data-deck="main" data-id="3-32"&gt;-&lt;/button&gt;&lt;button type="button" class="btn btn-secondary btn-number btn-sm btn-push position-absolute top-0 end-0" data-type="plus" data-deck="main" data-id="3-32"&gt;+&lt;/button&gt;&lt;button type="button" class="btn btn-secondary btn-number btn-sm btn-drop position-absolute bottom-0 end-0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 position-relative m-1&quot; id=&quot;side-3-32&quot;&gt;&lt;img class=&quot;d-block&quot; width=&quot;80&quot; height=&quot;112&quot; src=&quot;https://one-draw.jp/ijinden/cardlist/003/card/03_032.png&quot; /&gt;&lt;div class=&quot;container-num-copies position-absolute bottom-0 start-0 px-1&quot; id=&quot;side-3-32-num-copies&quot;&gt;0&lt;/div&gt;&lt;button type=&quot;button&quot; class=&quot;btn btn-secondary btn-number btn-sm btn-pop position-absolute top-0 start-0&quot; data-type=&quot;minus&quot; data-deck=&quot;side&quot; data-id=&quot;3-32&quot;&gt;-&lt;/button&gt;&lt;button type=&quot;button&quot; class=&quot;btn btn-secondary btn-number btn-sm btn-push position-absolute top-0 end-0&quot; data-type=&quot;plus&quot; data-deck=&quot;side&quot; data-id=&quot;3-32&quot;&gt;+&lt;/button&gt;&lt;button type=&quot;button&quot; class=&quot;btn btn-secondary btn-number btn-sm btn-raise position-absolute bottom-0 end-0&quot; data-type=&quot;raise&quot; data-id=&quot;3-32&quot;&gt;^&lt;/button&gt;&lt;/div&gt;" calcext:value-type="string">
            <text:p>&lt;div class="container-card position-relative m-1" id="side-3-32"&gt;&lt;img class="d-block" width="80" height="112" src="https://one-draw.jp/ijinden/cardlist/003/card/03_032.png" /&gt;&lt;div class="container-num-copies position-absolute bottom-0 start-0 px-1" id="side-3-32-num-copies"&gt;0&lt;/div&gt;&lt;button type="button" class="btn btn-secondary btn-number btn-sm btn-pop position-absolute top-0 start-0" data-type="minus" data-deck="side" data-id="3-32"&gt;-&lt;/button&gt;&lt;button type="button" class="btn btn-secondary btn-number btn-sm btn-push position-absolute top-0 end-0" data-type="plus" data-deck="side" data-id="3-32"&gt;+&lt;/button&gt;&lt;button type="button" class="btn btn-secondary btn-number btn-sm btn-raise position-absolute bottom-0 end-0" data-type="raise" data-id="3-32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;[.B261];[$HTML.$K$3];[.B261];[$HTML.$L$3];[.B261];[$HTML.$M$3];[.B261];[$HTML.$N$3];[.B261];[$HTML.$O$3];[.B261];[$HTML.$P$3])" office:value-type="string" office:string-value="&lt;tr id=&quot;table-3-32&quot; data-expansion=&quot;35&quot; data-type=&quot;1&quot; data-color=&quot;30&quot; data-term=&quot;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id="table-3-32" data-expansion="35" data-type="1" data-color="30" data-term="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 position-relative m-1&quot; id=&quot;main-3-33&quot;&gt;&lt;img class=&quot;d-block&quot; width=&quot;80&quot; height=&quot;112&quot; src=&quot;https://one-draw.jp/ijinden/cardlist/003/card/03_033.png&quot; /&gt;&lt;div class=&quot;container-num-copies position-absolute bottom-0 start-0 px-1&quot; id=&quot;main-3-33-num-copies&quot;&gt;0&lt;/div&gt;&lt;button type=&quot;button&quot; class=&quot;btn btn-secondary btn-number btn-sm btn-pop position-absolute top-0 start-0&quot; data-type=&quot;minus&quot; data-deck=&quot;main&quot; data-id=&quot;3-33&quot;&gt;-&lt;/button&gt;&lt;button type=&quot;button&quot; class=&quot;btn btn-secondary btn-number btn-sm btn-push position-absolute top-0 end-0&quot; data-type=&quot;plus&quot; data-deck=&quot;main&quot; data-id=&quot;3-33&quot;&gt;+&lt;/button&gt;&lt;button type=&quot;button&quot; class=&quot;btn btn-secondary btn-number btn-sm btn-drop position-absolute bottom-0 end-0&quot; data-type=&quot;drop&quot; data-id=&quot;3-33&quot;&gt;v&lt;/button&gt;&lt;/div&gt;" calcext:value-type="string">
            <text:p>&lt;div class="container-card position-relative m-1" id="main-3-33"&gt;&lt;img class="d-block" width="80" height="112" src="https://one-draw.jp/ijinden/cardlist/003/card/03_033.png" /&gt;&lt;div class="container-num-copies position-absolute bottom-0 start-0 px-1" id="main-3-33-num-copies"&gt;0&lt;/div&gt;&lt;button type="button" class="btn btn-secondary btn-number btn-sm btn-pop position-absolute top-0 start-0" data-type="minus" data-deck="main" data-id="3-33"&gt;-&lt;/button&gt;&lt;button type="button" class="btn btn-secondary btn-number btn-sm btn-push position-absolute top-0 end-0" data-type="plus" data-deck="main" data-id="3-33"&gt;+&lt;/button&gt;&lt;button type="button" class="btn btn-secondary btn-number btn-sm btn-drop position-absolute bottom-0 end-0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 position-relative m-1&quot; id=&quot;side-3-33&quot;&gt;&lt;img class=&quot;d-block&quot; width=&quot;80&quot; height=&quot;112&quot; src=&quot;https://one-draw.jp/ijinden/cardlist/003/card/03_033.png&quot; /&gt;&lt;div class=&quot;container-num-copies position-absolute bottom-0 start-0 px-1&quot; id=&quot;side-3-33-num-copies&quot;&gt;0&lt;/div&gt;&lt;button type=&quot;button&quot; class=&quot;btn btn-secondary btn-number btn-sm btn-pop position-absolute top-0 start-0&quot; data-type=&quot;minus&quot; data-deck=&quot;side&quot; data-id=&quot;3-33&quot;&gt;-&lt;/button&gt;&lt;button type=&quot;button&quot; class=&quot;btn btn-secondary btn-number btn-sm btn-push position-absolute top-0 end-0&quot; data-type=&quot;plus&quot; data-deck=&quot;side&quot; data-id=&quot;3-33&quot;&gt;+&lt;/button&gt;&lt;button type=&quot;button&quot; class=&quot;btn btn-secondary btn-number btn-sm btn-raise position-absolute bottom-0 end-0&quot; data-type=&quot;raise&quot; data-id=&quot;3-33&quot;&gt;^&lt;/button&gt;&lt;/div&gt;" calcext:value-type="string">
            <text:p>&lt;div class="container-card position-relative m-1" id="side-3-33"&gt;&lt;img class="d-block" width="80" height="112" src="https://one-draw.jp/ijinden/cardlist/003/card/03_033.png" /&gt;&lt;div class="container-num-copies position-absolute bottom-0 start-0 px-1" id="side-3-33-num-copies"&gt;0&lt;/div&gt;&lt;button type="button" class="btn btn-secondary btn-number btn-sm btn-pop position-absolute top-0 start-0" data-type="minus" data-deck="side" data-id="3-33"&gt;-&lt;/button&gt;&lt;button type="button" class="btn btn-secondary btn-number btn-sm btn-push position-absolute top-0 end-0" data-type="plus" data-deck="side" data-id="3-33"&gt;+&lt;/button&gt;&lt;button type="button" class="btn btn-secondary btn-number btn-sm btn-raise position-absolute bottom-0 end-0" data-type="raise" data-id="3-33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;[.B262];[$HTML.$K$3];[.B262];[$HTML.$L$3];[.B262];[$HTML.$M$3];[.B262];[$HTML.$N$3];[.B262];[$HTML.$O$3];[.B262];[$HTML.$P$3])" office:value-type="string" office:string-value="&lt;tr id=&quot;table-3-33&quot; data-expansion=&quot;35&quot; data-type=&quot;1&quot; data-color=&quot;30&quot; data-term=&quot;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id="table-3-33" data-expansion="35" data-type="1" data-color="30" data-term="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 position-relative m-1&quot; id=&quot;main-3-34&quot;&gt;&lt;img class=&quot;d-block&quot; width=&quot;80&quot; height=&quot;112&quot; src=&quot;https://one-draw.jp/ijinden/cardlist/003/card/03_034.png&quot; /&gt;&lt;div class=&quot;container-num-copies position-absolute bottom-0 start-0 px-1&quot; id=&quot;main-3-34-num-copies&quot;&gt;0&lt;/div&gt;&lt;button type=&quot;button&quot; class=&quot;btn btn-secondary btn-number btn-sm btn-pop position-absolute top-0 start-0&quot; data-type=&quot;minus&quot; data-deck=&quot;main&quot; data-id=&quot;3-34&quot;&gt;-&lt;/button&gt;&lt;button type=&quot;button&quot; class=&quot;btn btn-secondary btn-number btn-sm btn-push position-absolute top-0 end-0&quot; data-type=&quot;plus&quot; data-deck=&quot;main&quot; data-id=&quot;3-34&quot;&gt;+&lt;/button&gt;&lt;button type=&quot;button&quot; class=&quot;btn btn-secondary btn-number btn-sm btn-drop position-absolute bottom-0 end-0&quot; data-type=&quot;drop&quot; data-id=&quot;3-34&quot;&gt;v&lt;/button&gt;&lt;/div&gt;" calcext:value-type="string">
            <text:p>&lt;div class="container-card position-relative m-1" id="main-3-34"&gt;&lt;img class="d-block" width="80" height="112" src="https://one-draw.jp/ijinden/cardlist/003/card/03_034.png" /&gt;&lt;div class="container-num-copies position-absolute bottom-0 start-0 px-1" id="main-3-34-num-copies"&gt;0&lt;/div&gt;&lt;button type="button" class="btn btn-secondary btn-number btn-sm btn-pop position-absolute top-0 start-0" data-type="minus" data-deck="main" data-id="3-34"&gt;-&lt;/button&gt;&lt;button type="button" class="btn btn-secondary btn-number btn-sm btn-push position-absolute top-0 end-0" data-type="plus" data-deck="main" data-id="3-34"&gt;+&lt;/button&gt;&lt;button type="button" class="btn btn-secondary btn-number btn-sm btn-drop position-absolute bottom-0 end-0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 position-relative m-1&quot; id=&quot;side-3-34&quot;&gt;&lt;img class=&quot;d-block&quot; width=&quot;80&quot; height=&quot;112&quot; src=&quot;https://one-draw.jp/ijinden/cardlist/003/card/03_034.png&quot; /&gt;&lt;div class=&quot;container-num-copies position-absolute bottom-0 start-0 px-1&quot; id=&quot;side-3-34-num-copies&quot;&gt;0&lt;/div&gt;&lt;button type=&quot;button&quot; class=&quot;btn btn-secondary btn-number btn-sm btn-pop position-absolute top-0 start-0&quot; data-type=&quot;minus&quot; data-deck=&quot;side&quot; data-id=&quot;3-34&quot;&gt;-&lt;/button&gt;&lt;button type=&quot;button&quot; class=&quot;btn btn-secondary btn-number btn-sm btn-push position-absolute top-0 end-0&quot; data-type=&quot;plus&quot; data-deck=&quot;side&quot; data-id=&quot;3-34&quot;&gt;+&lt;/button&gt;&lt;button type=&quot;button&quot; class=&quot;btn btn-secondary btn-number btn-sm btn-raise position-absolute bottom-0 end-0&quot; data-type=&quot;raise&quot; data-id=&quot;3-34&quot;&gt;^&lt;/button&gt;&lt;/div&gt;" calcext:value-type="string">
            <text:p>&lt;div class="container-card position-relative m-1" id="side-3-34"&gt;&lt;img class="d-block" width="80" height="112" src="https://one-draw.jp/ijinden/cardlist/003/card/03_034.png" /&gt;&lt;div class="container-num-copies position-absolute bottom-0 start-0 px-1" id="side-3-34-num-copies"&gt;0&lt;/div&gt;&lt;button type="button" class="btn btn-secondary btn-number btn-sm btn-pop position-absolute top-0 start-0" data-type="minus" data-deck="side" data-id="3-34"&gt;-&lt;/button&gt;&lt;button type="button" class="btn btn-secondary btn-number btn-sm btn-push position-absolute top-0 end-0" data-type="plus" data-deck="side" data-id="3-34"&gt;+&lt;/button&gt;&lt;button type="button" class="btn btn-secondary btn-number btn-sm btn-raise position-absolute bottom-0 end-0" data-type="raise" data-id="3-34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;[.B263];[$HTML.$K$3];[.B263];[$HTML.$L$3];[.B263];[$HTML.$M$3];[.B263];[$HTML.$N$3];[.B263];[$HTML.$O$3];[.B263];[$HTML.$P$3])" office:value-type="string" office:string-value="&lt;tr id=&quot;table-3-34&quot; data-expansion=&quot;35&quot; data-type=&quot;1&quot; data-color=&quot;30&quot; data-term=&quot;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id="table-3-34" data-expansion="35" data-type="1" data-color="30" data-term="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 position-relative m-1&quot; id=&quot;main-3-35&quot;&gt;&lt;img class=&quot;d-block&quot; width=&quot;80&quot; height=&quot;112&quot; src=&quot;https://one-draw.jp/ijinden/cardlist/003/card/03_035.png&quot; /&gt;&lt;div class=&quot;container-num-copies position-absolute bottom-0 start-0 px-1&quot; id=&quot;main-3-35-num-copies&quot;&gt;0&lt;/div&gt;&lt;button type=&quot;button&quot; class=&quot;btn btn-secondary btn-number btn-sm btn-pop position-absolute top-0 start-0&quot; data-type=&quot;minus&quot; data-deck=&quot;main&quot; data-id=&quot;3-35&quot;&gt;-&lt;/button&gt;&lt;button type=&quot;button&quot; class=&quot;btn btn-secondary btn-number btn-sm btn-push position-absolute top-0 end-0&quot; data-type=&quot;plus&quot; data-deck=&quot;main&quot; data-id=&quot;3-35&quot;&gt;+&lt;/button&gt;&lt;button type=&quot;button&quot; class=&quot;btn btn-secondary btn-number btn-sm btn-drop position-absolute bottom-0 end-0&quot; data-type=&quot;drop&quot; data-id=&quot;3-35&quot;&gt;v&lt;/button&gt;&lt;/div&gt;" calcext:value-type="string">
            <text:p>&lt;div class="container-card position-relative m-1" id="main-3-35"&gt;&lt;img class="d-block" width="80" height="112" src="https://one-draw.jp/ijinden/cardlist/003/card/03_035.png" /&gt;&lt;div class="container-num-copies position-absolute bottom-0 start-0 px-1" id="main-3-35-num-copies"&gt;0&lt;/div&gt;&lt;button type="button" class="btn btn-secondary btn-number btn-sm btn-pop position-absolute top-0 start-0" data-type="minus" data-deck="main" data-id="3-35"&gt;-&lt;/button&gt;&lt;button type="button" class="btn btn-secondary btn-number btn-sm btn-push position-absolute top-0 end-0" data-type="plus" data-deck="main" data-id="3-35"&gt;+&lt;/button&gt;&lt;button type="button" class="btn btn-secondary btn-number btn-sm btn-drop position-absolute bottom-0 end-0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 position-relative m-1&quot; id=&quot;side-3-35&quot;&gt;&lt;img class=&quot;d-block&quot; width=&quot;80&quot; height=&quot;112&quot; src=&quot;https://one-draw.jp/ijinden/cardlist/003/card/03_035.png&quot; /&gt;&lt;div class=&quot;container-num-copies position-absolute bottom-0 start-0 px-1&quot; id=&quot;side-3-35-num-copies&quot;&gt;0&lt;/div&gt;&lt;button type=&quot;button&quot; class=&quot;btn btn-secondary btn-number btn-sm btn-pop position-absolute top-0 start-0&quot; data-type=&quot;minus&quot; data-deck=&quot;side&quot; data-id=&quot;3-35&quot;&gt;-&lt;/button&gt;&lt;button type=&quot;button&quot; class=&quot;btn btn-secondary btn-number btn-sm btn-push position-absolute top-0 end-0&quot; data-type=&quot;plus&quot; data-deck=&quot;side&quot; data-id=&quot;3-35&quot;&gt;+&lt;/button&gt;&lt;button type=&quot;button&quot; class=&quot;btn btn-secondary btn-number btn-sm btn-raise position-absolute bottom-0 end-0&quot; data-type=&quot;raise&quot; data-id=&quot;3-35&quot;&gt;^&lt;/button&gt;&lt;/div&gt;" calcext:value-type="string">
            <text:p>&lt;div class="container-card position-relative m-1" id="side-3-35"&gt;&lt;img class="d-block" width="80" height="112" src="https://one-draw.jp/ijinden/cardlist/003/card/03_035.png" /&gt;&lt;div class="container-num-copies position-absolute bottom-0 start-0 px-1" id="side-3-35-num-copies"&gt;0&lt;/div&gt;&lt;button type="button" class="btn btn-secondary btn-number btn-sm btn-pop position-absolute top-0 start-0" data-type="minus" data-deck="side" data-id="3-35"&gt;-&lt;/button&gt;&lt;button type="button" class="btn btn-secondary btn-number btn-sm btn-push position-absolute top-0 end-0" data-type="plus" data-deck="side" data-id="3-35"&gt;+&lt;/button&gt;&lt;button type="button" class="btn btn-secondary btn-number btn-sm btn-raise position-absolute bottom-0 end-0" data-type="raise" data-id="3-35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;[.B264];[$HTML.$K$3];[.B264];[$HTML.$L$3];[.B264];[$HTML.$M$3];[.B264];[$HTML.$N$3];[.B264];[$HTML.$O$3];[.B264];[$HTML.$P$3])" office:value-type="string" office:string-value="&lt;tr id=&quot;table-3-35&quot; data-expansion=&quot;35&quot; data-type=&quot;1&quot; data-color=&quot;40&quot; data-term=&quot;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id="table-3-35" data-expansion="35" data-type="1" data-color="40" data-term="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 position-relative m-1&quot; id=&quot;main-3-36&quot;&gt;&lt;img class=&quot;d-block&quot; width=&quot;80&quot; height=&quot;112&quot; src=&quot;https://one-draw.jp/ijinden/cardlist/003/card/03_036.png&quot; /&gt;&lt;div class=&quot;container-num-copies position-absolute bottom-0 start-0 px-1&quot; id=&quot;main-3-36-num-copies&quot;&gt;0&lt;/div&gt;&lt;button type=&quot;button&quot; class=&quot;btn btn-secondary btn-number btn-sm btn-pop position-absolute top-0 start-0&quot; data-type=&quot;minus&quot; data-deck=&quot;main&quot; data-id=&quot;3-36&quot;&gt;-&lt;/button&gt;&lt;button type=&quot;button&quot; class=&quot;btn btn-secondary btn-number btn-sm btn-push position-absolute top-0 end-0&quot; data-type=&quot;plus&quot; data-deck=&quot;main&quot; data-id=&quot;3-36&quot;&gt;+&lt;/button&gt;&lt;button type=&quot;button&quot; class=&quot;btn btn-secondary btn-number btn-sm btn-drop position-absolute bottom-0 end-0&quot; data-type=&quot;drop&quot; data-id=&quot;3-36&quot;&gt;v&lt;/button&gt;&lt;/div&gt;" calcext:value-type="string">
            <text:p>&lt;div class="container-card position-relative m-1" id="main-3-36"&gt;&lt;img class="d-block" width="80" height="112" src="https://one-draw.jp/ijinden/cardlist/003/card/03_036.png" /&gt;&lt;div class="container-num-copies position-absolute bottom-0 start-0 px-1" id="main-3-36-num-copies"&gt;0&lt;/div&gt;&lt;button type="button" class="btn btn-secondary btn-number btn-sm btn-pop position-absolute top-0 start-0" data-type="minus" data-deck="main" data-id="3-36"&gt;-&lt;/button&gt;&lt;button type="button" class="btn btn-secondary btn-number btn-sm btn-push position-absolute top-0 end-0" data-type="plus" data-deck="main" data-id="3-36"&gt;+&lt;/button&gt;&lt;button type="button" class="btn btn-secondary btn-number btn-sm btn-drop position-absolute bottom-0 end-0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 position-relative m-1&quot; id=&quot;side-3-36&quot;&gt;&lt;img class=&quot;d-block&quot; width=&quot;80&quot; height=&quot;112&quot; src=&quot;https://one-draw.jp/ijinden/cardlist/003/card/03_036.png&quot; /&gt;&lt;div class=&quot;container-num-copies position-absolute bottom-0 start-0 px-1&quot; id=&quot;side-3-36-num-copies&quot;&gt;0&lt;/div&gt;&lt;button type=&quot;button&quot; class=&quot;btn btn-secondary btn-number btn-sm btn-pop position-absolute top-0 start-0&quot; data-type=&quot;minus&quot; data-deck=&quot;side&quot; data-id=&quot;3-36&quot;&gt;-&lt;/button&gt;&lt;button type=&quot;button&quot; class=&quot;btn btn-secondary btn-number btn-sm btn-push position-absolute top-0 end-0&quot; data-type=&quot;plus&quot; data-deck=&quot;side&quot; data-id=&quot;3-36&quot;&gt;+&lt;/button&gt;&lt;button type=&quot;button&quot; class=&quot;btn btn-secondary btn-number btn-sm btn-raise position-absolute bottom-0 end-0&quot; data-type=&quot;raise&quot; data-id=&quot;3-36&quot;&gt;^&lt;/button&gt;&lt;/div&gt;" calcext:value-type="string">
            <text:p>&lt;div class="container-card position-relative m-1" id="side-3-36"&gt;&lt;img class="d-block" width="80" height="112" src="https://one-draw.jp/ijinden/cardlist/003/card/03_036.png" /&gt;&lt;div class="container-num-copies position-absolute bottom-0 start-0 px-1" id="side-3-36-num-copies"&gt;0&lt;/div&gt;&lt;button type="button" class="btn btn-secondary btn-number btn-sm btn-pop position-absolute top-0 start-0" data-type="minus" data-deck="side" data-id="3-36"&gt;-&lt;/button&gt;&lt;button type="button" class="btn btn-secondary btn-number btn-sm btn-push position-absolute top-0 end-0" data-type="plus" data-deck="side" data-id="3-36"&gt;+&lt;/button&gt;&lt;button type="button" class="btn btn-secondary btn-number btn-sm btn-raise position-absolute bottom-0 end-0" data-type="raise" data-id="3-36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;[.B265];[$HTML.$K$3];[.B265];[$HTML.$L$3];[.B265];[$HTML.$M$3];[.B265];[$HTML.$N$3];[.B265];[$HTML.$O$3];[.B265];[$HTML.$P$3])" office:value-type="string" office:string-value="&lt;tr id=&quot;table-3-36&quot; data-expansion=&quot;35&quot; data-type=&quot;1&quot; data-color=&quot;40&quot; data-term=&quot;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id="table-3-36" data-expansion="35" data-type="1" data-color="40" data-term="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 position-relative m-1&quot; id=&quot;main-3-37&quot;&gt;&lt;img class=&quot;d-block&quot; width=&quot;80&quot; height=&quot;112&quot; src=&quot;https://one-draw.jp/ijinden/cardlist/003/card/03_037.png&quot; /&gt;&lt;div class=&quot;container-num-copies position-absolute bottom-0 start-0 px-1&quot; id=&quot;main-3-37-num-copies&quot;&gt;0&lt;/div&gt;&lt;button type=&quot;button&quot; class=&quot;btn btn-secondary btn-number btn-sm btn-pop position-absolute top-0 start-0&quot; data-type=&quot;minus&quot; data-deck=&quot;main&quot; data-id=&quot;3-37&quot;&gt;-&lt;/button&gt;&lt;button type=&quot;button&quot; class=&quot;btn btn-secondary btn-number btn-sm btn-push position-absolute top-0 end-0&quot; data-type=&quot;plus&quot; data-deck=&quot;main&quot; data-id=&quot;3-37&quot;&gt;+&lt;/button&gt;&lt;button type=&quot;button&quot; class=&quot;btn btn-secondary btn-number btn-sm btn-drop position-absolute bottom-0 end-0&quot; data-type=&quot;drop&quot; data-id=&quot;3-37&quot;&gt;v&lt;/button&gt;&lt;/div&gt;" calcext:value-type="string">
            <text:p>&lt;div class="container-card position-relative m-1" id="main-3-37"&gt;&lt;img class="d-block" width="80" height="112" src="https://one-draw.jp/ijinden/cardlist/003/card/03_037.png" /&gt;&lt;div class="container-num-copies position-absolute bottom-0 start-0 px-1" id="main-3-37-num-copies"&gt;0&lt;/div&gt;&lt;button type="button" class="btn btn-secondary btn-number btn-sm btn-pop position-absolute top-0 start-0" data-type="minus" data-deck="main" data-id="3-37"&gt;-&lt;/button&gt;&lt;button type="button" class="btn btn-secondary btn-number btn-sm btn-push position-absolute top-0 end-0" data-type="plus" data-deck="main" data-id="3-37"&gt;+&lt;/button&gt;&lt;button type="button" class="btn btn-secondary btn-number btn-sm btn-drop position-absolute bottom-0 end-0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 position-relative m-1&quot; id=&quot;side-3-37&quot;&gt;&lt;img class=&quot;d-block&quot; width=&quot;80&quot; height=&quot;112&quot; src=&quot;https://one-draw.jp/ijinden/cardlist/003/card/03_037.png&quot; /&gt;&lt;div class=&quot;container-num-copies position-absolute bottom-0 start-0 px-1&quot; id=&quot;side-3-37-num-copies&quot;&gt;0&lt;/div&gt;&lt;button type=&quot;button&quot; class=&quot;btn btn-secondary btn-number btn-sm btn-pop position-absolute top-0 start-0&quot; data-type=&quot;minus&quot; data-deck=&quot;side&quot; data-id=&quot;3-37&quot;&gt;-&lt;/button&gt;&lt;button type=&quot;button&quot; class=&quot;btn btn-secondary btn-number btn-sm btn-push position-absolute top-0 end-0&quot; data-type=&quot;plus&quot; data-deck=&quot;side&quot; data-id=&quot;3-37&quot;&gt;+&lt;/button&gt;&lt;button type=&quot;button&quot; class=&quot;btn btn-secondary btn-number btn-sm btn-raise position-absolute bottom-0 end-0&quot; data-type=&quot;raise&quot; data-id=&quot;3-37&quot;&gt;^&lt;/button&gt;&lt;/div&gt;" calcext:value-type="string">
            <text:p>&lt;div class="container-card position-relative m-1" id="side-3-37"&gt;&lt;img class="d-block" width="80" height="112" src="https://one-draw.jp/ijinden/cardlist/003/card/03_037.png" /&gt;&lt;div class="container-num-copies position-absolute bottom-0 start-0 px-1" id="side-3-37-num-copies"&gt;0&lt;/div&gt;&lt;button type="button" class="btn btn-secondary btn-number btn-sm btn-pop position-absolute top-0 start-0" data-type="minus" data-deck="side" data-id="3-37"&gt;-&lt;/button&gt;&lt;button type="button" class="btn btn-secondary btn-number btn-sm btn-push position-absolute top-0 end-0" data-type="plus" data-deck="side" data-id="3-37"&gt;+&lt;/button&gt;&lt;button type="button" class="btn btn-secondary btn-number btn-sm btn-raise position-absolute bottom-0 end-0" data-type="raise" data-id="3-37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;[.B266];[$HTML.$K$3];[.B266];[$HTML.$L$3];[.B266];[$HTML.$M$3];[.B266];[$HTML.$N$3];[.B266];[$HTML.$O$3];[.B266];[$HTML.$P$3])" office:value-type="string" office:string-value="&lt;tr id=&quot;table-3-37&quot; data-expansion=&quot;35&quot; data-type=&quot;1&quot; data-color=&quot;40&quot; data-term=&quot;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id="table-3-37" data-expansion="35" data-type="1" data-color="40" data-term="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 position-relative m-1&quot; id=&quot;main-3-38&quot;&gt;&lt;img class=&quot;d-block&quot; width=&quot;80&quot; height=&quot;112&quot; src=&quot;https://one-draw.jp/ijinden/cardlist/003/card/03_038.png&quot; /&gt;&lt;div class=&quot;container-num-copies position-absolute bottom-0 start-0 px-1&quot; id=&quot;main-3-38-num-copies&quot;&gt;0&lt;/div&gt;&lt;button type=&quot;button&quot; class=&quot;btn btn-secondary btn-number btn-sm btn-pop position-absolute top-0 start-0&quot; data-type=&quot;minus&quot; data-deck=&quot;main&quot; data-id=&quot;3-38&quot;&gt;-&lt;/button&gt;&lt;button type=&quot;button&quot; class=&quot;btn btn-secondary btn-number btn-sm btn-push position-absolute top-0 end-0&quot; data-type=&quot;plus&quot; data-deck=&quot;main&quot; data-id=&quot;3-38&quot;&gt;+&lt;/button&gt;&lt;button type=&quot;button&quot; class=&quot;btn btn-secondary btn-number btn-sm btn-drop position-absolute bottom-0 end-0&quot; data-type=&quot;drop&quot; data-id=&quot;3-38&quot;&gt;v&lt;/button&gt;&lt;/div&gt;" calcext:value-type="string">
            <text:p>&lt;div class="container-card position-relative m-1" id="main-3-38"&gt;&lt;img class="d-block" width="80" height="112" src="https://one-draw.jp/ijinden/cardlist/003/card/03_038.png" /&gt;&lt;div class="container-num-copies position-absolute bottom-0 start-0 px-1" id="main-3-38-num-copies"&gt;0&lt;/div&gt;&lt;button type="button" class="btn btn-secondary btn-number btn-sm btn-pop position-absolute top-0 start-0" data-type="minus" data-deck="main" data-id="3-38"&gt;-&lt;/button&gt;&lt;button type="button" class="btn btn-secondary btn-number btn-sm btn-push position-absolute top-0 end-0" data-type="plus" data-deck="main" data-id="3-38"&gt;+&lt;/button&gt;&lt;button type="button" class="btn btn-secondary btn-number btn-sm btn-drop position-absolute bottom-0 end-0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 position-relative m-1&quot; id=&quot;side-3-38&quot;&gt;&lt;img class=&quot;d-block&quot; width=&quot;80&quot; height=&quot;112&quot; src=&quot;https://one-draw.jp/ijinden/cardlist/003/card/03_038.png&quot; /&gt;&lt;div class=&quot;container-num-copies position-absolute bottom-0 start-0 px-1&quot; id=&quot;side-3-38-num-copies&quot;&gt;0&lt;/div&gt;&lt;button type=&quot;button&quot; class=&quot;btn btn-secondary btn-number btn-sm btn-pop position-absolute top-0 start-0&quot; data-type=&quot;minus&quot; data-deck=&quot;side&quot; data-id=&quot;3-38&quot;&gt;-&lt;/button&gt;&lt;button type=&quot;button&quot; class=&quot;btn btn-secondary btn-number btn-sm btn-push position-absolute top-0 end-0&quot; data-type=&quot;plus&quot; data-deck=&quot;side&quot; data-id=&quot;3-38&quot;&gt;+&lt;/button&gt;&lt;button type=&quot;button&quot; class=&quot;btn btn-secondary btn-number btn-sm btn-raise position-absolute bottom-0 end-0&quot; data-type=&quot;raise&quot; data-id=&quot;3-38&quot;&gt;^&lt;/button&gt;&lt;/div&gt;" calcext:value-type="string">
            <text:p>&lt;div class="container-card position-relative m-1" id="side-3-38"&gt;&lt;img class="d-block" width="80" height="112" src="https://one-draw.jp/ijinden/cardlist/003/card/03_038.png" /&gt;&lt;div class="container-num-copies position-absolute bottom-0 start-0 px-1" id="side-3-38-num-copies"&gt;0&lt;/div&gt;&lt;button type="button" class="btn btn-secondary btn-number btn-sm btn-pop position-absolute top-0 start-0" data-type="minus" data-deck="side" data-id="3-38"&gt;-&lt;/button&gt;&lt;button type="button" class="btn btn-secondary btn-number btn-sm btn-push position-absolute top-0 end-0" data-type="plus" data-deck="side" data-id="3-38"&gt;+&lt;/button&gt;&lt;button type="button" class="btn btn-secondary btn-number btn-sm btn-raise position-absolute bottom-0 end-0" data-type="raise" data-id="3-38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;[.B267];[$HTML.$K$3];[.B267];[$HTML.$L$3];[.B267];[$HTML.$M$3];[.B267];[$HTML.$N$3];[.B267];[$HTML.$O$3];[.B267];[$HTML.$P$3])" office:value-type="string" office:string-value="&lt;tr id=&quot;table-3-38&quot; data-expansion=&quot;35&quot; data-type=&quot;1&quot; data-color=&quot;40&quot; data-term=&quot;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id="table-3-38" data-expansion="35" data-type="1" data-color="40" data-term="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 position-relative m-1&quot; id=&quot;main-3-39&quot;&gt;&lt;img class=&quot;d-block&quot; width=&quot;80&quot; height=&quot;112&quot; src=&quot;https://one-draw.jp/ijinden/cardlist/003/card/03_039.png&quot; /&gt;&lt;div class=&quot;container-num-copies position-absolute bottom-0 start-0 px-1&quot; id=&quot;main-3-39-num-copies&quot;&gt;0&lt;/div&gt;&lt;button type=&quot;button&quot; class=&quot;btn btn-secondary btn-number btn-sm btn-pop position-absolute top-0 start-0&quot; data-type=&quot;minus&quot; data-deck=&quot;main&quot; data-id=&quot;3-39&quot;&gt;-&lt;/button&gt;&lt;button type=&quot;button&quot; class=&quot;btn btn-secondary btn-number btn-sm btn-push position-absolute top-0 end-0&quot; data-type=&quot;plus&quot; data-deck=&quot;main&quot; data-id=&quot;3-39&quot;&gt;+&lt;/button&gt;&lt;button type=&quot;button&quot; class=&quot;btn btn-secondary btn-number btn-sm btn-drop position-absolute bottom-0 end-0&quot; data-type=&quot;drop&quot; data-id=&quot;3-39&quot;&gt;v&lt;/button&gt;&lt;/div&gt;" calcext:value-type="string">
            <text:p>&lt;div class="container-card position-relative m-1" id="main-3-39"&gt;&lt;img class="d-block" width="80" height="112" src="https://one-draw.jp/ijinden/cardlist/003/card/03_039.png" /&gt;&lt;div class="container-num-copies position-absolute bottom-0 start-0 px-1" id="main-3-39-num-copies"&gt;0&lt;/div&gt;&lt;button type="button" class="btn btn-secondary btn-number btn-sm btn-pop position-absolute top-0 start-0" data-type="minus" data-deck="main" data-id="3-39"&gt;-&lt;/button&gt;&lt;button type="button" class="btn btn-secondary btn-number btn-sm btn-push position-absolute top-0 end-0" data-type="plus" data-deck="main" data-id="3-39"&gt;+&lt;/button&gt;&lt;button type="button" class="btn btn-secondary btn-number btn-sm btn-drop position-absolute bottom-0 end-0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 position-relative m-1&quot; id=&quot;side-3-39&quot;&gt;&lt;img class=&quot;d-block&quot; width=&quot;80&quot; height=&quot;112&quot; src=&quot;https://one-draw.jp/ijinden/cardlist/003/card/03_039.png&quot; /&gt;&lt;div class=&quot;container-num-copies position-absolute bottom-0 start-0 px-1&quot; id=&quot;side-3-39-num-copies&quot;&gt;0&lt;/div&gt;&lt;button type=&quot;button&quot; class=&quot;btn btn-secondary btn-number btn-sm btn-pop position-absolute top-0 start-0&quot; data-type=&quot;minus&quot; data-deck=&quot;side&quot; data-id=&quot;3-39&quot;&gt;-&lt;/button&gt;&lt;button type=&quot;button&quot; class=&quot;btn btn-secondary btn-number btn-sm btn-push position-absolute top-0 end-0&quot; data-type=&quot;plus&quot; data-deck=&quot;side&quot; data-id=&quot;3-39&quot;&gt;+&lt;/button&gt;&lt;button type=&quot;button&quot; class=&quot;btn btn-secondary btn-number btn-sm btn-raise position-absolute bottom-0 end-0&quot; data-type=&quot;raise&quot; data-id=&quot;3-39&quot;&gt;^&lt;/button&gt;&lt;/div&gt;" calcext:value-type="string">
            <text:p>&lt;div class="container-card position-relative m-1" id="side-3-39"&gt;&lt;img class="d-block" width="80" height="112" src="https://one-draw.jp/ijinden/cardlist/003/card/03_039.png" /&gt;&lt;div class="container-num-copies position-absolute bottom-0 start-0 px-1" id="side-3-39-num-copies"&gt;0&lt;/div&gt;&lt;button type="button" class="btn btn-secondary btn-number btn-sm btn-pop position-absolute top-0 start-0" data-type="minus" data-deck="side" data-id="3-39"&gt;-&lt;/button&gt;&lt;button type="button" class="btn btn-secondary btn-number btn-sm btn-push position-absolute top-0 end-0" data-type="plus" data-deck="side" data-id="3-39"&gt;+&lt;/button&gt;&lt;button type="button" class="btn btn-secondary btn-number btn-sm btn-raise position-absolute bottom-0 end-0" data-type="raise" data-id="3-39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;[.B268];[$HTML.$K$3];[.B268];[$HTML.$L$3];[.B268];[$HTML.$M$3];[.B268];[$HTML.$N$3];[.B268];[$HTML.$O$3];[.B268];[$HTML.$P$3])" office:value-type="string" office:string-value="&lt;tr id=&quot;table-3-39&quot; data-expansion=&quot;35&quot; data-type=&quot;1&quot; data-color=&quot;40&quot; data-term=&quot;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id="table-3-39" data-expansion="35" data-type="1" data-color="40" data-term="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 position-relative m-1&quot; id=&quot;main-3-40&quot;&gt;&lt;img class=&quot;d-block&quot; width=&quot;80&quot; height=&quot;112&quot; src=&quot;https://one-draw.jp/ijinden/cardlist/003/card/03_040.png&quot; /&gt;&lt;div class=&quot;container-num-copies position-absolute bottom-0 start-0 px-1&quot; id=&quot;main-3-40-num-copies&quot;&gt;0&lt;/div&gt;&lt;button type=&quot;button&quot; class=&quot;btn btn-secondary btn-number btn-sm btn-pop position-absolute top-0 start-0&quot; data-type=&quot;minus&quot; data-deck=&quot;main&quot; data-id=&quot;3-40&quot;&gt;-&lt;/button&gt;&lt;button type=&quot;button&quot; class=&quot;btn btn-secondary btn-number btn-sm btn-push position-absolute top-0 end-0&quot; data-type=&quot;plus&quot; data-deck=&quot;main&quot; data-id=&quot;3-40&quot;&gt;+&lt;/button&gt;&lt;button type=&quot;button&quot; class=&quot;btn btn-secondary btn-number btn-sm btn-drop position-absolute bottom-0 end-0&quot; data-type=&quot;drop&quot; data-id=&quot;3-40&quot;&gt;v&lt;/button&gt;&lt;/div&gt;" calcext:value-type="string">
            <text:p>&lt;div class="container-card position-relative m-1" id="main-3-40"&gt;&lt;img class="d-block" width="80" height="112" src="https://one-draw.jp/ijinden/cardlist/003/card/03_040.png" /&gt;&lt;div class="container-num-copies position-absolute bottom-0 start-0 px-1" id="main-3-40-num-copies"&gt;0&lt;/div&gt;&lt;button type="button" class="btn btn-secondary btn-number btn-sm btn-pop position-absolute top-0 start-0" data-type="minus" data-deck="main" data-id="3-40"&gt;-&lt;/button&gt;&lt;button type="button" class="btn btn-secondary btn-number btn-sm btn-push position-absolute top-0 end-0" data-type="plus" data-deck="main" data-id="3-40"&gt;+&lt;/button&gt;&lt;button type="button" class="btn btn-secondary btn-number btn-sm btn-drop position-absolute bottom-0 end-0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 position-relative m-1&quot; id=&quot;side-3-40&quot;&gt;&lt;img class=&quot;d-block&quot; width=&quot;80&quot; height=&quot;112&quot; src=&quot;https://one-draw.jp/ijinden/cardlist/003/card/03_040.png&quot; /&gt;&lt;div class=&quot;container-num-copies position-absolute bottom-0 start-0 px-1&quot; id=&quot;side-3-40-num-copies&quot;&gt;0&lt;/div&gt;&lt;button type=&quot;button&quot; class=&quot;btn btn-secondary btn-number btn-sm btn-pop position-absolute top-0 start-0&quot; data-type=&quot;minus&quot; data-deck=&quot;side&quot; data-id=&quot;3-40&quot;&gt;-&lt;/button&gt;&lt;button type=&quot;button&quot; class=&quot;btn btn-secondary btn-number btn-sm btn-push position-absolute top-0 end-0&quot; data-type=&quot;plus&quot; data-deck=&quot;side&quot; data-id=&quot;3-40&quot;&gt;+&lt;/button&gt;&lt;button type=&quot;button&quot; class=&quot;btn btn-secondary btn-number btn-sm btn-raise position-absolute bottom-0 end-0&quot; data-type=&quot;raise&quot; data-id=&quot;3-40&quot;&gt;^&lt;/button&gt;&lt;/div&gt;" calcext:value-type="string">
            <text:p>&lt;div class="container-card position-relative m-1" id="side-3-40"&gt;&lt;img class="d-block" width="80" height="112" src="https://one-draw.jp/ijinden/cardlist/003/card/03_040.png" /&gt;&lt;div class="container-num-copies position-absolute bottom-0 start-0 px-1" id="side-3-40-num-copies"&gt;0&lt;/div&gt;&lt;button type="button" class="btn btn-secondary btn-number btn-sm btn-pop position-absolute top-0 start-0" data-type="minus" data-deck="side" data-id="3-40"&gt;-&lt;/button&gt;&lt;button type="button" class="btn btn-secondary btn-number btn-sm btn-push position-absolute top-0 end-0" data-type="plus" data-deck="side" data-id="3-40"&gt;+&lt;/button&gt;&lt;button type="button" class="btn btn-secondary btn-number btn-sm btn-raise position-absolute bottom-0 end-0" data-type="raise" data-id="3-40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;[.B269];[$HTML.$K$3];[.B269];[$HTML.$L$3];[.B269];[$HTML.$M$3];[.B269];[$HTML.$N$3];[.B269];[$HTML.$O$3];[.B269];[$HTML.$P$3])" office:value-type="string" office:string-value="&lt;tr id=&quot;table-3-40&quot; data-expansion=&quot;35&quot; data-type=&quot;1&quot; data-color=&quot;40&quot; data-term=&quot;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id="table-3-40" data-expansion="35" data-type="1" data-color="40" data-term="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 position-relative m-1&quot; id=&quot;main-3-41&quot;&gt;&lt;img class=&quot;d-block&quot; width=&quot;80&quot; height=&quot;112&quot; src=&quot;https://one-draw.jp/ijinden/cardlist/003/card/03_041.png&quot; /&gt;&lt;div class=&quot;container-num-copies position-absolute bottom-0 start-0 px-1&quot; id=&quot;main-3-41-num-copies&quot;&gt;0&lt;/div&gt;&lt;button type=&quot;button&quot; class=&quot;btn btn-secondary btn-number btn-sm btn-pop position-absolute top-0 start-0&quot; data-type=&quot;minus&quot; data-deck=&quot;main&quot; data-id=&quot;3-41&quot;&gt;-&lt;/button&gt;&lt;button type=&quot;button&quot; class=&quot;btn btn-secondary btn-number btn-sm btn-push position-absolute top-0 end-0&quot; data-type=&quot;plus&quot; data-deck=&quot;main&quot; data-id=&quot;3-41&quot;&gt;+&lt;/button&gt;&lt;button type=&quot;button&quot; class=&quot;btn btn-secondary btn-number btn-sm btn-drop position-absolute bottom-0 end-0&quot; data-type=&quot;drop&quot; data-id=&quot;3-41&quot;&gt;v&lt;/button&gt;&lt;/div&gt;" calcext:value-type="string">
            <text:p>&lt;div class="container-card position-relative m-1" id="main-3-41"&gt;&lt;img class="d-block" width="80" height="112" src="https://one-draw.jp/ijinden/cardlist/003/card/03_041.png" /&gt;&lt;div class="container-num-copies position-absolute bottom-0 start-0 px-1" id="main-3-41-num-copies"&gt;0&lt;/div&gt;&lt;button type="button" class="btn btn-secondary btn-number btn-sm btn-pop position-absolute top-0 start-0" data-type="minus" data-deck="main" data-id="3-41"&gt;-&lt;/button&gt;&lt;button type="button" class="btn btn-secondary btn-number btn-sm btn-push position-absolute top-0 end-0" data-type="plus" data-deck="main" data-id="3-41"&gt;+&lt;/button&gt;&lt;button type="button" class="btn btn-secondary btn-number btn-sm btn-drop position-absolute bottom-0 end-0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 position-relative m-1&quot; id=&quot;side-3-41&quot;&gt;&lt;img class=&quot;d-block&quot; width=&quot;80&quot; height=&quot;112&quot; src=&quot;https://one-draw.jp/ijinden/cardlist/003/card/03_041.png&quot; /&gt;&lt;div class=&quot;container-num-copies position-absolute bottom-0 start-0 px-1&quot; id=&quot;side-3-41-num-copies&quot;&gt;0&lt;/div&gt;&lt;button type=&quot;button&quot; class=&quot;btn btn-secondary btn-number btn-sm btn-pop position-absolute top-0 start-0&quot; data-type=&quot;minus&quot; data-deck=&quot;side&quot; data-id=&quot;3-41&quot;&gt;-&lt;/button&gt;&lt;button type=&quot;button&quot; class=&quot;btn btn-secondary btn-number btn-sm btn-push position-absolute top-0 end-0&quot; data-type=&quot;plus&quot; data-deck=&quot;side&quot; data-id=&quot;3-41&quot;&gt;+&lt;/button&gt;&lt;button type=&quot;button&quot; class=&quot;btn btn-secondary btn-number btn-sm btn-raise position-absolute bottom-0 end-0&quot; data-type=&quot;raise&quot; data-id=&quot;3-41&quot;&gt;^&lt;/button&gt;&lt;/div&gt;" calcext:value-type="string">
            <text:p>&lt;div class="container-card position-relative m-1" id="side-3-41"&gt;&lt;img class="d-block" width="80" height="112" src="https://one-draw.jp/ijinden/cardlist/003/card/03_041.png" /&gt;&lt;div class="container-num-copies position-absolute bottom-0 start-0 px-1" id="side-3-41-num-copies"&gt;0&lt;/div&gt;&lt;button type="button" class="btn btn-secondary btn-number btn-sm btn-pop position-absolute top-0 start-0" data-type="minus" data-deck="side" data-id="3-41"&gt;-&lt;/button&gt;&lt;button type="button" class="btn btn-secondary btn-number btn-sm btn-push position-absolute top-0 end-0" data-type="plus" data-deck="side" data-id="3-41"&gt;+&lt;/button&gt;&lt;button type="button" class="btn btn-secondary btn-number btn-sm btn-raise position-absolute bottom-0 end-0" data-type="raise" data-id="3-41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;[.B270];[$HTML.$K$3];[.B270];[$HTML.$L$3];[.B270];[$HTML.$M$3];[.B270];[$HTML.$N$3];[.B270];[$HTML.$O$3];[.B270];[$HTML.$P$3])" office:value-type="string" office:string-value="&lt;tr id=&quot;table-3-41&quot; data-expansion=&quot;35&quot; data-type=&quot;1&quot; data-color=&quot;40&quot; data-term=&quot;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id="table-3-41" data-expansion="35" data-type="1" data-color="40" data-term="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 position-relative m-1&quot; id=&quot;main-3-42&quot;&gt;&lt;img class=&quot;d-block&quot; width=&quot;80&quot; height=&quot;112&quot; src=&quot;https://one-draw.jp/ijinden/cardlist/003/card/03_042.png&quot; /&gt;&lt;div class=&quot;container-num-copies position-absolute bottom-0 start-0 px-1&quot; id=&quot;main-3-42-num-copies&quot;&gt;0&lt;/div&gt;&lt;button type=&quot;button&quot; class=&quot;btn btn-secondary btn-number btn-sm btn-pop position-absolute top-0 start-0&quot; data-type=&quot;minus&quot; data-deck=&quot;main&quot; data-id=&quot;3-42&quot;&gt;-&lt;/button&gt;&lt;button type=&quot;button&quot; class=&quot;btn btn-secondary btn-number btn-sm btn-push position-absolute top-0 end-0&quot; data-type=&quot;plus&quot; data-deck=&quot;main&quot; data-id=&quot;3-42&quot;&gt;+&lt;/button&gt;&lt;button type=&quot;button&quot; class=&quot;btn btn-secondary btn-number btn-sm btn-drop position-absolute bottom-0 end-0&quot; data-type=&quot;drop&quot; data-id=&quot;3-42&quot;&gt;v&lt;/button&gt;&lt;/div&gt;" calcext:value-type="string">
            <text:p>&lt;div class="container-card position-relative m-1" id="main-3-42"&gt;&lt;img class="d-block" width="80" height="112" src="https://one-draw.jp/ijinden/cardlist/003/card/03_042.png" /&gt;&lt;div class="container-num-copies position-absolute bottom-0 start-0 px-1" id="main-3-42-num-copies"&gt;0&lt;/div&gt;&lt;button type="button" class="btn btn-secondary btn-number btn-sm btn-pop position-absolute top-0 start-0" data-type="minus" data-deck="main" data-id="3-42"&gt;-&lt;/button&gt;&lt;button type="button" class="btn btn-secondary btn-number btn-sm btn-push position-absolute top-0 end-0" data-type="plus" data-deck="main" data-id="3-42"&gt;+&lt;/button&gt;&lt;button type="button" class="btn btn-secondary btn-number btn-sm btn-drop position-absolute bottom-0 end-0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 position-relative m-1&quot; id=&quot;side-3-42&quot;&gt;&lt;img class=&quot;d-block&quot; width=&quot;80&quot; height=&quot;112&quot; src=&quot;https://one-draw.jp/ijinden/cardlist/003/card/03_042.png&quot; /&gt;&lt;div class=&quot;container-num-copies position-absolute bottom-0 start-0 px-1&quot; id=&quot;side-3-42-num-copies&quot;&gt;0&lt;/div&gt;&lt;button type=&quot;button&quot; class=&quot;btn btn-secondary btn-number btn-sm btn-pop position-absolute top-0 start-0&quot; data-type=&quot;minus&quot; data-deck=&quot;side&quot; data-id=&quot;3-42&quot;&gt;-&lt;/button&gt;&lt;button type=&quot;button&quot; class=&quot;btn btn-secondary btn-number btn-sm btn-push position-absolute top-0 end-0&quot; data-type=&quot;plus&quot; data-deck=&quot;side&quot; data-id=&quot;3-42&quot;&gt;+&lt;/button&gt;&lt;button type=&quot;button&quot; class=&quot;btn btn-secondary btn-number btn-sm btn-raise position-absolute bottom-0 end-0&quot; data-type=&quot;raise&quot; data-id=&quot;3-42&quot;&gt;^&lt;/button&gt;&lt;/div&gt;" calcext:value-type="string">
            <text:p>&lt;div class="container-card position-relative m-1" id="side-3-42"&gt;&lt;img class="d-block" width="80" height="112" src="https://one-draw.jp/ijinden/cardlist/003/card/03_042.png" /&gt;&lt;div class="container-num-copies position-absolute bottom-0 start-0 px-1" id="side-3-42-num-copies"&gt;0&lt;/div&gt;&lt;button type="button" class="btn btn-secondary btn-number btn-sm btn-pop position-absolute top-0 start-0" data-type="minus" data-deck="side" data-id="3-42"&gt;-&lt;/button&gt;&lt;button type="button" class="btn btn-secondary btn-number btn-sm btn-push position-absolute top-0 end-0" data-type="plus" data-deck="side" data-id="3-42"&gt;+&lt;/button&gt;&lt;button type="button" class="btn btn-secondary btn-number btn-sm btn-raise position-absolute bottom-0 end-0" data-type="raise" data-id="3-42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;[.B271];[$HTML.$K$3];[.B271];[$HTML.$L$3];[.B271];[$HTML.$M$3];[.B271];[$HTML.$N$3];[.B271];[$HTML.$O$3];[.B271];[$HTML.$P$3])" office:value-type="string" office:string-value="&lt;tr id=&quot;table-3-42&quot; data-expansion=&quot;35&quot; data-type=&quot;1&quot; data-color=&quot;40&quot; data-term=&quot;2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id="table-3-42" data-expansion="35" data-type="1" data-color="40" data-term="2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 position-relative m-1&quot; id=&quot;main-3-43&quot;&gt;&lt;img class=&quot;d-block&quot; width=&quot;80&quot; height=&quot;112&quot; src=&quot;https://one-draw.jp/ijinden/cardlist/003/card/03_043.png&quot; /&gt;&lt;div class=&quot;container-num-copies position-absolute bottom-0 start-0 px-1&quot; id=&quot;main-3-43-num-copies&quot;&gt;0&lt;/div&gt;&lt;button type=&quot;button&quot; class=&quot;btn btn-secondary btn-number btn-sm btn-pop position-absolute top-0 start-0&quot; data-type=&quot;minus&quot; data-deck=&quot;main&quot; data-id=&quot;3-43&quot;&gt;-&lt;/button&gt;&lt;button type=&quot;button&quot; class=&quot;btn btn-secondary btn-number btn-sm btn-push position-absolute top-0 end-0&quot; data-type=&quot;plus&quot; data-deck=&quot;main&quot; data-id=&quot;3-43&quot;&gt;+&lt;/button&gt;&lt;button type=&quot;button&quot; class=&quot;btn btn-secondary btn-number btn-sm btn-drop position-absolute bottom-0 end-0&quot; data-type=&quot;drop&quot; data-id=&quot;3-43&quot;&gt;v&lt;/button&gt;&lt;/div&gt;" calcext:value-type="string">
            <text:p>&lt;div class="container-card position-relative m-1" id="main-3-43"&gt;&lt;img class="d-block" width="80" height="112" src="https://one-draw.jp/ijinden/cardlist/003/card/03_043.png" /&gt;&lt;div class="container-num-copies position-absolute bottom-0 start-0 px-1" id="main-3-43-num-copies"&gt;0&lt;/div&gt;&lt;button type="button" class="btn btn-secondary btn-number btn-sm btn-pop position-absolute top-0 start-0" data-type="minus" data-deck="main" data-id="3-43"&gt;-&lt;/button&gt;&lt;button type="button" class="btn btn-secondary btn-number btn-sm btn-push position-absolute top-0 end-0" data-type="plus" data-deck="main" data-id="3-43"&gt;+&lt;/button&gt;&lt;button type="button" class="btn btn-secondary btn-number btn-sm btn-drop position-absolute bottom-0 end-0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 position-relative m-1&quot; id=&quot;side-3-43&quot;&gt;&lt;img class=&quot;d-block&quot; width=&quot;80&quot; height=&quot;112&quot; src=&quot;https://one-draw.jp/ijinden/cardlist/003/card/03_043.png&quot; /&gt;&lt;div class=&quot;container-num-copies position-absolute bottom-0 start-0 px-1&quot; id=&quot;side-3-43-num-copies&quot;&gt;0&lt;/div&gt;&lt;button type=&quot;button&quot; class=&quot;btn btn-secondary btn-number btn-sm btn-pop position-absolute top-0 start-0&quot; data-type=&quot;minus&quot; data-deck=&quot;side&quot; data-id=&quot;3-43&quot;&gt;-&lt;/button&gt;&lt;button type=&quot;button&quot; class=&quot;btn btn-secondary btn-number btn-sm btn-push position-absolute top-0 end-0&quot; data-type=&quot;plus&quot; data-deck=&quot;side&quot; data-id=&quot;3-43&quot;&gt;+&lt;/button&gt;&lt;button type=&quot;button&quot; class=&quot;btn btn-secondary btn-number btn-sm btn-raise position-absolute bottom-0 end-0&quot; data-type=&quot;raise&quot; data-id=&quot;3-43&quot;&gt;^&lt;/button&gt;&lt;/div&gt;" calcext:value-type="string">
            <text:p>&lt;div class="container-card position-relative m-1" id="side-3-43"&gt;&lt;img class="d-block" width="80" height="112" src="https://one-draw.jp/ijinden/cardlist/003/card/03_043.png" /&gt;&lt;div class="container-num-copies position-absolute bottom-0 start-0 px-1" id="side-3-43-num-copies"&gt;0&lt;/div&gt;&lt;button type="button" class="btn btn-secondary btn-number btn-sm btn-pop position-absolute top-0 start-0" data-type="minus" data-deck="side" data-id="3-43"&gt;-&lt;/button&gt;&lt;button type="button" class="btn btn-secondary btn-number btn-sm btn-push position-absolute top-0 end-0" data-type="plus" data-deck="side" data-id="3-43"&gt;+&lt;/button&gt;&lt;button type="button" class="btn btn-secondary btn-number btn-sm btn-raise position-absolute bottom-0 end-0" data-type="raise" data-id="3-43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;[.B272];[$HTML.$K$3];[.B272];[$HTML.$L$3];[.B272];[$HTML.$M$3];[.B272];[$HTML.$N$3];[.B272];[$HTML.$O$3];[.B272];[$HTML.$P$3])" office:value-type="string" office:string-value="&lt;tr id=&quot;table-3-43&quot; data-expansion=&quot;35&quot; data-type=&quot;1&quot; data-color=&quot;50&quot; data-term=&quot;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id="table-3-43" data-expansion="35" data-type="1" data-color="50" data-term="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 position-relative m-1&quot; id=&quot;main-3-44&quot;&gt;&lt;img class=&quot;d-block&quot; width=&quot;80&quot; height=&quot;112&quot; src=&quot;https://one-draw.jp/ijinden/cardlist/003/card/03_044.png&quot; /&gt;&lt;div class=&quot;container-num-copies position-absolute bottom-0 start-0 px-1&quot; id=&quot;main-3-44-num-copies&quot;&gt;0&lt;/div&gt;&lt;button type=&quot;button&quot; class=&quot;btn btn-secondary btn-number btn-sm btn-pop position-absolute top-0 start-0&quot; data-type=&quot;minus&quot; data-deck=&quot;main&quot; data-id=&quot;3-44&quot;&gt;-&lt;/button&gt;&lt;button type=&quot;button&quot; class=&quot;btn btn-secondary btn-number btn-sm btn-push position-absolute top-0 end-0&quot; data-type=&quot;plus&quot; data-deck=&quot;main&quot; data-id=&quot;3-44&quot;&gt;+&lt;/button&gt;&lt;button type=&quot;button&quot; class=&quot;btn btn-secondary btn-number btn-sm btn-drop position-absolute bottom-0 end-0&quot; data-type=&quot;drop&quot; data-id=&quot;3-44&quot;&gt;v&lt;/button&gt;&lt;/div&gt;" calcext:value-type="string">
            <text:p>&lt;div class="container-card position-relative m-1" id="main-3-44"&gt;&lt;img class="d-block" width="80" height="112" src="https://one-draw.jp/ijinden/cardlist/003/card/03_044.png" /&gt;&lt;div class="container-num-copies position-absolute bottom-0 start-0 px-1" id="main-3-44-num-copies"&gt;0&lt;/div&gt;&lt;button type="button" class="btn btn-secondary btn-number btn-sm btn-pop position-absolute top-0 start-0" data-type="minus" data-deck="main" data-id="3-44"&gt;-&lt;/button&gt;&lt;button type="button" class="btn btn-secondary btn-number btn-sm btn-push position-absolute top-0 end-0" data-type="plus" data-deck="main" data-id="3-44"&gt;+&lt;/button&gt;&lt;button type="button" class="btn btn-secondary btn-number btn-sm btn-drop position-absolute bottom-0 end-0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 position-relative m-1&quot; id=&quot;side-3-44&quot;&gt;&lt;img class=&quot;d-block&quot; width=&quot;80&quot; height=&quot;112&quot; src=&quot;https://one-draw.jp/ijinden/cardlist/003/card/03_044.png&quot; /&gt;&lt;div class=&quot;container-num-copies position-absolute bottom-0 start-0 px-1&quot; id=&quot;side-3-44-num-copies&quot;&gt;0&lt;/div&gt;&lt;button type=&quot;button&quot; class=&quot;btn btn-secondary btn-number btn-sm btn-pop position-absolute top-0 start-0&quot; data-type=&quot;minus&quot; data-deck=&quot;side&quot; data-id=&quot;3-44&quot;&gt;-&lt;/button&gt;&lt;button type=&quot;button&quot; class=&quot;btn btn-secondary btn-number btn-sm btn-push position-absolute top-0 end-0&quot; data-type=&quot;plus&quot; data-deck=&quot;side&quot; data-id=&quot;3-44&quot;&gt;+&lt;/button&gt;&lt;button type=&quot;button&quot; class=&quot;btn btn-secondary btn-number btn-sm btn-raise position-absolute bottom-0 end-0&quot; data-type=&quot;raise&quot; data-id=&quot;3-44&quot;&gt;^&lt;/button&gt;&lt;/div&gt;" calcext:value-type="string">
            <text:p>&lt;div class="container-card position-relative m-1" id="side-3-44"&gt;&lt;img class="d-block" width="80" height="112" src="https://one-draw.jp/ijinden/cardlist/003/card/03_044.png" /&gt;&lt;div class="container-num-copies position-absolute bottom-0 start-0 px-1" id="side-3-44-num-copies"&gt;0&lt;/div&gt;&lt;button type="button" class="btn btn-secondary btn-number btn-sm btn-pop position-absolute top-0 start-0" data-type="minus" data-deck="side" data-id="3-44"&gt;-&lt;/button&gt;&lt;button type="button" class="btn btn-secondary btn-number btn-sm btn-push position-absolute top-0 end-0" data-type="plus" data-deck="side" data-id="3-44"&gt;+&lt;/button&gt;&lt;button type="button" class="btn btn-secondary btn-number btn-sm btn-raise position-absolute bottom-0 end-0" data-type="raise" data-id="3-44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;[.B273];[$HTML.$K$3];[.B273];[$HTML.$L$3];[.B273];[$HTML.$M$3];[.B273];[$HTML.$N$3];[.B273];[$HTML.$O$3];[.B273];[$HTML.$P$3])" office:value-type="string" office:string-value="&lt;tr id=&quot;table-3-44&quot; data-expansion=&quot;35&quot; data-type=&quot;1&quot; data-color=&quot;50&quot; data-term=&quot;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id="table-3-44" data-expansion="35" data-type="1" data-color="50" data-term="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 position-relative m-1&quot; id=&quot;main-3-45&quot;&gt;&lt;img class=&quot;d-block&quot; width=&quot;80&quot; height=&quot;112&quot; src=&quot;https://one-draw.jp/ijinden/cardlist/003/card/03_045.png&quot; /&gt;&lt;div class=&quot;container-num-copies position-absolute bottom-0 start-0 px-1&quot; id=&quot;main-3-45-num-copies&quot;&gt;0&lt;/div&gt;&lt;button type=&quot;button&quot; class=&quot;btn btn-secondary btn-number btn-sm btn-pop position-absolute top-0 start-0&quot; data-type=&quot;minus&quot; data-deck=&quot;main&quot; data-id=&quot;3-45&quot;&gt;-&lt;/button&gt;&lt;button type=&quot;button&quot; class=&quot;btn btn-secondary btn-number btn-sm btn-push position-absolute top-0 end-0&quot; data-type=&quot;plus&quot; data-deck=&quot;main&quot; data-id=&quot;3-45&quot;&gt;+&lt;/button&gt;&lt;button type=&quot;button&quot; class=&quot;btn btn-secondary btn-number btn-sm btn-drop position-absolute bottom-0 end-0&quot; data-type=&quot;drop&quot; data-id=&quot;3-45&quot;&gt;v&lt;/button&gt;&lt;/div&gt;" calcext:value-type="string">
            <text:p>&lt;div class="container-card position-relative m-1" id="main-3-45"&gt;&lt;img class="d-block" width="80" height="112" src="https://one-draw.jp/ijinden/cardlist/003/card/03_045.png" /&gt;&lt;div class="container-num-copies position-absolute bottom-0 start-0 px-1" id="main-3-45-num-copies"&gt;0&lt;/div&gt;&lt;button type="button" class="btn btn-secondary btn-number btn-sm btn-pop position-absolute top-0 start-0" data-type="minus" data-deck="main" data-id="3-45"&gt;-&lt;/button&gt;&lt;button type="button" class="btn btn-secondary btn-number btn-sm btn-push position-absolute top-0 end-0" data-type="plus" data-deck="main" data-id="3-45"&gt;+&lt;/button&gt;&lt;button type="button" class="btn btn-secondary btn-number btn-sm btn-drop position-absolute bottom-0 end-0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 position-relative m-1&quot; id=&quot;side-3-45&quot;&gt;&lt;img class=&quot;d-block&quot; width=&quot;80&quot; height=&quot;112&quot; src=&quot;https://one-draw.jp/ijinden/cardlist/003/card/03_045.png&quot; /&gt;&lt;div class=&quot;container-num-copies position-absolute bottom-0 start-0 px-1&quot; id=&quot;side-3-45-num-copies&quot;&gt;0&lt;/div&gt;&lt;button type=&quot;button&quot; class=&quot;btn btn-secondary btn-number btn-sm btn-pop position-absolute top-0 start-0&quot; data-type=&quot;minus&quot; data-deck=&quot;side&quot; data-id=&quot;3-45&quot;&gt;-&lt;/button&gt;&lt;button type=&quot;button&quot; class=&quot;btn btn-secondary btn-number btn-sm btn-push position-absolute top-0 end-0&quot; data-type=&quot;plus&quot; data-deck=&quot;side&quot; data-id=&quot;3-45&quot;&gt;+&lt;/button&gt;&lt;button type=&quot;button&quot; class=&quot;btn btn-secondary btn-number btn-sm btn-raise position-absolute bottom-0 end-0&quot; data-type=&quot;raise&quot; data-id=&quot;3-45&quot;&gt;^&lt;/button&gt;&lt;/div&gt;" calcext:value-type="string">
            <text:p>&lt;div class="container-card position-relative m-1" id="side-3-45"&gt;&lt;img class="d-block" width="80" height="112" src="https://one-draw.jp/ijinden/cardlist/003/card/03_045.png" /&gt;&lt;div class="container-num-copies position-absolute bottom-0 start-0 px-1" id="side-3-45-num-copies"&gt;0&lt;/div&gt;&lt;button type="button" class="btn btn-secondary btn-number btn-sm btn-pop position-absolute top-0 start-0" data-type="minus" data-deck="side" data-id="3-45"&gt;-&lt;/button&gt;&lt;button type="button" class="btn btn-secondary btn-number btn-sm btn-push position-absolute top-0 end-0" data-type="plus" data-deck="side" data-id="3-45"&gt;+&lt;/button&gt;&lt;button type="button" class="btn btn-secondary btn-number btn-sm btn-raise position-absolute bottom-0 end-0" data-type="raise" data-id="3-45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;[.B274];[$HTML.$K$3];[.B274];[$HTML.$L$3];[.B274];[$HTML.$M$3];[.B274];[$HTML.$N$3];[.B274];[$HTML.$O$3];[.B274];[$HTML.$P$3])" office:value-type="string" office:string-value="&lt;tr id=&quot;table-3-45&quot; data-expansion=&quot;35&quot; data-type=&quot;1&quot; data-color=&quot;50&quot; data-term=&quot;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id="table-3-45" data-expansion="35" data-type="1" data-color="50" data-term="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 position-relative m-1&quot; id=&quot;main-3-46&quot;&gt;&lt;img class=&quot;d-block&quot; width=&quot;80&quot; height=&quot;112&quot; src=&quot;https://one-draw.jp/ijinden/cardlist/003/card/03_046.png&quot; /&gt;&lt;div class=&quot;container-num-copies position-absolute bottom-0 start-0 px-1&quot; id=&quot;main-3-46-num-copies&quot;&gt;0&lt;/div&gt;&lt;button type=&quot;button&quot; class=&quot;btn btn-secondary btn-number btn-sm btn-pop position-absolute top-0 start-0&quot; data-type=&quot;minus&quot; data-deck=&quot;main&quot; data-id=&quot;3-46&quot;&gt;-&lt;/button&gt;&lt;button type=&quot;button&quot; class=&quot;btn btn-secondary btn-number btn-sm btn-push position-absolute top-0 end-0&quot; data-type=&quot;plus&quot; data-deck=&quot;main&quot; data-id=&quot;3-46&quot;&gt;+&lt;/button&gt;&lt;button type=&quot;button&quot; class=&quot;btn btn-secondary btn-number btn-sm btn-drop position-absolute bottom-0 end-0&quot; data-type=&quot;drop&quot; data-id=&quot;3-46&quot;&gt;v&lt;/button&gt;&lt;/div&gt;" calcext:value-type="string">
            <text:p>&lt;div class="container-card position-relative m-1" id="main-3-46"&gt;&lt;img class="d-block" width="80" height="112" src="https://one-draw.jp/ijinden/cardlist/003/card/03_046.png" /&gt;&lt;div class="container-num-copies position-absolute bottom-0 start-0 px-1" id="main-3-46-num-copies"&gt;0&lt;/div&gt;&lt;button type="button" class="btn btn-secondary btn-number btn-sm btn-pop position-absolute top-0 start-0" data-type="minus" data-deck="main" data-id="3-46"&gt;-&lt;/button&gt;&lt;button type="button" class="btn btn-secondary btn-number btn-sm btn-push position-absolute top-0 end-0" data-type="plus" data-deck="main" data-id="3-46"&gt;+&lt;/button&gt;&lt;button type="button" class="btn btn-secondary btn-number btn-sm btn-drop position-absolute bottom-0 end-0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 position-relative m-1&quot; id=&quot;side-3-46&quot;&gt;&lt;img class=&quot;d-block&quot; width=&quot;80&quot; height=&quot;112&quot; src=&quot;https://one-draw.jp/ijinden/cardlist/003/card/03_046.png&quot; /&gt;&lt;div class=&quot;container-num-copies position-absolute bottom-0 start-0 px-1&quot; id=&quot;side-3-46-num-copies&quot;&gt;0&lt;/div&gt;&lt;button type=&quot;button&quot; class=&quot;btn btn-secondary btn-number btn-sm btn-pop position-absolute top-0 start-0&quot; data-type=&quot;minus&quot; data-deck=&quot;side&quot; data-id=&quot;3-46&quot;&gt;-&lt;/button&gt;&lt;button type=&quot;button&quot; class=&quot;btn btn-secondary btn-number btn-sm btn-push position-absolute top-0 end-0&quot; data-type=&quot;plus&quot; data-deck=&quot;side&quot; data-id=&quot;3-46&quot;&gt;+&lt;/button&gt;&lt;button type=&quot;button&quot; class=&quot;btn btn-secondary btn-number btn-sm btn-raise position-absolute bottom-0 end-0&quot; data-type=&quot;raise&quot; data-id=&quot;3-46&quot;&gt;^&lt;/button&gt;&lt;/div&gt;" calcext:value-type="string">
            <text:p>&lt;div class="container-card position-relative m-1" id="side-3-46"&gt;&lt;img class="d-block" width="80" height="112" src="https://one-draw.jp/ijinden/cardlist/003/card/03_046.png" /&gt;&lt;div class="container-num-copies position-absolute bottom-0 start-0 px-1" id="side-3-46-num-copies"&gt;0&lt;/div&gt;&lt;button type="button" class="btn btn-secondary btn-number btn-sm btn-pop position-absolute top-0 start-0" data-type="minus" data-deck="side" data-id="3-46"&gt;-&lt;/button&gt;&lt;button type="button" class="btn btn-secondary btn-number btn-sm btn-push position-absolute top-0 end-0" data-type="plus" data-deck="side" data-id="3-46"&gt;+&lt;/button&gt;&lt;button type="button" class="btn btn-secondary btn-number btn-sm btn-raise position-absolute bottom-0 end-0" data-type="raise" data-id="3-46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;[.B275];[$HTML.$K$3];[.B275];[$HTML.$L$3];[.B275];[$HTML.$M$3];[.B275];[$HTML.$N$3];[.B275];[$HTML.$O$3];[.B275];[$HTML.$P$3])" office:value-type="string" office:string-value="&lt;tr id=&quot;table-3-46&quot; data-expansion=&quot;35&quot; data-type=&quot;1&quot; data-color=&quot;50&quot; data-term=&quot;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id="table-3-46" data-expansion="35" data-type="1" data-color="50" data-term="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 position-relative m-1&quot; id=&quot;main-3-47&quot;&gt;&lt;img class=&quot;d-block&quot; width=&quot;80&quot; height=&quot;112&quot; src=&quot;https://one-draw.jp/ijinden/cardlist/003/card/03_047.png&quot; /&gt;&lt;div class=&quot;container-num-copies position-absolute bottom-0 start-0 px-1&quot; id=&quot;main-3-47-num-copies&quot;&gt;0&lt;/div&gt;&lt;button type=&quot;button&quot; class=&quot;btn btn-secondary btn-number btn-sm btn-pop position-absolute top-0 start-0&quot; data-type=&quot;minus&quot; data-deck=&quot;main&quot; data-id=&quot;3-47&quot;&gt;-&lt;/button&gt;&lt;button type=&quot;button&quot; class=&quot;btn btn-secondary btn-number btn-sm btn-push position-absolute top-0 end-0&quot; data-type=&quot;plus&quot; data-deck=&quot;main&quot; data-id=&quot;3-47&quot;&gt;+&lt;/button&gt;&lt;button type=&quot;button&quot; class=&quot;btn btn-secondary btn-number btn-sm btn-drop position-absolute bottom-0 end-0&quot; data-type=&quot;drop&quot; data-id=&quot;3-47&quot;&gt;v&lt;/button&gt;&lt;/div&gt;" calcext:value-type="string">
            <text:p>&lt;div class="container-card position-relative m-1" id="main-3-47"&gt;&lt;img class="d-block" width="80" height="112" src="https://one-draw.jp/ijinden/cardlist/003/card/03_047.png" /&gt;&lt;div class="container-num-copies position-absolute bottom-0 start-0 px-1" id="main-3-47-num-copies"&gt;0&lt;/div&gt;&lt;button type="button" class="btn btn-secondary btn-number btn-sm btn-pop position-absolute top-0 start-0" data-type="minus" data-deck="main" data-id="3-47"&gt;-&lt;/button&gt;&lt;button type="button" class="btn btn-secondary btn-number btn-sm btn-push position-absolute top-0 end-0" data-type="plus" data-deck="main" data-id="3-47"&gt;+&lt;/button&gt;&lt;button type="button" class="btn btn-secondary btn-number btn-sm btn-drop position-absolute bottom-0 end-0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 position-relative m-1&quot; id=&quot;side-3-47&quot;&gt;&lt;img class=&quot;d-block&quot; width=&quot;80&quot; height=&quot;112&quot; src=&quot;https://one-draw.jp/ijinden/cardlist/003/card/03_047.png&quot; /&gt;&lt;div class=&quot;container-num-copies position-absolute bottom-0 start-0 px-1&quot; id=&quot;side-3-47-num-copies&quot;&gt;0&lt;/div&gt;&lt;button type=&quot;button&quot; class=&quot;btn btn-secondary btn-number btn-sm btn-pop position-absolute top-0 start-0&quot; data-type=&quot;minus&quot; data-deck=&quot;side&quot; data-id=&quot;3-47&quot;&gt;-&lt;/button&gt;&lt;button type=&quot;button&quot; class=&quot;btn btn-secondary btn-number btn-sm btn-push position-absolute top-0 end-0&quot; data-type=&quot;plus&quot; data-deck=&quot;side&quot; data-id=&quot;3-47&quot;&gt;+&lt;/button&gt;&lt;button type=&quot;button&quot; class=&quot;btn btn-secondary btn-number btn-sm btn-raise position-absolute bottom-0 end-0&quot; data-type=&quot;raise&quot; data-id=&quot;3-47&quot;&gt;^&lt;/button&gt;&lt;/div&gt;" calcext:value-type="string">
            <text:p>&lt;div class="container-card position-relative m-1" id="side-3-47"&gt;&lt;img class="d-block" width="80" height="112" src="https://one-draw.jp/ijinden/cardlist/003/card/03_047.png" /&gt;&lt;div class="container-num-copies position-absolute bottom-0 start-0 px-1" id="side-3-47-num-copies"&gt;0&lt;/div&gt;&lt;button type="button" class="btn btn-secondary btn-number btn-sm btn-pop position-absolute top-0 start-0" data-type="minus" data-deck="side" data-id="3-47"&gt;-&lt;/button&gt;&lt;button type="button" class="btn btn-secondary btn-number btn-sm btn-push position-absolute top-0 end-0" data-type="plus" data-deck="side" data-id="3-47"&gt;+&lt;/button&gt;&lt;button type="button" class="btn btn-secondary btn-number btn-sm btn-raise position-absolute bottom-0 end-0" data-type="raise" data-id="3-47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;[.B276];[$HTML.$K$3];[.B276];[$HTML.$L$3];[.B276];[$HTML.$M$3];[.B276];[$HTML.$N$3];[.B276];[$HTML.$O$3];[.B276];[$HTML.$P$3])" office:value-type="string" office:string-value="&lt;tr id=&quot;table-3-47&quot; data-expansion=&quot;35&quot; data-type=&quot;1&quot; data-color=&quot;50&quot; data-term=&quot;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id="table-3-47" data-expansion="35" data-type="1" data-color="50" data-term="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 position-relative m-1&quot; id=&quot;main-3-48&quot;&gt;&lt;img class=&quot;d-block&quot; width=&quot;80&quot; height=&quot;112&quot; src=&quot;https://one-draw.jp/ijinden/cardlist/003/card/03_048.png&quot; /&gt;&lt;div class=&quot;container-num-copies position-absolute bottom-0 start-0 px-1&quot; id=&quot;main-3-48-num-copies&quot;&gt;0&lt;/div&gt;&lt;button type=&quot;button&quot; class=&quot;btn btn-secondary btn-number btn-sm btn-pop position-absolute top-0 start-0&quot; data-type=&quot;minus&quot; data-deck=&quot;main&quot; data-id=&quot;3-48&quot;&gt;-&lt;/button&gt;&lt;button type=&quot;button&quot; class=&quot;btn btn-secondary btn-number btn-sm btn-push position-absolute top-0 end-0&quot; data-type=&quot;plus&quot; data-deck=&quot;main&quot; data-id=&quot;3-48&quot;&gt;+&lt;/button&gt;&lt;button type=&quot;button&quot; class=&quot;btn btn-secondary btn-number btn-sm btn-drop position-absolute bottom-0 end-0&quot; data-type=&quot;drop&quot; data-id=&quot;3-48&quot;&gt;v&lt;/button&gt;&lt;/div&gt;" calcext:value-type="string">
            <text:p>&lt;div class="container-card position-relative m-1" id="main-3-48"&gt;&lt;img class="d-block" width="80" height="112" src="https://one-draw.jp/ijinden/cardlist/003/card/03_048.png" /&gt;&lt;div class="container-num-copies position-absolute bottom-0 start-0 px-1" id="main-3-48-num-copies"&gt;0&lt;/div&gt;&lt;button type="button" class="btn btn-secondary btn-number btn-sm btn-pop position-absolute top-0 start-0" data-type="minus" data-deck="main" data-id="3-48"&gt;-&lt;/button&gt;&lt;button type="button" class="btn btn-secondary btn-number btn-sm btn-push position-absolute top-0 end-0" data-type="plus" data-deck="main" data-id="3-48"&gt;+&lt;/button&gt;&lt;button type="button" class="btn btn-secondary btn-number btn-sm btn-drop position-absolute bottom-0 end-0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 position-relative m-1&quot; id=&quot;side-3-48&quot;&gt;&lt;img class=&quot;d-block&quot; width=&quot;80&quot; height=&quot;112&quot; src=&quot;https://one-draw.jp/ijinden/cardlist/003/card/03_048.png&quot; /&gt;&lt;div class=&quot;container-num-copies position-absolute bottom-0 start-0 px-1&quot; id=&quot;side-3-48-num-copies&quot;&gt;0&lt;/div&gt;&lt;button type=&quot;button&quot; class=&quot;btn btn-secondary btn-number btn-sm btn-pop position-absolute top-0 start-0&quot; data-type=&quot;minus&quot; data-deck=&quot;side&quot; data-id=&quot;3-48&quot;&gt;-&lt;/button&gt;&lt;button type=&quot;button&quot; class=&quot;btn btn-secondary btn-number btn-sm btn-push position-absolute top-0 end-0&quot; data-type=&quot;plus&quot; data-deck=&quot;side&quot; data-id=&quot;3-48&quot;&gt;+&lt;/button&gt;&lt;button type=&quot;button&quot; class=&quot;btn btn-secondary btn-number btn-sm btn-raise position-absolute bottom-0 end-0&quot; data-type=&quot;raise&quot; data-id=&quot;3-48&quot;&gt;^&lt;/button&gt;&lt;/div&gt;" calcext:value-type="string">
            <text:p>&lt;div class="container-card position-relative m-1" id="side-3-48"&gt;&lt;img class="d-block" width="80" height="112" src="https://one-draw.jp/ijinden/cardlist/003/card/03_048.png" /&gt;&lt;div class="container-num-copies position-absolute bottom-0 start-0 px-1" id="side-3-48-num-copies"&gt;0&lt;/div&gt;&lt;button type="button" class="btn btn-secondary btn-number btn-sm btn-pop position-absolute top-0 start-0" data-type="minus" data-deck="side" data-id="3-48"&gt;-&lt;/button&gt;&lt;button type="button" class="btn btn-secondary btn-number btn-sm btn-push position-absolute top-0 end-0" data-type="plus" data-deck="side" data-id="3-48"&gt;+&lt;/button&gt;&lt;button type="button" class="btn btn-secondary btn-number btn-sm btn-raise position-absolute bottom-0 end-0" data-type="raise" data-id="3-48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;[.B277];[$HTML.$K$3];[.B277];[$HTML.$L$3];[.B277];[$HTML.$M$3];[.B277];[$HTML.$N$3];[.B277];[$HTML.$O$3];[.B277];[$HTML.$P$3])" office:value-type="string" office:string-value="&lt;tr id=&quot;table-3-48&quot; data-expansion=&quot;35&quot; data-type=&quot;1&quot; data-color=&quot;50&quot; data-term=&quot;1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id="table-3-48" data-expansion="35" data-type="1" data-color="50" data-term="1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 position-relative m-1&quot; id=&quot;main-3-49&quot;&gt;&lt;img class=&quot;d-block&quot; width=&quot;80&quot; height=&quot;112&quot; src=&quot;https://one-draw.jp/ijinden/cardlist/003/card/03_049.png&quot; /&gt;&lt;div class=&quot;container-num-copies position-absolute bottom-0 start-0 px-1&quot; id=&quot;main-3-49-num-copies&quot;&gt;0&lt;/div&gt;&lt;button type=&quot;button&quot; class=&quot;btn btn-secondary btn-number btn-sm btn-pop position-absolute top-0 start-0&quot; data-type=&quot;minus&quot; data-deck=&quot;main&quot; data-id=&quot;3-49&quot;&gt;-&lt;/button&gt;&lt;button type=&quot;button&quot; class=&quot;btn btn-secondary btn-number btn-sm btn-push position-absolute top-0 end-0&quot; data-type=&quot;plus&quot; data-deck=&quot;main&quot; data-id=&quot;3-49&quot;&gt;+&lt;/button&gt;&lt;button type=&quot;button&quot; class=&quot;btn btn-secondary btn-number btn-sm btn-drop position-absolute bottom-0 end-0&quot; data-type=&quot;drop&quot; data-id=&quot;3-49&quot;&gt;v&lt;/button&gt;&lt;/div&gt;" calcext:value-type="string">
            <text:p>&lt;div class="container-card position-relative m-1" id="main-3-49"&gt;&lt;img class="d-block" width="80" height="112" src="https://one-draw.jp/ijinden/cardlist/003/card/03_049.png" /&gt;&lt;div class="container-num-copies position-absolute bottom-0 start-0 px-1" id="main-3-49-num-copies"&gt;0&lt;/div&gt;&lt;button type="button" class="btn btn-secondary btn-number btn-sm btn-pop position-absolute top-0 start-0" data-type="minus" data-deck="main" data-id="3-49"&gt;-&lt;/button&gt;&lt;button type="button" class="btn btn-secondary btn-number btn-sm btn-push position-absolute top-0 end-0" data-type="plus" data-deck="main" data-id="3-49"&gt;+&lt;/button&gt;&lt;button type="button" class="btn btn-secondary btn-number btn-sm btn-drop position-absolute bottom-0 end-0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 position-relative m-1&quot; id=&quot;side-3-49&quot;&gt;&lt;img class=&quot;d-block&quot; width=&quot;80&quot; height=&quot;112&quot; src=&quot;https://one-draw.jp/ijinden/cardlist/003/card/03_049.png&quot; /&gt;&lt;div class=&quot;container-num-copies position-absolute bottom-0 start-0 px-1&quot; id=&quot;side-3-49-num-copies&quot;&gt;0&lt;/div&gt;&lt;button type=&quot;button&quot; class=&quot;btn btn-secondary btn-number btn-sm btn-pop position-absolute top-0 start-0&quot; data-type=&quot;minus&quot; data-deck=&quot;side&quot; data-id=&quot;3-49&quot;&gt;-&lt;/button&gt;&lt;button type=&quot;button&quot; class=&quot;btn btn-secondary btn-number btn-sm btn-push position-absolute top-0 end-0&quot; data-type=&quot;plus&quot; data-deck=&quot;side&quot; data-id=&quot;3-49&quot;&gt;+&lt;/button&gt;&lt;button type=&quot;button&quot; class=&quot;btn btn-secondary btn-number btn-sm btn-raise position-absolute bottom-0 end-0&quot; data-type=&quot;raise&quot; data-id=&quot;3-49&quot;&gt;^&lt;/button&gt;&lt;/div&gt;" calcext:value-type="string">
            <text:p>&lt;div class="container-card position-relative m-1" id="side-3-49"&gt;&lt;img class="d-block" width="80" height="112" src="https://one-draw.jp/ijinden/cardlist/003/card/03_049.png" /&gt;&lt;div class="container-num-copies position-absolute bottom-0 start-0 px-1" id="side-3-49-num-copies"&gt;0&lt;/div&gt;&lt;button type="button" class="btn btn-secondary btn-number btn-sm btn-pop position-absolute top-0 start-0" data-type="minus" data-deck="side" data-id="3-49"&gt;-&lt;/button&gt;&lt;button type="button" class="btn btn-secondary btn-number btn-sm btn-push position-absolute top-0 end-0" data-type="plus" data-deck="side" data-id="3-49"&gt;+&lt;/button&gt;&lt;button type="button" class="btn btn-secondary btn-number btn-sm btn-raise position-absolute bottom-0 end-0" data-type="raise" data-id="3-49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;[.B278];[$HTML.$K$3];[.B278];[$HTML.$L$3];[.B278];[$HTML.$M$3];[.B278];[$HTML.$N$3];[.B278];[$HTML.$O$3];[.B278];[$HTML.$P$3])" office:value-type="string" office:string-value="&lt;tr id=&quot;table-3-49&quot; data-expansion=&quot;35&quot; data-type=&quot;1&quot; data-color=&quot;50&quot; data-term=&quot;1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id="table-3-49" data-expansion="35" data-type="1" data-color="50" data-term="1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 position-relative m-1&quot; id=&quot;main-3-50&quot;&gt;&lt;img class=&quot;d-block&quot; width=&quot;80&quot; height=&quot;112&quot; src=&quot;https://one-draw.jp/ijinden/cardlist/003/card/03_050.png&quot; /&gt;&lt;div class=&quot;container-num-copies position-absolute bottom-0 start-0 px-1&quot; id=&quot;main-3-50-num-copies&quot;&gt;0&lt;/div&gt;&lt;button type=&quot;button&quot; class=&quot;btn btn-secondary btn-number btn-sm btn-pop position-absolute top-0 start-0&quot; data-type=&quot;minus&quot; data-deck=&quot;main&quot; data-id=&quot;3-50&quot;&gt;-&lt;/button&gt;&lt;button type=&quot;button&quot; class=&quot;btn btn-secondary btn-number btn-sm btn-push position-absolute top-0 end-0&quot; data-type=&quot;plus&quot; data-deck=&quot;main&quot; data-id=&quot;3-50&quot;&gt;+&lt;/button&gt;&lt;button type=&quot;button&quot; class=&quot;btn btn-secondary btn-number btn-sm btn-drop position-absolute bottom-0 end-0&quot; data-type=&quot;drop&quot; data-id=&quot;3-50&quot;&gt;v&lt;/button&gt;&lt;/div&gt;" calcext:value-type="string">
            <text:p>&lt;div class="container-card position-relative m-1" id="main-3-50"&gt;&lt;img class="d-block" width="80" height="112" src="https://one-draw.jp/ijinden/cardlist/003/card/03_050.png" /&gt;&lt;div class="container-num-copies position-absolute bottom-0 start-0 px-1" id="main-3-50-num-copies"&gt;0&lt;/div&gt;&lt;button type="button" class="btn btn-secondary btn-number btn-sm btn-pop position-absolute top-0 start-0" data-type="minus" data-deck="main" data-id="3-50"&gt;-&lt;/button&gt;&lt;button type="button" class="btn btn-secondary btn-number btn-sm btn-push position-absolute top-0 end-0" data-type="plus" data-deck="main" data-id="3-50"&gt;+&lt;/button&gt;&lt;button type="button" class="btn btn-secondary btn-number btn-sm btn-drop position-absolute bottom-0 end-0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 position-relative m-1&quot; id=&quot;side-3-50&quot;&gt;&lt;img class=&quot;d-block&quot; width=&quot;80&quot; height=&quot;112&quot; src=&quot;https://one-draw.jp/ijinden/cardlist/003/card/03_050.png&quot; /&gt;&lt;div class=&quot;container-num-copies position-absolute bottom-0 start-0 px-1&quot; id=&quot;side-3-50-num-copies&quot;&gt;0&lt;/div&gt;&lt;button type=&quot;button&quot; class=&quot;btn btn-secondary btn-number btn-sm btn-pop position-absolute top-0 start-0&quot; data-type=&quot;minus&quot; data-deck=&quot;side&quot; data-id=&quot;3-50&quot;&gt;-&lt;/button&gt;&lt;button type=&quot;button&quot; class=&quot;btn btn-secondary btn-number btn-sm btn-push position-absolute top-0 end-0&quot; data-type=&quot;plus&quot; data-deck=&quot;side&quot; data-id=&quot;3-50&quot;&gt;+&lt;/button&gt;&lt;button type=&quot;button&quot; class=&quot;btn btn-secondary btn-number btn-sm btn-raise position-absolute bottom-0 end-0&quot; data-type=&quot;raise&quot; data-id=&quot;3-50&quot;&gt;^&lt;/button&gt;&lt;/div&gt;" calcext:value-type="string">
            <text:p>&lt;div class="container-card position-relative m-1" id="side-3-50"&gt;&lt;img class="d-block" width="80" height="112" src="https://one-draw.jp/ijinden/cardlist/003/card/03_050.png" /&gt;&lt;div class="container-num-copies position-absolute bottom-0 start-0 px-1" id="side-3-50-num-copies"&gt;0&lt;/div&gt;&lt;button type="button" class="btn btn-secondary btn-number btn-sm btn-pop position-absolute top-0 start-0" data-type="minus" data-deck="side" data-id="3-50"&gt;-&lt;/button&gt;&lt;button type="button" class="btn btn-secondary btn-number btn-sm btn-push position-absolute top-0 end-0" data-type="plus" data-deck="side" data-id="3-50"&gt;+&lt;/button&gt;&lt;button type="button" class="btn btn-secondary btn-number btn-sm btn-raise position-absolute bottom-0 end-0" data-type="raise" data-id="3-50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;[.B279];[$HTML.$K$3];[.B279];[$HTML.$L$3];[.B279];[$HTML.$M$3];[.B279];[$HTML.$N$3];[.B279];[$HTML.$O$3];[.B279];[$HTML.$P$3])" office:value-type="string" office:string-value="&lt;tr id=&quot;table-3-50&quot; data-expansion=&quot;35&quot; data-type=&quot;1&quot; data-color=&quot;50&quot; data-term=&quot;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id="table-3-50" data-expansion="35" data-type="1" data-color="50" data-term="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 position-relative m-1&quot; id=&quot;main-3-51&quot;&gt;&lt;img class=&quot;d-block&quot; width=&quot;80&quot; height=&quot;112&quot; src=&quot;https://one-draw.jp/ijinden/cardlist/003/card/03_051.png&quot; /&gt;&lt;div class=&quot;container-num-copies position-absolute bottom-0 start-0 px-1&quot; id=&quot;main-3-51-num-copies&quot;&gt;0&lt;/div&gt;&lt;button type=&quot;button&quot; class=&quot;btn btn-secondary btn-number btn-sm btn-pop position-absolute top-0 start-0&quot; data-type=&quot;minus&quot; data-deck=&quot;main&quot; data-id=&quot;3-51&quot;&gt;-&lt;/button&gt;&lt;button type=&quot;button&quot; class=&quot;btn btn-secondary btn-number btn-sm btn-push position-absolute top-0 end-0&quot; data-type=&quot;plus&quot; data-deck=&quot;main&quot; data-id=&quot;3-51&quot;&gt;+&lt;/button&gt;&lt;button type=&quot;button&quot; class=&quot;btn btn-secondary btn-number btn-sm btn-drop position-absolute bottom-0 end-0&quot; data-type=&quot;drop&quot; data-id=&quot;3-51&quot;&gt;v&lt;/button&gt;&lt;/div&gt;" calcext:value-type="string">
            <text:p>&lt;div class="container-card position-relative m-1" id="main-3-51"&gt;&lt;img class="d-block" width="80" height="112" src="https://one-draw.jp/ijinden/cardlist/003/card/03_051.png" /&gt;&lt;div class="container-num-copies position-absolute bottom-0 start-0 px-1" id="main-3-51-num-copies"&gt;0&lt;/div&gt;&lt;button type="button" class="btn btn-secondary btn-number btn-sm btn-pop position-absolute top-0 start-0" data-type="minus" data-deck="main" data-id="3-51"&gt;-&lt;/button&gt;&lt;button type="button" class="btn btn-secondary btn-number btn-sm btn-push position-absolute top-0 end-0" data-type="plus" data-deck="main" data-id="3-51"&gt;+&lt;/button&gt;&lt;button type="button" class="btn btn-secondary btn-number btn-sm btn-drop position-absolute bottom-0 end-0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 position-relative m-1&quot; id=&quot;side-3-51&quot;&gt;&lt;img class=&quot;d-block&quot; width=&quot;80&quot; height=&quot;112&quot; src=&quot;https://one-draw.jp/ijinden/cardlist/003/card/03_051.png&quot; /&gt;&lt;div class=&quot;container-num-copies position-absolute bottom-0 start-0 px-1&quot; id=&quot;side-3-51-num-copies&quot;&gt;0&lt;/div&gt;&lt;button type=&quot;button&quot; class=&quot;btn btn-secondary btn-number btn-sm btn-pop position-absolute top-0 start-0&quot; data-type=&quot;minus&quot; data-deck=&quot;side&quot; data-id=&quot;3-51&quot;&gt;-&lt;/button&gt;&lt;button type=&quot;button&quot; class=&quot;btn btn-secondary btn-number btn-sm btn-push position-absolute top-0 end-0&quot; data-type=&quot;plus&quot; data-deck=&quot;side&quot; data-id=&quot;3-51&quot;&gt;+&lt;/button&gt;&lt;button type=&quot;button&quot; class=&quot;btn btn-secondary btn-number btn-sm btn-raise position-absolute bottom-0 end-0&quot; data-type=&quot;raise&quot; data-id=&quot;3-51&quot;&gt;^&lt;/button&gt;&lt;/div&gt;" calcext:value-type="string">
            <text:p>&lt;div class="container-card position-relative m-1" id="side-3-51"&gt;&lt;img class="d-block" width="80" height="112" src="https://one-draw.jp/ijinden/cardlist/003/card/03_051.png" /&gt;&lt;div class="container-num-copies position-absolute bottom-0 start-0 px-1" id="side-3-51-num-copies"&gt;0&lt;/div&gt;&lt;button type="button" class="btn btn-secondary btn-number btn-sm btn-pop position-absolute top-0 start-0" data-type="minus" data-deck="side" data-id="3-51"&gt;-&lt;/button&gt;&lt;button type="button" class="btn btn-secondary btn-number btn-sm btn-push position-absolute top-0 end-0" data-type="plus" data-deck="side" data-id="3-51"&gt;+&lt;/button&gt;&lt;button type="button" class="btn btn-secondary btn-number btn-sm btn-raise position-absolute bottom-0 end-0" data-type="raise" data-id="3-51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;[.B280];[$HTML.$K$3];[.B280];[$HTML.$L$3];[.B280];[$HTML.$M$3];[.B280];[$HTML.$N$3];[.B280];[$HTML.$O$3];[.B280];[$HTML.$P$3])" office:value-type="string" office:string-value="&lt;tr id=&quot;table-3-51&quot; data-expansion=&quot;35&quot; data-type=&quot;2&quot; data-color=&quot;10&quot; data-term=&quot;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id="table-3-51" data-expansion="35" data-type="2" data-color="10" data-term="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 position-relative m-1&quot; id=&quot;main-3-52&quot;&gt;&lt;img class=&quot;d-block&quot; width=&quot;80&quot; height=&quot;112&quot; src=&quot;https://one-draw.jp/ijinden/cardlist/003/card/03_052.png&quot; /&gt;&lt;div class=&quot;container-num-copies position-absolute bottom-0 start-0 px-1&quot; id=&quot;main-3-52-num-copies&quot;&gt;0&lt;/div&gt;&lt;button type=&quot;button&quot; class=&quot;btn btn-secondary btn-number btn-sm btn-pop position-absolute top-0 start-0&quot; data-type=&quot;minus&quot; data-deck=&quot;main&quot; data-id=&quot;3-52&quot;&gt;-&lt;/button&gt;&lt;button type=&quot;button&quot; class=&quot;btn btn-secondary btn-number btn-sm btn-push position-absolute top-0 end-0&quot; data-type=&quot;plus&quot; data-deck=&quot;main&quot; data-id=&quot;3-52&quot;&gt;+&lt;/button&gt;&lt;button type=&quot;button&quot; class=&quot;btn btn-secondary btn-number btn-sm btn-drop position-absolute bottom-0 end-0&quot; data-type=&quot;drop&quot; data-id=&quot;3-52&quot;&gt;v&lt;/button&gt;&lt;/div&gt;" calcext:value-type="string">
            <text:p>&lt;div class="container-card position-relative m-1" id="main-3-52"&gt;&lt;img class="d-block" width="80" height="112" src="https://one-draw.jp/ijinden/cardlist/003/card/03_052.png" /&gt;&lt;div class="container-num-copies position-absolute bottom-0 start-0 px-1" id="main-3-52-num-copies"&gt;0&lt;/div&gt;&lt;button type="button" class="btn btn-secondary btn-number btn-sm btn-pop position-absolute top-0 start-0" data-type="minus" data-deck="main" data-id="3-52"&gt;-&lt;/button&gt;&lt;button type="button" class="btn btn-secondary btn-number btn-sm btn-push position-absolute top-0 end-0" data-type="plus" data-deck="main" data-id="3-52"&gt;+&lt;/button&gt;&lt;button type="button" class="btn btn-secondary btn-number btn-sm btn-drop position-absolute bottom-0 end-0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 position-relative m-1&quot; id=&quot;side-3-52&quot;&gt;&lt;img class=&quot;d-block&quot; width=&quot;80&quot; height=&quot;112&quot; src=&quot;https://one-draw.jp/ijinden/cardlist/003/card/03_052.png&quot; /&gt;&lt;div class=&quot;container-num-copies position-absolute bottom-0 start-0 px-1&quot; id=&quot;side-3-52-num-copies&quot;&gt;0&lt;/div&gt;&lt;button type=&quot;button&quot; class=&quot;btn btn-secondary btn-number btn-sm btn-pop position-absolute top-0 start-0&quot; data-type=&quot;minus&quot; data-deck=&quot;side&quot; data-id=&quot;3-52&quot;&gt;-&lt;/button&gt;&lt;button type=&quot;button&quot; class=&quot;btn btn-secondary btn-number btn-sm btn-push position-absolute top-0 end-0&quot; data-type=&quot;plus&quot; data-deck=&quot;side&quot; data-id=&quot;3-52&quot;&gt;+&lt;/button&gt;&lt;button type=&quot;button&quot; class=&quot;btn btn-secondary btn-number btn-sm btn-raise position-absolute bottom-0 end-0&quot; data-type=&quot;raise&quot; data-id=&quot;3-52&quot;&gt;^&lt;/button&gt;&lt;/div&gt;" calcext:value-type="string">
            <text:p>&lt;div class="container-card position-relative m-1" id="side-3-52"&gt;&lt;img class="d-block" width="80" height="112" src="https://one-draw.jp/ijinden/cardlist/003/card/03_052.png" /&gt;&lt;div class="container-num-copies position-absolute bottom-0 start-0 px-1" id="side-3-52-num-copies"&gt;0&lt;/div&gt;&lt;button type="button" class="btn btn-secondary btn-number btn-sm btn-pop position-absolute top-0 start-0" data-type="minus" data-deck="side" data-id="3-52"&gt;-&lt;/button&gt;&lt;button type="button" class="btn btn-secondary btn-number btn-sm btn-push position-absolute top-0 end-0" data-type="plus" data-deck="side" data-id="3-52"&gt;+&lt;/button&gt;&lt;button type="button" class="btn btn-secondary btn-number btn-sm btn-raise position-absolute bottom-0 end-0" data-type="raise" data-id="3-52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;[.B281];[$HTML.$K$3];[.B281];[$HTML.$L$3];[.B281];[$HTML.$M$3];[.B281];[$HTML.$N$3];[.B281];[$HTML.$O$3];[.B281];[$HTML.$P$3])" office:value-type="string" office:string-value="&lt;tr id=&quot;table-3-52&quot; data-expansion=&quot;35&quot; data-type=&quot;2&quot; data-color=&quot;10&quot; data-term=&quot;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id="table-3-52" data-expansion="35" data-type="2" data-color="10" data-term="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 position-relative m-1&quot; id=&quot;main-3-53&quot;&gt;&lt;img class=&quot;d-block&quot; width=&quot;80&quot; height=&quot;112&quot; src=&quot;https://one-draw.jp/ijinden/cardlist/003/card/03_053.png&quot; /&gt;&lt;div class=&quot;container-num-copies position-absolute bottom-0 start-0 px-1&quot; id=&quot;main-3-53-num-copies&quot;&gt;0&lt;/div&gt;&lt;button type=&quot;button&quot; class=&quot;btn btn-secondary btn-number btn-sm btn-pop position-absolute top-0 start-0&quot; data-type=&quot;minus&quot; data-deck=&quot;main&quot; data-id=&quot;3-53&quot;&gt;-&lt;/button&gt;&lt;button type=&quot;button&quot; class=&quot;btn btn-secondary btn-number btn-sm btn-push position-absolute top-0 end-0&quot; data-type=&quot;plus&quot; data-deck=&quot;main&quot; data-id=&quot;3-53&quot;&gt;+&lt;/button&gt;&lt;button type=&quot;button&quot; class=&quot;btn btn-secondary btn-number btn-sm btn-drop position-absolute bottom-0 end-0&quot; data-type=&quot;drop&quot; data-id=&quot;3-53&quot;&gt;v&lt;/button&gt;&lt;/div&gt;" calcext:value-type="string">
            <text:p>&lt;div class="container-card position-relative m-1" id="main-3-53"&gt;&lt;img class="d-block" width="80" height="112" src="https://one-draw.jp/ijinden/cardlist/003/card/03_053.png" /&gt;&lt;div class="container-num-copies position-absolute bottom-0 start-0 px-1" id="main-3-53-num-copies"&gt;0&lt;/div&gt;&lt;button type="button" class="btn btn-secondary btn-number btn-sm btn-pop position-absolute top-0 start-0" data-type="minus" data-deck="main" data-id="3-53"&gt;-&lt;/button&gt;&lt;button type="button" class="btn btn-secondary btn-number btn-sm btn-push position-absolute top-0 end-0" data-type="plus" data-deck="main" data-id="3-53"&gt;+&lt;/button&gt;&lt;button type="button" class="btn btn-secondary btn-number btn-sm btn-drop position-absolute bottom-0 end-0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 position-relative m-1&quot; id=&quot;side-3-53&quot;&gt;&lt;img class=&quot;d-block&quot; width=&quot;80&quot; height=&quot;112&quot; src=&quot;https://one-draw.jp/ijinden/cardlist/003/card/03_053.png&quot; /&gt;&lt;div class=&quot;container-num-copies position-absolute bottom-0 start-0 px-1&quot; id=&quot;side-3-53-num-copies&quot;&gt;0&lt;/div&gt;&lt;button type=&quot;button&quot; class=&quot;btn btn-secondary btn-number btn-sm btn-pop position-absolute top-0 start-0&quot; data-type=&quot;minus&quot; data-deck=&quot;side&quot; data-id=&quot;3-53&quot;&gt;-&lt;/button&gt;&lt;button type=&quot;button&quot; class=&quot;btn btn-secondary btn-number btn-sm btn-push position-absolute top-0 end-0&quot; data-type=&quot;plus&quot; data-deck=&quot;side&quot; data-id=&quot;3-53&quot;&gt;+&lt;/button&gt;&lt;button type=&quot;button&quot; class=&quot;btn btn-secondary btn-number btn-sm btn-raise position-absolute bottom-0 end-0&quot; data-type=&quot;raise&quot; data-id=&quot;3-53&quot;&gt;^&lt;/button&gt;&lt;/div&gt;" calcext:value-type="string">
            <text:p>&lt;div class="container-card position-relative m-1" id="side-3-53"&gt;&lt;img class="d-block" width="80" height="112" src="https://one-draw.jp/ijinden/cardlist/003/card/03_053.png" /&gt;&lt;div class="container-num-copies position-absolute bottom-0 start-0 px-1" id="side-3-53-num-copies"&gt;0&lt;/div&gt;&lt;button type="button" class="btn btn-secondary btn-number btn-sm btn-pop position-absolute top-0 start-0" data-type="minus" data-deck="side" data-id="3-53"&gt;-&lt;/button&gt;&lt;button type="button" class="btn btn-secondary btn-number btn-sm btn-push position-absolute top-0 end-0" data-type="plus" data-deck="side" data-id="3-53"&gt;+&lt;/button&gt;&lt;button type="button" class="btn btn-secondary btn-number btn-sm btn-raise position-absolute bottom-0 end-0" data-type="raise" data-id="3-53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;[.B282];[$HTML.$K$3];[.B282];[$HTML.$L$3];[.B282];[$HTML.$M$3];[.B282];[$HTML.$N$3];[.B282];[$HTML.$O$3];[.B282];[$HTML.$P$3])" office:value-type="string" office:string-value="&lt;tr id=&quot;table-3-53&quot; data-expansion=&quot;35&quot; data-type=&quot;2&quot; data-color=&quot;20&quot; data-term=&quot;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id="table-3-53" data-expansion="35" data-type="2" data-color="20" data-term="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 position-relative m-1&quot; id=&quot;main-3-54&quot;&gt;&lt;img class=&quot;d-block&quot; width=&quot;80&quot; height=&quot;112&quot; src=&quot;https://one-draw.jp/ijinden/cardlist/003/card/03_054.png&quot; /&gt;&lt;div class=&quot;container-num-copies position-absolute bottom-0 start-0 px-1&quot; id=&quot;main-3-54-num-copies&quot;&gt;0&lt;/div&gt;&lt;button type=&quot;button&quot; class=&quot;btn btn-secondary btn-number btn-sm btn-pop position-absolute top-0 start-0&quot; data-type=&quot;minus&quot; data-deck=&quot;main&quot; data-id=&quot;3-54&quot;&gt;-&lt;/button&gt;&lt;button type=&quot;button&quot; class=&quot;btn btn-secondary btn-number btn-sm btn-push position-absolute top-0 end-0&quot; data-type=&quot;plus&quot; data-deck=&quot;main&quot; data-id=&quot;3-54&quot;&gt;+&lt;/button&gt;&lt;button type=&quot;button&quot; class=&quot;btn btn-secondary btn-number btn-sm btn-drop position-absolute bottom-0 end-0&quot; data-type=&quot;drop&quot; data-id=&quot;3-54&quot;&gt;v&lt;/button&gt;&lt;/div&gt;" calcext:value-type="string">
            <text:p>&lt;div class="container-card position-relative m-1" id="main-3-54"&gt;&lt;img class="d-block" width="80" height="112" src="https://one-draw.jp/ijinden/cardlist/003/card/03_054.png" /&gt;&lt;div class="container-num-copies position-absolute bottom-0 start-0 px-1" id="main-3-54-num-copies"&gt;0&lt;/div&gt;&lt;button type="button" class="btn btn-secondary btn-number btn-sm btn-pop position-absolute top-0 start-0" data-type="minus" data-deck="main" data-id="3-54"&gt;-&lt;/button&gt;&lt;button type="button" class="btn btn-secondary btn-number btn-sm btn-push position-absolute top-0 end-0" data-type="plus" data-deck="main" data-id="3-54"&gt;+&lt;/button&gt;&lt;button type="button" class="btn btn-secondary btn-number btn-sm btn-drop position-absolute bottom-0 end-0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 position-relative m-1&quot; id=&quot;side-3-54&quot;&gt;&lt;img class=&quot;d-block&quot; width=&quot;80&quot; height=&quot;112&quot; src=&quot;https://one-draw.jp/ijinden/cardlist/003/card/03_054.png&quot; /&gt;&lt;div class=&quot;container-num-copies position-absolute bottom-0 start-0 px-1&quot; id=&quot;side-3-54-num-copies&quot;&gt;0&lt;/div&gt;&lt;button type=&quot;button&quot; class=&quot;btn btn-secondary btn-number btn-sm btn-pop position-absolute top-0 start-0&quot; data-type=&quot;minus&quot; data-deck=&quot;side&quot; data-id=&quot;3-54&quot;&gt;-&lt;/button&gt;&lt;button type=&quot;button&quot; class=&quot;btn btn-secondary btn-number btn-sm btn-push position-absolute top-0 end-0&quot; data-type=&quot;plus&quot; data-deck=&quot;side&quot; data-id=&quot;3-54&quot;&gt;+&lt;/button&gt;&lt;button type=&quot;button&quot; class=&quot;btn btn-secondary btn-number btn-sm btn-raise position-absolute bottom-0 end-0&quot; data-type=&quot;raise&quot; data-id=&quot;3-54&quot;&gt;^&lt;/button&gt;&lt;/div&gt;" calcext:value-type="string">
            <text:p>&lt;div class="container-card position-relative m-1" id="side-3-54"&gt;&lt;img class="d-block" width="80" height="112" src="https://one-draw.jp/ijinden/cardlist/003/card/03_054.png" /&gt;&lt;div class="container-num-copies position-absolute bottom-0 start-0 px-1" id="side-3-54-num-copies"&gt;0&lt;/div&gt;&lt;button type="button" class="btn btn-secondary btn-number btn-sm btn-pop position-absolute top-0 start-0" data-type="minus" data-deck="side" data-id="3-54"&gt;-&lt;/button&gt;&lt;button type="button" class="btn btn-secondary btn-number btn-sm btn-push position-absolute top-0 end-0" data-type="plus" data-deck="side" data-id="3-54"&gt;+&lt;/button&gt;&lt;button type="button" class="btn btn-secondary btn-number btn-sm btn-raise position-absolute bottom-0 end-0" data-type="raise" data-id="3-54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;[.B283];[$HTML.$K$3];[.B283];[$HTML.$L$3];[.B283];[$HTML.$M$3];[.B283];[$HTML.$N$3];[.B283];[$HTML.$O$3];[.B283];[$HTML.$P$3])" office:value-type="string" office:string-value="&lt;tr id=&quot;table-3-54&quot; data-expansion=&quot;35&quot; data-type=&quot;2&quot; data-color=&quot;20&quot; data-term=&quot;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id="table-3-54" data-expansion="35" data-type="2" data-color="20" data-term="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 position-relative m-1&quot; id=&quot;main-3-55&quot;&gt;&lt;img class=&quot;d-block&quot; width=&quot;80&quot; height=&quot;112&quot; src=&quot;https://one-draw.jp/ijinden/cardlist/003/card/03_055.png&quot; /&gt;&lt;div class=&quot;container-num-copies position-absolute bottom-0 start-0 px-1&quot; id=&quot;main-3-55-num-copies&quot;&gt;0&lt;/div&gt;&lt;button type=&quot;button&quot; class=&quot;btn btn-secondary btn-number btn-sm btn-pop position-absolute top-0 start-0&quot; data-type=&quot;minus&quot; data-deck=&quot;main&quot; data-id=&quot;3-55&quot;&gt;-&lt;/button&gt;&lt;button type=&quot;button&quot; class=&quot;btn btn-secondary btn-number btn-sm btn-push position-absolute top-0 end-0&quot; data-type=&quot;plus&quot; data-deck=&quot;main&quot; data-id=&quot;3-55&quot;&gt;+&lt;/button&gt;&lt;button type=&quot;button&quot; class=&quot;btn btn-secondary btn-number btn-sm btn-drop position-absolute bottom-0 end-0&quot; data-type=&quot;drop&quot; data-id=&quot;3-55&quot;&gt;v&lt;/button&gt;&lt;/div&gt;" calcext:value-type="string">
            <text:p>&lt;div class="container-card position-relative m-1" id="main-3-55"&gt;&lt;img class="d-block" width="80" height="112" src="https://one-draw.jp/ijinden/cardlist/003/card/03_055.png" /&gt;&lt;div class="container-num-copies position-absolute bottom-0 start-0 px-1" id="main-3-55-num-copies"&gt;0&lt;/div&gt;&lt;button type="button" class="btn btn-secondary btn-number btn-sm btn-pop position-absolute top-0 start-0" data-type="minus" data-deck="main" data-id="3-55"&gt;-&lt;/button&gt;&lt;button type="button" class="btn btn-secondary btn-number btn-sm btn-push position-absolute top-0 end-0" data-type="plus" data-deck="main" data-id="3-55"&gt;+&lt;/button&gt;&lt;button type="button" class="btn btn-secondary btn-number btn-sm btn-drop position-absolute bottom-0 end-0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 position-relative m-1&quot; id=&quot;side-3-55&quot;&gt;&lt;img class=&quot;d-block&quot; width=&quot;80&quot; height=&quot;112&quot; src=&quot;https://one-draw.jp/ijinden/cardlist/003/card/03_055.png&quot; /&gt;&lt;div class=&quot;container-num-copies position-absolute bottom-0 start-0 px-1&quot; id=&quot;side-3-55-num-copies&quot;&gt;0&lt;/div&gt;&lt;button type=&quot;button&quot; class=&quot;btn btn-secondary btn-number btn-sm btn-pop position-absolute top-0 start-0&quot; data-type=&quot;minus&quot; data-deck=&quot;side&quot; data-id=&quot;3-55&quot;&gt;-&lt;/button&gt;&lt;button type=&quot;button&quot; class=&quot;btn btn-secondary btn-number btn-sm btn-push position-absolute top-0 end-0&quot; data-type=&quot;plus&quot; data-deck=&quot;side&quot; data-id=&quot;3-55&quot;&gt;+&lt;/button&gt;&lt;button type=&quot;button&quot; class=&quot;btn btn-secondary btn-number btn-sm btn-raise position-absolute bottom-0 end-0&quot; data-type=&quot;raise&quot; data-id=&quot;3-55&quot;&gt;^&lt;/button&gt;&lt;/div&gt;" calcext:value-type="string">
            <text:p>&lt;div class="container-card position-relative m-1" id="side-3-55"&gt;&lt;img class="d-block" width="80" height="112" src="https://one-draw.jp/ijinden/cardlist/003/card/03_055.png" /&gt;&lt;div class="container-num-copies position-absolute bottom-0 start-0 px-1" id="side-3-55-num-copies"&gt;0&lt;/div&gt;&lt;button type="button" class="btn btn-secondary btn-number btn-sm btn-pop position-absolute top-0 start-0" data-type="minus" data-deck="side" data-id="3-55"&gt;-&lt;/button&gt;&lt;button type="button" class="btn btn-secondary btn-number btn-sm btn-push position-absolute top-0 end-0" data-type="plus" data-deck="side" data-id="3-55"&gt;+&lt;/button&gt;&lt;button type="button" class="btn btn-secondary btn-number btn-sm btn-raise position-absolute bottom-0 end-0" data-type="raise" data-id="3-55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;[.B284];[$HTML.$K$3];[.B284];[$HTML.$L$3];[.B284];[$HTML.$M$3];[.B284];[$HTML.$N$3];[.B284];[$HTML.$O$3];[.B284];[$HTML.$P$3])" office:value-type="string" office:string-value="&lt;tr id=&quot;table-3-55&quot; data-expansion=&quot;35&quot; data-type=&quot;2&quot; data-color=&quot;30&quot; data-term=&quot;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id="table-3-55" data-expansion="35" data-type="2" data-color="30" data-term="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 position-relative m-1&quot; id=&quot;main-3-56&quot;&gt;&lt;img class=&quot;d-block&quot; width=&quot;80&quot; height=&quot;112&quot; src=&quot;https://one-draw.jp/ijinden/cardlist/003/card/03_056.png&quot; /&gt;&lt;div class=&quot;container-num-copies position-absolute bottom-0 start-0 px-1&quot; id=&quot;main-3-56-num-copies&quot;&gt;0&lt;/div&gt;&lt;button type=&quot;button&quot; class=&quot;btn btn-secondary btn-number btn-sm btn-pop position-absolute top-0 start-0&quot; data-type=&quot;minus&quot; data-deck=&quot;main&quot; data-id=&quot;3-56&quot;&gt;-&lt;/button&gt;&lt;button type=&quot;button&quot; class=&quot;btn btn-secondary btn-number btn-sm btn-push position-absolute top-0 end-0&quot; data-type=&quot;plus&quot; data-deck=&quot;main&quot; data-id=&quot;3-56&quot;&gt;+&lt;/button&gt;&lt;button type=&quot;button&quot; class=&quot;btn btn-secondary btn-number btn-sm btn-drop position-absolute bottom-0 end-0&quot; data-type=&quot;drop&quot; data-id=&quot;3-56&quot;&gt;v&lt;/button&gt;&lt;/div&gt;" calcext:value-type="string">
            <text:p>&lt;div class="container-card position-relative m-1" id="main-3-56"&gt;&lt;img class="d-block" width="80" height="112" src="https://one-draw.jp/ijinden/cardlist/003/card/03_056.png" /&gt;&lt;div class="container-num-copies position-absolute bottom-0 start-0 px-1" id="main-3-56-num-copies"&gt;0&lt;/div&gt;&lt;button type="button" class="btn btn-secondary btn-number btn-sm btn-pop position-absolute top-0 start-0" data-type="minus" data-deck="main" data-id="3-56"&gt;-&lt;/button&gt;&lt;button type="button" class="btn btn-secondary btn-number btn-sm btn-push position-absolute top-0 end-0" data-type="plus" data-deck="main" data-id="3-56"&gt;+&lt;/button&gt;&lt;button type="button" class="btn btn-secondary btn-number btn-sm btn-drop position-absolute bottom-0 end-0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 position-relative m-1&quot; id=&quot;side-3-56&quot;&gt;&lt;img class=&quot;d-block&quot; width=&quot;80&quot; height=&quot;112&quot; src=&quot;https://one-draw.jp/ijinden/cardlist/003/card/03_056.png&quot; /&gt;&lt;div class=&quot;container-num-copies position-absolute bottom-0 start-0 px-1&quot; id=&quot;side-3-56-num-copies&quot;&gt;0&lt;/div&gt;&lt;button type=&quot;button&quot; class=&quot;btn btn-secondary btn-number btn-sm btn-pop position-absolute top-0 start-0&quot; data-type=&quot;minus&quot; data-deck=&quot;side&quot; data-id=&quot;3-56&quot;&gt;-&lt;/button&gt;&lt;button type=&quot;button&quot; class=&quot;btn btn-secondary btn-number btn-sm btn-push position-absolute top-0 end-0&quot; data-type=&quot;plus&quot; data-deck=&quot;side&quot; data-id=&quot;3-56&quot;&gt;+&lt;/button&gt;&lt;button type=&quot;button&quot; class=&quot;btn btn-secondary btn-number btn-sm btn-raise position-absolute bottom-0 end-0&quot; data-type=&quot;raise&quot; data-id=&quot;3-56&quot;&gt;^&lt;/button&gt;&lt;/div&gt;" calcext:value-type="string">
            <text:p>&lt;div class="container-card position-relative m-1" id="side-3-56"&gt;&lt;img class="d-block" width="80" height="112" src="https://one-draw.jp/ijinden/cardlist/003/card/03_056.png" /&gt;&lt;div class="container-num-copies position-absolute bottom-0 start-0 px-1" id="side-3-56-num-copies"&gt;0&lt;/div&gt;&lt;button type="button" class="btn btn-secondary btn-number btn-sm btn-pop position-absolute top-0 start-0" data-type="minus" data-deck="side" data-id="3-56"&gt;-&lt;/button&gt;&lt;button type="button" class="btn btn-secondary btn-number btn-sm btn-push position-absolute top-0 end-0" data-type="plus" data-deck="side" data-id="3-56"&gt;+&lt;/button&gt;&lt;button type="button" class="btn btn-secondary btn-number btn-sm btn-raise position-absolute bottom-0 end-0" data-type="raise" data-id="3-56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;[.B285];[$HTML.$K$3];[.B285];[$HTML.$L$3];[.B285];[$HTML.$M$3];[.B285];[$HTML.$N$3];[.B285];[$HTML.$O$3];[.B285];[$HTML.$P$3])" office:value-type="string" office:string-value="&lt;tr id=&quot;table-3-56&quot; data-expansion=&quot;35&quot; data-type=&quot;2&quot; data-color=&quot;30&quot; data-term=&quot;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id="table-3-56" data-expansion="35" data-type="2" data-color="30" data-term="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 position-relative m-1&quot; id=&quot;main-3-57&quot;&gt;&lt;img class=&quot;d-block&quot; width=&quot;80&quot; height=&quot;112&quot; src=&quot;https://one-draw.jp/ijinden/cardlist/003/card/03_057.png&quot; /&gt;&lt;div class=&quot;container-num-copies position-absolute bottom-0 start-0 px-1&quot; id=&quot;main-3-57-num-copies&quot;&gt;0&lt;/div&gt;&lt;button type=&quot;button&quot; class=&quot;btn btn-secondary btn-number btn-sm btn-pop position-absolute top-0 start-0&quot; data-type=&quot;minus&quot; data-deck=&quot;main&quot; data-id=&quot;3-57&quot;&gt;-&lt;/button&gt;&lt;button type=&quot;button&quot; class=&quot;btn btn-secondary btn-number btn-sm btn-push position-absolute top-0 end-0&quot; data-type=&quot;plus&quot; data-deck=&quot;main&quot; data-id=&quot;3-57&quot;&gt;+&lt;/button&gt;&lt;button type=&quot;button&quot; class=&quot;btn btn-secondary btn-number btn-sm btn-drop position-absolute bottom-0 end-0&quot; data-type=&quot;drop&quot; data-id=&quot;3-57&quot;&gt;v&lt;/button&gt;&lt;/div&gt;" calcext:value-type="string">
            <text:p>&lt;div class="container-card position-relative m-1" id="main-3-57"&gt;&lt;img class="d-block" width="80" height="112" src="https://one-draw.jp/ijinden/cardlist/003/card/03_057.png" /&gt;&lt;div class="container-num-copies position-absolute bottom-0 start-0 px-1" id="main-3-57-num-copies"&gt;0&lt;/div&gt;&lt;button type="button" class="btn btn-secondary btn-number btn-sm btn-pop position-absolute top-0 start-0" data-type="minus" data-deck="main" data-id="3-57"&gt;-&lt;/button&gt;&lt;button type="button" class="btn btn-secondary btn-number btn-sm btn-push position-absolute top-0 end-0" data-type="plus" data-deck="main" data-id="3-57"&gt;+&lt;/button&gt;&lt;button type="button" class="btn btn-secondary btn-number btn-sm btn-drop position-absolute bottom-0 end-0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 position-relative m-1&quot; id=&quot;side-3-57&quot;&gt;&lt;img class=&quot;d-block&quot; width=&quot;80&quot; height=&quot;112&quot; src=&quot;https://one-draw.jp/ijinden/cardlist/003/card/03_057.png&quot; /&gt;&lt;div class=&quot;container-num-copies position-absolute bottom-0 start-0 px-1&quot; id=&quot;side-3-57-num-copies&quot;&gt;0&lt;/div&gt;&lt;button type=&quot;button&quot; class=&quot;btn btn-secondary btn-number btn-sm btn-pop position-absolute top-0 start-0&quot; data-type=&quot;minus&quot; data-deck=&quot;side&quot; data-id=&quot;3-57&quot;&gt;-&lt;/button&gt;&lt;button type=&quot;button&quot; class=&quot;btn btn-secondary btn-number btn-sm btn-push position-absolute top-0 end-0&quot; data-type=&quot;plus&quot; data-deck=&quot;side&quot; data-id=&quot;3-57&quot;&gt;+&lt;/button&gt;&lt;button type=&quot;button&quot; class=&quot;btn btn-secondary btn-number btn-sm btn-raise position-absolute bottom-0 end-0&quot; data-type=&quot;raise&quot; data-id=&quot;3-57&quot;&gt;^&lt;/button&gt;&lt;/div&gt;" calcext:value-type="string">
            <text:p>&lt;div class="container-card position-relative m-1" id="side-3-57"&gt;&lt;img class="d-block" width="80" height="112" src="https://one-draw.jp/ijinden/cardlist/003/card/03_057.png" /&gt;&lt;div class="container-num-copies position-absolute bottom-0 start-0 px-1" id="side-3-57-num-copies"&gt;0&lt;/div&gt;&lt;button type="button" class="btn btn-secondary btn-number btn-sm btn-pop position-absolute top-0 start-0" data-type="minus" data-deck="side" data-id="3-57"&gt;-&lt;/button&gt;&lt;button type="button" class="btn btn-secondary btn-number btn-sm btn-push position-absolute top-0 end-0" data-type="plus" data-deck="side" data-id="3-57"&gt;+&lt;/button&gt;&lt;button type="button" class="btn btn-secondary btn-number btn-sm btn-raise position-absolute bottom-0 end-0" data-type="raise" data-id="3-57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;[.B286];[$HTML.$K$3];[.B286];[$HTML.$L$3];[.B286];[$HTML.$M$3];[.B286];[$HTML.$N$3];[.B286];[$HTML.$O$3];[.B286];[$HTML.$P$3])" office:value-type="string" office:string-value="&lt;tr id=&quot;table-3-57&quot; data-expansion=&quot;35&quot; data-type=&quot;2&quot; data-color=&quot;40&quot; data-term=&quot;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id="table-3-57" data-expansion="35" data-type="2" data-color="40" data-term="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 position-relative m-1&quot; id=&quot;main-3-58&quot;&gt;&lt;img class=&quot;d-block&quot; width=&quot;80&quot; height=&quot;112&quot; src=&quot;https://one-draw.jp/ijinden/cardlist/003/card/03_058.png&quot; /&gt;&lt;div class=&quot;container-num-copies position-absolute bottom-0 start-0 px-1&quot; id=&quot;main-3-58-num-copies&quot;&gt;0&lt;/div&gt;&lt;button type=&quot;button&quot; class=&quot;btn btn-secondary btn-number btn-sm btn-pop position-absolute top-0 start-0&quot; data-type=&quot;minus&quot; data-deck=&quot;main&quot; data-id=&quot;3-58&quot;&gt;-&lt;/button&gt;&lt;button type=&quot;button&quot; class=&quot;btn btn-secondary btn-number btn-sm btn-push position-absolute top-0 end-0&quot; data-type=&quot;plus&quot; data-deck=&quot;main&quot; data-id=&quot;3-58&quot;&gt;+&lt;/button&gt;&lt;button type=&quot;button&quot; class=&quot;btn btn-secondary btn-number btn-sm btn-drop position-absolute bottom-0 end-0&quot; data-type=&quot;drop&quot; data-id=&quot;3-58&quot;&gt;v&lt;/button&gt;&lt;/div&gt;" calcext:value-type="string">
            <text:p>&lt;div class="container-card position-relative m-1" id="main-3-58"&gt;&lt;img class="d-block" width="80" height="112" src="https://one-draw.jp/ijinden/cardlist/003/card/03_058.png" /&gt;&lt;div class="container-num-copies position-absolute bottom-0 start-0 px-1" id="main-3-58-num-copies"&gt;0&lt;/div&gt;&lt;button type="button" class="btn btn-secondary btn-number btn-sm btn-pop position-absolute top-0 start-0" data-type="minus" data-deck="main" data-id="3-58"&gt;-&lt;/button&gt;&lt;button type="button" class="btn btn-secondary btn-number btn-sm btn-push position-absolute top-0 end-0" data-type="plus" data-deck="main" data-id="3-58"&gt;+&lt;/button&gt;&lt;button type="button" class="btn btn-secondary btn-number btn-sm btn-drop position-absolute bottom-0 end-0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 position-relative m-1&quot; id=&quot;side-3-58&quot;&gt;&lt;img class=&quot;d-block&quot; width=&quot;80&quot; height=&quot;112&quot; src=&quot;https://one-draw.jp/ijinden/cardlist/003/card/03_058.png&quot; /&gt;&lt;div class=&quot;container-num-copies position-absolute bottom-0 start-0 px-1&quot; id=&quot;side-3-58-num-copies&quot;&gt;0&lt;/div&gt;&lt;button type=&quot;button&quot; class=&quot;btn btn-secondary btn-number btn-sm btn-pop position-absolute top-0 start-0&quot; data-type=&quot;minus&quot; data-deck=&quot;side&quot; data-id=&quot;3-58&quot;&gt;-&lt;/button&gt;&lt;button type=&quot;button&quot; class=&quot;btn btn-secondary btn-number btn-sm btn-push position-absolute top-0 end-0&quot; data-type=&quot;plus&quot; data-deck=&quot;side&quot; data-id=&quot;3-58&quot;&gt;+&lt;/button&gt;&lt;button type=&quot;button&quot; class=&quot;btn btn-secondary btn-number btn-sm btn-raise position-absolute bottom-0 end-0&quot; data-type=&quot;raise&quot; data-id=&quot;3-58&quot;&gt;^&lt;/button&gt;&lt;/div&gt;" calcext:value-type="string">
            <text:p>&lt;div class="container-card position-relative m-1" id="side-3-58"&gt;&lt;img class="d-block" width="80" height="112" src="https://one-draw.jp/ijinden/cardlist/003/card/03_058.png" /&gt;&lt;div class="container-num-copies position-absolute bottom-0 start-0 px-1" id="side-3-58-num-copies"&gt;0&lt;/div&gt;&lt;button type="button" class="btn btn-secondary btn-number btn-sm btn-pop position-absolute top-0 start-0" data-type="minus" data-deck="side" data-id="3-58"&gt;-&lt;/button&gt;&lt;button type="button" class="btn btn-secondary btn-number btn-sm btn-push position-absolute top-0 end-0" data-type="plus" data-deck="side" data-id="3-58"&gt;+&lt;/button&gt;&lt;button type="button" class="btn btn-secondary btn-number btn-sm btn-raise position-absolute bottom-0 end-0" data-type="raise" data-id="3-58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;[.B287];[$HTML.$K$3];[.B287];[$HTML.$L$3];[.B287];[$HTML.$M$3];[.B287];[$HTML.$N$3];[.B287];[$HTML.$O$3];[.B287];[$HTML.$P$3])" office:value-type="string" office:string-value="&lt;tr id=&quot;table-3-58&quot; data-expansion=&quot;35&quot; data-type=&quot;2&quot; data-color=&quot;40&quot; data-term=&quot;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id="table-3-58" data-expansion="35" data-type="2" data-color="40" data-term="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 position-relative m-1&quot; id=&quot;main-3-59&quot;&gt;&lt;img class=&quot;d-block&quot; width=&quot;80&quot; height=&quot;112&quot; src=&quot;https://one-draw.jp/ijinden/cardlist/003/card/03_059.png&quot; /&gt;&lt;div class=&quot;container-num-copies position-absolute bottom-0 start-0 px-1&quot; id=&quot;main-3-59-num-copies&quot;&gt;0&lt;/div&gt;&lt;button type=&quot;button&quot; class=&quot;btn btn-secondary btn-number btn-sm btn-pop position-absolute top-0 start-0&quot; data-type=&quot;minus&quot; data-deck=&quot;main&quot; data-id=&quot;3-59&quot;&gt;-&lt;/button&gt;&lt;button type=&quot;button&quot; class=&quot;btn btn-secondary btn-number btn-sm btn-push position-absolute top-0 end-0&quot; data-type=&quot;plus&quot; data-deck=&quot;main&quot; data-id=&quot;3-59&quot;&gt;+&lt;/button&gt;&lt;button type=&quot;button&quot; class=&quot;btn btn-secondary btn-number btn-sm btn-drop position-absolute bottom-0 end-0&quot; data-type=&quot;drop&quot; data-id=&quot;3-59&quot;&gt;v&lt;/button&gt;&lt;/div&gt;" calcext:value-type="string">
            <text:p>&lt;div class="container-card position-relative m-1" id="main-3-59"&gt;&lt;img class="d-block" width="80" height="112" src="https://one-draw.jp/ijinden/cardlist/003/card/03_059.png" /&gt;&lt;div class="container-num-copies position-absolute bottom-0 start-0 px-1" id="main-3-59-num-copies"&gt;0&lt;/div&gt;&lt;button type="button" class="btn btn-secondary btn-number btn-sm btn-pop position-absolute top-0 start-0" data-type="minus" data-deck="main" data-id="3-59"&gt;-&lt;/button&gt;&lt;button type="button" class="btn btn-secondary btn-number btn-sm btn-push position-absolute top-0 end-0" data-type="plus" data-deck="main" data-id="3-59"&gt;+&lt;/button&gt;&lt;button type="button" class="btn btn-secondary btn-number btn-sm btn-drop position-absolute bottom-0 end-0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 position-relative m-1&quot; id=&quot;side-3-59&quot;&gt;&lt;img class=&quot;d-block&quot; width=&quot;80&quot; height=&quot;112&quot; src=&quot;https://one-draw.jp/ijinden/cardlist/003/card/03_059.png&quot; /&gt;&lt;div class=&quot;container-num-copies position-absolute bottom-0 start-0 px-1&quot; id=&quot;side-3-59-num-copies&quot;&gt;0&lt;/div&gt;&lt;button type=&quot;button&quot; class=&quot;btn btn-secondary btn-number btn-sm btn-pop position-absolute top-0 start-0&quot; data-type=&quot;minus&quot; data-deck=&quot;side&quot; data-id=&quot;3-59&quot;&gt;-&lt;/button&gt;&lt;button type=&quot;button&quot; class=&quot;btn btn-secondary btn-number btn-sm btn-push position-absolute top-0 end-0&quot; data-type=&quot;plus&quot; data-deck=&quot;side&quot; data-id=&quot;3-59&quot;&gt;+&lt;/button&gt;&lt;button type=&quot;button&quot; class=&quot;btn btn-secondary btn-number btn-sm btn-raise position-absolute bottom-0 end-0&quot; data-type=&quot;raise&quot; data-id=&quot;3-59&quot;&gt;^&lt;/button&gt;&lt;/div&gt;" calcext:value-type="string">
            <text:p>&lt;div class="container-card position-relative m-1" id="side-3-59"&gt;&lt;img class="d-block" width="80" height="112" src="https://one-draw.jp/ijinden/cardlist/003/card/03_059.png" /&gt;&lt;div class="container-num-copies position-absolute bottom-0 start-0 px-1" id="side-3-59-num-copies"&gt;0&lt;/div&gt;&lt;button type="button" class="btn btn-secondary btn-number btn-sm btn-pop position-absolute top-0 start-0" data-type="minus" data-deck="side" data-id="3-59"&gt;-&lt;/button&gt;&lt;button type="button" class="btn btn-secondary btn-number btn-sm btn-push position-absolute top-0 end-0" data-type="plus" data-deck="side" data-id="3-59"&gt;+&lt;/button&gt;&lt;button type="button" class="btn btn-secondary btn-number btn-sm btn-raise position-absolute bottom-0 end-0" data-type="raise" data-id="3-59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;[.B288];[$HTML.$K$3];[.B288];[$HTML.$L$3];[.B288];[$HTML.$M$3];[.B288];[$HTML.$N$3];[.B288];[$HTML.$O$3];[.B288];[$HTML.$P$3])" office:value-type="string" office:string-value="&lt;tr id=&quot;table-3-59&quot; data-expansion=&quot;35&quot; data-type=&quot;2&quot; data-color=&quot;50&quot; data-term=&quot;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id="table-3-59" data-expansion="35" data-type="2" data-color="50" data-term="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 position-relative m-1&quot; id=&quot;main-3-60&quot;&gt;&lt;img class=&quot;d-block&quot; width=&quot;80&quot; height=&quot;112&quot; src=&quot;https://one-draw.jp/ijinden/cardlist/003/card/03_060.png&quot; /&gt;&lt;div class=&quot;container-num-copies position-absolute bottom-0 start-0 px-1&quot; id=&quot;main-3-60-num-copies&quot;&gt;0&lt;/div&gt;&lt;button type=&quot;button&quot; class=&quot;btn btn-secondary btn-number btn-sm btn-pop position-absolute top-0 start-0&quot; data-type=&quot;minus&quot; data-deck=&quot;main&quot; data-id=&quot;3-60&quot;&gt;-&lt;/button&gt;&lt;button type=&quot;button&quot; class=&quot;btn btn-secondary btn-number btn-sm btn-push position-absolute top-0 end-0&quot; data-type=&quot;plus&quot; data-deck=&quot;main&quot; data-id=&quot;3-60&quot;&gt;+&lt;/button&gt;&lt;button type=&quot;button&quot; class=&quot;btn btn-secondary btn-number btn-sm btn-drop position-absolute bottom-0 end-0&quot; data-type=&quot;drop&quot; data-id=&quot;3-60&quot;&gt;v&lt;/button&gt;&lt;/div&gt;" calcext:value-type="string">
            <text:p>&lt;div class="container-card position-relative m-1" id="main-3-60"&gt;&lt;img class="d-block" width="80" height="112" src="https://one-draw.jp/ijinden/cardlist/003/card/03_060.png" /&gt;&lt;div class="container-num-copies position-absolute bottom-0 start-0 px-1" id="main-3-60-num-copies"&gt;0&lt;/div&gt;&lt;button type="button" class="btn btn-secondary btn-number btn-sm btn-pop position-absolute top-0 start-0" data-type="minus" data-deck="main" data-id="3-60"&gt;-&lt;/button&gt;&lt;button type="button" class="btn btn-secondary btn-number btn-sm btn-push position-absolute top-0 end-0" data-type="plus" data-deck="main" data-id="3-60"&gt;+&lt;/button&gt;&lt;button type="button" class="btn btn-secondary btn-number btn-sm btn-drop position-absolute bottom-0 end-0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 position-relative m-1&quot; id=&quot;side-3-60&quot;&gt;&lt;img class=&quot;d-block&quot; width=&quot;80&quot; height=&quot;112&quot; src=&quot;https://one-draw.jp/ijinden/cardlist/003/card/03_060.png&quot; /&gt;&lt;div class=&quot;container-num-copies position-absolute bottom-0 start-0 px-1&quot; id=&quot;side-3-60-num-copies&quot;&gt;0&lt;/div&gt;&lt;button type=&quot;button&quot; class=&quot;btn btn-secondary btn-number btn-sm btn-pop position-absolute top-0 start-0&quot; data-type=&quot;minus&quot; data-deck=&quot;side&quot; data-id=&quot;3-60&quot;&gt;-&lt;/button&gt;&lt;button type=&quot;button&quot; class=&quot;btn btn-secondary btn-number btn-sm btn-push position-absolute top-0 end-0&quot; data-type=&quot;plus&quot; data-deck=&quot;side&quot; data-id=&quot;3-60&quot;&gt;+&lt;/button&gt;&lt;button type=&quot;button&quot; class=&quot;btn btn-secondary btn-number btn-sm btn-raise position-absolute bottom-0 end-0&quot; data-type=&quot;raise&quot; data-id=&quot;3-60&quot;&gt;^&lt;/button&gt;&lt;/div&gt;" calcext:value-type="string">
            <text:p>&lt;div class="container-card position-relative m-1" id="side-3-60"&gt;&lt;img class="d-block" width="80" height="112" src="https://one-draw.jp/ijinden/cardlist/003/card/03_060.png" /&gt;&lt;div class="container-num-copies position-absolute bottom-0 start-0 px-1" id="side-3-60-num-copies"&gt;0&lt;/div&gt;&lt;button type="button" class="btn btn-secondary btn-number btn-sm btn-pop position-absolute top-0 start-0" data-type="minus" data-deck="side" data-id="3-60"&gt;-&lt;/button&gt;&lt;button type="button" class="btn btn-secondary btn-number btn-sm btn-push position-absolute top-0 end-0" data-type="plus" data-deck="side" data-id="3-60"&gt;+&lt;/button&gt;&lt;button type="button" class="btn btn-secondary btn-number btn-sm btn-raise position-absolute bottom-0 end-0" data-type="raise" data-id="3-60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;[.B289];[$HTML.$K$3];[.B289];[$HTML.$L$3];[.B289];[$HTML.$M$3];[.B289];[$HTML.$N$3];[.B289];[$HTML.$O$3];[.B289];[$HTML.$P$3])" office:value-type="string" office:string-value="&lt;tr id=&quot;table-3-60&quot; data-expansion=&quot;35&quot; data-type=&quot;2&quot; data-color=&quot;50&quot; data-term=&quot;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id="table-3-60" data-expansion="35" data-type="2" data-color="50" data-term="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 position-relative m-1&quot; id=&quot;main-3-61&quot;&gt;&lt;img class=&quot;d-block&quot; width=&quot;80&quot; height=&quot;112&quot; src=&quot;https://one-draw.jp/ijinden/cardlist/003/card/03_061.png&quot; /&gt;&lt;div class=&quot;container-num-copies position-absolute bottom-0 start-0 px-1&quot; id=&quot;main-3-61-num-copies&quot;&gt;0&lt;/div&gt;&lt;button type=&quot;button&quot; class=&quot;btn btn-secondary btn-number btn-sm btn-pop position-absolute top-0 start-0&quot; data-type=&quot;minus&quot; data-deck=&quot;main&quot; data-id=&quot;3-61&quot;&gt;-&lt;/button&gt;&lt;button type=&quot;button&quot; class=&quot;btn btn-secondary btn-number btn-sm btn-push position-absolute top-0 end-0&quot; data-type=&quot;plus&quot; data-deck=&quot;main&quot; data-id=&quot;3-61&quot;&gt;+&lt;/button&gt;&lt;button type=&quot;button&quot; class=&quot;btn btn-secondary btn-number btn-sm btn-drop position-absolute bottom-0 end-0&quot; data-type=&quot;drop&quot; data-id=&quot;3-61&quot;&gt;v&lt;/button&gt;&lt;/div&gt;" calcext:value-type="string">
            <text:p>&lt;div class="container-card position-relative m-1" id="main-3-61"&gt;&lt;img class="d-block" width="80" height="112" src="https://one-draw.jp/ijinden/cardlist/003/card/03_061.png" /&gt;&lt;div class="container-num-copies position-absolute bottom-0 start-0 px-1" id="main-3-61-num-copies"&gt;0&lt;/div&gt;&lt;button type="button" class="btn btn-secondary btn-number btn-sm btn-pop position-absolute top-0 start-0" data-type="minus" data-deck="main" data-id="3-61"&gt;-&lt;/button&gt;&lt;button type="button" class="btn btn-secondary btn-number btn-sm btn-push position-absolute top-0 end-0" data-type="plus" data-deck="main" data-id="3-61"&gt;+&lt;/button&gt;&lt;button type="button" class="btn btn-secondary btn-number btn-sm btn-drop position-absolute bottom-0 end-0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 position-relative m-1&quot; id=&quot;side-3-61&quot;&gt;&lt;img class=&quot;d-block&quot; width=&quot;80&quot; height=&quot;112&quot; src=&quot;https://one-draw.jp/ijinden/cardlist/003/card/03_061.png&quot; /&gt;&lt;div class=&quot;container-num-copies position-absolute bottom-0 start-0 px-1&quot; id=&quot;side-3-61-num-copies&quot;&gt;0&lt;/div&gt;&lt;button type=&quot;button&quot; class=&quot;btn btn-secondary btn-number btn-sm btn-pop position-absolute top-0 start-0&quot; data-type=&quot;minus&quot; data-deck=&quot;side&quot; data-id=&quot;3-61&quot;&gt;-&lt;/button&gt;&lt;button type=&quot;button&quot; class=&quot;btn btn-secondary btn-number btn-sm btn-push position-absolute top-0 end-0&quot; data-type=&quot;plus&quot; data-deck=&quot;side&quot; data-id=&quot;3-61&quot;&gt;+&lt;/button&gt;&lt;button type=&quot;button&quot; class=&quot;btn btn-secondary btn-number btn-sm btn-raise position-absolute bottom-0 end-0&quot; data-type=&quot;raise&quot; data-id=&quot;3-61&quot;&gt;^&lt;/button&gt;&lt;/div&gt;" calcext:value-type="string">
            <text:p>&lt;div class="container-card position-relative m-1" id="side-3-61"&gt;&lt;img class="d-block" width="80" height="112" src="https://one-draw.jp/ijinden/cardlist/003/card/03_061.png" /&gt;&lt;div class="container-num-copies position-absolute bottom-0 start-0 px-1" id="side-3-61-num-copies"&gt;0&lt;/div&gt;&lt;button type="button" class="btn btn-secondary btn-number btn-sm btn-pop position-absolute top-0 start-0" data-type="minus" data-deck="side" data-id="3-61"&gt;-&lt;/button&gt;&lt;button type="button" class="btn btn-secondary btn-number btn-sm btn-push position-absolute top-0 end-0" data-type="plus" data-deck="side" data-id="3-61"&gt;+&lt;/button&gt;&lt;button type="button" class="btn btn-secondary btn-number btn-sm btn-raise position-absolute bottom-0 end-0" data-type="raise" data-id="3-61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;[.B290];[$HTML.$K$3];[.B290];[$HTML.$L$3];[.B290];[$HTML.$M$3];[.B290];[$HTML.$N$3];[.B290];[$HTML.$O$3];[.B290];[$HTML.$P$3])" office:value-type="string" office:string-value="&lt;tr id=&quot;table-3-61&quot; data-expansion=&quot;35&quot; data-type=&quot;3&quot; data-color=&quot;10&quot; data-term=&quot;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id="table-3-61" data-expansion="35" data-type="3" data-color="10" data-term="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 position-relative m-1&quot; id=&quot;main-3-62&quot;&gt;&lt;img class=&quot;d-block&quot; width=&quot;80&quot; height=&quot;112&quot; src=&quot;https://one-draw.jp/ijinden/cardlist/003/card/03_062.png&quot; /&gt;&lt;div class=&quot;container-num-copies position-absolute bottom-0 start-0 px-1&quot; id=&quot;main-3-62-num-copies&quot;&gt;0&lt;/div&gt;&lt;button type=&quot;button&quot; class=&quot;btn btn-secondary btn-number btn-sm btn-pop position-absolute top-0 start-0&quot; data-type=&quot;minus&quot; data-deck=&quot;main&quot; data-id=&quot;3-62&quot;&gt;-&lt;/button&gt;&lt;button type=&quot;button&quot; class=&quot;btn btn-secondary btn-number btn-sm btn-push position-absolute top-0 end-0&quot; data-type=&quot;plus&quot; data-deck=&quot;main&quot; data-id=&quot;3-62&quot;&gt;+&lt;/button&gt;&lt;button type=&quot;button&quot; class=&quot;btn btn-secondary btn-number btn-sm btn-drop position-absolute bottom-0 end-0&quot; data-type=&quot;drop&quot; data-id=&quot;3-62&quot;&gt;v&lt;/button&gt;&lt;/div&gt;" calcext:value-type="string">
            <text:p>&lt;div class="container-card position-relative m-1" id="main-3-62"&gt;&lt;img class="d-block" width="80" height="112" src="https://one-draw.jp/ijinden/cardlist/003/card/03_062.png" /&gt;&lt;div class="container-num-copies position-absolute bottom-0 start-0 px-1" id="main-3-62-num-copies"&gt;0&lt;/div&gt;&lt;button type="button" class="btn btn-secondary btn-number btn-sm btn-pop position-absolute top-0 start-0" data-type="minus" data-deck="main" data-id="3-62"&gt;-&lt;/button&gt;&lt;button type="button" class="btn btn-secondary btn-number btn-sm btn-push position-absolute top-0 end-0" data-type="plus" data-deck="main" data-id="3-62"&gt;+&lt;/button&gt;&lt;button type="button" class="btn btn-secondary btn-number btn-sm btn-drop position-absolute bottom-0 end-0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 position-relative m-1&quot; id=&quot;side-3-62&quot;&gt;&lt;img class=&quot;d-block&quot; width=&quot;80&quot; height=&quot;112&quot; src=&quot;https://one-draw.jp/ijinden/cardlist/003/card/03_062.png&quot; /&gt;&lt;div class=&quot;container-num-copies position-absolute bottom-0 start-0 px-1&quot; id=&quot;side-3-62-num-copies&quot;&gt;0&lt;/div&gt;&lt;button type=&quot;button&quot; class=&quot;btn btn-secondary btn-number btn-sm btn-pop position-absolute top-0 start-0&quot; data-type=&quot;minus&quot; data-deck=&quot;side&quot; data-id=&quot;3-62&quot;&gt;-&lt;/button&gt;&lt;button type=&quot;button&quot; class=&quot;btn btn-secondary btn-number btn-sm btn-push position-absolute top-0 end-0&quot; data-type=&quot;plus&quot; data-deck=&quot;side&quot; data-id=&quot;3-62&quot;&gt;+&lt;/button&gt;&lt;button type=&quot;button&quot; class=&quot;btn btn-secondary btn-number btn-sm btn-raise position-absolute bottom-0 end-0&quot; data-type=&quot;raise&quot; data-id=&quot;3-62&quot;&gt;^&lt;/button&gt;&lt;/div&gt;" calcext:value-type="string">
            <text:p>&lt;div class="container-card position-relative m-1" id="side-3-62"&gt;&lt;img class="d-block" width="80" height="112" src="https://one-draw.jp/ijinden/cardlist/003/card/03_062.png" /&gt;&lt;div class="container-num-copies position-absolute bottom-0 start-0 px-1" id="side-3-62-num-copies"&gt;0&lt;/div&gt;&lt;button type="button" class="btn btn-secondary btn-number btn-sm btn-pop position-absolute top-0 start-0" data-type="minus" data-deck="side" data-id="3-62"&gt;-&lt;/button&gt;&lt;button type="button" class="btn btn-secondary btn-number btn-sm btn-push position-absolute top-0 end-0" data-type="plus" data-deck="side" data-id="3-62"&gt;+&lt;/button&gt;&lt;button type="button" class="btn btn-secondary btn-number btn-sm btn-raise position-absolute bottom-0 end-0" data-type="raise" data-id="3-62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;[.B291];[$HTML.$K$3];[.B291];[$HTML.$L$3];[.B291];[$HTML.$M$3];[.B291];[$HTML.$N$3];[.B291];[$HTML.$O$3];[.B291];[$HTML.$P$3])" office:value-type="string" office:string-value="&lt;tr id=&quot;table-3-62&quot; data-expansion=&quot;35&quot; data-type=&quot;3&quot; data-color=&quot;10&quot; data-term=&quot;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id="table-3-62" data-expansion="35" data-type="3" data-color="10" data-term="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 position-relative m-1&quot; id=&quot;main-3-63&quot;&gt;&lt;img class=&quot;d-block&quot; width=&quot;80&quot; height=&quot;112&quot; src=&quot;https://one-draw.jp/ijinden/cardlist/003/card/03_063.png&quot; /&gt;&lt;div class=&quot;container-num-copies position-absolute bottom-0 start-0 px-1&quot; id=&quot;main-3-63-num-copies&quot;&gt;0&lt;/div&gt;&lt;button type=&quot;button&quot; class=&quot;btn btn-secondary btn-number btn-sm btn-pop position-absolute top-0 start-0&quot; data-type=&quot;minus&quot; data-deck=&quot;main&quot; data-id=&quot;3-63&quot;&gt;-&lt;/button&gt;&lt;button type=&quot;button&quot; class=&quot;btn btn-secondary btn-number btn-sm btn-push position-absolute top-0 end-0&quot; data-type=&quot;plus&quot; data-deck=&quot;main&quot; data-id=&quot;3-63&quot;&gt;+&lt;/button&gt;&lt;button type=&quot;button&quot; class=&quot;btn btn-secondary btn-number btn-sm btn-drop position-absolute bottom-0 end-0&quot; data-type=&quot;drop&quot; data-id=&quot;3-63&quot;&gt;v&lt;/button&gt;&lt;/div&gt;" calcext:value-type="string">
            <text:p>&lt;div class="container-card position-relative m-1" id="main-3-63"&gt;&lt;img class="d-block" width="80" height="112" src="https://one-draw.jp/ijinden/cardlist/003/card/03_063.png" /&gt;&lt;div class="container-num-copies position-absolute bottom-0 start-0 px-1" id="main-3-63-num-copies"&gt;0&lt;/div&gt;&lt;button type="button" class="btn btn-secondary btn-number btn-sm btn-pop position-absolute top-0 start-0" data-type="minus" data-deck="main" data-id="3-63"&gt;-&lt;/button&gt;&lt;button type="button" class="btn btn-secondary btn-number btn-sm btn-push position-absolute top-0 end-0" data-type="plus" data-deck="main" data-id="3-63"&gt;+&lt;/button&gt;&lt;button type="button" class="btn btn-secondary btn-number btn-sm btn-drop position-absolute bottom-0 end-0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 position-relative m-1&quot; id=&quot;side-3-63&quot;&gt;&lt;img class=&quot;d-block&quot; width=&quot;80&quot; height=&quot;112&quot; src=&quot;https://one-draw.jp/ijinden/cardlist/003/card/03_063.png&quot; /&gt;&lt;div class=&quot;container-num-copies position-absolute bottom-0 start-0 px-1&quot; id=&quot;side-3-63-num-copies&quot;&gt;0&lt;/div&gt;&lt;button type=&quot;button&quot; class=&quot;btn btn-secondary btn-number btn-sm btn-pop position-absolute top-0 start-0&quot; data-type=&quot;minus&quot; data-deck=&quot;side&quot; data-id=&quot;3-63&quot;&gt;-&lt;/button&gt;&lt;button type=&quot;button&quot; class=&quot;btn btn-secondary btn-number btn-sm btn-push position-absolute top-0 end-0&quot; data-type=&quot;plus&quot; data-deck=&quot;side&quot; data-id=&quot;3-63&quot;&gt;+&lt;/button&gt;&lt;button type=&quot;button&quot; class=&quot;btn btn-secondary btn-number btn-sm btn-raise position-absolute bottom-0 end-0&quot; data-type=&quot;raise&quot; data-id=&quot;3-63&quot;&gt;^&lt;/button&gt;&lt;/div&gt;" calcext:value-type="string">
            <text:p>&lt;div class="container-card position-relative m-1" id="side-3-63"&gt;&lt;img class="d-block" width="80" height="112" src="https://one-draw.jp/ijinden/cardlist/003/card/03_063.png" /&gt;&lt;div class="container-num-copies position-absolute bottom-0 start-0 px-1" id="side-3-63-num-copies"&gt;0&lt;/div&gt;&lt;button type="button" class="btn btn-secondary btn-number btn-sm btn-pop position-absolute top-0 start-0" data-type="minus" data-deck="side" data-id="3-63"&gt;-&lt;/button&gt;&lt;button type="button" class="btn btn-secondary btn-number btn-sm btn-push position-absolute top-0 end-0" data-type="plus" data-deck="side" data-id="3-63"&gt;+&lt;/button&gt;&lt;button type="button" class="btn btn-secondary btn-number btn-sm btn-raise position-absolute bottom-0 end-0" data-type="raise" data-id="3-63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;[.B292];[$HTML.$K$3];[.B292];[$HTML.$L$3];[.B292];[$HTML.$M$3];[.B292];[$HTML.$N$3];[.B292];[$HTML.$O$3];[.B292];[$HTML.$P$3])" office:value-type="string" office:string-value="&lt;tr id=&quot;table-3-63&quot; data-expansion=&quot;35&quot; data-type=&quot;3&quot; data-color=&quot;20&quot; data-term=&quot;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id="table-3-63" data-expansion="35" data-type="3" data-color="20" data-term="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 position-relative m-1&quot; id=&quot;main-3-64&quot;&gt;&lt;img class=&quot;d-block&quot; width=&quot;80&quot; height=&quot;112&quot; src=&quot;https://one-draw.jp/ijinden/cardlist/003/card/03_064.png&quot; /&gt;&lt;div class=&quot;container-num-copies position-absolute bottom-0 start-0 px-1&quot; id=&quot;main-3-64-num-copies&quot;&gt;0&lt;/div&gt;&lt;button type=&quot;button&quot; class=&quot;btn btn-secondary btn-number btn-sm btn-pop position-absolute top-0 start-0&quot; data-type=&quot;minus&quot; data-deck=&quot;main&quot; data-id=&quot;3-64&quot;&gt;-&lt;/button&gt;&lt;button type=&quot;button&quot; class=&quot;btn btn-secondary btn-number btn-sm btn-push position-absolute top-0 end-0&quot; data-type=&quot;plus&quot; data-deck=&quot;main&quot; data-id=&quot;3-64&quot;&gt;+&lt;/button&gt;&lt;button type=&quot;button&quot; class=&quot;btn btn-secondary btn-number btn-sm btn-drop position-absolute bottom-0 end-0&quot; data-type=&quot;drop&quot; data-id=&quot;3-64&quot;&gt;v&lt;/button&gt;&lt;/div&gt;" calcext:value-type="string">
            <text:p>&lt;div class="container-card position-relative m-1" id="main-3-64"&gt;&lt;img class="d-block" width="80" height="112" src="https://one-draw.jp/ijinden/cardlist/003/card/03_064.png" /&gt;&lt;div class="container-num-copies position-absolute bottom-0 start-0 px-1" id="main-3-64-num-copies"&gt;0&lt;/div&gt;&lt;button type="button" class="btn btn-secondary btn-number btn-sm btn-pop position-absolute top-0 start-0" data-type="minus" data-deck="main" data-id="3-64"&gt;-&lt;/button&gt;&lt;button type="button" class="btn btn-secondary btn-number btn-sm btn-push position-absolute top-0 end-0" data-type="plus" data-deck="main" data-id="3-64"&gt;+&lt;/button&gt;&lt;button type="button" class="btn btn-secondary btn-number btn-sm btn-drop position-absolute bottom-0 end-0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 position-relative m-1&quot; id=&quot;side-3-64&quot;&gt;&lt;img class=&quot;d-block&quot; width=&quot;80&quot; height=&quot;112&quot; src=&quot;https://one-draw.jp/ijinden/cardlist/003/card/03_064.png&quot; /&gt;&lt;div class=&quot;container-num-copies position-absolute bottom-0 start-0 px-1&quot; id=&quot;side-3-64-num-copies&quot;&gt;0&lt;/div&gt;&lt;button type=&quot;button&quot; class=&quot;btn btn-secondary btn-number btn-sm btn-pop position-absolute top-0 start-0&quot; data-type=&quot;minus&quot; data-deck=&quot;side&quot; data-id=&quot;3-64&quot;&gt;-&lt;/button&gt;&lt;button type=&quot;button&quot; class=&quot;btn btn-secondary btn-number btn-sm btn-push position-absolute top-0 end-0&quot; data-type=&quot;plus&quot; data-deck=&quot;side&quot; data-id=&quot;3-64&quot;&gt;+&lt;/button&gt;&lt;button type=&quot;button&quot; class=&quot;btn btn-secondary btn-number btn-sm btn-raise position-absolute bottom-0 end-0&quot; data-type=&quot;raise&quot; data-id=&quot;3-64&quot;&gt;^&lt;/button&gt;&lt;/div&gt;" calcext:value-type="string">
            <text:p>&lt;div class="container-card position-relative m-1" id="side-3-64"&gt;&lt;img class="d-block" width="80" height="112" src="https://one-draw.jp/ijinden/cardlist/003/card/03_064.png" /&gt;&lt;div class="container-num-copies position-absolute bottom-0 start-0 px-1" id="side-3-64-num-copies"&gt;0&lt;/div&gt;&lt;button type="button" class="btn btn-secondary btn-number btn-sm btn-pop position-absolute top-0 start-0" data-type="minus" data-deck="side" data-id="3-64"&gt;-&lt;/button&gt;&lt;button type="button" class="btn btn-secondary btn-number btn-sm btn-push position-absolute top-0 end-0" data-type="plus" data-deck="side" data-id="3-64"&gt;+&lt;/button&gt;&lt;button type="button" class="btn btn-secondary btn-number btn-sm btn-raise position-absolute bottom-0 end-0" data-type="raise" data-id="3-64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;[.B293];[$HTML.$K$3];[.B293];[$HTML.$L$3];[.B293];[$HTML.$M$3];[.B293];[$HTML.$N$3];[.B293];[$HTML.$O$3];[.B293];[$HTML.$P$3])" office:value-type="string" office:string-value="&lt;tr id=&quot;table-3-64&quot; data-expansion=&quot;35&quot; data-type=&quot;3&quot; data-color=&quot;20&quot; data-term=&quot;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id="table-3-64" data-expansion="35" data-type="3" data-color="20" data-term="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 position-relative m-1&quot; id=&quot;main-3-65&quot;&gt;&lt;img class=&quot;d-block&quot; width=&quot;80&quot; height=&quot;112&quot; src=&quot;https://one-draw.jp/ijinden/cardlist/003/card/03_065.png&quot; /&gt;&lt;div class=&quot;container-num-copies position-absolute bottom-0 start-0 px-1&quot; id=&quot;main-3-65-num-copies&quot;&gt;0&lt;/div&gt;&lt;button type=&quot;button&quot; class=&quot;btn btn-secondary btn-number btn-sm btn-pop position-absolute top-0 start-0&quot; data-type=&quot;minus&quot; data-deck=&quot;main&quot; data-id=&quot;3-65&quot;&gt;-&lt;/button&gt;&lt;button type=&quot;button&quot; class=&quot;btn btn-secondary btn-number btn-sm btn-push position-absolute top-0 end-0&quot; data-type=&quot;plus&quot; data-deck=&quot;main&quot; data-id=&quot;3-65&quot;&gt;+&lt;/button&gt;&lt;button type=&quot;button&quot; class=&quot;btn btn-secondary btn-number btn-sm btn-drop position-absolute bottom-0 end-0&quot; data-type=&quot;drop&quot; data-id=&quot;3-65&quot;&gt;v&lt;/button&gt;&lt;/div&gt;" calcext:value-type="string">
            <text:p>&lt;div class="container-card position-relative m-1" id="main-3-65"&gt;&lt;img class="d-block" width="80" height="112" src="https://one-draw.jp/ijinden/cardlist/003/card/03_065.png" /&gt;&lt;div class="container-num-copies position-absolute bottom-0 start-0 px-1" id="main-3-65-num-copies"&gt;0&lt;/div&gt;&lt;button type="button" class="btn btn-secondary btn-number btn-sm btn-pop position-absolute top-0 start-0" data-type="minus" data-deck="main" data-id="3-65"&gt;-&lt;/button&gt;&lt;button type="button" class="btn btn-secondary btn-number btn-sm btn-push position-absolute top-0 end-0" data-type="plus" data-deck="main" data-id="3-65"&gt;+&lt;/button&gt;&lt;button type="button" class="btn btn-secondary btn-number btn-sm btn-drop position-absolute bottom-0 end-0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 position-relative m-1&quot; id=&quot;side-3-65&quot;&gt;&lt;img class=&quot;d-block&quot; width=&quot;80&quot; height=&quot;112&quot; src=&quot;https://one-draw.jp/ijinden/cardlist/003/card/03_065.png&quot; /&gt;&lt;div class=&quot;container-num-copies position-absolute bottom-0 start-0 px-1&quot; id=&quot;side-3-65-num-copies&quot;&gt;0&lt;/div&gt;&lt;button type=&quot;button&quot; class=&quot;btn btn-secondary btn-number btn-sm btn-pop position-absolute top-0 start-0&quot; data-type=&quot;minus&quot; data-deck=&quot;side&quot; data-id=&quot;3-65&quot;&gt;-&lt;/button&gt;&lt;button type=&quot;button&quot; class=&quot;btn btn-secondary btn-number btn-sm btn-push position-absolute top-0 end-0&quot; data-type=&quot;plus&quot; data-deck=&quot;side&quot; data-id=&quot;3-65&quot;&gt;+&lt;/button&gt;&lt;button type=&quot;button&quot; class=&quot;btn btn-secondary btn-number btn-sm btn-raise position-absolute bottom-0 end-0&quot; data-type=&quot;raise&quot; data-id=&quot;3-65&quot;&gt;^&lt;/button&gt;&lt;/div&gt;" calcext:value-type="string">
            <text:p>&lt;div class="container-card position-relative m-1" id="side-3-65"&gt;&lt;img class="d-block" width="80" height="112" src="https://one-draw.jp/ijinden/cardlist/003/card/03_065.png" /&gt;&lt;div class="container-num-copies position-absolute bottom-0 start-0 px-1" id="side-3-65-num-copies"&gt;0&lt;/div&gt;&lt;button type="button" class="btn btn-secondary btn-number btn-sm btn-pop position-absolute top-0 start-0" data-type="minus" data-deck="side" data-id="3-65"&gt;-&lt;/button&gt;&lt;button type="button" class="btn btn-secondary btn-number btn-sm btn-push position-absolute top-0 end-0" data-type="plus" data-deck="side" data-id="3-65"&gt;+&lt;/button&gt;&lt;button type="button" class="btn btn-secondary btn-number btn-sm btn-raise position-absolute bottom-0 end-0" data-type="raise" data-id="3-65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;[.B294];[$HTML.$K$3];[.B294];[$HTML.$L$3];[.B294];[$HTML.$M$3];[.B294];[$HTML.$N$3];[.B294];[$HTML.$O$3];[.B294];[$HTML.$P$3])" office:value-type="string" office:string-value="&lt;tr id=&quot;table-3-65&quot; data-expansion=&quot;35&quot; data-type=&quot;3&quot; data-color=&quot;30&quot; data-term=&quot;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id="table-3-65" data-expansion="35" data-type="3" data-color="30" data-term="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 position-relative m-1&quot; id=&quot;main-3-66&quot;&gt;&lt;img class=&quot;d-block&quot; width=&quot;80&quot; height=&quot;112&quot; src=&quot;https://one-draw.jp/ijinden/cardlist/003/card/03_066.png&quot; /&gt;&lt;div class=&quot;container-num-copies position-absolute bottom-0 start-0 px-1&quot; id=&quot;main-3-66-num-copies&quot;&gt;0&lt;/div&gt;&lt;button type=&quot;button&quot; class=&quot;btn btn-secondary btn-number btn-sm btn-pop position-absolute top-0 start-0&quot; data-type=&quot;minus&quot; data-deck=&quot;main&quot; data-id=&quot;3-66&quot;&gt;-&lt;/button&gt;&lt;button type=&quot;button&quot; class=&quot;btn btn-secondary btn-number btn-sm btn-push position-absolute top-0 end-0&quot; data-type=&quot;plus&quot; data-deck=&quot;main&quot; data-id=&quot;3-66&quot;&gt;+&lt;/button&gt;&lt;button type=&quot;button&quot; class=&quot;btn btn-secondary btn-number btn-sm btn-drop position-absolute bottom-0 end-0&quot; data-type=&quot;drop&quot; data-id=&quot;3-66&quot;&gt;v&lt;/button&gt;&lt;/div&gt;" calcext:value-type="string">
            <text:p>&lt;div class="container-card position-relative m-1" id="main-3-66"&gt;&lt;img class="d-block" width="80" height="112" src="https://one-draw.jp/ijinden/cardlist/003/card/03_066.png" /&gt;&lt;div class="container-num-copies position-absolute bottom-0 start-0 px-1" id="main-3-66-num-copies"&gt;0&lt;/div&gt;&lt;button type="button" class="btn btn-secondary btn-number btn-sm btn-pop position-absolute top-0 start-0" data-type="minus" data-deck="main" data-id="3-66"&gt;-&lt;/button&gt;&lt;button type="button" class="btn btn-secondary btn-number btn-sm btn-push position-absolute top-0 end-0" data-type="plus" data-deck="main" data-id="3-66"&gt;+&lt;/button&gt;&lt;button type="button" class="btn btn-secondary btn-number btn-sm btn-drop position-absolute bottom-0 end-0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 position-relative m-1&quot; id=&quot;side-3-66&quot;&gt;&lt;img class=&quot;d-block&quot; width=&quot;80&quot; height=&quot;112&quot; src=&quot;https://one-draw.jp/ijinden/cardlist/003/card/03_066.png&quot; /&gt;&lt;div class=&quot;container-num-copies position-absolute bottom-0 start-0 px-1&quot; id=&quot;side-3-66-num-copies&quot;&gt;0&lt;/div&gt;&lt;button type=&quot;button&quot; class=&quot;btn btn-secondary btn-number btn-sm btn-pop position-absolute top-0 start-0&quot; data-type=&quot;minus&quot; data-deck=&quot;side&quot; data-id=&quot;3-66&quot;&gt;-&lt;/button&gt;&lt;button type=&quot;button&quot; class=&quot;btn btn-secondary btn-number btn-sm btn-push position-absolute top-0 end-0&quot; data-type=&quot;plus&quot; data-deck=&quot;side&quot; data-id=&quot;3-66&quot;&gt;+&lt;/button&gt;&lt;button type=&quot;button&quot; class=&quot;btn btn-secondary btn-number btn-sm btn-raise position-absolute bottom-0 end-0&quot; data-type=&quot;raise&quot; data-id=&quot;3-66&quot;&gt;^&lt;/button&gt;&lt;/div&gt;" calcext:value-type="string">
            <text:p>&lt;div class="container-card position-relative m-1" id="side-3-66"&gt;&lt;img class="d-block" width="80" height="112" src="https://one-draw.jp/ijinden/cardlist/003/card/03_066.png" /&gt;&lt;div class="container-num-copies position-absolute bottom-0 start-0 px-1" id="side-3-66-num-copies"&gt;0&lt;/div&gt;&lt;button type="button" class="btn btn-secondary btn-number btn-sm btn-pop position-absolute top-0 start-0" data-type="minus" data-deck="side" data-id="3-66"&gt;-&lt;/button&gt;&lt;button type="button" class="btn btn-secondary btn-number btn-sm btn-push position-absolute top-0 end-0" data-type="plus" data-deck="side" data-id="3-66"&gt;+&lt;/button&gt;&lt;button type="button" class="btn btn-secondary btn-number btn-sm btn-raise position-absolute bottom-0 end-0" data-type="raise" data-id="3-66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;[.B295];[$HTML.$K$3];[.B295];[$HTML.$L$3];[.B295];[$HTML.$M$3];[.B295];[$HTML.$N$3];[.B295];[$HTML.$O$3];[.B295];[$HTML.$P$3])" office:value-type="string" office:string-value="&lt;tr id=&quot;table-3-66&quot; data-expansion=&quot;35&quot; data-type=&quot;3&quot; data-color=&quot;30&quot; data-term=&quot;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id="table-3-66" data-expansion="35" data-type="3" data-color="30" data-term="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 position-relative m-1&quot; id=&quot;main-3-67&quot;&gt;&lt;img class=&quot;d-block&quot; width=&quot;80&quot; height=&quot;112&quot; src=&quot;https://one-draw.jp/ijinden/cardlist/003/card/03_067.png&quot; /&gt;&lt;div class=&quot;container-num-copies position-absolute bottom-0 start-0 px-1&quot; id=&quot;main-3-67-num-copies&quot;&gt;0&lt;/div&gt;&lt;button type=&quot;button&quot; class=&quot;btn btn-secondary btn-number btn-sm btn-pop position-absolute top-0 start-0&quot; data-type=&quot;minus&quot; data-deck=&quot;main&quot; data-id=&quot;3-67&quot;&gt;-&lt;/button&gt;&lt;button type=&quot;button&quot; class=&quot;btn btn-secondary btn-number btn-sm btn-push position-absolute top-0 end-0&quot; data-type=&quot;plus&quot; data-deck=&quot;main&quot; data-id=&quot;3-67&quot;&gt;+&lt;/button&gt;&lt;button type=&quot;button&quot; class=&quot;btn btn-secondary btn-number btn-sm btn-drop position-absolute bottom-0 end-0&quot; data-type=&quot;drop&quot; data-id=&quot;3-67&quot;&gt;v&lt;/button&gt;&lt;/div&gt;" calcext:value-type="string">
            <text:p>&lt;div class="container-card position-relative m-1" id="main-3-67"&gt;&lt;img class="d-block" width="80" height="112" src="https://one-draw.jp/ijinden/cardlist/003/card/03_067.png" /&gt;&lt;div class="container-num-copies position-absolute bottom-0 start-0 px-1" id="main-3-67-num-copies"&gt;0&lt;/div&gt;&lt;button type="button" class="btn btn-secondary btn-number btn-sm btn-pop position-absolute top-0 start-0" data-type="minus" data-deck="main" data-id="3-67"&gt;-&lt;/button&gt;&lt;button type="button" class="btn btn-secondary btn-number btn-sm btn-push position-absolute top-0 end-0" data-type="plus" data-deck="main" data-id="3-67"&gt;+&lt;/button&gt;&lt;button type="button" class="btn btn-secondary btn-number btn-sm btn-drop position-absolute bottom-0 end-0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 position-relative m-1&quot; id=&quot;side-3-67&quot;&gt;&lt;img class=&quot;d-block&quot; width=&quot;80&quot; height=&quot;112&quot; src=&quot;https://one-draw.jp/ijinden/cardlist/003/card/03_067.png&quot; /&gt;&lt;div class=&quot;container-num-copies position-absolute bottom-0 start-0 px-1&quot; id=&quot;side-3-67-num-copies&quot;&gt;0&lt;/div&gt;&lt;button type=&quot;button&quot; class=&quot;btn btn-secondary btn-number btn-sm btn-pop position-absolute top-0 start-0&quot; data-type=&quot;minus&quot; data-deck=&quot;side&quot; data-id=&quot;3-67&quot;&gt;-&lt;/button&gt;&lt;button type=&quot;button&quot; class=&quot;btn btn-secondary btn-number btn-sm btn-push position-absolute top-0 end-0&quot; data-type=&quot;plus&quot; data-deck=&quot;side&quot; data-id=&quot;3-67&quot;&gt;+&lt;/button&gt;&lt;button type=&quot;button&quot; class=&quot;btn btn-secondary btn-number btn-sm btn-raise position-absolute bottom-0 end-0&quot; data-type=&quot;raise&quot; data-id=&quot;3-67&quot;&gt;^&lt;/button&gt;&lt;/div&gt;" calcext:value-type="string">
            <text:p>&lt;div class="container-card position-relative m-1" id="side-3-67"&gt;&lt;img class="d-block" width="80" height="112" src="https://one-draw.jp/ijinden/cardlist/003/card/03_067.png" /&gt;&lt;div class="container-num-copies position-absolute bottom-0 start-0 px-1" id="side-3-67-num-copies"&gt;0&lt;/div&gt;&lt;button type="button" class="btn btn-secondary btn-number btn-sm btn-pop position-absolute top-0 start-0" data-type="minus" data-deck="side" data-id="3-67"&gt;-&lt;/button&gt;&lt;button type="button" class="btn btn-secondary btn-number btn-sm btn-push position-absolute top-0 end-0" data-type="plus" data-deck="side" data-id="3-67"&gt;+&lt;/button&gt;&lt;button type="button" class="btn btn-secondary btn-number btn-sm btn-raise position-absolute bottom-0 end-0" data-type="raise" data-id="3-67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;[.B296];[$HTML.$K$3];[.B296];[$HTML.$L$3];[.B296];[$HTML.$M$3];[.B296];[$HTML.$N$3];[.B296];[$HTML.$O$3];[.B296];[$HTML.$P$3])" office:value-type="string" office:string-value="&lt;tr id=&quot;table-3-67&quot; data-expansion=&quot;35&quot; data-type=&quot;3&quot; data-color=&quot;40&quot; data-term=&quot;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id="table-3-67" data-expansion="35" data-type="3" data-color="40" data-term="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 position-relative m-1&quot; id=&quot;main-3-68&quot;&gt;&lt;img class=&quot;d-block&quot; width=&quot;80&quot; height=&quot;112&quot; src=&quot;https://one-draw.jp/ijinden/cardlist/003/card/03_068.png&quot; /&gt;&lt;div class=&quot;container-num-copies position-absolute bottom-0 start-0 px-1&quot; id=&quot;main-3-68-num-copies&quot;&gt;0&lt;/div&gt;&lt;button type=&quot;button&quot; class=&quot;btn btn-secondary btn-number btn-sm btn-pop position-absolute top-0 start-0&quot; data-type=&quot;minus&quot; data-deck=&quot;main&quot; data-id=&quot;3-68&quot;&gt;-&lt;/button&gt;&lt;button type=&quot;button&quot; class=&quot;btn btn-secondary btn-number btn-sm btn-push position-absolute top-0 end-0&quot; data-type=&quot;plus&quot; data-deck=&quot;main&quot; data-id=&quot;3-68&quot;&gt;+&lt;/button&gt;&lt;button type=&quot;button&quot; class=&quot;btn btn-secondary btn-number btn-sm btn-drop position-absolute bottom-0 end-0&quot; data-type=&quot;drop&quot; data-id=&quot;3-68&quot;&gt;v&lt;/button&gt;&lt;/div&gt;" calcext:value-type="string">
            <text:p>&lt;div class="container-card position-relative m-1" id="main-3-68"&gt;&lt;img class="d-block" width="80" height="112" src="https://one-draw.jp/ijinden/cardlist/003/card/03_068.png" /&gt;&lt;div class="container-num-copies position-absolute bottom-0 start-0 px-1" id="main-3-68-num-copies"&gt;0&lt;/div&gt;&lt;button type="button" class="btn btn-secondary btn-number btn-sm btn-pop position-absolute top-0 start-0" data-type="minus" data-deck="main" data-id="3-68"&gt;-&lt;/button&gt;&lt;button type="button" class="btn btn-secondary btn-number btn-sm btn-push position-absolute top-0 end-0" data-type="plus" data-deck="main" data-id="3-68"&gt;+&lt;/button&gt;&lt;button type="button" class="btn btn-secondary btn-number btn-sm btn-drop position-absolute bottom-0 end-0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 position-relative m-1&quot; id=&quot;side-3-68&quot;&gt;&lt;img class=&quot;d-block&quot; width=&quot;80&quot; height=&quot;112&quot; src=&quot;https://one-draw.jp/ijinden/cardlist/003/card/03_068.png&quot; /&gt;&lt;div class=&quot;container-num-copies position-absolute bottom-0 start-0 px-1&quot; id=&quot;side-3-68-num-copies&quot;&gt;0&lt;/div&gt;&lt;button type=&quot;button&quot; class=&quot;btn btn-secondary btn-number btn-sm btn-pop position-absolute top-0 start-0&quot; data-type=&quot;minus&quot; data-deck=&quot;side&quot; data-id=&quot;3-68&quot;&gt;-&lt;/button&gt;&lt;button type=&quot;button&quot; class=&quot;btn btn-secondary btn-number btn-sm btn-push position-absolute top-0 end-0&quot; data-type=&quot;plus&quot; data-deck=&quot;side&quot; data-id=&quot;3-68&quot;&gt;+&lt;/button&gt;&lt;button type=&quot;button&quot; class=&quot;btn btn-secondary btn-number btn-sm btn-raise position-absolute bottom-0 end-0&quot; data-type=&quot;raise&quot; data-id=&quot;3-68&quot;&gt;^&lt;/button&gt;&lt;/div&gt;" calcext:value-type="string">
            <text:p>&lt;div class="container-card position-relative m-1" id="side-3-68"&gt;&lt;img class="d-block" width="80" height="112" src="https://one-draw.jp/ijinden/cardlist/003/card/03_068.png" /&gt;&lt;div class="container-num-copies position-absolute bottom-0 start-0 px-1" id="side-3-68-num-copies"&gt;0&lt;/div&gt;&lt;button type="button" class="btn btn-secondary btn-number btn-sm btn-pop position-absolute top-0 start-0" data-type="minus" data-deck="side" data-id="3-68"&gt;-&lt;/button&gt;&lt;button type="button" class="btn btn-secondary btn-number btn-sm btn-push position-absolute top-0 end-0" data-type="plus" data-deck="side" data-id="3-68"&gt;+&lt;/button&gt;&lt;button type="button" class="btn btn-secondary btn-number btn-sm btn-raise position-absolute bottom-0 end-0" data-type="raise" data-id="3-68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;[.B297];[$HTML.$K$3];[.B297];[$HTML.$L$3];[.B297];[$HTML.$M$3];[.B297];[$HTML.$N$3];[.B297];[$HTML.$O$3];[.B297];[$HTML.$P$3])" office:value-type="string" office:string-value="&lt;tr id=&quot;table-3-68&quot; data-expansion=&quot;35&quot; data-type=&quot;3&quot; data-color=&quot;40&quot; data-term=&quot;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id="table-3-68" data-expansion="35" data-type="3" data-color="40" data-term="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 position-relative m-1&quot; id=&quot;main-3-69&quot;&gt;&lt;img class=&quot;d-block&quot; width=&quot;80&quot; height=&quot;112&quot; src=&quot;https://one-draw.jp/ijinden/cardlist/003/card/03_069.png&quot; /&gt;&lt;div class=&quot;container-num-copies position-absolute bottom-0 start-0 px-1&quot; id=&quot;main-3-69-num-copies&quot;&gt;0&lt;/div&gt;&lt;button type=&quot;button&quot; class=&quot;btn btn-secondary btn-number btn-sm btn-pop position-absolute top-0 start-0&quot; data-type=&quot;minus&quot; data-deck=&quot;main&quot; data-id=&quot;3-69&quot;&gt;-&lt;/button&gt;&lt;button type=&quot;button&quot; class=&quot;btn btn-secondary btn-number btn-sm btn-push position-absolute top-0 end-0&quot; data-type=&quot;plus&quot; data-deck=&quot;main&quot; data-id=&quot;3-69&quot;&gt;+&lt;/button&gt;&lt;button type=&quot;button&quot; class=&quot;btn btn-secondary btn-number btn-sm btn-drop position-absolute bottom-0 end-0&quot; data-type=&quot;drop&quot; data-id=&quot;3-69&quot;&gt;v&lt;/button&gt;&lt;/div&gt;" calcext:value-type="string">
            <text:p>&lt;div class="container-card position-relative m-1" id="main-3-69"&gt;&lt;img class="d-block" width="80" height="112" src="https://one-draw.jp/ijinden/cardlist/003/card/03_069.png" /&gt;&lt;div class="container-num-copies position-absolute bottom-0 start-0 px-1" id="main-3-69-num-copies"&gt;0&lt;/div&gt;&lt;button type="button" class="btn btn-secondary btn-number btn-sm btn-pop position-absolute top-0 start-0" data-type="minus" data-deck="main" data-id="3-69"&gt;-&lt;/button&gt;&lt;button type="button" class="btn btn-secondary btn-number btn-sm btn-push position-absolute top-0 end-0" data-type="plus" data-deck="main" data-id="3-69"&gt;+&lt;/button&gt;&lt;button type="button" class="btn btn-secondary btn-number btn-sm btn-drop position-absolute bottom-0 end-0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 position-relative m-1&quot; id=&quot;side-3-69&quot;&gt;&lt;img class=&quot;d-block&quot; width=&quot;80&quot; height=&quot;112&quot; src=&quot;https://one-draw.jp/ijinden/cardlist/003/card/03_069.png&quot; /&gt;&lt;div class=&quot;container-num-copies position-absolute bottom-0 start-0 px-1&quot; id=&quot;side-3-69-num-copies&quot;&gt;0&lt;/div&gt;&lt;button type=&quot;button&quot; class=&quot;btn btn-secondary btn-number btn-sm btn-pop position-absolute top-0 start-0&quot; data-type=&quot;minus&quot; data-deck=&quot;side&quot; data-id=&quot;3-69&quot;&gt;-&lt;/button&gt;&lt;button type=&quot;button&quot; class=&quot;btn btn-secondary btn-number btn-sm btn-push position-absolute top-0 end-0&quot; data-type=&quot;plus&quot; data-deck=&quot;side&quot; data-id=&quot;3-69&quot;&gt;+&lt;/button&gt;&lt;button type=&quot;button&quot; class=&quot;btn btn-secondary btn-number btn-sm btn-raise position-absolute bottom-0 end-0&quot; data-type=&quot;raise&quot; data-id=&quot;3-69&quot;&gt;^&lt;/button&gt;&lt;/div&gt;" calcext:value-type="string">
            <text:p>&lt;div class="container-card position-relative m-1" id="side-3-69"&gt;&lt;img class="d-block" width="80" height="112" src="https://one-draw.jp/ijinden/cardlist/003/card/03_069.png" /&gt;&lt;div class="container-num-copies position-absolute bottom-0 start-0 px-1" id="side-3-69-num-copies"&gt;0&lt;/div&gt;&lt;button type="button" class="btn btn-secondary btn-number btn-sm btn-pop position-absolute top-0 start-0" data-type="minus" data-deck="side" data-id="3-69"&gt;-&lt;/button&gt;&lt;button type="button" class="btn btn-secondary btn-number btn-sm btn-push position-absolute top-0 end-0" data-type="plus" data-deck="side" data-id="3-69"&gt;+&lt;/button&gt;&lt;button type="button" class="btn btn-secondary btn-number btn-sm btn-raise position-absolute bottom-0 end-0" data-type="raise" data-id="3-69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;[.B298];[$HTML.$K$3];[.B298];[$HTML.$L$3];[.B298];[$HTML.$M$3];[.B298];[$HTML.$N$3];[.B298];[$HTML.$O$3];[.B298];[$HTML.$P$3])" office:value-type="string" office:string-value="&lt;tr id=&quot;table-3-69&quot; data-expansion=&quot;35&quot; data-type=&quot;3&quot; data-color=&quot;50&quot; data-term=&quot;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id="table-3-69" data-expansion="35" data-type="3" data-color="50" data-term="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 position-relative m-1&quot; id=&quot;main-3-70&quot;&gt;&lt;img class=&quot;d-block&quot; width=&quot;80&quot; height=&quot;112&quot; src=&quot;https://one-draw.jp/ijinden/cardlist/003/card/03_070.png&quot; /&gt;&lt;div class=&quot;container-num-copies position-absolute bottom-0 start-0 px-1&quot; id=&quot;main-3-70-num-copies&quot;&gt;0&lt;/div&gt;&lt;button type=&quot;button&quot; class=&quot;btn btn-secondary btn-number btn-sm btn-pop position-absolute top-0 start-0&quot; data-type=&quot;minus&quot; data-deck=&quot;main&quot; data-id=&quot;3-70&quot;&gt;-&lt;/button&gt;&lt;button type=&quot;button&quot; class=&quot;btn btn-secondary btn-number btn-sm btn-push position-absolute top-0 end-0&quot; data-type=&quot;plus&quot; data-deck=&quot;main&quot; data-id=&quot;3-70&quot;&gt;+&lt;/button&gt;&lt;button type=&quot;button&quot; class=&quot;btn btn-secondary btn-number btn-sm btn-drop position-absolute bottom-0 end-0&quot; data-type=&quot;drop&quot; data-id=&quot;3-70&quot;&gt;v&lt;/button&gt;&lt;/div&gt;" calcext:value-type="string">
            <text:p>&lt;div class="container-card position-relative m-1" id="main-3-70"&gt;&lt;img class="d-block" width="80" height="112" src="https://one-draw.jp/ijinden/cardlist/003/card/03_070.png" /&gt;&lt;div class="container-num-copies position-absolute bottom-0 start-0 px-1" id="main-3-70-num-copies"&gt;0&lt;/div&gt;&lt;button type="button" class="btn btn-secondary btn-number btn-sm btn-pop position-absolute top-0 start-0" data-type="minus" data-deck="main" data-id="3-70"&gt;-&lt;/button&gt;&lt;button type="button" class="btn btn-secondary btn-number btn-sm btn-push position-absolute top-0 end-0" data-type="plus" data-deck="main" data-id="3-70"&gt;+&lt;/button&gt;&lt;button type="button" class="btn btn-secondary btn-number btn-sm btn-drop position-absolute bottom-0 end-0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 position-relative m-1&quot; id=&quot;side-3-70&quot;&gt;&lt;img class=&quot;d-block&quot; width=&quot;80&quot; height=&quot;112&quot; src=&quot;https://one-draw.jp/ijinden/cardlist/003/card/03_070.png&quot; /&gt;&lt;div class=&quot;container-num-copies position-absolute bottom-0 start-0 px-1&quot; id=&quot;side-3-70-num-copies&quot;&gt;0&lt;/div&gt;&lt;button type=&quot;button&quot; class=&quot;btn btn-secondary btn-number btn-sm btn-pop position-absolute top-0 start-0&quot; data-type=&quot;minus&quot; data-deck=&quot;side&quot; data-id=&quot;3-70&quot;&gt;-&lt;/button&gt;&lt;button type=&quot;button&quot; class=&quot;btn btn-secondary btn-number btn-sm btn-push position-absolute top-0 end-0&quot; data-type=&quot;plus&quot; data-deck=&quot;side&quot; data-id=&quot;3-70&quot;&gt;+&lt;/button&gt;&lt;button type=&quot;button&quot; class=&quot;btn btn-secondary btn-number btn-sm btn-raise position-absolute bottom-0 end-0&quot; data-type=&quot;raise&quot; data-id=&quot;3-70&quot;&gt;^&lt;/button&gt;&lt;/div&gt;" calcext:value-type="string">
            <text:p>&lt;div class="container-card position-relative m-1" id="side-3-70"&gt;&lt;img class="d-block" width="80" height="112" src="https://one-draw.jp/ijinden/cardlist/003/card/03_070.png" /&gt;&lt;div class="container-num-copies position-absolute bottom-0 start-0 px-1" id="side-3-70-num-copies"&gt;0&lt;/div&gt;&lt;button type="button" class="btn btn-secondary btn-number btn-sm btn-pop position-absolute top-0 start-0" data-type="minus" data-deck="side" data-id="3-70"&gt;-&lt;/button&gt;&lt;button type="button" class="btn btn-secondary btn-number btn-sm btn-push position-absolute top-0 end-0" data-type="plus" data-deck="side" data-id="3-70"&gt;+&lt;/button&gt;&lt;button type="button" class="btn btn-secondary btn-number btn-sm btn-raise position-absolute bottom-0 end-0" data-type="raise" data-id="3-70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;[.B299];[$HTML.$K$3];[.B299];[$HTML.$L$3];[.B299];[$HTML.$M$3];[.B299];[$HTML.$N$3];[.B299];[$HTML.$O$3];[.B299];[$HTML.$P$3])" office:value-type="string" office:string-value="&lt;tr id=&quot;table-3-70&quot; data-expansion=&quot;35&quot; data-type=&quot;3&quot; data-color=&quot;50&quot; data-term=&quot;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id="table-3-70" data-expansion="35" data-type="3" data-color="50" data-term="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 position-relative m-1&quot; id=&quot;main-3-71&quot;&gt;&lt;img class=&quot;d-block&quot; width=&quot;80&quot; height=&quot;112&quot; src=&quot;https://one-draw.jp/ijinden/cardlist/003/card/03_071.png&quot; /&gt;&lt;div class=&quot;container-num-copies position-absolute bottom-0 start-0 px-1&quot; id=&quot;main-3-71-num-copies&quot;&gt;0&lt;/div&gt;&lt;button type=&quot;button&quot; class=&quot;btn btn-secondary btn-number btn-sm btn-pop position-absolute top-0 start-0&quot; data-type=&quot;minus&quot; data-deck=&quot;main&quot; data-id=&quot;3-71&quot;&gt;-&lt;/button&gt;&lt;button type=&quot;button&quot; class=&quot;btn btn-secondary btn-number btn-sm btn-push position-absolute top-0 end-0&quot; data-type=&quot;plus&quot; data-deck=&quot;main&quot; data-id=&quot;3-71&quot;&gt;+&lt;/button&gt;&lt;button type=&quot;button&quot; class=&quot;btn btn-secondary btn-number btn-sm btn-drop position-absolute bottom-0 end-0&quot; data-type=&quot;drop&quot; data-id=&quot;3-71&quot;&gt;v&lt;/button&gt;&lt;/div&gt;" calcext:value-type="string">
            <text:p>&lt;div class="container-card position-relative m-1" id="main-3-71"&gt;&lt;img class="d-block" width="80" height="112" src="https://one-draw.jp/ijinden/cardlist/003/card/03_071.png" /&gt;&lt;div class="container-num-copies position-absolute bottom-0 start-0 px-1" id="main-3-71-num-copies"&gt;0&lt;/div&gt;&lt;button type="button" class="btn btn-secondary btn-number btn-sm btn-pop position-absolute top-0 start-0" data-type="minus" data-deck="main" data-id="3-71"&gt;-&lt;/button&gt;&lt;button type="button" class="btn btn-secondary btn-number btn-sm btn-push position-absolute top-0 end-0" data-type="plus" data-deck="main" data-id="3-71"&gt;+&lt;/button&gt;&lt;button type="button" class="btn btn-secondary btn-number btn-sm btn-drop position-absolute bottom-0 end-0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 position-relative m-1&quot; id=&quot;side-3-71&quot;&gt;&lt;img class=&quot;d-block&quot; width=&quot;80&quot; height=&quot;112&quot; src=&quot;https://one-draw.jp/ijinden/cardlist/003/card/03_071.png&quot; /&gt;&lt;div class=&quot;container-num-copies position-absolute bottom-0 start-0 px-1&quot; id=&quot;side-3-71-num-copies&quot;&gt;0&lt;/div&gt;&lt;button type=&quot;button&quot; class=&quot;btn btn-secondary btn-number btn-sm btn-pop position-absolute top-0 start-0&quot; data-type=&quot;minus&quot; data-deck=&quot;side&quot; data-id=&quot;3-71&quot;&gt;-&lt;/button&gt;&lt;button type=&quot;button&quot; class=&quot;btn btn-secondary btn-number btn-sm btn-push position-absolute top-0 end-0&quot; data-type=&quot;plus&quot; data-deck=&quot;side&quot; data-id=&quot;3-71&quot;&gt;+&lt;/button&gt;&lt;button type=&quot;button&quot; class=&quot;btn btn-secondary btn-number btn-sm btn-raise position-absolute bottom-0 end-0&quot; data-type=&quot;raise&quot; data-id=&quot;3-71&quot;&gt;^&lt;/button&gt;&lt;/div&gt;" calcext:value-type="string">
            <text:p>&lt;div class="container-card position-relative m-1" id="side-3-71"&gt;&lt;img class="d-block" width="80" height="112" src="https://one-draw.jp/ijinden/cardlist/003/card/03_071.png" /&gt;&lt;div class="container-num-copies position-absolute bottom-0 start-0 px-1" id="side-3-71-num-copies"&gt;0&lt;/div&gt;&lt;button type="button" class="btn btn-secondary btn-number btn-sm btn-pop position-absolute top-0 start-0" data-type="minus" data-deck="side" data-id="3-71"&gt;-&lt;/button&gt;&lt;button type="button" class="btn btn-secondary btn-number btn-sm btn-push position-absolute top-0 end-0" data-type="plus" data-deck="side" data-id="3-71"&gt;+&lt;/button&gt;&lt;button type="button" class="btn btn-secondary btn-number btn-sm btn-raise position-absolute bottom-0 end-0" data-type="raise" data-id="3-71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;[.B300];[$HTML.$K$3];[.B300];[$HTML.$L$3];[.B300];[$HTML.$M$3];[.B300];[$HTML.$N$3];[.B300];[$HTML.$O$3];[.B300];[$HTML.$P$3])" office:value-type="string" office:string-value="&lt;tr id=&quot;table-3-71&quot; data-expansion=&quot;35&quot; data-type=&quot;4&quot; data-color=&quot;10&quot; data-term=&quot;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id="table-3-71" data-expansion="35" data-type="4" data-color="10" data-term="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 position-relative m-1&quot; id=&quot;main-3-72&quot;&gt;&lt;img class=&quot;d-block&quot; width=&quot;80&quot; height=&quot;112&quot; src=&quot;https://one-draw.jp/ijinden/cardlist/003/card/03_072.png&quot; /&gt;&lt;div class=&quot;container-num-copies position-absolute bottom-0 start-0 px-1&quot; id=&quot;main-3-72-num-copies&quot;&gt;0&lt;/div&gt;&lt;button type=&quot;button&quot; class=&quot;btn btn-secondary btn-number btn-sm btn-pop position-absolute top-0 start-0&quot; data-type=&quot;minus&quot; data-deck=&quot;main&quot; data-id=&quot;3-72&quot;&gt;-&lt;/button&gt;&lt;button type=&quot;button&quot; class=&quot;btn btn-secondary btn-number btn-sm btn-push position-absolute top-0 end-0&quot; data-type=&quot;plus&quot; data-deck=&quot;main&quot; data-id=&quot;3-72&quot;&gt;+&lt;/button&gt;&lt;button type=&quot;button&quot; class=&quot;btn btn-secondary btn-number btn-sm btn-drop position-absolute bottom-0 end-0&quot; data-type=&quot;drop&quot; data-id=&quot;3-72&quot;&gt;v&lt;/button&gt;&lt;/div&gt;" calcext:value-type="string">
            <text:p>&lt;div class="container-card position-relative m-1" id="main-3-72"&gt;&lt;img class="d-block" width="80" height="112" src="https://one-draw.jp/ijinden/cardlist/003/card/03_072.png" /&gt;&lt;div class="container-num-copies position-absolute bottom-0 start-0 px-1" id="main-3-72-num-copies"&gt;0&lt;/div&gt;&lt;button type="button" class="btn btn-secondary btn-number btn-sm btn-pop position-absolute top-0 start-0" data-type="minus" data-deck="main" data-id="3-72"&gt;-&lt;/button&gt;&lt;button type="button" class="btn btn-secondary btn-number btn-sm btn-push position-absolute top-0 end-0" data-type="plus" data-deck="main" data-id="3-72"&gt;+&lt;/button&gt;&lt;button type="button" class="btn btn-secondary btn-number btn-sm btn-drop position-absolute bottom-0 end-0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 position-relative m-1&quot; id=&quot;side-3-72&quot;&gt;&lt;img class=&quot;d-block&quot; width=&quot;80&quot; height=&quot;112&quot; src=&quot;https://one-draw.jp/ijinden/cardlist/003/card/03_072.png&quot; /&gt;&lt;div class=&quot;container-num-copies position-absolute bottom-0 start-0 px-1&quot; id=&quot;side-3-72-num-copies&quot;&gt;0&lt;/div&gt;&lt;button type=&quot;button&quot; class=&quot;btn btn-secondary btn-number btn-sm btn-pop position-absolute top-0 start-0&quot; data-type=&quot;minus&quot; data-deck=&quot;side&quot; data-id=&quot;3-72&quot;&gt;-&lt;/button&gt;&lt;button type=&quot;button&quot; class=&quot;btn btn-secondary btn-number btn-sm btn-push position-absolute top-0 end-0&quot; data-type=&quot;plus&quot; data-deck=&quot;side&quot; data-id=&quot;3-72&quot;&gt;+&lt;/button&gt;&lt;button type=&quot;button&quot; class=&quot;btn btn-secondary btn-number btn-sm btn-raise position-absolute bottom-0 end-0&quot; data-type=&quot;raise&quot; data-id=&quot;3-72&quot;&gt;^&lt;/button&gt;&lt;/div&gt;" calcext:value-type="string">
            <text:p>&lt;div class="container-card position-relative m-1" id="side-3-72"&gt;&lt;img class="d-block" width="80" height="112" src="https://one-draw.jp/ijinden/cardlist/003/card/03_072.png" /&gt;&lt;div class="container-num-copies position-absolute bottom-0 start-0 px-1" id="side-3-72-num-copies"&gt;0&lt;/div&gt;&lt;button type="button" class="btn btn-secondary btn-number btn-sm btn-pop position-absolute top-0 start-0" data-type="minus" data-deck="side" data-id="3-72"&gt;-&lt;/button&gt;&lt;button type="button" class="btn btn-secondary btn-number btn-sm btn-push position-absolute top-0 end-0" data-type="plus" data-deck="side" data-id="3-72"&gt;+&lt;/button&gt;&lt;button type="button" class="btn btn-secondary btn-number btn-sm btn-raise position-absolute bottom-0 end-0" data-type="raise" data-id="3-72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;[.B301];[$HTML.$K$3];[.B301];[$HTML.$L$3];[.B301];[$HTML.$M$3];[.B301];[$HTML.$N$3];[.B301];[$HTML.$O$3];[.B301];[$HTML.$P$3])" office:value-type="string" office:string-value="&lt;tr id=&quot;table-3-72&quot; data-expansion=&quot;35&quot; data-type=&quot;4&quot; data-color=&quot;20&quot; data-term=&quot;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id="table-3-72" data-expansion="35" data-type="4" data-color="20" data-term="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 position-relative m-1&quot; id=&quot;main-3-73&quot;&gt;&lt;img class=&quot;d-block&quot; width=&quot;80&quot; height=&quot;112&quot; src=&quot;https://one-draw.jp/ijinden/cardlist/003/card/03_073.png&quot; /&gt;&lt;div class=&quot;container-num-copies position-absolute bottom-0 start-0 px-1&quot; id=&quot;main-3-73-num-copies&quot;&gt;0&lt;/div&gt;&lt;button type=&quot;button&quot; class=&quot;btn btn-secondary btn-number btn-sm btn-pop position-absolute top-0 start-0&quot; data-type=&quot;minus&quot; data-deck=&quot;main&quot; data-id=&quot;3-73&quot;&gt;-&lt;/button&gt;&lt;button type=&quot;button&quot; class=&quot;btn btn-secondary btn-number btn-sm btn-push position-absolute top-0 end-0&quot; data-type=&quot;plus&quot; data-deck=&quot;main&quot; data-id=&quot;3-73&quot;&gt;+&lt;/button&gt;&lt;button type=&quot;button&quot; class=&quot;btn btn-secondary btn-number btn-sm btn-drop position-absolute bottom-0 end-0&quot; data-type=&quot;drop&quot; data-id=&quot;3-73&quot;&gt;v&lt;/button&gt;&lt;/div&gt;" calcext:value-type="string">
            <text:p>&lt;div class="container-card position-relative m-1" id="main-3-73"&gt;&lt;img class="d-block" width="80" height="112" src="https://one-draw.jp/ijinden/cardlist/003/card/03_073.png" /&gt;&lt;div class="container-num-copies position-absolute bottom-0 start-0 px-1" id="main-3-73-num-copies"&gt;0&lt;/div&gt;&lt;button type="button" class="btn btn-secondary btn-number btn-sm btn-pop position-absolute top-0 start-0" data-type="minus" data-deck="main" data-id="3-73"&gt;-&lt;/button&gt;&lt;button type="button" class="btn btn-secondary btn-number btn-sm btn-push position-absolute top-0 end-0" data-type="plus" data-deck="main" data-id="3-73"&gt;+&lt;/button&gt;&lt;button type="button" class="btn btn-secondary btn-number btn-sm btn-drop position-absolute bottom-0 end-0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 position-relative m-1&quot; id=&quot;side-3-73&quot;&gt;&lt;img class=&quot;d-block&quot; width=&quot;80&quot; height=&quot;112&quot; src=&quot;https://one-draw.jp/ijinden/cardlist/003/card/03_073.png&quot; /&gt;&lt;div class=&quot;container-num-copies position-absolute bottom-0 start-0 px-1&quot; id=&quot;side-3-73-num-copies&quot;&gt;0&lt;/div&gt;&lt;button type=&quot;button&quot; class=&quot;btn btn-secondary btn-number btn-sm btn-pop position-absolute top-0 start-0&quot; data-type=&quot;minus&quot; data-deck=&quot;side&quot; data-id=&quot;3-73&quot;&gt;-&lt;/button&gt;&lt;button type=&quot;button&quot; class=&quot;btn btn-secondary btn-number btn-sm btn-push position-absolute top-0 end-0&quot; data-type=&quot;plus&quot; data-deck=&quot;side&quot; data-id=&quot;3-73&quot;&gt;+&lt;/button&gt;&lt;button type=&quot;button&quot; class=&quot;btn btn-secondary btn-number btn-sm btn-raise position-absolute bottom-0 end-0&quot; data-type=&quot;raise&quot; data-id=&quot;3-73&quot;&gt;^&lt;/button&gt;&lt;/div&gt;" calcext:value-type="string">
            <text:p>&lt;div class="container-card position-relative m-1" id="side-3-73"&gt;&lt;img class="d-block" width="80" height="112" src="https://one-draw.jp/ijinden/cardlist/003/card/03_073.png" /&gt;&lt;div class="container-num-copies position-absolute bottom-0 start-0 px-1" id="side-3-73-num-copies"&gt;0&lt;/div&gt;&lt;button type="button" class="btn btn-secondary btn-number btn-sm btn-pop position-absolute top-0 start-0" data-type="minus" data-deck="side" data-id="3-73"&gt;-&lt;/button&gt;&lt;button type="button" class="btn btn-secondary btn-number btn-sm btn-push position-absolute top-0 end-0" data-type="plus" data-deck="side" data-id="3-73"&gt;+&lt;/button&gt;&lt;button type="button" class="btn btn-secondary btn-number btn-sm btn-raise position-absolute bottom-0 end-0" data-type="raise" data-id="3-73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;[.B302];[$HTML.$K$3];[.B302];[$HTML.$L$3];[.B302];[$HTML.$M$3];[.B302];[$HTML.$N$3];[.B302];[$HTML.$O$3];[.B302];[$HTML.$P$3])" office:value-type="string" office:string-value="&lt;tr id=&quot;table-3-73&quot; data-expansion=&quot;35&quot; data-type=&quot;4&quot; data-color=&quot;30&quot; data-term=&quot;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id="table-3-73" data-expansion="35" data-type="4" data-color="30" data-term="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 position-relative m-1&quot; id=&quot;main-3-74&quot;&gt;&lt;img class=&quot;d-block&quot; width=&quot;80&quot; height=&quot;112&quot; src=&quot;https://one-draw.jp/ijinden/cardlist/003/card/03_074.png&quot; /&gt;&lt;div class=&quot;container-num-copies position-absolute bottom-0 start-0 px-1&quot; id=&quot;main-3-74-num-copies&quot;&gt;0&lt;/div&gt;&lt;button type=&quot;button&quot; class=&quot;btn btn-secondary btn-number btn-sm btn-pop position-absolute top-0 start-0&quot; data-type=&quot;minus&quot; data-deck=&quot;main&quot; data-id=&quot;3-74&quot;&gt;-&lt;/button&gt;&lt;button type=&quot;button&quot; class=&quot;btn btn-secondary btn-number btn-sm btn-push position-absolute top-0 end-0&quot; data-type=&quot;plus&quot; data-deck=&quot;main&quot; data-id=&quot;3-74&quot;&gt;+&lt;/button&gt;&lt;button type=&quot;button&quot; class=&quot;btn btn-secondary btn-number btn-sm btn-drop position-absolute bottom-0 end-0&quot; data-type=&quot;drop&quot; data-id=&quot;3-74&quot;&gt;v&lt;/button&gt;&lt;/div&gt;" calcext:value-type="string">
            <text:p>&lt;div class="container-card position-relative m-1" id="main-3-74"&gt;&lt;img class="d-block" width="80" height="112" src="https://one-draw.jp/ijinden/cardlist/003/card/03_074.png" /&gt;&lt;div class="container-num-copies position-absolute bottom-0 start-0 px-1" id="main-3-74-num-copies"&gt;0&lt;/div&gt;&lt;button type="button" class="btn btn-secondary btn-number btn-sm btn-pop position-absolute top-0 start-0" data-type="minus" data-deck="main" data-id="3-74"&gt;-&lt;/button&gt;&lt;button type="button" class="btn btn-secondary btn-number btn-sm btn-push position-absolute top-0 end-0" data-type="plus" data-deck="main" data-id="3-74"&gt;+&lt;/button&gt;&lt;button type="button" class="btn btn-secondary btn-number btn-sm btn-drop position-absolute bottom-0 end-0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 position-relative m-1&quot; id=&quot;side-3-74&quot;&gt;&lt;img class=&quot;d-block&quot; width=&quot;80&quot; height=&quot;112&quot; src=&quot;https://one-draw.jp/ijinden/cardlist/003/card/03_074.png&quot; /&gt;&lt;div class=&quot;container-num-copies position-absolute bottom-0 start-0 px-1&quot; id=&quot;side-3-74-num-copies&quot;&gt;0&lt;/div&gt;&lt;button type=&quot;button&quot; class=&quot;btn btn-secondary btn-number btn-sm btn-pop position-absolute top-0 start-0&quot; data-type=&quot;minus&quot; data-deck=&quot;side&quot; data-id=&quot;3-74&quot;&gt;-&lt;/button&gt;&lt;button type=&quot;button&quot; class=&quot;btn btn-secondary btn-number btn-sm btn-push position-absolute top-0 end-0&quot; data-type=&quot;plus&quot; data-deck=&quot;side&quot; data-id=&quot;3-74&quot;&gt;+&lt;/button&gt;&lt;button type=&quot;button&quot; class=&quot;btn btn-secondary btn-number btn-sm btn-raise position-absolute bottom-0 end-0&quot; data-type=&quot;raise&quot; data-id=&quot;3-74&quot;&gt;^&lt;/button&gt;&lt;/div&gt;" calcext:value-type="string">
            <text:p>&lt;div class="container-card position-relative m-1" id="side-3-74"&gt;&lt;img class="d-block" width="80" height="112" src="https://one-draw.jp/ijinden/cardlist/003/card/03_074.png" /&gt;&lt;div class="container-num-copies position-absolute bottom-0 start-0 px-1" id="side-3-74-num-copies"&gt;0&lt;/div&gt;&lt;button type="button" class="btn btn-secondary btn-number btn-sm btn-pop position-absolute top-0 start-0" data-type="minus" data-deck="side" data-id="3-74"&gt;-&lt;/button&gt;&lt;button type="button" class="btn btn-secondary btn-number btn-sm btn-push position-absolute top-0 end-0" data-type="plus" data-deck="side" data-id="3-74"&gt;+&lt;/button&gt;&lt;button type="button" class="btn btn-secondary btn-number btn-sm btn-raise position-absolute bottom-0 end-0" data-type="raise" data-id="3-74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;[.B303];[$HTML.$K$3];[.B303];[$HTML.$L$3];[.B303];[$HTML.$M$3];[.B303];[$HTML.$N$3];[.B303];[$HTML.$O$3];[.B303];[$HTML.$P$3])" office:value-type="string" office:string-value="&lt;tr id=&quot;table-3-74&quot; data-expansion=&quot;35&quot; data-type=&quot;4&quot; data-color=&quot;40&quot; data-term=&quot;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id="table-3-74" data-expansion="35" data-type="4" data-color="40" data-term="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 position-relative m-1&quot; id=&quot;main-3-75&quot;&gt;&lt;img class=&quot;d-block&quot; width=&quot;80&quot; height=&quot;112&quot; src=&quot;https://one-draw.jp/ijinden/cardlist/003/card/03_075.png&quot; /&gt;&lt;div class=&quot;container-num-copies position-absolute bottom-0 start-0 px-1&quot; id=&quot;main-3-75-num-copies&quot;&gt;0&lt;/div&gt;&lt;button type=&quot;button&quot; class=&quot;btn btn-secondary btn-number btn-sm btn-pop position-absolute top-0 start-0&quot; data-type=&quot;minus&quot; data-deck=&quot;main&quot; data-id=&quot;3-75&quot;&gt;-&lt;/button&gt;&lt;button type=&quot;button&quot; class=&quot;btn btn-secondary btn-number btn-sm btn-push position-absolute top-0 end-0&quot; data-type=&quot;plus&quot; data-deck=&quot;main&quot; data-id=&quot;3-75&quot;&gt;+&lt;/button&gt;&lt;button type=&quot;button&quot; class=&quot;btn btn-secondary btn-number btn-sm btn-drop position-absolute bottom-0 end-0&quot; data-type=&quot;drop&quot; data-id=&quot;3-75&quot;&gt;v&lt;/button&gt;&lt;/div&gt;" calcext:value-type="string">
            <text:p>&lt;div class="container-card position-relative m-1" id="main-3-75"&gt;&lt;img class="d-block" width="80" height="112" src="https://one-draw.jp/ijinden/cardlist/003/card/03_075.png" /&gt;&lt;div class="container-num-copies position-absolute bottom-0 start-0 px-1" id="main-3-75-num-copies"&gt;0&lt;/div&gt;&lt;button type="button" class="btn btn-secondary btn-number btn-sm btn-pop position-absolute top-0 start-0" data-type="minus" data-deck="main" data-id="3-75"&gt;-&lt;/button&gt;&lt;button type="button" class="btn btn-secondary btn-number btn-sm btn-push position-absolute top-0 end-0" data-type="plus" data-deck="main" data-id="3-75"&gt;+&lt;/button&gt;&lt;button type="button" class="btn btn-secondary btn-number btn-sm btn-drop position-absolute bottom-0 end-0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 position-relative m-1&quot; id=&quot;side-3-75&quot;&gt;&lt;img class=&quot;d-block&quot; width=&quot;80&quot; height=&quot;112&quot; src=&quot;https://one-draw.jp/ijinden/cardlist/003/card/03_075.png&quot; /&gt;&lt;div class=&quot;container-num-copies position-absolute bottom-0 start-0 px-1&quot; id=&quot;side-3-75-num-copies&quot;&gt;0&lt;/div&gt;&lt;button type=&quot;button&quot; class=&quot;btn btn-secondary btn-number btn-sm btn-pop position-absolute top-0 start-0&quot; data-type=&quot;minus&quot; data-deck=&quot;side&quot; data-id=&quot;3-75&quot;&gt;-&lt;/button&gt;&lt;button type=&quot;button&quot; class=&quot;btn btn-secondary btn-number btn-sm btn-push position-absolute top-0 end-0&quot; data-type=&quot;plus&quot; data-deck=&quot;side&quot; data-id=&quot;3-75&quot;&gt;+&lt;/button&gt;&lt;button type=&quot;button&quot; class=&quot;btn btn-secondary btn-number btn-sm btn-raise position-absolute bottom-0 end-0&quot; data-type=&quot;raise&quot; data-id=&quot;3-75&quot;&gt;^&lt;/button&gt;&lt;/div&gt;" calcext:value-type="string">
            <text:p>&lt;div class="container-card position-relative m-1" id="side-3-75"&gt;&lt;img class="d-block" width="80" height="112" src="https://one-draw.jp/ijinden/cardlist/003/card/03_075.png" /&gt;&lt;div class="container-num-copies position-absolute bottom-0 start-0 px-1" id="side-3-75-num-copies"&gt;0&lt;/div&gt;&lt;button type="button" class="btn btn-secondary btn-number btn-sm btn-pop position-absolute top-0 start-0" data-type="minus" data-deck="side" data-id="3-75"&gt;-&lt;/button&gt;&lt;button type="button" class="btn btn-secondary btn-number btn-sm btn-push position-absolute top-0 end-0" data-type="plus" data-deck="side" data-id="3-75"&gt;+&lt;/button&gt;&lt;button type="button" class="btn btn-secondary btn-number btn-sm btn-raise position-absolute bottom-0 end-0" data-type="raise" data-id="3-75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;[.B304];[$HTML.$K$3];[.B304];[$HTML.$L$3];[.B304];[$HTML.$M$3];[.B304];[$HTML.$N$3];[.B304];[$HTML.$O$3];[.B304];[$HTML.$P$3])" office:value-type="string" office:string-value="&lt;tr id=&quot;table-3-75&quot; data-expansion=&quot;35&quot; data-type=&quot;4&quot; data-color=&quot;50&quot; data-term=&quot;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id="table-3-75" data-expansion="35" data-type="4" data-color="50" data-term="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 position-relative m-1&quot; id=&quot;main-3-76&quot;&gt;&lt;img class=&quot;d-block&quot; width=&quot;80&quot; height=&quot;112&quot; src=&quot;https://one-draw.jp/ijinden/cardlist/003/card/03_076.png&quot; /&gt;&lt;div class=&quot;container-num-copies position-absolute bottom-0 start-0 px-1&quot; id=&quot;main-3-76-num-copies&quot;&gt;0&lt;/div&gt;&lt;button type=&quot;button&quot; class=&quot;btn btn-secondary btn-number btn-sm btn-pop position-absolute top-0 start-0&quot; data-type=&quot;minus&quot; data-deck=&quot;main&quot; data-id=&quot;3-76&quot;&gt;-&lt;/button&gt;&lt;button type=&quot;button&quot; class=&quot;btn btn-secondary btn-number btn-sm btn-push position-absolute top-0 end-0&quot; data-type=&quot;plus&quot; data-deck=&quot;main&quot; data-id=&quot;3-76&quot;&gt;+&lt;/button&gt;&lt;button type=&quot;button&quot; class=&quot;btn btn-secondary btn-number btn-sm btn-drop position-absolute bottom-0 end-0&quot; data-type=&quot;drop&quot; data-id=&quot;3-76&quot;&gt;v&lt;/button&gt;&lt;/div&gt;" calcext:value-type="string">
            <text:p>&lt;div class="container-card position-relative m-1" id="main-3-76"&gt;&lt;img class="d-block" width="80" height="112" src="https://one-draw.jp/ijinden/cardlist/003/card/03_076.png" /&gt;&lt;div class="container-num-copies position-absolute bottom-0 start-0 px-1" id="main-3-76-num-copies"&gt;0&lt;/div&gt;&lt;button type="button" class="btn btn-secondary btn-number btn-sm btn-pop position-absolute top-0 start-0" data-type="minus" data-deck="main" data-id="3-76"&gt;-&lt;/button&gt;&lt;button type="button" class="btn btn-secondary btn-number btn-sm btn-push position-absolute top-0 end-0" data-type="plus" data-deck="main" data-id="3-76"&gt;+&lt;/button&gt;&lt;button type="button" class="btn btn-secondary btn-number btn-sm btn-drop position-absolute bottom-0 end-0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 position-relative m-1&quot; id=&quot;side-3-76&quot;&gt;&lt;img class=&quot;d-block&quot; width=&quot;80&quot; height=&quot;112&quot; src=&quot;https://one-draw.jp/ijinden/cardlist/003/card/03_076.png&quot; /&gt;&lt;div class=&quot;container-num-copies position-absolute bottom-0 start-0 px-1&quot; id=&quot;side-3-76-num-copies&quot;&gt;0&lt;/div&gt;&lt;button type=&quot;button&quot; class=&quot;btn btn-secondary btn-number btn-sm btn-pop position-absolute top-0 start-0&quot; data-type=&quot;minus&quot; data-deck=&quot;side&quot; data-id=&quot;3-76&quot;&gt;-&lt;/button&gt;&lt;button type=&quot;button&quot; class=&quot;btn btn-secondary btn-number btn-sm btn-push position-absolute top-0 end-0&quot; data-type=&quot;plus&quot; data-deck=&quot;side&quot; data-id=&quot;3-76&quot;&gt;+&lt;/button&gt;&lt;button type=&quot;button&quot; class=&quot;btn btn-secondary btn-number btn-sm btn-raise position-absolute bottom-0 end-0&quot; data-type=&quot;raise&quot; data-id=&quot;3-76&quot;&gt;^&lt;/button&gt;&lt;/div&gt;" calcext:value-type="string">
            <text:p>&lt;div class="container-card position-relative m-1" id="side-3-76"&gt;&lt;img class="d-block" width="80" height="112" src="https://one-draw.jp/ijinden/cardlist/003/card/03_076.png" /&gt;&lt;div class="container-num-copies position-absolute bottom-0 start-0 px-1" id="side-3-76-num-copies"&gt;0&lt;/div&gt;&lt;button type="button" class="btn btn-secondary btn-number btn-sm btn-pop position-absolute top-0 start-0" data-type="minus" data-deck="side" data-id="3-76"&gt;-&lt;/button&gt;&lt;button type="button" class="btn btn-secondary btn-number btn-sm btn-push position-absolute top-0 end-0" data-type="plus" data-deck="side" data-id="3-76"&gt;+&lt;/button&gt;&lt;button type="button" class="btn btn-secondary btn-number btn-sm btn-raise position-absolute bottom-0 end-0" data-type="raise" data-id="3-76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;[.B305];[$HTML.$K$3];[.B305];[$HTML.$L$3];[.B305];[$HTML.$M$3];[.B305];[$HTML.$N$3];[.B305];[$HTML.$O$3];[.B305];[$HTML.$P$3])" office:value-type="string" office:string-value="&lt;tr id=&quot;table-3-76&quot; data-expansion=&quot;35&quot; data-type=&quot;4&quot; data-color=&quot;50&quot; data-term=&quot;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id="table-3-76" data-expansion="35" data-type="4" data-color="50" data-term="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 position-relative m-1&quot; id=&quot;main-3-77&quot;&gt;&lt;img class=&quot;d-block&quot; width=&quot;80&quot; height=&quot;112&quot; src=&quot;https://one-draw.jp/ijinden/cardlist/003/card/03_077.png&quot; /&gt;&lt;div class=&quot;container-num-copies position-absolute bottom-0 start-0 px-1&quot; id=&quot;main-3-77-num-copies&quot;&gt;0&lt;/div&gt;&lt;button type=&quot;button&quot; class=&quot;btn btn-secondary btn-number btn-sm btn-pop position-absolute top-0 start-0&quot; data-type=&quot;minus&quot; data-deck=&quot;main&quot; data-id=&quot;3-77&quot;&gt;-&lt;/button&gt;&lt;button type=&quot;button&quot; class=&quot;btn btn-secondary btn-number btn-sm btn-push position-absolute top-0 end-0&quot; data-type=&quot;plus&quot; data-deck=&quot;main&quot; data-id=&quot;3-77&quot;&gt;+&lt;/button&gt;&lt;button type=&quot;button&quot; class=&quot;btn btn-secondary btn-number btn-sm btn-drop position-absolute bottom-0 end-0&quot; data-type=&quot;drop&quot; data-id=&quot;3-77&quot;&gt;v&lt;/button&gt;&lt;/div&gt;" calcext:value-type="string">
            <text:p>&lt;div class="container-card position-relative m-1" id="main-3-77"&gt;&lt;img class="d-block" width="80" height="112" src="https://one-draw.jp/ijinden/cardlist/003/card/03_077.png" /&gt;&lt;div class="container-num-copies position-absolute bottom-0 start-0 px-1" id="main-3-77-num-copies"&gt;0&lt;/div&gt;&lt;button type="button" class="btn btn-secondary btn-number btn-sm btn-pop position-absolute top-0 start-0" data-type="minus" data-deck="main" data-id="3-77"&gt;-&lt;/button&gt;&lt;button type="button" class="btn btn-secondary btn-number btn-sm btn-push position-absolute top-0 end-0" data-type="plus" data-deck="main" data-id="3-77"&gt;+&lt;/button&gt;&lt;button type="button" class="btn btn-secondary btn-number btn-sm btn-drop position-absolute bottom-0 end-0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 position-relative m-1&quot; id=&quot;side-3-77&quot;&gt;&lt;img class=&quot;d-block&quot; width=&quot;80&quot; height=&quot;112&quot; src=&quot;https://one-draw.jp/ijinden/cardlist/003/card/03_077.png&quot; /&gt;&lt;div class=&quot;container-num-copies position-absolute bottom-0 start-0 px-1&quot; id=&quot;side-3-77-num-copies&quot;&gt;0&lt;/div&gt;&lt;button type=&quot;button&quot; class=&quot;btn btn-secondary btn-number btn-sm btn-pop position-absolute top-0 start-0&quot; data-type=&quot;minus&quot; data-deck=&quot;side&quot; data-id=&quot;3-77&quot;&gt;-&lt;/button&gt;&lt;button type=&quot;button&quot; class=&quot;btn btn-secondary btn-number btn-sm btn-push position-absolute top-0 end-0&quot; data-type=&quot;plus&quot; data-deck=&quot;side&quot; data-id=&quot;3-77&quot;&gt;+&lt;/button&gt;&lt;button type=&quot;button&quot; class=&quot;btn btn-secondary btn-number btn-sm btn-raise position-absolute bottom-0 end-0&quot; data-type=&quot;raise&quot; data-id=&quot;3-77&quot;&gt;^&lt;/button&gt;&lt;/div&gt;" calcext:value-type="string">
            <text:p>&lt;div class="container-card position-relative m-1" id="side-3-77"&gt;&lt;img class="d-block" width="80" height="112" src="https://one-draw.jp/ijinden/cardlist/003/card/03_077.png" /&gt;&lt;div class="container-num-copies position-absolute bottom-0 start-0 px-1" id="side-3-77-num-copies"&gt;0&lt;/div&gt;&lt;button type="button" class="btn btn-secondary btn-number btn-sm btn-pop position-absolute top-0 start-0" data-type="minus" data-deck="side" data-id="3-77"&gt;-&lt;/button&gt;&lt;button type="button" class="btn btn-secondary btn-number btn-sm btn-push position-absolute top-0 end-0" data-type="plus" data-deck="side" data-id="3-77"&gt;+&lt;/button&gt;&lt;button type="button" class="btn btn-secondary btn-number btn-sm btn-raise position-absolute bottom-0 end-0" data-type="raise" data-id="3-77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;[.B306];[$HTML.$K$3];[.B306];[$HTML.$L$3];[.B306];[$HTML.$M$3];[.B306];[$HTML.$N$3];[.B306];[$HTML.$O$3];[.B306];[$HTML.$P$3])" office:value-type="string" office:string-value="&lt;tr id=&quot;table-3-77&quot; data-expansion=&quot;35&quot; data-type=&quot;4&quot; data-color=&quot;90&quot; data-term=&quot;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id="table-3-77" data-expansion="35" data-type="4" data-color="90" data-term="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 position-relative m-1&quot; id=&quot;main-3-78&quot;&gt;&lt;img class=&quot;d-block&quot; width=&quot;80&quot; height=&quot;112&quot; src=&quot;https://one-draw.jp/ijinden/cardlist/003/card/03_078.png&quot; /&gt;&lt;div class=&quot;container-num-copies position-absolute bottom-0 start-0 px-1&quot; id=&quot;main-3-78-num-copies&quot;&gt;0&lt;/div&gt;&lt;button type=&quot;button&quot; class=&quot;btn btn-secondary btn-number btn-sm btn-pop position-absolute top-0 start-0&quot; data-type=&quot;minus&quot; data-deck=&quot;main&quot; data-id=&quot;3-78&quot;&gt;-&lt;/button&gt;&lt;button type=&quot;button&quot; class=&quot;btn btn-secondary btn-number btn-sm btn-push position-absolute top-0 end-0&quot; data-type=&quot;plus&quot; data-deck=&quot;main&quot; data-id=&quot;3-78&quot;&gt;+&lt;/button&gt;&lt;button type=&quot;button&quot; class=&quot;btn btn-secondary btn-number btn-sm btn-drop position-absolute bottom-0 end-0&quot; data-type=&quot;drop&quot; data-id=&quot;3-78&quot;&gt;v&lt;/button&gt;&lt;/div&gt;" calcext:value-type="string">
            <text:p>&lt;div class="container-card position-relative m-1" id="main-3-78"&gt;&lt;img class="d-block" width="80" height="112" src="https://one-draw.jp/ijinden/cardlist/003/card/03_078.png" /&gt;&lt;div class="container-num-copies position-absolute bottom-0 start-0 px-1" id="main-3-78-num-copies"&gt;0&lt;/div&gt;&lt;button type="button" class="btn btn-secondary btn-number btn-sm btn-pop position-absolute top-0 start-0" data-type="minus" data-deck="main" data-id="3-78"&gt;-&lt;/button&gt;&lt;button type="button" class="btn btn-secondary btn-number btn-sm btn-push position-absolute top-0 end-0" data-type="plus" data-deck="main" data-id="3-78"&gt;+&lt;/button&gt;&lt;button type="button" class="btn btn-secondary btn-number btn-sm btn-drop position-absolute bottom-0 end-0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 position-relative m-1&quot; id=&quot;side-3-78&quot;&gt;&lt;img class=&quot;d-block&quot; width=&quot;80&quot; height=&quot;112&quot; src=&quot;https://one-draw.jp/ijinden/cardlist/003/card/03_078.png&quot; /&gt;&lt;div class=&quot;container-num-copies position-absolute bottom-0 start-0 px-1&quot; id=&quot;side-3-78-num-copies&quot;&gt;0&lt;/div&gt;&lt;button type=&quot;button&quot; class=&quot;btn btn-secondary btn-number btn-sm btn-pop position-absolute top-0 start-0&quot; data-type=&quot;minus&quot; data-deck=&quot;side&quot; data-id=&quot;3-78&quot;&gt;-&lt;/button&gt;&lt;button type=&quot;button&quot; class=&quot;btn btn-secondary btn-number btn-sm btn-push position-absolute top-0 end-0&quot; data-type=&quot;plus&quot; data-deck=&quot;side&quot; data-id=&quot;3-78&quot;&gt;+&lt;/button&gt;&lt;button type=&quot;button&quot; class=&quot;btn btn-secondary btn-number btn-sm btn-raise position-absolute bottom-0 end-0&quot; data-type=&quot;raise&quot; data-id=&quot;3-78&quot;&gt;^&lt;/button&gt;&lt;/div&gt;" calcext:value-type="string">
            <text:p>&lt;div class="container-card position-relative m-1" id="side-3-78"&gt;&lt;img class="d-block" width="80" height="112" src="https://one-draw.jp/ijinden/cardlist/003/card/03_078.png" /&gt;&lt;div class="container-num-copies position-absolute bottom-0 start-0 px-1" id="side-3-78-num-copies"&gt;0&lt;/div&gt;&lt;button type="button" class="btn btn-secondary btn-number btn-sm btn-pop position-absolute top-0 start-0" data-type="minus" data-deck="side" data-id="3-78"&gt;-&lt;/button&gt;&lt;button type="button" class="btn btn-secondary btn-number btn-sm btn-push position-absolute top-0 end-0" data-type="plus" data-deck="side" data-id="3-78"&gt;+&lt;/button&gt;&lt;button type="button" class="btn btn-secondary btn-number btn-sm btn-raise position-absolute bottom-0 end-0" data-type="raise" data-id="3-78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;[.B307];[$HTML.$K$3];[.B307];[$HTML.$L$3];[.B307];[$HTML.$M$3];[.B307];[$HTML.$N$3];[.B307];[$HTML.$O$3];[.B307];[$HTML.$P$3])" office:value-type="string" office:string-value="&lt;tr id=&quot;table-3-78&quot; data-expansion=&quot;35&quot; data-type=&quot;4&quot; data-color=&quot;90&quot; data-term=&quot;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id="table-3-78" data-expansion="35" data-type="4" data-color="90" data-term="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 position-relative m-1&quot; id=&quot;main-3-79&quot;&gt;&lt;img class=&quot;d-block&quot; width=&quot;80&quot; height=&quot;112&quot; src=&quot;https://one-draw.jp/ijinden/cardlist/003/card/03_079.png&quot; /&gt;&lt;div class=&quot;container-num-copies position-absolute bottom-0 start-0 px-1&quot; id=&quot;main-3-79-num-copies&quot;&gt;0&lt;/div&gt;&lt;button type=&quot;button&quot; class=&quot;btn btn-secondary btn-number btn-sm btn-pop position-absolute top-0 start-0&quot; data-type=&quot;minus&quot; data-deck=&quot;main&quot; data-id=&quot;3-79&quot;&gt;-&lt;/button&gt;&lt;button type=&quot;button&quot; class=&quot;btn btn-secondary btn-number btn-sm btn-push position-absolute top-0 end-0&quot; data-type=&quot;plus&quot; data-deck=&quot;main&quot; data-id=&quot;3-79&quot;&gt;+&lt;/button&gt;&lt;button type=&quot;button&quot; class=&quot;btn btn-secondary btn-number btn-sm btn-drop position-absolute bottom-0 end-0&quot; data-type=&quot;drop&quot; data-id=&quot;3-79&quot;&gt;v&lt;/button&gt;&lt;/div&gt;" calcext:value-type="string">
            <text:p>&lt;div class="container-card position-relative m-1" id="main-3-79"&gt;&lt;img class="d-block" width="80" height="112" src="https://one-draw.jp/ijinden/cardlist/003/card/03_079.png" /&gt;&lt;div class="container-num-copies position-absolute bottom-0 start-0 px-1" id="main-3-79-num-copies"&gt;0&lt;/div&gt;&lt;button type="button" class="btn btn-secondary btn-number btn-sm btn-pop position-absolute top-0 start-0" data-type="minus" data-deck="main" data-id="3-79"&gt;-&lt;/button&gt;&lt;button type="button" class="btn btn-secondary btn-number btn-sm btn-push position-absolute top-0 end-0" data-type="plus" data-deck="main" data-id="3-79"&gt;+&lt;/button&gt;&lt;button type="button" class="btn btn-secondary btn-number btn-sm btn-drop position-absolute bottom-0 end-0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 position-relative m-1&quot; id=&quot;side-3-79&quot;&gt;&lt;img class=&quot;d-block&quot; width=&quot;80&quot; height=&quot;112&quot; src=&quot;https://one-draw.jp/ijinden/cardlist/003/card/03_079.png&quot; /&gt;&lt;div class=&quot;container-num-copies position-absolute bottom-0 start-0 px-1&quot; id=&quot;side-3-79-num-copies&quot;&gt;0&lt;/div&gt;&lt;button type=&quot;button&quot; class=&quot;btn btn-secondary btn-number btn-sm btn-pop position-absolute top-0 start-0&quot; data-type=&quot;minus&quot; data-deck=&quot;side&quot; data-id=&quot;3-79&quot;&gt;-&lt;/button&gt;&lt;button type=&quot;button&quot; class=&quot;btn btn-secondary btn-number btn-sm btn-push position-absolute top-0 end-0&quot; data-type=&quot;plus&quot; data-deck=&quot;side&quot; data-id=&quot;3-79&quot;&gt;+&lt;/button&gt;&lt;button type=&quot;button&quot; class=&quot;btn btn-secondary btn-number btn-sm btn-raise position-absolute bottom-0 end-0&quot; data-type=&quot;raise&quot; data-id=&quot;3-79&quot;&gt;^&lt;/button&gt;&lt;/div&gt;" calcext:value-type="string">
            <text:p>&lt;div class="container-card position-relative m-1" id="side-3-79"&gt;&lt;img class="d-block" width="80" height="112" src="https://one-draw.jp/ijinden/cardlist/003/card/03_079.png" /&gt;&lt;div class="container-num-copies position-absolute bottom-0 start-0 px-1" id="side-3-79-num-copies"&gt;0&lt;/div&gt;&lt;button type="button" class="btn btn-secondary btn-number btn-sm btn-pop position-absolute top-0 start-0" data-type="minus" data-deck="side" data-id="3-79"&gt;-&lt;/button&gt;&lt;button type="button" class="btn btn-secondary btn-number btn-sm btn-push position-absolute top-0 end-0" data-type="plus" data-deck="side" data-id="3-79"&gt;+&lt;/button&gt;&lt;button type="button" class="btn btn-secondary btn-number btn-sm btn-raise position-absolute bottom-0 end-0" data-type="raise" data-id="3-79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;[.B308];[$HTML.$K$3];[.B308];[$HTML.$L$3];[.B308];[$HTML.$M$3];[.B308];[$HTML.$N$3];[.B308];[$HTML.$O$3];[.B308];[$HTML.$P$3])" office:value-type="string" office:string-value="&lt;tr id=&quot;table-3-79&quot; data-expansion=&quot;35&quot; data-type=&quot;4&quot; data-color=&quot;90&quot; data-term=&quot;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id="table-3-79" data-expansion="35" data-type="4" data-color="90" data-term="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 position-relative m-1&quot; id=&quot;main-3-80&quot;&gt;&lt;img class=&quot;d-block&quot; width=&quot;80&quot; height=&quot;112&quot; src=&quot;https://one-draw.jp/ijinden/cardlist/003/card/03_080.png&quot; /&gt;&lt;div class=&quot;container-num-copies position-absolute bottom-0 start-0 px-1&quot; id=&quot;main-3-80-num-copies&quot;&gt;0&lt;/div&gt;&lt;button type=&quot;button&quot; class=&quot;btn btn-secondary btn-number btn-sm btn-pop position-absolute top-0 start-0&quot; data-type=&quot;minus&quot; data-deck=&quot;main&quot; data-id=&quot;3-80&quot;&gt;-&lt;/button&gt;&lt;button type=&quot;button&quot; class=&quot;btn btn-secondary btn-number btn-sm btn-push position-absolute top-0 end-0&quot; data-type=&quot;plus&quot; data-deck=&quot;main&quot; data-id=&quot;3-80&quot;&gt;+&lt;/button&gt;&lt;button type=&quot;button&quot; class=&quot;btn btn-secondary btn-number btn-sm btn-drop position-absolute bottom-0 end-0&quot; data-type=&quot;drop&quot; data-id=&quot;3-80&quot;&gt;v&lt;/button&gt;&lt;/div&gt;" calcext:value-type="string">
            <text:p>&lt;div class="container-card position-relative m-1" id="main-3-80"&gt;&lt;img class="d-block" width="80" height="112" src="https://one-draw.jp/ijinden/cardlist/003/card/03_080.png" /&gt;&lt;div class="container-num-copies position-absolute bottom-0 start-0 px-1" id="main-3-80-num-copies"&gt;0&lt;/div&gt;&lt;button type="button" class="btn btn-secondary btn-number btn-sm btn-pop position-absolute top-0 start-0" data-type="minus" data-deck="main" data-id="3-80"&gt;-&lt;/button&gt;&lt;button type="button" class="btn btn-secondary btn-number btn-sm btn-push position-absolute top-0 end-0" data-type="plus" data-deck="main" data-id="3-80"&gt;+&lt;/button&gt;&lt;button type="button" class="btn btn-secondary btn-number btn-sm btn-drop position-absolute bottom-0 end-0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 position-relative m-1&quot; id=&quot;side-3-80&quot;&gt;&lt;img class=&quot;d-block&quot; width=&quot;80&quot; height=&quot;112&quot; src=&quot;https://one-draw.jp/ijinden/cardlist/003/card/03_080.png&quot; /&gt;&lt;div class=&quot;container-num-copies position-absolute bottom-0 start-0 px-1&quot; id=&quot;side-3-80-num-copies&quot;&gt;0&lt;/div&gt;&lt;button type=&quot;button&quot; class=&quot;btn btn-secondary btn-number btn-sm btn-pop position-absolute top-0 start-0&quot; data-type=&quot;minus&quot; data-deck=&quot;side&quot; data-id=&quot;3-80&quot;&gt;-&lt;/button&gt;&lt;button type=&quot;button&quot; class=&quot;btn btn-secondary btn-number btn-sm btn-push position-absolute top-0 end-0&quot; data-type=&quot;plus&quot; data-deck=&quot;side&quot; data-id=&quot;3-80&quot;&gt;+&lt;/button&gt;&lt;button type=&quot;button&quot; class=&quot;btn btn-secondary btn-number btn-sm btn-raise position-absolute bottom-0 end-0&quot; data-type=&quot;raise&quot; data-id=&quot;3-80&quot;&gt;^&lt;/button&gt;&lt;/div&gt;" calcext:value-type="string">
            <text:p>&lt;div class="container-card position-relative m-1" id="side-3-80"&gt;&lt;img class="d-block" width="80" height="112" src="https://one-draw.jp/ijinden/cardlist/003/card/03_080.png" /&gt;&lt;div class="container-num-copies position-absolute bottom-0 start-0 px-1" id="side-3-80-num-copies"&gt;0&lt;/div&gt;&lt;button type="button" class="btn btn-secondary btn-number btn-sm btn-pop position-absolute top-0 start-0" data-type="minus" data-deck="side" data-id="3-80"&gt;-&lt;/button&gt;&lt;button type="button" class="btn btn-secondary btn-number btn-sm btn-push position-absolute top-0 end-0" data-type="plus" data-deck="side" data-id="3-80"&gt;+&lt;/button&gt;&lt;button type="button" class="btn btn-secondary btn-number btn-sm btn-raise position-absolute bottom-0 end-0" data-type="raise" data-id="3-80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;[.B309];[$HTML.$K$3];[.B309];[$HTML.$L$3];[.B309];[$HTML.$M$3];[.B309];[$HTML.$N$3];[.B309];[$HTML.$O$3];[.B309];[$HTML.$P$3])" office:value-type="string" office:string-value="&lt;tr id=&quot;table-3-80&quot; data-expansion=&quot;35&quot; data-type=&quot;4&quot; data-color=&quot;90&quot; data-term=&quot;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id="table-3-80" data-expansion="35" data-type="4" data-color="90" data-term="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能力語番号" table:style-name="ta1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17"/>
        <table:table-row table:style-name="ro2">
          <table:table-cell office:value-type="string" calcext:value-type="string">
            <text:p>&lt;div class="container-card position-relative m-1" id="main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main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 position-absolute bottom-0 end-0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 position-relative m-1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side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 position-absolute bottom-0 end-0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id="table-</text:p>
          </table:table-cell>
          <table:table-cell office:value-type="string" calcext:value-type="string">
            <text:p>"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number-columns-repeated="16368"/>
        </table:table-row>
      </table:table>
      <table:table table:name="更新履歴" table:style-name="ta1">
        <office:forms form:automatic-focus="false" form:apply-design-mode="false"/>
        <table:table-column table:style-name="co10" table:default-cell-style-name="ce21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00/00/00</text:date>, <text:time style:data-style-name="N2" text:time-value="15:03:18.56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3T15:05:24.503000000</dc:date>
    <meta:editing-duration>PT5H37M28S</meta:editing-duration>
    <meta:editing-cycles>206</meta:editing-cycles>
    <meta:generator>LibreOffice/7.5.3.2$Windows_X86_64 LibreOffice_project/9f56dff12ba03b9acd7730a5a481eea045e468f3</meta:generator>
    <meta:document-statistic meta:table-count="7" meta:cell-count="5650" meta:object-count="0"/>
  </office:meta>
</office:document-meta>
</file>